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1.2575in"/>
    </style:style>
    <style:style style:name="co19" style:family="table-column">
      <style:table-column-properties fo:break-before="auto" style:column-width="1.1827in"/>
    </style:style>
    <style:style style:name="co20" style:family="table-column">
      <style:table-column-properties fo:break-before="auto" style:column-width="0.6929in"/>
    </style:style>
    <style:style style:name="co21" style:family="table-column">
      <style:table-column-properties fo:break-before="auto" style:column-width="0.6646in"/>
    </style:style>
    <style:style style:name="co22" style:family="table-column">
      <style:table-column-properties fo:break-before="auto" style:column-width="0.7783in"/>
    </style:style>
    <style:style style:name="co23" style:family="table-column">
      <style:table-column-properties fo:break-before="auto" style:column-width="1.2791in"/>
    </style:style>
    <style:style style:name="co24" style:family="table-column">
      <style:table-column-properties fo:break-before="auto" style:column-width="0.5217in"/>
    </style:style>
    <style:style style:name="co25" style:family="table-column">
      <style:table-column-properties fo:break-before="auto" style:column-width="0.4354in"/>
    </style:style>
    <style:style style:name="co26" style:family="table-column">
      <style:table-column-properties fo:break-before="auto" style:column-width="1.05in"/>
    </style:style>
    <style:style style:name="co27" style:family="table-column">
      <style:table-column-properties fo:break-before="auto" style:column-width="0.4925in"/>
    </style:style>
    <style:style style:name="co28" style:family="table-column">
      <style:table-column-properties fo:break-before="auto" style:column-width="0.65in"/>
    </style:style>
    <style:style style:name="co29" style:family="table-column">
      <style:table-column-properties fo:break-before="auto" style:column-width="0.5071in"/>
    </style:style>
    <style:style style:name="co30" style:family="table-column">
      <style:table-column-properties fo:break-before="auto" style:column-width="0.2783in"/>
    </style:style>
    <style:style style:name="co31" style:family="table-column">
      <style:table-column-properties fo:break-before="auto" style:column-width="0.1925in"/>
    </style:style>
    <style:style style:name="co32" style:family="table-column">
      <style:table-column-properties fo:break-before="auto" style:column-width="0.7827in"/>
    </style:style>
    <style:style style:name="co33" style:family="table-column">
      <style:table-column-properties fo:break-before="auto" style:column-width="0.7398in"/>
    </style:style>
    <style:style style:name="co34" style:family="table-column">
      <style:table-column-properties fo:break-before="auto" style:column-width="0.5181in"/>
    </style:style>
    <style:style style:name="co35" style:family="table-column">
      <style:table-column-properties fo:break-before="auto" style:column-width="0.4535in"/>
    </style:style>
    <style:style style:name="co36" style:family="table-column">
      <style:table-column-properties fo:break-before="auto" style:column-width="0.6965in"/>
    </style:style>
    <style:style style:name="co37" style:family="table-column">
      <style:table-column-properties fo:break-before="auto" style:column-width="0.2799in"/>
    </style:style>
    <style:style style:name="co38" style:family="table-column">
      <style:table-column-properties fo:break-before="auto" style:column-width="0.2425in"/>
    </style:style>
    <style:style style:name="co39" style:family="table-column">
      <style:table-column-properties fo:break-before="auto" style:column-width="0.4693in"/>
    </style:style>
    <style:style style:name="co40" style:family="table-column">
      <style:table-column-properties fo:break-before="auto" style:column-width="0.4311in"/>
    </style:style>
    <style:style style:name="co41" style:family="table-column">
      <style:table-column-properties fo:break-before="auto" style:column-width="0.6709in"/>
    </style:style>
    <style:style style:name="co42" style:family="table-column">
      <style:table-column-properties fo:break-before="auto" style:column-width="0.5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ffffcc"/>
    </style:style>
    <style:style style:name="ta3" style:family="table" style:master-page-name="Default">
      <style:table-properties table:display="true" style:writing-mode="lr-tb" tableooo:tab-color="#ccffcc"/>
    </style:style>
    <style:style style:name="ta4" style:family="table" style:master-page-name="Default">
      <style:table-properties table:display="true" style:writing-mode="lr-tb" tableooo:tab-color="#dddddd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ooo:tab-color="#808080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0" style:family="table-cell" style:parent-style-name="Default" style:data-style-name="N99"/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 style:data-style-name="N4"/>
    <style:style style:name="ce63" style:family="table-cell" style:parent-style-name="Default" style:data-style-name="N100"/>
    <style:style style:name="ce5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2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order-left="none" fo:border-right="none" fo:border-top="0.06pt solid #000000"/>
    </style:style>
    <style:style style:name="ce13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13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style:vertical-align="middle"/>
    </style:style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4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4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4" table:default-cell-style-name="Default"/>
        <table:table-row table:style-name="ro1">
          <table:table-cell table:style-name="ce83" office:value-type="string" calcext:value-type="string">
            <text:p>Instance</text:p>
          </table:table-cell>
          <table:table-cell table:style-name="ce87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89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.8848" calcext:value-type="float">
            <text:p>30.8848</text:p>
          </table:table-cell>
          <table:table-cell office:value-type="float" office:value="32.4998" calcext:value-type="float">
            <text:p>32.4998</text:p>
          </table:table-cell>
          <table:table-cell office:value-type="float" office:value="19.8214" calcext:value-type="float">
            <text:p>19.8214</text:p>
          </table:table-cell>
          <table:table-cell office:value-type="float" office:value="3" calcext:value-type="float">
            <text:p>3</text:p>
          </table:table-cell>
          <table:table-cell office:value-type="float" office:value="2.42" calcext:value-type="float">
            <text:p>2.42</text:p>
          </table:table-cell>
          <table:table-cell office:value-type="float" office:value="43.5632" calcext:value-type="float">
            <text:p>43.5632</text:p>
          </table:table-cell>
          <table:table-cell table:style-name="ce85" office:value-type="string" calcext:value-type="string">
            <text:p>Optimal</text:p>
          </table:table-cell>
          <table:table-cell table:number-columns-repeated="2" table:style-name="ce85" office:value-type="float" office:value="43.5632" calcext:value-type="float">
            <text:p>43.5632</text:p>
          </table:table-cell>
          <table:table-cell table:style-name="ce85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.2235" calcext:value-type="float">
            <text:p>18.2235</text:p>
          </table:table-cell>
          <table:table-cell office:value-type="float" office:value="39.914" calcext:value-type="float">
            <text:p>39.914</text:p>
          </table:table-cell>
          <table:table-cell office:value-type="float" office:value="26.5421" calcext:value-type="float">
            <text:p>26.5421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31.5955" calcext:value-type="float">
            <text:p>31.5955</text:p>
          </table:table-cell>
          <table:table-cell table:style-name="ce85" office:value-type="string" calcext:value-type="string">
            <text:p>Optimal</text:p>
          </table:table-cell>
          <table:table-cell table:number-columns-repeated="2" table:style-name="ce85" office:value-type="float" office:value="31.5955" calcext:value-type="float">
            <text:p>31.5955</text:p>
          </table:table-cell>
          <table:table-cell table:style-name="ce85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.8395" calcext:value-type="float">
            <text:p>18.8395</text:p>
          </table:table-cell>
          <table:table-cell office:value-type="float" office:value="18.0337" calcext:value-type="float">
            <text:p>18.0337</text:p>
          </table:table-cell>
          <table:table-cell office:value-type="float" office:value="16.0866" calcext:value-type="float">
            <text:p>16.0866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20.7865" calcext:value-type="float">
            <text:p>20.7865</text:p>
          </table:table-cell>
          <table:table-cell table:style-name="ce85" office:value-type="string" calcext:value-type="string">
            <text:p>Optimal</text:p>
          </table:table-cell>
          <table:table-cell table:number-columns-repeated="2" table:style-name="ce85" office:value-type="float" office:value="20.7865" calcext:value-type="float">
            <text:p>20.7865</text:p>
          </table:table-cell>
          <table:table-cell table:style-name="ce85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.2416" calcext:value-type="float">
            <text:p>30.2416</text:p>
          </table:table-cell>
          <table:table-cell office:value-type="float" office:value="45.7034" calcext:value-type="float">
            <text:p>45.7034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3" calcext:value-type="float">
            <text:p>3</text:p>
          </table:table-cell>
          <table:table-cell office:value-type="float" office:value="6.62" calcext:value-type="float">
            <text:p>6.62</text:p>
          </table:table-cell>
          <table:table-cell office:value-type="float" office:value="35.8491" calcext:value-type="float">
            <text:p>35.8491</text:p>
          </table:table-cell>
          <table:table-cell table:style-name="ce85" office:value-type="string" calcext:value-type="string">
            <text:p>Optimal</text:p>
          </table:table-cell>
          <table:table-cell table:number-columns-repeated="2" table:style-name="ce85" office:value-type="float" office:value="35.8491" calcext:value-type="float">
            <text:p>35.8491</text:p>
          </table:table-cell>
          <table:table-cell table:style-name="ce85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.7444" calcext:value-type="float">
            <text:p>21.7444</text:p>
          </table:table-cell>
          <table:table-cell office:value-type="float" office:value="27.1518" calcext:value-type="float">
            <text:p>27.1518</text:p>
          </table:table-cell>
          <table:table-cell office:value-type="float" office:value="15.4322" calcext:value-type="float">
            <text:p>15.4322</text:p>
          </table:table-cell>
          <table:table-cell office:value-type="float" office:value="3" calcext:value-type="float">
            <text:p>3</text:p>
          </table:table-cell>
          <table:table-cell office:value-type="float" office:value="0.29" calcext:value-type="float">
            <text:p>0.29</text:p>
          </table:table-cell>
          <table:table-cell office:value-type="float" office:value="33.464" calcext:value-type="float">
            <text:p>33.464</text:p>
          </table:table-cell>
          <table:table-cell table:style-name="ce85" office:value-type="string" calcext:value-type="string">
            <text:p>Optimal</text:p>
          </table:table-cell>
          <table:table-cell table:number-columns-repeated="2" table:style-name="ce85" office:value-type="float" office:value="33.464" calcext:value-type="float">
            <text:p>33.464</text:p>
          </table:table-cell>
          <table:table-cell table:style-name="ce85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2.4708" calcext:value-type="float">
            <text:p>42.4708</text:p>
          </table:table-cell>
          <table:table-cell office:value-type="float" office:value="3" calcext:value-type="float">
            <text:p>3</text:p>
          </table:table-cell>
          <table:table-cell office:value-type="float" office:value="7197.5" calcext:value-type="float">
            <text:p>7197.5</text:p>
          </table:table-cell>
          <table:table-cell office:value-type="float" office:value="56.0896" calcext:value-type="float">
            <text:p>56.0896</text:p>
          </table:table-cell>
          <table:table-cell table:style-name="ce85" office:value-type="string" calcext:value-type="string">
            <text:p>Feasible</text:p>
          </table:table-cell>
          <table:table-cell table:style-name="ce85" office:value-type="float" office:value="56.0896" calcext:value-type="float">
            <text:p>56.0896</text:p>
          </table:table-cell>
          <table:table-cell table:style-name="ce85" office:value-type="float" office:value="64.6587" calcext:value-type="float">
            <text:p>64.6587</text:p>
          </table:table-cell>
          <table:table-cell table:style-name="ce85" office:value-type="float" office:value="13.2528" calcext:value-type="float">
            <text:p>13.2528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54.3689" calcext:value-type="float">
            <text:p>54.3689</text:p>
          </table:table-cell>
          <table:table-cell office:value-type="float" office:value="45.7169" calcext:value-type="float">
            <text:p>45.7169</text:p>
          </table:table-cell>
          <table:table-cell office:value-type="float" office:value="3" calcext:value-type="float">
            <text:p>3</text:p>
          </table:table-cell>
          <table:table-cell office:value-type="float" office:value="7199.76" calcext:value-type="float">
            <text:p>7199.76</text:p>
          </table:table-cell>
          <table:table-cell office:value-type="float" office:value="65.8503" calcext:value-type="float">
            <text:p>65.8503</text:p>
          </table:table-cell>
          <table:table-cell table:style-name="ce85" office:value-type="string" calcext:value-type="string">
            <text:p>Feasible</text:p>
          </table:table-cell>
          <table:table-cell table:style-name="ce85" office:value-type="float" office:value="65.8503" calcext:value-type="float">
            <text:p>65.8503</text:p>
          </table:table-cell>
          <table:table-cell table:style-name="ce85" office:value-type="float" office:value="68.0716" calcext:value-type="float">
            <text:p>68.0716</text:p>
          </table:table-cell>
          <table:table-cell table:style-name="ce85" office:value-type="float" office:value="3.26318" calcext:value-type="float">
            <text:p>3.26318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43.0929" calcext:value-type="float">
            <text:p>43.0929</text:p>
          </table:table-cell>
          <table:table-cell office:value-type="float" office:value="36.5289" calcext:value-type="float">
            <text:p>36.5289</text:p>
          </table:table-cell>
          <table:table-cell office:value-type="float" office:value="4" calcext:value-type="float">
            <text:p>4</text:p>
          </table:table-cell>
          <table:table-cell office:value-type="float" office:value="7197.22" calcext:value-type="float">
            <text:p>7197.22</text:p>
          </table:table-cell>
          <table:table-cell office:value-type="float" office:value="56.7257" calcext:value-type="float">
            <text:p>56.7257</text:p>
          </table:table-cell>
          <table:table-cell table:style-name="ce85" office:value-type="string" calcext:value-type="string">
            <text:p>Feasible</text:p>
          </table:table-cell>
          <table:table-cell table:style-name="ce85" office:value-type="float" office:value="56.7257" calcext:value-type="float">
            <text:p>56.7257</text:p>
          </table:table-cell>
          <table:table-cell table:style-name="ce85" office:value-type="float" office:value="60.2598" calcext:value-type="float">
            <text:p>60.2598</text:p>
          </table:table-cell>
          <table:table-cell table:style-name="ce85" office:value-type="float" office:value="5.86477" calcext:value-type="float">
            <text:p>5.86477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67.0337" calcext:value-type="float">
            <text:p>67.0337</text:p>
          </table:table-cell>
          <table:table-cell office:value-type="float" office:value="49.7059" calcext:value-type="float">
            <text:p>49.7059</text:p>
          </table:table-cell>
          <table:table-cell office:value-type="float" office:value="3" calcext:value-type="float">
            <text:p>3</text:p>
          </table:table-cell>
          <table:table-cell office:value-type="float" office:value="7196.62" calcext:value-type="float">
            <text:p>7196.62</text:p>
          </table:table-cell>
          <table:table-cell office:value-type="float" office:value="68.234" calcext:value-type="float">
            <text:p>68.234</text:p>
          </table:table-cell>
          <table:table-cell table:style-name="ce85" office:value-type="string" calcext:value-type="string">
            <text:p>Feasible</text:p>
          </table:table-cell>
          <table:table-cell table:style-name="ce85" office:value-type="float" office:value="68.234" calcext:value-type="float">
            <text:p>68.234</text:p>
          </table:table-cell>
          <table:table-cell table:style-name="ce85" office:value-type="float" office:value="71.1143" calcext:value-type="float">
            <text:p>71.1143</text:p>
          </table:table-cell>
          <table:table-cell table:style-name="ce85" office:value-type="float" office:value="4.05024" calcext:value-type="float">
            <text:p>4.05024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36.106" calcext:value-type="float">
            <text:p>36.106</text:p>
          </table:table-cell>
          <table:table-cell office:value-type="float" office:value="36.1103" calcext:value-type="float">
            <text:p>36.1103</text:p>
          </table:table-cell>
          <table:table-cell office:value-type="float" office:value="3" calcext:value-type="float">
            <text:p>3</text:p>
          </table:table-cell>
          <table:table-cell office:value-type="float" office:value="7196.89" calcext:value-type="float">
            <text:p>7196.89</text:p>
          </table:table-cell>
          <table:table-cell office:value-type="float" office:value="63.6152" calcext:value-type="float">
            <text:p>63.6152</text:p>
          </table:table-cell>
          <table:table-cell table:style-name="ce85" office:value-type="string" calcext:value-type="string">
            <text:p>Feasible</text:p>
          </table:table-cell>
          <table:table-cell table:style-name="ce85" office:value-type="float" office:value="63.6152" calcext:value-type="float">
            <text:p>63.6152</text:p>
          </table:table-cell>
          <table:table-cell table:style-name="ce85" office:value-type="float" office:value="68.0484" calcext:value-type="float">
            <text:p>68.0484</text:p>
          </table:table-cell>
          <table:table-cell table:style-name="ce85" office:value-type="float" office:value="6.51477" calcext:value-type="float">
            <text:p>6.51477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58.7383" calcext:value-type="float">
            <text:p>58.7383</text:p>
          </table:table-cell>
          <table:table-cell table:style-name="ce88" office:value-type="float" office:value="37.7137" calcext:value-type="float">
            <text:p>37.7137</text:p>
          </table:table-cell>
          <table:table-cell table:style-name="ce88" office:value-type="float" office:value="34.2095" calcext:value-type="float">
            <text:p>34.2095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8.44" calcext:value-type="float">
            <text:p>7198.44</text:p>
          </table:table-cell>
          <table:table-cell table:style-name="ce88" office:value-type="float" office:value="62.2425" calcext:value-type="float">
            <text:p>62.242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2.2425" calcext:value-type="float">
            <text:p>62.2425</text:p>
          </table:table-cell>
          <table:table-cell table:style-name="ce88" office:value-type="float" office:value="66.3513" calcext:value-type="float">
            <text:p>66.3513</text:p>
          </table:table-cell>
          <table:table-cell table:style-name="ce88" office:value-type="float" office:value="6.19249" calcext:value-type="float">
            <text:p>6.19249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39.8947" calcext:value-type="float">
            <text:p>39.8947</text:p>
          </table:table-cell>
          <table:table-cell table:style-name="ce88" office:value-type="float" office:value="43.7826" calcext:value-type="float">
            <text:p>43.7826</text:p>
          </table:table-cell>
          <table:table-cell table:style-name="ce88" office:value-type="float" office:value="22.98" calcext:value-type="float">
            <text:p>22.9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6798.8" calcext:value-type="float">
            <text:p>6798.8</text:p>
          </table:table-cell>
          <table:table-cell table:style-name="ce88" office:value-type="float" office:value="60.6974" calcext:value-type="float">
            <text:p>60.6974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60.6974" calcext:value-type="float">
            <text:p>60.6974</text:p>
          </table:table-cell>
          <table:table-cell table:style-name="ce88" office:value-type="float" office:value="60.7035" calcext:value-type="float">
            <text:p>60.7035</text:p>
          </table:table-cell>
          <table:table-cell table:style-name="ce88" office:value-type="float" office:value="0.0100488" calcext:value-type="float">
            <text:p>0.0100488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38.5608" calcext:value-type="float">
            <text:p>38.5608</text:p>
          </table:table-cell>
          <table:table-cell table:style-name="ce88" office:value-type="float" office:value="53.321" calcext:value-type="float">
            <text:p>53.321</text:p>
          </table:table-cell>
          <table:table-cell table:style-name="ce88" office:value-type="float" office:value="35.6047" calcext:value-type="float">
            <text:p>35.604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96" calcext:value-type="float">
            <text:p>7194.96</text:p>
          </table:table-cell>
          <table:table-cell table:style-name="ce88" office:value-type="float" office:value="56.2771" calcext:value-type="float">
            <text:p>56.277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6.2771" calcext:value-type="float">
            <text:p>56.2771</text:p>
          </table:table-cell>
          <table:table-cell table:style-name="ce88" office:value-type="float" office:value="60.3515" calcext:value-type="float">
            <text:p>60.3515</text:p>
          </table:table-cell>
          <table:table-cell table:style-name="ce88" office:value-type="float" office:value="6.75112" calcext:value-type="float">
            <text:p>6.75112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36.5876" calcext:value-type="float">
            <text:p>36.5876</text:p>
          </table:table-cell>
          <table:table-cell table:style-name="ce88" office:value-type="float" office:value="47.5366" calcext:value-type="float">
            <text:p>47.5366</text:p>
          </table:table-cell>
          <table:table-cell table:style-name="ce88" office:value-type="float" office:value="36.6189" calcext:value-type="float">
            <text:p>36.6189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72" calcext:value-type="float">
            <text:p>7194.72</text:p>
          </table:table-cell>
          <table:table-cell table:style-name="ce88" office:value-type="float" office:value="47.5053" calcext:value-type="float">
            <text:p>47.505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47.5053" calcext:value-type="float">
            <text:p>47.5053</text:p>
          </table:table-cell>
          <table:table-cell table:style-name="ce88" office:value-type="float" office:value="55.8716" calcext:value-type="float">
            <text:p>55.8716</text:p>
          </table:table-cell>
          <table:table-cell table:style-name="ce88" office:value-type="float" office:value="14.9742" calcext:value-type="float">
            <text:p>14.9742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51.6933" calcext:value-type="float">
            <text:p>51.6933</text:p>
          </table:table-cell>
          <table:table-cell table:style-name="ce88" office:value-type="float" office:value="63.7145" calcext:value-type="float">
            <text:p>63.7145</text:p>
          </table:table-cell>
          <table:table-cell table:style-name="ce88" office:value-type="float" office:value="44.7122" calcext:value-type="float">
            <text:p>44.712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847.78" calcext:value-type="float">
            <text:p>847.78</text:p>
          </table:table-cell>
          <table:table-cell table:style-name="ce88" office:value-type="float" office:value="70.6956" calcext:value-type="float">
            <text:p>70.6956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70.6956" calcext:value-type="float">
            <text:p>70.6956</text:p>
          </table:table-cell>
          <table:table-cell table:style-name="ce88" office:value-type="float" office:value="70.7026" calcext:value-type="float">
            <text:p>70.7026</text:p>
          </table:table-cell>
          <table:table-cell table:style-name="ce88" office:value-type="float" office:value="0.00990063" calcext:value-type="float">
            <text:p>0.00990063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7.9479" calcext:value-type="float">
            <text:p>77.9479</text:p>
          </table:table-cell>
          <table:table-cell table:style-name="ce88" office:value-type="float" office:value="19.4008" calcext:value-type="float">
            <text:p>19.4008</text:p>
          </table:table-cell>
          <table:table-cell table:style-name="ce88" office:value-type="float" office:value="24.133" calcext:value-type="float">
            <text:p>24.133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78" calcext:value-type="float">
            <text:p>7197.78</text:p>
          </table:table-cell>
          <table:table-cell table:style-name="ce88" office:value-type="float" office:value="73.2157" calcext:value-type="float">
            <text:p>73.215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3.2157" calcext:value-type="float">
            <text:p>73.2157</text:p>
          </table:table-cell>
          <table:table-cell table:style-name="ce88" office:value-type="float" office:value="82.5455" calcext:value-type="float">
            <text:p>82.5455</text:p>
          </table:table-cell>
          <table:table-cell table:style-name="ce88" office:value-type="float" office:value="11.3026" calcext:value-type="float">
            <text:p>11.3026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4.5825" calcext:value-type="float">
            <text:p>74.5825</text:p>
          </table:table-cell>
          <table:table-cell table:style-name="ce88" office:value-type="float" office:value="17.0468" calcext:value-type="float">
            <text:p>17.0468</text:p>
          </table:table-cell>
          <table:table-cell table:style-name="ce88" office:value-type="float" office:value="15.8299" calcext:value-type="float">
            <text:p>15.8299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229.37" calcext:value-type="float">
            <text:p>229.37</text:p>
          </table:table-cell>
          <table:table-cell table:style-name="ce88" office:value-type="float" office:value="75.7994" calcext:value-type="float">
            <text:p>75.7994</text:p>
          </table:table-cell>
          <table:table-cell table:style-name="ce88" office:value-type="string" calcext:value-type="string">
            <text:p>Optimal</text:p>
          </table:table-cell>
          <table:table-cell table:number-columns-repeated="2" table:style-name="ce88" office:value-type="float" office:value="75.7994" calcext:value-type="float">
            <text:p>75.7994</text:p>
          </table:table-cell>
          <table:table-cell table:style-name="ce88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6.7516" calcext:value-type="float">
            <text:p>76.7516</text:p>
          </table:table-cell>
          <table:table-cell table:style-name="ce88" office:value-type="float" office:value="32.4177" calcext:value-type="float">
            <text:p>32.4177</text:p>
          </table:table-cell>
          <table:table-cell table:style-name="ce88" office:value-type="float" office:value="39.4298" calcext:value-type="float">
            <text:p>39.429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8.12" calcext:value-type="float">
            <text:p>7198.12</text:p>
          </table:table-cell>
          <table:table-cell table:style-name="ce88" office:value-type="float" office:value="69.7394" calcext:value-type="float">
            <text:p>69.7394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9.7394" calcext:value-type="float">
            <text:p>69.7394</text:p>
          </table:table-cell>
          <table:table-cell table:style-name="ce88" office:value-type="float" office:value="75.3194" calcext:value-type="float">
            <text:p>75.3194</text:p>
          </table:table-cell>
          <table:table-cell table:style-name="ce88" office:value-type="float" office:value="7.40845" calcext:value-type="float">
            <text:p>7.40845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88.03" calcext:value-type="float">
            <text:p>88.03</text:p>
          </table:table-cell>
          <table:table-cell table:style-name="ce88" office:value-type="float" office:value="17.007" calcext:value-type="float">
            <text:p>17.007</text:p>
          </table:table-cell>
          <table:table-cell table:style-name="ce88" office:value-type="float" office:value="25.9766" calcext:value-type="float">
            <text:p>25.9766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7197.17" calcext:value-type="float">
            <text:p>7197.17</text:p>
          </table:table-cell>
          <table:table-cell table:style-name="ce88" office:value-type="float" office:value="79.0603" calcext:value-type="float">
            <text:p>79.060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9.0603" calcext:value-type="float">
            <text:p>79.0603</text:p>
          </table:table-cell>
          <table:table-cell table:style-name="ce88" office:value-type="float" office:value="86.8202" calcext:value-type="float">
            <text:p>86.8202</text:p>
          </table:table-cell>
          <table:table-cell table:style-name="ce88" office:value-type="float" office:value="8.9379" calcext:value-type="float">
            <text:p>8.9379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8.6155" calcext:value-type="float">
            <text:p>68.6155</text:p>
          </table:table-cell>
          <table:table-cell table:style-name="ce88" office:value-type="float" office:value="11.3332" calcext:value-type="float">
            <text:p>11.3332</text:p>
          </table:table-cell>
          <table:table-cell table:style-name="ce88" office:value-type="float" office:value="24.8818" calcext:value-type="float">
            <text:p>24.8818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3561.97" calcext:value-type="float">
            <text:p>3561.97</text:p>
          </table:table-cell>
          <table:table-cell table:style-name="ce88" office:value-type="float" office:value="55.0669" calcext:value-type="float">
            <text:p>55.0669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55.0669" calcext:value-type="float">
            <text:p>55.0669</text:p>
          </table:table-cell>
          <table:table-cell table:style-name="ce88" office:value-type="float" office:value="55.0724" calcext:value-type="float">
            <text:p>55.0724</text:p>
          </table:table-cell>
          <table:table-cell table:style-name="ce88" office:value-type="float" office:value="0.00998685" calcext:value-type="float">
            <text:p>0.00998685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89.9977" calcext:value-type="float">
            <text:p>89.9977</text:p>
          </table:table-cell>
          <table:table-cell table:style-name="ce88" office:value-type="float" office:value="34.6893" calcext:value-type="float">
            <text:p>34.6893</text:p>
          </table:table-cell>
          <table:table-cell table:style-name="ce88" office:value-type="float" office:value="46.3332" calcext:value-type="float">
            <text:p>46.333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9" calcext:value-type="float">
            <text:p>7197.9</text:p>
          </table:table-cell>
          <table:table-cell table:style-name="ce88" office:value-type="float" office:value="78.3538" calcext:value-type="float">
            <text:p>78.353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8.3538" calcext:value-type="float">
            <text:p>78.3538</text:p>
          </table:table-cell>
          <table:table-cell table:style-name="ce88" office:value-type="float" office:value="90.5291" calcext:value-type="float">
            <text:p>90.5291</text:p>
          </table:table-cell>
          <table:table-cell table:style-name="ce88" office:value-type="float" office:value="13.449" calcext:value-type="float">
            <text:p>13.449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69.9994" calcext:value-type="float">
            <text:p>69.9994</text:p>
          </table:table-cell>
          <table:table-cell table:style-name="ce88" office:value-type="float" office:value="45.5751" calcext:value-type="float">
            <text:p>45.5751</text:p>
          </table:table-cell>
          <table:table-cell table:style-name="ce88" office:value-type="float" office:value="38.2108" calcext:value-type="float">
            <text:p>38.2108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87" calcext:value-type="float">
            <text:p>7197.87</text:p>
          </table:table-cell>
          <table:table-cell table:style-name="ce88" office:value-type="float" office:value="77.3636" calcext:value-type="float">
            <text:p>77.3636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7.3636" calcext:value-type="float">
            <text:p>77.3636</text:p>
          </table:table-cell>
          <table:table-cell table:style-name="ce88" office:value-type="float" office:value="84.2007" calcext:value-type="float">
            <text:p>84.2007</text:p>
          </table:table-cell>
          <table:table-cell table:style-name="ce88" office:value-type="float" office:value="8.12" calcext:value-type="float">
            <text:p>8.12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79.8797" calcext:value-type="float">
            <text:p>79.8797</text:p>
          </table:table-cell>
          <table:table-cell table:style-name="ce88" office:value-type="float" office:value="35.8729" calcext:value-type="float">
            <text:p>35.8729</text:p>
          </table:table-cell>
          <table:table-cell table:style-name="ce88" office:value-type="float" office:value="59.2701" calcext:value-type="float">
            <text:p>59.270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8" calcext:value-type="float">
            <text:p>7197.8</text:p>
          </table:table-cell>
          <table:table-cell table:style-name="ce88" office:value-type="float" office:value="56.4825" calcext:value-type="float">
            <text:p>56.482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6.4825" calcext:value-type="float">
            <text:p>56.4825</text:p>
          </table:table-cell>
          <table:table-cell table:style-name="ce88" office:value-type="float" office:value="71.6018" calcext:value-type="float">
            <text:p>71.6018</text:p>
          </table:table-cell>
          <table:table-cell table:style-name="ce88" office:value-type="float" office:value="21.1158" calcext:value-type="float">
            <text:p>21.1158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84.3664" calcext:value-type="float">
            <text:p>84.3664</text:p>
          </table:table-cell>
          <table:table-cell table:style-name="ce88" office:value-type="float" office:value="42.7539" calcext:value-type="float">
            <text:p>42.7539</text:p>
          </table:table-cell>
          <table:table-cell table:style-name="ce88" office:value-type="float" office:value="42.7841" calcext:value-type="float">
            <text:p>42.784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5.92" calcext:value-type="float">
            <text:p>7195.92</text:p>
          </table:table-cell>
          <table:table-cell table:style-name="ce88" office:value-type="float" office:value="84.3362" calcext:value-type="float">
            <text:p>84.336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4.3362" calcext:value-type="float">
            <text:p>84.3362</text:p>
          </table:table-cell>
          <table:table-cell table:style-name="ce88" office:value-type="float" office:value="98.3208" calcext:value-type="float">
            <text:p>98.3208</text:p>
          </table:table-cell>
          <table:table-cell table:style-name="ce88" office:value-type="float" office:value="14.2234" calcext:value-type="float">
            <text:p>14.2234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66.3017" calcext:value-type="float">
            <text:p>66.3017</text:p>
          </table:table-cell>
          <table:table-cell table:style-name="ce88" office:value-type="float" office:value="70.3303" calcext:value-type="float">
            <text:p>70.3303</text:p>
          </table:table-cell>
          <table:table-cell table:style-name="ce88" office:value-type="float" office:value="53.4628" calcext:value-type="float">
            <text:p>53.462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62" calcext:value-type="float">
            <text:p>7197.62</text:p>
          </table:table-cell>
          <table:table-cell table:style-name="ce88" office:value-type="float" office:value="83.1693" calcext:value-type="float">
            <text:p>83.169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3.1693" calcext:value-type="float">
            <text:p>83.1693</text:p>
          </table:table-cell>
          <table:table-cell table:style-name="ce88" office:value-type="float" office:value="85.6591" calcext:value-type="float">
            <text:p>85.6591</text:p>
          </table:table-cell>
          <table:table-cell table:style-name="ce88" office:value-type="float" office:value="2.90664" calcext:value-type="float">
            <text:p>2.9066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73.1685" calcext:value-type="float">
            <text:p>73.1685</text:p>
          </table:table-cell>
          <table:table-cell table:style-name="ce88" office:value-type="float" office:value="42.394" calcext:value-type="float">
            <text:p>42.394</text:p>
          </table:table-cell>
          <table:table-cell table:style-name="ce88" office:value-type="float" office:value="39.2135" calcext:value-type="float">
            <text:p>39.2135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12" calcext:value-type="float">
            <text:p>7196.12</text:p>
          </table:table-cell>
          <table:table-cell table:style-name="ce88" office:value-type="float" office:value="76.3489" calcext:value-type="float">
            <text:p>76.348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6.3489" calcext:value-type="float">
            <text:p>76.3489</text:p>
          </table:table-cell>
          <table:table-cell table:style-name="ce88" office:value-type="float" office:value="85.7024" calcext:value-type="float">
            <text:p>85.7024</text:p>
          </table:table-cell>
          <table:table-cell table:style-name="ce88" office:value-type="float" office:value="10.9139" calcext:value-type="float">
            <text:p>10.9139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76.6253" calcext:value-type="float">
            <text:p>76.6253</text:p>
          </table:table-cell>
          <table:table-cell table:style-name="ce88" office:value-type="float" office:value="74.2202" calcext:value-type="float">
            <text:p>74.2202</text:p>
          </table:table-cell>
          <table:table-cell table:style-name="ce88" office:value-type="float" office:value="55.8402" calcext:value-type="float">
            <text:p>55.840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5" calcext:value-type="float">
            <text:p>7194.5</text:p>
          </table:table-cell>
          <table:table-cell table:style-name="ce88" office:value-type="float" office:value="95.0052" calcext:value-type="float">
            <text:p>95.005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5.0052" calcext:value-type="float">
            <text:p>95.0052</text:p>
          </table:table-cell>
          <table:table-cell table:style-name="ce88" office:value-type="float" office:value="114.018" calcext:value-type="float">
            <text:p>114.018</text:p>
          </table:table-cell>
          <table:table-cell table:style-name="ce88" office:value-type="float" office:value="16.6753" calcext:value-type="float">
            <text:p>16.6753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71.1637" calcext:value-type="float">
            <text:p>71.1637</text:p>
          </table:table-cell>
          <table:table-cell table:style-name="ce88" office:value-type="float" office:value="50.7022" calcext:value-type="float">
            <text:p>50.7022</text:p>
          </table:table-cell>
          <table:table-cell table:style-name="ce88" office:value-type="float" office:value="37.5715" calcext:value-type="float">
            <text:p>37.5715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35" calcext:value-type="float">
            <text:p>7197.35</text:p>
          </table:table-cell>
          <table:table-cell table:style-name="ce88" office:value-type="float" office:value="84.2944" calcext:value-type="float">
            <text:p>84.2944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4.2944" calcext:value-type="float">
            <text:p>84.2944</text:p>
          </table:table-cell>
          <table:table-cell table:style-name="ce88" office:value-type="float" office:value="93.5277" calcext:value-type="float">
            <text:p>93.5277</text:p>
          </table:table-cell>
          <table:table-cell table:style-name="ce88" office:value-type="float" office:value="9.87226" calcext:value-type="float">
            <text:p>9.8722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61.3986" calcext:value-type="float">
            <text:p>61.3986</text:p>
          </table:table-cell>
          <table:table-cell table:style-name="ce88" office:value-type="float" office:value="60.3229" calcext:value-type="float">
            <text:p>60.3229</text:p>
          </table:table-cell>
          <table:table-cell table:style-name="ce88" office:value-type="float" office:value="46.1171" calcext:value-type="float">
            <text:p>46.117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3.75" calcext:value-type="float">
            <text:p>7193.75</text:p>
          </table:table-cell>
          <table:table-cell table:style-name="ce88" office:value-type="float" office:value="75.6045" calcext:value-type="float">
            <text:p>75.604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5.6045" calcext:value-type="float">
            <text:p>75.6045</text:p>
          </table:table-cell>
          <table:table-cell table:style-name="ce88" office:value-type="float" office:value="86.3068" calcext:value-type="float">
            <text:p>86.3068</text:p>
          </table:table-cell>
          <table:table-cell table:style-name="ce88" office:value-type="float" office:value="12.4003" calcext:value-type="float">
            <text:p>12.4003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86.8091" calcext:value-type="float">
            <text:p>86.8091</text:p>
          </table:table-cell>
          <table:table-cell table:style-name="ce88" office:value-type="float" office:value="51.1843" calcext:value-type="float">
            <text:p>51.1843</text:p>
          </table:table-cell>
          <table:table-cell table:style-name="ce88" office:value-type="float" office:value="47.4895" calcext:value-type="float">
            <text:p>47.4895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6.16" calcext:value-type="float">
            <text:p>7196.16</text:p>
          </table:table-cell>
          <table:table-cell table:style-name="ce88" office:value-type="float" office:value="90.5038" calcext:value-type="float">
            <text:p>90.503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0.5038" calcext:value-type="float">
            <text:p>90.5038</text:p>
          </table:table-cell>
          <table:table-cell table:style-name="ce88" office:value-type="float" office:value="100.164" calcext:value-type="float">
            <text:p>100.164</text:p>
          </table:table-cell>
          <table:table-cell table:style-name="ce88" office:value-type="float" office:value="9.64438" calcext:value-type="float">
            <text:p>9.64438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08.084" calcext:value-type="float">
            <text:p>108.084</text:p>
          </table:table-cell>
          <table:table-cell table:style-name="ce88" office:value-type="float" office:value="18.344" calcext:value-type="float">
            <text:p>18.344</text:p>
          </table:table-cell>
          <table:table-cell table:style-name="ce88" office:value-type="float" office:value="23.1781" calcext:value-type="float">
            <text:p>23.1781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822.93" calcext:value-type="float">
            <text:p>1822.93</text:p>
          </table:table-cell>
          <table:table-cell table:style-name="ce88" office:value-type="float" office:value="103.25" calcext:value-type="float">
            <text:p>103.25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103.25" calcext:value-type="float">
            <text:p>103.25</text:p>
          </table:table-cell>
          <table:table-cell table:style-name="ce88" office:value-type="float" office:value="103.26" calcext:value-type="float">
            <text:p>103.26</text:p>
          </table:table-cell>
          <table:table-cell table:style-name="ce88" office:value-type="float" office:value="0.00968429" calcext:value-type="float">
            <text:p>0.00968429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98.1202" calcext:value-type="float">
            <text:p>98.1202</text:p>
          </table:table-cell>
          <table:table-cell table:style-name="ce88" office:value-type="float" office:value="19.2243" calcext:value-type="float">
            <text:p>19.2243</text:p>
          </table:table-cell>
          <table:table-cell table:style-name="ce88" office:value-type="float" office:value="41.2283" calcext:value-type="float">
            <text:p>41.2283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5104.64" calcext:value-type="float">
            <text:p>5104.64</text:p>
          </table:table-cell>
          <table:table-cell table:style-name="ce88" office:value-type="float" office:value="76.1161" calcext:value-type="float">
            <text:p>76.1161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76.1161" calcext:value-type="float">
            <text:p>76.1161</text:p>
          </table:table-cell>
          <table:table-cell table:style-name="ce88" office:value-type="float" office:value="76.1237" calcext:value-type="float">
            <text:p>76.1237</text:p>
          </table:table-cell>
          <table:table-cell table:style-name="ce88" office:value-type="float" office:value="0.00998375" calcext:value-type="float">
            <text:p>0.00998375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30.422" calcext:value-type="float">
            <text:p>130.422</text:p>
          </table:table-cell>
          <table:table-cell table:style-name="ce88" office:value-type="float" office:value="19.2158" calcext:value-type="float">
            <text:p>19.2158</text:p>
          </table:table-cell>
          <table:table-cell table:style-name="ce88" office:value-type="float" office:value="39.3049" calcext:value-type="float">
            <text:p>39.3049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841.04" calcext:value-type="float">
            <text:p>841.04</text:p>
          </table:table-cell>
          <table:table-cell table:style-name="ce88" office:value-type="float" office:value="110.333" calcext:value-type="float">
            <text:p>110.333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110.333" calcext:value-type="float">
            <text:p>110.333</text:p>
          </table:table-cell>
          <table:table-cell table:style-name="ce88" office:value-type="float" office:value="110.34" calcext:value-type="float">
            <text:p>110.34</text:p>
          </table:table-cell>
          <table:table-cell table:style-name="ce88" office:value-type="float" office:value="0.00634403" calcext:value-type="float">
            <text:p>0.00634403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00.407" calcext:value-type="float">
            <text:p>100.407</text:p>
          </table:table-cell>
          <table:table-cell table:style-name="ce88" office:value-type="float" office:value="18.1824" calcext:value-type="float">
            <text:p>18.1824</text:p>
          </table:table-cell>
          <table:table-cell table:style-name="ce88" office:value-type="float" office:value="39.2156" calcext:value-type="float">
            <text:p>39.215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58" calcext:value-type="float">
            <text:p>7197.58</text:p>
          </table:table-cell>
          <table:table-cell table:style-name="ce88" office:value-type="float" office:value="79.3737" calcext:value-type="float">
            <text:p>79.373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9.3737" calcext:value-type="float">
            <text:p>79.3737</text:p>
          </table:table-cell>
          <table:table-cell table:style-name="ce88" office:value-type="float" office:value="84.1981" calcext:value-type="float">
            <text:p>84.1981</text:p>
          </table:table-cell>
          <table:table-cell table:style-name="ce88" office:value-type="float" office:value="5.72982" calcext:value-type="float">
            <text:p>5.72982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80.5784" calcext:value-type="float">
            <text:p>80.5784</text:p>
          </table:table-cell>
          <table:table-cell table:style-name="ce88" office:value-type="float" office:value="18.1445" calcext:value-type="float">
            <text:p>18.1445</text:p>
          </table:table-cell>
          <table:table-cell table:style-name="ce88" office:value-type="float" office:value="42.2623" calcext:value-type="float">
            <text:p>42.2623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5.99" calcext:value-type="float">
            <text:p>7195.99</text:p>
          </table:table-cell>
          <table:table-cell table:style-name="ce88" office:value-type="float" office:value="56.4607" calcext:value-type="float">
            <text:p>56.460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6.4607" calcext:value-type="float">
            <text:p>56.4607</text:p>
          </table:table-cell>
          <table:table-cell table:style-name="ce88" office:value-type="float" office:value="69.8859" calcext:value-type="float">
            <text:p>69.8859</text:p>
          </table:table-cell>
          <table:table-cell table:style-name="ce88" office:value-type="float" office:value="19.2102" calcext:value-type="float">
            <text:p>19.2102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96.6816" calcext:value-type="float">
            <text:p>96.6816</text:p>
          </table:table-cell>
          <table:table-cell table:style-name="ce88" office:value-type="float" office:value="43.22" calcext:value-type="float">
            <text:p>43.22</text:p>
          </table:table-cell>
          <table:table-cell table:style-name="ce88" office:value-type="float" office:value="33.2528" calcext:value-type="float">
            <text:p>33.2528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6.89" calcext:value-type="float">
            <text:p>7196.89</text:p>
          </table:table-cell>
          <table:table-cell table:style-name="ce88" office:value-type="float" office:value="106.649" calcext:value-type="float">
            <text:p>106.64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6.649" calcext:value-type="float">
            <text:p>106.649</text:p>
          </table:table-cell>
          <table:table-cell table:style-name="ce88" office:value-type="float" office:value="117.192" calcext:value-type="float">
            <text:p>117.192</text:p>
          </table:table-cell>
          <table:table-cell table:style-name="ce88" office:value-type="float" office:value="8.99635" calcext:value-type="float">
            <text:p>8.99635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87.6824" calcext:value-type="float">
            <text:p>87.6824</text:p>
          </table:table-cell>
          <table:table-cell table:style-name="ce88" office:value-type="float" office:value="36.9099" calcext:value-type="float">
            <text:p>36.9099</text:p>
          </table:table-cell>
          <table:table-cell table:style-name="ce88" office:value-type="float" office:value="39.2749" calcext:value-type="float">
            <text:p>39.2749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56" calcext:value-type="float">
            <text:p>7196.56</text:p>
          </table:table-cell>
          <table:table-cell table:style-name="ce88" office:value-type="float" office:value="85.3173" calcext:value-type="float">
            <text:p>85.317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5.3173" calcext:value-type="float">
            <text:p>85.3173</text:p>
          </table:table-cell>
          <table:table-cell table:style-name="ce88" office:value-type="float" office:value="102.236" calcext:value-type="float">
            <text:p>102.236</text:p>
          </table:table-cell>
          <table:table-cell table:style-name="ce88" office:value-type="float" office:value="16.5487" calcext:value-type="float">
            <text:p>16.5487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104.298" calcext:value-type="float">
            <text:p>104.298</text:p>
          </table:table-cell>
          <table:table-cell table:style-name="ce88" office:value-type="float" office:value="35.7867" calcext:value-type="float">
            <text:p>35.7867</text:p>
          </table:table-cell>
          <table:table-cell table:style-name="ce88" office:value-type="float" office:value="37.9348" calcext:value-type="float">
            <text:p>37.9348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9.91" calcext:value-type="float">
            <text:p>7199.91</text:p>
          </table:table-cell>
          <table:table-cell table:style-name="ce88" office:value-type="float" office:value="102.149" calcext:value-type="float">
            <text:p>102.14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2.149" calcext:value-type="float">
            <text:p>102.149</text:p>
          </table:table-cell>
          <table:table-cell table:style-name="ce88" office:value-type="float" office:value="110.949" calcext:value-type="float">
            <text:p>110.949</text:p>
          </table:table-cell>
          <table:table-cell table:style-name="ce88" office:value-type="float" office:value="7.93157" calcext:value-type="float">
            <text:p>7.93157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96.8683" calcext:value-type="float">
            <text:p>96.8683</text:p>
          </table:table-cell>
          <table:table-cell table:style-name="ce88" office:value-type="float" office:value="72.9371" calcext:value-type="float">
            <text:p>72.9371</text:p>
          </table:table-cell>
          <table:table-cell table:style-name="ce88" office:value-type="float" office:value="67.0098" calcext:value-type="float">
            <text:p>67.0098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8.28" calcext:value-type="float">
            <text:p>7198.28</text:p>
          </table:table-cell>
          <table:table-cell table:style-name="ce88" office:value-type="float" office:value="102.796" calcext:value-type="float">
            <text:p>102.796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2.796" calcext:value-type="float">
            <text:p>102.796</text:p>
          </table:table-cell>
          <table:table-cell table:style-name="ce88" office:value-type="float" office:value="114.679" calcext:value-type="float">
            <text:p>114.679</text:p>
          </table:table-cell>
          <table:table-cell table:style-name="ce88" office:value-type="float" office:value="10.362" calcext:value-type="float">
            <text:p>10.362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113.532" calcext:value-type="float">
            <text:p>113.532</text:p>
          </table:table-cell>
          <table:table-cell table:style-name="ce88" office:value-type="float" office:value="41.44" calcext:value-type="float">
            <text:p>41.44</text:p>
          </table:table-cell>
          <table:table-cell table:style-name="ce88" office:value-type="float" office:value="59.2512" calcext:value-type="float">
            <text:p>59.251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53" calcext:value-type="float">
            <text:p>7196.53</text:p>
          </table:table-cell>
          <table:table-cell table:style-name="ce88" office:value-type="float" office:value="95.7213" calcext:value-type="float">
            <text:p>95.721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5.7213" calcext:value-type="float">
            <text:p>95.7213</text:p>
          </table:table-cell>
          <table:table-cell table:style-name="ce88" office:value-type="float" office:value="111.375" calcext:value-type="float">
            <text:p>111.375</text:p>
          </table:table-cell>
          <table:table-cell table:style-name="ce88" office:value-type="float" office:value="14.0549" calcext:value-type="float">
            <text:p>14.0549</text:p>
          </table:table-cell>
        </table:table-row>
        <table:table-row table:style-name="ro1" table:number-rows-repeated="19">
          <table:table-cell table:style-name="Default" table:number-columns-repeated="10"/>
          <table:table-cell table:number-columns-repeated="3"/>
          <table:table-cell table:style-name="ce90"/>
        </table:table-row>
        <table:table-row table:style-name="ro1" table:number-rows-repeated="63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5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office:forms form:automatic-focus="false" form:apply-design-mode="false"/>
        <table:table-column table:style-name="co11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2" table:default-cell-style-name="ce85"/>
        <table:table-column table:style-name="co14" table:default-cell-style-name="ce85"/>
        <table:table-column table:style-name="co9" table:number-columns-repeated="2" table:default-cell-style-name="ce85"/>
        <table:table-column table:style-name="co10" table:number-columns-repeated="3" table:default-cell-style-name="Default"/>
        <table:table-row table:style-name="ro1">
          <table:table-cell table:style-name="ce91" office:value-type="string" calcext:value-type="string">
            <text:p>Instance</text:p>
          </table:table-cell>
          <table:table-cell table:style-name="ce44" office:value-type="string" calcext:value-type="string">
            <text:p>c(h)</text:p>
          </table:table-cell>
          <table:table-cell table:style-name="ce91" office:value-type="string" calcext:value-type="string">
            <text:p>p(h)</text:p>
          </table:table-cell>
          <table:table-cell table:style-name="ce91" office:value-type="string" calcext:value-type="string">
            <text:p>b(h)</text:p>
          </table:table-cell>
          <table:table-cell table:style-name="ce91" office:value-type="string" calcext:value-type="string">
            <text:p>e(h)</text:p>
          </table:table-cell>
          <table:table-cell table:style-name="ce91" office:value-type="string" calcext:value-type="string">
            <text:p>waitc(h)</text:p>
          </table:table-cell>
          <table:table-cell table:style-name="ce91" office:value-type="string" calcext:value-type="string">
            <text:p>waitp(h)</text:p>
          </table:table-cell>
          <table:table-cell table:style-name="ce91" office:value-type="string" calcext:value-type="string">
            <text:p>Total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.23608" calcext:value-type="float">
            <text:p>1.24</text:p>
          </table:table-cell>
          <table:table-cell table:style-name="ce9" office:value-type="float" office:value="1.46169" calcext:value-type="float">
            <text:p>1.46</text:p>
          </table:table-cell>
          <table:table-cell table:style-name="ce9" office:value-type="float" office:value="0.648226" calcext:value-type="float">
            <text:p>0.65</text:p>
          </table:table-cell>
          <table:table-cell table:style-name="ce9" office:value-type="float" office:value="12.3827" calcext:value-type="float">
            <text:p>12.38</text:p>
          </table:table-cell>
          <table:table-cell table:style-name="ce9" office:value-type="float" office:value="8.27133" calcext:value-type="float">
            <text:p>8.27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5.15034" calcext:value-type="float">
            <text:p>5.15</text:p>
          </table:table-cell>
          <table:table-cell table:style-name="ce9" office:value-type="float" office:value="6.09039" calcext:value-type="float">
            <text:p>6.09</text:p>
          </table:table-cell>
          <table:table-cell table:style-name="ce9" office:value-type="float" office:value="2.70094" calcext:value-type="float">
            <text:p>2.70</text:p>
          </table:table-cell>
          <table:table-cell table:style-name="ce9" office:value-type="float" office:value="51.5944" calcext:value-type="float">
            <text:p>51.59</text:p>
          </table:table-cell>
          <table:table-cell table:style-name="ce9" office:value-type="float" office:value="34.4639" calcext:value-type="float">
            <text:p>34.46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.6458" calcext:value-type="float">
            <text:p>1.65</text:p>
          </table:table-cell>
          <table:table-cell table:style-name="ce9" office:value-type="float" office:value="0.919919" calcext:value-type="float">
            <text:p>0.92</text:p>
          </table:table-cell>
          <table:table-cell table:style-name="ce9" office:value-type="float" office:value="0.594849" calcext:value-type="float">
            <text:p>0.59</text:p>
          </table:table-cell>
          <table:table-cell table:style-name="ce9" office:value-type="float" office:value="0.0000000000000204281" calcext:value-type="float">
            <text:p>0.00</text:p>
          </table:table-cell>
          <table:table-cell table:style-name="ce9" office:value-type="float" office:value="14.1007" calcext:value-type="float">
            <text:p>14.10</text:p>
          </table:table-cell>
          <table:table-cell table:style-name="ce9" office:value-type="float" office:value="17.2612" calcext:value-type="float">
            <text:p>17.26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9.53468" calcext:value-type="float">
            <text:p>9.53</text:p>
          </table:table-cell>
          <table:table-cell table:style-name="ce9" office:value-type="float" office:value="5.32939" calcext:value-type="float">
            <text:p>5.33</text:p>
          </table:table-cell>
          <table:table-cell table:style-name="ce9" office:value-type="float" office:value="3.44616" calcext:value-type="float">
            <text:p>3.45</text:p>
          </table:table-cell>
          <table:table-cell table:style-name="ce9" office:value-type="float" office:value="0.000000000000118347" calcext:value-type="float">
            <text:p>0.00</text:p>
          </table:table-cell>
          <table:table-cell table:style-name="ce9" office:value-type="float" office:value="81.6898" calcext:value-type="float">
            <text:p>81.69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9" office:value-type="float" office:value="0.170977" calcext:value-type="float">
            <text:p>0.17</text:p>
          </table:table-cell>
          <table:table-cell table:style-name="ce9" office:value-type="float" office:value="0.923598" calcext:value-type="float">
            <text:p>0.92</text:p>
          </table:table-cell>
          <table:table-cell table:style-name="ce9" office:value-type="float" office:value="0.7753" calcext:value-type="float">
            <text:p>0.78</text:p>
          </table:table-cell>
          <table:table-cell table:style-name="ce9" office:value-type="float" office:value="0.596019" calcext:value-type="float">
            <text:p>0.60</text:p>
          </table:table-cell>
          <table:table-cell table:style-name="ce9" office:value-type="float" office:value="7.46175" calcext:value-type="float">
            <text:p>7.46</text:p>
          </table:table-cell>
          <table:table-cell table:style-name="ce9" office:value-type="float" office:value="6.61446" calcext:value-type="float">
            <text:p>6.61</text:p>
          </table:table-cell>
          <table:table-cell table:style-name="ce9" office:value-type="float" office:value="16.5421" calcext:value-type="float">
            <text:p>16.54</text:p>
          </table:table-cell>
          <table:table-cell table:style-name="ce9" office:value-type="float" office:value="1.03359" calcext:value-type="float">
            <text:p>1.03</text:p>
          </table:table-cell>
          <table:table-cell table:style-name="ce9" office:value-type="float" office:value="5.58332" calcext:value-type="float">
            <text:p>5.58</text:p>
          </table:table-cell>
          <table:table-cell table:style-name="ce9" office:value-type="float" office:value="4.68682" calcext:value-type="float">
            <text:p>4.69</text:p>
          </table:table-cell>
          <table:table-cell table:style-name="ce9" office:value-type="float" office:value="3.60304" calcext:value-type="float">
            <text:p>3.60</text:p>
          </table:table-cell>
          <table:table-cell table:style-name="ce9" office:value-type="float" office:value="45.1076" calcext:value-type="float">
            <text:p>45.11</text:p>
          </table:table-cell>
          <table:table-cell table:style-name="ce9" office:value-type="float" office:value="39.9856" calcext:value-type="float">
            <text:p>39.99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9" office:value-type="float" office:value="0.672713" calcext:value-type="float">
            <text:p>0.67</text:p>
          </table:table-cell>
          <table:table-cell table:style-name="ce9" office:value-type="float" office:value="1.77376" calcext:value-type="float">
            <text:p>1.77</text:p>
          </table:table-cell>
          <table:table-cell table:style-name="ce9" office:value-type="float" office:value="0.761457" calcext:value-type="float">
            <text:p>0.76</text:p>
          </table:table-cell>
          <table:table-cell table:style-name="ce9" office:value-type="float" office:value="1.01888" calcext:value-type="float">
            <text:p>1.02</text:p>
          </table:table-cell>
          <table:table-cell table:style-name="ce9" office:value-type="float" office:value="16.9202" calcext:value-type="float">
            <text:p>16.92</text:p>
          </table:table-cell>
          <table:table-cell table:style-name="ce9" office:value-type="float" office:value="2.85297" calcext:value-type="float">
            <text:p>2.85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2.80297" calcext:value-type="float">
            <text:p>2.80</text:p>
          </table:table-cell>
          <table:table-cell table:style-name="ce9" office:value-type="float" office:value="7.39068" calcext:value-type="float">
            <text:p>7.39</text:p>
          </table:table-cell>
          <table:table-cell table:style-name="ce9" office:value-type="float" office:value="3.17274" calcext:value-type="float">
            <text:p>3.17</text:p>
          </table:table-cell>
          <table:table-cell table:style-name="ce9" office:value-type="float" office:value="4.24533" calcext:value-type="float">
            <text:p>4.25</text:p>
          </table:table-cell>
          <table:table-cell table:style-name="ce9" office:value-type="float" office:value="70.5009" calcext:value-type="float">
            <text:p>70.50</text:p>
          </table:table-cell>
          <table:table-cell table:style-name="ce9" office:value-type="float" office:value="11.8874" calcext:value-type="float">
            <text:p>11.89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.4109" calcext:value-type="float">
            <text:p>1.41</text:p>
          </table:table-cell>
          <table:table-cell table:style-name="ce9" office:value-type="float" office:value="1.07058" calcext:value-type="float">
            <text:p>1.07</text:p>
          </table:table-cell>
          <table:table-cell table:style-name="ce9" office:value-type="float" office:value="0.240686" calcext:value-type="float">
            <text:p>0.24</text:p>
          </table:table-cell>
          <table:table-cell table:style-name="ce9" office:value-type="float" office:value="0.131548" calcext:value-type="float">
            <text:p>0.13</text:p>
          </table:table-cell>
          <table:table-cell table:style-name="ce9" office:value-type="float" office:value="17.9961" calcext:value-type="float">
            <text:p>18.00</text:p>
          </table:table-cell>
          <table:table-cell table:style-name="ce9" office:value-type="float" office:value="20.8498" calcext:value-type="float">
            <text:p>20.85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6.76695" calcext:value-type="float">
            <text:p>6.77</text:p>
          </table:table-cell>
          <table:table-cell table:style-name="ce9" office:value-type="float" office:value="5.13471" calcext:value-type="float">
            <text:p>5.13</text:p>
          </table:table-cell>
          <table:table-cell table:style-name="ce9" office:value-type="float" office:value="1.15438" calcext:value-type="float">
            <text:p>1.15</text:p>
          </table:table-cell>
          <table:table-cell table:style-name="ce9" office:value-type="float" office:value="0.630931" calcext:value-type="float">
            <text:p>0.63</text:p>
          </table:table-cell>
          <table:table-cell table:style-name="ce9" office:value-type="float" office:value="86.313" calcext:value-type="float">
            <text:p>86.31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3.20175" calcext:value-type="float">
            <text:p>3.20</text:p>
          </table:table-cell>
          <table:table-cell table:style-name="ce9" office:value-type="float" office:value="2.27673" calcext:value-type="float">
            <text:p>2.28</text:p>
          </table:table-cell>
          <table:table-cell table:style-name="ce9" office:value-type="float" office:value="0.716815" calcext:value-type="float">
            <text:p>0.72</text:p>
          </table:table-cell>
          <table:table-cell table:style-name="ce9" office:value-type="float" office:value="1.47821" calcext:value-type="float">
            <text:p>1.48</text:p>
          </table:table-cell>
          <table:table-cell table:style-name="ce9" office:value-type="float" office:value="16.0147" calcext:value-type="float">
            <text:p>16.01</text:p>
          </table:table-cell>
          <table:table-cell table:style-name="ce9" office:value-type="float" office:value="23.6882" calcext:value-type="float">
            <text:p>23.69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3.5162" calcext:value-type="float">
            <text:p>13.52</text:p>
          </table:table-cell>
          <table:table-cell table:style-name="ce9" office:value-type="float" office:value="9.61125" calcext:value-type="float">
            <text:p>9.61</text:p>
          </table:table-cell>
          <table:table-cell table:style-name="ce9" office:value-type="float" office:value="3.02604" calcext:value-type="float">
            <text:p>3.03</text:p>
          </table:table-cell>
          <table:table-cell table:style-name="ce9" office:value-type="float" office:value="6.24028" calcext:value-type="float">
            <text:p>6.24</text:p>
          </table:table-cell>
          <table:table-cell table:style-name="ce9" office:value-type="float" office:value="67.6062" calcext:value-type="float">
            <text:p>67.61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9" office:value-type="float" office:value="1.45529" calcext:value-type="float">
            <text:p>1.46</text:p>
          </table:table-cell>
          <table:table-cell table:style-name="ce9" office:value-type="float" office:value="2.48926" calcext:value-type="float">
            <text:p>2.49</text:p>
          </table:table-cell>
          <table:table-cell table:style-name="ce9" office:value-type="float" office:value="1.2725" calcext:value-type="float">
            <text:p>1.27</text:p>
          </table:table-cell>
          <table:table-cell table:style-name="ce9" office:value-type="float" office:value="1.10143" calcext:value-type="float">
            <text:p>1.10</text:p>
          </table:table-cell>
          <table:table-cell table:style-name="ce9" office:value-type="float" office:value="7.50658" calcext:value-type="float">
            <text:p>7.51</text:p>
          </table:table-cell>
          <table:table-cell table:style-name="ce9" office:value-type="float" office:value="7.18885" calcext:value-type="float">
            <text:p>7.19</text:p>
          </table:table-cell>
          <table:table-cell table:style-name="ce9" office:value-type="float" office:value="21.0139" calcext:value-type="float">
            <text:p>21.01</text:p>
          </table:table-cell>
          <table:table-cell table:style-name="ce9" office:value-type="float" office:value="6.92535" calcext:value-type="float">
            <text:p>6.93</text:p>
          </table:table-cell>
          <table:table-cell table:style-name="ce9" office:value-type="float" office:value="11.8458" calcext:value-type="float">
            <text:p>11.85</text:p>
          </table:table-cell>
          <table:table-cell table:style-name="ce9" office:value-type="float" office:value="6.05551" calcext:value-type="float">
            <text:p>6.06</text:p>
          </table:table-cell>
          <table:table-cell table:style-name="ce9" office:value-type="float" office:value="5.24142" calcext:value-type="float">
            <text:p>5.24</text:p>
          </table:table-cell>
          <table:table-cell table:style-name="ce9" office:value-type="float" office:value="35.722" calcext:value-type="float">
            <text:p>35.72</text:p>
          </table:table-cell>
          <table:table-cell table:style-name="ce9" office:value-type="float" office:value="34.21" calcext:value-type="float">
            <text:p>34.21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9" office:value-type="float" office:value="0.235082" calcext:value-type="float">
            <text:p>0.24</text:p>
          </table:table-cell>
          <table:table-cell table:style-name="ce9" office:value-type="float" office:value="2.54852" calcext:value-type="float">
            <text:p>2.55</text:p>
          </table:table-cell>
          <table:table-cell table:style-name="ce9" office:value-type="float" office:value="2.19161" calcext:value-type="float">
            <text:p>2.19</text:p>
          </table:table-cell>
          <table:table-cell table:style-name="ce9" office:value-type="float" office:value="0.888326" calcext:value-type="float">
            <text:p>0.89</text:p>
          </table:table-cell>
          <table:table-cell table:style-name="ce9" office:value-type="float" office:value="1.47565" calcext:value-type="float">
            <text:p>1.48</text:p>
          </table:table-cell>
          <table:table-cell table:style-name="ce9" office:value-type="float" office:value="17.8577" calcext:value-type="float">
            <text:p>17.86</text:p>
          </table:table-cell>
          <table:table-cell table:style-name="ce9" office:value-type="float" office:value="25.1969" calcext:value-type="float">
            <text:p>25.20</text:p>
          </table:table-cell>
          <table:table-cell table:style-name="ce9" office:value-type="float" office:value="0.93298" calcext:value-type="float">
            <text:p>0.93</text:p>
          </table:table-cell>
          <table:table-cell table:style-name="ce9" office:value-type="float" office:value="10.1144" calcext:value-type="float">
            <text:p>10.11</text:p>
          </table:table-cell>
          <table:table-cell table:style-name="ce9" office:value-type="float" office:value="8.69794" calcext:value-type="float">
            <text:p>8.70</text:p>
          </table:table-cell>
          <table:table-cell table:style-name="ce9" office:value-type="float" office:value="3.52554" calcext:value-type="float">
            <text:p>3.53</text:p>
          </table:table-cell>
          <table:table-cell table:style-name="ce9" office:value-type="float" office:value="5.8565" calcext:value-type="float">
            <text:p>5.86</text:p>
          </table:table-cell>
          <table:table-cell table:style-name="ce9" office:value-type="float" office:value="70.8726" calcext:value-type="float">
            <text:p>70.87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9" office:value-type="float" office:value="0.199901" calcext:value-type="float">
            <text:p>0.20</text:p>
          </table:table-cell>
          <table:table-cell table:style-name="ce9" office:value-type="float" office:value="3.06674" calcext:value-type="float">
            <text:p>3.07</text:p>
          </table:table-cell>
          <table:table-cell table:style-name="ce9" office:value-type="float" office:value="2.25864" calcext:value-type="float">
            <text:p>2.26</text:p>
          </table:table-cell>
          <table:table-cell table:style-name="ce9" office:value-type="float" office:value="1.06878" calcext:value-type="float">
            <text:p>1.07</text:p>
          </table:table-cell>
          <table:table-cell table:style-name="ce9" office:value-type="float" office:value="0.0289044" calcext:value-type="float">
            <text:p>0.03</text:p>
          </table:table-cell>
          <table:table-cell table:style-name="ce9" office:value-type="float" office:value="8.31895" calcext:value-type="float">
            <text:p>8.32</text:p>
          </table:table-cell>
          <table:table-cell table:style-name="ce9" office:value-type="float" office:value="14.9419" calcext:value-type="float">
            <text:p>14.94</text:p>
          </table:table-cell>
          <table:table-cell table:style-name="ce9" office:value-type="float" office:value="1.33785" calcext:value-type="float">
            <text:p>1.34</text:p>
          </table:table-cell>
          <table:table-cell table:style-name="ce9" office:value-type="float" office:value="20.5244" calcext:value-type="float">
            <text:p>20.52</text:p>
          </table:table-cell>
          <table:table-cell table:style-name="ce9" office:value-type="float" office:value="15.1161" calcext:value-type="float">
            <text:p>15.12</text:p>
          </table:table-cell>
          <table:table-cell table:style-name="ce9" office:value-type="float" office:value="7.15292" calcext:value-type="float">
            <text:p>7.15</text:p>
          </table:table-cell>
          <table:table-cell table:style-name="ce9" office:value-type="float" office:value="0.193445" calcext:value-type="float">
            <text:p>0.19</text:p>
          </table:table-cell>
          <table:table-cell table:style-name="ce9" office:value-type="float" office:value="55.6753" calcext:value-type="float">
            <text:p>55.68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9" office:value-type="float" office:value="0.418346" calcext:value-type="float">
            <text:p>0.42</text:p>
          </table:table-cell>
          <table:table-cell table:style-name="ce9" office:value-type="float" office:value="2.74894" calcext:value-type="float">
            <text:p>2.75</text:p>
          </table:table-cell>
          <table:table-cell table:style-name="ce9" office:value-type="float" office:value="2.5842" calcext:value-type="float">
            <text:p>2.58</text:p>
          </table:table-cell>
          <table:table-cell table:style-name="ce9" office:value-type="float" office:value="0.499042" calcext:value-type="float">
            <text:p>0.50</text:p>
          </table:table-cell>
          <table:table-cell table:style-name="ce9" office:value-type="float" office:value="8.33902" calcext:value-type="float">
            <text:p>8.34</text:p>
          </table:table-cell>
          <table:table-cell table:style-name="ce9" office:value-type="float" office:value="8.24964" calcext:value-type="float">
            <text:p>8.25</text:p>
          </table:table-cell>
          <table:table-cell table:style-name="ce9" office:value-type="float" office:value="22.8392" calcext:value-type="float">
            <text:p>22.84</text:p>
          </table:table-cell>
          <table:table-cell table:style-name="ce9" office:value-type="float" office:value="1.8317" calcext:value-type="float">
            <text:p>1.83</text:p>
          </table:table-cell>
          <table:table-cell table:style-name="ce9" office:value-type="float" office:value="12.0361" calcext:value-type="float">
            <text:p>12.04</text:p>
          </table:table-cell>
          <table:table-cell table:style-name="ce9" office:value-type="float" office:value="11.3148" calcext:value-type="float">
            <text:p>11.31</text:p>
          </table:table-cell>
          <table:table-cell table:style-name="ce9" office:value-type="float" office:value="2.18503" calcext:value-type="float">
            <text:p>2.19</text:p>
          </table:table-cell>
          <table:table-cell table:style-name="ce9" office:value-type="float" office:value="36.5119" calcext:value-type="float">
            <text:p>36.51</text:p>
          </table:table-cell>
          <table:table-cell table:style-name="ce9" office:value-type="float" office:value="36.1205" calcext:value-type="float">
            <text:p>36.12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9" office:value-type="float" office:value="0.16721" calcext:value-type="float">
            <text:p>0.17</text:p>
          </table:table-cell>
          <table:table-cell table:style-name="ce9" office:value-type="float" office:value="2.8707" calcext:value-type="float">
            <text:p>2.87</text:p>
          </table:table-cell>
          <table:table-cell table:style-name="ce9" office:value-type="float" office:value="2.62647" calcext:value-type="float">
            <text:p>2.63</text:p>
          </table:table-cell>
          <table:table-cell table:style-name="ce9" office:value-type="float" office:value="0.443163" calcext:value-type="float">
            <text:p>0.44</text:p>
          </table:table-cell>
          <table:table-cell table:style-name="ce9" office:value-type="float" office:value="0.749551" calcext:value-type="float">
            <text:p>0.75</text:p>
          </table:table-cell>
          <table:table-cell table:style-name="ce9" office:value-type="float" office:value="11.6421" calcext:value-type="float">
            <text:p>11.64</text:p>
          </table:table-cell>
          <table:table-cell table:style-name="ce9" office:value-type="float" office:value="18.4992" calcext:value-type="float">
            <text:p>18.50</text:p>
          </table:table-cell>
          <table:table-cell table:style-name="ce9" office:value-type="float" office:value="0.903875" calcext:value-type="float">
            <text:p>0.90</text:p>
          </table:table-cell>
          <table:table-cell table:style-name="ce9" office:value-type="float" office:value="15.518" calcext:value-type="float">
            <text:p>15.52</text:p>
          </table:table-cell>
          <table:table-cell table:style-name="ce9" office:value-type="float" office:value="14.1977" calcext:value-type="float">
            <text:p>14.20</text:p>
          </table:table-cell>
          <table:table-cell table:style-name="ce9" office:value-type="float" office:value="2.39558" calcext:value-type="float">
            <text:p>2.40</text:p>
          </table:table-cell>
          <table:table-cell table:style-name="ce9" office:value-type="float" office:value="4.0518" calcext:value-type="float">
            <text:p>4.05</text:p>
          </table:table-cell>
          <table:table-cell table:style-name="ce9" office:value-type="float" office:value="62.933" calcext:value-type="float">
            <text:p>62.93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2.3868" calcext:value-type="float">
            <text:p>2.39</text:p>
          </table:table-cell>
          <table:table-cell table:style-name="ce9" office:value-type="float" office:value="1.98737" calcext:value-type="float">
            <text:p>1.99</text:p>
          </table:table-cell>
          <table:table-cell table:style-name="ce9" office:value-type="float" office:value="0.498322" calcext:value-type="float">
            <text:p>0.50</text:p>
          </table:table-cell>
          <table:table-cell table:style-name="ce9" office:value-type="float" office:value="1.60956" calcext:value-type="float">
            <text:p>1.61</text:p>
          </table:table-cell>
          <table:table-cell table:style-name="ce9" office:value-type="float" office:value="7.71511" calcext:value-type="float">
            <text:p>7.72</text:p>
          </table:table-cell>
          <table:table-cell table:style-name="ce9" office:value-type="float" office:value="14.1972" calcext:value-type="float">
            <text:p>14.2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6.8118" calcext:value-type="float">
            <text:p>16.81</text:p>
          </table:table-cell>
          <table:table-cell table:style-name="ce9" office:value-type="float" office:value="13.9983" calcext:value-type="float">
            <text:p>14.00</text:p>
          </table:table-cell>
          <table:table-cell table:style-name="ce9" office:value-type="float" office:value="3.51001" calcext:value-type="float">
            <text:p>3.51</text:p>
          </table:table-cell>
          <table:table-cell table:style-name="ce9" office:value-type="float" office:value="11.3372" calcext:value-type="float">
            <text:p>11.34</text:p>
          </table:table-cell>
          <table:table-cell table:style-name="ce9" office:value-type="float" office:value="54.3427" calcext:value-type="float">
            <text:p>54.34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2.65898" calcext:value-type="float">
            <text:p>2.66</text:p>
          </table:table-cell>
          <table:table-cell table:style-name="ce9" office:value-type="float" office:value="1.93029" calcext:value-type="float">
            <text:p>1.93</text:p>
          </table:table-cell>
          <table:table-cell table:style-name="ce9" office:value-type="float" office:value="0.895533" calcext:value-type="float">
            <text:p>0.90</text:p>
          </table:table-cell>
          <table:table-cell table:style-name="ce9" office:value-type="float" office:value="4.17556" calcext:value-type="float">
            <text:p>4.18</text:p>
          </table:table-cell>
          <table:table-cell table:style-name="ce9" office:value-type="float" office:value="14.3396" calcext:value-type="float">
            <text:p>14.34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1.0791" calcext:value-type="float">
            <text:p>11.08</text:p>
          </table:table-cell>
          <table:table-cell table:style-name="ce9" office:value-type="float" office:value="8.04286" calcext:value-type="float">
            <text:p>8.04</text:p>
          </table:table-cell>
          <table:table-cell table:style-name="ce9" office:value-type="float" office:value="3.73139" calcext:value-type="float">
            <text:p>3.73</text:p>
          </table:table-cell>
          <table:table-cell table:style-name="ce9" office:value-type="float" office:value="17.3982" calcext:value-type="float">
            <text:p>17.40</text:p>
          </table:table-cell>
          <table:table-cell table:style-name="ce9" office:value-type="float" office:value="59.7485" calcext:value-type="float">
            <text:p>59.75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9" office:value-type="float" office:value="0.342962" calcext:value-type="float">
            <text:p>0.34</text:p>
          </table:table-cell>
          <table:table-cell table:style-name="ce9" office:value-type="float" office:value="2.34689" calcext:value-type="float">
            <text:p>2.35</text:p>
          </table:table-cell>
          <table:table-cell table:style-name="ce9" office:value-type="float" office:value="1.50289" calcext:value-type="float">
            <text:p>1.50</text:p>
          </table:table-cell>
          <table:table-cell table:style-name="ce9" office:value-type="float" office:value="0.92806" calcext:value-type="float">
            <text:p>0.93</text:p>
          </table:table-cell>
          <table:table-cell table:style-name="ce9" office:value-type="float" office:value="10.3966" calcext:value-type="float">
            <text:p>10.40</text:p>
          </table:table-cell>
          <table:table-cell table:style-name="ce9" office:value-type="float" office:value="8.48256" calcext:value-type="float">
            <text:p>8.48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1.42901" calcext:value-type="float">
            <text:p>1.43</text:p>
          </table:table-cell>
          <table:table-cell table:style-name="ce9" office:value-type="float" office:value="9.77871" calcext:value-type="float">
            <text:p>9.78</text:p>
          </table:table-cell>
          <table:table-cell table:style-name="ce9" office:value-type="float" office:value="6.26206" calcext:value-type="float">
            <text:p>6.26</text:p>
          </table:table-cell>
          <table:table-cell table:style-name="ce9" office:value-type="float" office:value="3.86692" calcext:value-type="float">
            <text:p>3.87</text:p>
          </table:table-cell>
          <table:table-cell table:style-name="ce9" office:value-type="float" office:value="43.3193" calcext:value-type="float">
            <text:p>43.32</text:p>
          </table:table-cell>
          <table:table-cell table:style-name="ce9" office:value-type="float" office:value="35.344" calcext:value-type="float">
            <text:p>35.34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9" office:value-type="float" office:value="0.604223" calcext:value-type="float">
            <text:p>0.60</text:p>
          </table:table-cell>
          <table:table-cell table:style-name="ce9" office:value-type="float" office:value="2.99586" calcext:value-type="float">
            <text:p>3.00</text:p>
          </table:table-cell>
          <table:table-cell table:style-name="ce9" office:value-type="float" office:value="1.888" calcext:value-type="float">
            <text:p>1.89</text:p>
          </table:table-cell>
          <table:table-cell table:style-name="ce9" office:value-type="float" office:value="0.874883" calcext:value-type="float">
            <text:p>0.87</text:p>
          </table:table-cell>
          <table:table-cell table:style-name="ce9" office:value-type="float" office:value="10.5329" calcext:value-type="float">
            <text:p>10.53</text:p>
          </table:table-cell>
          <table:table-cell table:style-name="ce9" office:value-type="float" office:value="6.15831" calcext:value-type="float">
            <text:p>6.16</text:p>
          </table:table-cell>
          <table:table-cell table:style-name="ce9" office:value-type="float" office:value="23.0542" calcext:value-type="float">
            <text:p>23.05</text:p>
          </table:table-cell>
          <table:table-cell table:style-name="ce9" office:value-type="float" office:value="2.62088" calcext:value-type="float">
            <text:p>2.62</text:p>
          </table:table-cell>
          <table:table-cell table:style-name="ce9" office:value-type="float" office:value="12.9949" calcext:value-type="float">
            <text:p>12.99</text:p>
          </table:table-cell>
          <table:table-cell table:style-name="ce9" office:value-type="float" office:value="8.18942" calcext:value-type="float">
            <text:p>8.19</text:p>
          </table:table-cell>
          <table:table-cell table:style-name="ce9" office:value-type="float" office:value="3.7949" calcext:value-type="float">
            <text:p>3.79</text:p>
          </table:table-cell>
          <table:table-cell table:style-name="ce9" office:value-type="float" office:value="45.6876" calcext:value-type="float">
            <text:p>45.69</text:p>
          </table:table-cell>
          <table:table-cell table:style-name="ce9" office:value-type="float" office:value="26.7123" calcext:value-type="float">
            <text:p>26.71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9" office:value-type="float" office:value="2.85746" calcext:value-type="float">
            <text:p>2.86</text:p>
          </table:table-cell>
          <table:table-cell table:style-name="ce9" office:value-type="float" office:value="1.07202" calcext:value-type="float">
            <text:p>1.07</text:p>
          </table:table-cell>
          <table:table-cell table:style-name="ce9" office:value-type="float" office:value="0.898339" calcext:value-type="float">
            <text:p>0.90</text:p>
          </table:table-cell>
          <table:table-cell table:style-name="ce9" office:value-type="float" office:value="1.04089" calcext:value-type="float">
            <text:p>1.04</text:p>
          </table:table-cell>
          <table:table-cell table:style-name="ce9" office:value-type="float" office:value="13.7553" calcext:value-type="float">
            <text:p>13.76</text:p>
          </table:table-cell>
          <table:table-cell table:style-name="ce9" office:value-type="float" office:value="4.37597" calcext:value-type="float">
            <text:p>4.38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11.9061" calcext:value-type="float">
            <text:p>11.91</text:p>
          </table:table-cell>
          <table:table-cell table:style-name="ce9" office:value-type="float" office:value="4.46677" calcext:value-type="float">
            <text:p>4.47</text:p>
          </table:table-cell>
          <table:table-cell table:style-name="ce9" office:value-type="float" office:value="3.74308" calcext:value-type="float">
            <text:p>3.74</text:p>
          </table:table-cell>
          <table:table-cell table:style-name="ce9" office:value-type="float" office:value="4.33706" calcext:value-type="float">
            <text:p>4.34</text:p>
          </table:table-cell>
          <table:table-cell table:style-name="ce9" office:value-type="float" office:value="57.3138" calcext:value-type="float">
            <text:p>57.31</text:p>
          </table:table-cell>
          <table:table-cell table:style-name="ce9" office:value-type="float" office:value="18.2332" calcext:value-type="float">
            <text:p>18.23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9" office:value-type="float" office:value="2.65909" calcext:value-type="float">
            <text:p>2.66</text:p>
          </table:table-cell>
          <table:table-cell table:style-name="ce9" office:value-type="float" office:value="1.10787" calcext:value-type="float">
            <text:p>1.11</text:p>
          </table:table-cell>
          <table:table-cell table:style-name="ce9" office:value-type="float" office:value="0.952693" calcext:value-type="float">
            <text:p>0.95</text:p>
          </table:table-cell>
          <table:table-cell table:style-name="ce9" office:value-type="float" office:value="0.564804" calcext:value-type="float">
            <text:p>0.56</text:p>
          </table:table-cell>
          <table:table-cell table:style-name="ce9" office:value-type="float" office:value="6.04714" calcext:value-type="float">
            <text:p>6.05</text:p>
          </table:table-cell>
          <table:table-cell table:style-name="ce9" office:value-type="float" office:value="11.344" calcext:value-type="float">
            <text:p>11.34</text:p>
          </table:table-cell>
          <table:table-cell table:style-name="ce9" office:value-type="float" office:value="22.6756" calcext:value-type="float">
            <text:p>22.68</text:p>
          </table:table-cell>
          <table:table-cell table:style-name="ce9" office:value-type="float" office:value="11.7267" calcext:value-type="float">
            <text:p>11.73</text:p>
          </table:table-cell>
          <table:table-cell table:style-name="ce9" office:value-type="float" office:value="4.88571" calcext:value-type="float">
            <text:p>4.89</text:p>
          </table:table-cell>
          <table:table-cell table:style-name="ce9" office:value-type="float" office:value="4.2014" calcext:value-type="float">
            <text:p>4.20</text:p>
          </table:table-cell>
          <table:table-cell table:style-name="ce9" office:value-type="float" office:value="2.4908" calcext:value-type="float">
            <text:p>2.49</text:p>
          </table:table-cell>
          <table:table-cell table:style-name="ce9" office:value-type="float" office:value="26.6681" calcext:value-type="float">
            <text:p>26.67</text:p>
          </table:table-cell>
          <table:table-cell table:style-name="ce9" office:value-type="float" office:value="50.0273" calcext:value-type="float">
            <text:p>50.03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9" office:value-type="float" office:value="2.46933" calcext:value-type="float">
            <text:p>2.47</text:p>
          </table:table-cell>
          <table:table-cell table:style-name="ce9" office:value-type="float" office:value="1.4357" calcext:value-type="float">
            <text:p>1.44</text:p>
          </table:table-cell>
          <table:table-cell table:style-name="ce9" office:value-type="float" office:value="1.23527" calcext:value-type="float">
            <text:p>1.24</text:p>
          </table:table-cell>
          <table:table-cell table:style-name="ce9" office:value-type="float" office:value="1.48829" calcext:value-type="float">
            <text:p>1.49</text:p>
          </table:table-cell>
          <table:table-cell table:style-name="ce9" office:value-type="float" office:value="11.6403" calcext:value-type="float">
            <text:p>11.64</text:p>
          </table:table-cell>
          <table:table-cell table:style-name="ce9" office:value-type="float" office:value="5.66584" calcext:value-type="float">
            <text:p>5.67</text:p>
          </table:table-cell>
          <table:table-cell table:style-name="ce9" office:value-type="float" office:value="23.9347" calcext:value-type="float">
            <text:p>23.93</text:p>
          </table:table-cell>
          <table:table-cell table:style-name="ce9" office:value-type="float" office:value="10.317" calcext:value-type="float">
            <text:p>10.32</text:p>
          </table:table-cell>
          <table:table-cell table:style-name="ce9" office:value-type="float" office:value="5.99841" calcext:value-type="float">
            <text:p>6.00</text:p>
          </table:table-cell>
          <table:table-cell table:style-name="ce9" office:value-type="float" office:value="5.16101" calcext:value-type="float">
            <text:p>5.16</text:p>
          </table:table-cell>
          <table:table-cell table:style-name="ce9" office:value-type="float" office:value="6.21814" calcext:value-type="float">
            <text:p>6.22</text:p>
          </table:table-cell>
          <table:table-cell table:style-name="ce9" office:value-type="float" office:value="48.6334" calcext:value-type="float">
            <text:p>48.63</text:p>
          </table:table-cell>
          <table:table-cell table:style-name="ce9" office:value-type="float" office:value="23.6721" calcext:value-type="float">
            <text:p>23.67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9" office:value-type="float" office:value="3.29569" calcext:value-type="float">
            <text:p>3.30</text:p>
          </table:table-cell>
          <table:table-cell table:style-name="ce9" office:value-type="float" office:value="1.05029" calcext:value-type="float">
            <text:p>1.05</text:p>
          </table:table-cell>
          <table:table-cell table:style-name="ce9" office:value-type="float" office:value="0.891515" calcext:value-type="float">
            <text:p>0.89</text:p>
          </table:table-cell>
          <table:table-cell table:style-name="ce9" office:value-type="float" office:value="1.16038" calcext:value-type="float">
            <text:p>1.16</text:p>
          </table:table-cell>
          <table:table-cell table:style-name="ce9" office:value-type="float" office:value="20.0829" calcext:value-type="float">
            <text:p>20.08</text:p>
          </table:table-cell>
          <table:table-cell table:style-name="ce9" office:value-type="float" office:value="11.1997" calcext:value-type="float">
            <text:p>11.20</text:p>
          </table:table-cell>
          <table:table-cell table:style-name="ce9" office:value-type="float" office:value="37.6805" calcext:value-type="float">
            <text:p>37.68</text:p>
          </table:table-cell>
          <table:table-cell table:style-name="ce9" office:value-type="float" office:value="8.7464" calcext:value-type="float">
            <text:p>8.75</text:p>
          </table:table-cell>
          <table:table-cell table:style-name="ce9" office:value-type="float" office:value="2.78736" calcext:value-type="float">
            <text:p>2.79</text:p>
          </table:table-cell>
          <table:table-cell table:style-name="ce9" office:value-type="float" office:value="2.36599" calcext:value-type="float">
            <text:p>2.37</text:p>
          </table:table-cell>
          <table:table-cell table:style-name="ce9" office:value-type="float" office:value="3.07953" calcext:value-type="float">
            <text:p>3.08</text:p>
          </table:table-cell>
          <table:table-cell table:style-name="ce9" office:value-type="float" office:value="53.2979" calcext:value-type="float">
            <text:p>53.30</text:p>
          </table:table-cell>
          <table:table-cell table:style-name="ce9" office:value-type="float" office:value="29.7228" calcext:value-type="float">
            <text:p>29.72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9" office:value-type="float" office:value="2.60644" calcext:value-type="float">
            <text:p>2.61</text:p>
          </table:table-cell>
          <table:table-cell table:style-name="ce9" office:value-type="float" office:value="0.906728" calcext:value-type="float">
            <text:p>0.91</text:p>
          </table:table-cell>
          <table:table-cell table:style-name="ce9" office:value-type="float" office:value="0.75002" calcext:value-type="float">
            <text:p>0.75</text:p>
          </table:table-cell>
          <table:table-cell table:style-name="ce9" office:value-type="float" office:value="1.07923" calcext:value-type="float">
            <text:p>1.08</text:p>
          </table:table-cell>
          <table:table-cell table:style-name="ce9" office:value-type="float" office:value="15.4285" calcext:value-type="float">
            <text:p>15.43</text:p>
          </table:table-cell>
          <table:table-cell table:style-name="ce9" office:value-type="float" office:value="5.37647" calcext:value-type="float">
            <text:p>5.38</text:p>
          </table:table-cell>
          <table:table-cell table:style-name="ce9" office:value-type="float" office:value="26.1474" calcext:value-type="float">
            <text:p>26.15</text:p>
          </table:table-cell>
          <table:table-cell table:style-name="ce9" office:value-type="float" office:value="9.96826" calcext:value-type="float">
            <text:p>9.97</text:p>
          </table:table-cell>
          <table:table-cell table:style-name="ce9" office:value-type="float" office:value="3.46775" calcext:value-type="float">
            <text:p>3.47</text:p>
          </table:table-cell>
          <table:table-cell table:style-name="ce9" office:value-type="float" office:value="2.86843" calcext:value-type="float">
            <text:p>2.87</text:p>
          </table:table-cell>
          <table:table-cell table:style-name="ce9" office:value-type="float" office:value="4.12747" calcext:value-type="float">
            <text:p>4.13</text:p>
          </table:table-cell>
          <table:table-cell table:style-name="ce9" office:value-type="float" office:value="59.006" calcext:value-type="float">
            <text:p>59.01</text:p>
          </table:table-cell>
          <table:table-cell table:style-name="ce9" office:value-type="float" office:value="20.5621" calcext:value-type="float">
            <text:p>20.56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9" office:value-type="float" office:value="2.08488" calcext:value-type="float">
            <text:p>2.08</text:p>
          </table:table-cell>
          <table:table-cell table:style-name="ce9" office:value-type="float" office:value="2.58563" calcext:value-type="float">
            <text:p>2.59</text:p>
          </table:table-cell>
          <table:table-cell table:style-name="ce9" office:value-type="float" office:value="2.18652" calcext:value-type="float">
            <text:p>2.19</text:p>
          </table:table-cell>
          <table:table-cell table:style-name="ce9" office:value-type="float" office:value="1.37106" calcext:value-type="float">
            <text:p>1.37</text:p>
          </table:table-cell>
          <table:table-cell table:style-name="ce9" office:value-type="float" office:value="5.34198" calcext:value-type="float">
            <text:p>5.34</text:p>
          </table:table-cell>
          <table:table-cell table:style-name="ce9" office:value-type="float" office:value="10.4299" calcext:value-type="float">
            <text:p>10.43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8.687" calcext:value-type="float">
            <text:p>8.69</text:p>
          </table:table-cell>
          <table:table-cell table:style-name="ce9" office:value-type="float" office:value="10.7735" calcext:value-type="float">
            <text:p>10.77</text:p>
          </table:table-cell>
          <table:table-cell table:style-name="ce9" office:value-type="float" office:value="9.11052" calcext:value-type="float">
            <text:p>9.11</text:p>
          </table:table-cell>
          <table:table-cell table:style-name="ce9" office:value-type="float" office:value="5.71276" calcext:value-type="float">
            <text:p>5.71</text:p>
          </table:table-cell>
          <table:table-cell table:style-name="ce9" office:value-type="float" office:value="22.2583" calcext:value-type="float">
            <text:p>22.26</text:p>
          </table:table-cell>
          <table:table-cell table:style-name="ce9" office:value-type="float" office:value="43.458" calcext:value-type="float">
            <text:p>43.46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9" office:value-type="float" office:value="1.07834" calcext:value-type="float">
            <text:p>1.08</text:p>
          </table:table-cell>
          <table:table-cell table:style-name="ce9" office:value-type="float" office:value="2.66124" calcext:value-type="float">
            <text:p>2.66</text:p>
          </table:table-cell>
          <table:table-cell table:style-name="ce9" office:value-type="float" office:value="2.33733" calcext:value-type="float">
            <text:p>2.34</text:p>
          </table:table-cell>
          <table:table-cell table:style-name="ce9" office:value-type="float" office:value="1.03145" calcext:value-type="float">
            <text:p>1.03</text:p>
          </table:table-cell>
          <table:table-cell table:style-name="ce9" office:value-type="float" office:value="2.60997" calcext:value-type="float">
            <text:p>2.61</text:p>
          </table:table-cell>
          <table:table-cell table:style-name="ce9" office:value-type="float" office:value="11.6849" calcext:value-type="float">
            <text:p>11.68</text:p>
          </table:table-cell>
          <table:table-cell table:style-name="ce9" office:value-type="float" office:value="21.4032" calcext:value-type="float">
            <text:p>21.40</text:p>
          </table:table-cell>
          <table:table-cell table:style-name="ce9" office:value-type="float" office:value="5.03822" calcext:value-type="float">
            <text:p>5.04</text:p>
          </table:table-cell>
          <table:table-cell table:style-name="ce9" office:value-type="float" office:value="12.4338" calcext:value-type="float">
            <text:p>12.43</text:p>
          </table:table-cell>
          <table:table-cell table:style-name="ce9" office:value-type="float" office:value="10.9205" calcext:value-type="float">
            <text:p>10.92</text:p>
          </table:table-cell>
          <table:table-cell table:style-name="ce9" office:value-type="float" office:value="4.81913" calcext:value-type="float">
            <text:p>4.82</text:p>
          </table:table-cell>
          <table:table-cell table:style-name="ce9" office:value-type="float" office:value="12.1943" calcext:value-type="float">
            <text:p>12.19</text:p>
          </table:table-cell>
          <table:table-cell table:style-name="ce9" office:value-type="float" office:value="54.594" calcext:value-type="float">
            <text:p>54.59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9" office:value-type="float" office:value="1.39619" calcext:value-type="float">
            <text:p>1.40</text:p>
          </table:table-cell>
          <table:table-cell table:style-name="ce9" office:value-type="float" office:value="3.30159" calcext:value-type="float">
            <text:p>3.30</text:p>
          </table:table-cell>
          <table:table-cell table:style-name="ce9" office:value-type="float" office:value="2.44226" calcext:value-type="float">
            <text:p>2.44</text:p>
          </table:table-cell>
          <table:table-cell table:style-name="ce9" office:value-type="float" office:value="1.34104" calcext:value-type="float">
            <text:p>1.34</text:p>
          </table:table-cell>
          <table:table-cell table:style-name="ce9" office:value-type="float" office:value="3.92224" calcext:value-type="float">
            <text:p>3.92</text:p>
          </table:table-cell>
          <table:table-cell table:style-name="ce9" office:value-type="float" office:value="8.17494" calcext:value-type="float">
            <text:p>8.17</text:p>
          </table:table-cell>
          <table:table-cell table:style-name="ce9" office:value-type="float" office:value="20.5783" calcext:value-type="float">
            <text:p>20.58</text:p>
          </table:table-cell>
          <table:table-cell table:style-name="ce9" office:value-type="float" office:value="6.78479" calcext:value-type="float">
            <text:p>6.78</text:p>
          </table:table-cell>
          <table:table-cell table:style-name="ce9" office:value-type="float" office:value="16.0441" calcext:value-type="float">
            <text:p>16.04</text:p>
          </table:table-cell>
          <table:table-cell table:style-name="ce9" office:value-type="float" office:value="11.8682" calcext:value-type="float">
            <text:p>11.87</text:p>
          </table:table-cell>
          <table:table-cell table:style-name="ce9" office:value-type="float" office:value="6.51678" calcext:value-type="float">
            <text:p>6.52</text:p>
          </table:table-cell>
          <table:table-cell table:style-name="ce9" office:value-type="float" office:value="19.0601" calcext:value-type="float">
            <text:p>19.06</text:p>
          </table:table-cell>
          <table:table-cell table:style-name="ce9" office:value-type="float" office:value="39.7261" calcext:value-type="float">
            <text:p>39.73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9" office:value-type="float" office:value="2.22652" calcext:value-type="float">
            <text:p>2.23</text:p>
          </table:table-cell>
          <table:table-cell table:style-name="ce9" office:value-type="float" office:value="2.65338" calcext:value-type="float">
            <text:p>2.65</text:p>
          </table:table-cell>
          <table:table-cell table:style-name="ce9" office:value-type="float" office:value="1.80392" calcext:value-type="float">
            <text:p>1.80</text:p>
          </table:table-cell>
          <table:table-cell table:style-name="ce9" office:value-type="float" office:value="0.948465" calcext:value-type="float">
            <text:p>0.95</text:p>
          </table:table-cell>
          <table:table-cell table:style-name="ce9" office:value-type="float" office:value="7.8702" calcext:value-type="float">
            <text:p>7.87</text:p>
          </table:table-cell>
          <table:table-cell table:style-name="ce9" office:value-type="float" office:value="8.49752" calcext:value-type="float">
            <text:p>8.50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9.27715" calcext:value-type="float">
            <text:p>9.28</text:p>
          </table:table-cell>
          <table:table-cell table:style-name="ce9" office:value-type="float" office:value="11.0557" calcext:value-type="float">
            <text:p>11.06</text:p>
          </table:table-cell>
          <table:table-cell table:style-name="ce9" office:value-type="float" office:value="7.51634" calcext:value-type="float">
            <text:p>7.52</text:p>
          </table:table-cell>
          <table:table-cell table:style-name="ce9" office:value-type="float" office:value="3.95194" calcext:value-type="float">
            <text:p>3.95</text:p>
          </table:table-cell>
          <table:table-cell table:style-name="ce9" office:value-type="float" office:value="32.7925" calcext:value-type="float">
            <text:p>32.79</text:p>
          </table:table-cell>
          <table:table-cell table:style-name="ce9" office:value-type="float" office:value="35.4063" calcext:value-type="float">
            <text:p>35.41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9" office:value-type="float" office:value="1.74132" calcext:value-type="float">
            <text:p>1.74</text:p>
          </table:table-cell>
          <table:table-cell table:style-name="ce9" office:value-type="float" office:value="2.85642" calcext:value-type="float">
            <text:p>2.86</text:p>
          </table:table-cell>
          <table:table-cell table:style-name="ce9" office:value-type="float" office:value="1.51614" calcext:value-type="float">
            <text:p>1.52</text:p>
          </table:table-cell>
          <table:table-cell table:style-name="ce9" office:value-type="float" office:value="1.31163" calcext:value-type="float">
            <text:p>1.31</text:p>
          </table:table-cell>
          <table:table-cell table:style-name="ce9" office:value-type="float" office:value="5.86445" calcext:value-type="float">
            <text:p>5.86</text:p>
          </table:table-cell>
          <table:table-cell table:style-name="ce9" office:value-type="float" office:value="3.42359" calcext:value-type="float">
            <text:p>3.42</text:p>
          </table:table-cell>
          <table:table-cell table:style-name="ce9" office:value-type="float" office:value="16.7135" calcext:value-type="float">
            <text:p>16.71</text:p>
          </table:table-cell>
          <table:table-cell table:style-name="ce9" office:value-type="float" office:value="10.4186" calcext:value-type="float">
            <text:p>10.42</text:p>
          </table:table-cell>
          <table:table-cell table:style-name="ce9" office:value-type="float" office:value="17.0905" calcext:value-type="float">
            <text:p>17.09</text:p>
          </table:table-cell>
          <table:table-cell table:style-name="ce9" office:value-type="float" office:value="9.0713" calcext:value-type="float">
            <text:p>9.07</text:p>
          </table:table-cell>
          <table:table-cell table:style-name="ce9" office:value-type="float" office:value="7.8477" calcext:value-type="float">
            <text:p>7.85</text:p>
          </table:table-cell>
          <table:table-cell table:style-name="ce9" office:value-type="float" office:value="35.088" calcext:value-type="float">
            <text:p>35.09</text:p>
          </table:table-cell>
          <table:table-cell table:style-name="ce9" office:value-type="float" office:value="20.4839" calcext:value-type="float">
            <text:p>20.48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9" office:value-type="float" office:value="1.32925" calcext:value-type="float">
            <text:p>1.33</text:p>
          </table:table-cell>
          <table:table-cell table:style-name="ce9" office:value-type="float" office:value="2.96699" calcext:value-type="float">
            <text:p>2.97</text:p>
          </table:table-cell>
          <table:table-cell table:style-name="ce9" office:value-type="float" office:value="2.22203" calcext:value-type="float">
            <text:p>2.22</text:p>
          </table:table-cell>
          <table:table-cell table:style-name="ce9" office:value-type="float" office:value="1.1122" calcext:value-type="float">
            <text:p>1.11</text:p>
          </table:table-cell>
          <table:table-cell table:style-name="ce9" office:value-type="float" office:value="1.3369" calcext:value-type="float">
            <text:p>1.34</text:p>
          </table:table-cell>
          <table:table-cell table:style-name="ce9" office:value-type="float" office:value="13.8641" calcext:value-type="float">
            <text:p>13.86</text:p>
          </table:table-cell>
          <table:table-cell table:style-name="ce9" office:value-type="float" office:value="22.8315" calcext:value-type="float">
            <text:p>22.83</text:p>
          </table:table-cell>
          <table:table-cell table:style-name="ce9" office:value-type="float" office:value="5.82202" calcext:value-type="float">
            <text:p>5.82</text:p>
          </table:table-cell>
          <table:table-cell table:style-name="ce9" office:value-type="float" office:value="12.9952" calcext:value-type="float">
            <text:p>13.00</text:p>
          </table:table-cell>
          <table:table-cell table:style-name="ce9" office:value-type="float" office:value="9.73232" calcext:value-type="float">
            <text:p>9.73</text:p>
          </table:table-cell>
          <table:table-cell table:style-name="ce9" office:value-type="float" office:value="4.87135" calcext:value-type="float">
            <text:p>4.87</text:p>
          </table:table-cell>
          <table:table-cell table:style-name="ce9" office:value-type="float" office:value="5.8555" calcext:value-type="float">
            <text:p>5.86</text:p>
          </table:table-cell>
          <table:table-cell table:style-name="ce9" office:value-type="float" office:value="60.7236" calcext:value-type="float">
            <text:p>60.72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9" office:value-type="float" office:value="0.971086" calcext:value-type="float">
            <text:p>0.97</text:p>
          </table:table-cell>
          <table:table-cell table:style-name="ce9" office:value-type="float" office:value="3.00799" calcext:value-type="float">
            <text:p>3.01</text:p>
          </table:table-cell>
          <table:table-cell table:style-name="ce9" office:value-type="float" office:value="2.72811" calcext:value-type="float">
            <text:p>2.73</text:p>
          </table:table-cell>
          <table:table-cell table:style-name="ce9" office:value-type="float" office:value="1.95278" calcext:value-type="float">
            <text:p>1.95</text:p>
          </table:table-cell>
          <table:table-cell table:style-name="ce9" office:value-type="float" office:value="0.109001" calcext:value-type="float">
            <text:p>0.11</text:p>
          </table:table-cell>
          <table:table-cell table:style-name="ce9" office:value-type="float" office:value="9.96143" calcext:value-type="float">
            <text:p>9.96</text:p>
          </table:table-cell>
          <table:table-cell table:style-name="ce9" office:value-type="float" office:value="18.7304" calcext:value-type="float">
            <text:p>18.73</text:p>
          </table:table-cell>
          <table:table-cell table:style-name="ce9" office:value-type="float" office:value="5.18454" calcext:value-type="float">
            <text:p>5.18</text:p>
          </table:table-cell>
          <table:table-cell table:style-name="ce9" office:value-type="float" office:value="16.0594" calcext:value-type="float">
            <text:p>16.06</text:p>
          </table:table-cell>
          <table:table-cell table:style-name="ce9" office:value-type="float" office:value="14.5652" calcext:value-type="float">
            <text:p>14.57</text:p>
          </table:table-cell>
          <table:table-cell table:style-name="ce9" office:value-type="float" office:value="10.4257" calcext:value-type="float">
            <text:p>10.43</text:p>
          </table:table-cell>
          <table:table-cell table:style-name="ce9" office:value-type="float" office:value="0.581947" calcext:value-type="float">
            <text:p>0.58</text:p>
          </table:table-cell>
          <table:table-cell table:style-name="ce9" office:value-type="float" office:value="53.1832" calcext:value-type="float">
            <text:p>53.18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9" office:value-type="float" office:value="0.686009" calcext:value-type="float">
            <text:p>0.69</text:p>
          </table:table-cell>
          <table:table-cell table:style-name="ce9" office:value-type="float" office:value="3.51805" calcext:value-type="float">
            <text:p>3.52</text:p>
          </table:table-cell>
          <table:table-cell table:style-name="ce9" office:value-type="float" office:value="2.77949" calcext:value-type="float">
            <text:p>2.78</text:p>
          </table:table-cell>
          <table:table-cell table:style-name="ce9" office:value-type="float" office:value="0.640743" calcext:value-type="float">
            <text:p>0.64</text:p>
          </table:table-cell>
          <table:table-cell table:style-name="ce9" office:value-type="float" office:value="8.28321" calcext:value-type="float">
            <text:p>8.28</text:p>
          </table:table-cell>
          <table:table-cell table:style-name="ce9" office:value-type="float" office:value="12.0175" calcext:value-type="float">
            <text:p>12.02</text:p>
          </table:table-cell>
          <table:table-cell table:style-name="ce9" office:value-type="float" office:value="27.9251" calcext:value-type="float">
            <text:p>27.93</text:p>
          </table:table-cell>
          <table:table-cell table:style-name="ce9" office:value-type="float" office:value="2.45661" calcext:value-type="float">
            <text:p>2.46</text:p>
          </table:table-cell>
          <table:table-cell table:style-name="ce9" office:value-type="float" office:value="12.5982" calcext:value-type="float">
            <text:p>12.60</text:p>
          </table:table-cell>
          <table:table-cell table:style-name="ce9" office:value-type="float" office:value="9.95339" calcext:value-type="float">
            <text:p>9.95</text:p>
          </table:table-cell>
          <table:table-cell table:style-name="ce9" office:value-type="float" office:value="2.29451" calcext:value-type="float">
            <text:p>2.29</text:p>
          </table:table-cell>
          <table:table-cell table:style-name="ce9" office:value-type="float" office:value="29.6623" calcext:value-type="float">
            <text:p>29.66</text:p>
          </table:table-cell>
          <table:table-cell table:style-name="ce9" office:value-type="float" office:value="43.035" calcext:value-type="float">
            <text:p>43.04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9" office:value-type="float" office:value="0.415503" calcext:value-type="float">
            <text:p>0.42</text:p>
          </table:table-cell>
          <table:table-cell table:style-name="ce9" office:value-type="float" office:value="3.36253" calcext:value-type="float">
            <text:p>3.36</text:p>
          </table:table-cell>
          <table:table-cell table:style-name="ce9" office:value-type="float" office:value="2.63215" calcext:value-type="float">
            <text:p>2.63</text:p>
          </table:table-cell>
          <table:table-cell table:style-name="ce9" office:value-type="float" office:value="1.24937" calcext:value-type="float">
            <text:p>1.25</text:p>
          </table:table-cell>
          <table:table-cell table:style-name="ce9" office:value-type="float" office:value="5.61622" calcext:value-type="float">
            <text:p>5.62</text:p>
          </table:table-cell>
          <table:table-cell table:style-name="ce9" office:value-type="float" office:value="10.7242" calcext:value-type="float">
            <text:p>10.72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1.73126" calcext:value-type="float">
            <text:p>1.73</text:p>
          </table:table-cell>
          <table:table-cell table:style-name="ce9" office:value-type="float" office:value="14.0105" calcext:value-type="float">
            <text:p>14.01</text:p>
          </table:table-cell>
          <table:table-cell table:style-name="ce9" office:value-type="float" office:value="10.9673" calcext:value-type="float">
            <text:p>10.97</text:p>
          </table:table-cell>
          <table:table-cell table:style-name="ce9" office:value-type="float" office:value="5.20573" calcext:value-type="float">
            <text:p>5.21</text:p>
          </table:table-cell>
          <table:table-cell table:style-name="ce9" office:value-type="float" office:value="23.4009" calcext:value-type="float">
            <text:p>23.40</text:p>
          </table:table-cell>
          <table:table-cell table:style-name="ce9" office:value-type="float" office:value="44.6843" calcext:value-type="float">
            <text:p>44.68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9" office:value-type="float" office:value="0.800565" calcext:value-type="float">
            <text:p>0.80</text:p>
          </table:table-cell>
          <table:table-cell table:style-name="ce9" office:value-type="float" office:value="3.72162" calcext:value-type="float">
            <text:p>3.72</text:p>
          </table:table-cell>
          <table:table-cell table:style-name="ce9" office:value-type="float" office:value="3.3344" calcext:value-type="float">
            <text:p>3.33</text:p>
          </table:table-cell>
          <table:table-cell table:style-name="ce9" office:value-type="float" office:value="0.963044" calcext:value-type="float">
            <text:p>0.96</text:p>
          </table:table-cell>
          <table:table-cell table:style-name="ce9" office:value-type="float" office:value="5.44098" calcext:value-type="float">
            <text:p>5.44</text:p>
          </table:table-cell>
          <table:table-cell table:style-name="ce9" office:value-type="float" office:value="16.3529" calcext:value-type="float">
            <text:p>16.35</text:p>
          </table:table-cell>
          <table:table-cell table:style-name="ce9" office:value-type="float" office:value="30.6135" calcext:value-type="float">
            <text:p>30.61</text:p>
          </table:table-cell>
          <table:table-cell table:style-name="ce9" office:value-type="float" office:value="2.61507" calcext:value-type="float">
            <text:p>2.62</text:p>
          </table:table-cell>
          <table:table-cell table:style-name="ce9" office:value-type="float" office:value="12.1568" calcext:value-type="float">
            <text:p>12.16</text:p>
          </table:table-cell>
          <table:table-cell table:style-name="ce9" office:value-type="float" office:value="10.8919" calcext:value-type="float">
            <text:p>10.89</text:p>
          </table:table-cell>
          <table:table-cell table:style-name="ce9" office:value-type="float" office:value="3.14581" calcext:value-type="float">
            <text:p>3.15</text:p>
          </table:table-cell>
          <table:table-cell table:style-name="ce9" office:value-type="float" office:value="17.7731" calcext:value-type="float">
            <text:p>17.77</text:p>
          </table:table-cell>
          <table:table-cell table:style-name="ce9" office:value-type="float" office:value="53.4173" calcext:value-type="float">
            <text:p>53.42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9" office:value-type="float" office:value="4.24729" calcext:value-type="float">
            <text:p>4.25</text:p>
          </table:table-cell>
          <table:table-cell table:style-name="ce9" office:value-type="float" office:value="1.05253" calcext:value-type="float">
            <text:p>1.05</text:p>
          </table:table-cell>
          <table:table-cell table:style-name="ce9" office:value-type="float" office:value="0.938162" calcext:value-type="float">
            <text:p>0.94</text:p>
          </table:table-cell>
          <table:table-cell table:style-name="ce9" office:value-type="float" office:value="1.00976" calcext:value-type="float">
            <text:p>1.01</text:p>
          </table:table-cell>
          <table:table-cell table:style-name="ce9" office:value-type="float" office:value="20.6026" calcext:value-type="float">
            <text:p>20.60</text:p>
          </table:table-cell>
          <table:table-cell table:style-name="ce9" office:value-type="float" office:value="4.04936" calcext:value-type="float">
            <text:p>4.05</text:p>
          </table:table-cell>
          <table:table-cell table:style-name="ce9" office:value-type="float" office:value="31.8997" calcext:value-type="float">
            <text:p>31.90</text:p>
          </table:table-cell>
          <table:table-cell table:style-name="ce9" office:value-type="float" office:value="13.3145" calcext:value-type="float">
            <text:p>13.31</text:p>
          </table:table-cell>
          <table:table-cell table:style-name="ce9" office:value-type="float" office:value="3.29949" calcext:value-type="float">
            <text:p>3.30</text:p>
          </table:table-cell>
          <table:table-cell table:style-name="ce9" office:value-type="float" office:value="2.94097" calcext:value-type="float">
            <text:p>2.94</text:p>
          </table:table-cell>
          <table:table-cell table:style-name="ce9" office:value-type="float" office:value="3.16541" calcext:value-type="float">
            <text:p>3.17</text:p>
          </table:table-cell>
          <table:table-cell table:style-name="ce9" office:value-type="float" office:value="64.5856" calcext:value-type="float">
            <text:p>64.59</text:p>
          </table:table-cell>
          <table:table-cell table:style-name="ce9" office:value-type="float" office:value="12.694" calcext:value-type="float">
            <text:p>12.69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9" office:value-type="float" office:value="3.81261" calcext:value-type="float">
            <text:p>3.81</text:p>
          </table:table-cell>
          <table:table-cell table:style-name="ce9" office:value-type="float" office:value="1.16075" calcext:value-type="float">
            <text:p>1.16</text:p>
          </table:table-cell>
          <table:table-cell table:style-name="ce9" office:value-type="float" office:value="0.94649" calcext:value-type="float">
            <text:p>0.95</text:p>
          </table:table-cell>
          <table:table-cell table:style-name="ce9" office:value-type="float" office:value="1.8586" calcext:value-type="float">
            <text:p>1.86</text:p>
          </table:table-cell>
          <table:table-cell table:style-name="ce9" office:value-type="float" office:value="20.8776" calcext:value-type="float">
            <text:p>20.88</text:p>
          </table:table-cell>
          <table:table-cell table:style-name="ce9" office:value-type="float" office:value="3.28274" calcext:value-type="float">
            <text:p>3.28</text:p>
          </table:table-cell>
          <table:table-cell table:style-name="ce9" office:value-type="float" office:value="31.9388" calcext:value-type="float">
            <text:p>31.94</text:p>
          </table:table-cell>
          <table:table-cell table:style-name="ce9" office:value-type="float" office:value="11.9372" calcext:value-type="float">
            <text:p>11.94</text:p>
          </table:table-cell>
          <table:table-cell table:style-name="ce9" office:value-type="float" office:value="3.6343" calcext:value-type="float">
            <text:p>3.63</text:p>
          </table:table-cell>
          <table:table-cell table:style-name="ce9" office:value-type="float" office:value="2.96345" calcext:value-type="float">
            <text:p>2.96</text:p>
          </table:table-cell>
          <table:table-cell table:style-name="ce9" office:value-type="float" office:value="5.81925" calcext:value-type="float">
            <text:p>5.82</text:p>
          </table:table-cell>
          <table:table-cell table:style-name="ce9" office:value-type="float" office:value="65.3675" calcext:value-type="float">
            <text:p>65.37</text:p>
          </table:table-cell>
          <table:table-cell table:style-name="ce9" office:value-type="float" office:value="10.2782" calcext:value-type="float">
            <text:p>10.28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9" office:value-type="float" office:value="4.96541" calcext:value-type="float">
            <text:p>4.97</text:p>
          </table:table-cell>
          <table:table-cell table:style-name="ce9" office:value-type="float" office:value="1.23535" calcext:value-type="float">
            <text:p>1.24</text:p>
          </table:table-cell>
          <table:table-cell table:style-name="ce9" office:value-type="float" office:value="1.17589" calcext:value-type="float">
            <text:p>1.18</text:p>
          </table:table-cell>
          <table:table-cell table:style-name="ce9" office:value-type="float" office:value="1.68201" calcext:value-type="float">
            <text:p>1.68</text:p>
          </table:table-cell>
          <table:table-cell table:style-name="ce9" office:value-type="float" office:value="30.7162" calcext:value-type="float">
            <text:p>30.72</text:p>
          </table:table-cell>
          <table:table-cell table:style-name="ce9" office:value-type="float" office:value="7.04261" calcext:value-type="float">
            <text:p>7.04</text:p>
          </table:table-cell>
          <table:table-cell table:style-name="ce9" office:value-type="float" office:value="46.8175" calcext:value-type="float">
            <text:p>46.82</text:p>
          </table:table-cell>
          <table:table-cell table:style-name="ce9" office:value-type="float" office:value="10.6059" calcext:value-type="float">
            <text:p>10.61</text:p>
          </table:table-cell>
          <table:table-cell table:style-name="ce9" office:value-type="float" office:value="2.63866" calcext:value-type="float">
            <text:p>2.64</text:p>
          </table:table-cell>
          <table:table-cell table:style-name="ce9" office:value-type="float" office:value="2.51164" calcext:value-type="float">
            <text:p>2.51</text:p>
          </table:table-cell>
          <table:table-cell table:style-name="ce9" office:value-type="float" office:value="3.5927" calcext:value-type="float">
            <text:p>3.59</text:p>
          </table:table-cell>
          <table:table-cell table:style-name="ce9" office:value-type="float" office:value="65.6084" calcext:value-type="float">
            <text:p>65.61</text:p>
          </table:table-cell>
          <table:table-cell table:style-name="ce9" office:value-type="float" office:value="15.0427" calcext:value-type="float">
            <text:p>15.04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9" office:value-type="float" office:value="3.32798" calcext:value-type="float">
            <text:p>3.33</text:p>
          </table:table-cell>
          <table:table-cell table:style-name="ce9" office:value-type="float" office:value="1.62621" calcext:value-type="float">
            <text:p>1.63</text:p>
          </table:table-cell>
          <table:table-cell table:style-name="ce9" office:value-type="float" office:value="1.52897" calcext:value-type="float">
            <text:p>1.53</text:p>
          </table:table-cell>
          <table:table-cell table:style-name="ce9" office:value-type="float" office:value="1.28642" calcext:value-type="float">
            <text:p>1.29</text:p>
          </table:table-cell>
          <table:table-cell table:style-name="ce9" office:value-type="float" office:value="11.1817" calcext:value-type="float">
            <text:p>11.18</text:p>
          </table:table-cell>
          <table:table-cell table:style-name="ce9" office:value-type="float" office:value="2.38191" calcext:value-type="float">
            <text:p>2.38</text:p>
          </table:table-cell>
          <table:table-cell table:style-name="ce9" office:value-type="float" office:value="21.3332" calcext:value-type="float">
            <text:p>21.33</text:p>
          </table:table-cell>
          <table:table-cell table:style-name="ce9" office:value-type="float" office:value="15.6" calcext:value-type="float">
            <text:p>15.60</text:p>
          </table:table-cell>
          <table:table-cell table:style-name="ce9" office:value-type="float" office:value="7.62291" calcext:value-type="float">
            <text:p>7.62</text:p>
          </table:table-cell>
          <table:table-cell table:style-name="ce9" office:value-type="float" office:value="7.16708" calcext:value-type="float">
            <text:p>7.17</text:p>
          </table:table-cell>
          <table:table-cell table:style-name="ce9" office:value-type="float" office:value="6.03013" calcext:value-type="float">
            <text:p>6.03</text:p>
          </table:table-cell>
          <table:table-cell table:style-name="ce9" office:value-type="float" office:value="52.4147" calcext:value-type="float">
            <text:p>52.41</text:p>
          </table:table-cell>
          <table:table-cell table:style-name="ce9" office:value-type="float" office:value="11.1652" calcext:value-type="float">
            <text:p>11.17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9" office:value-type="float" office:value="3.13325" calcext:value-type="float">
            <text:p>3.13</text:p>
          </table:table-cell>
          <table:table-cell table:style-name="ce9" office:value-type="float" office:value="1.06124" calcext:value-type="float">
            <text:p>1.06</text:p>
          </table:table-cell>
          <table:table-cell table:style-name="ce9" office:value-type="float" office:value="0.875238" calcext:value-type="float">
            <text:p>0.88</text:p>
          </table:table-cell>
          <table:table-cell table:style-name="ce9" office:value-type="float" office:value="2.01294" calcext:value-type="float">
            <text:p>2.01</text:p>
          </table:table-cell>
          <table:table-cell table:style-name="ce9" office:value-type="float" office:value="11.1443" calcext:value-type="float">
            <text:p>11.14</text:p>
          </table:table-cell>
          <table:table-cell table:style-name="ce9" office:value-type="float" office:value="4.81579" calcext:value-type="float">
            <text:p>4.82</text:p>
          </table:table-cell>
          <table:table-cell table:style-name="ce9" office:value-type="float" office:value="23.0428" calcext:value-type="float">
            <text:p>23.04</text:p>
          </table:table-cell>
          <table:table-cell table:style-name="ce9" office:value-type="float" office:value="13.5975" calcext:value-type="float">
            <text:p>13.60</text:p>
          </table:table-cell>
          <table:table-cell table:style-name="ce9" office:value-type="float" office:value="4.6055" calcext:value-type="float">
            <text:p>4.61</text:p>
          </table:table-cell>
          <table:table-cell table:style-name="ce9" office:value-type="float" office:value="3.79832" calcext:value-type="float">
            <text:p>3.80</text:p>
          </table:table-cell>
          <table:table-cell table:style-name="ce9" office:value-type="float" office:value="8.73566" calcext:value-type="float">
            <text:p>8.74</text:p>
          </table:table-cell>
          <table:table-cell table:style-name="ce9" office:value-type="float" office:value="48.3636" calcext:value-type="float">
            <text:p>48.36</text:p>
          </table:table-cell>
          <table:table-cell table:style-name="ce9" office:value-type="float" office:value="20.8994" calcext:value-type="float">
            <text:p>20.90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9" office:value-type="float" office:value="2.69198" calcext:value-type="float">
            <text:p>2.69</text:p>
          </table:table-cell>
          <table:table-cell table:style-name="ce9" office:value-type="float" office:value="2.6073" calcext:value-type="float">
            <text:p>2.61</text:p>
          </table:table-cell>
          <table:table-cell table:style-name="ce9" office:value-type="float" office:value="2.00556" calcext:value-type="float">
            <text:p>2.01</text:p>
          </table:table-cell>
          <table:table-cell table:style-name="ce9" office:value-type="float" office:value="0.822503" calcext:value-type="float">
            <text:p>0.82</text:p>
          </table:table-cell>
          <table:table-cell table:style-name="ce9" office:value-type="float" office:value="15.3757" calcext:value-type="float">
            <text:p>15.38</text:p>
          </table:table-cell>
          <table:table-cell table:style-name="ce9" office:value-type="float" office:value="8.497" calcext:value-type="float">
            <text:p>8.50</text:p>
          </table:table-cell>
          <table:table-cell table:style-name="ce9" office:value-type="float" office:value="32" calcext:value-type="float">
            <text:p>32.00</text:p>
          </table:table-cell>
          <table:table-cell table:style-name="ce9" office:value-type="float" office:value="8.41243" calcext:value-type="float">
            <text:p>8.41</text:p>
          </table:table-cell>
          <table:table-cell table:style-name="ce9" office:value-type="float" office:value="8.14782" calcext:value-type="float">
            <text:p>8.15</text:p>
          </table:table-cell>
          <table:table-cell table:style-name="ce9" office:value-type="float" office:value="6.26739" calcext:value-type="float">
            <text:p>6.27</text:p>
          </table:table-cell>
          <table:table-cell table:style-name="ce9" office:value-type="float" office:value="2.57032" calcext:value-type="float">
            <text:p>2.57</text:p>
          </table:table-cell>
          <table:table-cell table:style-name="ce9" office:value-type="float" office:value="48.0489" calcext:value-type="float">
            <text:p>48.05</text:p>
          </table:table-cell>
          <table:table-cell table:style-name="ce9" office:value-type="float" office:value="26.5531" calcext:value-type="float">
            <text:p>26.55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9" office:value-type="float" office:value="2.77848" calcext:value-type="float">
            <text:p>2.78</text:p>
          </table:table-cell>
          <table:table-cell table:style-name="ce9" office:value-type="float" office:value="2.19488" calcext:value-type="float">
            <text:p>2.19</text:p>
          </table:table-cell>
          <table:table-cell table:style-name="ce9" office:value-type="float" office:value="1.53399" calcext:value-type="float">
            <text:p>1.53</text:p>
          </table:table-cell>
          <table:table-cell table:style-name="ce9" office:value-type="float" office:value="1.2209" calcext:value-type="float">
            <text:p>1.22</text:p>
          </table:table-cell>
          <table:table-cell table:style-name="ce9" office:value-type="float" office:value="11.8528" calcext:value-type="float">
            <text:p>11.85</text:p>
          </table:table-cell>
          <table:table-cell table:style-name="ce9" office:value-type="float" office:value="4.41892" calcext:value-type="float">
            <text:p>4.42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11.577" calcext:value-type="float">
            <text:p>11.58</text:p>
          </table:table-cell>
          <table:table-cell table:style-name="ce9" office:value-type="float" office:value="9.14535" calcext:value-type="float">
            <text:p>9.15</text:p>
          </table:table-cell>
          <table:table-cell table:style-name="ce9" office:value-type="float" office:value="6.39161" calcext:value-type="float">
            <text:p>6.39</text:p>
          </table:table-cell>
          <table:table-cell table:style-name="ce9" office:value-type="float" office:value="5.08707" calcext:value-type="float">
            <text:p>5.09</text:p>
          </table:table-cell>
          <table:table-cell table:style-name="ce9" office:value-type="float" office:value="49.3868" calcext:value-type="float">
            <text:p>49.39</text:p>
          </table:table-cell>
          <table:table-cell table:style-name="ce9" office:value-type="float" office:value="18.4122" calcext:value-type="float">
            <text:p>18.41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9" office:value-type="float" office:value="3.21807" calcext:value-type="float">
            <text:p>3.22</text:p>
          </table:table-cell>
          <table:table-cell table:style-name="ce9" office:value-type="float" office:value="2.22157" calcext:value-type="float">
            <text:p>2.22</text:p>
          </table:table-cell>
          <table:table-cell table:style-name="ce9" office:value-type="float" office:value="1.80536" calcext:value-type="float">
            <text:p>1.81</text:p>
          </table:table-cell>
          <table:table-cell table:style-name="ce9" office:value-type="float" office:value="1.12316" calcext:value-type="float">
            <text:p>1.12</text:p>
          </table:table-cell>
          <table:table-cell table:style-name="ce9" office:value-type="float" office:value="17.0114" calcext:value-type="float">
            <text:p>17.01</text:p>
          </table:table-cell>
          <table:table-cell table:style-name="ce9" office:value-type="float" office:value="6.62041" calcext:value-type="float">
            <text:p>6.62</text:p>
          </table:table-cell>
          <table:table-cell table:style-name="ce9" office:value-type="float" office:value="32" calcext:value-type="float">
            <text:p>32.00</text:p>
          </table:table-cell>
          <table:table-cell table:style-name="ce9" office:value-type="float" office:value="10.0565" calcext:value-type="float">
            <text:p>10.06</text:p>
          </table:table-cell>
          <table:table-cell table:style-name="ce9" office:value-type="float" office:value="6.94239" calcext:value-type="float">
            <text:p>6.94</text:p>
          </table:table-cell>
          <table:table-cell table:style-name="ce9" office:value-type="float" office:value="5.64175" calcext:value-type="float">
            <text:p>5.64</text:p>
          </table:table-cell>
          <table:table-cell table:style-name="ce9" office:value-type="float" office:value="3.50986" calcext:value-type="float">
            <text:p>3.51</text:p>
          </table:table-cell>
          <table:table-cell table:style-name="ce9" office:value-type="float" office:value="53.1607" calcext:value-type="float">
            <text:p>53.16</text:p>
          </table:table-cell>
          <table:table-cell table:style-name="ce9" office:value-type="float" office:value="20.6888" calcext:value-type="float">
            <text:p>20.69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9" office:value-type="float" office:value="2.23453" calcext:value-type="float">
            <text:p>2.23</text:p>
          </table:table-cell>
          <table:table-cell table:style-name="ce9" office:value-type="float" office:value="2.73968" calcext:value-type="float">
            <text:p>2.74</text:p>
          </table:table-cell>
          <table:table-cell table:style-name="ce9" office:value-type="float" office:value="2.47101" calcext:value-type="float">
            <text:p>2.47</text:p>
          </table:table-cell>
          <table:table-cell table:style-name="ce9" office:value-type="float" office:value="2.31333" calcext:value-type="float">
            <text:p>2.31</text:p>
          </table:table-cell>
          <table:table-cell table:style-name="ce9" office:value-type="float" office:value="14.397" calcext:value-type="float">
            <text:p>14.40</text:p>
          </table:table-cell>
          <table:table-cell table:style-name="ce9" office:value-type="float" office:value="5.62257" calcext:value-type="float">
            <text:p>5.62</text:p>
          </table:table-cell>
          <table:table-cell table:style-name="ce9" office:value-type="float" office:value="29.7781" calcext:value-type="float">
            <text:p>29.78</text:p>
          </table:table-cell>
          <table:table-cell table:style-name="ce9" office:value-type="float" office:value="7.50392" calcext:value-type="float">
            <text:p>7.50</text:p>
          </table:table-cell>
          <table:table-cell table:style-name="ce9" office:value-type="float" office:value="9.20032" calcext:value-type="float">
            <text:p>9.20</text:p>
          </table:table-cell>
          <table:table-cell table:style-name="ce9" office:value-type="float" office:value="8.29806" calcext:value-type="float">
            <text:p>8.30</text:p>
          </table:table-cell>
          <table:table-cell table:style-name="ce9" office:value-type="float" office:value="7.76854" calcext:value-type="float">
            <text:p>7.77</text:p>
          </table:table-cell>
          <table:table-cell table:style-name="ce9" office:value-type="float" office:value="48.3476" calcext:value-type="float">
            <text:p>48.35</text:p>
          </table:table-cell>
          <table:table-cell table:style-name="ce9" office:value-type="float" office:value="18.8816" calcext:value-type="float">
            <text:p>18.88</text:p>
          </table:table-cell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9" office:value-type="float" office:value="2.59657" calcext:value-type="float">
            <text:p>2.60</text:p>
          </table:table-cell>
          <table:table-cell table:style-name="ce9" office:value-type="float" office:value="3.23968" calcext:value-type="float">
            <text:p>3.24</text:p>
          </table:table-cell>
          <table:table-cell table:style-name="ce9" office:value-type="float" office:value="2.82202" calcext:value-type="float">
            <text:p>2.82</text:p>
          </table:table-cell>
          <table:table-cell table:style-name="ce9" office:value-type="float" office:value="1.56862" calcext:value-type="float">
            <text:p>1.57</text:p>
          </table:table-cell>
          <table:table-cell table:style-name="ce9" office:value-type="float" office:value="8.02046" calcext:value-type="float">
            <text:p>8.02</text:p>
          </table:table-cell>
          <table:table-cell table:style-name="ce9" office:value-type="float" office:value="5.75265" calcext:value-type="float">
            <text:p>5.75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10.819" calcext:value-type="float">
            <text:p>10.82</text:p>
          </table:table-cell>
          <table:table-cell table:style-name="ce9" office:value-type="float" office:value="13.4987" calcext:value-type="float">
            <text:p>13.50</text:p>
          </table:table-cell>
          <table:table-cell table:style-name="ce9" office:value-type="float" office:value="11.7584" calcext:value-type="float">
            <text:p>11.76</text:p>
          </table:table-cell>
          <table:table-cell table:style-name="ce9" office:value-type="float" office:value="6.53591" calcext:value-type="float">
            <text:p>6.54</text:p>
          </table:table-cell>
          <table:table-cell table:style-name="ce9" office:value-type="float" office:value="33.4186" calcext:value-type="float">
            <text:p>33.42</text:p>
          </table:table-cell>
          <table:table-cell table:style-name="ce9" office:value-type="float" office:value="23.9694" calcext:value-type="float">
            <text:p>23.97</text:p>
          </table:table-cell>
          <table:table-cell table:style-name="ce9" table:number-columns-repeated="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>
          <table:table-cell table:style-name="ce91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>
          <table:table-cell table:style-name="ce91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>
          <table:table-cell table:style-name="ce91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>
          <table:table-cell table:style-name="ce91"/>
          <table:table-cell table:style-name="Default" table:number-columns-repeated="13"/>
          <table:table-cell table:number-columns-repeated="3"/>
        </table:table-row>
        <table:table-row table:style-name="ro1" table:number-rows-repeated="12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 table:number-rows-repeated="75">
          <table:table-cell/>
          <table:table-cell table:style-name="Default" table:number-columns-repeated="13"/>
          <table:table-cell table:number-columns-repeated="3"/>
        </table:table-row>
        <table:table-row table:style-name="ro1" table:number-rows-repeated="104843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cSp Dist" table:style-name="ta1">
        <office:forms form:automatic-focus="false" form:apply-design-mode="false"/>
        <table:table-column table:style-name="co11" table:default-cell-style-name="ce85"/>
        <table:table-column table:style-name="co16" table:number-columns-repeated="4" table:default-cell-style-name="ce85"/>
        <table:table-column table:style-name="co14" table:number-columns-repeated="5" table:default-cell-style-name="ce85"/>
        <table:table-row table:style-name="ro1">
          <table:table-cell table:style-name="ce89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 table:style-name="ce89"/>
          <table:table-cell table:style-name="Default" table:number-columns-repeated="9"/>
        </table:table-row>
        <table:table-row table:style-name="ro1">
          <table:table-cell table:style-name="ce95"/>
          <table:table-cell table:style-name="Default" table:number-columns-repeated="9"/>
        </table:table-row>
        <table:table-row table:style-name="ro1" table:number-rows-repeated="71">
          <table:table-cell/>
          <table:table-cell table:style-name="Default" table:number-columns-repeated="9"/>
        </table:table-row>
        <table:table-row table:style-name="ro1" table:number-rows-repeated="10484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Sp stats" table:style-name="ta2">
        <office:forms form:automatic-focus="false" form:apply-design-mode="false"/>
        <table:table-column table:style-name="co1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30.8848" calcext:value-type="float">
            <text:p>30.8848</text:p>
          </table:table-cell>
          <table:table-cell table:style-name="ce88" office:value-type="float" office:value="32.4998" calcext:value-type="float">
            <text:p>32.4998</text:p>
          </table:table-cell>
          <table:table-cell table:style-name="ce88" office:value-type="float" office:value="19.8214" calcext:value-type="float">
            <text:p>19.821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4.69" calcext:value-type="float">
            <text:p>4.69</text:p>
          </table:table-cell>
          <table:table-cell table:style-name="ce88" office:value-type="float" office:value="43.5632" calcext:value-type="float">
            <text:p>43.5632</text:p>
          </table:table-cell>
          <table:table-cell table:style-name="ce88" office:value-type="string" calcext:value-type="string">
            <text:p>Optimal</text:p>
          </table:table-cell>
          <table:table-cell table:number-columns-repeated="2" table:style-name="ce88" office:value-type="float" office:value="43.5632" calcext:value-type="float">
            <text:p>43.5632</text:p>
          </table:table-cell>
          <table:table-cell table:style-name="ce88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8.2235" calcext:value-type="float">
            <text:p>18.2235</text:p>
          </table:table-cell>
          <table:table-cell table:style-name="ce88" office:value-type="float" office:value="39.914" calcext:value-type="float">
            <text:p>39.914</text:p>
          </table:table-cell>
          <table:table-cell table:style-name="ce88" office:value-type="float" office:value="26.5421" calcext:value-type="float">
            <text:p>26.542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0.33" calcext:value-type="float">
            <text:p>0.33</text:p>
          </table:table-cell>
          <table:table-cell table:style-name="ce88" office:value-type="float" office:value="31.5955" calcext:value-type="float">
            <text:p>31.5955</text:p>
          </table:table-cell>
          <table:table-cell table:style-name="ce88" office:value-type="string" calcext:value-type="string">
            <text:p>Optimal</text:p>
          </table:table-cell>
          <table:table-cell table:number-columns-repeated="2" table:style-name="ce88" office:value-type="float" office:value="31.5955" calcext:value-type="float">
            <text:p>31.5955</text:p>
          </table:table-cell>
          <table:table-cell table:style-name="ce88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18.8395" calcext:value-type="float">
            <text:p>18.8395</text:p>
          </table:table-cell>
          <table:table-cell table:style-name="ce88" office:value-type="float" office:value="18.0337" calcext:value-type="float">
            <text:p>18.0337</text:p>
          </table:table-cell>
          <table:table-cell table:style-name="ce88" office:value-type="float" office:value="16.0866" calcext:value-type="float">
            <text:p>16.086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0.48" calcext:value-type="float">
            <text:p>0.48</text:p>
          </table:table-cell>
          <table:table-cell table:style-name="ce88" office:value-type="float" office:value="20.7865" calcext:value-type="float">
            <text:p>20.7865</text:p>
          </table:table-cell>
          <table:table-cell table:style-name="ce88" office:value-type="string" calcext:value-type="string">
            <text:p>Optimal</text:p>
          </table:table-cell>
          <table:table-cell table:number-columns-repeated="2" table:style-name="ce88" office:value-type="float" office:value="20.7865" calcext:value-type="float">
            <text:p>20.7865</text:p>
          </table:table-cell>
          <table:table-cell table:style-name="ce88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30.2416" calcext:value-type="float">
            <text:p>30.2416</text:p>
          </table:table-cell>
          <table:table-cell table:style-name="ce88" office:value-type="float" office:value="45.7034" calcext:value-type="float">
            <text:p>45.7034</text:p>
          </table:table-cell>
          <table:table-cell table:style-name="ce88" office:value-type="float" office:value="40.0959" calcext:value-type="float">
            <text:p>40.0959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5.74" calcext:value-type="float">
            <text:p>5.74</text:p>
          </table:table-cell>
          <table:table-cell table:style-name="ce88" office:value-type="float" office:value="35.8491" calcext:value-type="float">
            <text:p>35.8491</text:p>
          </table:table-cell>
          <table:table-cell table:style-name="ce88" office:value-type="string" calcext:value-type="string">
            <text:p>Optimal</text:p>
          </table:table-cell>
          <table:table-cell table:number-columns-repeated="2" table:style-name="ce88" office:value-type="float" office:value="35.8491" calcext:value-type="float">
            <text:p>35.8491</text:p>
          </table:table-cell>
          <table:table-cell table:style-name="ce88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21.7444" calcext:value-type="float">
            <text:p>21.7444</text:p>
          </table:table-cell>
          <table:table-cell table:style-name="ce88" office:value-type="float" office:value="27.1518" calcext:value-type="float">
            <text:p>27.1518</text:p>
          </table:table-cell>
          <table:table-cell table:style-name="ce88" office:value-type="float" office:value="15.4322" calcext:value-type="float">
            <text:p>15.432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0.32" calcext:value-type="float">
            <text:p>0.32</text:p>
          </table:table-cell>
          <table:table-cell table:style-name="ce88" office:value-type="float" office:value="33.464" calcext:value-type="float">
            <text:p>33.464</text:p>
          </table:table-cell>
          <table:table-cell table:style-name="ce88" office:value-type="string" calcext:value-type="string">
            <text:p>Optimal</text:p>
          </table:table-cell>
          <table:table-cell table:number-columns-repeated="2" table:style-name="ce88" office:value-type="float" office:value="33.464" calcext:value-type="float">
            <text:p>33.464</text:p>
          </table:table-cell>
          <table:table-cell table:style-name="ce88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46.6573" calcext:value-type="float">
            <text:p>46.6573</text:p>
          </table:table-cell>
          <table:table-cell table:style-name="ce88" office:value-type="float" office:value="51.9031" calcext:value-type="float">
            <text:p>51.9031</text:p>
          </table:table-cell>
          <table:table-cell table:style-name="ce88" office:value-type="float" office:value="44.2758" calcext:value-type="float">
            <text:p>44.275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05" calcext:value-type="float">
            <text:p>7197.05</text:p>
          </table:table-cell>
          <table:table-cell table:style-name="ce88" office:value-type="float" office:value="54.2846" calcext:value-type="float">
            <text:p>54.2846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4.2846" calcext:value-type="float">
            <text:p>54.2846</text:p>
          </table:table-cell>
          <table:table-cell table:style-name="ce88" office:value-type="float" office:value="64.675" calcext:value-type="float">
            <text:p>64.675</text:p>
          </table:table-cell>
          <table:table-cell table:style-name="ce88" office:value-type="float" office:value="16.0656" calcext:value-type="float">
            <text:p>16.0656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57.1983" calcext:value-type="float">
            <text:p>57.1983</text:p>
          </table:table-cell>
          <table:table-cell table:style-name="ce88" office:value-type="float" office:value="58.7136" calcext:value-type="float">
            <text:p>58.7136</text:p>
          </table:table-cell>
          <table:table-cell table:style-name="ce88" office:value-type="float" office:value="48.0071" calcext:value-type="float">
            <text:p>48.007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200.08" calcext:value-type="float">
            <text:p>7200.08</text:p>
          </table:table-cell>
          <table:table-cell table:style-name="ce88" office:value-type="float" office:value="67.9048" calcext:value-type="float">
            <text:p>67.904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7.9048" calcext:value-type="float">
            <text:p>67.9048</text:p>
          </table:table-cell>
          <table:table-cell table:style-name="ce88" office:value-type="float" office:value="68.8163" calcext:value-type="float">
            <text:p>68.8163</text:p>
          </table:table-cell>
          <table:table-cell table:style-name="ce88" office:value-type="float" office:value="1.32454" calcext:value-type="float">
            <text:p>1.32454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50.1618" calcext:value-type="float">
            <text:p>50.1618</text:p>
          </table:table-cell>
          <table:table-cell table:style-name="ce88" office:value-type="float" office:value="43.0929" calcext:value-type="float">
            <text:p>43.0929</text:p>
          </table:table-cell>
          <table:table-cell table:style-name="ce88" office:value-type="float" office:value="36.7208" calcext:value-type="float">
            <text:p>36.7208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84" calcext:value-type="float">
            <text:p>7197.84</text:p>
          </table:table-cell>
          <table:table-cell table:style-name="ce88" office:value-type="float" office:value="56.5338" calcext:value-type="float">
            <text:p>56.533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6.5338" calcext:value-type="float">
            <text:p>56.5338</text:p>
          </table:table-cell>
          <table:table-cell table:style-name="ce88" office:value-type="float" office:value="59.2977" calcext:value-type="float">
            <text:p>59.2977</text:p>
          </table:table-cell>
          <table:table-cell table:style-name="ce88" office:value-type="float" office:value="4.66106" calcext:value-type="float">
            <text:p>4.66106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50.9062" calcext:value-type="float">
            <text:p>50.9062</text:p>
          </table:table-cell>
          <table:table-cell table:style-name="ce88" office:value-type="float" office:value="67.0337" calcext:value-type="float">
            <text:p>67.0337</text:p>
          </table:table-cell>
          <table:table-cell table:style-name="ce88" office:value-type="float" office:value="49.1522" calcext:value-type="float">
            <text:p>49.152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94" calcext:value-type="float">
            <text:p>7194.94</text:p>
          </table:table-cell>
          <table:table-cell table:style-name="ce88" office:value-type="float" office:value="68.7877" calcext:value-type="float">
            <text:p>68.787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8.7877" calcext:value-type="float">
            <text:p>68.7877</text:p>
          </table:table-cell>
          <table:table-cell table:style-name="ce88" office:value-type="float" office:value="71.3332" calcext:value-type="float">
            <text:p>71.3332</text:p>
          </table:table-cell>
          <table:table-cell table:style-name="ce88" office:value-type="float" office:value="3.56846" calcext:value-type="float">
            <text:p>3.56846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63.6195" calcext:value-type="float">
            <text:p>63.6195</text:p>
          </table:table-cell>
          <table:table-cell table:style-name="ce88" office:value-type="float" office:value="36.106" calcext:value-type="float">
            <text:p>36.106</text:p>
          </table:table-cell>
          <table:table-cell table:style-name="ce88" office:value-type="float" office:value="36.1359" calcext:value-type="float">
            <text:p>36.1359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5.6" calcext:value-type="float">
            <text:p>7195.6</text:p>
          </table:table-cell>
          <table:table-cell table:style-name="ce88" office:value-type="float" office:value="63.5895" calcext:value-type="float">
            <text:p>63.589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3.5895" calcext:value-type="float">
            <text:p>63.5895</text:p>
          </table:table-cell>
          <table:table-cell table:style-name="ce88" office:value-type="float" office:value="67.9587" calcext:value-type="float">
            <text:p>67.9587</text:p>
          </table:table-cell>
          <table:table-cell table:style-name="ce88" office:value-type="float" office:value="6.4292" calcext:value-type="float">
            <text:p>6.4292</text:p>
          </table:table-cell>
        </table:table-row>
        <table:table-row table:style-name="ro1">
          <table:table-cell table:style-name="ce88" office:value-type="string" calcext:value-type="string">
            <text:p>sfsarp-10-15-1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58.7383" calcext:value-type="float">
            <text:p>58.7383</text:p>
          </table:table-cell>
          <table:table-cell table:style-name="ce88" office:value-type="float" office:value="37.7137" calcext:value-type="float">
            <text:p>37.7137</text:p>
          </table:table-cell>
          <table:table-cell table:style-name="ce88" office:value-type="float" office:value="34.1708" calcext:value-type="float">
            <text:p>34.170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91" calcext:value-type="float">
            <text:p>7194.91</text:p>
          </table:table-cell>
          <table:table-cell table:style-name="ce88" office:value-type="float" office:value="62.2812" calcext:value-type="float">
            <text:p>62.281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2.2812" calcext:value-type="float">
            <text:p>62.2812</text:p>
          </table:table-cell>
          <table:table-cell table:style-name="ce88" office:value-type="float" office:value="66.3055" calcext:value-type="float">
            <text:p>66.3055</text:p>
          </table:table-cell>
          <table:table-cell table:style-name="ce88" office:value-type="float" office:value="6.06933" calcext:value-type="float">
            <text:p>6.06933</text:p>
          </table:table-cell>
        </table:table-row>
        <table:table-row table:style-name="ro1">
          <table:table-cell table:style-name="ce88" office:value-type="string" calcext:value-type="string">
            <text:p>sfsarp-10-15-2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39.8947" calcext:value-type="float">
            <text:p>39.8947</text:p>
          </table:table-cell>
          <table:table-cell table:style-name="ce88" office:value-type="float" office:value="43.7826" calcext:value-type="float">
            <text:p>43.7826</text:p>
          </table:table-cell>
          <table:table-cell table:style-name="ce88" office:value-type="float" office:value="22.98" calcext:value-type="float">
            <text:p>22.9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8.74" calcext:value-type="float">
            <text:p>7198.74</text:p>
          </table:table-cell>
          <table:table-cell table:style-name="ce88" office:value-type="float" office:value="60.6974" calcext:value-type="float">
            <text:p>60.6974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0.6974" calcext:value-type="float">
            <text:p>60.6974</text:p>
          </table:table-cell>
          <table:table-cell table:style-name="ce88" office:value-type="float" office:value="61.1306" calcext:value-type="float">
            <text:p>61.1306</text:p>
          </table:table-cell>
          <table:table-cell table:style-name="ce88" office:value-type="float" office:value="0.708647" calcext:value-type="float">
            <text:p>0.708647</text:p>
          </table:table-cell>
        </table:table-row>
        <table:table-row table:style-name="ro1">
          <table:table-cell table:style-name="ce88" office:value-type="string" calcext:value-type="string">
            <text:p>sfsarp-10-15-3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38.5608" calcext:value-type="float">
            <text:p>38.5608</text:p>
          </table:table-cell>
          <table:table-cell table:style-name="ce88" office:value-type="float" office:value="53.321" calcext:value-type="float">
            <text:p>53.321</text:p>
          </table:table-cell>
          <table:table-cell table:style-name="ce88" office:value-type="float" office:value="35.6047" calcext:value-type="float">
            <text:p>35.604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3" calcext:value-type="float">
            <text:p>7196.3</text:p>
          </table:table-cell>
          <table:table-cell table:style-name="ce88" office:value-type="float" office:value="56.2771" calcext:value-type="float">
            <text:p>56.277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6.2771" calcext:value-type="float">
            <text:p>56.2771</text:p>
          </table:table-cell>
          <table:table-cell table:style-name="ce88" office:value-type="float" office:value="60.5785" calcext:value-type="float">
            <text:p>60.5785</text:p>
          </table:table-cell>
          <table:table-cell table:style-name="ce88" office:value-type="float" office:value="7.10054" calcext:value-type="float">
            <text:p>7.10054</text:p>
          </table:table-cell>
        </table:table-row>
        <table:table-row table:style-name="ro1">
          <table:table-cell table:style-name="ce88" office:value-type="string" calcext:value-type="string">
            <text:p>sfsarp-10-15-4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36.5876" calcext:value-type="float">
            <text:p>36.5876</text:p>
          </table:table-cell>
          <table:table-cell table:style-name="ce88" office:value-type="float" office:value="51.96" calcext:value-type="float">
            <text:p>51.96</text:p>
          </table:table-cell>
          <table:table-cell table:style-name="ce88" office:value-type="float" office:value="38.016" calcext:value-type="float">
            <text:p>38.01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5.56" calcext:value-type="float">
            <text:p>7195.56</text:p>
          </table:table-cell>
          <table:table-cell table:style-name="ce88" office:value-type="float" office:value="50.5317" calcext:value-type="float">
            <text:p>50.531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0.5317" calcext:value-type="float">
            <text:p>50.5317</text:p>
          </table:table-cell>
          <table:table-cell table:style-name="ce88" office:value-type="float" office:value="56.0412" calcext:value-type="float">
            <text:p>56.0412</text:p>
          </table:table-cell>
          <table:table-cell table:style-name="ce88" office:value-type="float" office:value="9.83116" calcext:value-type="float">
            <text:p>9.83116</text:p>
          </table:table-cell>
        </table:table-row>
        <table:table-row table:style-name="ro1">
          <table:table-cell table:style-name="ce88" office:value-type="string" calcext:value-type="string">
            <text:p>sfsarp-10-15-5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51.6933" calcext:value-type="float">
            <text:p>51.6933</text:p>
          </table:table-cell>
          <table:table-cell table:style-name="ce88" office:value-type="float" office:value="63.7145" calcext:value-type="float">
            <text:p>63.7145</text:p>
          </table:table-cell>
          <table:table-cell table:style-name="ce88" office:value-type="float" office:value="44.7122" calcext:value-type="float">
            <text:p>44.712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099.69" calcext:value-type="float">
            <text:p>1099.69</text:p>
          </table:table-cell>
          <table:table-cell table:style-name="ce88" office:value-type="float" office:value="70.6956" calcext:value-type="float">
            <text:p>70.6956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70.6956" calcext:value-type="float">
            <text:p>70.6956</text:p>
          </table:table-cell>
          <table:table-cell table:style-name="ce88" office:value-type="float" office:value="70.7027" calcext:value-type="float">
            <text:p>70.7027</text:p>
          </table:table-cell>
          <table:table-cell table:style-name="ce88" office:value-type="float" office:value="0.010042" calcext:value-type="float">
            <text:p>0.010042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7.9479" calcext:value-type="float">
            <text:p>77.9479</text:p>
          </table:table-cell>
          <table:table-cell table:style-name="ce88" office:value-type="float" office:value="19.4008" calcext:value-type="float">
            <text:p>19.4008</text:p>
          </table:table-cell>
          <table:table-cell table:style-name="ce88" office:value-type="float" office:value="23.2912" calcext:value-type="float">
            <text:p>23.291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34" calcext:value-type="float">
            <text:p>7197.34</text:p>
          </table:table-cell>
          <table:table-cell table:style-name="ce88" office:value-type="float" office:value="74.0575" calcext:value-type="float">
            <text:p>74.057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4.0575" calcext:value-type="float">
            <text:p>74.0575</text:p>
          </table:table-cell>
          <table:table-cell table:style-name="ce88" office:value-type="float" office:value="80.7957" calcext:value-type="float">
            <text:p>80.7957</text:p>
          </table:table-cell>
          <table:table-cell table:style-name="ce88" office:value-type="float" office:value="8.3398" calcext:value-type="float">
            <text:p>8.3398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4.5825" calcext:value-type="float">
            <text:p>74.5825</text:p>
          </table:table-cell>
          <table:table-cell table:style-name="ce88" office:value-type="float" office:value="17.0468" calcext:value-type="float">
            <text:p>17.0468</text:p>
          </table:table-cell>
          <table:table-cell table:style-name="ce88" office:value-type="float" office:value="15.6051" calcext:value-type="float">
            <text:p>15.6051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99.25" calcext:value-type="float">
            <text:p>99.25</text:p>
          </table:table-cell>
          <table:table-cell table:style-name="ce88" office:value-type="float" office:value="76.0241" calcext:value-type="float">
            <text:p>76.0241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76.0241" calcext:value-type="float">
            <text:p>76.0241</text:p>
          </table:table-cell>
          <table:table-cell table:style-name="ce88" office:value-type="float" office:value="76.0311" calcext:value-type="float">
            <text:p>76.0311</text:p>
          </table:table-cell>
          <table:table-cell table:style-name="ce88" office:value-type="float" office:value="0.00920676" calcext:value-type="float">
            <text:p>0.00920676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6.7516" calcext:value-type="float">
            <text:p>76.7516</text:p>
          </table:table-cell>
          <table:table-cell table:style-name="ce88" office:value-type="float" office:value="32.4177" calcext:value-type="float">
            <text:p>32.4177</text:p>
          </table:table-cell>
          <table:table-cell table:style-name="ce88" office:value-type="float" office:value="36.9958" calcext:value-type="float">
            <text:p>36.995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8.69" calcext:value-type="float">
            <text:p>7198.69</text:p>
          </table:table-cell>
          <table:table-cell table:style-name="ce88" office:value-type="float" office:value="72.1734" calcext:value-type="float">
            <text:p>72.1734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2.1734" calcext:value-type="float">
            <text:p>72.1734</text:p>
          </table:table-cell>
          <table:table-cell table:style-name="ce88" office:value-type="float" office:value="76.6992" calcext:value-type="float">
            <text:p>76.6992</text:p>
          </table:table-cell>
          <table:table-cell table:style-name="ce88" office:value-type="float" office:value="5.90071" calcext:value-type="float">
            <text:p>5.90071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88.03" calcext:value-type="float">
            <text:p>88.03</text:p>
          </table:table-cell>
          <table:table-cell table:style-name="ce88" office:value-type="float" office:value="17.007" calcext:value-type="float">
            <text:p>17.007</text:p>
          </table:table-cell>
          <table:table-cell table:style-name="ce88" office:value-type="float" office:value="25.3303" calcext:value-type="float">
            <text:p>25.3303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7197.5" calcext:value-type="float">
            <text:p>7197.5</text:p>
          </table:table-cell>
          <table:table-cell table:style-name="ce88" office:value-type="float" office:value="79.7067" calcext:value-type="float">
            <text:p>79.706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9.7067" calcext:value-type="float">
            <text:p>79.7067</text:p>
          </table:table-cell>
          <table:table-cell table:style-name="ce88" office:value-type="float" office:value="87.1648" calcext:value-type="float">
            <text:p>87.1648</text:p>
          </table:table-cell>
          <table:table-cell table:style-name="ce88" office:value-type="float" office:value="8.55632" calcext:value-type="float">
            <text:p>8.55632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8.6155" calcext:value-type="float">
            <text:p>68.6155</text:p>
          </table:table-cell>
          <table:table-cell table:style-name="ce88" office:value-type="float" office:value="11.3332" calcext:value-type="float">
            <text:p>11.3332</text:p>
          </table:table-cell>
          <table:table-cell table:style-name="ce88" office:value-type="float" office:value="23.3147" calcext:value-type="float">
            <text:p>23.3147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15" calcext:value-type="float">
            <text:p>7197.15</text:p>
          </table:table-cell>
          <table:table-cell table:style-name="ce88" office:value-type="float" office:value="56.6341" calcext:value-type="float">
            <text:p>56.634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6.6341" calcext:value-type="float">
            <text:p>56.6341</text:p>
          </table:table-cell>
          <table:table-cell table:style-name="ce88" office:value-type="float" office:value="58.9491" calcext:value-type="float">
            <text:p>58.9491</text:p>
          </table:table-cell>
          <table:table-cell table:style-name="ce88" office:value-type="float" office:value="3.92712" calcext:value-type="float">
            <text:p>3.92712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89.9977" calcext:value-type="float">
            <text:p>89.9977</text:p>
          </table:table-cell>
          <table:table-cell table:style-name="ce88" office:value-type="float" office:value="37.7381" calcext:value-type="float">
            <text:p>37.7381</text:p>
          </table:table-cell>
          <table:table-cell table:style-name="ce88" office:value-type="float" office:value="48.3336" calcext:value-type="float">
            <text:p>48.333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34" calcext:value-type="float">
            <text:p>7197.34</text:p>
          </table:table-cell>
          <table:table-cell table:style-name="ce88" office:value-type="float" office:value="79.4022" calcext:value-type="float">
            <text:p>79.402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9.4022" calcext:value-type="float">
            <text:p>79.4022</text:p>
          </table:table-cell>
          <table:table-cell table:style-name="ce88" office:value-type="float" office:value="90.8567" calcext:value-type="float">
            <text:p>90.8567</text:p>
          </table:table-cell>
          <table:table-cell table:style-name="ce88" office:value-type="float" office:value="12.6072" calcext:value-type="float">
            <text:p>12.6072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69.9994" calcext:value-type="float">
            <text:p>69.9994</text:p>
          </table:table-cell>
          <table:table-cell table:style-name="ce88" office:value-type="float" office:value="45.5751" calcext:value-type="float">
            <text:p>45.5751</text:p>
          </table:table-cell>
          <table:table-cell table:style-name="ce88" office:value-type="float" office:value="37.5979" calcext:value-type="float">
            <text:p>37.5979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11" calcext:value-type="float">
            <text:p>7197.11</text:p>
          </table:table-cell>
          <table:table-cell table:style-name="ce88" office:value-type="float" office:value="77.9765" calcext:value-type="float">
            <text:p>77.976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7.9765" calcext:value-type="float">
            <text:p>77.9765</text:p>
          </table:table-cell>
          <table:table-cell table:style-name="ce88" office:value-type="float" office:value="84.1164" calcext:value-type="float">
            <text:p>84.1164</text:p>
          </table:table-cell>
          <table:table-cell table:style-name="ce88" office:value-type="float" office:value="7.29929" calcext:value-type="float">
            <text:p>7.29929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79.8797" calcext:value-type="float">
            <text:p>79.8797</text:p>
          </table:table-cell>
          <table:table-cell table:style-name="ce88" office:value-type="float" office:value="35.8729" calcext:value-type="float">
            <text:p>35.8729</text:p>
          </table:table-cell>
          <table:table-cell table:style-name="ce88" office:value-type="float" office:value="59.9266" calcext:value-type="float">
            <text:p>59.926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73" calcext:value-type="float">
            <text:p>7196.73</text:p>
          </table:table-cell>
          <table:table-cell table:style-name="ce88" office:value-type="float" office:value="55.826" calcext:value-type="float">
            <text:p>55.826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5.826" calcext:value-type="float">
            <text:p>55.826</text:p>
          </table:table-cell>
          <table:table-cell table:style-name="ce88" office:value-type="float" office:value="71.3361" calcext:value-type="float">
            <text:p>71.3361</text:p>
          </table:table-cell>
          <table:table-cell table:style-name="ce88" office:value-type="float" office:value="21.7423" calcext:value-type="float">
            <text:p>21.7423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84.3664" calcext:value-type="float">
            <text:p>84.3664</text:p>
          </table:table-cell>
          <table:table-cell table:style-name="ce88" office:value-type="float" office:value="42.7539" calcext:value-type="float">
            <text:p>42.7539</text:p>
          </table:table-cell>
          <table:table-cell table:style-name="ce88" office:value-type="float" office:value="43.0977" calcext:value-type="float">
            <text:p>43.097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5.8" calcext:value-type="float">
            <text:p>7195.8</text:p>
          </table:table-cell>
          <table:table-cell table:style-name="ce88" office:value-type="float" office:value="84.0225" calcext:value-type="float">
            <text:p>84.022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4.0225" calcext:value-type="float">
            <text:p>84.0225</text:p>
          </table:table-cell>
          <table:table-cell table:style-name="ce88" office:value-type="float" office:value="99.4344" calcext:value-type="float">
            <text:p>99.4344</text:p>
          </table:table-cell>
          <table:table-cell table:style-name="ce88" office:value-type="float" office:value="15.4996" calcext:value-type="float">
            <text:p>15.4996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66.3017" calcext:value-type="float">
            <text:p>66.3017</text:p>
          </table:table-cell>
          <table:table-cell table:style-name="ce88" office:value-type="float" office:value="70.3303" calcext:value-type="float">
            <text:p>70.3303</text:p>
          </table:table-cell>
          <table:table-cell table:style-name="ce88" office:value-type="float" office:value="52.6461" calcext:value-type="float">
            <text:p>52.646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68" calcext:value-type="float">
            <text:p>7196.68</text:p>
          </table:table-cell>
          <table:table-cell table:style-name="ce88" office:value-type="float" office:value="83.9859" calcext:value-type="float">
            <text:p>83.985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3.9859" calcext:value-type="float">
            <text:p>83.9859</text:p>
          </table:table-cell>
          <table:table-cell table:style-name="ce88" office:value-type="float" office:value="85.6592" calcext:value-type="float">
            <text:p>85.6592</text:p>
          </table:table-cell>
          <table:table-cell table:style-name="ce88" office:value-type="float" office:value="1.95344" calcext:value-type="float">
            <text:p>1.9534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73.1685" calcext:value-type="float">
            <text:p>73.1685</text:p>
          </table:table-cell>
          <table:table-cell table:style-name="ce88" office:value-type="float" office:value="39.654" calcext:value-type="float">
            <text:p>39.654</text:p>
          </table:table-cell>
          <table:table-cell table:style-name="ce88" office:value-type="float" office:value="38.6643" calcext:value-type="float">
            <text:p>38.6643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04" calcext:value-type="float">
            <text:p>7196.04</text:p>
          </table:table-cell>
          <table:table-cell table:style-name="ce88" office:value-type="float" office:value="74.1582" calcext:value-type="float">
            <text:p>74.158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4.1582" calcext:value-type="float">
            <text:p>74.1582</text:p>
          </table:table-cell>
          <table:table-cell table:style-name="ce88" office:value-type="float" office:value="86.0181" calcext:value-type="float">
            <text:p>86.0181</text:p>
          </table:table-cell>
          <table:table-cell table:style-name="ce88" office:value-type="float" office:value="13.7877" calcext:value-type="float">
            <text:p>13.7877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76.6253" calcext:value-type="float">
            <text:p>76.6253</text:p>
          </table:table-cell>
          <table:table-cell table:style-name="ce88" office:value-type="float" office:value="77.5074" calcext:value-type="float">
            <text:p>77.5074</text:p>
          </table:table-cell>
          <table:table-cell table:style-name="ce88" office:value-type="float" office:value="59.1265" calcext:value-type="float">
            <text:p>59.1265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92" calcext:value-type="float">
            <text:p>7196.92</text:p>
          </table:table-cell>
          <table:table-cell table:style-name="ce88" office:value-type="float" office:value="95.0062" calcext:value-type="float">
            <text:p>95.006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5.0062" calcext:value-type="float">
            <text:p>95.0062</text:p>
          </table:table-cell>
          <table:table-cell table:style-name="ce88" office:value-type="float" office:value="114.168" calcext:value-type="float">
            <text:p>114.168</text:p>
          </table:table-cell>
          <table:table-cell table:style-name="ce88" office:value-type="float" office:value="16.7839" calcext:value-type="float">
            <text:p>16.783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71.1637" calcext:value-type="float">
            <text:p>71.1637</text:p>
          </table:table-cell>
          <table:table-cell table:style-name="ce88" office:value-type="float" office:value="51.3302" calcext:value-type="float">
            <text:p>51.3302</text:p>
          </table:table-cell>
          <table:table-cell table:style-name="ce88" office:value-type="float" office:value="35.7324" calcext:value-type="float">
            <text:p>35.7324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04" calcext:value-type="float">
            <text:p>7197.04</text:p>
          </table:table-cell>
          <table:table-cell table:style-name="ce88" office:value-type="float" office:value="86.7615" calcext:value-type="float">
            <text:p>86.761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6.7615" calcext:value-type="float">
            <text:p>86.7615</text:p>
          </table:table-cell>
          <table:table-cell table:style-name="ce88" office:value-type="float" office:value="93.0365" calcext:value-type="float">
            <text:p>93.0365</text:p>
          </table:table-cell>
          <table:table-cell table:style-name="ce88" office:value-type="float" office:value="6.74466" calcext:value-type="float">
            <text:p>6.7446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61.3986" calcext:value-type="float">
            <text:p>61.3986</text:p>
          </table:table-cell>
          <table:table-cell table:style-name="ce88" office:value-type="float" office:value="60.3229" calcext:value-type="float">
            <text:p>60.3229</text:p>
          </table:table-cell>
          <table:table-cell table:style-name="ce88" office:value-type="float" office:value="44.5963" calcext:value-type="float">
            <text:p>44.5963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5.9" calcext:value-type="float">
            <text:p>7195.9</text:p>
          </table:table-cell>
          <table:table-cell table:style-name="ce88" office:value-type="float" office:value="77.1253" calcext:value-type="float">
            <text:p>77.125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7.1253" calcext:value-type="float">
            <text:p>77.1253</text:p>
          </table:table-cell>
          <table:table-cell table:style-name="ce88" office:value-type="float" office:value="86.0971" calcext:value-type="float">
            <text:p>86.0971</text:p>
          </table:table-cell>
          <table:table-cell table:style-name="ce88" office:value-type="float" office:value="10.4206" calcext:value-type="float">
            <text:p>10.4206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86.8091" calcext:value-type="float">
            <text:p>86.8091</text:p>
          </table:table-cell>
          <table:table-cell table:style-name="ce88" office:value-type="float" office:value="53.9243" calcext:value-type="float">
            <text:p>53.9243</text:p>
          </table:table-cell>
          <table:table-cell table:style-name="ce88" office:value-type="float" office:value="47.2367" calcext:value-type="float">
            <text:p>47.2367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6.02" calcext:value-type="float">
            <text:p>7196.02</text:p>
          </table:table-cell>
          <table:table-cell table:style-name="ce88" office:value-type="float" office:value="93.4967" calcext:value-type="float">
            <text:p>93.496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3.4967" calcext:value-type="float">
            <text:p>93.4967</text:p>
          </table:table-cell>
          <table:table-cell table:style-name="ce88" office:value-type="float" office:value="99.7592" calcext:value-type="float">
            <text:p>99.7592</text:p>
          </table:table-cell>
          <table:table-cell table:style-name="ce88" office:value-type="float" office:value="6.27762" calcext:value-type="float">
            <text:p>6.27762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08.084" calcext:value-type="float">
            <text:p>108.084</text:p>
          </table:table-cell>
          <table:table-cell table:style-name="ce88" office:value-type="float" office:value="18.344" calcext:value-type="float">
            <text:p>18.344</text:p>
          </table:table-cell>
          <table:table-cell table:style-name="ce88" office:value-type="float" office:value="23.0382" calcext:value-type="float">
            <text:p>23.0382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978.54" calcext:value-type="float">
            <text:p>978.54</text:p>
          </table:table-cell>
          <table:table-cell table:style-name="ce88" office:value-type="float" office:value="103.39" calcext:value-type="float">
            <text:p>103.39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103.39" calcext:value-type="float">
            <text:p>103.39</text:p>
          </table:table-cell>
          <table:table-cell table:style-name="ce88" office:value-type="float" office:value="103.4" calcext:value-type="float">
            <text:p>103.4</text:p>
          </table:table-cell>
          <table:table-cell table:style-name="ce88" office:value-type="float" office:value="0.00967118" calcext:value-type="float">
            <text:p>0.00967118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98.1202" calcext:value-type="float">
            <text:p>98.1202</text:p>
          </table:table-cell>
          <table:table-cell table:style-name="ce88" office:value-type="float" office:value="19.2243" calcext:value-type="float">
            <text:p>19.2243</text:p>
          </table:table-cell>
          <table:table-cell table:style-name="ce88" office:value-type="float" office:value="40.9262" calcext:value-type="float">
            <text:p>40.926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9.33" calcext:value-type="float">
            <text:p>7199.33</text:p>
          </table:table-cell>
          <table:table-cell table:style-name="ce88" office:value-type="float" office:value="76.4183" calcext:value-type="float">
            <text:p>76.418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6.4183" calcext:value-type="float">
            <text:p>76.4183</text:p>
          </table:table-cell>
          <table:table-cell table:style-name="ce88" office:value-type="float" office:value="77.975" calcext:value-type="float">
            <text:p>77.975</text:p>
          </table:table-cell>
          <table:table-cell table:style-name="ce88" office:value-type="float" office:value="1.99641" calcext:value-type="float">
            <text:p>1.99641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30.422" calcext:value-type="float">
            <text:p>130.422</text:p>
          </table:table-cell>
          <table:table-cell table:style-name="ce88" office:value-type="float" office:value="19.2158" calcext:value-type="float">
            <text:p>19.2158</text:p>
          </table:table-cell>
          <table:table-cell table:style-name="ce88" office:value-type="float" office:value="38.2592" calcext:value-type="float">
            <text:p>38.2592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768.24" calcext:value-type="float">
            <text:p>768.24</text:p>
          </table:table-cell>
          <table:table-cell table:style-name="ce88" office:value-type="float" office:value="111.379" calcext:value-type="float">
            <text:p>111.379</text:p>
          </table:table-cell>
          <table:table-cell table:style-name="ce88" office:value-type="string" calcext:value-type="string">
            <text:p>Optimal</text:p>
          </table:table-cell>
          <table:table-cell table:number-columns-repeated="2" table:style-name="ce88" office:value-type="float" office:value="111.379" calcext:value-type="float">
            <text:p>111.379</text:p>
          </table:table-cell>
          <table:table-cell table:style-name="ce88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00.407" calcext:value-type="float">
            <text:p>100.407</text:p>
          </table:table-cell>
          <table:table-cell table:style-name="ce88" office:value-type="float" office:value="18.1824" calcext:value-type="float">
            <text:p>18.1824</text:p>
          </table:table-cell>
          <table:table-cell table:style-name="ce88" office:value-type="float" office:value="38.3468" calcext:value-type="float">
            <text:p>38.346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78" calcext:value-type="float">
            <text:p>7197.78</text:p>
          </table:table-cell>
          <table:table-cell table:style-name="ce88" office:value-type="float" office:value="80.2425" calcext:value-type="float">
            <text:p>80.242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0.2425" calcext:value-type="float">
            <text:p>80.2425</text:p>
          </table:table-cell>
          <table:table-cell table:style-name="ce88" office:value-type="float" office:value="84.5676" calcext:value-type="float">
            <text:p>84.5676</text:p>
          </table:table-cell>
          <table:table-cell table:style-name="ce88" office:value-type="float" office:value="5.11437" calcext:value-type="float">
            <text:p>5.11437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80.5784" calcext:value-type="float">
            <text:p>80.5784</text:p>
          </table:table-cell>
          <table:table-cell table:style-name="ce88" office:value-type="float" office:value="18.1445" calcext:value-type="float">
            <text:p>18.1445</text:p>
          </table:table-cell>
          <table:table-cell table:style-name="ce88" office:value-type="float" office:value="41.2246" calcext:value-type="float">
            <text:p>41.224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22" calcext:value-type="float">
            <text:p>7196.22</text:p>
          </table:table-cell>
          <table:table-cell table:style-name="ce88" office:value-type="float" office:value="57.4983" calcext:value-type="float">
            <text:p>57.498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7.4983" calcext:value-type="float">
            <text:p>57.4983</text:p>
          </table:table-cell>
          <table:table-cell table:style-name="ce88" office:value-type="float" office:value="70.1726" calcext:value-type="float">
            <text:p>70.1726</text:p>
          </table:table-cell>
          <table:table-cell table:style-name="ce88" office:value-type="float" office:value="18.0616" calcext:value-type="float">
            <text:p>18.0616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96.6816" calcext:value-type="float">
            <text:p>96.6816</text:p>
          </table:table-cell>
          <table:table-cell table:style-name="ce88" office:value-type="float" office:value="43.22" calcext:value-type="float">
            <text:p>43.22</text:p>
          </table:table-cell>
          <table:table-cell table:style-name="ce88" office:value-type="float" office:value="34.0332" calcext:value-type="float">
            <text:p>34.033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8.44" calcext:value-type="float">
            <text:p>7198.44</text:p>
          </table:table-cell>
          <table:table-cell table:style-name="ce88" office:value-type="float" office:value="105.868" calcext:value-type="float">
            <text:p>105.86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5.868" calcext:value-type="float">
            <text:p>105.868</text:p>
          </table:table-cell>
          <table:table-cell table:style-name="ce88" office:value-type="float" office:value="118.23" calcext:value-type="float">
            <text:p>118.23</text:p>
          </table:table-cell>
          <table:table-cell table:style-name="ce88" office:value-type="float" office:value="10.4559" calcext:value-type="float">
            <text:p>10.4559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87.6824" calcext:value-type="float">
            <text:p>87.6824</text:p>
          </table:table-cell>
          <table:table-cell table:style-name="ce88" office:value-type="float" office:value="36.9099" calcext:value-type="float">
            <text:p>36.9099</text:p>
          </table:table-cell>
          <table:table-cell table:style-name="ce88" office:value-type="float" office:value="34.1447" calcext:value-type="float">
            <text:p>34.144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8.05" calcext:value-type="float">
            <text:p>7198.05</text:p>
          </table:table-cell>
          <table:table-cell table:style-name="ce88" office:value-type="float" office:value="90.4476" calcext:value-type="float">
            <text:p>90.4476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0.4476" calcext:value-type="float">
            <text:p>90.4476</text:p>
          </table:table-cell>
          <table:table-cell table:style-name="ce88" office:value-type="float" office:value="103.321" calcext:value-type="float">
            <text:p>103.321</text:p>
          </table:table-cell>
          <table:table-cell table:style-name="ce88" office:value-type="float" office:value="12.4596" calcext:value-type="float">
            <text:p>12.4596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104.298" calcext:value-type="float">
            <text:p>104.298</text:p>
          </table:table-cell>
          <table:table-cell table:style-name="ce88" office:value-type="float" office:value="31.442" calcext:value-type="float">
            <text:p>31.442</text:p>
          </table:table-cell>
          <table:table-cell table:style-name="ce88" office:value-type="float" office:value="34.5685" calcext:value-type="float">
            <text:p>34.5685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67" calcext:value-type="float">
            <text:p>7197.67</text:p>
          </table:table-cell>
          <table:table-cell table:style-name="ce88" office:value-type="float" office:value="101.171" calcext:value-type="float">
            <text:p>101.17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1.171" calcext:value-type="float">
            <text:p>101.171</text:p>
          </table:table-cell>
          <table:table-cell table:style-name="ce88" office:value-type="float" office:value="111.045" calcext:value-type="float">
            <text:p>111.045</text:p>
          </table:table-cell>
          <table:table-cell table:style-name="ce88" office:value-type="float" office:value="8.89189" calcext:value-type="float">
            <text:p>8.89189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96.8683" calcext:value-type="float">
            <text:p>96.8683</text:p>
          </table:table-cell>
          <table:table-cell table:style-name="ce88" office:value-type="float" office:value="72.9371" calcext:value-type="float">
            <text:p>72.9371</text:p>
          </table:table-cell>
          <table:table-cell table:style-name="ce88" office:value-type="float" office:value="66.7958" calcext:value-type="float">
            <text:p>66.7958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29" calcext:value-type="float">
            <text:p>7197.29</text:p>
          </table:table-cell>
          <table:table-cell table:style-name="ce88" office:value-type="float" office:value="103.01" calcext:value-type="float">
            <text:p>103.0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3.01" calcext:value-type="float">
            <text:p>103.01</text:p>
          </table:table-cell>
          <table:table-cell table:style-name="ce88" office:value-type="float" office:value="114.333" calcext:value-type="float">
            <text:p>114.333</text:p>
          </table:table-cell>
          <table:table-cell table:style-name="ce88" office:value-type="float" office:value="9.90353" calcext:value-type="float">
            <text:p>9.90353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113.532" calcext:value-type="float">
            <text:p>113.532</text:p>
          </table:table-cell>
          <table:table-cell table:style-name="ce88" office:value-type="float" office:value="41.44" calcext:value-type="float">
            <text:p>41.44</text:p>
          </table:table-cell>
          <table:table-cell table:style-name="ce88" office:value-type="float" office:value="56.3553" calcext:value-type="float">
            <text:p>56.3553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5.88" calcext:value-type="float">
            <text:p>7195.88</text:p>
          </table:table-cell>
          <table:table-cell table:style-name="ce88" office:value-type="float" office:value="98.6171" calcext:value-type="float">
            <text:p>98.617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8.6171" calcext:value-type="float">
            <text:p>98.6171</text:p>
          </table:table-cell>
          <table:table-cell table:style-name="ce88" office:value-type="float" office:value="111.382" calcext:value-type="float">
            <text:p>111.382</text:p>
          </table:table-cell>
          <table:table-cell table:style-name="ce88" office:value-type="float" office:value="11.4605" calcext:value-type="float">
            <text:p>11.4605</text:p>
          </table:table-cell>
        </table:table-row>
        <table:table-row table:style-name="ro1" table:number-rows-repeated="19">
          <table:table-cell table:style-name="Default" table:number-columns-repeated="10"/>
          <table:table-cell table:number-columns-repeated="4"/>
        </table:table-row>
        <table:table-row table:style-name="ro1" table:number-rows-repeated="32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8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cSp Time" table:style-name="ta2">
        <office:forms form:automatic-focus="false" form:apply-design-mode="false"/>
        <table:table-column table:style-name="co17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3" table:default-cell-style-name="ce85"/>
        <table:table-column table:style-name="co9" table:number-columns-repeated="2" table:default-cell-style-name="ce85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87"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89" office:value-type="string" calcext:value-type="string">
            <text:p>waitp(%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.23608" calcext:value-type="float">
            <text:p>1.24</text:p>
          </table:table-cell>
          <table:table-cell table:style-name="ce9" office:value-type="float" office:value="1.46169" calcext:value-type="float">
            <text:p>1.46</text:p>
          </table:table-cell>
          <table:table-cell table:style-name="ce9" office:value-type="float" office:value="0.648226" calcext:value-type="float">
            <text:p>0.65</text:p>
          </table:table-cell>
          <table:table-cell table:style-name="ce9" office:value-type="float" office:value="-4.02456E-015" calcext:value-type="float">
            <text:p>0.00</text:p>
          </table:table-cell>
          <table:table-cell table:style-name="ce9" office:value-type="float" office:value="8.27133" calcext:value-type="float">
            <text:p>8.27</text:p>
          </table:table-cell>
          <table:table-cell table:style-name="ce9" office:value-type="float" office:value="11.6173" calcext:value-type="float">
            <text:p>11.62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0.64" calcext:value-type="float">
            <text:p>10.64</text:p>
          </table:table-cell>
          <table:table-cell table:style-name="ce9" office:value-type="float" office:value="12.582" calcext:value-type="float">
            <text:p>12.58</text:p>
          </table:table-cell>
          <table:table-cell table:style-name="ce9" office:value-type="float" office:value="5.57982" calcext:value-type="float">
            <text:p>5.58</text:p>
          </table:table-cell>
          <table:table-cell table:style-name="ce9" office:value-type="float" office:value="-0.0000000000000346427" calcext:value-type="float">
            <text:p>0.00</text:p>
          </table:table-cell>
          <table:table-cell table:style-name="ce9" office:value-type="float" office:value="71.1982" calcext:value-type="float">
            <text:p>71.20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.6458" calcext:value-type="float">
            <text:p>1.65</text:p>
          </table:table-cell>
          <table:table-cell table:style-name="ce9" office:value-type="float" office:value="0.919919" calcext:value-type="float">
            <text:p>0.92</text:p>
          </table:table-cell>
          <table:table-cell table:style-name="ce9" office:value-type="float" office:value="0.594849" calcext:value-type="float">
            <text:p>0.59</text:p>
          </table:table-cell>
          <table:table-cell table:style-name="ce9" office:value-type="float" office:value="6.73876" calcext:value-type="float">
            <text:p>6.74</text:p>
          </table:table-cell>
          <table:table-cell table:style-name="ce9" office:value-type="float" office:value="14.1007" calcext:value-type="float">
            <text:p>14.10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6.85752" calcext:value-type="float">
            <text:p>6.86</text:p>
          </table:table-cell>
          <table:table-cell table:style-name="ce9" office:value-type="float" office:value="3.833" calcext:value-type="float">
            <text:p>3.83</text:p>
          </table:table-cell>
          <table:table-cell table:style-name="ce9" office:value-type="float" office:value="2.47854" calcext:value-type="float">
            <text:p>2.48</text:p>
          </table:table-cell>
          <table:table-cell table:style-name="ce9" office:value-type="float" office:value="28.0781" calcext:value-type="float">
            <text:p>28.08</text:p>
          </table:table-cell>
          <table:table-cell table:style-name="ce9" office:value-type="float" office:value="58.7528" calcext:value-type="float">
            <text:p>58.75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9" office:value-type="float" office:value="0.170977" calcext:value-type="float">
            <text:p>0.17</text:p>
          </table:table-cell>
          <table:table-cell table:style-name="ce9" office:value-type="float" office:value="0.923598" calcext:value-type="float">
            <text:p>0.92</text:p>
          </table:table-cell>
          <table:table-cell table:style-name="ce9" office:value-type="float" office:value="0.7753" calcext:value-type="float">
            <text:p>0.78</text:p>
          </table:table-cell>
          <table:table-cell table:style-name="ce9" office:value-type="float" office:value="0.596019" calcext:value-type="float">
            <text:p>0.60</text:p>
          </table:table-cell>
          <table:table-cell table:style-name="ce9" office:value-type="float" office:value="14.9196" calcext:value-type="float">
            <text:p>14.92</text:p>
          </table:table-cell>
          <table:table-cell table:style-name="ce9" office:value-type="float" office:value="6.61446" calcext:value-type="float">
            <text:p>6.61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0.712403" calcext:value-type="float">
            <text:p>0.71</text:p>
          </table:table-cell>
          <table:table-cell table:style-name="ce9" office:value-type="float" office:value="3.84833" calcext:value-type="float">
            <text:p>3.85</text:p>
          </table:table-cell>
          <table:table-cell table:style-name="ce9" office:value-type="float" office:value="3.23041" calcext:value-type="float">
            <text:p>3.23</text:p>
          </table:table-cell>
          <table:table-cell table:style-name="ce9" office:value-type="float" office:value="2.48341" calcext:value-type="float">
            <text:p>2.48</text:p>
          </table:table-cell>
          <table:table-cell table:style-name="ce9" office:value-type="float" office:value="62.1652" calcext:value-type="float">
            <text:p>62.17</text:p>
          </table:table-cell>
          <table:table-cell table:style-name="ce9" office:value-type="float" office:value="27.5602" calcext:value-type="float">
            <text:p>27.56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9" office:value-type="float" office:value="0.672713" calcext:value-type="float">
            <text:p>0.67</text:p>
          </table:table-cell>
          <table:table-cell table:style-name="ce9" office:value-type="float" office:value="1.77376" calcext:value-type="float">
            <text:p>1.77</text:p>
          </table:table-cell>
          <table:table-cell table:style-name="ce9" office:value-type="float" office:value="0.761457" calcext:value-type="float">
            <text:p>0.76</text:p>
          </table:table-cell>
          <table:table-cell table:style-name="ce9" office:value-type="float" office:value="1.01888" calcext:value-type="float">
            <text:p>1.02</text:p>
          </table:table-cell>
          <table:table-cell table:style-name="ce9" office:value-type="float" office:value="8.46735" calcext:value-type="float">
            <text:p>8.47</text:p>
          </table:table-cell>
          <table:table-cell table:style-name="ce9" office:value-type="float" office:value="6.32097" calcext:value-type="float">
            <text:p>6.32</text:p>
          </table:table-cell>
          <table:table-cell table:style-name="ce9" office:value-type="float" office:value="19.0151" calcext:value-type="float">
            <text:p>19.02</text:p>
          </table:table-cell>
          <table:table-cell table:style-name="ce9" office:value-type="float" office:value="3.53778" calcext:value-type="float">
            <text:p>3.54</text:p>
          </table:table-cell>
          <table:table-cell table:style-name="ce9" office:value-type="float" office:value="9.32817" calcext:value-type="float">
            <text:p>9.33</text:p>
          </table:table-cell>
          <table:table-cell table:style-name="ce9" office:value-type="float" office:value="4.00448" calcext:value-type="float">
            <text:p>4.00</text:p>
          </table:table-cell>
          <table:table-cell table:style-name="ce9" office:value-type="float" office:value="5.35825" calcext:value-type="float">
            <text:p>5.36</text:p>
          </table:table-cell>
          <table:table-cell table:style-name="ce9" office:value-type="float" office:value="44.5295" calcext:value-type="float">
            <text:p>44.53</text:p>
          </table:table-cell>
          <table:table-cell table:style-name="ce9" office:value-type="float" office:value="33.2418" calcext:value-type="float">
            <text:p>33.24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.4109" calcext:value-type="float">
            <text:p>1.41</text:p>
          </table:table-cell>
          <table:table-cell table:style-name="ce9" office:value-type="float" office:value="1.07058" calcext:value-type="float">
            <text:p>1.07</text:p>
          </table:table-cell>
          <table:table-cell table:style-name="ce9" office:value-type="float" office:value="0.240686" calcext:value-type="float">
            <text:p>0.24</text:p>
          </table:table-cell>
          <table:table-cell table:style-name="ce9" office:value-type="float" office:value="11.9762" calcext:value-type="float">
            <text:p>11.98</text:p>
          </table:table-cell>
          <table:table-cell table:style-name="ce9" office:value-type="float" office:value="3.79417" calcext:value-type="float">
            <text:p>3.79</text:p>
          </table:table-cell>
          <table:table-cell table:style-name="ce9" office:value-type="float" office:value="18.4925" calcext:value-type="float">
            <text:p>18.49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7.62956" calcext:value-type="float">
            <text:p>7.63</text:p>
          </table:table-cell>
          <table:table-cell table:style-name="ce9" office:value-type="float" office:value="5.78925" calcext:value-type="float">
            <text:p>5.79</text:p>
          </table:table-cell>
          <table:table-cell table:style-name="ce9" office:value-type="float" office:value="1.30153" calcext:value-type="float">
            <text:p>1.30</text:p>
          </table:table-cell>
          <table:table-cell table:style-name="ce9" office:value-type="float" office:value="64.7623" calcext:value-type="float">
            <text:p>64.76</text:p>
          </table:table-cell>
          <table:table-cell table:style-name="ce9" office:value-type="float" office:value="20.5173" calcext:value-type="float">
            <text:p>20.52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3.16501" calcext:value-type="float">
            <text:p>3.17</text:p>
          </table:table-cell>
          <table:table-cell table:style-name="ce9" office:value-type="float" office:value="2.27673" calcext:value-type="float">
            <text:p>2.28</text:p>
          </table:table-cell>
          <table:table-cell table:style-name="ce9" office:value-type="float" office:value="0.849259" calcext:value-type="float">
            <text:p>0.85</text:p>
          </table:table-cell>
          <table:table-cell table:style-name="ce9" office:value-type="float" office:value="2.52656" calcext:value-type="float">
            <text:p>2.53</text:p>
          </table:table-cell>
          <table:table-cell table:style-name="ce9" office:value-type="float" office:value="12.8724" calcext:value-type="float">
            <text:p>12.87</text:p>
          </table:table-cell>
          <table:table-cell table:style-name="ce9" office:value-type="float" office:value="21.6899" calcext:value-type="float">
            <text:p>21.69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4.5921" calcext:value-type="float">
            <text:p>14.59</text:p>
          </table:table-cell>
          <table:table-cell table:style-name="ce9" office:value-type="float" office:value="10.4967" calcext:value-type="float">
            <text:p>10.50</text:p>
          </table:table-cell>
          <table:table-cell table:style-name="ce9" office:value-type="float" office:value="3.91546" calcext:value-type="float">
            <text:p>3.92</text:p>
          </table:table-cell>
          <table:table-cell table:style-name="ce9" office:value-type="float" office:value="11.6486" calcext:value-type="float">
            <text:p>11.65</text:p>
          </table:table-cell>
          <table:table-cell table:style-name="ce9" office:value-type="float" office:value="59.3472" calcext:value-type="float">
            <text:p>59.35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9" office:value-type="float" office:value="0.182635" calcext:value-type="float">
            <text:p>0.18</text:p>
          </table:table-cell>
          <table:table-cell table:style-name="ce9" office:value-type="float" office:value="2.80431" calcext:value-type="float">
            <text:p>2.80</text:p>
          </table:table-cell>
          <table:table-cell table:style-name="ce9" office:value-type="float" office:value="2.54515" calcext:value-type="float">
            <text:p>2.55</text:p>
          </table:table-cell>
          <table:table-cell table:style-name="ce9" office:value-type="float" office:value="1.07447" calcext:value-type="float">
            <text:p>1.07</text:p>
          </table:table-cell>
          <table:table-cell table:style-name="ce9" office:value-type="float" office:value="4.39919" calcext:value-type="float">
            <text:p>4.40</text:p>
          </table:table-cell>
          <table:table-cell table:style-name="ce9" office:value-type="float" office:value="11.0648" calcext:value-type="float">
            <text:p>11.06</text:p>
          </table:table-cell>
          <table:table-cell table:style-name="ce9" office:value-type="float" office:value="22.0705" calcext:value-type="float">
            <text:p>22.07</text:p>
          </table:table-cell>
          <table:table-cell table:style-name="ce9" office:value-type="float" office:value="0.827507" calcext:value-type="float">
            <text:p>0.83</text:p>
          </table:table-cell>
          <table:table-cell table:style-name="ce9" office:value-type="float" office:value="12.7061" calcext:value-type="float">
            <text:p>12.71</text:p>
          </table:table-cell>
          <table:table-cell table:style-name="ce9" office:value-type="float" office:value="11.5319" calcext:value-type="float">
            <text:p>11.53</text:p>
          </table:table-cell>
          <table:table-cell table:style-name="ce9" office:value-type="float" office:value="4.86836" calcext:value-type="float">
            <text:p>4.87</text:p>
          </table:table-cell>
          <table:table-cell table:style-name="ce9" office:value-type="float" office:value="19.9324" calcext:value-type="float">
            <text:p>19.93</text:p>
          </table:table-cell>
          <table:table-cell table:style-name="ce9" office:value-type="float" office:value="50.1337" calcext:value-type="float">
            <text:p>50.13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9" office:value-type="float" office:value="0.235082" calcext:value-type="float">
            <text:p>0.24</text:p>
          </table:table-cell>
          <table:table-cell table:style-name="ce9" office:value-type="float" office:value="2.52159" calcext:value-type="float">
            <text:p>2.52</text:p>
          </table:table-cell>
          <table:table-cell table:style-name="ce9" office:value-type="float" office:value="2.19161" calcext:value-type="float">
            <text:p>2.19</text:p>
          </table:table-cell>
          <table:table-cell table:style-name="ce9" office:value-type="float" office:value="0.92543" calcext:value-type="float">
            <text:p>0.93</text:p>
          </table:table-cell>
          <table:table-cell table:style-name="ce9" office:value-type="float" office:value="3.13686" calcext:value-type="float">
            <text:p>3.14</text:p>
          </table:table-cell>
          <table:table-cell table:style-name="ce9" office:value-type="float" office:value="22.9894" calcext:value-type="float">
            <text:p>22.99</text:p>
          </table:table-cell>
          <table:table-cell table:style-name="ce9" office:value-type="float" office:value="32" calcext:value-type="float">
            <text:p>32.00</text:p>
          </table:table-cell>
          <table:table-cell table:style-name="ce9" office:value-type="float" office:value="0.734631" calcext:value-type="float">
            <text:p>0.73</text:p>
          </table:table-cell>
          <table:table-cell table:style-name="ce9" office:value-type="float" office:value="7.87997" calcext:value-type="float">
            <text:p>7.88</text:p>
          </table:table-cell>
          <table:table-cell table:style-name="ce9" office:value-type="float" office:value="6.84878" calcext:value-type="float">
            <text:p>6.85</text:p>
          </table:table-cell>
          <table:table-cell table:style-name="ce9" office:value-type="float" office:value="2.89197" calcext:value-type="float">
            <text:p>2.89</text:p>
          </table:table-cell>
          <table:table-cell table:style-name="ce9" office:value-type="float" office:value="9.80268" calcext:value-type="float">
            <text:p>9.80</text:p>
          </table:table-cell>
          <table:table-cell table:style-name="ce9" office:value-type="float" office:value="71.842" calcext:value-type="float">
            <text:p>71.84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9" office:value-type="float" office:value="0.199901" calcext:value-type="float">
            <text:p>0.20</text:p>
          </table:table-cell>
          <table:table-cell table:style-name="ce9" office:value-type="float" office:value="3.10264" calcext:value-type="float">
            <text:p>3.10</text:p>
          </table:table-cell>
          <table:table-cell table:style-name="ce9" office:value-type="float" office:value="2.25864" calcext:value-type="float">
            <text:p>2.26</text:p>
          </table:table-cell>
          <table:table-cell table:style-name="ce9" office:value-type="float" office:value="1.00352" calcext:value-type="float">
            <text:p>1.00</text:p>
          </table:table-cell>
          <table:table-cell table:style-name="ce9" office:value-type="float" office:value="3.22889" calcext:value-type="float">
            <text:p>3.23</text:p>
          </table:table-cell>
          <table:table-cell table:style-name="ce9" office:value-type="float" office:value="12.6812" calcext:value-type="float">
            <text:p>12.68</text:p>
          </table:table-cell>
          <table:table-cell table:style-name="ce9" office:value-type="float" office:value="22.4748" calcext:value-type="float">
            <text:p>22.47</text:p>
          </table:table-cell>
          <table:table-cell table:style-name="ce9" office:value-type="float" office:value="0.889446" calcext:value-type="float">
            <text:p>0.89</text:p>
          </table:table-cell>
          <table:table-cell table:style-name="ce9" office:value-type="float" office:value="13.805" calcext:value-type="float">
            <text:p>13.81</text:p>
          </table:table-cell>
          <table:table-cell table:style-name="ce9" office:value-type="float" office:value="10.0497" calcext:value-type="float">
            <text:p>10.05</text:p>
          </table:table-cell>
          <table:table-cell table:style-name="ce9" office:value-type="float" office:value="4.46511" calcext:value-type="float">
            <text:p>4.47</text:p>
          </table:table-cell>
          <table:table-cell table:style-name="ce9" office:value-type="float" office:value="14.3667" calcext:value-type="float">
            <text:p>14.37</text:p>
          </table:table-cell>
          <table:table-cell table:style-name="ce9" office:value-type="float" office:value="56.4241" calcext:value-type="float">
            <text:p>56.42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9" office:value-type="float" office:value="0.418346" calcext:value-type="float">
            <text:p>0.42</text:p>
          </table:table-cell>
          <table:table-cell table:style-name="ce9" office:value-type="float" office:value="2.74894" calcext:value-type="float">
            <text:p>2.75</text:p>
          </table:table-cell>
          <table:table-cell table:style-name="ce9" office:value-type="float" office:value="2.5842" calcext:value-type="float">
            <text:p>2.58</text:p>
          </table:table-cell>
          <table:table-cell table:style-name="ce9" office:value-type="float" office:value="0.500401" calcext:value-type="float">
            <text:p>0.50</text:p>
          </table:table-cell>
          <table:table-cell table:style-name="ce9" office:value-type="float" office:value="11.2072" calcext:value-type="float">
            <text:p>11.21</text:p>
          </table:table-cell>
          <table:table-cell table:style-name="ce9" office:value-type="float" office:value="6.5409" calcext:value-type="float">
            <text:p>6.54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1.74311" calcext:value-type="float">
            <text:p>1.74</text:p>
          </table:table-cell>
          <table:table-cell table:style-name="ce9" office:value-type="float" office:value="11.4539" calcext:value-type="float">
            <text:p>11.45</text:p>
          </table:table-cell>
          <table:table-cell table:style-name="ce9" office:value-type="float" office:value="10.7675" calcext:value-type="float">
            <text:p>10.77</text:p>
          </table:table-cell>
          <table:table-cell table:style-name="ce9" office:value-type="float" office:value="2.085" calcext:value-type="float">
            <text:p>2.09</text:p>
          </table:table-cell>
          <table:table-cell table:style-name="ce9" office:value-type="float" office:value="46.6967" calcext:value-type="float">
            <text:p>46.70</text:p>
          </table:table-cell>
          <table:table-cell table:style-name="ce9" office:value-type="float" office:value="27.2538" calcext:value-type="float">
            <text:p>27.25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2.87019" calcext:value-type="float">
            <text:p>2.87</text:p>
          </table:table-cell>
          <table:table-cell table:style-name="ce9" office:value-type="float" office:value="2.79368" calcext:value-type="float">
            <text:p>2.79</text:p>
          </table:table-cell>
          <table:table-cell table:style-name="ce9" office:value-type="float" office:value="0.441626" calcext:value-type="float">
            <text:p>0.44</text:p>
          </table:table-cell>
          <table:table-cell table:style-name="ce9" office:value-type="float" office:value="2.17676" calcext:value-type="float">
            <text:p>2.18</text:p>
          </table:table-cell>
          <table:table-cell table:style-name="ce9" office:value-type="float" office:value="15.6344" calcext:value-type="float">
            <text:p>15.63</text:p>
          </table:table-cell>
          <table:table-cell table:style-name="ce9" office:value-type="float" office:value="23.9166" calcext:value-type="float">
            <text:p>23.92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2.0008" calcext:value-type="float">
            <text:p>12.00</text:p>
          </table:table-cell>
          <table:table-cell table:style-name="ce9" office:value-type="float" office:value="11.6809" calcext:value-type="float">
            <text:p>11.68</text:p>
          </table:table-cell>
          <table:table-cell table:style-name="ce9" office:value-type="float" office:value="1.84652" calcext:value-type="float">
            <text:p>1.85</text:p>
          </table:table-cell>
          <table:table-cell table:style-name="ce9" office:value-type="float" office:value="9.10147" calcext:value-type="float">
            <text:p>9.10</text:p>
          </table:table-cell>
          <table:table-cell table:style-name="ce9" office:value-type="float" office:value="65.3703" calcext:value-type="float">
            <text:p>65.37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2.3868" calcext:value-type="float">
            <text:p>2.39</text:p>
          </table:table-cell>
          <table:table-cell table:style-name="ce9" office:value-type="float" office:value="1.98737" calcext:value-type="float">
            <text:p>1.99</text:p>
          </table:table-cell>
          <table:table-cell table:style-name="ce9" office:value-type="float" office:value="0.498322" calcext:value-type="float">
            <text:p>0.50</text:p>
          </table:table-cell>
          <table:table-cell table:style-name="ce9" office:value-type="float" office:value="-0.0000000000000130035" calcext:value-type="float">
            <text:p>0.00</text:p>
          </table:table-cell>
          <table:table-cell table:style-name="ce9" office:value-type="float" office:value="12.0374" calcext:value-type="float">
            <text:p>12.04</text:p>
          </table:table-cell>
          <table:table-cell table:style-name="ce9" office:value-type="float" office:value="16.9099" calcext:value-type="float">
            <text:p>16.91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4.1148" calcext:value-type="float">
            <text:p>14.11</text:p>
          </table:table-cell>
          <table:table-cell table:style-name="ce9" office:value-type="float" office:value="11.7527" calcext:value-type="float">
            <text:p>11.75</text:p>
          </table:table-cell>
          <table:table-cell table:style-name="ce9" office:value-type="float" office:value="2.94692" calcext:value-type="float">
            <text:p>2.95</text:p>
          </table:table-cell>
          <table:table-cell table:style-name="ce9" office:value-type="float" office:value="-0.0000000000000768985" calcext:value-type="float">
            <text:p>0.00</text:p>
          </table:table-cell>
          <table:table-cell table:style-name="ce9" office:value-type="float" office:value="71.1857" calcext:value-type="float">
            <text:p>71.19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2.65898" calcext:value-type="float">
            <text:p>2.66</text:p>
          </table:table-cell>
          <table:table-cell table:style-name="ce9" office:value-type="float" office:value="1.93029" calcext:value-type="float">
            <text:p>1.93</text:p>
          </table:table-cell>
          <table:table-cell table:style-name="ce9" office:value-type="float" office:value="0.895533" calcext:value-type="float">
            <text:p>0.90</text:p>
          </table:table-cell>
          <table:table-cell table:style-name="ce9" office:value-type="float" office:value="4.01386" calcext:value-type="float">
            <text:p>4.01</text:p>
          </table:table-cell>
          <table:table-cell table:style-name="ce9" office:value-type="float" office:value="4.48668" calcext:value-type="float">
            <text:p>4.49</text:p>
          </table:table-cell>
          <table:table-cell table:style-name="ce9" office:value-type="float" office:value="13.9853" calcext:value-type="float">
            <text:p>13.99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9.0126" calcext:value-type="float">
            <text:p>19.01</text:p>
          </table:table-cell>
          <table:table-cell table:style-name="ce9" office:value-type="float" office:value="13.8022" calcext:value-type="float">
            <text:p>13.80</text:p>
          </table:table-cell>
          <table:table-cell table:style-name="ce9" office:value-type="float" office:value="6.40337" calcext:value-type="float">
            <text:p>6.40</text:p>
          </table:table-cell>
          <table:table-cell table:style-name="ce9" office:value-type="float" office:value="28.7005" calcext:value-type="float">
            <text:p>28.70</text:p>
          </table:table-cell>
          <table:table-cell table:style-name="ce9" office:value-type="float" office:value="32.0813" calcext:value-type="float">
            <text:p>32.08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2.65553" calcext:value-type="float">
            <text:p>2.66</text:p>
          </table:table-cell>
          <table:table-cell table:style-name="ce9" office:value-type="float" office:value="1.84586" calcext:value-type="float">
            <text:p>1.85</text:p>
          </table:table-cell>
          <table:table-cell table:style-name="ce9" office:value-type="float" office:value="0.86016" calcext:value-type="float">
            <text:p>0.86</text:p>
          </table:table-cell>
          <table:table-cell table:style-name="ce9" office:value-type="float" office:value="2.66618" calcext:value-type="float">
            <text:p>2.67</text:p>
          </table:table-cell>
          <table:table-cell table:style-name="ce9" office:value-type="float" office:value="15.9723" calcext:value-type="float">
            <text:p>15.97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1.0647" calcext:value-type="float">
            <text:p>11.06</text:p>
          </table:table-cell>
          <table:table-cell table:style-name="ce9" office:value-type="float" office:value="7.69107" calcext:value-type="float">
            <text:p>7.69</text:p>
          </table:table-cell>
          <table:table-cell table:style-name="ce9" office:value-type="float" office:value="3.584" calcext:value-type="float">
            <text:p>3.58</text:p>
          </table:table-cell>
          <table:table-cell table:style-name="ce9" office:value-type="float" office:value="11.1091" calcext:value-type="float">
            <text:p>11.11</text:p>
          </table:table-cell>
          <table:table-cell table:style-name="ce9" office:value-type="float" office:value="66.5511" calcext:value-type="float">
            <text:p>66.55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9" office:value-type="float" office:value="0.604223" calcext:value-type="float">
            <text:p>0.60</text:p>
          </table:table-cell>
          <table:table-cell table:style-name="ce9" office:value-type="float" office:value="2.99586" calcext:value-type="float">
            <text:p>3.00</text:p>
          </table:table-cell>
          <table:table-cell table:style-name="ce9" office:value-type="float" office:value="1.888" calcext:value-type="float">
            <text:p>1.89</text:p>
          </table:table-cell>
          <table:table-cell table:style-name="ce9" office:value-type="float" office:value="0.874883" calcext:value-type="float">
            <text:p>0.87</text:p>
          </table:table-cell>
          <table:table-cell table:style-name="ce9" office:value-type="float" office:value="3.53456" calcext:value-type="float">
            <text:p>3.53</text:p>
          </table:table-cell>
          <table:table-cell table:style-name="ce9" office:value-type="float" office:value="10.4531" calcext:value-type="float">
            <text:p>10.45</text:p>
          </table:table-cell>
          <table:table-cell table:style-name="ce9" office:value-type="float" office:value="20.3506" calcext:value-type="float">
            <text:p>20.35</text:p>
          </table:table-cell>
          <table:table-cell table:style-name="ce9" office:value-type="float" office:value="2.96907" calcext:value-type="float">
            <text:p>2.97</text:p>
          </table:table-cell>
          <table:table-cell table:style-name="ce9" office:value-type="float" office:value="14.7212" calcext:value-type="float">
            <text:p>14.72</text:p>
          </table:table-cell>
          <table:table-cell table:style-name="ce9" office:value-type="float" office:value="9.27738" calcext:value-type="float">
            <text:p>9.28</text:p>
          </table:table-cell>
          <table:table-cell table:style-name="ce9" office:value-type="float" office:value="4.29905" calcext:value-type="float">
            <text:p>4.30</text:p>
          </table:table-cell>
          <table:table-cell table:style-name="ce9" office:value-type="float" office:value="17.3683" calcext:value-type="float">
            <text:p>17.37</text:p>
          </table:table-cell>
          <table:table-cell table:style-name="ce9" office:value-type="float" office:value="51.3649" calcext:value-type="float">
            <text:p>51.36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9" office:value-type="float" office:value="0.876107" calcext:value-type="float">
            <text:p>0.88</text:p>
          </table:table-cell>
          <table:table-cell table:style-name="ce9" office:value-type="float" office:value="1.73849" calcext:value-type="float">
            <text:p>1.74</text:p>
          </table:table-cell>
          <table:table-cell table:style-name="ce9" office:value-type="float" office:value="2.87969" calcext:value-type="float">
            <text:p>2.88</text:p>
          </table:table-cell>
          <table:table-cell table:style-name="ce9" office:value-type="float" office:value="0.329799" calcext:value-type="float">
            <text:p>0.33</text:p>
          </table:table-cell>
          <table:table-cell table:style-name="ce9" office:value-type="float" office:value="11.237" calcext:value-type="float">
            <text:p>11.24</text:p>
          </table:table-cell>
          <table:table-cell table:style-name="ce9" office:value-type="float" office:value="6.93894" calcext:value-type="float">
            <text:p>6.94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3.65045" calcext:value-type="float">
            <text:p>3.65</text:p>
          </table:table-cell>
          <table:table-cell table:style-name="ce9" office:value-type="float" office:value="7.2437" calcext:value-type="float">
            <text:p>7.24</text:p>
          </table:table-cell>
          <table:table-cell table:style-name="ce9" office:value-type="float" office:value="11.9987" calcext:value-type="float">
            <text:p>12.00</text:p>
          </table:table-cell>
          <table:table-cell table:style-name="ce9" office:value-type="float" office:value="1.37416" calcext:value-type="float">
            <text:p>1.37</text:p>
          </table:table-cell>
          <table:table-cell table:style-name="ce9" office:value-type="float" office:value="46.8207" calcext:value-type="float">
            <text:p>46.82</text:p>
          </table:table-cell>
          <table:table-cell table:style-name="ce9" office:value-type="float" office:value="28.9123" calcext:value-type="float">
            <text:p>28.91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9" office:value-type="float" office:value="2.29119" calcext:value-type="float">
            <text:p>2.29</text:p>
          </table:table-cell>
          <table:table-cell table:style-name="ce9" office:value-type="float" office:value="1.12808" calcext:value-type="float">
            <text:p>1.13</text:p>
          </table:table-cell>
          <table:table-cell table:style-name="ce9" office:value-type="float" office:value="1.3206" calcext:value-type="float">
            <text:p>1.32</text:p>
          </table:table-cell>
          <table:table-cell table:style-name="ce9" office:value-type="float" office:value="0.532674" calcext:value-type="float">
            <text:p>0.53</text:p>
          </table:table-cell>
          <table:table-cell table:style-name="ce9" office:value-type="float" office:value="13.7081" calcext:value-type="float">
            <text:p>13.71</text:p>
          </table:table-cell>
          <table:table-cell table:style-name="ce9" office:value-type="float" office:value="3.77843" calcext:value-type="float">
            <text:p>3.78</text:p>
          </table:table-cell>
          <table:table-cell table:style-name="ce9" office:value-type="float" office:value="22.7591" calcext:value-type="float">
            <text:p>22.76</text:p>
          </table:table-cell>
          <table:table-cell table:style-name="ce9" office:value-type="float" office:value="10.0671" calcext:value-type="float">
            <text:p>10.07</text:p>
          </table:table-cell>
          <table:table-cell table:style-name="ce9" office:value-type="float" office:value="4.9566" calcext:value-type="float">
            <text:p>4.96</text:p>
          </table:table-cell>
          <table:table-cell table:style-name="ce9" office:value-type="float" office:value="5.8025" calcext:value-type="float">
            <text:p>5.80</text:p>
          </table:table-cell>
          <table:table-cell table:style-name="ce9" office:value-type="float" office:value="2.34049" calcext:value-type="float">
            <text:p>2.34</text:p>
          </table:table-cell>
          <table:table-cell table:style-name="ce9" office:value-type="float" office:value="60.2314" calcext:value-type="float">
            <text:p>60.23</text:p>
          </table:table-cell>
          <table:table-cell table:style-name="ce9" office:value-type="float" office:value="16.6018" calcext:value-type="float">
            <text:p>16.60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9" office:value-type="float" office:value="2.09188" calcext:value-type="float">
            <text:p>2.09</text:p>
          </table:table-cell>
          <table:table-cell table:style-name="ce9" office:value-type="float" office:value="1.50841" calcext:value-type="float">
            <text:p>1.51</text:p>
          </table:table-cell>
          <table:table-cell table:style-name="ce9" office:value-type="float" office:value="1.61272" calcext:value-type="float">
            <text:p>1.61</text:p>
          </table:table-cell>
          <table:table-cell table:style-name="ce9" office:value-type="float" office:value="1.28652" calcext:value-type="float">
            <text:p>1.29</text:p>
          </table:table-cell>
          <table:table-cell table:style-name="ce9" office:value-type="float" office:value="11.7599" calcext:value-type="float">
            <text:p>11.76</text:p>
          </table:table-cell>
          <table:table-cell table:style-name="ce9" office:value-type="float" office:value="5.74056" calcext:value-type="float">
            <text:p>5.74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8.71616" calcext:value-type="float">
            <text:p>8.72</text:p>
          </table:table-cell>
          <table:table-cell table:style-name="ce9" office:value-type="float" office:value="6.28505" calcext:value-type="float">
            <text:p>6.29</text:p>
          </table:table-cell>
          <table:table-cell table:style-name="ce9" office:value-type="float" office:value="6.71969" calcext:value-type="float">
            <text:p>6.72</text:p>
          </table:table-cell>
          <table:table-cell table:style-name="ce9" office:value-type="float" office:value="5.36051" calcext:value-type="float">
            <text:p>5.36</text:p>
          </table:table-cell>
          <table:table-cell table:style-name="ce9" office:value-type="float" office:value="48.9996" calcext:value-type="float">
            <text:p>49.00</text:p>
          </table:table-cell>
          <table:table-cell table:style-name="ce9" office:value-type="float" office:value="23.919" calcext:value-type="float">
            <text:p>23.92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9" office:value-type="float" office:value="2.49011" calcext:value-type="float">
            <text:p>2.49</text:p>
          </table:table-cell>
          <table:table-cell table:style-name="ce9" office:value-type="float" office:value="1.15699" calcext:value-type="float">
            <text:p>1.16</text:p>
          </table:table-cell>
          <table:table-cell table:style-name="ce9" office:value-type="float" office:value="1.6971" calcext:value-type="float">
            <text:p>1.70</text:p>
          </table:table-cell>
          <table:table-cell table:style-name="ce9" office:value-type="float" office:value="1.01941" calcext:value-type="float">
            <text:p>1.02</text:p>
          </table:table-cell>
          <table:table-cell table:style-name="ce9" office:value-type="float" office:value="22.1243" calcext:value-type="float">
            <text:p>22.12</text:p>
          </table:table-cell>
          <table:table-cell table:style-name="ce9" office:value-type="float" office:value="1.73597" calcext:value-type="float">
            <text:p>1.74</text:p>
          </table:table-cell>
          <table:table-cell table:style-name="ce9" office:value-type="float" office:value="30.2239" calcext:value-type="float">
            <text:p>30.22</text:p>
          </table:table-cell>
          <table:table-cell table:style-name="ce9" office:value-type="float" office:value="8.23887" calcext:value-type="float">
            <text:p>8.24</text:p>
          </table:table-cell>
          <table:table-cell table:style-name="ce9" office:value-type="float" office:value="3.82806" calcext:value-type="float">
            <text:p>3.83</text:p>
          </table:table-cell>
          <table:table-cell table:style-name="ce9" office:value-type="float" office:value="5.61509" calcext:value-type="float">
            <text:p>5.62</text:p>
          </table:table-cell>
          <table:table-cell table:style-name="ce9" office:value-type="float" office:value="3.37287" calcext:value-type="float">
            <text:p>3.37</text:p>
          </table:table-cell>
          <table:table-cell table:style-name="ce9" office:value-type="float" office:value="73.2014" calcext:value-type="float">
            <text:p>73.20</text:p>
          </table:table-cell>
          <table:table-cell table:style-name="ce9" office:value-type="float" office:value="5.74371" calcext:value-type="float">
            <text:p>5.74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9" office:value-type="float" office:value="1.64627" calcext:value-type="float">
            <text:p>1.65</text:p>
          </table:table-cell>
          <table:table-cell table:style-name="ce9" office:value-type="float" office:value="1.01454" calcext:value-type="float">
            <text:p>1.01</text:p>
          </table:table-cell>
          <table:table-cell table:style-name="ce9" office:value-type="float" office:value="1.7102" calcext:value-type="float">
            <text:p>1.71</text:p>
          </table:table-cell>
          <table:table-cell table:style-name="ce9" office:value-type="float" office:value="0.888328" calcext:value-type="float">
            <text:p>0.89</text:p>
          </table:table-cell>
          <table:table-cell table:style-name="ce9" office:value-type="float" office:value="21.1472" calcext:value-type="float">
            <text:p>21.15</text:p>
          </table:table-cell>
          <table:table-cell table:style-name="ce9" office:value-type="float" office:value="1.25878" calcext:value-type="float">
            <text:p>1.26</text:p>
          </table:table-cell>
          <table:table-cell table:style-name="ce9" office:value-type="float" office:value="27.6653" calcext:value-type="float">
            <text:p>27.67</text:p>
          </table:table-cell>
          <table:table-cell table:style-name="ce9" office:value-type="float" office:value="5.95066" calcext:value-type="float">
            <text:p>5.95</text:p>
          </table:table-cell>
          <table:table-cell table:style-name="ce9" office:value-type="float" office:value="3.66718" calcext:value-type="float">
            <text:p>3.67</text:p>
          </table:table-cell>
          <table:table-cell table:style-name="ce9" office:value-type="float" office:value="6.18174" calcext:value-type="float">
            <text:p>6.18</text:p>
          </table:table-cell>
          <table:table-cell table:style-name="ce9" office:value-type="float" office:value="3.21098" calcext:value-type="float">
            <text:p>3.21</text:p>
          </table:table-cell>
          <table:table-cell table:style-name="ce9" office:value-type="float" office:value="76.4394" calcext:value-type="float">
            <text:p>76.44</text:p>
          </table:table-cell>
          <table:table-cell table:style-name="ce9" office:value-type="float" office:value="4.55003" calcext:value-type="float">
            <text:p>4.55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9" office:value-type="float" office:value="1.68566" calcext:value-type="float">
            <text:p>1.69</text:p>
          </table:table-cell>
          <table:table-cell table:style-name="ce9" office:value-type="float" office:value="2.77243" calcext:value-type="float">
            <text:p>2.77</text:p>
          </table:table-cell>
          <table:table-cell table:style-name="ce9" office:value-type="float" office:value="2.58574" calcext:value-type="float">
            <text:p>2.59</text:p>
          </table:table-cell>
          <table:table-cell table:style-name="ce9" office:value-type="float" office:value="1.45699" calcext:value-type="float">
            <text:p>1.46</text:p>
          </table:table-cell>
          <table:table-cell table:style-name="ce9" office:value-type="float" office:value="6.69028" calcext:value-type="float">
            <text:p>6.69</text:p>
          </table:table-cell>
          <table:table-cell table:style-name="ce9" office:value-type="float" office:value="8.8089" calcext:value-type="float">
            <text:p>8.81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7.02359" calcext:value-type="float">
            <text:p>7.02</text:p>
          </table:table-cell>
          <table:table-cell table:style-name="ce9" office:value-type="float" office:value="11.5518" calcext:value-type="float">
            <text:p>11.55</text:p>
          </table:table-cell>
          <table:table-cell table:style-name="ce9" office:value-type="float" office:value="10.7739" calcext:value-type="float">
            <text:p>10.77</text:p>
          </table:table-cell>
          <table:table-cell table:style-name="ce9" office:value-type="float" office:value="6.07079" calcext:value-type="float">
            <text:p>6.07</text:p>
          </table:table-cell>
          <table:table-cell table:style-name="ce9" office:value-type="float" office:value="27.8762" calcext:value-type="float">
            <text:p>27.88</text:p>
          </table:table-cell>
          <table:table-cell table:style-name="ce9" office:value-type="float" office:value="36.7037" calcext:value-type="float">
            <text:p>36.70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9" office:value-type="float" office:value="0.235082" calcext:value-type="float">
            <text:p>0.24</text:p>
          </table:table-cell>
          <table:table-cell table:style-name="ce9" office:value-type="float" office:value="2.77472" calcext:value-type="float">
            <text:p>2.77</text:p>
          </table:table-cell>
          <table:table-cell table:style-name="ce9" office:value-type="float" office:value="3.18059" calcext:value-type="float">
            <text:p>3.18</text:p>
          </table:table-cell>
          <table:table-cell table:style-name="ce9" office:value-type="float" office:value="0.885471" calcext:value-type="float">
            <text:p>0.89</text:p>
          </table:table-cell>
          <table:table-cell table:style-name="ce9" office:value-type="float" office:value="6.37935" calcext:value-type="float">
            <text:p>6.38</text:p>
          </table:table-cell>
          <table:table-cell table:style-name="ce9" office:value-type="float" office:value="11.8575" calcext:value-type="float">
            <text:p>11.86</text:p>
          </table:table-cell>
          <table:table-cell table:style-name="ce9" office:value-type="float" office:value="25.3127" calcext:value-type="float">
            <text:p>25.31</text:p>
          </table:table-cell>
          <table:table-cell table:style-name="ce9" office:value-type="float" office:value="0.92871" calcext:value-type="float">
            <text:p>0.93</text:p>
          </table:table-cell>
          <table:table-cell table:style-name="ce9" office:value-type="float" office:value="10.9618" calcext:value-type="float">
            <text:p>10.96</text:p>
          </table:table-cell>
          <table:table-cell table:style-name="ce9" office:value-type="float" office:value="12.5652" calcext:value-type="float">
            <text:p>12.57</text:p>
          </table:table-cell>
          <table:table-cell table:style-name="ce9" office:value-type="float" office:value="3.49813" calcext:value-type="float">
            <text:p>3.50</text:p>
          </table:table-cell>
          <table:table-cell table:style-name="ce9" office:value-type="float" office:value="25.2021" calcext:value-type="float">
            <text:p>25.20</text:p>
          </table:table-cell>
          <table:table-cell table:style-name="ce9" office:value-type="float" office:value="46.8441" calcext:value-type="float">
            <text:p>46.84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9" office:value-type="float" office:value="1.02882" calcext:value-type="float">
            <text:p>1.03</text:p>
          </table:table-cell>
          <table:table-cell table:style-name="ce9" office:value-type="float" office:value="3.42742" calcext:value-type="float">
            <text:p>3.43</text:p>
          </table:table-cell>
          <table:table-cell table:style-name="ce9" office:value-type="float" office:value="2.80964" calcext:value-type="float">
            <text:p>2.81</text:p>
          </table:table-cell>
          <table:table-cell table:style-name="ce9" office:value-type="float" office:value="1.25003" calcext:value-type="float">
            <text:p>1.25</text:p>
          </table:table-cell>
          <table:table-cell table:style-name="ce9" office:value-type="float" office:value="4.802" calcext:value-type="float">
            <text:p>4.80</text:p>
          </table:table-cell>
          <table:table-cell table:style-name="ce9" office:value-type="float" office:value="9.19889" calcext:value-type="float">
            <text:p>9.20</text:p>
          </table:table-cell>
          <table:table-cell table:style-name="ce9" office:value-type="float" office:value="22.5168" calcext:value-type="float">
            <text:p>22.52</text:p>
          </table:table-cell>
          <table:table-cell table:style-name="ce9" office:value-type="float" office:value="4.5691" calcext:value-type="float">
            <text:p>4.57</text:p>
          </table:table-cell>
          <table:table-cell table:style-name="ce9" office:value-type="float" office:value="15.2216" calcext:value-type="float">
            <text:p>15.22</text:p>
          </table:table-cell>
          <table:table-cell table:style-name="ce9" office:value-type="float" office:value="12.478" calcext:value-type="float">
            <text:p>12.48</text:p>
          </table:table-cell>
          <table:table-cell table:style-name="ce9" office:value-type="float" office:value="5.55153" calcext:value-type="float">
            <text:p>5.55</text:p>
          </table:table-cell>
          <table:table-cell table:style-name="ce9" office:value-type="float" office:value="21.3263" calcext:value-type="float">
            <text:p>21.33</text:p>
          </table:table-cell>
          <table:table-cell table:style-name="ce9" office:value-type="float" office:value="40.8535" calcext:value-type="float">
            <text:p>40.85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9" office:value-type="float" office:value="1.00216" calcext:value-type="float">
            <text:p>1.00</text:p>
          </table:table-cell>
          <table:table-cell table:style-name="ce9" office:value-type="float" office:value="2.37849" calcext:value-type="float">
            <text:p>2.38</text:p>
          </table:table-cell>
          <table:table-cell table:style-name="ce9" office:value-type="float" office:value="3.02828" calcext:value-type="float">
            <text:p>3.03</text:p>
          </table:table-cell>
          <table:table-cell table:style-name="ce9" office:value-type="float" office:value="1.23999" calcext:value-type="float">
            <text:p>1.24</text:p>
          </table:table-cell>
          <table:table-cell table:style-name="ce9" office:value-type="float" office:value="8.11702" calcext:value-type="float">
            <text:p>8.12</text:p>
          </table:table-cell>
          <table:table-cell table:style-name="ce9" office:value-type="float" office:value="4.86171" calcext:value-type="float">
            <text:p>4.86</text:p>
          </table:table-cell>
          <table:table-cell table:style-name="ce9" office:value-type="float" office:value="20.6276" calcext:value-type="float">
            <text:p>20.63</text:p>
          </table:table-cell>
          <table:table-cell table:style-name="ce9" office:value-type="float" office:value="4.85833" calcext:value-type="float">
            <text:p>4.86</text:p>
          </table:table-cell>
          <table:table-cell table:style-name="ce9" office:value-type="float" office:value="11.5306" calcext:value-type="float">
            <text:p>11.53</text:p>
          </table:table-cell>
          <table:table-cell table:style-name="ce9" office:value-type="float" office:value="14.6807" calcext:value-type="float">
            <text:p>14.68</text:p>
          </table:table-cell>
          <table:table-cell table:style-name="ce9" office:value-type="float" office:value="6.01129" calcext:value-type="float">
            <text:p>6.01</text:p>
          </table:table-cell>
          <table:table-cell table:style-name="ce9" office:value-type="float" office:value="39.3502" calcext:value-type="float">
            <text:p>39.35</text:p>
          </table:table-cell>
          <table:table-cell table:style-name="ce9" office:value-type="float" office:value="23.5689" calcext:value-type="float">
            <text:p>23.57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9" office:value-type="float" office:value="1.17669" calcext:value-type="float">
            <text:p>1.18</text:p>
          </table:table-cell>
          <table:table-cell table:style-name="ce9" office:value-type="float" office:value="2.98063" calcext:value-type="float">
            <text:p>2.98</text:p>
          </table:table-cell>
          <table:table-cell table:style-name="ce9" office:value-type="float" office:value="2.08077" calcext:value-type="float">
            <text:p>2.08</text:p>
          </table:table-cell>
          <table:table-cell table:style-name="ce9" office:value-type="float" office:value="1.14411" calcext:value-type="float">
            <text:p>1.14</text:p>
          </table:table-cell>
          <table:table-cell table:style-name="ce9" office:value-type="float" office:value="5.98886" calcext:value-type="float">
            <text:p>5.99</text:p>
          </table:table-cell>
          <table:table-cell table:style-name="ce9" office:value-type="float" office:value="10.6289" calcext:value-type="float">
            <text:p>10.63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4.90286" calcext:value-type="float">
            <text:p>4.90</text:p>
          </table:table-cell>
          <table:table-cell table:style-name="ce9" office:value-type="float" office:value="12.4193" calcext:value-type="float">
            <text:p>12.42</text:p>
          </table:table-cell>
          <table:table-cell table:style-name="ce9" office:value-type="float" office:value="8.66986" calcext:value-type="float">
            <text:p>8.67</text:p>
          </table:table-cell>
          <table:table-cell table:style-name="ce9" office:value-type="float" office:value="4.76714" calcext:value-type="float">
            <text:p>4.77</text:p>
          </table:table-cell>
          <table:table-cell table:style-name="ce9" office:value-type="float" office:value="24.9536" calcext:value-type="float">
            <text:p>24.95</text:p>
          </table:table-cell>
          <table:table-cell table:style-name="ce9" office:value-type="float" office:value="44.2873" calcext:value-type="float">
            <text:p>44.29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9" office:value-type="float" office:value="1.32925" calcext:value-type="float">
            <text:p>1.33</text:p>
          </table:table-cell>
          <table:table-cell table:style-name="ce9" office:value-type="float" office:value="2.71045" calcext:value-type="float">
            <text:p>2.71</text:p>
          </table:table-cell>
          <table:table-cell table:style-name="ce9" office:value-type="float" office:value="2.22203" calcext:value-type="float">
            <text:p>2.22</text:p>
          </table:table-cell>
          <table:table-cell table:style-name="ce9" office:value-type="float" office:value="1.17295" calcext:value-type="float">
            <text:p>1.17</text:p>
          </table:table-cell>
          <table:table-cell table:style-name="ce9" office:value-type="float" office:value="5.84174" calcext:value-type="float">
            <text:p>5.84</text:p>
          </table:table-cell>
          <table:table-cell table:style-name="ce9" office:value-type="float" office:value="9.28894" calcext:value-type="float">
            <text:p>9.29</text:p>
          </table:table-cell>
          <table:table-cell table:style-name="ce9" office:value-type="float" office:value="22.5654" calcext:value-type="float">
            <text:p>22.57</text:p>
          </table:table-cell>
          <table:table-cell table:style-name="ce9" office:value-type="float" office:value="5.89068" calcext:value-type="float">
            <text:p>5.89</text:p>
          </table:table-cell>
          <table:table-cell table:style-name="ce9" office:value-type="float" office:value="12.0115" calcext:value-type="float">
            <text:p>12.01</text:p>
          </table:table-cell>
          <table:table-cell table:style-name="ce9" office:value-type="float" office:value="9.84709" calcext:value-type="float">
            <text:p>9.85</text:p>
          </table:table-cell>
          <table:table-cell table:style-name="ce9" office:value-type="float" office:value="5.19802" calcext:value-type="float">
            <text:p>5.20</text:p>
          </table:table-cell>
          <table:table-cell table:style-name="ce9" office:value-type="float" office:value="25.8881" calcext:value-type="float">
            <text:p>25.89</text:p>
          </table:table-cell>
          <table:table-cell table:style-name="ce9" office:value-type="float" office:value="41.1646" calcext:value-type="float">
            <text:p>41.16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3.84748" calcext:value-type="float">
            <text:p>3.85</text:p>
          </table:table-cell>
          <table:table-cell table:style-name="ce9" office:value-type="float" office:value="3.6992" calcext:value-type="float">
            <text:p>3.70</text:p>
          </table:table-cell>
          <table:table-cell table:style-name="ce9" office:value-type="float" office:value="1.45421" calcext:value-type="float">
            <text:p>1.45</text:p>
          </table:table-cell>
          <table:table-cell table:style-name="ce9" office:value-type="float" office:value="1.6052" calcext:value-type="float">
            <text:p>1.61</text:p>
          </table:table-cell>
          <table:table-cell table:style-name="ce9" office:value-type="float" office:value="10.4302" calcext:value-type="float">
            <text:p>10.43</text:p>
          </table:table-cell>
          <table:table-cell table:style-name="ce9" office:value-type="float" office:value="21.0363" calcext:value-type="float">
            <text:p>21.04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8.2897" calcext:value-type="float">
            <text:p>18.29</text:p>
          </table:table-cell>
          <table:table-cell table:style-name="ce9" office:value-type="float" office:value="17.5848" calcext:value-type="float">
            <text:p>17.58</text:p>
          </table:table-cell>
          <table:table-cell table:style-name="ce9" office:value-type="float" office:value="6.91287" calcext:value-type="float">
            <text:p>6.91</text:p>
          </table:table-cell>
          <table:table-cell table:style-name="ce9" office:value-type="float" office:value="7.63064" calcext:value-type="float">
            <text:p>7.63</text:p>
          </table:table-cell>
          <table:table-cell table:style-name="ce9" office:value-type="float" office:value="49.582" calcext:value-type="float">
            <text:p>49.58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9" office:value-type="float" office:value="0.177131" calcext:value-type="float">
            <text:p>0.18</text:p>
          </table:table-cell>
          <table:table-cell table:style-name="ce9" office:value-type="float" office:value="3.23017" calcext:value-type="float">
            <text:p>3.23</text:p>
          </table:table-cell>
          <table:table-cell table:style-name="ce9" office:value-type="float" office:value="3.28837" calcext:value-type="float">
            <text:p>3.29</text:p>
          </table:table-cell>
          <table:table-cell table:style-name="ce9" office:value-type="float" office:value="0.83111" calcext:value-type="float">
            <text:p>0.83</text:p>
          </table:table-cell>
          <table:table-cell table:style-name="ce9" office:value-type="float" office:value="2.88082" calcext:value-type="float">
            <text:p>2.88</text:p>
          </table:table-cell>
          <table:table-cell table:style-name="ce9" office:value-type="float" office:value="17.8124" calcext:value-type="float">
            <text:p>17.81</text:p>
          </table:table-cell>
          <table:table-cell table:style-name="ce9" office:value-type="float" office:value="28.22" calcext:value-type="float">
            <text:p>28.22</text:p>
          </table:table-cell>
          <table:table-cell table:style-name="ce9" office:value-type="float" office:value="0.62768" calcext:value-type="float">
            <text:p>0.63</text:p>
          </table:table-cell>
          <table:table-cell table:style-name="ce9" office:value-type="float" office:value="11.4464" calcext:value-type="float">
            <text:p>11.45</text:p>
          </table:table-cell>
          <table:table-cell table:style-name="ce9" office:value-type="float" office:value="11.6526" calcext:value-type="float">
            <text:p>11.65</text:p>
          </table:table-cell>
          <table:table-cell table:style-name="ce9" office:value-type="float" office:value="2.94511" calcext:value-type="float">
            <text:p>2.95</text:p>
          </table:table-cell>
          <table:table-cell table:style-name="ce9" office:value-type="float" office:value="10.2084" calcext:value-type="float">
            <text:p>10.21</text:p>
          </table:table-cell>
          <table:table-cell table:style-name="ce9" office:value-type="float" office:value="63.1198" calcext:value-type="float">
            <text:p>63.12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9" office:value-type="float" office:value="0.215792" calcext:value-type="float">
            <text:p>0.22</text:p>
          </table:table-cell>
          <table:table-cell table:style-name="ce9" office:value-type="float" office:value="3.47736" calcext:value-type="float">
            <text:p>3.48</text:p>
          </table:table-cell>
          <table:table-cell table:style-name="ce9" office:value-type="float" office:value="2.83186" calcext:value-type="float">
            <text:p>2.83</text:p>
          </table:table-cell>
          <table:table-cell table:style-name="ce9" office:value-type="float" office:value="1.05391" calcext:value-type="float">
            <text:p>1.05</text:p>
          </table:table-cell>
          <table:table-cell table:style-name="ce9" office:value-type="float" office:value="2.57822" calcext:value-type="float">
            <text:p>2.58</text:p>
          </table:table-cell>
          <table:table-cell table:style-name="ce9" office:value-type="float" office:value="12.2282" calcext:value-type="float">
            <text:p>12.23</text:p>
          </table:table-cell>
          <table:table-cell table:style-name="ce9" office:value-type="float" office:value="22.3854" calcext:value-type="float">
            <text:p>22.39</text:p>
          </table:table-cell>
          <table:table-cell table:style-name="ce9" office:value-type="float" office:value="0.963988" calcext:value-type="float">
            <text:p>0.96</text:p>
          </table:table-cell>
          <table:table-cell table:style-name="ce9" office:value-type="float" office:value="15.5341" calcext:value-type="float">
            <text:p>15.53</text:p>
          </table:table-cell>
          <table:table-cell table:style-name="ce9" office:value-type="float" office:value="12.6505" calcext:value-type="float">
            <text:p>12.65</text:p>
          </table:table-cell>
          <table:table-cell table:style-name="ce9" office:value-type="float" office:value="4.70802" calcext:value-type="float">
            <text:p>4.71</text:p>
          </table:table-cell>
          <table:table-cell table:style-name="ce9" office:value-type="float" office:value="11.5174" calcext:value-type="float">
            <text:p>11.52</text:p>
          </table:table-cell>
          <table:table-cell table:style-name="ce9" office:value-type="float" office:value="54.626" calcext:value-type="float">
            <text:p>54.63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4.33147" calcext:value-type="float">
            <text:p>4.33</text:p>
          </table:table-cell>
          <table:table-cell table:style-name="ce9" office:value-type="float" office:value="4.13496" calcext:value-type="float">
            <text:p>4.13</text:p>
          </table:table-cell>
          <table:table-cell table:style-name="ce9" office:value-type="float" office:value="0.506457" calcext:value-type="float">
            <text:p>0.51</text:p>
          </table:table-cell>
          <table:table-cell table:style-name="ce9" office:value-type="float" office:value="6.57062" calcext:value-type="float">
            <text:p>6.57</text:p>
          </table:table-cell>
          <table:table-cell table:style-name="ce9" office:value-type="float" office:value="14.6143" calcext:value-type="float">
            <text:p>14.61</text:p>
          </table:table-cell>
          <table:table-cell table:style-name="ce9" office:value-type="float" office:value="30.1579" calcext:value-type="float">
            <text:p>30.16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4.3627" calcext:value-type="float">
            <text:p>14.36</text:p>
          </table:table-cell>
          <table:table-cell table:style-name="ce9" office:value-type="float" office:value="13.7111" calcext:value-type="float">
            <text:p>13.71</text:p>
          </table:table-cell>
          <table:table-cell table:style-name="ce9" office:value-type="float" office:value="1.67935" calcext:value-type="float">
            <text:p>1.68</text:p>
          </table:table-cell>
          <table:table-cell table:style-name="ce9" office:value-type="float" office:value="21.7874" calcext:value-type="float">
            <text:p>21.79</text:p>
          </table:table-cell>
          <table:table-cell table:style-name="ce9" office:value-type="float" office:value="48.4595" calcext:value-type="float">
            <text:p>48.46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9" office:value-type="float" office:value="3.62528" calcext:value-type="float">
            <text:p>3.63</text:p>
          </table:table-cell>
          <table:table-cell table:style-name="ce9" office:value-type="float" office:value="1.07669" calcext:value-type="float">
            <text:p>1.08</text:p>
          </table:table-cell>
          <table:table-cell table:style-name="ce9" office:value-type="float" office:value="1.56017" calcext:value-type="float">
            <text:p>1.56</text:p>
          </table:table-cell>
          <table:table-cell table:style-name="ce9" office:value-type="float" office:value="0.978182" calcext:value-type="float">
            <text:p>0.98</text:p>
          </table:table-cell>
          <table:table-cell table:style-name="ce9" office:value-type="float" office:value="25.2177" calcext:value-type="float">
            <text:p>25.22</text:p>
          </table:table-cell>
          <table:table-cell table:style-name="ce9" office:value-type="float" office:value="7.542" calcext:value-type="float">
            <text:p>7.54</text:p>
          </table:table-cell>
          <table:table-cell table:style-name="ce9" office:value-type="float" office:value="40" calcext:value-type="float">
            <text:p>40.00</text:p>
          </table:table-cell>
          <table:table-cell table:style-name="ce9" office:value-type="float" office:value="9.0632" calcext:value-type="float">
            <text:p>9.06</text:p>
          </table:table-cell>
          <table:table-cell table:style-name="ce9" office:value-type="float" office:value="2.69172" calcext:value-type="float">
            <text:p>2.69</text:p>
          </table:table-cell>
          <table:table-cell table:style-name="ce9" office:value-type="float" office:value="3.90042" calcext:value-type="float">
            <text:p>3.90</text:p>
          </table:table-cell>
          <table:table-cell table:style-name="ce9" office:value-type="float" office:value="2.44546" calcext:value-type="float">
            <text:p>2.45</text:p>
          </table:table-cell>
          <table:table-cell table:style-name="ce9" office:value-type="float" office:value="63.0442" calcext:value-type="float">
            <text:p>63.04</text:p>
          </table:table-cell>
          <table:table-cell table:style-name="ce9" office:value-type="float" office:value="18.855" calcext:value-type="float">
            <text:p>18.86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9" office:value-type="float" office:value="3.42475" calcext:value-type="float">
            <text:p>3.42</text:p>
          </table:table-cell>
          <table:table-cell table:style-name="ce9" office:value-type="float" office:value="1.11558" calcext:value-type="float">
            <text:p>1.12</text:p>
          </table:table-cell>
          <table:table-cell table:style-name="ce9" office:value-type="float" office:value="1.33435" calcext:value-type="float">
            <text:p>1.33</text:p>
          </table:table-cell>
          <table:table-cell table:style-name="ce9" office:value-type="float" office:value="1.88775" calcext:value-type="float">
            <text:p>1.89</text:p>
          </table:table-cell>
          <table:table-cell table:style-name="ce9" office:value-type="float" office:value="18.4165" calcext:value-type="float">
            <text:p>18.42</text:p>
          </table:table-cell>
          <table:table-cell table:style-name="ce9" office:value-type="float" office:value="4.9849" calcext:value-type="float">
            <text:p>4.98</text:p>
          </table:table-cell>
          <table:table-cell table:style-name="ce9" office:value-type="float" office:value="31.1639" calcext:value-type="float">
            <text:p>31.16</text:p>
          </table:table-cell>
          <table:table-cell table:style-name="ce9" office:value-type="float" office:value="10.9895" calcext:value-type="float">
            <text:p>10.99</text:p>
          </table:table-cell>
          <table:table-cell table:style-name="ce9" office:value-type="float" office:value="3.57972" calcext:value-type="float">
            <text:p>3.58</text:p>
          </table:table-cell>
          <table:table-cell table:style-name="ce9" office:value-type="float" office:value="4.28172" calcext:value-type="float">
            <text:p>4.28</text:p>
          </table:table-cell>
          <table:table-cell table:style-name="ce9" office:value-type="float" office:value="6.05751" calcext:value-type="float">
            <text:p>6.06</text:p>
          </table:table-cell>
          <table:table-cell table:style-name="ce9" office:value-type="float" office:value="59.0958" calcext:value-type="float">
            <text:p>59.10</text:p>
          </table:table-cell>
          <table:table-cell table:style-name="ce9" office:value-type="float" office:value="15.9958" calcext:value-type="float">
            <text:p>16.00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9" office:value-type="float" office:value="3.41732" calcext:value-type="float">
            <text:p>3.42</text:p>
          </table:table-cell>
          <table:table-cell table:style-name="ce9" office:value-type="float" office:value="1.24297" calcext:value-type="float">
            <text:p>1.24</text:p>
          </table:table-cell>
          <table:table-cell table:style-name="ce9" office:value-type="float" office:value="2.72398" calcext:value-type="float">
            <text:p>2.72</text:p>
          </table:table-cell>
          <table:table-cell table:style-name="ce9" office:value-type="float" office:value="1.61895" calcext:value-type="float">
            <text:p>1.62</text:p>
          </table:table-cell>
          <table:table-cell table:style-name="ce9" office:value-type="float" office:value="29.6174" calcext:value-type="float">
            <text:p>29.62</text:p>
          </table:table-cell>
          <table:table-cell table:style-name="ce9" office:value-type="float" office:value="7.28922" calcext:value-type="float">
            <text:p>7.29</text:p>
          </table:table-cell>
          <table:table-cell table:style-name="ce9" office:value-type="float" office:value="45.9098" calcext:value-type="float">
            <text:p>45.91</text:p>
          </table:table-cell>
          <table:table-cell table:style-name="ce9" office:value-type="float" office:value="7.44354" calcext:value-type="float">
            <text:p>7.44</text:p>
          </table:table-cell>
          <table:table-cell table:style-name="ce9" office:value-type="float" office:value="2.70742" calcext:value-type="float">
            <text:p>2.71</text:p>
          </table:table-cell>
          <table:table-cell table:style-name="ce9" office:value-type="float" office:value="5.93332" calcext:value-type="float">
            <text:p>5.93</text:p>
          </table:table-cell>
          <table:table-cell table:style-name="ce9" office:value-type="float" office:value="3.52637" calcext:value-type="float">
            <text:p>3.53</text:p>
          </table:table-cell>
          <table:table-cell table:style-name="ce9" office:value-type="float" office:value="64.5121" calcext:value-type="float">
            <text:p>64.51</text:p>
          </table:table-cell>
          <table:table-cell table:style-name="ce9" office:value-type="float" office:value="15.8772" calcext:value-type="float">
            <text:p>15.88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9" office:value-type="float" office:value="2.30862" calcext:value-type="float">
            <text:p>2.31</text:p>
          </table:table-cell>
          <table:table-cell table:style-name="ce9" office:value-type="float" office:value="1.91275" calcext:value-type="float">
            <text:p>1.91</text:p>
          </table:table-cell>
          <table:table-cell table:style-name="ce9" office:value-type="float" office:value="2.54833" calcext:value-type="float">
            <text:p>2.55</text:p>
          </table:table-cell>
          <table:table-cell table:style-name="ce9" office:value-type="float" office:value="0.953822" calcext:value-type="float">
            <text:p>0.95</text:p>
          </table:table-cell>
          <table:table-cell table:style-name="ce9" office:value-type="float" office:value="11.4867" calcext:value-type="float">
            <text:p>11.49</text:p>
          </table:table-cell>
          <table:table-cell table:style-name="ce9" office:value-type="float" office:value="4.78979" calcext:value-type="float">
            <text:p>4.79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9.61925" calcext:value-type="float">
            <text:p>9.62</text:p>
          </table:table-cell>
          <table:table-cell table:style-name="ce9" office:value-type="float" office:value="7.96978" calcext:value-type="float">
            <text:p>7.97</text:p>
          </table:table-cell>
          <table:table-cell table:style-name="ce9" office:value-type="float" office:value="10.618" calcext:value-type="float">
            <text:p>10.62</text:p>
          </table:table-cell>
          <table:table-cell table:style-name="ce9" office:value-type="float" office:value="3.97426" calcext:value-type="float">
            <text:p>3.97</text:p>
          </table:table-cell>
          <table:table-cell table:style-name="ce9" office:value-type="float" office:value="47.8612" calcext:value-type="float">
            <text:p>47.86</text:p>
          </table:table-cell>
          <table:table-cell table:style-name="ce9" office:value-type="float" office:value="19.9575" calcext:value-type="float">
            <text:p>19.96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9" office:value-type="float" office:value="2.71376" calcext:value-type="float">
            <text:p>2.71</text:p>
          </table:table-cell>
          <table:table-cell table:style-name="ce9" office:value-type="float" office:value="1.10803" calcext:value-type="float">
            <text:p>1.11</text:p>
          </table:table-cell>
          <table:table-cell table:style-name="ce9" office:value-type="float" office:value="1.29473" calcext:value-type="float">
            <text:p>1.29</text:p>
          </table:table-cell>
          <table:table-cell table:style-name="ce9" office:value-type="float" office:value="1.91113" calcext:value-type="float">
            <text:p>1.91</text:p>
          </table:table-cell>
          <table:table-cell table:style-name="ce9" office:value-type="float" office:value="12.9054" calcext:value-type="float">
            <text:p>12.91</text:p>
          </table:table-cell>
          <table:table-cell table:style-name="ce9" office:value-type="float" office:value="4.06693" calcext:value-type="float">
            <text:p>4.07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11.3073" calcext:value-type="float">
            <text:p>11.31</text:p>
          </table:table-cell>
          <table:table-cell table:style-name="ce9" office:value-type="float" office:value="4.61678" calcext:value-type="float">
            <text:p>4.62</text:p>
          </table:table-cell>
          <table:table-cell table:style-name="ce9" office:value-type="float" office:value="5.39473" calcext:value-type="float">
            <text:p>5.39</text:p>
          </table:table-cell>
          <table:table-cell table:style-name="ce9" office:value-type="float" office:value="7.96305" calcext:value-type="float">
            <text:p>7.96</text:p>
          </table:table-cell>
          <table:table-cell table:style-name="ce9" office:value-type="float" office:value="53.7726" calcext:value-type="float">
            <text:p>53.77</text:p>
          </table:table-cell>
          <table:table-cell table:style-name="ce9" office:value-type="float" office:value="16.9455" calcext:value-type="float">
            <text:p>16.95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9" office:value-type="float" office:value="0.406331" calcext:value-type="float">
            <text:p>0.41</text:p>
          </table:table-cell>
          <table:table-cell table:style-name="ce9" office:value-type="float" office:value="2.71007" calcext:value-type="float">
            <text:p>2.71</text:p>
          </table:table-cell>
          <table:table-cell table:style-name="ce9" office:value-type="float" office:value="4.29121" calcext:value-type="float">
            <text:p>4.29</text:p>
          </table:table-cell>
          <table:table-cell table:style-name="ce9" office:value-type="float" office:value="0.761113" calcext:value-type="float">
            <text:p>0.76</text:p>
          </table:table-cell>
          <table:table-cell table:style-name="ce9" office:value-type="float" office:value="12.5505" calcext:value-type="float">
            <text:p>12.55</text:p>
          </table:table-cell>
          <table:table-cell table:style-name="ce9" office:value-type="float" office:value="5.91336" calcext:value-type="float">
            <text:p>5.91</text:p>
          </table:table-cell>
          <table:table-cell table:style-name="ce9" office:value-type="float" office:value="26.6326" calcext:value-type="float">
            <text:p>26.63</text:p>
          </table:table-cell>
          <table:table-cell table:style-name="ce9" office:value-type="float" office:value="1.52569" calcext:value-type="float">
            <text:p>1.53</text:p>
          </table:table-cell>
          <table:table-cell table:style-name="ce9" office:value-type="float" office:value="10.1758" calcext:value-type="float">
            <text:p>10.18</text:p>
          </table:table-cell>
          <table:table-cell table:style-name="ce9" office:value-type="float" office:value="16.1126" calcext:value-type="float">
            <text:p>16.11</text:p>
          </table:table-cell>
          <table:table-cell table:style-name="ce9" office:value-type="float" office:value="2.85783" calcext:value-type="float">
            <text:p>2.86</text:p>
          </table:table-cell>
          <table:table-cell table:style-name="ce9" office:value-type="float" office:value="47.1246" calcext:value-type="float">
            <text:p>47.12</text:p>
          </table:table-cell>
          <table:table-cell table:style-name="ce9" office:value-type="float" office:value="22.2035" calcext:value-type="float">
            <text:p>22.20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9" office:value-type="float" office:value="1.20963" calcext:value-type="float">
            <text:p>1.21</text:p>
          </table:table-cell>
          <table:table-cell table:style-name="ce9" office:value-type="float" office:value="2.40197" calcext:value-type="float">
            <text:p>2.40</text:p>
          </table:table-cell>
          <table:table-cell table:style-name="ce9" office:value-type="float" office:value="3.10284" calcext:value-type="float">
            <text:p>3.10</text:p>
          </table:table-cell>
          <table:table-cell table:style-name="ce9" office:value-type="float" office:value="0.741787" calcext:value-type="float">
            <text:p>0.74</text:p>
          </table:table-cell>
          <table:table-cell table:style-name="ce9" office:value-type="float" office:value="12.4849" calcext:value-type="float">
            <text:p>12.48</text:p>
          </table:table-cell>
          <table:table-cell table:style-name="ce9" office:value-type="float" office:value="3.40427" calcext:value-type="float">
            <text:p>3.40</text:p>
          </table:table-cell>
          <table:table-cell table:style-name="ce9" office:value-type="float" office:value="23.3454" calcext:value-type="float">
            <text:p>23.35</text:p>
          </table:table-cell>
          <table:table-cell table:style-name="ce9" office:value-type="float" office:value="5.18144" calcext:value-type="float">
            <text:p>5.18</text:p>
          </table:table-cell>
          <table:table-cell table:style-name="ce9" office:value-type="float" office:value="10.2889" calcext:value-type="float">
            <text:p>10.29</text:p>
          </table:table-cell>
          <table:table-cell table:style-name="ce9" office:value-type="float" office:value="13.291" calcext:value-type="float">
            <text:p>13.29</text:p>
          </table:table-cell>
          <table:table-cell table:style-name="ce9" office:value-type="float" office:value="3.17744" calcext:value-type="float">
            <text:p>3.18</text:p>
          </table:table-cell>
          <table:table-cell table:style-name="ce9" office:value-type="float" office:value="53.4791" calcext:value-type="float">
            <text:p>53.48</text:p>
          </table:table-cell>
          <table:table-cell table:style-name="ce9" office:value-type="float" office:value="14.5822" calcext:value-type="float">
            <text:p>14.58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9" office:value-type="float" office:value="2.70174" calcext:value-type="float">
            <text:p>2.70</text:p>
          </table:table-cell>
          <table:table-cell table:style-name="ce9" office:value-type="float" office:value="2.06563" calcext:value-type="float">
            <text:p>2.07</text:p>
          </table:table-cell>
          <table:table-cell table:style-name="ce9" office:value-type="float" office:value="2.32169" calcext:value-type="float">
            <text:p>2.32</text:p>
          </table:table-cell>
          <table:table-cell table:style-name="ce9" office:value-type="float" office:value="0.933938" calcext:value-type="float">
            <text:p>0.93</text:p>
          </table:table-cell>
          <table:table-cell table:style-name="ce9" office:value-type="float" office:value="16.6201" calcext:value-type="float">
            <text:p>16.62</text:p>
          </table:table-cell>
          <table:table-cell table:style-name="ce9" office:value-type="float" office:value="2.73037" calcext:value-type="float">
            <text:p>2.73</text:p>
          </table:table-cell>
          <table:table-cell table:style-name="ce9" office:value-type="float" office:value="27.3734" calcext:value-type="float">
            <text:p>27.37</text:p>
          </table:table-cell>
          <table:table-cell table:style-name="ce9" office:value-type="float" office:value="9.86995" calcext:value-type="float">
            <text:p>9.87</text:p>
          </table:table-cell>
          <table:table-cell table:style-name="ce9" office:value-type="float" office:value="7.54611" calcext:value-type="float">
            <text:p>7.55</text:p>
          </table:table-cell>
          <table:table-cell table:style-name="ce9" office:value-type="float" office:value="8.48153" calcext:value-type="float">
            <text:p>8.48</text:p>
          </table:table-cell>
          <table:table-cell table:style-name="ce9" office:value-type="float" office:value="3.41184" calcext:value-type="float">
            <text:p>3.41</text:p>
          </table:table-cell>
          <table:table-cell table:style-name="ce9" office:value-type="float" office:value="60.716" calcext:value-type="float">
            <text:p>60.72</text:p>
          </table:table-cell>
          <table:table-cell table:style-name="ce9" office:value-type="float" office:value="9.97453" calcext:value-type="float">
            <text:p>9.97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9" office:value-type="float" office:value="1.52213" calcext:value-type="float">
            <text:p>1.52</text:p>
          </table:table-cell>
          <table:table-cell table:style-name="ce9" office:value-type="float" office:value="2.98569" calcext:value-type="float">
            <text:p>2.99</text:p>
          </table:table-cell>
          <table:table-cell table:style-name="ce9" office:value-type="float" office:value="3.1834" calcext:value-type="float">
            <text:p>3.18</text:p>
          </table:table-cell>
          <table:table-cell table:style-name="ce9" office:value-type="float" office:value="2.05598" calcext:value-type="float">
            <text:p>2.06</text:p>
          </table:table-cell>
          <table:table-cell table:style-name="ce9" office:value-type="float" office:value="11.5533" calcext:value-type="float">
            <text:p>11.55</text:p>
          </table:table-cell>
          <table:table-cell table:style-name="ce9" office:value-type="float" office:value="10.6995" calcext:value-type="float">
            <text:p>10.70</text:p>
          </table:table-cell>
          <table:table-cell table:style-name="ce9" office:value-type="float" office:value="32" calcext:value-type="float">
            <text:p>32.00</text:p>
          </table:table-cell>
          <table:table-cell table:style-name="ce9" office:value-type="float" office:value="4.75666" calcext:value-type="float">
            <text:p>4.76</text:p>
          </table:table-cell>
          <table:table-cell table:style-name="ce9" office:value-type="float" office:value="9.33027" calcext:value-type="float">
            <text:p>9.33</text:p>
          </table:table-cell>
          <table:table-cell table:style-name="ce9" office:value-type="float" office:value="9.94812" calcext:value-type="float">
            <text:p>9.95</text:p>
          </table:table-cell>
          <table:table-cell table:style-name="ce9" office:value-type="float" office:value="6.42493" calcext:value-type="float">
            <text:p>6.42</text:p>
          </table:table-cell>
          <table:table-cell table:style-name="ce9" office:value-type="float" office:value="36.1041" calcext:value-type="float">
            <text:p>36.10</text:p>
          </table:table-cell>
          <table:table-cell table:style-name="ce9" office:value-type="float" office:value="33.4359" calcext:value-type="float">
            <text:p>33.44</text:p>
          </table:table-cell>
          <table:table-cell table:style-name="ce9" table:number-columns-repeated="2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9" office:value-type="float" office:value="2.14595" calcext:value-type="float">
            <text:p>2.15</text:p>
          </table:table-cell>
          <table:table-cell table:style-name="ce9" office:value-type="float" office:value="3.07872" calcext:value-type="float">
            <text:p>3.08</text:p>
          </table:table-cell>
          <table:table-cell table:style-name="ce9" office:value-type="float" office:value="3.27264" calcext:value-type="float">
            <text:p>3.27</text:p>
          </table:table-cell>
          <table:table-cell table:style-name="ce9" office:value-type="float" office:value="1.57604" calcext:value-type="float">
            <text:p>1.58</text:p>
          </table:table-cell>
          <table:table-cell table:style-name="ce9" office:value-type="float" office:value="10.185" calcext:value-type="float">
            <text:p>10.19</text:p>
          </table:table-cell>
          <table:table-cell table:style-name="ce9" office:value-type="float" office:value="3.74165" calcext:value-type="float">
            <text:p>3.74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8.94144" calcext:value-type="float">
            <text:p>8.94</text:p>
          </table:table-cell>
          <table:table-cell table:style-name="ce9" office:value-type="float" office:value="12.828" calcext:value-type="float">
            <text:p>12.83</text:p>
          </table:table-cell>
          <table:table-cell table:style-name="ce9" office:value-type="float" office:value="13.636" calcext:value-type="float">
            <text:p>13.64</text:p>
          </table:table-cell>
          <table:table-cell table:style-name="ce9" office:value-type="float" office:value="6.56683" calcext:value-type="float">
            <text:p>6.57</text:p>
          </table:table-cell>
          <table:table-cell table:style-name="ce9" office:value-type="float" office:value="42.4375" calcext:value-type="float">
            <text:p>42.44</text:p>
          </table:table-cell>
          <table:table-cell table:style-name="ce9" office:value-type="float" office:value="15.5902" calcext:value-type="float">
            <text:p>15.59</text:p>
          </table:table-cell>
          <table:table-cell table:style-name="ce9" table:number-columns-repeated="2"/>
        </table:table-row>
        <table:table-row table:style-name="ro1" table:number-rows-repeated="2">
          <table:table-cell/>
          <table:table-cell table:style-name="ce9" table:number-columns-repeated="15"/>
        </table:table-row>
        <table:table-row table:style-name="ro1" table:number-rows-repeated="17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ce96"/>
          <table:table-cell table:style-name="Default" table:number-columns-repeated="13"/>
          <table:table-cell table:number-columns-repeated="2"/>
        </table:table-row>
        <table:table-row table:style-name="ro1" table:number-rows-repeated="31">
          <table:table-cell/>
          <table:table-cell table:style-name="Default" table:number-columns-repeated="13"/>
          <table:table-cell table:number-columns-repeated="2"/>
        </table:table-row>
        <table:table-row table:style-name="ro1" table:number-rows-repeated="23">
          <table:table-cell table:number-columns-repeated="2"/>
          <table:table-cell table:style-name="Default" table:number-columns-repeated="12"/>
          <table:table-cell table:number-columns-repeated="2"/>
        </table:table-row>
        <table:table-row table:style-name="ro1" table:number-rows-repeated="104846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cSp Dist" table:style-name="ta2">
        <office:forms form:automatic-focus="false" form:apply-design-mode="false"/>
        <table:table-column table:style-name="co17" table:default-cell-style-name="ce85"/>
        <table:table-column table:style-name="co16" table:number-columns-repeated="4" table:default-cell-style-name="ce85"/>
        <table:table-column table:style-name="co14" table:number-columns-repeated="5" table:default-cell-style-name="ce85"/>
        <table:table-row table:style-name="ro1">
          <table:table-cell office:value-type="string" calcext:value-type="string">
            <text:p>Instance</text:p>
          </table:table-cell>
          <table:table-cell table:style-name="ce87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89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96"/>
          <table:table-cell table:style-name="Default" table:number-columns-repeated="9"/>
        </table:table-row>
        <table:table-row table:style-name="ro1" table:number-rows-repeated="44">
          <table:table-cell/>
          <table:table-cell table:style-name="Default" table:number-columns-repeated="9"/>
        </table:table-row>
        <table:table-row table:style-name="ro1" table:number-rows-repeated="10484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cMp stats" table:style-name="ta3">
        <office:forms form:automatic-focus="false" form:apply-design-mode="false"/>
        <table:table-column table:style-name="co1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30.8848" calcext:value-type="float">
            <text:p>30.8848</text:p>
          </table:table-cell>
          <table:table-cell table:style-name="ce88" office:value-type="float" office:value="44.1236" calcext:value-type="float">
            <text:p>44.1236</text:p>
          </table:table-cell>
          <table:table-cell table:style-name="ce88" office:value-type="float" office:value="17.5165" calcext:value-type="float">
            <text:p>17.5165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11.12" calcext:value-type="float">
            <text:p>111.12</text:p>
          </table:table-cell>
          <table:table-cell table:style-name="ce88" office:value-type="float" office:value="57.4919" calcext:value-type="float">
            <text:p>57.4919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57.4919" calcext:value-type="float">
            <text:p>57.4919</text:p>
          </table:table-cell>
          <table:table-cell table:style-name="ce88" office:value-type="float" office:value="57.4972" calcext:value-type="float">
            <text:p>57.4972</text:p>
          </table:table-cell>
          <table:table-cell table:style-name="ce88" office:value-type="float" office:value="0.00921784" calcext:value-type="float">
            <text:p>0.00921784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88" office:value-type="float" office:value="5" calcext:value-type="float">
            <text:p>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18.2235" calcext:value-type="float">
            <text:p>18.2235</text:p>
          </table:table-cell>
          <table:table-cell table:style-name="ce88" office:value-type="float" office:value="55.5731" calcext:value-type="float">
            <text:p>55.5731</text:p>
          </table:table-cell>
          <table:table-cell table:style-name="ce88" office:value-type="float" office:value="28.4144" calcext:value-type="float">
            <text:p>28.414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237.98" calcext:value-type="float">
            <text:p>237.98</text:p>
          </table:table-cell>
          <table:table-cell table:style-name="ce88" office:value-type="float" office:value="45.3822" calcext:value-type="float">
            <text:p>45.3822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45.3822" calcext:value-type="float">
            <text:p>45.3822</text:p>
          </table:table-cell>
          <table:table-cell table:style-name="ce88" office:value-type="float" office:value="45.3866" calcext:value-type="float">
            <text:p>45.3866</text:p>
          </table:table-cell>
          <table:table-cell table:style-name="ce88" office:value-type="float" office:value="0.00969449" calcext:value-type="float">
            <text:p>0.00969449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88" office:value-type="float" office:value="5" calcext:value-type="float">
            <text:p>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18.8395" calcext:value-type="float">
            <text:p>18.8395</text:p>
          </table:table-cell>
          <table:table-cell table:style-name="ce88" office:value-type="float" office:value="37.5621" calcext:value-type="float">
            <text:p>37.5621</text:p>
          </table:table-cell>
          <table:table-cell table:style-name="ce88" office:value-type="float" office:value="20.4971" calcext:value-type="float">
            <text:p>20.497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8.8" calcext:value-type="float">
            <text:p>18.8</text:p>
          </table:table-cell>
          <table:table-cell table:style-name="ce88" office:value-type="float" office:value="35.9044" calcext:value-type="float">
            <text:p>35.9044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35.9044" calcext:value-type="float">
            <text:p>35.9044</text:p>
          </table:table-cell>
          <table:table-cell table:style-name="ce88" office:value-type="float" office:value="35.9076" calcext:value-type="float">
            <text:p>35.9076</text:p>
          </table:table-cell>
          <table:table-cell table:style-name="ce88" office:value-type="float" office:value="0.00891176" calcext:value-type="float">
            <text:p>0.00891176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88" office:value-type="float" office:value="5" calcext:value-type="float">
            <text:p>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30.2416" calcext:value-type="float">
            <text:p>30.2416</text:p>
          </table:table-cell>
          <table:table-cell table:style-name="ce88" office:value-type="float" office:value="67.1906" calcext:value-type="float">
            <text:p>67.1906</text:p>
          </table:table-cell>
          <table:table-cell table:style-name="ce88" office:value-type="float" office:value="30.717" calcext:value-type="float">
            <text:p>30.71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598.62" calcext:value-type="float">
            <text:p>1598.62</text:p>
          </table:table-cell>
          <table:table-cell table:style-name="ce88" office:value-type="float" office:value="66.7152" calcext:value-type="float">
            <text:p>66.7152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66.7152" calcext:value-type="float">
            <text:p>66.7152</text:p>
          </table:table-cell>
          <table:table-cell table:style-name="ce88" office:value-type="float" office:value="66.7218" calcext:value-type="float">
            <text:p>66.7218</text:p>
          </table:table-cell>
          <table:table-cell table:style-name="ce88" office:value-type="float" office:value="0.00989182" calcext:value-type="float">
            <text:p>0.00989182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21.7444" calcext:value-type="float">
            <text:p>21.7444</text:p>
          </table:table-cell>
          <table:table-cell table:style-name="ce88" office:value-type="float" office:value="38.8312" calcext:value-type="float">
            <text:p>38.8312</text:p>
          </table:table-cell>
          <table:table-cell table:style-name="ce88" office:value-type="float" office:value="17.0048" calcext:value-type="float">
            <text:p>17.004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6.79" calcext:value-type="float">
            <text:p>76.79</text:p>
          </table:table-cell>
          <table:table-cell table:style-name="ce88" office:value-type="float" office:value="43.5708" calcext:value-type="float">
            <text:p>43.5708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43.5708" calcext:value-type="float">
            <text:p>43.5708</text:p>
          </table:table-cell>
          <table:table-cell table:style-name="ce88" office:value-type="float" office:value="43.5751" calcext:value-type="float">
            <text:p>43.5751</text:p>
          </table:table-cell>
          <table:table-cell table:style-name="ce88" office:value-type="float" office:value="0.00986802" calcext:value-type="float">
            <text:p>0.00986802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46.6573" calcext:value-type="float">
            <text:p>46.6573</text:p>
          </table:table-cell>
          <table:table-cell table:style-name="ce88" office:value-type="float" office:value="51.9031" calcext:value-type="float">
            <text:p>51.9031</text:p>
          </table:table-cell>
          <table:table-cell table:style-name="ce88" office:value-type="float" office:value="40.6794" calcext:value-type="float">
            <text:p>40.679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2.79" calcext:value-type="float">
            <text:p>7192.79</text:p>
          </table:table-cell>
          <table:table-cell table:style-name="ce88" office:value-type="float" office:value="57.881" calcext:value-type="float">
            <text:p>57.88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7.881" calcext:value-type="float">
            <text:p>57.881</text:p>
          </table:table-cell>
          <table:table-cell table:style-name="ce88" office:value-type="float" office:value="69.4365" calcext:value-type="float">
            <text:p>69.4365</text:p>
          </table:table-cell>
          <table:table-cell table:style-name="ce88" office:value-type="float" office:value="16.6418" calcext:value-type="float">
            <text:p>16.6418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57.1983" calcext:value-type="float">
            <text:p>57.1983</text:p>
          </table:table-cell>
          <table:table-cell table:style-name="ce88" office:value-type="float" office:value="63.25" calcext:value-type="float">
            <text:p>63.25</text:p>
          </table:table-cell>
          <table:table-cell table:style-name="ce88" office:value-type="float" office:value="35.1034" calcext:value-type="float">
            <text:p>35.103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28" calcext:value-type="float">
            <text:p>7196.28</text:p>
          </table:table-cell>
          <table:table-cell table:style-name="ce88" office:value-type="float" office:value="85.345" calcext:value-type="float">
            <text:p>85.34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5.345" calcext:value-type="float">
            <text:p>85.345</text:p>
          </table:table-cell>
          <table:table-cell table:style-name="ce88" office:value-type="float" office:value="89.6422" calcext:value-type="float">
            <text:p>89.6422</text:p>
          </table:table-cell>
          <table:table-cell table:style-name="ce88" office:value-type="float" office:value="4.79372" calcext:value-type="float">
            <text:p>4.79372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50.1618" calcext:value-type="float">
            <text:p>50.1618</text:p>
          </table:table-cell>
          <table:table-cell table:style-name="ce88" office:value-type="float" office:value="51.0239" calcext:value-type="float">
            <text:p>51.0239</text:p>
          </table:table-cell>
          <table:table-cell table:style-name="ce88" office:value-type="float" office:value="38.3936" calcext:value-type="float">
            <text:p>38.3936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4.89" calcext:value-type="float">
            <text:p>7194.89</text:p>
          </table:table-cell>
          <table:table-cell table:style-name="ce88" office:value-type="float" office:value="62.7921" calcext:value-type="float">
            <text:p>62.792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2.7921" calcext:value-type="float">
            <text:p>62.7921</text:p>
          </table:table-cell>
          <table:table-cell table:style-name="ce88" office:value-type="float" office:value="66.4493" calcext:value-type="float">
            <text:p>66.4493</text:p>
          </table:table-cell>
          <table:table-cell table:style-name="ce88" office:value-type="float" office:value="5.50374" calcext:value-type="float">
            <text:p>5.50374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50.9062" calcext:value-type="float">
            <text:p>50.9062</text:p>
          </table:table-cell>
          <table:table-cell table:style-name="ce88" office:value-type="float" office:value="74.9648" calcext:value-type="float">
            <text:p>74.9648</text:p>
          </table:table-cell>
          <table:table-cell table:style-name="ce88" office:value-type="float" office:value="36.8577" calcext:value-type="float">
            <text:p>36.857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1.89" calcext:value-type="float">
            <text:p>7191.89</text:p>
          </table:table-cell>
          <table:table-cell table:style-name="ce88" office:value-type="float" office:value="89.0132" calcext:value-type="float">
            <text:p>89.013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9.0132" calcext:value-type="float">
            <text:p>89.0132</text:p>
          </table:table-cell>
          <table:table-cell table:style-name="ce88" office:value-type="float" office:value="91.0076" calcext:value-type="float">
            <text:p>91.0076</text:p>
          </table:table-cell>
          <table:table-cell table:style-name="ce88" office:value-type="float" office:value="2.19147" calcext:value-type="float">
            <text:p>2.19147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63.6195" calcext:value-type="float">
            <text:p>63.6195</text:p>
          </table:table-cell>
          <table:table-cell table:style-name="ce88" office:value-type="float" office:value="44.9871" calcext:value-type="float">
            <text:p>44.9871</text:p>
          </table:table-cell>
          <table:table-cell table:style-name="ce88" office:value-type="float" office:value="38.1824" calcext:value-type="float">
            <text:p>38.182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2.82" calcext:value-type="float">
            <text:p>7192.82</text:p>
          </table:table-cell>
          <table:table-cell table:style-name="ce88" office:value-type="float" office:value="70.4242" calcext:value-type="float">
            <text:p>70.424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0.4242" calcext:value-type="float">
            <text:p>70.4242</text:p>
          </table:table-cell>
          <table:table-cell table:style-name="ce88" office:value-type="float" office:value="75.1676" calcext:value-type="float">
            <text:p>75.1676</text:p>
          </table:table-cell>
          <table:table-cell table:style-name="ce88" office:value-type="float" office:value="6.31043" calcext:value-type="float">
            <text:p>6.31043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58.7383" calcext:value-type="float">
            <text:p>58.7383</text:p>
          </table:table-cell>
          <table:table-cell table:style-name="ce88" office:value-type="float" office:value="49.7134" calcext:value-type="float">
            <text:p>49.7134</text:p>
          </table:table-cell>
          <table:table-cell table:style-name="ce88" office:value-type="float" office:value="31.6588" calcext:value-type="float">
            <text:p>31.658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1" calcext:value-type="float">
            <text:p>7194.1</text:p>
          </table:table-cell>
          <table:table-cell table:style-name="ce88" office:value-type="float" office:value="76.7929" calcext:value-type="float">
            <text:p>76.792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6.7929" calcext:value-type="float">
            <text:p>76.7929</text:p>
          </table:table-cell>
          <table:table-cell table:style-name="ce88" office:value-type="float" office:value="86.2617" calcext:value-type="float">
            <text:p>86.2617</text:p>
          </table:table-cell>
          <table:table-cell table:style-name="ce88" office:value-type="float" office:value="10.9768" calcext:value-type="float">
            <text:p>10.9768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39.8947" calcext:value-type="float">
            <text:p>39.8947</text:p>
          </table:table-cell>
          <table:table-cell table:style-name="ce88" office:value-type="float" office:value="59.9286" calcext:value-type="float">
            <text:p>59.9286</text:p>
          </table:table-cell>
          <table:table-cell table:style-name="ce88" office:value-type="float" office:value="24.4022" calcext:value-type="float">
            <text:p>24.402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2.85" calcext:value-type="float">
            <text:p>7192.85</text:p>
          </table:table-cell>
          <table:table-cell table:style-name="ce88" office:value-type="float" office:value="75.4211" calcext:value-type="float">
            <text:p>75.421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5.4211" calcext:value-type="float">
            <text:p>75.4211</text:p>
          </table:table-cell>
          <table:table-cell table:style-name="ce88" office:value-type="float" office:value="79.4562" calcext:value-type="float">
            <text:p>79.4562</text:p>
          </table:table-cell>
          <table:table-cell table:style-name="ce88" office:value-type="float" office:value="5.0784" calcext:value-type="float">
            <text:p>5.0784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38.5608" calcext:value-type="float">
            <text:p>38.5608</text:p>
          </table:table-cell>
          <table:table-cell table:style-name="ce88" office:value-type="float" office:value="65.8364" calcext:value-type="float">
            <text:p>65.8364</text:p>
          </table:table-cell>
          <table:table-cell table:style-name="ce88" office:value-type="float" office:value="36.3183" calcext:value-type="float">
            <text:p>36.3183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07" calcext:value-type="float">
            <text:p>7197.07</text:p>
          </table:table-cell>
          <table:table-cell table:style-name="ce88" office:value-type="float" office:value="68.0789" calcext:value-type="float">
            <text:p>68.078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8.0789" calcext:value-type="float">
            <text:p>68.0789</text:p>
          </table:table-cell>
          <table:table-cell table:style-name="ce88" office:value-type="float" office:value="73.3552" calcext:value-type="float">
            <text:p>73.3552</text:p>
          </table:table-cell>
          <table:table-cell table:style-name="ce88" office:value-type="float" office:value="7.19281" calcext:value-type="float">
            <text:p>7.19281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36.5876" calcext:value-type="float">
            <text:p>36.5876</text:p>
          </table:table-cell>
          <table:table-cell table:style-name="ce88" office:value-type="float" office:value="69.6386" calcext:value-type="float">
            <text:p>69.6386</text:p>
          </table:table-cell>
          <table:table-cell table:style-name="ce88" office:value-type="float" office:value="40.8253" calcext:value-type="float">
            <text:p>40.8253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14" calcext:value-type="float">
            <text:p>7194.14</text:p>
          </table:table-cell>
          <table:table-cell table:style-name="ce88" office:value-type="float" office:value="65.4009" calcext:value-type="float">
            <text:p>65.400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5.4009" calcext:value-type="float">
            <text:p>65.4009</text:p>
          </table:table-cell>
          <table:table-cell table:style-name="ce88" office:value-type="float" office:value="72.2358" calcext:value-type="float">
            <text:p>72.2358</text:p>
          </table:table-cell>
          <table:table-cell table:style-name="ce88" office:value-type="float" office:value="9.46193" calcext:value-type="float">
            <text:p>9.46193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51.6933" calcext:value-type="float">
            <text:p>51.6933</text:p>
          </table:table-cell>
          <table:table-cell table:style-name="ce88" office:value-type="float" office:value="81.7314" calcext:value-type="float">
            <text:p>81.7314</text:p>
          </table:table-cell>
          <table:table-cell table:style-name="ce88" office:value-type="float" office:value="51.357" calcext:value-type="float">
            <text:p>51.35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2.69" calcext:value-type="float">
            <text:p>7192.69</text:p>
          </table:table-cell>
          <table:table-cell table:style-name="ce88" office:value-type="float" office:value="82.0677" calcext:value-type="float">
            <text:p>82.067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2.0677" calcext:value-type="float">
            <text:p>82.0677</text:p>
          </table:table-cell>
          <table:table-cell table:style-name="ce88" office:value-type="float" office:value="93.8284" calcext:value-type="float">
            <text:p>93.8284</text:p>
          </table:table-cell>
          <table:table-cell table:style-name="ce88" office:value-type="float" office:value="12.5343" calcext:value-type="float">
            <text:p>12.5343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7.9479" calcext:value-type="float">
            <text:p>77.9479</text:p>
          </table:table-cell>
          <table:table-cell table:style-name="ce88" office:value-type="float" office:value="19.4008" calcext:value-type="float">
            <text:p>19.4008</text:p>
          </table:table-cell>
          <table:table-cell table:style-name="ce88" office:value-type="float" office:value="23.1637" calcext:value-type="float">
            <text:p>23.163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9.39" calcext:value-type="float">
            <text:p>7199.39</text:p>
          </table:table-cell>
          <table:table-cell table:style-name="ce88" office:value-type="float" office:value="74.185" calcext:value-type="float">
            <text:p>74.18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4.185" calcext:value-type="float">
            <text:p>74.185</text:p>
          </table:table-cell>
          <table:table-cell table:style-name="ce88" office:value-type="float" office:value="84.0203" calcext:value-type="float">
            <text:p>84.0203</text:p>
          </table:table-cell>
          <table:table-cell table:style-name="ce88" office:value-type="float" office:value="11.7059" calcext:value-type="float">
            <text:p>11.7059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4.5825" calcext:value-type="float">
            <text:p>74.5825</text:p>
          </table:table-cell>
          <table:table-cell table:style-name="ce88" office:value-type="float" office:value="17.0468" calcext:value-type="float">
            <text:p>17.0468</text:p>
          </table:table-cell>
          <table:table-cell table:style-name="ce88" office:value-type="float" office:value="15.0087" calcext:value-type="float">
            <text:p>15.0087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1575.35" calcext:value-type="float">
            <text:p>1575.35</text:p>
          </table:table-cell>
          <table:table-cell table:style-name="ce88" office:value-type="float" office:value="76.6206" calcext:value-type="float">
            <text:p>76.6206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76.6206" calcext:value-type="float">
            <text:p>76.6206</text:p>
          </table:table-cell>
          <table:table-cell table:style-name="ce88" office:value-type="float" office:value="76.6282" calcext:value-type="float">
            <text:p>76.6282</text:p>
          </table:table-cell>
          <table:table-cell table:style-name="ce88" office:value-type="float" office:value="0.00991802" calcext:value-type="float">
            <text:p>0.00991802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6.7516" calcext:value-type="float">
            <text:p>76.7516</text:p>
          </table:table-cell>
          <table:table-cell table:style-name="ce88" office:value-type="float" office:value="32.4177" calcext:value-type="float">
            <text:p>32.4177</text:p>
          </table:table-cell>
          <table:table-cell table:style-name="ce88" office:value-type="float" office:value="36.8998" calcext:value-type="float">
            <text:p>36.899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57" calcext:value-type="float">
            <text:p>7196.57</text:p>
          </table:table-cell>
          <table:table-cell table:style-name="ce88" office:value-type="float" office:value="72.2695" calcext:value-type="float">
            <text:p>72.269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2.2695" calcext:value-type="float">
            <text:p>72.2695</text:p>
          </table:table-cell>
          <table:table-cell table:style-name="ce88" office:value-type="float" office:value="79.4439" calcext:value-type="float">
            <text:p>79.4439</text:p>
          </table:table-cell>
          <table:table-cell table:style-name="ce88" office:value-type="float" office:value="9.03078" calcext:value-type="float">
            <text:p>9.03078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88.03" calcext:value-type="float">
            <text:p>88.03</text:p>
          </table:table-cell>
          <table:table-cell table:style-name="ce88" office:value-type="float" office:value="17.007" calcext:value-type="float">
            <text:p>17.007</text:p>
          </table:table-cell>
          <table:table-cell table:style-name="ce88" office:value-type="float" office:value="24.4824" calcext:value-type="float">
            <text:p>24.4824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7198.8" calcext:value-type="float">
            <text:p>7198.8</text:p>
          </table:table-cell>
          <table:table-cell table:style-name="ce88" office:value-type="float" office:value="80.5545" calcext:value-type="float">
            <text:p>80.554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0.5545" calcext:value-type="float">
            <text:p>80.5545</text:p>
          </table:table-cell>
          <table:table-cell table:style-name="ce88" office:value-type="float" office:value="87.8213" calcext:value-type="float">
            <text:p>87.8213</text:p>
          </table:table-cell>
          <table:table-cell table:style-name="ce88" office:value-type="float" office:value="8.27453" calcext:value-type="float">
            <text:p>8.27453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8.6155" calcext:value-type="float">
            <text:p>68.6155</text:p>
          </table:table-cell>
          <table:table-cell table:style-name="ce88" office:value-type="float" office:value="11.3332" calcext:value-type="float">
            <text:p>11.3332</text:p>
          </table:table-cell>
          <table:table-cell table:style-name="ce88" office:value-type="float" office:value="22.4222" calcext:value-type="float">
            <text:p>22.422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4.55" calcext:value-type="float">
            <text:p>7194.55</text:p>
          </table:table-cell>
          <table:table-cell table:style-name="ce88" office:value-type="float" office:value="57.5265" calcext:value-type="float">
            <text:p>57.526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7.5265" calcext:value-type="float">
            <text:p>57.5265</text:p>
          </table:table-cell>
          <table:table-cell table:style-name="ce88" office:value-type="float" office:value="60.1213" calcext:value-type="float">
            <text:p>60.1213</text:p>
          </table:table-cell>
          <table:table-cell table:style-name="ce88" office:value-type="float" office:value="4.31594" calcext:value-type="float">
            <text:p>4.31594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89.9977" calcext:value-type="float">
            <text:p>89.9977</text:p>
          </table:table-cell>
          <table:table-cell table:style-name="ce88" office:value-type="float" office:value="37.7381" calcext:value-type="float">
            <text:p>37.7381</text:p>
          </table:table-cell>
          <table:table-cell table:style-name="ce88" office:value-type="float" office:value="45.9321" calcext:value-type="float">
            <text:p>45.932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3.04" calcext:value-type="float">
            <text:p>7193.04</text:p>
          </table:table-cell>
          <table:table-cell table:style-name="ce88" office:value-type="float" office:value="81.8037" calcext:value-type="float">
            <text:p>81.803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1.8037" calcext:value-type="float">
            <text:p>81.8037</text:p>
          </table:table-cell>
          <table:table-cell table:style-name="ce88" office:value-type="float" office:value="94.2424" calcext:value-type="float">
            <text:p>94.2424</text:p>
          </table:table-cell>
          <table:table-cell table:style-name="ce88" office:value-type="float" office:value="13.1986" calcext:value-type="float">
            <text:p>13.1986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69.9994" calcext:value-type="float">
            <text:p>69.9994</text:p>
          </table:table-cell>
          <table:table-cell table:style-name="ce88" office:value-type="float" office:value="45.5751" calcext:value-type="float">
            <text:p>45.5751</text:p>
          </table:table-cell>
          <table:table-cell table:style-name="ce88" office:value-type="float" office:value="34.0377" calcext:value-type="float">
            <text:p>34.0377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5.51" calcext:value-type="float">
            <text:p>7195.51</text:p>
          </table:table-cell>
          <table:table-cell table:style-name="ce88" office:value-type="float" office:value="81.5367" calcext:value-type="float">
            <text:p>81.536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1.5367" calcext:value-type="float">
            <text:p>81.5367</text:p>
          </table:table-cell>
          <table:table-cell table:style-name="ce88" office:value-type="float" office:value="88.2834" calcext:value-type="float">
            <text:p>88.2834</text:p>
          </table:table-cell>
          <table:table-cell table:style-name="ce88" office:value-type="float" office:value="7.64209" calcext:value-type="float">
            <text:p>7.64209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79.8797" calcext:value-type="float">
            <text:p>79.8797</text:p>
          </table:table-cell>
          <table:table-cell table:style-name="ce88" office:value-type="float" office:value="38.6591" calcext:value-type="float">
            <text:p>38.6591</text:p>
          </table:table-cell>
          <table:table-cell table:style-name="ce88" office:value-type="float" office:value="57.3261" calcext:value-type="float">
            <text:p>57.326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3.17" calcext:value-type="float">
            <text:p>7193.17</text:p>
          </table:table-cell>
          <table:table-cell table:style-name="ce88" office:value-type="float" office:value="61.2127" calcext:value-type="float">
            <text:p>61.212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1.2127" calcext:value-type="float">
            <text:p>61.2127</text:p>
          </table:table-cell>
          <table:table-cell table:style-name="ce88" office:value-type="float" office:value="75.8951" calcext:value-type="float">
            <text:p>75.8951</text:p>
          </table:table-cell>
          <table:table-cell table:style-name="ce88" office:value-type="float" office:value="19.3456" calcext:value-type="float">
            <text:p>19.3456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84.3664" calcext:value-type="float">
            <text:p>84.3664</text:p>
          </table:table-cell>
          <table:table-cell table:style-name="ce88" office:value-type="float" office:value="45.5225" calcext:value-type="float">
            <text:p>45.5225</text:p>
          </table:table-cell>
          <table:table-cell table:style-name="ce88" office:value-type="float" office:value="39.6416" calcext:value-type="float">
            <text:p>39.641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3.89" calcext:value-type="float">
            <text:p>7193.89</text:p>
          </table:table-cell>
          <table:table-cell table:style-name="ce88" office:value-type="float" office:value="90.2474" calcext:value-type="float">
            <text:p>90.2474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0.2474" calcext:value-type="float">
            <text:p>90.2474</text:p>
          </table:table-cell>
          <table:table-cell table:style-name="ce88" office:value-type="float" office:value="107.264" calcext:value-type="float">
            <text:p>107.264</text:p>
          </table:table-cell>
          <table:table-cell table:style-name="ce88" office:value-type="float" office:value="15.8642" calcext:value-type="float">
            <text:p>15.8642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66.3017" calcext:value-type="float">
            <text:p>66.3017</text:p>
          </table:table-cell>
          <table:table-cell table:style-name="ce88" office:value-type="float" office:value="73.0888" calcext:value-type="float">
            <text:p>73.0888</text:p>
          </table:table-cell>
          <table:table-cell table:style-name="ce88" office:value-type="float" office:value="48.7207" calcext:value-type="float">
            <text:p>48.720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3.61" calcext:value-type="float">
            <text:p>7193.61</text:p>
          </table:table-cell>
          <table:table-cell table:style-name="ce88" office:value-type="float" office:value="90.6698" calcext:value-type="float">
            <text:p>90.669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0.6698" calcext:value-type="float">
            <text:p>90.6698</text:p>
          </table:table-cell>
          <table:table-cell table:style-name="ce88" office:value-type="float" office:value="97.5724" calcext:value-type="float">
            <text:p>97.5724</text:p>
          </table:table-cell>
          <table:table-cell table:style-name="ce88" office:value-type="float" office:value="7.07434" calcext:value-type="float">
            <text:p>7.0743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73.1685" calcext:value-type="float">
            <text:p>73.1685</text:p>
          </table:table-cell>
          <table:table-cell table:style-name="ce88" office:value-type="float" office:value="48.3408" calcext:value-type="float">
            <text:p>48.3408</text:p>
          </table:table-cell>
          <table:table-cell table:style-name="ce88" office:value-type="float" office:value="30.9604" calcext:value-type="float">
            <text:p>30.960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8" calcext:value-type="float">
            <text:p>7194.8</text:p>
          </table:table-cell>
          <table:table-cell table:style-name="ce88" office:value-type="float" office:value="90.5489" calcext:value-type="float">
            <text:p>90.548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0.5489" calcext:value-type="float">
            <text:p>90.5489</text:p>
          </table:table-cell>
          <table:table-cell table:style-name="ce88" office:value-type="float" office:value="100.065" calcext:value-type="float">
            <text:p>100.065</text:p>
          </table:table-cell>
          <table:table-cell table:style-name="ce88" office:value-type="float" office:value="9.50992" calcext:value-type="float">
            <text:p>9.50992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3" table:style-name="ce88" office:value-type="float" office:value="15" calcext:value-type="float">
            <text:p>15</text:p>
          </table:table-cell>
          <table:table-cell table:style-name="ce88" office:value-type="float" office:value="76.6253" calcext:value-type="float">
            <text:p>76.6253</text:p>
          </table:table-cell>
          <table:table-cell table:style-name="ce88" office:value-type="float" office:value="83.0623" calcext:value-type="float">
            <text:p>83.0623</text:p>
          </table:table-cell>
          <table:table-cell table:style-name="ce88" office:value-type="float" office:value="54.4675" calcext:value-type="float">
            <text:p>54.4675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07" calcext:value-type="float">
            <text:p>7197.07</text:p>
          </table:table-cell>
          <table:table-cell table:style-name="ce88" office:value-type="float" office:value="105.22" calcext:value-type="float">
            <text:p>105.2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5.22" calcext:value-type="float">
            <text:p>105.22</text:p>
          </table:table-cell>
          <table:table-cell table:style-name="ce88" office:value-type="float" office:value="119.895" calcext:value-type="float">
            <text:p>119.895</text:p>
          </table:table-cell>
          <table:table-cell table:style-name="ce88" office:value-type="float" office:value="12.2399" calcext:value-type="float">
            <text:p>12.239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71.1637" calcext:value-type="float">
            <text:p>71.1637</text:p>
          </table:table-cell>
          <table:table-cell table:style-name="ce88" office:value-type="float" office:value="50.7022" calcext:value-type="float">
            <text:p>50.7022</text:p>
          </table:table-cell>
          <table:table-cell table:style-name="ce88" office:value-type="float" office:value="30.279" calcext:value-type="float">
            <text:p>30.279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12" calcext:value-type="float">
            <text:p>7197.12</text:p>
          </table:table-cell>
          <table:table-cell table:style-name="ce88" office:value-type="float" office:value="91.5869" calcext:value-type="float">
            <text:p>91.586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1.5869" calcext:value-type="float">
            <text:p>91.5869</text:p>
          </table:table-cell>
          <table:table-cell table:style-name="ce88" office:value-type="float" office:value="103.281" calcext:value-type="float">
            <text:p>103.281</text:p>
          </table:table-cell>
          <table:table-cell table:style-name="ce88" office:value-type="float" office:value="11.3226" calcext:value-type="float">
            <text:p>11.322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61.3986" calcext:value-type="float">
            <text:p>61.3986</text:p>
          </table:table-cell>
          <table:table-cell table:style-name="ce88" office:value-type="float" office:value="60.3229" calcext:value-type="float">
            <text:p>60.3229</text:p>
          </table:table-cell>
          <table:table-cell table:style-name="ce88" office:value-type="float" office:value="38.155" calcext:value-type="float">
            <text:p>38.155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9" calcext:value-type="float">
            <text:p>7194.9</text:p>
          </table:table-cell>
          <table:table-cell table:style-name="ce88" office:value-type="float" office:value="83.5665" calcext:value-type="float">
            <text:p>83.566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3.5665" calcext:value-type="float">
            <text:p>83.5665</text:p>
          </table:table-cell>
          <table:table-cell table:style-name="ce88" office:value-type="float" office:value="90.987" calcext:value-type="float">
            <text:p>90.987</text:p>
          </table:table-cell>
          <table:table-cell table:style-name="ce88" office:value-type="float" office:value="8.15556" calcext:value-type="float">
            <text:p>8.15556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3" table:style-name="ce88" office:value-type="float" office:value="15" calcext:value-type="float">
            <text:p>15</text:p>
          </table:table-cell>
          <table:table-cell table:style-name="ce88" office:value-type="float" office:value="86.8091" calcext:value-type="float">
            <text:p>86.8091</text:p>
          </table:table-cell>
          <table:table-cell table:style-name="ce88" office:value-type="float" office:value="57.9113" calcext:value-type="float">
            <text:p>57.9113</text:p>
          </table:table-cell>
          <table:table-cell table:style-name="ce88" office:value-type="float" office:value="53.3079" calcext:value-type="float">
            <text:p>53.3079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6.38" calcext:value-type="float">
            <text:p>7196.38</text:p>
          </table:table-cell>
          <table:table-cell table:style-name="ce88" office:value-type="float" office:value="91.4124" calcext:value-type="float">
            <text:p>91.4124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1.4124" calcext:value-type="float">
            <text:p>91.4124</text:p>
          </table:table-cell>
          <table:table-cell table:style-name="ce88" office:value-type="float" office:value="107.627" calcext:value-type="float">
            <text:p>107.627</text:p>
          </table:table-cell>
          <table:table-cell table:style-name="ce88" office:value-type="float" office:value="15.0656" calcext:value-type="float">
            <text:p>15.0656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08.084" calcext:value-type="float">
            <text:p>108.084</text:p>
          </table:table-cell>
          <table:table-cell table:style-name="ce88" office:value-type="float" office:value="18.344" calcext:value-type="float">
            <text:p>18.344</text:p>
          </table:table-cell>
          <table:table-cell table:style-name="ce88" office:value-type="float" office:value="22.8758" calcext:value-type="float">
            <text:p>22.8758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6394.24" calcext:value-type="float">
            <text:p>6394.24</text:p>
          </table:table-cell>
          <table:table-cell table:style-name="ce88" office:value-type="float" office:value="103.552" calcext:value-type="float">
            <text:p>103.552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103.552" calcext:value-type="float">
            <text:p>103.552</text:p>
          </table:table-cell>
          <table:table-cell table:style-name="ce88" office:value-type="float" office:value="103.563" calcext:value-type="float">
            <text:p>103.563</text:p>
          </table:table-cell>
          <table:table-cell table:style-name="ce88" office:value-type="float" office:value="0.0106216" calcext:value-type="float">
            <text:p>0.0106216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98.1202" calcext:value-type="float">
            <text:p>98.1202</text:p>
          </table:table-cell>
          <table:table-cell table:style-name="ce88" office:value-type="float" office:value="19.2243" calcext:value-type="float">
            <text:p>19.2243</text:p>
          </table:table-cell>
          <table:table-cell table:style-name="ce88" office:value-type="float" office:value="41.4999" calcext:value-type="float">
            <text:p>41.4999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6.79" calcext:value-type="float">
            <text:p>7196.79</text:p>
          </table:table-cell>
          <table:table-cell table:style-name="ce88" office:value-type="float" office:value="75.8446" calcext:value-type="float">
            <text:p>75.8446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5.8446" calcext:value-type="float">
            <text:p>75.8446</text:p>
          </table:table-cell>
          <table:table-cell table:style-name="ce88" office:value-type="float" office:value="79.9213" calcext:value-type="float">
            <text:p>79.9213</text:p>
          </table:table-cell>
          <table:table-cell table:style-name="ce88" office:value-type="float" office:value="5.10089" calcext:value-type="float">
            <text:p>5.10089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30.422" calcext:value-type="float">
            <text:p>130.422</text:p>
          </table:table-cell>
          <table:table-cell table:style-name="ce88" office:value-type="float" office:value="19.2158" calcext:value-type="float">
            <text:p>19.2158</text:p>
          </table:table-cell>
          <table:table-cell table:style-name="ce88" office:value-type="float" office:value="38.4324" calcext:value-type="float">
            <text:p>38.4324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2109.75" calcext:value-type="float">
            <text:p>2109.75</text:p>
          </table:table-cell>
          <table:table-cell table:style-name="ce88" office:value-type="float" office:value="111.205" calcext:value-type="float">
            <text:p>111.205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111.205" calcext:value-type="float">
            <text:p>111.205</text:p>
          </table:table-cell>
          <table:table-cell table:style-name="ce88" office:value-type="float" office:value="111.216" calcext:value-type="float">
            <text:p>111.216</text:p>
          </table:table-cell>
          <table:table-cell table:style-name="ce88" office:value-type="float" office:value="0.00989066" calcext:value-type="float">
            <text:p>0.00989066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00.407" calcext:value-type="float">
            <text:p>100.407</text:p>
          </table:table-cell>
          <table:table-cell table:style-name="ce88" office:value-type="float" office:value="18.1824" calcext:value-type="float">
            <text:p>18.1824</text:p>
          </table:table-cell>
          <table:table-cell table:style-name="ce88" office:value-type="float" office:value="38.7205" calcext:value-type="float">
            <text:p>38.7205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59" calcext:value-type="float">
            <text:p>7196.59</text:p>
          </table:table-cell>
          <table:table-cell table:style-name="ce88" office:value-type="float" office:value="79.8688" calcext:value-type="float">
            <text:p>79.868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9.8688" calcext:value-type="float">
            <text:p>79.8688</text:p>
          </table:table-cell>
          <table:table-cell table:style-name="ce88" office:value-type="float" office:value="85.6687" calcext:value-type="float">
            <text:p>85.6687</text:p>
          </table:table-cell>
          <table:table-cell table:style-name="ce88" office:value-type="float" office:value="6.77015" calcext:value-type="float">
            <text:p>6.77015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80.5784" calcext:value-type="float">
            <text:p>80.5784</text:p>
          </table:table-cell>
          <table:table-cell table:style-name="ce88" office:value-type="float" office:value="18.1445" calcext:value-type="float">
            <text:p>18.1445</text:p>
          </table:table-cell>
          <table:table-cell table:style-name="ce88" office:value-type="float" office:value="41.9778" calcext:value-type="float">
            <text:p>41.977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7" calcext:value-type="float">
            <text:p>7196.7</text:p>
          </table:table-cell>
          <table:table-cell table:style-name="ce88" office:value-type="float" office:value="56.7452" calcext:value-type="float">
            <text:p>56.745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6.7452" calcext:value-type="float">
            <text:p>56.7452</text:p>
          </table:table-cell>
          <table:table-cell table:style-name="ce88" office:value-type="float" office:value="71.0233" calcext:value-type="float">
            <text:p>71.0233</text:p>
          </table:table-cell>
          <table:table-cell table:style-name="ce88" office:value-type="float" office:value="20.1034" calcext:value-type="float">
            <text:p>20.1034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96.6816" calcext:value-type="float">
            <text:p>96.6816</text:p>
          </table:table-cell>
          <table:table-cell table:style-name="ce88" office:value-type="float" office:value="43.22" calcext:value-type="float">
            <text:p>43.22</text:p>
          </table:table-cell>
          <table:table-cell table:style-name="ce88" office:value-type="float" office:value="25.6308" calcext:value-type="float">
            <text:p>25.6308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39" calcext:value-type="float">
            <text:p>7197.39</text:p>
          </table:table-cell>
          <table:table-cell table:style-name="ce88" office:value-type="float" office:value="114.271" calcext:value-type="float">
            <text:p>114.27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14.271" calcext:value-type="float">
            <text:p>114.271</text:p>
          </table:table-cell>
          <table:table-cell table:style-name="ce88" office:value-type="float" office:value="121.277" calcext:value-type="float">
            <text:p>121.277</text:p>
          </table:table-cell>
          <table:table-cell table:style-name="ce88" office:value-type="float" office:value="5.77686" calcext:value-type="float">
            <text:p>5.77686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87.6824" calcext:value-type="float">
            <text:p>87.6824</text:p>
          </table:table-cell>
          <table:table-cell table:style-name="ce88" office:value-type="float" office:value="36.9099" calcext:value-type="float">
            <text:p>36.9099</text:p>
          </table:table-cell>
          <table:table-cell table:style-name="ce88" office:value-type="float" office:value="36.3957" calcext:value-type="float">
            <text:p>36.395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78" calcext:value-type="float">
            <text:p>7194.78</text:p>
          </table:table-cell>
          <table:table-cell table:style-name="ce88" office:value-type="float" office:value="88.1965" calcext:value-type="float">
            <text:p>88.196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8.1965" calcext:value-type="float">
            <text:p>88.1965</text:p>
          </table:table-cell>
          <table:table-cell table:style-name="ce88" office:value-type="float" office:value="104.569" calcext:value-type="float">
            <text:p>104.569</text:p>
          </table:table-cell>
          <table:table-cell table:style-name="ce88" office:value-type="float" office:value="15.6571" calcext:value-type="float">
            <text:p>15.6571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04.298" calcext:value-type="float">
            <text:p>104.298</text:p>
          </table:table-cell>
          <table:table-cell table:style-name="ce88" office:value-type="float" office:value="38.4069" calcext:value-type="float">
            <text:p>38.4069</text:p>
          </table:table-cell>
          <table:table-cell table:style-name="ce88" office:value-type="float" office:value="46.7101" calcext:value-type="float">
            <text:p>46.7101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53" calcext:value-type="float">
            <text:p>7197.53</text:p>
          </table:table-cell>
          <table:table-cell table:style-name="ce88" office:value-type="float" office:value="95.9944" calcext:value-type="float">
            <text:p>95.9944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5.9944" calcext:value-type="float">
            <text:p>95.9944</text:p>
          </table:table-cell>
          <table:table-cell table:style-name="ce88" office:value-type="float" office:value="114.994" calcext:value-type="float">
            <text:p>114.994</text:p>
          </table:table-cell>
          <table:table-cell table:style-name="ce88" office:value-type="float" office:value="16.5223" calcext:value-type="float">
            <text:p>16.5223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96.8683" calcext:value-type="float">
            <text:p>96.8683</text:p>
          </table:table-cell>
          <table:table-cell table:style-name="ce88" office:value-type="float" office:value="72.9371" calcext:value-type="float">
            <text:p>72.9371</text:p>
          </table:table-cell>
          <table:table-cell table:style-name="ce88" office:value-type="float" office:value="71.7642" calcext:value-type="float">
            <text:p>71.764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8.65" calcext:value-type="float">
            <text:p>7198.65</text:p>
          </table:table-cell>
          <table:table-cell table:style-name="ce88" office:value-type="float" office:value="98.0412" calcext:value-type="float">
            <text:p>98.041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8.0412" calcext:value-type="float">
            <text:p>98.0412</text:p>
          </table:table-cell>
          <table:table-cell table:style-name="ce88" office:value-type="float" office:value="120.126" calcext:value-type="float">
            <text:p>120.126</text:p>
          </table:table-cell>
          <table:table-cell table:style-name="ce88" office:value-type="float" office:value="18.3847" calcext:value-type="float">
            <text:p>18.3847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113.532" calcext:value-type="float">
            <text:p>113.532</text:p>
          </table:table-cell>
          <table:table-cell table:style-name="ce88" office:value-type="float" office:value="41.44" calcext:value-type="float">
            <text:p>41.44</text:p>
          </table:table-cell>
          <table:table-cell table:style-name="ce88" office:value-type="float" office:value="54.2907" calcext:value-type="float">
            <text:p>54.290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52" calcext:value-type="float">
            <text:p>7196.52</text:p>
          </table:table-cell>
          <table:table-cell table:style-name="ce88" office:value-type="float" office:value="100.682" calcext:value-type="float">
            <text:p>100.68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0.682" calcext:value-type="float">
            <text:p>100.682</text:p>
          </table:table-cell>
          <table:table-cell table:style-name="ce88" office:value-type="float" office:value="114.223" calcext:value-type="float">
            <text:p>114.223</text:p>
          </table:table-cell>
          <table:table-cell table:style-name="ce88" office:value-type="float" office:value="11.8549" calcext:value-type="float">
            <text:p>11.8549</text:p>
          </table:table-cell>
        </table:table-row>
        <table:table-row table:style-name="ro1" table:number-rows-repeated="24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51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Mp Time" table:style-name="ta3">
        <office:forms form:automatic-focus="false" form:apply-design-mode="false"/>
        <table:table-column table:style-name="co11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3" table:default-cell-style-name="ce85"/>
        <table:table-column table:style-name="co9" table:number-columns-repeated="2" table:default-cell-style-name="ce85"/>
        <table:table-column table:style-name="co10" table:default-cell-style-name="Default"/>
        <table:table-row table:style-name="ro1">
          <table:table-cell table:style-name="ce89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9" office:value-type="float" office:value="0.276139" calcext:value-type="float">
            <text:p>0.28</text:p>
          </table:table-cell>
          <table:table-cell table:style-name="ce9" office:value-type="float" office:value="1.86626" calcext:value-type="float">
            <text:p>1.87</text:p>
          </table:table-cell>
          <table:table-cell table:style-name="ce9" office:value-type="float" office:value="1.18555" calcext:value-type="float">
            <text:p>1.19</text:p>
          </table:table-cell>
          <table:table-cell table:style-name="ce9" office:value-type="float" office:value="0.562506" calcext:value-type="float">
            <text:p>0.56</text:p>
          </table:table-cell>
          <table:table-cell table:style-name="ce9" office:value-type="float" office:value="9.23143" calcext:value-type="float">
            <text:p>9.23</text:p>
          </table:table-cell>
          <table:table-cell table:style-name="ce9" office:value-type="float" office:value="4.83405" calcext:value-type="float">
            <text:p>4.83</text:p>
          </table:table-cell>
          <table:table-cell table:style-name="ce9" office:value-type="float" office:value="17.9559" calcext:value-type="float">
            <text:p>17.96</text:p>
          </table:table-cell>
          <table:table-cell table:style-name="ce9" office:value-type="float" office:value="1.53787" calcext:value-type="float">
            <text:p>1.54</text:p>
          </table:table-cell>
          <table:table-cell table:style-name="ce9" office:value-type="float" office:value="10.3935" calcext:value-type="float">
            <text:p>10.39</text:p>
          </table:table-cell>
          <table:table-cell table:style-name="ce9" office:value-type="float" office:value="6.60257" calcext:value-type="float">
            <text:p>6.60</text:p>
          </table:table-cell>
          <table:table-cell table:style-name="ce9" office:value-type="float" office:value="3.1327" calcext:value-type="float">
            <text:p>3.13</text:p>
          </table:table-cell>
          <table:table-cell table:style-name="ce9" office:value-type="float" office:value="51.4116" calcext:value-type="float">
            <text:p>51.41</text:p>
          </table:table-cell>
          <table:table-cell table:style-name="ce9" office:value-type="float" office:value="26.9217" calcext:value-type="float">
            <text:p>26.92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2.62464" calcext:value-type="float">
            <text:p>2.62</text:p>
          </table:table-cell>
          <table:table-cell table:style-name="ce9" office:value-type="float" office:value="0.919919" calcext:value-type="float">
            <text:p>0.92</text:p>
          </table:table-cell>
          <table:table-cell table:style-name="ce9" office:value-type="float" office:value="0.548626" calcext:value-type="float">
            <text:p>0.55</text:p>
          </table:table-cell>
          <table:table-cell table:style-name="ce9" office:value-type="float" office:value="-7.89646E-015" calcext:value-type="float">
            <text:p>0.00</text:p>
          </table:table-cell>
          <table:table-cell table:style-name="ce9" office:value-type="float" office:value="16.805" calcext:value-type="float">
            <text:p>16.81</text:p>
          </table:table-cell>
          <table:table-cell table:style-name="ce9" office:value-type="float" office:value="20.8982" calcext:value-type="float">
            <text:p>20.9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2.5591" calcext:value-type="float">
            <text:p>12.56</text:p>
          </table:table-cell>
          <table:table-cell table:style-name="ce9" office:value-type="float" office:value="4.4019" calcext:value-type="float">
            <text:p>4.40</text:p>
          </table:table-cell>
          <table:table-cell table:style-name="ce9" office:value-type="float" office:value="2.62523" calcext:value-type="float">
            <text:p>2.63</text:p>
          </table:table-cell>
          <table:table-cell table:style-name="ce9" office:value-type="float" office:value="-0.0000000000000377853" calcext:value-type="float">
            <text:p>0.00</text:p>
          </table:table-cell>
          <table:table-cell table:style-name="ce9" office:value-type="float" office:value="80.4137" calcext:value-type="float">
            <text:p>80.41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9" office:value-type="float" office:value="0.170977" calcext:value-type="float">
            <text:p>0.17</text:p>
          </table:table-cell>
          <table:table-cell table:style-name="ce9" office:value-type="float" office:value="2.2363" calcext:value-type="float">
            <text:p>2.24</text:p>
          </table:table-cell>
          <table:table-cell table:style-name="ce9" office:value-type="float" office:value="0.7753" calcext:value-type="float">
            <text:p>0.78</text:p>
          </table:table-cell>
          <table:table-cell table:style-name="ce9" office:value-type="float" office:value="0.517176" calcext:value-type="float">
            <text:p>0.52</text:p>
          </table:table-cell>
          <table:table-cell table:style-name="ce9" office:value-type="float" office:value="15.25" calcext:value-type="float">
            <text:p>15.25</text:p>
          </table:table-cell>
          <table:table-cell table:style-name="ce9" office:value-type="float" office:value="5.05026" calcext:value-type="float">
            <text:p>5.05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0.712403" calcext:value-type="float">
            <text:p>0.71</text:p>
          </table:table-cell>
          <table:table-cell table:style-name="ce9" office:value-type="float" office:value="9.3179" calcext:value-type="float">
            <text:p>9.32</text:p>
          </table:table-cell>
          <table:table-cell table:style-name="ce9" office:value-type="float" office:value="3.23041" calcext:value-type="float">
            <text:p>3.23</text:p>
          </table:table-cell>
          <table:table-cell table:style-name="ce9" office:value-type="float" office:value="2.1549" calcext:value-type="float">
            <text:p>2.15</text:p>
          </table:table-cell>
          <table:table-cell table:style-name="ce9" office:value-type="float" office:value="63.5416" calcext:value-type="float">
            <text:p>63.54</text:p>
          </table:table-cell>
          <table:table-cell table:style-name="ce9" office:value-type="float" office:value="21.0428" calcext:value-type="float">
            <text:p>21.04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9" office:value-type="float" office:value="0.672713" calcext:value-type="float">
            <text:p>0.67</text:p>
          </table:table-cell>
          <table:table-cell table:style-name="ce9" office:value-type="float" office:value="2.69455" calcext:value-type="float">
            <text:p>2.69</text:p>
          </table:table-cell>
          <table:table-cell table:style-name="ce9" office:value-type="float" office:value="0.761457" calcext:value-type="float">
            <text:p>0.76</text:p>
          </table:table-cell>
          <table:table-cell table:style-name="ce9" office:value-type="float" office:value="0.600805" calcext:value-type="float">
            <text:p>0.60</text:p>
          </table:table-cell>
          <table:table-cell table:style-name="ce9" office:value-type="float" office:value="8.63026" calcext:value-type="float">
            <text:p>8.63</text:p>
          </table:table-cell>
          <table:table-cell table:style-name="ce9" office:value-type="float" office:value="10.6402" calcext:value-type="float">
            <text:p>10.64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2.80297" calcext:value-type="float">
            <text:p>2.80</text:p>
          </table:table-cell>
          <table:table-cell table:style-name="ce9" office:value-type="float" office:value="11.2273" calcext:value-type="float">
            <text:p>11.23</text:p>
          </table:table-cell>
          <table:table-cell table:style-name="ce9" office:value-type="float" office:value="3.17274" calcext:value-type="float">
            <text:p>3.17</text:p>
          </table:table-cell>
          <table:table-cell table:style-name="ce9" office:value-type="float" office:value="2.50335" calcext:value-type="float">
            <text:p>2.50</text:p>
          </table:table-cell>
          <table:table-cell table:style-name="ce9" office:value-type="float" office:value="35.9594" calcext:value-type="float">
            <text:p>35.96</text:p>
          </table:table-cell>
          <table:table-cell table:style-name="ce9" office:value-type="float" office:value="44.3342" calcext:value-type="float">
            <text:p>44.33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9" office:value-type="float" office:value="0.245452" calcext:value-type="float">
            <text:p>0.25</text:p>
          </table:table-cell>
          <table:table-cell table:style-name="ce9" office:value-type="float" office:value="2.1525" calcext:value-type="float">
            <text:p>2.15</text:p>
          </table:table-cell>
          <table:table-cell table:style-name="ce9" office:value-type="float" office:value="0.825126" calcext:value-type="float">
            <text:p>0.83</text:p>
          </table:table-cell>
          <table:table-cell table:style-name="ce9" office:value-type="float" office:value="0.249128" calcext:value-type="float">
            <text:p>0.25</text:p>
          </table:table-cell>
          <table:table-cell table:style-name="ce9" office:value-type="float" office:value="0.218723" calcext:value-type="float">
            <text:p>0.22</text:p>
          </table:table-cell>
          <table:table-cell table:style-name="ce9" office:value-type="float" office:value="12.9045" calcext:value-type="float">
            <text:p>12.90</text:p>
          </table:table-cell>
          <table:table-cell table:style-name="ce9" office:value-type="float" office:value="16.5955" calcext:value-type="float">
            <text:p>16.60</text:p>
          </table:table-cell>
          <table:table-cell table:style-name="ce9" office:value-type="float" office:value="1.47903" calcext:value-type="float">
            <text:p>1.48</text:p>
          </table:table-cell>
          <table:table-cell table:style-name="ce9" office:value-type="float" office:value="12.9704" calcext:value-type="float">
            <text:p>12.97</text:p>
          </table:table-cell>
          <table:table-cell table:style-name="ce9" office:value-type="float" office:value="4.972" calcext:value-type="float">
            <text:p>4.97</text:p>
          </table:table-cell>
          <table:table-cell table:style-name="ce9" office:value-type="float" office:value="1.50118" calcext:value-type="float">
            <text:p>1.50</text:p>
          </table:table-cell>
          <table:table-cell table:style-name="ce9" office:value-type="float" office:value="1.31797" calcext:value-type="float">
            <text:p>1.32</text:p>
          </table:table-cell>
          <table:table-cell table:style-name="ce9" office:value-type="float" office:value="77.7594" calcext:value-type="float">
            <text:p>77.76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9" office:value-type="float" office:value="0.408741" calcext:value-type="float">
            <text:p>0.41</text:p>
          </table:table-cell>
          <table:table-cell table:style-name="ce9" office:value-type="float" office:value="3.16174" calcext:value-type="float">
            <text:p>3.16</text:p>
          </table:table-cell>
          <table:table-cell table:style-name="ce9" office:value-type="float" office:value="1.86799" calcext:value-type="float">
            <text:p>1.87</text:p>
          </table:table-cell>
          <table:table-cell table:style-name="ce9" office:value-type="float" office:value="0.661845" calcext:value-type="float">
            <text:p>0.66</text:p>
          </table:table-cell>
          <table:table-cell table:style-name="ce9" office:value-type="float" office:value="5.18877" calcext:value-type="float">
            <text:p>5.19</text:p>
          </table:table-cell>
          <table:table-cell table:style-name="ce9" office:value-type="float" office:value="3.96645" calcext:value-type="float">
            <text:p>3.97</text:p>
          </table:table-cell>
          <table:table-cell table:style-name="ce9" office:value-type="float" office:value="15.2555" calcext:value-type="float">
            <text:p>15.26</text:p>
          </table:table-cell>
          <table:table-cell table:style-name="ce9" office:value-type="float" office:value="2.67929" calcext:value-type="float">
            <text:p>2.68</text:p>
          </table:table-cell>
          <table:table-cell table:style-name="ce9" office:value-type="float" office:value="20.7252" calcext:value-type="float">
            <text:p>20.73</text:p>
          </table:table-cell>
          <table:table-cell table:style-name="ce9" office:value-type="float" office:value="12.2447" calcext:value-type="float">
            <text:p>12.24</text:p>
          </table:table-cell>
          <table:table-cell table:style-name="ce9" office:value-type="float" office:value="4.33839" calcext:value-type="float">
            <text:p>4.34</text:p>
          </table:table-cell>
          <table:table-cell table:style-name="ce9" office:value-type="float" office:value="34.0124" calcext:value-type="float">
            <text:p>34.01</text:p>
          </table:table-cell>
          <table:table-cell table:style-name="ce9" office:value-type="float" office:value="26" calcext:value-type="float">
            <text:p>26.00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9" office:value-type="float" office:value="1.62155" calcext:value-type="float">
            <text:p>1.62</text:p>
          </table:table-cell>
          <table:table-cell table:style-name="ce9" office:value-type="float" office:value="2.68701" calcext:value-type="float">
            <text:p>2.69</text:p>
          </table:table-cell>
          <table:table-cell table:style-name="ce9" office:value-type="float" office:value="1.10623" calcext:value-type="float">
            <text:p>1.11</text:p>
          </table:table-cell>
          <table:table-cell table:style-name="ce9" office:value-type="float" office:value="0.674249" calcext:value-type="float">
            <text:p>0.67</text:p>
          </table:table-cell>
          <table:table-cell table:style-name="ce9" office:value-type="float" office:value="10.8613" calcext:value-type="float">
            <text:p>10.86</text:p>
          </table:table-cell>
          <table:table-cell table:style-name="ce9" office:value-type="float" office:value="3.11668" calcext:value-type="float">
            <text:p>3.12</text:p>
          </table:table-cell>
          <table:table-cell table:style-name="ce9" office:value-type="float" office:value="20.0671" calcext:value-type="float">
            <text:p>20.07</text:p>
          </table:table-cell>
          <table:table-cell table:style-name="ce9" office:value-type="float" office:value="8.08066" calcext:value-type="float">
            <text:p>8.08</text:p>
          </table:table-cell>
          <table:table-cell table:style-name="ce9" office:value-type="float" office:value="13.3902" calcext:value-type="float">
            <text:p>13.39</text:p>
          </table:table-cell>
          <table:table-cell table:style-name="ce9" office:value-type="float" office:value="5.51268" calcext:value-type="float">
            <text:p>5.51</text:p>
          </table:table-cell>
          <table:table-cell table:style-name="ce9" office:value-type="float" office:value="3.35998" calcext:value-type="float">
            <text:p>3.36</text:p>
          </table:table-cell>
          <table:table-cell table:style-name="ce9" office:value-type="float" office:value="54.1252" calcext:value-type="float">
            <text:p>54.13</text:p>
          </table:table-cell>
          <table:table-cell table:style-name="ce9" office:value-type="float" office:value="15.5313" calcext:value-type="float">
            <text:p>15.53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9" office:value-type="float" office:value="1.07834" calcext:value-type="float">
            <text:p>1.08</text:p>
          </table:table-cell>
          <table:table-cell table:style-name="ce9" office:value-type="float" office:value="3.30157" calcext:value-type="float">
            <text:p>3.30</text:p>
          </table:table-cell>
          <table:table-cell table:style-name="ce9" office:value-type="float" office:value="1.34835" calcext:value-type="float">
            <text:p>1.35</text:p>
          </table:table-cell>
          <table:table-cell table:style-name="ce9" office:value-type="float" office:value="0.400809" calcext:value-type="float">
            <text:p>0.40</text:p>
          </table:table-cell>
          <table:table-cell table:style-name="ce9" office:value-type="float" office:value="11.8394" calcext:value-type="float">
            <text:p>11.84</text:p>
          </table:table-cell>
          <table:table-cell table:style-name="ce9" office:value-type="float" office:value="4.92422" calcext:value-type="float">
            <text:p>4.92</text:p>
          </table:table-cell>
          <table:table-cell table:style-name="ce9" office:value-type="float" office:value="22.8927" calcext:value-type="float">
            <text:p>22.89</text:p>
          </table:table-cell>
          <table:table-cell table:style-name="ce9" office:value-type="float" office:value="4.71041" calcext:value-type="float">
            <text:p>4.71</text:p>
          </table:table-cell>
          <table:table-cell table:style-name="ce9" office:value-type="float" office:value="14.4219" calcext:value-type="float">
            <text:p>14.42</text:p>
          </table:table-cell>
          <table:table-cell table:style-name="ce9" office:value-type="float" office:value="5.88986" calcext:value-type="float">
            <text:p>5.89</text:p>
          </table:table-cell>
          <table:table-cell table:style-name="ce9" office:value-type="float" office:value="1.75081" calcext:value-type="float">
            <text:p>1.75</text:p>
          </table:table-cell>
          <table:table-cell table:style-name="ce9" office:value-type="float" office:value="51.717" calcext:value-type="float">
            <text:p>51.72</text:p>
          </table:table-cell>
          <table:table-cell table:style-name="ce9" office:value-type="float" office:value="21.51" calcext:value-type="float">
            <text:p>21.51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9" office:value-type="float" office:value="0.169192" calcext:value-type="float">
            <text:p>0.17</text:p>
          </table:table-cell>
          <table:table-cell table:style-name="ce9" office:value-type="float" office:value="3.13527" calcext:value-type="float">
            <text:p>3.14</text:p>
          </table:table-cell>
          <table:table-cell table:style-name="ce9" office:value-type="float" office:value="2.28935" calcext:value-type="float">
            <text:p>2.29</text:p>
          </table:table-cell>
          <table:table-cell table:style-name="ce9" office:value-type="float" office:value="0.485682" calcext:value-type="float">
            <text:p>0.49</text:p>
          </table:table-cell>
          <table:table-cell table:style-name="ce9" office:value-type="float" office:value="4.40081" calcext:value-type="float">
            <text:p>4.40</text:p>
          </table:table-cell>
          <table:table-cell table:style-name="ce9" office:value-type="float" office:value="5.72041" calcext:value-type="float">
            <text:p>5.72</text:p>
          </table:table-cell>
          <table:table-cell table:style-name="ce9" office:value-type="float" office:value="16.2007" calcext:value-type="float">
            <text:p>16.20</text:p>
          </table:table-cell>
          <table:table-cell table:style-name="ce9" office:value-type="float" office:value="1.04435" calcext:value-type="float">
            <text:p>1.04</text:p>
          </table:table-cell>
          <table:table-cell table:style-name="ce9" office:value-type="float" office:value="19.3526" calcext:value-type="float">
            <text:p>19.35</text:p>
          </table:table-cell>
          <table:table-cell table:style-name="ce9" office:value-type="float" office:value="14.1312" calcext:value-type="float">
            <text:p>14.13</text:p>
          </table:table-cell>
          <table:table-cell table:style-name="ce9" office:value-type="float" office:value="2.9979" calcext:value-type="float">
            <text:p>3.00</text:p>
          </table:table-cell>
          <table:table-cell table:style-name="ce9" office:value-type="float" office:value="27.1643" calcext:value-type="float">
            <text:p>27.16</text:p>
          </table:table-cell>
          <table:table-cell table:style-name="ce9" office:value-type="float" office:value="35.3096" calcext:value-type="float">
            <text:p>35.31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9" office:value-type="float" office:value="1.36168" calcext:value-type="float">
            <text:p>1.36</text:p>
          </table:table-cell>
          <table:table-cell table:style-name="ce9" office:value-type="float" office:value="2.67444" calcext:value-type="float">
            <text:p>2.67</text:p>
          </table:table-cell>
          <table:table-cell table:style-name="ce9" office:value-type="float" office:value="1.64086" calcext:value-type="float">
            <text:p>1.64</text:p>
          </table:table-cell>
          <table:table-cell table:style-name="ce9" office:value-type="float" office:value="1.01674" calcext:value-type="float">
            <text:p>1.02</text:p>
          </table:table-cell>
          <table:table-cell table:style-name="ce9" office:value-type="float" office:value="6.49645" calcext:value-type="float">
            <text:p>6.50</text:p>
          </table:table-cell>
          <table:table-cell table:style-name="ce9" office:value-type="float" office:value="10.4534" calcext:value-type="float">
            <text:p>10.45</text:p>
          </table:table-cell>
          <table:table-cell table:style-name="ce9" office:value-type="float" office:value="23.6436" calcext:value-type="float">
            <text:p>23.64</text:p>
          </table:table-cell>
          <table:table-cell table:style-name="ce9" office:value-type="float" office:value="5.7592" calcext:value-type="float">
            <text:p>5.76</text:p>
          </table:table-cell>
          <table:table-cell table:style-name="ce9" office:value-type="float" office:value="11.3115" calcext:value-type="float">
            <text:p>11.31</text:p>
          </table:table-cell>
          <table:table-cell table:style-name="ce9" office:value-type="float" office:value="6.93998" calcext:value-type="float">
            <text:p>6.94</text:p>
          </table:table-cell>
          <table:table-cell table:style-name="ce9" office:value-type="float" office:value="4.30027" calcext:value-type="float">
            <text:p>4.30</text:p>
          </table:table-cell>
          <table:table-cell table:style-name="ce9" office:value-type="float" office:value="27.4765" calcext:value-type="float">
            <text:p>27.48</text:p>
          </table:table-cell>
          <table:table-cell table:style-name="ce9" office:value-type="float" office:value="44.2125" calcext:value-type="float">
            <text:p>44.21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9" office:value-type="float" office:value="1.59751" calcext:value-type="float">
            <text:p>1.60</text:p>
          </table:table-cell>
          <table:table-cell table:style-name="ce9" office:value-type="float" office:value="3.1825" calcext:value-type="float">
            <text:p>3.18</text:p>
          </table:table-cell>
          <table:table-cell table:style-name="ce9" office:value-type="float" office:value="1.19617" calcext:value-type="float">
            <text:p>1.20</text:p>
          </table:table-cell>
          <table:table-cell table:style-name="ce9" office:value-type="float" office:value="0.66279" calcext:value-type="float">
            <text:p>0.66</text:p>
          </table:table-cell>
          <table:table-cell table:style-name="ce9" office:value-type="float" office:value="10.5277" calcext:value-type="float">
            <text:p>10.53</text:p>
          </table:table-cell>
          <table:table-cell table:style-name="ce9" office:value-type="float" office:value="3.33714" calcext:value-type="float">
            <text:p>3.34</text:p>
          </table:table-cell>
          <table:table-cell table:style-name="ce9" office:value-type="float" office:value="20.5038" calcext:value-type="float">
            <text:p>20.50</text:p>
          </table:table-cell>
          <table:table-cell table:style-name="ce9" office:value-type="float" office:value="7.79132" calcext:value-type="float">
            <text:p>7.79</text:p>
          </table:table-cell>
          <table:table-cell table:style-name="ce9" office:value-type="float" office:value="15.5215" calcext:value-type="float">
            <text:p>15.52</text:p>
          </table:table-cell>
          <table:table-cell table:style-name="ce9" office:value-type="float" office:value="5.83389" calcext:value-type="float">
            <text:p>5.83</text:p>
          </table:table-cell>
          <table:table-cell table:style-name="ce9" office:value-type="float" office:value="3.23253" calcext:value-type="float">
            <text:p>3.23</text:p>
          </table:table-cell>
          <table:table-cell table:style-name="ce9" office:value-type="float" office:value="51.345" calcext:value-type="float">
            <text:p>51.35</text:p>
          </table:table-cell>
          <table:table-cell table:style-name="ce9" office:value-type="float" office:value="16.2758" calcext:value-type="float">
            <text:p>16.28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9" office:value-type="float" office:value="0.350223" calcext:value-type="float">
            <text:p>0.35</text:p>
          </table:table-cell>
          <table:table-cell table:style-name="ce9" office:value-type="float" office:value="3.53015" calcext:value-type="float">
            <text:p>3.53</text:p>
          </table:table-cell>
          <table:table-cell table:style-name="ce9" office:value-type="float" office:value="1.63714" calcext:value-type="float">
            <text:p>1.64</text:p>
          </table:table-cell>
          <table:table-cell table:style-name="ce9" office:value-type="float" office:value="0.263708" calcext:value-type="float">
            <text:p>0.26</text:p>
          </table:table-cell>
          <table:table-cell table:style-name="ce9" office:value-type="float" office:value="3.86141" calcext:value-type="float">
            <text:p>3.86</text:p>
          </table:table-cell>
          <table:table-cell table:style-name="ce9" office:value-type="float" office:value="3.67067" calcext:value-type="float">
            <text:p>3.67</text:p>
          </table:table-cell>
          <table:table-cell table:style-name="ce9" office:value-type="float" office:value="13.3133" calcext:value-type="float">
            <text:p>13.31</text:p>
          </table:table-cell>
          <table:table-cell table:style-name="ce9" office:value-type="float" office:value="2.63062" calcext:value-type="float">
            <text:p>2.63</text:p>
          </table:table-cell>
          <table:table-cell table:style-name="ce9" office:value-type="float" office:value="26.516" calcext:value-type="float">
            <text:p>26.52</text:p>
          </table:table-cell>
          <table:table-cell table:style-name="ce9" office:value-type="float" office:value="12.297" calcext:value-type="float">
            <text:p>12.30</text:p>
          </table:table-cell>
          <table:table-cell table:style-name="ce9" office:value-type="float" office:value="1.98079" calcext:value-type="float">
            <text:p>1.98</text:p>
          </table:table-cell>
          <table:table-cell table:style-name="ce9" office:value-type="float" office:value="29.0042" calcext:value-type="float">
            <text:p>29.00</text:p>
          </table:table-cell>
          <table:table-cell table:style-name="ce9" office:value-type="float" office:value="27.5714" calcext:value-type="float">
            <text:p>27.57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9" office:value-type="float" office:value="1.34748" calcext:value-type="float">
            <text:p>1.35</text:p>
          </table:table-cell>
          <table:table-cell table:style-name="ce9" office:value-type="float" office:value="3.57657" calcext:value-type="float">
            <text:p>3.58</text:p>
          </table:table-cell>
          <table:table-cell table:style-name="ce9" office:value-type="float" office:value="0.582809" calcext:value-type="float">
            <text:p>0.58</text:p>
          </table:table-cell>
          <table:table-cell table:style-name="ce9" office:value-type="float" office:value="0.682442" calcext:value-type="float">
            <text:p>0.68</text:p>
          </table:table-cell>
          <table:table-cell table:style-name="ce9" office:value-type="float" office:value="10.1945" calcext:value-type="float">
            <text:p>10.19</text:p>
          </table:table-cell>
          <table:table-cell table:style-name="ce9" office:value-type="float" office:value="3.42995" calcext:value-type="float">
            <text:p>3.43</text:p>
          </table:table-cell>
          <table:table-cell table:style-name="ce9" office:value-type="float" office:value="19.8138" calcext:value-type="float">
            <text:p>19.81</text:p>
          </table:table-cell>
          <table:table-cell table:style-name="ce9" office:value-type="float" office:value="6.80071" calcext:value-type="float">
            <text:p>6.80</text:p>
          </table:table-cell>
          <table:table-cell table:style-name="ce9" office:value-type="float" office:value="18.0509" calcext:value-type="float">
            <text:p>18.05</text:p>
          </table:table-cell>
          <table:table-cell table:style-name="ce9" office:value-type="float" office:value="2.94143" calcext:value-type="float">
            <text:p>2.94</text:p>
          </table:table-cell>
          <table:table-cell table:style-name="ce9" office:value-type="float" office:value="3.44428" calcext:value-type="float">
            <text:p>3.44</text:p>
          </table:table-cell>
          <table:table-cell table:style-name="ce9" office:value-type="float" office:value="51.4517" calcext:value-type="float">
            <text:p>51.45</text:p>
          </table:table-cell>
          <table:table-cell table:style-name="ce9" office:value-type="float" office:value="17.3109" calcext:value-type="float">
            <text:p>17.31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9" office:value-type="float" office:value="0.927079" calcext:value-type="float">
            <text:p>0.93</text:p>
          </table:table-cell>
          <table:table-cell table:style-name="ce9" office:value-type="float" office:value="4.06924" calcext:value-type="float">
            <text:p>4.07</text:p>
          </table:table-cell>
          <table:table-cell table:style-name="ce9" office:value-type="float" office:value="0.918776" calcext:value-type="float">
            <text:p>0.92</text:p>
          </table:table-cell>
          <table:table-cell table:style-name="ce9" office:value-type="float" office:value="0.59541" calcext:value-type="float">
            <text:p>0.60</text:p>
          </table:table-cell>
          <table:table-cell table:style-name="ce9" office:value-type="float" office:value="2.99716" calcext:value-type="float">
            <text:p>3.00</text:p>
          </table:table-cell>
          <table:table-cell table:style-name="ce9" office:value-type="float" office:value="4.52839" calcext:value-type="float">
            <text:p>4.53</text:p>
          </table:table-cell>
          <table:table-cell table:style-name="ce9" office:value-type="float" office:value="14.0361" calcext:value-type="float">
            <text:p>14.04</text:p>
          </table:table-cell>
          <table:table-cell table:style-name="ce9" office:value-type="float" office:value="6.60498" calcext:value-type="float">
            <text:p>6.60</text:p>
          </table:table-cell>
          <table:table-cell table:style-name="ce9" office:value-type="float" office:value="28.9913" calcext:value-type="float">
            <text:p>28.99</text:p>
          </table:table-cell>
          <table:table-cell table:style-name="ce9" office:value-type="float" office:value="6.54583" calcext:value-type="float">
            <text:p>6.55</text:p>
          </table:table-cell>
          <table:table-cell table:style-name="ce9" office:value-type="float" office:value="4.242" calcext:value-type="float">
            <text:p>4.24</text:p>
          </table:table-cell>
          <table:table-cell table:style-name="ce9" office:value-type="float" office:value="21.3533" calcext:value-type="float">
            <text:p>21.35</text:p>
          </table:table-cell>
          <table:table-cell table:style-name="ce9" office:value-type="float" office:value="32.2626" calcext:value-type="float">
            <text:p>32.26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9" office:value-type="float" office:value="1.26522" calcext:value-type="float">
            <text:p>1.27</text:p>
          </table:table-cell>
          <table:table-cell table:style-name="ce9" office:value-type="float" office:value="3.96066" calcext:value-type="float">
            <text:p>3.96</text:p>
          </table:table-cell>
          <table:table-cell table:style-name="ce9" office:value-type="float" office:value="1.22701" calcext:value-type="float">
            <text:p>1.23</text:p>
          </table:table-cell>
          <table:table-cell table:style-name="ce9" office:value-type="float" office:value="1.26241" calcext:value-type="float">
            <text:p>1.26</text:p>
          </table:table-cell>
          <table:table-cell table:style-name="ce9" office:value-type="float" office:value="5.82947" calcext:value-type="float">
            <text:p>5.83</text:p>
          </table:table-cell>
          <table:table-cell table:style-name="ce9" office:value-type="float" office:value="2.48023" calcext:value-type="float">
            <text:p>2.48</text:p>
          </table:table-cell>
          <table:table-cell table:style-name="ce9" office:value-type="float" office:value="16.025" calcext:value-type="float">
            <text:p>16.03</text:p>
          </table:table-cell>
          <table:table-cell table:style-name="ce9" office:value-type="float" office:value="7.89527" calcext:value-type="float">
            <text:p>7.90</text:p>
          </table:table-cell>
          <table:table-cell table:style-name="ce9" office:value-type="float" office:value="24.7155" calcext:value-type="float">
            <text:p>24.72</text:p>
          </table:table-cell>
          <table:table-cell table:style-name="ce9" office:value-type="float" office:value="7.65684" calcext:value-type="float">
            <text:p>7.66</text:p>
          </table:table-cell>
          <table:table-cell table:style-name="ce9" office:value-type="float" office:value="7.87776" calcext:value-type="float">
            <text:p>7.88</text:p>
          </table:table-cell>
          <table:table-cell table:style-name="ce9" office:value-type="float" office:value="36.3774" calcext:value-type="float">
            <text:p>36.38</text:p>
          </table:table-cell>
          <table:table-cell table:style-name="ce9" office:value-type="float" office:value="15.4773" calcext:value-type="float">
            <text:p>15.48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9" office:value-type="float" office:value="3.05318" calcext:value-type="float">
            <text:p>3.05</text:p>
          </table:table-cell>
          <table:table-cell table:style-name="ce9" office:value-type="float" office:value="1.02529" calcext:value-type="float">
            <text:p>1.03</text:p>
          </table:table-cell>
          <table:table-cell table:style-name="ce9" office:value-type="float" office:value="0.702616" calcext:value-type="float">
            <text:p>0.70</text:p>
          </table:table-cell>
          <table:table-cell table:style-name="ce9" office:value-type="float" office:value="1.03623" calcext:value-type="float">
            <text:p>1.04</text:p>
          </table:table-cell>
          <table:table-cell table:style-name="ce9" office:value-type="float" office:value="9.79884" calcext:value-type="float">
            <text:p>9.80</text:p>
          </table:table-cell>
          <table:table-cell table:style-name="ce9" office:value-type="float" office:value="1.27912" calcext:value-type="float">
            <text:p>1.28</text:p>
          </table:table-cell>
          <table:table-cell table:style-name="ce9" office:value-type="float" office:value="16.8953" calcext:value-type="float">
            <text:p>16.90</text:p>
          </table:table-cell>
          <table:table-cell table:style-name="ce9" office:value-type="float" office:value="18.0712" calcext:value-type="float">
            <text:p>18.07</text:p>
          </table:table-cell>
          <table:table-cell table:style-name="ce9" office:value-type="float" office:value="6.0685" calcext:value-type="float">
            <text:p>6.07</text:p>
          </table:table-cell>
          <table:table-cell table:style-name="ce9" office:value-type="float" office:value="4.15865" calcext:value-type="float">
            <text:p>4.16</text:p>
          </table:table-cell>
          <table:table-cell table:style-name="ce9" office:value-type="float" office:value="6.13327" calcext:value-type="float">
            <text:p>6.13</text:p>
          </table:table-cell>
          <table:table-cell table:style-name="ce9" office:value-type="float" office:value="57.9975" calcext:value-type="float">
            <text:p>58.00</text:p>
          </table:table-cell>
          <table:table-cell table:style-name="ce9" office:value-type="float" office:value="7.57087" calcext:value-type="float">
            <text:p>7.57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9" office:value-type="float" office:value="2.83283" calcext:value-type="float">
            <text:p>2.83</text:p>
          </table:table-cell>
          <table:table-cell table:style-name="ce9" office:value-type="float" office:value="1.12177" calcext:value-type="float">
            <text:p>1.12</text:p>
          </table:table-cell>
          <table:table-cell table:style-name="ce9" office:value-type="float" office:value="0.778954" calcext:value-type="float">
            <text:p>0.78</text:p>
          </table:table-cell>
          <table:table-cell table:style-name="ce9" office:value-type="float" office:value="0.507353" calcext:value-type="float">
            <text:p>0.51</text:p>
          </table:table-cell>
          <table:table-cell table:style-name="ce9" office:value-type="float" office:value="18.3311" calcext:value-type="float">
            <text:p>18.33</text:p>
          </table:table-cell>
          <table:table-cell table:style-name="ce9" office:value-type="float" office:value="4.99927" calcext:value-type="float">
            <text:p>5.00</text:p>
          </table:table-cell>
          <table:table-cell table:style-name="ce9" office:value-type="float" office:value="28.5713" calcext:value-type="float">
            <text:p>28.57</text:p>
          </table:table-cell>
          <table:table-cell table:style-name="ce9" office:value-type="float" office:value="9.91496" calcext:value-type="float">
            <text:p>9.91</text:p>
          </table:table-cell>
          <table:table-cell table:style-name="ce9" office:value-type="float" office:value="3.92623" calcext:value-type="float">
            <text:p>3.93</text:p>
          </table:table-cell>
          <table:table-cell table:style-name="ce9" office:value-type="float" office:value="2.72635" calcext:value-type="float">
            <text:p>2.73</text:p>
          </table:table-cell>
          <table:table-cell table:style-name="ce9" office:value-type="float" office:value="1.77574" calcext:value-type="float">
            <text:p>1.78</text:p>
          </table:table-cell>
          <table:table-cell table:style-name="ce9" office:value-type="float" office:value="64.1592" calcext:value-type="float">
            <text:p>64.16</text:p>
          </table:table-cell>
          <table:table-cell table:style-name="ce9" office:value-type="float" office:value="17.4975" calcext:value-type="float">
            <text:p>17.50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9" office:value-type="float" office:value="2.10662" calcext:value-type="float">
            <text:p>2.11</text:p>
          </table:table-cell>
          <table:table-cell table:style-name="ce9" office:value-type="float" office:value="2.03701" calcext:value-type="float">
            <text:p>2.04</text:p>
          </table:table-cell>
          <table:table-cell table:style-name="ce9" office:value-type="float" office:value="1.59799" calcext:value-type="float">
            <text:p>1.60</text:p>
          </table:table-cell>
          <table:table-cell table:style-name="ce9" office:value-type="float" office:value="0.752831" calcext:value-type="float">
            <text:p>0.75</text:p>
          </table:table-cell>
          <table:table-cell table:style-name="ce9" office:value-type="float" office:value="17.0477" calcext:value-type="float">
            <text:p>17.05</text:p>
          </table:table-cell>
          <table:table-cell table:style-name="ce9" office:value-type="float" office:value="0.457817" calcext:value-type="float">
            <text:p>0.46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8.77757" calcext:value-type="float">
            <text:p>8.78</text:p>
          </table:table-cell>
          <table:table-cell table:style-name="ce9" office:value-type="float" office:value="8.48755" calcext:value-type="float">
            <text:p>8.49</text:p>
          </table:table-cell>
          <table:table-cell table:style-name="ce9" office:value-type="float" office:value="6.65827" calcext:value-type="float">
            <text:p>6.66</text:p>
          </table:table-cell>
          <table:table-cell table:style-name="ce9" office:value-type="float" office:value="3.1368" calcext:value-type="float">
            <text:p>3.14</text:p>
          </table:table-cell>
          <table:table-cell table:style-name="ce9" office:value-type="float" office:value="71.0322" calcext:value-type="float">
            <text:p>71.03</text:p>
          </table:table-cell>
          <table:table-cell table:style-name="ce9" office:value-type="float" office:value="1.90757" calcext:value-type="float">
            <text:p>1.91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9" office:value-type="float" office:value="3.02524" calcext:value-type="float">
            <text:p>3.03</text:p>
          </table:table-cell>
          <table:table-cell table:style-name="ce9" office:value-type="float" office:value="1.04174" calcext:value-type="float">
            <text:p>1.04</text:p>
          </table:table-cell>
          <table:table-cell table:style-name="ce9" office:value-type="float" office:value="1.16197" calcext:value-type="float">
            <text:p>1.16</text:p>
          </table:table-cell>
          <table:table-cell table:style-name="ce9" office:value-type="float" office:value="1.08971" calcext:value-type="float">
            <text:p>1.09</text:p>
          </table:table-cell>
          <table:table-cell table:style-name="ce9" office:value-type="float" office:value="17.9004" calcext:value-type="float">
            <text:p>17.90</text:p>
          </table:table-cell>
          <table:table-cell table:style-name="ce9" office:value-type="float" office:value="5.76797" calcext:value-type="float">
            <text:p>5.77</text:p>
          </table:table-cell>
          <table:table-cell table:style-name="ce9" office:value-type="float" office:value="29.987" calcext:value-type="float">
            <text:p>29.99</text:p>
          </table:table-cell>
          <table:table-cell table:style-name="ce9" office:value-type="float" office:value="10.0885" calcext:value-type="float">
            <text:p>10.09</text:p>
          </table:table-cell>
          <table:table-cell table:style-name="ce9" office:value-type="float" office:value="3.47397" calcext:value-type="float">
            <text:p>3.47</text:p>
          </table:table-cell>
          <table:table-cell table:style-name="ce9" office:value-type="float" office:value="3.8749" calcext:value-type="float">
            <text:p>3.87</text:p>
          </table:table-cell>
          <table:table-cell table:style-name="ce9" office:value-type="float" office:value="3.63393" calcext:value-type="float">
            <text:p>3.63</text:p>
          </table:table-cell>
          <table:table-cell table:style-name="ce9" office:value-type="float" office:value="59.6938" calcext:value-type="float">
            <text:p>59.69</text:p>
          </table:table-cell>
          <table:table-cell table:style-name="ce9" office:value-type="float" office:value="19.2349" calcext:value-type="float">
            <text:p>19.23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9" office:value-type="float" office:value="2.98593" calcext:value-type="float">
            <text:p>2.99</text:p>
          </table:table-cell>
          <table:table-cell table:style-name="ce9" office:value-type="float" office:value="0.769184" calcext:value-type="float">
            <text:p>0.77</text:p>
          </table:table-cell>
          <table:table-cell table:style-name="ce9" office:value-type="float" office:value="0.37053" calcext:value-type="float">
            <text:p>0.37</text:p>
          </table:table-cell>
          <table:table-cell table:style-name="ce9" office:value-type="float" office:value="1.08636" calcext:value-type="float">
            <text:p>1.09</text:p>
          </table:table-cell>
          <table:table-cell table:style-name="ce9" office:value-type="float" office:value="22.7274" calcext:value-type="float">
            <text:p>22.73</text:p>
          </table:table-cell>
          <table:table-cell table:style-name="ce9" office:value-type="float" office:value="2.38943" calcext:value-type="float">
            <text:p>2.39</text:p>
          </table:table-cell>
          <table:table-cell table:style-name="ce9" office:value-type="float" office:value="30.3289" calcext:value-type="float">
            <text:p>30.33</text:p>
          </table:table-cell>
          <table:table-cell table:style-name="ce9" office:value-type="float" office:value="9.84519" calcext:value-type="float">
            <text:p>9.85</text:p>
          </table:table-cell>
          <table:table-cell table:style-name="ce9" office:value-type="float" office:value="2.53615" calcext:value-type="float">
            <text:p>2.54</text:p>
          </table:table-cell>
          <table:table-cell table:style-name="ce9" office:value-type="float" office:value="1.22171" calcext:value-type="float">
            <text:p>1.22</text:p>
          </table:table-cell>
          <table:table-cell table:style-name="ce9" office:value-type="float" office:value="3.58194" calcext:value-type="float">
            <text:p>3.58</text:p>
          </table:table-cell>
          <table:table-cell table:style-name="ce9" office:value-type="float" office:value="74.9366" calcext:value-type="float">
            <text:p>74.94</text:p>
          </table:table-cell>
          <table:table-cell table:style-name="ce9" office:value-type="float" office:value="7.87841" calcext:value-type="float">
            <text:p>7.88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9" office:value-type="float" office:value="1.93492" calcext:value-type="float">
            <text:p>1.93</text:p>
          </table:table-cell>
          <table:table-cell table:style-name="ce9" office:value-type="float" office:value="3.22118" calcext:value-type="float">
            <text:p>3.22</text:p>
          </table:table-cell>
          <table:table-cell table:style-name="ce9" office:value-type="float" office:value="2.33649" calcext:value-type="float">
            <text:p>2.34</text:p>
          </table:table-cell>
          <table:table-cell table:style-name="ce9" office:value-type="float" office:value="0.880908" calcext:value-type="float">
            <text:p>0.88</text:p>
          </table:table-cell>
          <table:table-cell table:style-name="ce9" office:value-type="float" office:value="11.8899" calcext:value-type="float">
            <text:p>11.89</text:p>
          </table:table-cell>
          <table:table-cell table:style-name="ce9" office:value-type="float" office:value="3.6446" calcext:value-type="float">
            <text:p>3.64</text:p>
          </table:table-cell>
          <table:table-cell table:style-name="ce9" office:value-type="float" office:value="23.908" calcext:value-type="float">
            <text:p>23.91</text:p>
          </table:table-cell>
          <table:table-cell table:style-name="ce9" office:value-type="float" office:value="8.09319" calcext:value-type="float">
            <text:p>8.09</text:p>
          </table:table-cell>
          <table:table-cell table:style-name="ce9" office:value-type="float" office:value="13.4733" calcext:value-type="float">
            <text:p>13.47</text:p>
          </table:table-cell>
          <table:table-cell table:style-name="ce9" office:value-type="float" office:value="9.77283" calcext:value-type="float">
            <text:p>9.77</text:p>
          </table:table-cell>
          <table:table-cell table:style-name="ce9" office:value-type="float" office:value="3.68458" calcext:value-type="float">
            <text:p>3.68</text:p>
          </table:table-cell>
          <table:table-cell table:style-name="ce9" office:value-type="float" office:value="49.7318" calcext:value-type="float">
            <text:p>49.73</text:p>
          </table:table-cell>
          <table:table-cell table:style-name="ce9" office:value-type="float" office:value="15.2443" calcext:value-type="float">
            <text:p>15.24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9" office:value-type="float" office:value="1.63542" calcext:value-type="float">
            <text:p>1.64</text:p>
          </table:table-cell>
          <table:table-cell table:style-name="ce9" office:value-type="float" office:value="2.56758" calcext:value-type="float">
            <text:p>2.57</text:p>
          </table:table-cell>
          <table:table-cell table:style-name="ce9" office:value-type="float" office:value="1.78025" calcext:value-type="float">
            <text:p>1.78</text:p>
          </table:table-cell>
          <table:table-cell table:style-name="ce9" office:value-type="float" office:value="0.903845" calcext:value-type="float">
            <text:p>0.90</text:p>
          </table:table-cell>
          <table:table-cell table:style-name="ce9" office:value-type="float" office:value="10.8131" calcext:value-type="float">
            <text:p>10.81</text:p>
          </table:table-cell>
          <table:table-cell table:style-name="ce9" office:value-type="float" office:value="5.17659" calcext:value-type="float">
            <text:p>5.18</text:p>
          </table:table-cell>
          <table:table-cell table:style-name="ce9" office:value-type="float" office:value="22.8768" calcext:value-type="float">
            <text:p>22.88</text:p>
          </table:table-cell>
          <table:table-cell table:style-name="ce9" office:value-type="float" office:value="7.14883" calcext:value-type="float">
            <text:p>7.15</text:p>
          </table:table-cell>
          <table:table-cell table:style-name="ce9" office:value-type="float" office:value="11.2235" calcext:value-type="float">
            <text:p>11.22</text:p>
          </table:table-cell>
          <table:table-cell table:style-name="ce9" office:value-type="float" office:value="7.78193" calcext:value-type="float">
            <text:p>7.78</text:p>
          </table:table-cell>
          <table:table-cell table:style-name="ce9" office:value-type="float" office:value="3.95093" calcext:value-type="float">
            <text:p>3.95</text:p>
          </table:table-cell>
          <table:table-cell table:style-name="ce9" office:value-type="float" office:value="47.2666" calcext:value-type="float">
            <text:p>47.27</text:p>
          </table:table-cell>
          <table:table-cell table:style-name="ce9" office:value-type="float" office:value="22.6282" calcext:value-type="float">
            <text:p>22.63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9" office:value-type="float" office:value="1.82283" calcext:value-type="float">
            <text:p>1.82</text:p>
          </table:table-cell>
          <table:table-cell table:style-name="ce9" office:value-type="float" office:value="2.92993" calcext:value-type="float">
            <text:p>2.93</text:p>
          </table:table-cell>
          <table:table-cell table:style-name="ce9" office:value-type="float" office:value="2.01563" calcext:value-type="float">
            <text:p>2.02</text:p>
          </table:table-cell>
          <table:table-cell table:style-name="ce9" office:value-type="float" office:value="1.7763" calcext:value-type="float">
            <text:p>1.78</text:p>
          </table:table-cell>
          <table:table-cell table:style-name="ce9" office:value-type="float" office:value="10.553" calcext:value-type="float">
            <text:p>10.55</text:p>
          </table:table-cell>
          <table:table-cell table:style-name="ce9" office:value-type="float" office:value="4.90228" calcext:value-type="float">
            <text:p>4.90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7.59511" calcext:value-type="float">
            <text:p>7.60</text:p>
          </table:table-cell>
          <table:table-cell table:style-name="ce9" office:value-type="float" office:value="12.208" calcext:value-type="float">
            <text:p>12.21</text:p>
          </table:table-cell>
          <table:table-cell table:style-name="ce9" office:value-type="float" office:value="8.39846" calcext:value-type="float">
            <text:p>8.40</text:p>
          </table:table-cell>
          <table:table-cell table:style-name="ce9" office:value-type="float" office:value="7.40126" calcext:value-type="float">
            <text:p>7.40</text:p>
          </table:table-cell>
          <table:table-cell table:style-name="ce9" office:value-type="float" office:value="43.971" calcext:value-type="float">
            <text:p>43.97</text:p>
          </table:table-cell>
          <table:table-cell table:style-name="ce9" office:value-type="float" office:value="20.4262" calcext:value-type="float">
            <text:p>20.43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9" office:value-type="float" office:value="2.34264" calcext:value-type="float">
            <text:p>2.34</text:p>
          </table:table-cell>
          <table:table-cell table:style-name="ce9" office:value-type="float" office:value="2.86509" calcext:value-type="float">
            <text:p>2.87</text:p>
          </table:table-cell>
          <table:table-cell table:style-name="ce9" office:value-type="float" office:value="1.6878" calcext:value-type="float">
            <text:p>1.69</text:p>
          </table:table-cell>
          <table:table-cell table:style-name="ce9" office:value-type="float" office:value="0.736796" calcext:value-type="float">
            <text:p>0.74</text:p>
          </table:table-cell>
          <table:table-cell table:style-name="ce9" office:value-type="float" office:value="11.6105" calcext:value-type="float">
            <text:p>11.61</text:p>
          </table:table-cell>
          <table:table-cell table:style-name="ce9" office:value-type="float" office:value="0.498044" calcext:value-type="float">
            <text:p>0.50</text:p>
          </table:table-cell>
          <table:table-cell table:style-name="ce9" office:value-type="float" office:value="19.7409" calcext:value-type="float">
            <text:p>19.74</text:p>
          </table:table-cell>
          <table:table-cell table:style-name="ce9" office:value-type="float" office:value="11.867" calcext:value-type="float">
            <text:p>11.87</text:p>
          </table:table-cell>
          <table:table-cell table:style-name="ce9" office:value-type="float" office:value="14.5135" calcext:value-type="float">
            <text:p>14.51</text:p>
          </table:table-cell>
          <table:table-cell table:style-name="ce9" office:value-type="float" office:value="8.54976" calcext:value-type="float">
            <text:p>8.55</text:p>
          </table:table-cell>
          <table:table-cell table:style-name="ce9" office:value-type="float" office:value="3.73234" calcext:value-type="float">
            <text:p>3.73</text:p>
          </table:table-cell>
          <table:table-cell table:style-name="ce9" office:value-type="float" office:value="58.8146" calcext:value-type="float">
            <text:p>58.81</text:p>
          </table:table-cell>
          <table:table-cell table:style-name="ce9" office:value-type="float" office:value="2.52291" calcext:value-type="float">
            <text:p>2.52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9" office:value-type="float" office:value="1.49287" calcext:value-type="float">
            <text:p>1.49</text:p>
          </table:table-cell>
          <table:table-cell table:style-name="ce9" office:value-type="float" office:value="3.34491" calcext:value-type="float">
            <text:p>3.34</text:p>
          </table:table-cell>
          <table:table-cell table:style-name="ce9" office:value-type="float" office:value="1.76458" calcext:value-type="float">
            <text:p>1.76</text:p>
          </table:table-cell>
          <table:table-cell table:style-name="ce9" office:value-type="float" office:value="0.738373" calcext:value-type="float">
            <text:p>0.74</text:p>
          </table:table-cell>
          <table:table-cell table:style-name="ce9" office:value-type="float" office:value="4.57084" calcext:value-type="float">
            <text:p>4.57</text:p>
          </table:table-cell>
          <table:table-cell table:style-name="ce9" office:value-type="float" office:value="4.51625" calcext:value-type="float">
            <text:p>4.52</text:p>
          </table:table-cell>
          <table:table-cell table:style-name="ce9" office:value-type="float" office:value="16.4278" calcext:value-type="float">
            <text:p>16.43</text:p>
          </table:table-cell>
          <table:table-cell table:style-name="ce9" office:value-type="float" office:value="9.08744" calcext:value-type="float">
            <text:p>9.09</text:p>
          </table:table-cell>
          <table:table-cell table:style-name="ce9" office:value-type="float" office:value="20.3612" calcext:value-type="float">
            <text:p>20.36</text:p>
          </table:table-cell>
          <table:table-cell table:style-name="ce9" office:value-type="float" office:value="10.7414" calcext:value-type="float">
            <text:p>10.74</text:p>
          </table:table-cell>
          <table:table-cell table:style-name="ce9" office:value-type="float" office:value="4.49465" calcext:value-type="float">
            <text:p>4.49</text:p>
          </table:table-cell>
          <table:table-cell table:style-name="ce9" office:value-type="float" office:value="27.8238" calcext:value-type="float">
            <text:p>27.82</text:p>
          </table:table-cell>
          <table:table-cell table:style-name="ce9" office:value-type="float" office:value="27.4915" calcext:value-type="float">
            <text:p>27.49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9" office:value-type="float" office:value="2.82552" calcext:value-type="float">
            <text:p>2.83</text:p>
          </table:table-cell>
          <table:table-cell table:style-name="ce9" office:value-type="float" office:value="3.02961" calcext:value-type="float">
            <text:p>3.03</text:p>
          </table:table-cell>
          <table:table-cell table:style-name="ce9" office:value-type="float" office:value="0.725764" calcext:value-type="float">
            <text:p>0.73</text:p>
          </table:table-cell>
          <table:table-cell table:style-name="ce9" office:value-type="float" office:value="0.94532" calcext:value-type="float">
            <text:p>0.95</text:p>
          </table:table-cell>
          <table:table-cell table:style-name="ce9" office:value-type="float" office:value="13.4149" calcext:value-type="float">
            <text:p>13.41</text:p>
          </table:table-cell>
          <table:table-cell table:style-name="ce9" office:value-type="float" office:value="3.05893" calcext:value-type="float">
            <text:p>3.06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11.773" calcext:value-type="float">
            <text:p>11.77</text:p>
          </table:table-cell>
          <table:table-cell table:style-name="ce9" office:value-type="float" office:value="12.6234" calcext:value-type="float">
            <text:p>12.62</text:p>
          </table:table-cell>
          <table:table-cell table:style-name="ce9" office:value-type="float" office:value="3.02402" calcext:value-type="float">
            <text:p>3.02</text:p>
          </table:table-cell>
          <table:table-cell table:style-name="ce9" office:value-type="float" office:value="3.93883" calcext:value-type="float">
            <text:p>3.94</text:p>
          </table:table-cell>
          <table:table-cell table:style-name="ce9" office:value-type="float" office:value="55.8953" calcext:value-type="float">
            <text:p>55.90</text:p>
          </table:table-cell>
          <table:table-cell table:style-name="ce9" office:value-type="float" office:value="12.7455" calcext:value-type="float">
            <text:p>12.75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9" office:value-type="float" office:value="2.15235" calcext:value-type="float">
            <text:p>2.15</text:p>
          </table:table-cell>
          <table:table-cell table:style-name="ce9" office:value-type="float" office:value="4.4883" calcext:value-type="float">
            <text:p>4.49</text:p>
          </table:table-cell>
          <table:table-cell table:style-name="ce9" office:value-type="float" office:value="1.54685" calcext:value-type="float">
            <text:p>1.55</text:p>
          </table:table-cell>
          <table:table-cell table:style-name="ce9" office:value-type="float" office:value="0.899692" calcext:value-type="float">
            <text:p>0.90</text:p>
          </table:table-cell>
          <table:table-cell table:style-name="ce9" office:value-type="float" office:value="3.03511" calcext:value-type="float">
            <text:p>3.04</text:p>
          </table:table-cell>
          <table:table-cell table:style-name="ce9" office:value-type="float" office:value="3.49025" calcext:value-type="float">
            <text:p>3.49</text:p>
          </table:table-cell>
          <table:table-cell table:style-name="ce9" office:value-type="float" office:value="15.6125" calcext:value-type="float">
            <text:p>15.61</text:p>
          </table:table-cell>
          <table:table-cell table:style-name="ce9" office:value-type="float" office:value="13.786" calcext:value-type="float">
            <text:p>13.79</text:p>
          </table:table-cell>
          <table:table-cell table:style-name="ce9" office:value-type="float" office:value="28.748" calcext:value-type="float">
            <text:p>28.75</text:p>
          </table:table-cell>
          <table:table-cell table:style-name="ce9" office:value-type="float" office:value="9.90776" calcext:value-type="float">
            <text:p>9.91</text:p>
          </table:table-cell>
          <table:table-cell table:style-name="ce9" office:value-type="float" office:value="5.76262" calcext:value-type="float">
            <text:p>5.76</text:p>
          </table:table-cell>
          <table:table-cell table:style-name="ce9" office:value-type="float" office:value="19.4402" calcext:value-type="float">
            <text:p>19.44</text:p>
          </table:table-cell>
          <table:table-cell table:style-name="ce9" office:value-type="float" office:value="22.3554" calcext:value-type="float">
            <text:p>22.36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9" office:value-type="float" office:value="2.02117" calcext:value-type="float">
            <text:p>2.02</text:p>
          </table:table-cell>
          <table:table-cell table:style-name="ce9" office:value-type="float" office:value="2.99514" calcext:value-type="float">
            <text:p>3.00</text:p>
          </table:table-cell>
          <table:table-cell table:style-name="ce9" office:value-type="float" office:value="1.44433" calcext:value-type="float">
            <text:p>1.44</text:p>
          </table:table-cell>
          <table:table-cell table:style-name="ce9" office:value-type="float" office:value="0.77699" calcext:value-type="float">
            <text:p>0.78</text:p>
          </table:table-cell>
          <table:table-cell table:style-name="ce9" office:value-type="float" office:value="17.6696" calcext:value-type="float">
            <text:p>17.67</text:p>
          </table:table-cell>
          <table:table-cell table:style-name="ce9" office:value-type="float" office:value="7.09275" calcext:value-type="float">
            <text:p>7.09</text:p>
          </table:table-cell>
          <table:table-cell table:style-name="ce9" office:value-type="float" office:value="32" calcext:value-type="float">
            <text:p>32.00</text:p>
          </table:table-cell>
          <table:table-cell table:style-name="ce9" office:value-type="float" office:value="6.31615" calcext:value-type="float">
            <text:p>6.32</text:p>
          </table:table-cell>
          <table:table-cell table:style-name="ce9" office:value-type="float" office:value="9.35981" calcext:value-type="float">
            <text:p>9.36</text:p>
          </table:table-cell>
          <table:table-cell table:style-name="ce9" office:value-type="float" office:value="4.51353" calcext:value-type="float">
            <text:p>4.51</text:p>
          </table:table-cell>
          <table:table-cell table:style-name="ce9" office:value-type="float" office:value="2.42809" calcext:value-type="float">
            <text:p>2.43</text:p>
          </table:table-cell>
          <table:table-cell table:style-name="ce9" office:value-type="float" office:value="55.2176" calcext:value-type="float">
            <text:p>55.22</text:p>
          </table:table-cell>
          <table:table-cell table:style-name="ce9" office:value-type="float" office:value="22.1648" calcext:value-type="float">
            <text:p>22.16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9" office:value-type="float" office:value="0.782047" calcext:value-type="float">
            <text:p>0.78</text:p>
          </table:table-cell>
          <table:table-cell table:style-name="ce9" office:value-type="float" office:value="3.72487" calcext:value-type="float">
            <text:p>3.72</text:p>
          </table:table-cell>
          <table:table-cell table:style-name="ce9" office:value-type="float" office:value="2.26561" calcext:value-type="float">
            <text:p>2.27</text:p>
          </table:table-cell>
          <table:table-cell table:style-name="ce9" office:value-type="float" office:value="0.46486" calcext:value-type="float">
            <text:p>0.46</text:p>
          </table:table-cell>
          <table:table-cell table:style-name="ce9" office:value-type="float" office:value="11.9045" calcext:value-type="float">
            <text:p>11.90</text:p>
          </table:table-cell>
          <table:table-cell table:style-name="ce9" office:value-type="float" office:value="4.75013" calcext:value-type="float">
            <text:p>4.75</text:p>
          </table:table-cell>
          <table:table-cell table:style-name="ce9" office:value-type="float" office:value="23.892" calcext:value-type="float">
            <text:p>23.89</text:p>
          </table:table-cell>
          <table:table-cell table:style-name="ce9" office:value-type="float" office:value="3.27325" calcext:value-type="float">
            <text:p>3.27</text:p>
          </table:table-cell>
          <table:table-cell table:style-name="ce9" office:value-type="float" office:value="15.5904" calcext:value-type="float">
            <text:p>15.59</text:p>
          </table:table-cell>
          <table:table-cell table:style-name="ce9" office:value-type="float" office:value="9.48269" calcext:value-type="float">
            <text:p>9.48</text:p>
          </table:table-cell>
          <table:table-cell table:style-name="ce9" office:value-type="float" office:value="1.94567" calcext:value-type="float">
            <text:p>1.95</text:p>
          </table:table-cell>
          <table:table-cell table:style-name="ce9" office:value-type="float" office:value="49.8263" calcext:value-type="float">
            <text:p>49.83</text:p>
          </table:table-cell>
          <table:table-cell table:style-name="ce9" office:value-type="float" office:value="19.8817" calcext:value-type="float">
            <text:p>19.88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9" office:value-type="float" office:value="2.17745" calcext:value-type="float">
            <text:p>2.18</text:p>
          </table:table-cell>
          <table:table-cell table:style-name="ce9" office:value-type="float" office:value="4.04795" calcext:value-type="float">
            <text:p>4.05</text:p>
          </table:table-cell>
          <table:table-cell table:style-name="ce9" office:value-type="float" office:value="1.95751" calcext:value-type="float">
            <text:p>1.96</text:p>
          </table:table-cell>
          <table:table-cell table:style-name="ce9" office:value-type="float" office:value="1.27856" calcext:value-type="float">
            <text:p>1.28</text:p>
          </table:table-cell>
          <table:table-cell table:style-name="ce9" office:value-type="float" office:value="14.6235" calcext:value-type="float">
            <text:p>14.62</text:p>
          </table:table-cell>
          <table:table-cell table:style-name="ce9" office:value-type="float" office:value="3.21533" calcext:value-type="float">
            <text:p>3.22</text:p>
          </table:table-cell>
          <table:table-cell table:style-name="ce9" office:value-type="float" office:value="27.3003" calcext:value-type="float">
            <text:p>27.30</text:p>
          </table:table-cell>
          <table:table-cell table:style-name="ce9" office:value-type="float" office:value="7.97593" calcext:value-type="float">
            <text:p>7.98</text:p>
          </table:table-cell>
          <table:table-cell table:style-name="ce9" office:value-type="float" office:value="14.8275" calcext:value-type="float">
            <text:p>14.83</text:p>
          </table:table-cell>
          <table:table-cell table:style-name="ce9" office:value-type="float" office:value="7.17027" calcext:value-type="float">
            <text:p>7.17</text:p>
          </table:table-cell>
          <table:table-cell table:style-name="ce9" office:value-type="float" office:value="4.68332" calcext:value-type="float">
            <text:p>4.68</text:p>
          </table:table-cell>
          <table:table-cell table:style-name="ce9" office:value-type="float" office:value="53.5654" calcext:value-type="float">
            <text:p>53.57</text:p>
          </table:table-cell>
          <table:table-cell table:style-name="ce9" office:value-type="float" office:value="11.7776" calcext:value-type="float">
            <text:p>11.78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9" office:value-type="float" office:value="4.07476" calcext:value-type="float">
            <text:p>4.07</text:p>
          </table:table-cell>
          <table:table-cell table:style-name="ce9" office:value-type="float" office:value="1.11281" calcext:value-type="float">
            <text:p>1.11</text:p>
          </table:table-cell>
          <table:table-cell table:style-name="ce9" office:value-type="float" office:value="1.11069" calcext:value-type="float">
            <text:p>1.11</text:p>
          </table:table-cell>
          <table:table-cell table:style-name="ce9" office:value-type="float" office:value="0.933452" calcext:value-type="float">
            <text:p>0.93</text:p>
          </table:table-cell>
          <table:table-cell table:style-name="ce9" office:value-type="float" office:value="29.7934" calcext:value-type="float">
            <text:p>29.79</text:p>
          </table:table-cell>
          <table:table-cell table:style-name="ce9" office:value-type="float" office:value="2.33088" calcext:value-type="float">
            <text:p>2.33</text:p>
          </table:table-cell>
          <table:table-cell table:style-name="ce9" office:value-type="float" office:value="39.356" calcext:value-type="float">
            <text:p>39.36</text:p>
          </table:table-cell>
          <table:table-cell table:style-name="ce9" office:value-type="float" office:value="10.3536" calcext:value-type="float">
            <text:p>10.35</text:p>
          </table:table-cell>
          <table:table-cell table:style-name="ce9" office:value-type="float" office:value="2.82754" calcext:value-type="float">
            <text:p>2.83</text:p>
          </table:table-cell>
          <table:table-cell table:style-name="ce9" office:value-type="float" office:value="2.82216" calcext:value-type="float">
            <text:p>2.82</text:p>
          </table:table-cell>
          <table:table-cell table:style-name="ce9" office:value-type="float" office:value="2.37182" calcext:value-type="float">
            <text:p>2.37</text:p>
          </table:table-cell>
          <table:table-cell table:style-name="ce9" office:value-type="float" office:value="75.7024" calcext:value-type="float">
            <text:p>75.70</text:p>
          </table:table-cell>
          <table:table-cell table:style-name="ce9" office:value-type="float" office:value="5.92255" calcext:value-type="float">
            <text:p>5.92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9" office:value-type="float" office:value="3.77298" calcext:value-type="float">
            <text:p>3.77</text:p>
          </table:table-cell>
          <table:table-cell table:style-name="ce9" office:value-type="float" office:value="1.08676" calcext:value-type="float">
            <text:p>1.09</text:p>
          </table:table-cell>
          <table:table-cell table:style-name="ce9" office:value-type="float" office:value="0.986122" calcext:value-type="float">
            <text:p>0.99</text:p>
          </table:table-cell>
          <table:table-cell table:style-name="ce9" office:value-type="float" office:value="1.94699" calcext:value-type="float">
            <text:p>1.95</text:p>
          </table:table-cell>
          <table:table-cell table:style-name="ce9" office:value-type="float" office:value="21.838" calcext:value-type="float">
            <text:p>21.84</text:p>
          </table:table-cell>
          <table:table-cell table:style-name="ce9" office:value-type="float" office:value="1.59421" calcext:value-type="float">
            <text:p>1.59</text:p>
          </table:table-cell>
          <table:table-cell table:style-name="ce9" office:value-type="float" office:value="31.225" calcext:value-type="float">
            <text:p>31.23</text:p>
          </table:table-cell>
          <table:table-cell table:style-name="ce9" office:value-type="float" office:value="12.0832" calcext:value-type="float">
            <text:p>12.08</text:p>
          </table:table-cell>
          <table:table-cell table:style-name="ce9" office:value-type="float" office:value="3.48042" calcext:value-type="float">
            <text:p>3.48</text:p>
          </table:table-cell>
          <table:table-cell table:style-name="ce9" office:value-type="float" office:value="3.15811" calcext:value-type="float">
            <text:p>3.16</text:p>
          </table:table-cell>
          <table:table-cell table:style-name="ce9" office:value-type="float" office:value="6.23535" calcext:value-type="float">
            <text:p>6.24</text:p>
          </table:table-cell>
          <table:table-cell table:style-name="ce9" office:value-type="float" office:value="69.9374" calcext:value-type="float">
            <text:p>69.94</text:p>
          </table:table-cell>
          <table:table-cell table:style-name="ce9" office:value-type="float" office:value="5.10556" calcext:value-type="float">
            <text:p>5.11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9" office:value-type="float" office:value="5.35252" calcext:value-type="float">
            <text:p>5.35</text:p>
          </table:table-cell>
          <table:table-cell table:style-name="ce9" office:value-type="float" office:value="1.30354" calcext:value-type="float">
            <text:p>1.30</text:p>
          </table:table-cell>
          <table:table-cell table:style-name="ce9" office:value-type="float" office:value="0.788779" calcext:value-type="float">
            <text:p>0.79</text:p>
          </table:table-cell>
          <table:table-cell table:style-name="ce9" office:value-type="float" office:value="1.56757" calcext:value-type="float">
            <text:p>1.57</text:p>
          </table:table-cell>
          <table:table-cell table:style-name="ce9" office:value-type="float" office:value="39.7828" calcext:value-type="float">
            <text:p>39.78</text:p>
          </table:table-cell>
          <table:table-cell table:style-name="ce9" office:value-type="float" office:value="6.23591" calcext:value-type="float">
            <text:p>6.24</text:p>
          </table:table-cell>
          <table:table-cell table:style-name="ce9" office:value-type="float" office:value="55.0312" calcext:value-type="float">
            <text:p>55.03</text:p>
          </table:table-cell>
          <table:table-cell table:style-name="ce9" office:value-type="float" office:value="9.72634" calcext:value-type="float">
            <text:p>9.73</text:p>
          </table:table-cell>
          <table:table-cell table:style-name="ce9" office:value-type="float" office:value="2.36873" calcext:value-type="float">
            <text:p>2.37</text:p>
          </table:table-cell>
          <table:table-cell table:style-name="ce9" office:value-type="float" office:value="1.43333" calcext:value-type="float">
            <text:p>1.43</text:p>
          </table:table-cell>
          <table:table-cell table:style-name="ce9" office:value-type="float" office:value="2.84851" calcext:value-type="float">
            <text:p>2.85</text:p>
          </table:table-cell>
          <table:table-cell table:style-name="ce9" office:value-type="float" office:value="72.2915" calcext:value-type="float">
            <text:p>72.29</text:p>
          </table:table-cell>
          <table:table-cell table:style-name="ce9" office:value-type="float" office:value="11.3316" calcext:value-type="float">
            <text:p>11.33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9" office:value-type="float" office:value="3.52483" calcext:value-type="float">
            <text:p>3.52</text:p>
          </table:table-cell>
          <table:table-cell table:style-name="ce9" office:value-type="float" office:value="1.64123" calcext:value-type="float">
            <text:p>1.64</text:p>
          </table:table-cell>
          <table:table-cell table:style-name="ce9" office:value-type="float" office:value="1.33212" calcext:value-type="float">
            <text:p>1.33</text:p>
          </table:table-cell>
          <table:table-cell table:style-name="ce9" office:value-type="float" office:value="1.24516" calcext:value-type="float">
            <text:p>1.25</text:p>
          </table:table-cell>
          <table:table-cell table:style-name="ce9" office:value-type="float" office:value="8.33156" calcext:value-type="float">
            <text:p>8.33</text:p>
          </table:table-cell>
          <table:table-cell table:style-name="ce9" office:value-type="float" office:value="7.92511" calcext:value-type="float">
            <text:p>7.93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14.6868" calcext:value-type="float">
            <text:p>14.69</text:p>
          </table:table-cell>
          <table:table-cell table:style-name="ce9" office:value-type="float" office:value="6.83845" calcext:value-type="float">
            <text:p>6.84</text:p>
          </table:table-cell>
          <table:table-cell table:style-name="ce9" office:value-type="float" office:value="5.55048" calcext:value-type="float">
            <text:p>5.55</text:p>
          </table:table-cell>
          <table:table-cell table:style-name="ce9" office:value-type="float" office:value="5.18815" calcext:value-type="float">
            <text:p>5.19</text:p>
          </table:table-cell>
          <table:table-cell table:style-name="ce9" office:value-type="float" office:value="34.7148" calcext:value-type="float">
            <text:p>34.71</text:p>
          </table:table-cell>
          <table:table-cell table:style-name="ce9" office:value-type="float" office:value="33.0213" calcext:value-type="float">
            <text:p>33.02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9" office:value-type="float" office:value="3.02501" calcext:value-type="float">
            <text:p>3.03</text:p>
          </table:table-cell>
          <table:table-cell table:style-name="ce9" office:value-type="float" office:value="1.21013" calcext:value-type="float">
            <text:p>1.21</text:p>
          </table:table-cell>
          <table:table-cell table:style-name="ce9" office:value-type="float" office:value="0.983481" calcext:value-type="float">
            <text:p>0.98</text:p>
          </table:table-cell>
          <table:table-cell table:style-name="ce9" office:value-type="float" office:value="1.84896" calcext:value-type="float">
            <text:p>1.85</text:p>
          </table:table-cell>
          <table:table-cell table:style-name="ce9" office:value-type="float" office:value="12.7329" calcext:value-type="float">
            <text:p>12.73</text:p>
          </table:table-cell>
          <table:table-cell table:style-name="ce9" office:value-type="float" office:value="4.19954" calcext:value-type="float">
            <text:p>4.20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12.6042" calcext:value-type="float">
            <text:p>12.60</text:p>
          </table:table-cell>
          <table:table-cell table:style-name="ce9" office:value-type="float" office:value="5.04222" calcext:value-type="float">
            <text:p>5.04</text:p>
          </table:table-cell>
          <table:table-cell table:style-name="ce9" office:value-type="float" office:value="4.09784" calcext:value-type="float">
            <text:p>4.10</text:p>
          </table:table-cell>
          <table:table-cell table:style-name="ce9" office:value-type="float" office:value="7.704" calcext:value-type="float">
            <text:p>7.70</text:p>
          </table:table-cell>
          <table:table-cell table:style-name="ce9" office:value-type="float" office:value="53.0537" calcext:value-type="float">
            <text:p>53.05</text:p>
          </table:table-cell>
          <table:table-cell table:style-name="ce9" office:value-type="float" office:value="17.4981" calcext:value-type="float">
            <text:p>17.50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9" office:value-type="float" office:value="3.3031" calcext:value-type="float">
            <text:p>3.30</text:p>
          </table:table-cell>
          <table:table-cell table:style-name="ce9" office:value-type="float" office:value="2.2929" calcext:value-type="float">
            <text:p>2.29</text:p>
          </table:table-cell>
          <table:table-cell table:style-name="ce9" office:value-type="float" office:value="1.39444" calcext:value-type="float">
            <text:p>1.39</text:p>
          </table:table-cell>
          <table:table-cell table:style-name="ce9" office:value-type="float" office:value="0.732765" calcext:value-type="float">
            <text:p>0.73</text:p>
          </table:table-cell>
          <table:table-cell table:style-name="ce9" office:value-type="float" office:value="17.7722" calcext:value-type="float">
            <text:p>17.77</text:p>
          </table:table-cell>
          <table:table-cell table:style-name="ce9" office:value-type="float" office:value="3.91607" calcext:value-type="float">
            <text:p>3.92</text:p>
          </table:table-cell>
          <table:table-cell table:style-name="ce9" office:value-type="float" office:value="29.4115" calcext:value-type="float">
            <text:p>29.41</text:p>
          </table:table-cell>
          <table:table-cell table:style-name="ce9" office:value-type="float" office:value="11.2307" calcext:value-type="float">
            <text:p>11.23</text:p>
          </table:table-cell>
          <table:table-cell table:style-name="ce9" office:value-type="float" office:value="7.79595" calcext:value-type="float">
            <text:p>7.80</text:p>
          </table:table-cell>
          <table:table-cell table:style-name="ce9" office:value-type="float" office:value="4.74114" calcext:value-type="float">
            <text:p>4.74</text:p>
          </table:table-cell>
          <table:table-cell table:style-name="ce9" office:value-type="float" office:value="2.49143" calcext:value-type="float">
            <text:p>2.49</text:p>
          </table:table-cell>
          <table:table-cell table:style-name="ce9" office:value-type="float" office:value="60.426" calcext:value-type="float">
            <text:p>60.43</text:p>
          </table:table-cell>
          <table:table-cell table:style-name="ce9" office:value-type="float" office:value="13.3148" calcext:value-type="float">
            <text:p>13.31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9" office:value-type="float" office:value="3.39793" calcext:value-type="float">
            <text:p>3.40</text:p>
          </table:table-cell>
          <table:table-cell table:style-name="ce9" office:value-type="float" office:value="2.08571" calcext:value-type="float">
            <text:p>2.09</text:p>
          </table:table-cell>
          <table:table-cell table:style-name="ce9" office:value-type="float" office:value="0.914543" calcext:value-type="float">
            <text:p>0.91</text:p>
          </table:table-cell>
          <table:table-cell table:style-name="ce9" office:value-type="float" office:value="1.17741" calcext:value-type="float">
            <text:p>1.18</text:p>
          </table:table-cell>
          <table:table-cell table:style-name="ce9" office:value-type="float" office:value="9.27589" calcext:value-type="float">
            <text:p>9.28</text:p>
          </table:table-cell>
          <table:table-cell table:style-name="ce9" office:value-type="float" office:value="2.49872" calcext:value-type="float">
            <text:p>2.50</text:p>
          </table:table-cell>
          <table:table-cell table:style-name="ce9" office:value-type="float" office:value="19.3502" calcext:value-type="float">
            <text:p>19.35</text:p>
          </table:table-cell>
          <table:table-cell table:style-name="ce9" office:value-type="float" office:value="17.5602" calcext:value-type="float">
            <text:p>17.56</text:p>
          </table:table-cell>
          <table:table-cell table:style-name="ce9" office:value-type="float" office:value="10.7787" calcext:value-type="float">
            <text:p>10.78</text:p>
          </table:table-cell>
          <table:table-cell table:style-name="ce9" office:value-type="float" office:value="4.72627" calcext:value-type="float">
            <text:p>4.73</text:p>
          </table:table-cell>
          <table:table-cell table:style-name="ce9" office:value-type="float" office:value="6.08475" calcext:value-type="float">
            <text:p>6.08</text:p>
          </table:table-cell>
          <table:table-cell table:style-name="ce9" office:value-type="float" office:value="47.9369" calcext:value-type="float">
            <text:p>47.94</text:p>
          </table:table-cell>
          <table:table-cell table:style-name="ce9" office:value-type="float" office:value="12.9131" calcext:value-type="float">
            <text:p>12.91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9" office:value-type="float" office:value="2.9773" calcext:value-type="float">
            <text:p>2.98</text:p>
          </table:table-cell>
          <table:table-cell table:style-name="ce9" office:value-type="float" office:value="3.03351" calcext:value-type="float">
            <text:p>3.03</text:p>
          </table:table-cell>
          <table:table-cell table:style-name="ce9" office:value-type="float" office:value="2.04613" calcext:value-type="float">
            <text:p>2.05</text:p>
          </table:table-cell>
          <table:table-cell table:style-name="ce9" office:value-type="float" office:value="0.943166" calcext:value-type="float">
            <text:p>0.94</text:p>
          </table:table-cell>
          <table:table-cell table:style-name="ce9" office:value-type="float" office:value="15.891" calcext:value-type="float">
            <text:p>15.89</text:p>
          </table:table-cell>
          <table:table-cell table:style-name="ce9" office:value-type="float" office:value="0.72951" calcext:value-type="float">
            <text:p>0.73</text:p>
          </table:table-cell>
          <table:table-cell table:style-name="ce9" office:value-type="float" office:value="25.6206" calcext:value-type="float">
            <text:p>25.62</text:p>
          </table:table-cell>
          <table:table-cell table:style-name="ce9" office:value-type="float" office:value="11.6207" calcext:value-type="float">
            <text:p>11.62</text:p>
          </table:table-cell>
          <table:table-cell table:style-name="ce9" office:value-type="float" office:value="11.8401" calcext:value-type="float">
            <text:p>11.84</text:p>
          </table:table-cell>
          <table:table-cell table:style-name="ce9" office:value-type="float" office:value="7.98626" calcext:value-type="float">
            <text:p>7.99</text:p>
          </table:table-cell>
          <table:table-cell table:style-name="ce9" office:value-type="float" office:value="3.68128" calcext:value-type="float">
            <text:p>3.68</text:p>
          </table:table-cell>
          <table:table-cell table:style-name="ce9" office:value-type="float" office:value="62.0243" calcext:value-type="float">
            <text:p>62.02</text:p>
          </table:table-cell>
          <table:table-cell table:style-name="ce9" office:value-type="float" office:value="2.84736" calcext:value-type="float">
            <text:p>2.85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9" office:value-type="float" office:value="1.86467" calcext:value-type="float">
            <text:p>1.86</text:p>
          </table:table-cell>
          <table:table-cell table:style-name="ce9" office:value-type="float" office:value="3.71383" calcext:value-type="float">
            <text:p>3.71</text:p>
          </table:table-cell>
          <table:table-cell table:style-name="ce9" office:value-type="float" office:value="2.84086" calcext:value-type="float">
            <text:p>2.84</text:p>
          </table:table-cell>
          <table:table-cell table:style-name="ce9" office:value-type="float" office:value="1.59126" calcext:value-type="float">
            <text:p>1.59</text:p>
          </table:table-cell>
          <table:table-cell table:style-name="ce9" office:value-type="float" office:value="10.7909" calcext:value-type="float">
            <text:p>10.79</text:p>
          </table:table-cell>
          <table:table-cell table:style-name="ce9" office:value-type="float" office:value="4.53273" calcext:value-type="float">
            <text:p>4.53</text:p>
          </table:table-cell>
          <table:table-cell table:style-name="ce9" office:value-type="float" office:value="25.3342" calcext:value-type="float">
            <text:p>25.33</text:p>
          </table:table-cell>
          <table:table-cell table:style-name="ce9" office:value-type="float" office:value="7.36027" calcext:value-type="float">
            <text:p>7.36</text:p>
          </table:table-cell>
          <table:table-cell table:style-name="ce9" office:value-type="float" office:value="14.6593" calcext:value-type="float">
            <text:p>14.66</text:p>
          </table:table-cell>
          <table:table-cell table:style-name="ce9" office:value-type="float" office:value="11.2135" calcext:value-type="float">
            <text:p>11.21</text:p>
          </table:table-cell>
          <table:table-cell table:style-name="ce9" office:value-type="float" office:value="6.28108" calcext:value-type="float">
            <text:p>6.28</text:p>
          </table:table-cell>
          <table:table-cell table:style-name="ce9" office:value-type="float" office:value="42.5941" calcext:value-type="float">
            <text:p>42.59</text:p>
          </table:table-cell>
          <table:table-cell table:style-name="ce9" office:value-type="float" office:value="17.8917" calcext:value-type="float">
            <text:p>17.89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9" office:value-type="float" office:value="3.29537" calcext:value-type="float">
            <text:p>3.30</text:p>
          </table:table-cell>
          <table:table-cell table:style-name="ce9" office:value-type="float" office:value="2.78842" calcext:value-type="float">
            <text:p>2.79</text:p>
          </table:table-cell>
          <table:table-cell table:style-name="ce9" office:value-type="float" office:value="2.12322" calcext:value-type="float">
            <text:p>2.12</text:p>
          </table:table-cell>
          <table:table-cell table:style-name="ce9" office:value-type="float" office:value="1.75687" calcext:value-type="float">
            <text:p>1.76</text:p>
          </table:table-cell>
          <table:table-cell table:style-name="ce9" office:value-type="float" office:value="11.3595" calcext:value-type="float">
            <text:p>11.36</text:p>
          </table:table-cell>
          <table:table-cell table:style-name="ce9" office:value-type="float" office:value="2.67661" calcext:value-type="float">
            <text:p>2.68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13.7307" calcext:value-type="float">
            <text:p>13.73</text:p>
          </table:table-cell>
          <table:table-cell table:style-name="ce9" office:value-type="float" office:value="11.6184" calcext:value-type="float">
            <text:p>11.62</text:p>
          </table:table-cell>
          <table:table-cell table:style-name="ce9" office:value-type="float" office:value="8.84674" calcext:value-type="float">
            <text:p>8.85</text:p>
          </table:table-cell>
          <table:table-cell table:style-name="ce9" office:value-type="float" office:value="7.32028" calcext:value-type="float">
            <text:p>7.32</text:p>
          </table:table-cell>
          <table:table-cell table:style-name="ce9" office:value-type="float" office:value="47.3313" calcext:value-type="float">
            <text:p>47.33</text:p>
          </table:table-cell>
          <table:table-cell table:style-name="ce9" office:value-type="float" office:value="11.1525" calcext:value-type="float">
            <text:p>11.15</text:p>
          </table:table-cell>
          <table:table-cell table:style-name="ce9"/>
        </table:table-row>
        <table:table-row table:style-name="ro1" table:number-rows-repeated="2">
          <table:table-cell table:style-name="ce89"/>
          <table:table-cell table:style-name="ce9" table:number-columns-repeated="14"/>
        </table:table-row>
        <table:table-row table:style-name="ro1" table:number-rows-repeated="17">
          <table:table-cell table:style-name="ce89"/>
          <table:table-cell table:style-name="Default" table:number-columns-repeated="13"/>
          <table:table-cell/>
        </table:table-row>
        <table:table-row table:style-name="ro1">
          <table:table-cell table:style-name="ce95"/>
          <table:table-cell table:style-name="Default" table:number-columns-repeated="13"/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12"/>
          <table:table-cell/>
        </table:table-row>
        <table:table-row table:style-name="ro1" table:number-rows-repeated="104851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cMp Dist" table:style-name="ta3">
        <office:forms form:automatic-focus="false" form:apply-design-mode="false"/>
        <table:table-column table:style-name="co17" table:default-cell-style-name="ce85"/>
        <table:table-column table:style-name="co16" table:number-columns-repeated="4" table:default-cell-style-name="ce85"/>
        <table:table-column table:style-name="co14" table:number-columns-repeated="5" table:default-cell-style-name="ce85"/>
        <table:table-row table:style-name="ro1">
          <table:table-cell table:style-name="ce89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 table:style-name="ce89"/>
          <table:table-cell table:style-name="Default" table:number-columns-repeated="9"/>
        </table:table-row>
        <table:table-row table:style-name="ro1">
          <table:table-cell table:style-name="ce95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 table:number-rows-repeated="10485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Mp stats" table:style-name="ta4">
        <office:forms form:automatic-focus="false" form:apply-design-mode="false"/>
        <table:table-column table:style-name="co1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88"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30.8848" calcext:value-type="float">
            <text:p>30.8848</text:p>
          </table:table-cell>
          <table:table-cell table:style-name="ce88" office:value-type="float" office:value="44.1236" calcext:value-type="float">
            <text:p>44.1236</text:p>
          </table:table-cell>
          <table:table-cell table:style-name="ce88" office:value-type="float" office:value="17.4978" calcext:value-type="float">
            <text:p>17.497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99.68" calcext:value-type="float">
            <text:p>99.68</text:p>
          </table:table-cell>
          <table:table-cell table:style-name="ce88" office:value-type="float" office:value="57.5106" calcext:value-type="float">
            <text:p>57.5106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57.5106" calcext:value-type="float">
            <text:p>57.5106</text:p>
          </table:table-cell>
          <table:table-cell table:style-name="ce88" office:value-type="float" office:value="57.5151" calcext:value-type="float">
            <text:p>57.5151</text:p>
          </table:table-cell>
          <table:table-cell table:style-name="ce88" office:value-type="float" office:value="0.00782403" calcext:value-type="float">
            <text:p>0.0078240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88" office:value-type="float" office:value="5" calcext:value-type="float">
            <text:p>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18.2235" calcext:value-type="float">
            <text:p>18.2235</text:p>
          </table:table-cell>
          <table:table-cell table:style-name="ce88" office:value-type="float" office:value="55.5731" calcext:value-type="float">
            <text:p>55.5731</text:p>
          </table:table-cell>
          <table:table-cell table:style-name="ce88" office:value-type="float" office:value="28.4144" calcext:value-type="float">
            <text:p>28.414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200.79" calcext:value-type="float">
            <text:p>200.79</text:p>
          </table:table-cell>
          <table:table-cell table:style-name="ce88" office:value-type="float" office:value="45.3822" calcext:value-type="float">
            <text:p>45.3822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45.3822" calcext:value-type="float">
            <text:p>45.3822</text:p>
          </table:table-cell>
          <table:table-cell table:style-name="ce88" office:value-type="float" office:value="45.3864" calcext:value-type="float">
            <text:p>45.3864</text:p>
          </table:table-cell>
          <table:table-cell table:style-name="ce88" office:value-type="float" office:value="0.00925387" calcext:value-type="float">
            <text:p>0.0092538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88" office:value-type="float" office:value="5" calcext:value-type="float">
            <text:p>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18.8395" calcext:value-type="float">
            <text:p>18.8395</text:p>
          </table:table-cell>
          <table:table-cell table:style-name="ce88" office:value-type="float" office:value="37.5621" calcext:value-type="float">
            <text:p>37.5621</text:p>
          </table:table-cell>
          <table:table-cell table:style-name="ce88" office:value-type="float" office:value="20.4971" calcext:value-type="float">
            <text:p>20.497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31.33" calcext:value-type="float">
            <text:p>31.33</text:p>
          </table:table-cell>
          <table:table-cell table:style-name="ce88" office:value-type="float" office:value="35.9044" calcext:value-type="float">
            <text:p>35.9044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35.9044" calcext:value-type="float">
            <text:p>35.9044</text:p>
          </table:table-cell>
          <table:table-cell table:style-name="ce88" office:value-type="float" office:value="35.9077" calcext:value-type="float">
            <text:p>35.9077</text:p>
          </table:table-cell>
          <table:table-cell table:style-name="ce88" office:value-type="float" office:value="0.00919023" calcext:value-type="float">
            <text:p>0.0091902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88" office:value-type="float" office:value="5" calcext:value-type="float">
            <text:p>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30.2416" calcext:value-type="float">
            <text:p>30.2416</text:p>
          </table:table-cell>
          <table:table-cell table:style-name="ce88" office:value-type="float" office:value="67.1906" calcext:value-type="float">
            <text:p>67.1906</text:p>
          </table:table-cell>
          <table:table-cell table:style-name="ce88" office:value-type="float" office:value="30.717" calcext:value-type="float">
            <text:p>30.71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28.98" calcext:value-type="float">
            <text:p>728.98</text:p>
          </table:table-cell>
          <table:table-cell table:style-name="ce88" office:value-type="float" office:value="66.7152" calcext:value-type="float">
            <text:p>66.7152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66.7152" calcext:value-type="float">
            <text:p>66.7152</text:p>
          </table:table-cell>
          <table:table-cell table:style-name="ce88" office:value-type="float" office:value="66.7218" calcext:value-type="float">
            <text:p>66.7218</text:p>
          </table:table-cell>
          <table:table-cell table:style-name="ce88" office:value-type="float" office:value="0.00989182" calcext:value-type="float">
            <text:p>0.0098918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21.7444" calcext:value-type="float">
            <text:p>21.7444</text:p>
          </table:table-cell>
          <table:table-cell table:style-name="ce88" office:value-type="float" office:value="38.8312" calcext:value-type="float">
            <text:p>38.8312</text:p>
          </table:table-cell>
          <table:table-cell table:style-name="ce88" office:value-type="float" office:value="17.0048" calcext:value-type="float">
            <text:p>17.004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21.96" calcext:value-type="float">
            <text:p>121.96</text:p>
          </table:table-cell>
          <table:table-cell table:style-name="ce88" office:value-type="float" office:value="43.5708" calcext:value-type="float">
            <text:p>43.5708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43.5708" calcext:value-type="float">
            <text:p>43.5708</text:p>
          </table:table-cell>
          <table:table-cell table:style-name="ce88" office:value-type="float" office:value="43.5751" calcext:value-type="float">
            <text:p>43.5751</text:p>
          </table:table-cell>
          <table:table-cell table:style-name="ce88" office:value-type="float" office:value="0.00986802" calcext:value-type="float">
            <text:p>0.0098680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46.6573" calcext:value-type="float">
            <text:p>46.6573</text:p>
          </table:table-cell>
          <table:table-cell table:style-name="ce88" office:value-type="float" office:value="51.9031" calcext:value-type="float">
            <text:p>51.9031</text:p>
          </table:table-cell>
          <table:table-cell table:style-name="ce88" office:value-type="float" office:value="38.6675" calcext:value-type="float">
            <text:p>38.6675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15" calcext:value-type="float">
            <text:p>7194.15</text:p>
          </table:table-cell>
          <table:table-cell table:style-name="ce88" office:value-type="float" office:value="59.8929" calcext:value-type="float">
            <text:p>59.892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9.8929" calcext:value-type="float">
            <text:p>59.8929</text:p>
          </table:table-cell>
          <table:table-cell table:style-name="ce88" office:value-type="float" office:value="69.4787" calcext:value-type="float">
            <text:p>69.4787</text:p>
          </table:table-cell>
          <table:table-cell table:style-name="ce88" office:value-type="float" office:value="13.7967" calcext:value-type="float">
            <text:p>13.796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57.1983" calcext:value-type="float">
            <text:p>57.1983</text:p>
          </table:table-cell>
          <table:table-cell table:style-name="ce88" office:value-type="float" office:value="63.25" calcext:value-type="float">
            <text:p>63.25</text:p>
          </table:table-cell>
          <table:table-cell table:style-name="ce88" office:value-type="float" office:value="33.1706" calcext:value-type="float">
            <text:p>33.170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1.97" calcext:value-type="float">
            <text:p>7191.97</text:p>
          </table:table-cell>
          <table:table-cell table:style-name="ce88" office:value-type="float" office:value="87.2778" calcext:value-type="float">
            <text:p>87.277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7.2778" calcext:value-type="float">
            <text:p>87.2778</text:p>
          </table:table-cell>
          <table:table-cell table:style-name="ce88" office:value-type="float" office:value="89.7698" calcext:value-type="float">
            <text:p>89.7698</text:p>
          </table:table-cell>
          <table:table-cell table:style-name="ce88" office:value-type="float" office:value="2.77599" calcext:value-type="float">
            <text:p>2.77599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50.1618" calcext:value-type="float">
            <text:p>50.1618</text:p>
          </table:table-cell>
          <table:table-cell table:style-name="ce88" office:value-type="float" office:value="51.0239" calcext:value-type="float">
            <text:p>51.0239</text:p>
          </table:table-cell>
          <table:table-cell table:style-name="ce88" office:value-type="float" office:value="38.2236" calcext:value-type="float">
            <text:p>38.2236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6.02" calcext:value-type="float">
            <text:p>7196.02</text:p>
          </table:table-cell>
          <table:table-cell table:style-name="ce88" office:value-type="float" office:value="62.9621" calcext:value-type="float">
            <text:p>62.962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2.9621" calcext:value-type="float">
            <text:p>62.9621</text:p>
          </table:table-cell>
          <table:table-cell table:style-name="ce88" office:value-type="float" office:value="66.5245" calcext:value-type="float">
            <text:p>66.5245</text:p>
          </table:table-cell>
          <table:table-cell table:style-name="ce88" office:value-type="float" office:value="5.35502" calcext:value-type="float">
            <text:p>5.3550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50.9062" calcext:value-type="float">
            <text:p>50.9062</text:p>
          </table:table-cell>
          <table:table-cell table:style-name="ce88" office:value-type="float" office:value="74.9648" calcext:value-type="float">
            <text:p>74.9648</text:p>
          </table:table-cell>
          <table:table-cell table:style-name="ce88" office:value-type="float" office:value="36.7656" calcext:value-type="float">
            <text:p>36.765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2.28" calcext:value-type="float">
            <text:p>7192.28</text:p>
          </table:table-cell>
          <table:table-cell table:style-name="ce88" office:value-type="float" office:value="89.1053" calcext:value-type="float">
            <text:p>89.105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9.1053" calcext:value-type="float">
            <text:p>89.1053</text:p>
          </table:table-cell>
          <table:table-cell table:style-name="ce88" office:value-type="float" office:value="91.196" calcext:value-type="float">
            <text:p>91.196</text:p>
          </table:table-cell>
          <table:table-cell table:style-name="ce88" office:value-type="float" office:value="2.29253" calcext:value-type="float">
            <text:p>2.292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63.6195" calcext:value-type="float">
            <text:p>63.6195</text:p>
          </table:table-cell>
          <table:table-cell table:style-name="ce88" office:value-type="float" office:value="44.9871" calcext:value-type="float">
            <text:p>44.9871</text:p>
          </table:table-cell>
          <table:table-cell table:style-name="ce88" office:value-type="float" office:value="37.8439" calcext:value-type="float">
            <text:p>37.8439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3.14" calcext:value-type="float">
            <text:p>7193.14</text:p>
          </table:table-cell>
          <table:table-cell table:style-name="ce88" office:value-type="float" office:value="70.7627" calcext:value-type="float">
            <text:p>70.762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0.7627" calcext:value-type="float">
            <text:p>70.7627</text:p>
          </table:table-cell>
          <table:table-cell table:style-name="ce88" office:value-type="float" office:value="75.2375" calcext:value-type="float">
            <text:p>75.2375</text:p>
          </table:table-cell>
          <table:table-cell table:style-name="ce88" office:value-type="float" office:value="5.94757" calcext:value-type="float">
            <text:p>5.9475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58.7383" calcext:value-type="float">
            <text:p>58.7383</text:p>
          </table:table-cell>
          <table:table-cell table:style-name="ce88" office:value-type="float" office:value="55.4399" calcext:value-type="float">
            <text:p>55.4399</text:p>
          </table:table-cell>
          <table:table-cell table:style-name="ce88" office:value-type="float" office:value="32.7415" calcext:value-type="float">
            <text:p>32.7415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5.33" calcext:value-type="float">
            <text:p>7195.33</text:p>
          </table:table-cell>
          <table:table-cell table:style-name="ce88" office:value-type="float" office:value="81.4367" calcext:value-type="float">
            <text:p>81.436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1.4367" calcext:value-type="float">
            <text:p>81.4367</text:p>
          </table:table-cell>
          <table:table-cell table:style-name="ce88" office:value-type="float" office:value="86.3939" calcext:value-type="float">
            <text:p>86.3939</text:p>
          </table:table-cell>
          <table:table-cell table:style-name="ce88" office:value-type="float" office:value="5.73791" calcext:value-type="float">
            <text:p>5.7379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39.8947" calcext:value-type="float">
            <text:p>39.8947</text:p>
          </table:table-cell>
          <table:table-cell table:style-name="ce88" office:value-type="float" office:value="59.9286" calcext:value-type="float">
            <text:p>59.9286</text:p>
          </table:table-cell>
          <table:table-cell table:style-name="ce88" office:value-type="float" office:value="25.2826" calcext:value-type="float">
            <text:p>25.282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65" calcext:value-type="float">
            <text:p>7194.65</text:p>
          </table:table-cell>
          <table:table-cell table:style-name="ce88" office:value-type="float" office:value="74.5407" calcext:value-type="float">
            <text:p>74.540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4.5407" calcext:value-type="float">
            <text:p>74.5407</text:p>
          </table:table-cell>
          <table:table-cell table:style-name="ce88" office:value-type="float" office:value="79.2568" calcext:value-type="float">
            <text:p>79.2568</text:p>
          </table:table-cell>
          <table:table-cell table:style-name="ce88" office:value-type="float" office:value="5.9504" calcext:value-type="float">
            <text:p>5.950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38.5608" calcext:value-type="float">
            <text:p>38.5608</text:p>
          </table:table-cell>
          <table:table-cell table:style-name="ce88" office:value-type="float" office:value="65.8364" calcext:value-type="float">
            <text:p>65.8364</text:p>
          </table:table-cell>
          <table:table-cell table:style-name="ce88" office:value-type="float" office:value="36.4594" calcext:value-type="float">
            <text:p>36.459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2.46" calcext:value-type="float">
            <text:p>7192.46</text:p>
          </table:table-cell>
          <table:table-cell table:style-name="ce88" office:value-type="float" office:value="67.9378" calcext:value-type="float">
            <text:p>67.937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7.9378" calcext:value-type="float">
            <text:p>67.9378</text:p>
          </table:table-cell>
          <table:table-cell table:style-name="ce88" office:value-type="float" office:value="73.1886" calcext:value-type="float">
            <text:p>73.1886</text:p>
          </table:table-cell>
          <table:table-cell table:style-name="ce88" office:value-type="float" office:value="7.17434" calcext:value-type="float">
            <text:p>7.1743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36.5876" calcext:value-type="float">
            <text:p>36.5876</text:p>
          </table:table-cell>
          <table:table-cell table:style-name="ce88" office:value-type="float" office:value="69.6386" calcext:value-type="float">
            <text:p>69.6386</text:p>
          </table:table-cell>
          <table:table-cell table:style-name="ce88" office:value-type="float" office:value="40.3157" calcext:value-type="float">
            <text:p>40.315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49" calcext:value-type="float">
            <text:p>7196.49</text:p>
          </table:table-cell>
          <table:table-cell table:style-name="ce88" office:value-type="float" office:value="65.9105" calcext:value-type="float">
            <text:p>65.910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5.9105" calcext:value-type="float">
            <text:p>65.9105</text:p>
          </table:table-cell>
          <table:table-cell table:style-name="ce88" office:value-type="float" office:value="72.1498" calcext:value-type="float">
            <text:p>72.1498</text:p>
          </table:table-cell>
          <table:table-cell table:style-name="ce88" office:value-type="float" office:value="8.6477" calcext:value-type="float">
            <text:p>8.647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51.6933" calcext:value-type="float">
            <text:p>51.6933</text:p>
          </table:table-cell>
          <table:table-cell table:style-name="ce88" office:value-type="float" office:value="81.7314" calcext:value-type="float">
            <text:p>81.7314</text:p>
          </table:table-cell>
          <table:table-cell table:style-name="ce88" office:value-type="float" office:value="47.3006" calcext:value-type="float">
            <text:p>47.300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3.94" calcext:value-type="float">
            <text:p>7193.94</text:p>
          </table:table-cell>
          <table:table-cell table:style-name="ce88" office:value-type="float" office:value="86.1242" calcext:value-type="float">
            <text:p>86.124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6.1242" calcext:value-type="float">
            <text:p>86.1242</text:p>
          </table:table-cell>
          <table:table-cell table:style-name="ce88" office:value-type="float" office:value="93.7199" calcext:value-type="float">
            <text:p>93.7199</text:p>
          </table:table-cell>
          <table:table-cell table:style-name="ce88" office:value-type="float" office:value="8.10468" calcext:value-type="float">
            <text:p>8.10468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7.9479" calcext:value-type="float">
            <text:p>77.9479</text:p>
          </table:table-cell>
          <table:table-cell table:style-name="ce88" office:value-type="float" office:value="19.4008" calcext:value-type="float">
            <text:p>19.4008</text:p>
          </table:table-cell>
          <table:table-cell table:style-name="ce88" office:value-type="float" office:value="22.8114" calcext:value-type="float">
            <text:p>22.811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8.85" calcext:value-type="float">
            <text:p>7198.85</text:p>
          </table:table-cell>
          <table:table-cell table:style-name="ce88" office:value-type="float" office:value="74.5373" calcext:value-type="float">
            <text:p>74.537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4.5373" calcext:value-type="float">
            <text:p>74.5373</text:p>
          </table:table-cell>
          <table:table-cell table:style-name="ce88" office:value-type="float" office:value="83.5408" calcext:value-type="float">
            <text:p>83.5408</text:p>
          </table:table-cell>
          <table:table-cell table:style-name="ce88" office:value-type="float" office:value="10.7774" calcext:value-type="float">
            <text:p>10.777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4.5825" calcext:value-type="float">
            <text:p>74.5825</text:p>
          </table:table-cell>
          <table:table-cell table:style-name="ce88" office:value-type="float" office:value="17.0468" calcext:value-type="float">
            <text:p>17.0468</text:p>
          </table:table-cell>
          <table:table-cell table:style-name="ce88" office:value-type="float" office:value="14.7542" calcext:value-type="float">
            <text:p>14.754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552.48" calcext:value-type="float">
            <text:p>552.48</text:p>
          </table:table-cell>
          <table:table-cell table:style-name="ce88" office:value-type="float" office:value="76.875" calcext:value-type="float">
            <text:p>76.875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76.875" calcext:value-type="float">
            <text:p>76.875</text:p>
          </table:table-cell>
          <table:table-cell table:style-name="ce88" office:value-type="float" office:value="76.8827" calcext:value-type="float">
            <text:p>76.8827</text:p>
          </table:table-cell>
          <table:table-cell table:style-name="ce88" office:value-type="float" office:value="0.0100153" calcext:value-type="float">
            <text:p>0.01001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6.7516" calcext:value-type="float">
            <text:p>76.7516</text:p>
          </table:table-cell>
          <table:table-cell table:style-name="ce88" office:value-type="float" office:value="32.4177" calcext:value-type="float">
            <text:p>32.4177</text:p>
          </table:table-cell>
          <table:table-cell table:style-name="ce88" office:value-type="float" office:value="37.0996" calcext:value-type="float">
            <text:p>37.099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97" calcext:value-type="float">
            <text:p>7197.97</text:p>
          </table:table-cell>
          <table:table-cell table:style-name="ce88" office:value-type="float" office:value="72.0696" calcext:value-type="float">
            <text:p>72.0696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2.0696" calcext:value-type="float">
            <text:p>72.0696</text:p>
          </table:table-cell>
          <table:table-cell table:style-name="ce88" office:value-type="float" office:value="80.0435" calcext:value-type="float">
            <text:p>80.0435</text:p>
          </table:table-cell>
          <table:table-cell table:style-name="ce88" office:value-type="float" office:value="9.96196" calcext:value-type="float">
            <text:p>9.96196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88.03" calcext:value-type="float">
            <text:p>88.03</text:p>
          </table:table-cell>
          <table:table-cell table:style-name="ce88" office:value-type="float" office:value="17.007" calcext:value-type="float">
            <text:p>17.007</text:p>
          </table:table-cell>
          <table:table-cell table:style-name="ce88" office:value-type="float" office:value="24.4134" calcext:value-type="float">
            <text:p>24.4134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7196.56" calcext:value-type="float">
            <text:p>7196.56</text:p>
          </table:table-cell>
          <table:table-cell table:style-name="ce88" office:value-type="float" office:value="80.6235" calcext:value-type="float">
            <text:p>80.623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0.6235" calcext:value-type="float">
            <text:p>80.6235</text:p>
          </table:table-cell>
          <table:table-cell table:style-name="ce88" office:value-type="float" office:value="88.028" calcext:value-type="float">
            <text:p>88.028</text:p>
          </table:table-cell>
          <table:table-cell table:style-name="ce88" office:value-type="float" office:value="8.41153" calcext:value-type="float">
            <text:p>8.411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68.6155" calcext:value-type="float">
            <text:p>68.6155</text:p>
          </table:table-cell>
          <table:table-cell table:style-name="ce88" office:value-type="float" office:value="15.1373" calcext:value-type="float">
            <text:p>15.1373</text:p>
          </table:table-cell>
          <table:table-cell table:style-name="ce88" office:value-type="float" office:value="25.7549" calcext:value-type="float">
            <text:p>25.7549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6.53" calcext:value-type="float">
            <text:p>7196.53</text:p>
          </table:table-cell>
          <table:table-cell table:style-name="ce88" office:value-type="float" office:value="57.9979" calcext:value-type="float">
            <text:p>57.997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7.9979" calcext:value-type="float">
            <text:p>57.9979</text:p>
          </table:table-cell>
          <table:table-cell table:style-name="ce88" office:value-type="float" office:value="60.3025" calcext:value-type="float">
            <text:p>60.3025</text:p>
          </table:table-cell>
          <table:table-cell table:style-name="ce88" office:value-type="float" office:value="3.82173" calcext:value-type="float">
            <text:p>3.8217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89.9977" calcext:value-type="float">
            <text:p>89.9977</text:p>
          </table:table-cell>
          <table:table-cell table:style-name="ce88" office:value-type="float" office:value="37.7381" calcext:value-type="float">
            <text:p>37.7381</text:p>
          </table:table-cell>
          <table:table-cell table:style-name="ce88" office:value-type="float" office:value="44.0479" calcext:value-type="float">
            <text:p>44.0479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2.75" calcext:value-type="float">
            <text:p>7192.75</text:p>
          </table:table-cell>
          <table:table-cell table:style-name="ce88" office:value-type="float" office:value="83.6879" calcext:value-type="float">
            <text:p>83.687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3.6879" calcext:value-type="float">
            <text:p>83.6879</text:p>
          </table:table-cell>
          <table:table-cell table:style-name="ce88" office:value-type="float" office:value="94.1436" calcext:value-type="float">
            <text:p>94.1436</text:p>
          </table:table-cell>
          <table:table-cell table:style-name="ce88" office:value-type="float" office:value="11.1061" calcext:value-type="float">
            <text:p>11.106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69.9994" calcext:value-type="float">
            <text:p>69.9994</text:p>
          </table:table-cell>
          <table:table-cell table:style-name="ce88" office:value-type="float" office:value="45.5751" calcext:value-type="float">
            <text:p>45.5751</text:p>
          </table:table-cell>
          <table:table-cell table:style-name="ce88" office:value-type="float" office:value="32.8276" calcext:value-type="float">
            <text:p>32.8276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5.47" calcext:value-type="float">
            <text:p>7195.47</text:p>
          </table:table-cell>
          <table:table-cell table:style-name="ce88" office:value-type="float" office:value="82.7468" calcext:value-type="float">
            <text:p>82.746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2.7468" calcext:value-type="float">
            <text:p>82.7468</text:p>
          </table:table-cell>
          <table:table-cell table:style-name="ce88" office:value-type="float" office:value="88.0468" calcext:value-type="float">
            <text:p>88.0468</text:p>
          </table:table-cell>
          <table:table-cell table:style-name="ce88" office:value-type="float" office:value="6.01953" calcext:value-type="float">
            <text:p>6.019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79.8797" calcext:value-type="float">
            <text:p>79.8797</text:p>
          </table:table-cell>
          <table:table-cell table:style-name="ce88" office:value-type="float" office:value="38.6591" calcext:value-type="float">
            <text:p>38.6591</text:p>
          </table:table-cell>
          <table:table-cell table:style-name="ce88" office:value-type="float" office:value="55.0208" calcext:value-type="float">
            <text:p>55.020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1.41" calcext:value-type="float">
            <text:p>7191.41</text:p>
          </table:table-cell>
          <table:table-cell table:style-name="ce88" office:value-type="float" office:value="63.518" calcext:value-type="float">
            <text:p>63.51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3.518" calcext:value-type="float">
            <text:p>63.518</text:p>
          </table:table-cell>
          <table:table-cell table:style-name="ce88" office:value-type="float" office:value="76.0462" calcext:value-type="float">
            <text:p>76.0462</text:p>
          </table:table-cell>
          <table:table-cell table:style-name="ce88" office:value-type="float" office:value="16.4745" calcext:value-type="float">
            <text:p>16.474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84.3664" calcext:value-type="float">
            <text:p>84.3664</text:p>
          </table:table-cell>
          <table:table-cell table:style-name="ce88" office:value-type="float" office:value="48.281" calcext:value-type="float">
            <text:p>48.281</text:p>
          </table:table-cell>
          <table:table-cell table:style-name="ce88" office:value-type="float" office:value="39.6311" calcext:value-type="float">
            <text:p>39.631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1.64" calcext:value-type="float">
            <text:p>7191.64</text:p>
          </table:table-cell>
          <table:table-cell table:style-name="ce88" office:value-type="float" office:value="93.0163" calcext:value-type="float">
            <text:p>93.016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3.0163" calcext:value-type="float">
            <text:p>93.0163</text:p>
          </table:table-cell>
          <table:table-cell table:style-name="ce88" office:value-type="float" office:value="111.869" calcext:value-type="float">
            <text:p>111.869</text:p>
          </table:table-cell>
          <table:table-cell table:style-name="ce88" office:value-type="float" office:value="16.8525" calcext:value-type="float">
            <text:p>16.852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66.3017" calcext:value-type="float">
            <text:p>66.3017</text:p>
          </table:table-cell>
          <table:table-cell table:style-name="ce88" office:value-type="float" office:value="70.3303" calcext:value-type="float">
            <text:p>70.3303</text:p>
          </table:table-cell>
          <table:table-cell table:style-name="ce88" office:value-type="float" office:value="41.6618" calcext:value-type="float">
            <text:p>41.661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86" calcext:value-type="float">
            <text:p>7194.86</text:p>
          </table:table-cell>
          <table:table-cell table:style-name="ce88" office:value-type="float" office:value="94.9703" calcext:value-type="float">
            <text:p>94.970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4.9703" calcext:value-type="float">
            <text:p>94.9703</text:p>
          </table:table-cell>
          <table:table-cell table:style-name="ce88" office:value-type="float" office:value="97.4927" calcext:value-type="float">
            <text:p>97.4927</text:p>
          </table:table-cell>
          <table:table-cell table:style-name="ce88" office:value-type="float" office:value="2.58727" calcext:value-type="float">
            <text:p>2.5872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3" table:style-name="ce88" office:value-type="float" office:value="15" calcext:value-type="float">
            <text:p>15</text:p>
          </table:table-cell>
          <table:table-cell table:style-name="ce88" office:value-type="float" office:value="73.1685" calcext:value-type="float">
            <text:p>73.1685</text:p>
          </table:table-cell>
          <table:table-cell table:style-name="ce88" office:value-type="float" office:value="51.1095" calcext:value-type="float">
            <text:p>51.1095</text:p>
          </table:table-cell>
          <table:table-cell table:style-name="ce88" office:value-type="float" office:value="34.7109" calcext:value-type="float">
            <text:p>34.7109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3.58" calcext:value-type="float">
            <text:p>7193.58</text:p>
          </table:table-cell>
          <table:table-cell table:style-name="ce88" office:value-type="float" office:value="89.5671" calcext:value-type="float">
            <text:p>89.567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9.5671" calcext:value-type="float">
            <text:p>89.5671</text:p>
          </table:table-cell>
          <table:table-cell table:style-name="ce88" office:value-type="float" office:value="100.103" calcext:value-type="float">
            <text:p>100.103</text:p>
          </table:table-cell>
          <table:table-cell table:style-name="ce88" office:value-type="float" office:value="10.5251" calcext:value-type="float">
            <text:p>10.525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3" table:style-name="ce88" office:value-type="float" office:value="15" calcext:value-type="float">
            <text:p>15</text:p>
          </table:table-cell>
          <table:table-cell table:style-name="ce88" office:value-type="float" office:value="76.6253" calcext:value-type="float">
            <text:p>76.6253</text:p>
          </table:table-cell>
          <table:table-cell table:style-name="ce88" office:value-type="float" office:value="83.0623" calcext:value-type="float">
            <text:p>83.0623</text:p>
          </table:table-cell>
          <table:table-cell table:style-name="ce88" office:value-type="float" office:value="48.4605" calcext:value-type="float">
            <text:p>48.4605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5.35" calcext:value-type="float">
            <text:p>7195.35</text:p>
          </table:table-cell>
          <table:table-cell table:style-name="ce88" office:value-type="float" office:value="111.227" calcext:value-type="float">
            <text:p>111.22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11.227" calcext:value-type="float">
            <text:p>111.227</text:p>
          </table:table-cell>
          <table:table-cell table:style-name="ce88" office:value-type="float" office:value="119.866" calcext:value-type="float">
            <text:p>119.866</text:p>
          </table:table-cell>
          <table:table-cell table:style-name="ce88" office:value-type="float" office:value="7.20721" calcext:value-type="float">
            <text:p>7.2072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3" table:style-name="ce88" office:value-type="float" office:value="15" calcext:value-type="float">
            <text:p>15</text:p>
          </table:table-cell>
          <table:table-cell table:style-name="ce88" office:value-type="float" office:value="71.1637" calcext:value-type="float">
            <text:p>71.1637</text:p>
          </table:table-cell>
          <table:table-cell table:style-name="ce88" office:value-type="float" office:value="56.8573" calcext:value-type="float">
            <text:p>56.8573</text:p>
          </table:table-cell>
          <table:table-cell table:style-name="ce88" office:value-type="float" office:value="30.4269" calcext:value-type="float">
            <text:p>30.4269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6.74" calcext:value-type="float">
            <text:p>7196.74</text:p>
          </table:table-cell>
          <table:table-cell table:style-name="ce88" office:value-type="float" office:value="97.5942" calcext:value-type="float">
            <text:p>97.594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7.5942" calcext:value-type="float">
            <text:p>97.5942</text:p>
          </table:table-cell>
          <table:table-cell table:style-name="ce88" office:value-type="float" office:value="103.379" calcext:value-type="float">
            <text:p>103.379</text:p>
          </table:table-cell>
          <table:table-cell table:style-name="ce88" office:value-type="float" office:value="5.59572" calcext:value-type="float">
            <text:p>5.5957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61.3986" calcext:value-type="float">
            <text:p>61.3986</text:p>
          </table:table-cell>
          <table:table-cell table:style-name="ce88" office:value-type="float" office:value="60.3229" calcext:value-type="float">
            <text:p>60.3229</text:p>
          </table:table-cell>
          <table:table-cell table:style-name="ce88" office:value-type="float" office:value="36.4344" calcext:value-type="float">
            <text:p>36.434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75" calcext:value-type="float">
            <text:p>7194.75</text:p>
          </table:table-cell>
          <table:table-cell table:style-name="ce88" office:value-type="float" office:value="85.2872" calcext:value-type="float">
            <text:p>85.287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5.2872" calcext:value-type="float">
            <text:p>85.2872</text:p>
          </table:table-cell>
          <table:table-cell table:style-name="ce88" office:value-type="float" office:value="90.906" calcext:value-type="float">
            <text:p>90.906</text:p>
          </table:table-cell>
          <table:table-cell table:style-name="ce88" office:value-type="float" office:value="6.18089" calcext:value-type="float">
            <text:p>6.18089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86.8091" calcext:value-type="float">
            <text:p>86.8091</text:p>
          </table:table-cell>
          <table:table-cell table:style-name="ce88" office:value-type="float" office:value="53.9243" calcext:value-type="float">
            <text:p>53.9243</text:p>
          </table:table-cell>
          <table:table-cell table:style-name="ce88" office:value-type="float" office:value="40.2394" calcext:value-type="float">
            <text:p>40.2394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5.62" calcext:value-type="float">
            <text:p>7195.62</text:p>
          </table:table-cell>
          <table:table-cell table:style-name="ce88" office:value-type="float" office:value="100.494" calcext:value-type="float">
            <text:p>100.494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0.494" calcext:value-type="float">
            <text:p>100.494</text:p>
          </table:table-cell>
          <table:table-cell table:style-name="ce88" office:value-type="float" office:value="107.719" calcext:value-type="float">
            <text:p>107.719</text:p>
          </table:table-cell>
          <table:table-cell table:style-name="ce88" office:value-type="float" office:value="6.70727" calcext:value-type="float">
            <text:p>6.7072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08.084" calcext:value-type="float">
            <text:p>108.084</text:p>
          </table:table-cell>
          <table:table-cell table:style-name="ce88" office:value-type="float" office:value="18.344" calcext:value-type="float">
            <text:p>18.344</text:p>
          </table:table-cell>
          <table:table-cell table:style-name="ce88" office:value-type="float" office:value="22.8359" calcext:value-type="float">
            <text:p>22.8359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2584.84" calcext:value-type="float">
            <text:p>2584.84</text:p>
          </table:table-cell>
          <table:table-cell table:style-name="ce88" office:value-type="float" office:value="103.592" calcext:value-type="float">
            <text:p>103.592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103.592" calcext:value-type="float">
            <text:p>103.592</text:p>
          </table:table-cell>
          <table:table-cell table:style-name="ce88" office:value-type="float" office:value="103.602" calcext:value-type="float">
            <text:p>103.602</text:p>
          </table:table-cell>
          <table:table-cell table:style-name="ce88" office:value-type="float" office:value="0.00965232" calcext:value-type="float">
            <text:p>0.0096523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98.1202" calcext:value-type="float">
            <text:p>98.1202</text:p>
          </table:table-cell>
          <table:table-cell table:style-name="ce88" office:value-type="float" office:value="19.2243" calcext:value-type="float">
            <text:p>19.2243</text:p>
          </table:table-cell>
          <table:table-cell table:style-name="ce88" office:value-type="float" office:value="40.7516" calcext:value-type="float">
            <text:p>40.7516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6.03" calcext:value-type="float">
            <text:p>7196.03</text:p>
          </table:table-cell>
          <table:table-cell table:style-name="ce88" office:value-type="float" office:value="76.5929" calcext:value-type="float">
            <text:p>76.592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6.5929" calcext:value-type="float">
            <text:p>76.5929</text:p>
          </table:table-cell>
          <table:table-cell table:style-name="ce88" office:value-type="float" office:value="80.4101" calcext:value-type="float">
            <text:p>80.4101</text:p>
          </table:table-cell>
          <table:table-cell table:style-name="ce88" office:value-type="float" office:value="4.74716" calcext:value-type="float">
            <text:p>4.74716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30.422" calcext:value-type="float">
            <text:p>130.422</text:p>
          </table:table-cell>
          <table:table-cell table:style-name="ce88" office:value-type="float" office:value="19.2158" calcext:value-type="float">
            <text:p>19.2158</text:p>
          </table:table-cell>
          <table:table-cell table:style-name="ce88" office:value-type="float" office:value="38.0387" calcext:value-type="float">
            <text:p>38.0387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3219.05" calcext:value-type="float">
            <text:p>3219.05</text:p>
          </table:table-cell>
          <table:table-cell table:style-name="ce88" office:value-type="float" office:value="111.599" calcext:value-type="float">
            <text:p>111.599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111.599" calcext:value-type="float">
            <text:p>111.599</text:p>
          </table:table-cell>
          <table:table-cell table:style-name="ce88" office:value-type="float" office:value="111.61" calcext:value-type="float">
            <text:p>111.61</text:p>
          </table:table-cell>
          <table:table-cell table:style-name="ce88" office:value-type="float" office:value="0.00985575" calcext:value-type="float">
            <text:p>0.0098557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00.407" calcext:value-type="float">
            <text:p>100.407</text:p>
          </table:table-cell>
          <table:table-cell table:style-name="ce88" office:value-type="float" office:value="18.1824" calcext:value-type="float">
            <text:p>18.1824</text:p>
          </table:table-cell>
          <table:table-cell table:style-name="ce88" office:value-type="float" office:value="38.1898" calcext:value-type="float">
            <text:p>38.189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5.04" calcext:value-type="float">
            <text:p>7195.04</text:p>
          </table:table-cell>
          <table:table-cell table:style-name="ce88" office:value-type="float" office:value="80.3995" calcext:value-type="float">
            <text:p>80.399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0.3995" calcext:value-type="float">
            <text:p>80.3995</text:p>
          </table:table-cell>
          <table:table-cell table:style-name="ce88" office:value-type="float" office:value="85.6711" calcext:value-type="float">
            <text:p>85.6711</text:p>
          </table:table-cell>
          <table:table-cell table:style-name="ce88" office:value-type="float" office:value="6.1533" calcext:value-type="float">
            <text:p>6.153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80.5784" calcext:value-type="float">
            <text:p>80.5784</text:p>
          </table:table-cell>
          <table:table-cell table:style-name="ce88" office:value-type="float" office:value="18.1445" calcext:value-type="float">
            <text:p>18.1445</text:p>
          </table:table-cell>
          <table:table-cell table:style-name="ce88" office:value-type="float" office:value="40.9528" calcext:value-type="float">
            <text:p>40.952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2.97" calcext:value-type="float">
            <text:p>7192.97</text:p>
          </table:table-cell>
          <table:table-cell table:style-name="ce88" office:value-type="float" office:value="57.7701" calcext:value-type="float">
            <text:p>57.770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7.7701" calcext:value-type="float">
            <text:p>57.7701</text:p>
          </table:table-cell>
          <table:table-cell table:style-name="ce88" office:value-type="float" office:value="71.094" calcext:value-type="float">
            <text:p>71.094</text:p>
          </table:table-cell>
          <table:table-cell table:style-name="ce88" office:value-type="float" office:value="18.7412" calcext:value-type="float">
            <text:p>18.741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96.6816" calcext:value-type="float">
            <text:p>96.6816</text:p>
          </table:table-cell>
          <table:table-cell table:style-name="ce88" office:value-type="float" office:value="43.22" calcext:value-type="float">
            <text:p>43.22</text:p>
          </table:table-cell>
          <table:table-cell table:style-name="ce88" office:value-type="float" office:value="41.9139" calcext:value-type="float">
            <text:p>41.9139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5.44" calcext:value-type="float">
            <text:p>7195.44</text:p>
          </table:table-cell>
          <table:table-cell table:style-name="ce88" office:value-type="float" office:value="97.9877" calcext:value-type="float">
            <text:p>97.987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7.9877" calcext:value-type="float">
            <text:p>97.9877</text:p>
          </table:table-cell>
          <table:table-cell table:style-name="ce88" office:value-type="float" office:value="121.473" calcext:value-type="float">
            <text:p>121.473</text:p>
          </table:table-cell>
          <table:table-cell table:style-name="ce88" office:value-type="float" office:value="19.3338" calcext:value-type="float">
            <text:p>19.3338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87.6824" calcext:value-type="float">
            <text:p>87.6824</text:p>
          </table:table-cell>
          <table:table-cell table:style-name="ce88" office:value-type="float" office:value="40.714" calcext:value-type="float">
            <text:p>40.714</text:p>
          </table:table-cell>
          <table:table-cell table:style-name="ce88" office:value-type="float" office:value="35.794" calcext:value-type="float">
            <text:p>35.79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43" calcext:value-type="float">
            <text:p>7197.43</text:p>
          </table:table-cell>
          <table:table-cell table:style-name="ce88" office:value-type="float" office:value="92.6023" calcext:value-type="float">
            <text:p>92.602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2.6023" calcext:value-type="float">
            <text:p>92.6023</text:p>
          </table:table-cell>
          <table:table-cell table:style-name="ce88" office:value-type="float" office:value="104.619" calcext:value-type="float">
            <text:p>104.619</text:p>
          </table:table-cell>
          <table:table-cell table:style-name="ce88" office:value-type="float" office:value="11.4862" calcext:value-type="float">
            <text:p>11.486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104.298" calcext:value-type="float">
            <text:p>104.298</text:p>
          </table:table-cell>
          <table:table-cell table:style-name="ce88" office:value-type="float" office:value="35.7867" calcext:value-type="float">
            <text:p>35.7867</text:p>
          </table:table-cell>
          <table:table-cell table:style-name="ce88" office:value-type="float" office:value="35.5216" calcext:value-type="float">
            <text:p>35.5216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01" calcext:value-type="float">
            <text:p>7197.01</text:p>
          </table:table-cell>
          <table:table-cell table:style-name="ce88" office:value-type="float" office:value="104.563" calcext:value-type="float">
            <text:p>104.56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4.563" calcext:value-type="float">
            <text:p>104.563</text:p>
          </table:table-cell>
          <table:table-cell table:style-name="ce88" office:value-type="float" office:value="114.874" calcext:value-type="float">
            <text:p>114.874</text:p>
          </table:table-cell>
          <table:table-cell table:style-name="ce88" office:value-type="float" office:value="8.97592" calcext:value-type="float">
            <text:p>8.9759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96.8683" calcext:value-type="float">
            <text:p>96.8683</text:p>
          </table:table-cell>
          <table:table-cell table:style-name="ce88" office:value-type="float" office:value="72.9371" calcext:value-type="float">
            <text:p>72.9371</text:p>
          </table:table-cell>
          <table:table-cell table:style-name="ce88" office:value-type="float" office:value="59.5347" calcext:value-type="float">
            <text:p>59.5347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6.08" calcext:value-type="float">
            <text:p>7196.08</text:p>
          </table:table-cell>
          <table:table-cell table:style-name="ce88" office:value-type="float" office:value="110.271" calcext:value-type="float">
            <text:p>110.27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10.271" calcext:value-type="float">
            <text:p>110.271</text:p>
          </table:table-cell>
          <table:table-cell table:style-name="ce88" office:value-type="float" office:value="120.139" calcext:value-type="float">
            <text:p>120.139</text:p>
          </table:table-cell>
          <table:table-cell table:style-name="ce88" office:value-type="float" office:value="8.21382" calcext:value-type="float">
            <text:p>8.2138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113.532" calcext:value-type="float">
            <text:p>113.532</text:p>
          </table:table-cell>
          <table:table-cell table:style-name="ce88" office:value-type="float" office:value="41.44" calcext:value-type="float">
            <text:p>41.44</text:p>
          </table:table-cell>
          <table:table-cell table:style-name="ce88" office:value-type="float" office:value="54.5774" calcext:value-type="float">
            <text:p>54.577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91" calcext:value-type="float">
            <text:p>7194.91</text:p>
          </table:table-cell>
          <table:table-cell table:style-name="ce88" office:value-type="float" office:value="100.395" calcext:value-type="float">
            <text:p>100.39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0.395" calcext:value-type="float">
            <text:p>100.395</text:p>
          </table:table-cell>
          <table:table-cell table:style-name="ce88" office:value-type="float" office:value="114.198" calcext:value-type="float">
            <text:p>114.198</text:p>
          </table:table-cell>
          <table:table-cell table:style-name="ce88" office:value-type="float" office:value="12.0869" calcext:value-type="float">
            <text:p>12.0869</text:p>
          </table:table-cell>
          <table:table-cell/>
        </table:table-row>
        <table:table-row table:style-name="ro1" table:number-rows-repeated="20">
          <table:table-cell/>
          <table:table-cell table:style-name="Default" table:number-columns-repeated="9"/>
          <table:table-cell table:number-columns-repeated="5"/>
        </table:table-row>
        <table:table-row table:style-name="ro1" table:number-rows-repeated="10485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Time" table:style-name="ta4">
        <office:forms form:automatic-focus="false" form:apply-design-mode="false"/>
        <table:table-column table:style-name="co11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3" table:default-cell-style-name="ce85"/>
        <table:table-column table:style-name="co9" table:number-columns-repeated="2" table:default-cell-style-name="ce85"/>
        <table:table-column table:style-name="co10" table:default-cell-style-name="Default"/>
        <table:table-row table:style-name="ro1">
          <table:table-cell table:style-name="ce89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.90467" calcext:value-type="float">
            <text:p>1.90</text:p>
          </table:table-cell>
          <table:table-cell table:style-name="ce9" office:value-type="float" office:value="1.46169" calcext:value-type="float">
            <text:p>1.46</text:p>
          </table:table-cell>
          <table:table-cell table:style-name="ce9" office:value-type="float" office:value="0.523098" calcext:value-type="float">
            <text:p>0.52</text:p>
          </table:table-cell>
          <table:table-cell table:style-name="ce9" office:value-type="float" office:value="9.39313" calcext:value-type="float">
            <text:p>9.39</text:p>
          </table:table-cell>
          <table:table-cell table:style-name="ce9" office:value-type="float" office:value="4.83405" calcext:value-type="float">
            <text:p>4.83</text:p>
          </table:table-cell>
          <table:table-cell table:style-name="ce9" office:value-type="float" office:value="18.1167" calcext:value-type="float">
            <text:p>18.12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0.5134" calcext:value-type="float">
            <text:p>10.51</text:p>
          </table:table-cell>
          <table:table-cell table:style-name="ce9" office:value-type="float" office:value="8.06823" calcext:value-type="float">
            <text:p>8.07</text:p>
          </table:table-cell>
          <table:table-cell table:style-name="ce9" office:value-type="float" office:value="2.88739" calcext:value-type="float">
            <text:p>2.89</text:p>
          </table:table-cell>
          <table:table-cell table:style-name="ce9" office:value-type="float" office:value="51.8481" calcext:value-type="float">
            <text:p>51.85</text:p>
          </table:table-cell>
          <table:table-cell table:style-name="ce9" office:value-type="float" office:value="26.6829" calcext:value-type="float">
            <text:p>26.68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2.62464" calcext:value-type="float">
            <text:p>2.62</text:p>
          </table:table-cell>
          <table:table-cell table:style-name="ce9" office:value-type="float" office:value="0.919919" calcext:value-type="float">
            <text:p>0.92</text:p>
          </table:table-cell>
          <table:table-cell table:style-name="ce9" office:value-type="float" office:value="0.548626" calcext:value-type="float">
            <text:p>0.55</text:p>
          </table:table-cell>
          <table:table-cell table:style-name="ce9" office:value-type="float" office:value="-7.89646E-015" calcext:value-type="float">
            <text:p>0.00</text:p>
          </table:table-cell>
          <table:table-cell table:style-name="ce9" office:value-type="float" office:value="13.2993" calcext:value-type="float">
            <text:p>13.30</text:p>
          </table:table-cell>
          <table:table-cell table:style-name="ce9" office:value-type="float" office:value="17.3925" calcext:value-type="float">
            <text:p>17.39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15.0906" calcext:value-type="float">
            <text:p>15.09</text:p>
          </table:table-cell>
          <table:table-cell table:style-name="ce9" office:value-type="float" office:value="5.28917" calcext:value-type="float">
            <text:p>5.29</text:p>
          </table:table-cell>
          <table:table-cell table:style-name="ce9" office:value-type="float" office:value="3.15438" calcext:value-type="float">
            <text:p>3.15</text:p>
          </table:table-cell>
          <table:table-cell table:style-name="ce9" office:value-type="float" office:value="-0.0000000000000454015" calcext:value-type="float">
            <text:p>0.00</text:p>
          </table:table-cell>
          <table:table-cell table:style-name="ce9" office:value-type="float" office:value="76.4658" calcext:value-type="float">
            <text:p>76.47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9" office:value-type="float" office:value="0.170977" calcext:value-type="float">
            <text:p>0.17</text:p>
          </table:table-cell>
          <table:table-cell table:style-name="ce9" office:value-type="float" office:value="2.2363" calcext:value-type="float">
            <text:p>2.24</text:p>
          </table:table-cell>
          <table:table-cell table:style-name="ce9" office:value-type="float" office:value="0.7753" calcext:value-type="float">
            <text:p>0.78</text:p>
          </table:table-cell>
          <table:table-cell table:style-name="ce9" office:value-type="float" office:value="0.517176" calcext:value-type="float">
            <text:p>0.52</text:p>
          </table:table-cell>
          <table:table-cell table:style-name="ce9" office:value-type="float" office:value="7.78824" calcext:value-type="float">
            <text:p>7.79</text:p>
          </table:table-cell>
          <table:table-cell table:style-name="ce9" office:value-type="float" office:value="5.05026" calcext:value-type="float">
            <text:p>5.05</text:p>
          </table:table-cell>
          <table:table-cell table:style-name="ce9" office:value-type="float" office:value="16.5382" calcext:value-type="float">
            <text:p>16.54</text:p>
          </table:table-cell>
          <table:table-cell table:style-name="ce9" office:value-type="float" office:value="1.03383" calcext:value-type="float">
            <text:p>1.03</text:p>
          </table:table-cell>
          <table:table-cell table:style-name="ce9" office:value-type="float" office:value="13.522" calcext:value-type="float">
            <text:p>13.52</text:p>
          </table:table-cell>
          <table:table-cell table:style-name="ce9" office:value-type="float" office:value="4.68792" calcext:value-type="float">
            <text:p>4.69</text:p>
          </table:table-cell>
          <table:table-cell table:style-name="ce9" office:value-type="float" office:value="3.12715" calcext:value-type="float">
            <text:p>3.13</text:p>
          </table:table-cell>
          <table:table-cell table:style-name="ce9" office:value-type="float" office:value="47.0923" calcext:value-type="float">
            <text:p>47.09</text:p>
          </table:table-cell>
          <table:table-cell table:style-name="ce9" office:value-type="float" office:value="30.5369" calcext:value-type="float">
            <text:p>30.54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9" office:value-type="float" office:value="0.672713" calcext:value-type="float">
            <text:p>0.67</text:p>
          </table:table-cell>
          <table:table-cell table:style-name="ce9" office:value-type="float" office:value="2.69455" calcext:value-type="float">
            <text:p>2.69</text:p>
          </table:table-cell>
          <table:table-cell table:style-name="ce9" office:value-type="float" office:value="0.761457" calcext:value-type="float">
            <text:p>0.76</text:p>
          </table:table-cell>
          <table:table-cell table:style-name="ce9" office:value-type="float" office:value="0.600805" calcext:value-type="float">
            <text:p>0.60</text:p>
          </table:table-cell>
          <table:table-cell table:style-name="ce9" office:value-type="float" office:value="8.63026" calcext:value-type="float">
            <text:p>8.63</text:p>
          </table:table-cell>
          <table:table-cell table:style-name="ce9" office:value-type="float" office:value="10.6402" calcext:value-type="float">
            <text:p>10.64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2.80297" calcext:value-type="float">
            <text:p>2.80</text:p>
          </table:table-cell>
          <table:table-cell table:style-name="ce9" office:value-type="float" office:value="11.2273" calcext:value-type="float">
            <text:p>11.23</text:p>
          </table:table-cell>
          <table:table-cell table:style-name="ce9" office:value-type="float" office:value="3.17274" calcext:value-type="float">
            <text:p>3.17</text:p>
          </table:table-cell>
          <table:table-cell table:style-name="ce9" office:value-type="float" office:value="2.50335" calcext:value-type="float">
            <text:p>2.50</text:p>
          </table:table-cell>
          <table:table-cell table:style-name="ce9" office:value-type="float" office:value="35.9594" calcext:value-type="float">
            <text:p>35.96</text:p>
          </table:table-cell>
          <table:table-cell table:style-name="ce9" office:value-type="float" office:value="44.3342" calcext:value-type="float">
            <text:p>44.33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9" office:value-type="float" office:value="0.245452" calcext:value-type="float">
            <text:p>0.25</text:p>
          </table:table-cell>
          <table:table-cell table:style-name="ce9" office:value-type="float" office:value="2.1525" calcext:value-type="float">
            <text:p>2.15</text:p>
          </table:table-cell>
          <table:table-cell table:style-name="ce9" office:value-type="float" office:value="0.825126" calcext:value-type="float">
            <text:p>0.83</text:p>
          </table:table-cell>
          <table:table-cell table:style-name="ce9" office:value-type="float" office:value="0.249128" calcext:value-type="float">
            <text:p>0.25</text:p>
          </table:table-cell>
          <table:table-cell table:style-name="ce9" office:value-type="float" office:value="2.67159" calcext:value-type="float">
            <text:p>2.67</text:p>
          </table:table-cell>
          <table:table-cell table:style-name="ce9" office:value-type="float" office:value="10.4516" calcext:value-type="float">
            <text:p>10.45</text:p>
          </table:table-cell>
          <table:table-cell table:style-name="ce9" office:value-type="float" office:value="16.5955" calcext:value-type="float">
            <text:p>16.60</text:p>
          </table:table-cell>
          <table:table-cell table:style-name="ce9" office:value-type="float" office:value="1.47903" calcext:value-type="float">
            <text:p>1.48</text:p>
          </table:table-cell>
          <table:table-cell table:style-name="ce9" office:value-type="float" office:value="12.9704" calcext:value-type="float">
            <text:p>12.97</text:p>
          </table:table-cell>
          <table:table-cell table:style-name="ce9" office:value-type="float" office:value="4.972" calcext:value-type="float">
            <text:p>4.97</text:p>
          </table:table-cell>
          <table:table-cell table:style-name="ce9" office:value-type="float" office:value="1.50118" calcext:value-type="float">
            <text:p>1.50</text:p>
          </table:table-cell>
          <table:table-cell table:style-name="ce9" office:value-type="float" office:value="16.0983" calcext:value-type="float">
            <text:p>16.10</text:p>
          </table:table-cell>
          <table:table-cell table:style-name="ce9" office:value-type="float" office:value="62.979" calcext:value-type="float">
            <text:p>62.98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9" office:value-type="float" office:value="0.198479" calcext:value-type="float">
            <text:p>0.20</text:p>
          </table:table-cell>
          <table:table-cell table:style-name="ce9" office:value-type="float" office:value="3.12472" calcext:value-type="float">
            <text:p>3.12</text:p>
          </table:table-cell>
          <table:table-cell table:style-name="ce9" office:value-type="float" office:value="2.07826" calcext:value-type="float">
            <text:p>2.08</text:p>
          </table:table-cell>
          <table:table-cell table:style-name="ce9" office:value-type="float" office:value="0.592182" calcext:value-type="float">
            <text:p>0.59</text:p>
          </table:table-cell>
          <table:table-cell table:style-name="ce9" office:value-type="float" office:value="5.10933" calcext:value-type="float">
            <text:p>5.11</text:p>
          </table:table-cell>
          <table:table-cell table:style-name="ce9" office:value-type="float" office:value="8.9093" calcext:value-type="float">
            <text:p>8.91</text:p>
          </table:table-cell>
          <table:table-cell table:style-name="ce9" office:value-type="float" office:value="20.0123" calcext:value-type="float">
            <text:p>20.01</text:p>
          </table:table-cell>
          <table:table-cell table:style-name="ce9" office:value-type="float" office:value="0.991787" calcext:value-type="float">
            <text:p>0.99</text:p>
          </table:table-cell>
          <table:table-cell table:style-name="ce9" office:value-type="float" office:value="15.614" calcext:value-type="float">
            <text:p>15.61</text:p>
          </table:table-cell>
          <table:table-cell table:style-name="ce9" office:value-type="float" office:value="10.3849" calcext:value-type="float">
            <text:p>10.38</text:p>
          </table:table-cell>
          <table:table-cell table:style-name="ce9" office:value-type="float" office:value="2.95909" calcext:value-type="float">
            <text:p>2.96</text:p>
          </table:table-cell>
          <table:table-cell table:style-name="ce9" office:value-type="float" office:value="25.531" calcext:value-type="float">
            <text:p>25.53</text:p>
          </table:table-cell>
          <table:table-cell table:style-name="ce9" office:value-type="float" office:value="44.5192" calcext:value-type="float">
            <text:p>44.52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9" office:value-type="float" office:value="0.570944" calcext:value-type="float">
            <text:p>0.57</text:p>
          </table:table-cell>
          <table:table-cell table:style-name="ce9" office:value-type="float" office:value="2.5289" calcext:value-type="float">
            <text:p>2.53</text:p>
          </table:table-cell>
          <table:table-cell table:style-name="ce9" office:value-type="float" office:value="2.15684" calcext:value-type="float">
            <text:p>2.16</text:p>
          </table:table-cell>
          <table:table-cell table:style-name="ce9" office:value-type="float" office:value="0.729875" calcext:value-type="float">
            <text:p>0.73</text:p>
          </table:table-cell>
          <table:table-cell table:style-name="ce9" office:value-type="float" office:value="8.98169" calcext:value-type="float">
            <text:p>8.98</text:p>
          </table:table-cell>
          <table:table-cell table:style-name="ce9" office:value-type="float" office:value="9.03175" calcext:value-type="float">
            <text:p>9.03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2.37893" calcext:value-type="float">
            <text:p>2.38</text:p>
          </table:table-cell>
          <table:table-cell table:style-name="ce9" office:value-type="float" office:value="10.5371" calcext:value-type="float">
            <text:p>10.54</text:p>
          </table:table-cell>
          <table:table-cell table:style-name="ce9" office:value-type="float" office:value="8.98683" calcext:value-type="float">
            <text:p>8.99</text:p>
          </table:table-cell>
          <table:table-cell table:style-name="ce9" office:value-type="float" office:value="3.04115" calcext:value-type="float">
            <text:p>3.04</text:p>
          </table:table-cell>
          <table:table-cell table:style-name="ce9" office:value-type="float" office:value="37.4237" calcext:value-type="float">
            <text:p>37.42</text:p>
          </table:table-cell>
          <table:table-cell table:style-name="ce9" office:value-type="float" office:value="37.6323" calcext:value-type="float">
            <text:p>37.63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9" office:value-type="float" office:value="0.469096" calcext:value-type="float">
            <text:p>0.47</text:p>
          </table:table-cell>
          <table:table-cell table:style-name="ce9" office:value-type="float" office:value="3.34106" calcext:value-type="float">
            <text:p>3.34</text:p>
          </table:table-cell>
          <table:table-cell table:style-name="ce9" office:value-type="float" office:value="1.9576" calcext:value-type="float">
            <text:p>1.96</text:p>
          </table:table-cell>
          <table:table-cell table:style-name="ce9" office:value-type="float" office:value="0.352312" calcext:value-type="float">
            <text:p>0.35</text:p>
          </table:table-cell>
          <table:table-cell table:style-name="ce9" office:value-type="float" office:value="13.5354" calcext:value-type="float">
            <text:p>13.54</text:p>
          </table:table-cell>
          <table:table-cell table:style-name="ce9" office:value-type="float" office:value="5.75756" calcext:value-type="float">
            <text:p>5.76</text:p>
          </table:table-cell>
          <table:table-cell table:style-name="ce9" office:value-type="float" office:value="25.413" calcext:value-type="float">
            <text:p>25.41</text:p>
          </table:table-cell>
          <table:table-cell table:style-name="ce9" office:value-type="float" office:value="1.84589" calcext:value-type="float">
            <text:p>1.85</text:p>
          </table:table-cell>
          <table:table-cell table:style-name="ce9" office:value-type="float" office:value="13.147" calcext:value-type="float">
            <text:p>13.15</text:p>
          </table:table-cell>
          <table:table-cell table:style-name="ce9" office:value-type="float" office:value="7.70313" calcext:value-type="float">
            <text:p>7.70</text:p>
          </table:table-cell>
          <table:table-cell table:style-name="ce9" office:value-type="float" office:value="1.38635" calcext:value-type="float">
            <text:p>1.39</text:p>
          </table:table-cell>
          <table:table-cell table:style-name="ce9" office:value-type="float" office:value="53.2616" calcext:value-type="float">
            <text:p>53.26</text:p>
          </table:table-cell>
          <table:table-cell table:style-name="ce9" office:value-type="float" office:value="22.656" calcext:value-type="float">
            <text:p>22.66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9" office:value-type="float" office:value="0.169192" calcext:value-type="float">
            <text:p>0.17</text:p>
          </table:table-cell>
          <table:table-cell table:style-name="ce9" office:value-type="float" office:value="3.13038" calcext:value-type="float">
            <text:p>3.13</text:p>
          </table:table-cell>
          <table:table-cell table:style-name="ce9" office:value-type="float" office:value="2.28935" calcext:value-type="float">
            <text:p>2.29</text:p>
          </table:table-cell>
          <table:table-cell table:style-name="ce9" office:value-type="float" office:value="0.485682" calcext:value-type="float">
            <text:p>0.49</text:p>
          </table:table-cell>
          <table:table-cell table:style-name="ce9" office:value-type="float" office:value="12.1366" calcext:value-type="float">
            <text:p>12.14</text:p>
          </table:table-cell>
          <table:table-cell table:style-name="ce9" office:value-type="float" office:value="4.6185" calcext:value-type="float">
            <text:p>4.62</text:p>
          </table:table-cell>
          <table:table-cell table:style-name="ce9" office:value-type="float" office:value="22.8298" calcext:value-type="float">
            <text:p>22.83</text:p>
          </table:table-cell>
          <table:table-cell table:style-name="ce9" office:value-type="float" office:value="0.741103" calcext:value-type="float">
            <text:p>0.74</text:p>
          </table:table-cell>
          <table:table-cell table:style-name="ce9" office:value-type="float" office:value="13.7118" calcext:value-type="float">
            <text:p>13.71</text:p>
          </table:table-cell>
          <table:table-cell table:style-name="ce9" office:value-type="float" office:value="10.0279" calcext:value-type="float">
            <text:p>10.03</text:p>
          </table:table-cell>
          <table:table-cell table:style-name="ce9" office:value-type="float" office:value="2.12741" calcext:value-type="float">
            <text:p>2.13</text:p>
          </table:table-cell>
          <table:table-cell table:style-name="ce9" office:value-type="float" office:value="53.1615" calcext:value-type="float">
            <text:p>53.16</text:p>
          </table:table-cell>
          <table:table-cell table:style-name="ce9" office:value-type="float" office:value="20.2302" calcext:value-type="float">
            <text:p>20.23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9" office:value-type="float" office:value="0.582177" calcext:value-type="float">
            <text:p>0.58</text:p>
          </table:table-cell>
          <table:table-cell table:style-name="ce9" office:value-type="float" office:value="3.26852" calcext:value-type="float">
            <text:p>3.27</text:p>
          </table:table-cell>
          <table:table-cell table:style-name="ce9" office:value-type="float" office:value="2.42037" calcext:value-type="float">
            <text:p>2.42</text:p>
          </table:table-cell>
          <table:table-cell table:style-name="ce9" office:value-type="float" office:value="0.404716" calcext:value-type="float">
            <text:p>0.40</text:p>
          </table:table-cell>
          <table:table-cell table:style-name="ce9" office:value-type="float" office:value="5.72638" calcext:value-type="float">
            <text:p>5.73</text:p>
          </table:table-cell>
          <table:table-cell table:style-name="ce9" office:value-type="float" office:value="10.0868" calcext:value-type="float">
            <text:p>10.09</text:p>
          </table:table-cell>
          <table:table-cell table:style-name="ce9" office:value-type="float" office:value="22.4889" calcext:value-type="float">
            <text:p>22.49</text:p>
          </table:table-cell>
          <table:table-cell table:style-name="ce9" office:value-type="float" office:value="2.58873" calcext:value-type="float">
            <text:p>2.59</text:p>
          </table:table-cell>
          <table:table-cell table:style-name="ce9" office:value-type="float" office:value="14.5339" calcext:value-type="float">
            <text:p>14.53</text:p>
          </table:table-cell>
          <table:table-cell table:style-name="ce9" office:value-type="float" office:value="10.7625" calcext:value-type="float">
            <text:p>10.76</text:p>
          </table:table-cell>
          <table:table-cell table:style-name="ce9" office:value-type="float" office:value="1.79962" calcext:value-type="float">
            <text:p>1.80</text:p>
          </table:table-cell>
          <table:table-cell table:style-name="ce9" office:value-type="float" office:value="25.4631" calcext:value-type="float">
            <text:p>25.46</text:p>
          </table:table-cell>
          <table:table-cell table:style-name="ce9" office:value-type="float" office:value="44.8521" calcext:value-type="float">
            <text:p>44.85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9" office:value-type="float" office:value="0.16721" calcext:value-type="float">
            <text:p>0.17</text:p>
          </table:table-cell>
          <table:table-cell table:style-name="ce9" office:value-type="float" office:value="4.08308" calcext:value-type="float">
            <text:p>4.08</text:p>
          </table:table-cell>
          <table:table-cell table:style-name="ce9" office:value-type="float" office:value="2.62647" calcext:value-type="float">
            <text:p>2.63</text:p>
          </table:table-cell>
          <table:table-cell table:style-name="ce9" office:value-type="float" office:value="0.152942" calcext:value-type="float">
            <text:p>0.15</text:p>
          </table:table-cell>
          <table:table-cell table:style-name="ce9" office:value-type="float" office:value="2.57468" calcext:value-type="float">
            <text:p>2.57</text:p>
          </table:table-cell>
          <table:table-cell table:style-name="ce9" office:value-type="float" office:value="6.09806" calcext:value-type="float">
            <text:p>6.10</text:p>
          </table:table-cell>
          <table:table-cell table:style-name="ce9" office:value-type="float" office:value="15.7024" calcext:value-type="float">
            <text:p>15.70</text:p>
          </table:table-cell>
          <table:table-cell table:style-name="ce9" office:value-type="float" office:value="1.06486" calcext:value-type="float">
            <text:p>1.06</text:p>
          </table:table-cell>
          <table:table-cell table:style-name="ce9" office:value-type="float" office:value="26.0029" calcext:value-type="float">
            <text:p>26.00</text:p>
          </table:table-cell>
          <table:table-cell table:style-name="ce9" office:value-type="float" office:value="16.7265" calcext:value-type="float">
            <text:p>16.73</text:p>
          </table:table-cell>
          <table:table-cell table:style-name="ce9" office:value-type="float" office:value="0.974002" calcext:value-type="float">
            <text:p>0.97</text:p>
          </table:table-cell>
          <table:table-cell table:style-name="ce9" office:value-type="float" office:value="16.3967" calcext:value-type="float">
            <text:p>16.40</text:p>
          </table:table-cell>
          <table:table-cell table:style-name="ce9" office:value-type="float" office:value="38.8351" calcext:value-type="float">
            <text:p>38.84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9" office:value-type="float" office:value="0.183504" calcext:value-type="float">
            <text:p>0.18</text:p>
          </table:table-cell>
          <table:table-cell table:style-name="ce9" office:value-type="float" office:value="3.52549" calcext:value-type="float">
            <text:p>3.53</text:p>
          </table:table-cell>
          <table:table-cell table:style-name="ce9" office:value-type="float" office:value="1.80386" calcext:value-type="float">
            <text:p>1.80</text:p>
          </table:table-cell>
          <table:table-cell table:style-name="ce9" office:value-type="float" office:value="0.315056" calcext:value-type="float">
            <text:p>0.32</text:p>
          </table:table-cell>
          <table:table-cell table:style-name="ce9" office:value-type="float" office:value="10.7382" calcext:value-type="float">
            <text:p>10.74</text:p>
          </table:table-cell>
          <table:table-cell table:style-name="ce9" office:value-type="float" office:value="7.43389" calcext:value-type="float">
            <text:p>7.43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0.7646" calcext:value-type="float">
            <text:p>0.76</text:p>
          </table:table-cell>
          <table:table-cell table:style-name="ce9" office:value-type="float" office:value="14.6895" calcext:value-type="float">
            <text:p>14.69</text:p>
          </table:table-cell>
          <table:table-cell table:style-name="ce9" office:value-type="float" office:value="7.51609" calcext:value-type="float">
            <text:p>7.52</text:p>
          </table:table-cell>
          <table:table-cell table:style-name="ce9" office:value-type="float" office:value="1.31273" calcext:value-type="float">
            <text:p>1.31</text:p>
          </table:table-cell>
          <table:table-cell table:style-name="ce9" office:value-type="float" office:value="44.7425" calcext:value-type="float">
            <text:p>44.74</text:p>
          </table:table-cell>
          <table:table-cell table:style-name="ce9" office:value-type="float" office:value="30.9745" calcext:value-type="float">
            <text:p>30.97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9" office:value-type="float" office:value="0.344869" calcext:value-type="float">
            <text:p>0.34</text:p>
          </table:table-cell>
          <table:table-cell table:style-name="ce9" office:value-type="float" office:value="3.53441" calcext:value-type="float">
            <text:p>3.53</text:p>
          </table:table-cell>
          <table:table-cell table:style-name="ce9" office:value-type="float" office:value="1.58542" calcext:value-type="float">
            <text:p>1.59</text:p>
          </table:table-cell>
          <table:table-cell table:style-name="ce9" office:value-type="float" office:value="0.732081" calcext:value-type="float">
            <text:p>0.73</text:p>
          </table:table-cell>
          <table:table-cell table:style-name="ce9" office:value-type="float" office:value="3.45994" calcext:value-type="float">
            <text:p>3.46</text:p>
          </table:table-cell>
          <table:table-cell table:style-name="ce9" office:value-type="float" office:value="14.3433" calcext:value-type="float">
            <text:p>14.34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1.43695" calcext:value-type="float">
            <text:p>1.44</text:p>
          </table:table-cell>
          <table:table-cell table:style-name="ce9" office:value-type="float" office:value="14.7267" calcext:value-type="float">
            <text:p>14.73</text:p>
          </table:table-cell>
          <table:table-cell table:style-name="ce9" office:value-type="float" office:value="6.60591" calcext:value-type="float">
            <text:p>6.61</text:p>
          </table:table-cell>
          <table:table-cell table:style-name="ce9" office:value-type="float" office:value="3.05034" calcext:value-type="float">
            <text:p>3.05</text:p>
          </table:table-cell>
          <table:table-cell table:style-name="ce9" office:value-type="float" office:value="14.4164" calcext:value-type="float">
            <text:p>14.42</text:p>
          </table:table-cell>
          <table:table-cell table:style-name="ce9" office:value-type="float" office:value="59.7637" calcext:value-type="float">
            <text:p>59.76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9" office:value-type="float" office:value="0.887356" calcext:value-type="float">
            <text:p>0.89</text:p>
          </table:table-cell>
          <table:table-cell table:style-name="ce9" office:value-type="float" office:value="4.21098" calcext:value-type="float">
            <text:p>4.21</text:p>
          </table:table-cell>
          <table:table-cell table:style-name="ce9" office:value-type="float" office:value="0.9585" calcext:value-type="float">
            <text:p>0.96</text:p>
          </table:table-cell>
          <table:table-cell table:style-name="ce9" office:value-type="float" office:value="0.426656" calcext:value-type="float">
            <text:p>0.43</text:p>
          </table:table-cell>
          <table:table-cell table:style-name="ce9" office:value-type="float" office:value="8.25555" calcext:value-type="float">
            <text:p>8.26</text:p>
          </table:table-cell>
          <table:table-cell table:style-name="ce9" office:value-type="float" office:value="1.48842" calcext:value-type="float">
            <text:p>1.49</text:p>
          </table:table-cell>
          <table:table-cell table:style-name="ce9" office:value-type="float" office:value="16.2275" calcext:value-type="float">
            <text:p>16.23</text:p>
          </table:table-cell>
          <table:table-cell table:style-name="ce9" office:value-type="float" office:value="5.46824" calcext:value-type="float">
            <text:p>5.47</text:p>
          </table:table-cell>
          <table:table-cell table:style-name="ce9" office:value-type="float" office:value="25.9497" calcext:value-type="float">
            <text:p>25.95</text:p>
          </table:table-cell>
          <table:table-cell table:style-name="ce9" office:value-type="float" office:value="5.90665" calcext:value-type="float">
            <text:p>5.91</text:p>
          </table:table-cell>
          <table:table-cell table:style-name="ce9" office:value-type="float" office:value="2.62922" calcext:value-type="float">
            <text:p>2.63</text:p>
          </table:table-cell>
          <table:table-cell table:style-name="ce9" office:value-type="float" office:value="50.874" calcext:value-type="float">
            <text:p>50.87</text:p>
          </table:table-cell>
          <table:table-cell table:style-name="ce9" office:value-type="float" office:value="9.17223" calcext:value-type="float">
            <text:p>9.17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9" office:value-type="float" office:value="0.359955" calcext:value-type="float">
            <text:p>0.36</text:p>
          </table:table-cell>
          <table:table-cell table:style-name="ce9" office:value-type="float" office:value="4.6763" calcext:value-type="float">
            <text:p>4.68</text:p>
          </table:table-cell>
          <table:table-cell table:style-name="ce9" office:value-type="float" office:value="2.13227" calcext:value-type="float">
            <text:p>2.13</text:p>
          </table:table-cell>
          <table:table-cell table:style-name="ce9" office:value-type="float" office:value="0.331683" calcext:value-type="float">
            <text:p>0.33</text:p>
          </table:table-cell>
          <table:table-cell table:style-name="ce9" office:value-type="float" office:value="5.86627" calcext:value-type="float">
            <text:p>5.87</text:p>
          </table:table-cell>
          <table:table-cell table:style-name="ce9" office:value-type="float" office:value="3.36247" calcext:value-type="float">
            <text:p>3.36</text:p>
          </table:table-cell>
          <table:table-cell table:style-name="ce9" office:value-type="float" office:value="16.7289" calcext:value-type="float">
            <text:p>16.73</text:p>
          </table:table-cell>
          <table:table-cell table:style-name="ce9" office:value-type="float" office:value="2.15169" calcext:value-type="float">
            <text:p>2.15</text:p>
          </table:table-cell>
          <table:table-cell table:style-name="ce9" office:value-type="float" office:value="27.9533" calcext:value-type="float">
            <text:p>27.95</text:p>
          </table:table-cell>
          <table:table-cell table:style-name="ce9" office:value-type="float" office:value="12.746" calcext:value-type="float">
            <text:p>12.75</text:p>
          </table:table-cell>
          <table:table-cell table:style-name="ce9" office:value-type="float" office:value="1.98269" calcext:value-type="float">
            <text:p>1.98</text:p>
          </table:table-cell>
          <table:table-cell table:style-name="ce9" office:value-type="float" office:value="35.0666" calcext:value-type="float">
            <text:p>35.07</text:p>
          </table:table-cell>
          <table:table-cell table:style-name="ce9" office:value-type="float" office:value="20.0997" calcext:value-type="float">
            <text:p>20.10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9" office:value-type="float" office:value="1.23992" calcext:value-type="float">
            <text:p>1.24</text:p>
          </table:table-cell>
          <table:table-cell table:style-name="ce9" office:value-type="float" office:value="1.68564" calcext:value-type="float">
            <text:p>1.69</text:p>
          </table:table-cell>
          <table:table-cell table:style-name="ce9" office:value-type="float" office:value="2.51588" calcext:value-type="float">
            <text:p>2.52</text:p>
          </table:table-cell>
          <table:table-cell table:style-name="ce9" office:value-type="float" office:value="0.357209" calcext:value-type="float">
            <text:p>0.36</text:p>
          </table:table-cell>
          <table:table-cell table:style-name="ce9" office:value-type="float" office:value="13.2504" calcext:value-type="float">
            <text:p>13.25</text:p>
          </table:table-cell>
          <table:table-cell table:style-name="ce9" office:value-type="float" office:value="4.95097" calcext:value-type="float">
            <text:p>4.95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5.16633" calcext:value-type="float">
            <text:p>5.17</text:p>
          </table:table-cell>
          <table:table-cell table:style-name="ce9" office:value-type="float" office:value="7.02349" calcext:value-type="float">
            <text:p>7.02</text:p>
          </table:table-cell>
          <table:table-cell table:style-name="ce9" office:value-type="float" office:value="10.4828" calcext:value-type="float">
            <text:p>10.48</text:p>
          </table:table-cell>
          <table:table-cell table:style-name="ce9" office:value-type="float" office:value="1.48837" calcext:value-type="float">
            <text:p>1.49</text:p>
          </table:table-cell>
          <table:table-cell table:style-name="ce9" office:value-type="float" office:value="55.21" calcext:value-type="float">
            <text:p>55.21</text:p>
          </table:table-cell>
          <table:table-cell table:style-name="ce9" office:value-type="float" office:value="20.629" calcext:value-type="float">
            <text:p>20.63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9" office:value-type="float" office:value="2.26614" calcext:value-type="float">
            <text:p>2.27</text:p>
          </table:table-cell>
          <table:table-cell table:style-name="ce9" office:value-type="float" office:value="1.23884" calcext:value-type="float">
            <text:p>1.24</text:p>
          </table:table-cell>
          <table:table-cell table:style-name="ce9" office:value-type="float" office:value="1.34565" calcext:value-type="float">
            <text:p>1.35</text:p>
          </table:table-cell>
          <table:table-cell table:style-name="ce9" office:value-type="float" office:value="0.376793" calcext:value-type="float">
            <text:p>0.38</text:p>
          </table:table-cell>
          <table:table-cell table:style-name="ce9" office:value-type="float" office:value="18.5382" calcext:value-type="float">
            <text:p>18.54</text:p>
          </table:table-cell>
          <table:table-cell table:style-name="ce9" office:value-type="float" office:value="2.33863" calcext:value-type="float">
            <text:p>2.34</text:p>
          </table:table-cell>
          <table:table-cell table:style-name="ce9" office:value-type="float" office:value="26.1043" calcext:value-type="float">
            <text:p>26.10</text:p>
          </table:table-cell>
          <table:table-cell table:style-name="ce9" office:value-type="float" office:value="8.68109" calcext:value-type="float">
            <text:p>8.68</text:p>
          </table:table-cell>
          <table:table-cell table:style-name="ce9" office:value-type="float" office:value="4.74574" calcext:value-type="float">
            <text:p>4.75</text:p>
          </table:table-cell>
          <table:table-cell table:style-name="ce9" office:value-type="float" office:value="5.1549" calcext:value-type="float">
            <text:p>5.15</text:p>
          </table:table-cell>
          <table:table-cell table:style-name="ce9" office:value-type="float" office:value="1.44341" calcext:value-type="float">
            <text:p>1.44</text:p>
          </table:table-cell>
          <table:table-cell table:style-name="ce9" office:value-type="float" office:value="71.0161" calcext:value-type="float">
            <text:p>71.02</text:p>
          </table:table-cell>
          <table:table-cell table:style-name="ce9" office:value-type="float" office:value="8.95881" calcext:value-type="float">
            <text:p>8.96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9" office:value-type="float" office:value="1.08156" calcext:value-type="float">
            <text:p>1.08</text:p>
          </table:table-cell>
          <table:table-cell table:style-name="ce9" office:value-type="float" office:value="1.72808" calcext:value-type="float">
            <text:p>1.73</text:p>
          </table:table-cell>
          <table:table-cell table:style-name="ce9" office:value-type="float" office:value="2.62304" calcext:value-type="float">
            <text:p>2.62</text:p>
          </table:table-cell>
          <table:table-cell table:style-name="ce9" office:value-type="float" office:value="1.07236" calcext:value-type="float">
            <text:p>1.07</text:p>
          </table:table-cell>
          <table:table-cell table:style-name="ce9" office:value-type="float" office:value="13.5805" calcext:value-type="float">
            <text:p>13.58</text:p>
          </table:table-cell>
          <table:table-cell table:style-name="ce9" office:value-type="float" office:value="3.91445" calcext:value-type="float">
            <text:p>3.91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4.5065" calcext:value-type="float">
            <text:p>4.51</text:p>
          </table:table-cell>
          <table:table-cell table:style-name="ce9" office:value-type="float" office:value="7.20032" calcext:value-type="float">
            <text:p>7.20</text:p>
          </table:table-cell>
          <table:table-cell table:style-name="ce9" office:value-type="float" office:value="10.9293" calcext:value-type="float">
            <text:p>10.93</text:p>
          </table:table-cell>
          <table:table-cell table:style-name="ce9" office:value-type="float" office:value="4.46819" calcext:value-type="float">
            <text:p>4.47</text:p>
          </table:table-cell>
          <table:table-cell table:style-name="ce9" office:value-type="float" office:value="56.5855" calcext:value-type="float">
            <text:p>56.59</text:p>
          </table:table-cell>
          <table:table-cell table:style-name="ce9" office:value-type="float" office:value="16.3102" calcext:value-type="float">
            <text:p>16.31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9" office:value-type="float" office:value="3.02524" calcext:value-type="float">
            <text:p>3.03</text:p>
          </table:table-cell>
          <table:table-cell table:style-name="ce9" office:value-type="float" office:value="1.06032" calcext:value-type="float">
            <text:p>1.06</text:p>
          </table:table-cell>
          <table:table-cell table:style-name="ce9" office:value-type="float" office:value="1.16197" calcext:value-type="float">
            <text:p>1.16</text:p>
          </table:table-cell>
          <table:table-cell table:style-name="ce9" office:value-type="float" office:value="1.06747" calcext:value-type="float">
            <text:p>1.07</text:p>
          </table:table-cell>
          <table:table-cell table:style-name="ce9" office:value-type="float" office:value="29.4019" calcext:value-type="float">
            <text:p>29.40</text:p>
          </table:table-cell>
          <table:table-cell table:style-name="ce9" office:value-type="float" office:value="1.2074" calcext:value-type="float">
            <text:p>1.21</text:p>
          </table:table-cell>
          <table:table-cell table:style-name="ce9" office:value-type="float" office:value="36.9243" calcext:value-type="float">
            <text:p>36.92</text:p>
          </table:table-cell>
          <table:table-cell table:style-name="ce9" office:value-type="float" office:value="8.19309" calcext:value-type="float">
            <text:p>8.19</text:p>
          </table:table-cell>
          <table:table-cell table:style-name="ce9" office:value-type="float" office:value="2.8716" calcext:value-type="float">
            <text:p>2.87</text:p>
          </table:table-cell>
          <table:table-cell table:style-name="ce9" office:value-type="float" office:value="3.14689" calcext:value-type="float">
            <text:p>3.15</text:p>
          </table:table-cell>
          <table:table-cell table:style-name="ce9" office:value-type="float" office:value="2.89098" calcext:value-type="float">
            <text:p>2.89</text:p>
          </table:table-cell>
          <table:table-cell table:style-name="ce9" office:value-type="float" office:value="79.6275" calcext:value-type="float">
            <text:p>79.63</text:p>
          </table:table-cell>
          <table:table-cell table:style-name="ce9" office:value-type="float" office:value="3.26994" calcext:value-type="float">
            <text:p>3.27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9" office:value-type="float" office:value="1.8444" calcext:value-type="float">
            <text:p>1.84</text:p>
          </table:table-cell>
          <table:table-cell table:style-name="ce9" office:value-type="float" office:value="1.20658" calcext:value-type="float">
            <text:p>1.21</text:p>
          </table:table-cell>
          <table:table-cell table:style-name="ce9" office:value-type="float" office:value="1.51207" calcext:value-type="float">
            <text:p>1.51</text:p>
          </table:table-cell>
          <table:table-cell table:style-name="ce9" office:value-type="float" office:value="0.99234" calcext:value-type="float">
            <text:p>0.99</text:p>
          </table:table-cell>
          <table:table-cell table:style-name="ce9" office:value-type="float" office:value="22.3647" calcext:value-type="float">
            <text:p>22.36</text:p>
          </table:table-cell>
          <table:table-cell table:style-name="ce9" office:value-type="float" office:value="2.49274" calcext:value-type="float">
            <text:p>2.49</text:p>
          </table:table-cell>
          <table:table-cell table:style-name="ce9" office:value-type="float" office:value="30.4128" calcext:value-type="float">
            <text:p>30.41</text:p>
          </table:table-cell>
          <table:table-cell table:style-name="ce9" office:value-type="float" office:value="6.06454" calcext:value-type="float">
            <text:p>6.06</text:p>
          </table:table-cell>
          <table:table-cell table:style-name="ce9" office:value-type="float" office:value="3.96733" calcext:value-type="float">
            <text:p>3.97</text:p>
          </table:table-cell>
          <table:table-cell table:style-name="ce9" office:value-type="float" office:value="4.9718" calcext:value-type="float">
            <text:p>4.97</text:p>
          </table:table-cell>
          <table:table-cell table:style-name="ce9" office:value-type="float" office:value="3.2629" calcext:value-type="float">
            <text:p>3.26</text:p>
          </table:table-cell>
          <table:table-cell table:style-name="ce9" office:value-type="float" office:value="73.5371" calcext:value-type="float">
            <text:p>73.54</text:p>
          </table:table-cell>
          <table:table-cell table:style-name="ce9" office:value-type="float" office:value="8.19633" calcext:value-type="float">
            <text:p>8.20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9" office:value-type="float" office:value="1.03966" calcext:value-type="float">
            <text:p>1.04</text:p>
          </table:table-cell>
          <table:table-cell table:style-name="ce9" office:value-type="float" office:value="3.23378" calcext:value-type="float">
            <text:p>3.23</text:p>
          </table:table-cell>
          <table:table-cell table:style-name="ce9" office:value-type="float" office:value="3.23175" calcext:value-type="float">
            <text:p>3.23</text:p>
          </table:table-cell>
          <table:table-cell table:style-name="ce9" office:value-type="float" office:value="0.768404" calcext:value-type="float">
            <text:p>0.77</text:p>
          </table:table-cell>
          <table:table-cell table:style-name="ce9" office:value-type="float" office:value="13.0705" calcext:value-type="float">
            <text:p>13.07</text:p>
          </table:table-cell>
          <table:table-cell table:style-name="ce9" office:value-type="float" office:value="2.65592" calcext:value-type="float">
            <text:p>2.66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4.3319" calcext:value-type="float">
            <text:p>4.33</text:p>
          </table:table-cell>
          <table:table-cell table:style-name="ce9" office:value-type="float" office:value="13.4741" calcext:value-type="float">
            <text:p>13.47</text:p>
          </table:table-cell>
          <table:table-cell table:style-name="ce9" office:value-type="float" office:value="13.4656" calcext:value-type="float">
            <text:p>13.47</text:p>
          </table:table-cell>
          <table:table-cell table:style-name="ce9" office:value-type="float" office:value="3.20168" calcext:value-type="float">
            <text:p>3.20</text:p>
          </table:table-cell>
          <table:table-cell table:style-name="ce9" office:value-type="float" office:value="54.4604" calcext:value-type="float">
            <text:p>54.46</text:p>
          </table:table-cell>
          <table:table-cell table:style-name="ce9" office:value-type="float" office:value="11.0663" calcext:value-type="float">
            <text:p>11.07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9" office:value-type="float" office:value="1.5866" calcext:value-type="float">
            <text:p>1.59</text:p>
          </table:table-cell>
          <table:table-cell table:style-name="ce9" office:value-type="float" office:value="2.94214" calcext:value-type="float">
            <text:p>2.94</text:p>
          </table:table-cell>
          <table:table-cell table:style-name="ce9" office:value-type="float" office:value="1.82907" calcext:value-type="float">
            <text:p>1.83</text:p>
          </table:table-cell>
          <table:table-cell table:style-name="ce9" office:value-type="float" office:value="0.465125" calcext:value-type="float">
            <text:p>0.47</text:p>
          </table:table-cell>
          <table:table-cell table:style-name="ce9" office:value-type="float" office:value="10.8194" calcext:value-type="float">
            <text:p>10.82</text:p>
          </table:table-cell>
          <table:table-cell table:style-name="ce9" office:value-type="float" office:value="3.91884" calcext:value-type="float">
            <text:p>3.92</text:p>
          </table:table-cell>
          <table:table-cell table:style-name="ce9" office:value-type="float" office:value="21.5612" calcext:value-type="float">
            <text:p>21.56</text:p>
          </table:table-cell>
          <table:table-cell table:style-name="ce9" office:value-type="float" office:value="7.35861" calcext:value-type="float">
            <text:p>7.36</text:p>
          </table:table-cell>
          <table:table-cell table:style-name="ce9" office:value-type="float" office:value="13.6455" calcext:value-type="float">
            <text:p>13.65</text:p>
          </table:table-cell>
          <table:table-cell table:style-name="ce9" office:value-type="float" office:value="8.48316" calcext:value-type="float">
            <text:p>8.48</text:p>
          </table:table-cell>
          <table:table-cell table:style-name="ce9" office:value-type="float" office:value="2.15723" calcext:value-type="float">
            <text:p>2.16</text:p>
          </table:table-cell>
          <table:table-cell table:style-name="ce9" office:value-type="float" office:value="50.1801" calcext:value-type="float">
            <text:p>50.18</text:p>
          </table:table-cell>
          <table:table-cell table:style-name="ce9" office:value-type="float" office:value="18.1754" calcext:value-type="float">
            <text:p>18.18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9" office:value-type="float" office:value="1.36252" calcext:value-type="float">
            <text:p>1.36</text:p>
          </table:table-cell>
          <table:table-cell table:style-name="ce9" office:value-type="float" office:value="3.05967" calcext:value-type="float">
            <text:p>3.06</text:p>
          </table:table-cell>
          <table:table-cell table:style-name="ce9" office:value-type="float" office:value="2.47594" calcext:value-type="float">
            <text:p>2.48</text:p>
          </table:table-cell>
          <table:table-cell table:style-name="ce9" office:value-type="float" office:value="1.52433" calcext:value-type="float">
            <text:p>1.52</text:p>
          </table:table-cell>
          <table:table-cell table:style-name="ce9" office:value-type="float" office:value="12.2511" calcext:value-type="float">
            <text:p>12.25</text:p>
          </table:table-cell>
          <table:table-cell table:style-name="ce9" office:value-type="float" office:value="3.26097" calcext:value-type="float">
            <text:p>3.26</text:p>
          </table:table-cell>
          <table:table-cell table:style-name="ce9" office:value-type="float" office:value="23.9345" calcext:value-type="float">
            <text:p>23.93</text:p>
          </table:table-cell>
          <table:table-cell table:style-name="ce9" office:value-type="float" office:value="5.69268" calcext:value-type="float">
            <text:p>5.69</text:p>
          </table:table-cell>
          <table:table-cell table:style-name="ce9" office:value-type="float" office:value="12.7835" calcext:value-type="float">
            <text:p>12.78</text:p>
          </table:table-cell>
          <table:table-cell table:style-name="ce9" office:value-type="float" office:value="10.3446" calcext:value-type="float">
            <text:p>10.34</text:p>
          </table:table-cell>
          <table:table-cell table:style-name="ce9" office:value-type="float" office:value="6.36873" calcext:value-type="float">
            <text:p>6.37</text:p>
          </table:table-cell>
          <table:table-cell table:style-name="ce9" office:value-type="float" office:value="51.1859" calcext:value-type="float">
            <text:p>51.19</text:p>
          </table:table-cell>
          <table:table-cell table:style-name="ce9" office:value-type="float" office:value="13.6245" calcext:value-type="float">
            <text:p>13.62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9" office:value-type="float" office:value="0.538628" calcext:value-type="float">
            <text:p>0.54</text:p>
          </table:table-cell>
          <table:table-cell table:style-name="ce9" office:value-type="float" office:value="3.21924" calcext:value-type="float">
            <text:p>3.22</text:p>
          </table:table-cell>
          <table:table-cell table:style-name="ce9" office:value-type="float" office:value="3.49181" calcext:value-type="float">
            <text:p>3.49</text:p>
          </table:table-cell>
          <table:table-cell table:style-name="ce9" office:value-type="float" office:value="0.548756" calcext:value-type="float">
            <text:p>0.55</text:p>
          </table:table-cell>
          <table:table-cell table:style-name="ce9" office:value-type="float" office:value="4.31191" calcext:value-type="float">
            <text:p>4.31</text:p>
          </table:table-cell>
          <table:table-cell table:style-name="ce9" office:value-type="float" office:value="5.68402" calcext:value-type="float">
            <text:p>5.68</text:p>
          </table:table-cell>
          <table:table-cell table:style-name="ce9" office:value-type="float" office:value="17.7944" calcext:value-type="float">
            <text:p>17.79</text:p>
          </table:table-cell>
          <table:table-cell table:style-name="ce9" office:value-type="float" office:value="3.02696" calcext:value-type="float">
            <text:p>3.03</text:p>
          </table:table-cell>
          <table:table-cell table:style-name="ce9" office:value-type="float" office:value="18.0914" calcext:value-type="float">
            <text:p>18.09</text:p>
          </table:table-cell>
          <table:table-cell table:style-name="ce9" office:value-type="float" office:value="19.6231" calcext:value-type="float">
            <text:p>19.62</text:p>
          </table:table-cell>
          <table:table-cell table:style-name="ce9" office:value-type="float" office:value="3.08388" calcext:value-type="float">
            <text:p>3.08</text:p>
          </table:table-cell>
          <table:table-cell table:style-name="ce9" office:value-type="float" office:value="24.2319" calcext:value-type="float">
            <text:p>24.23</text:p>
          </table:table-cell>
          <table:table-cell table:style-name="ce9" office:value-type="float" office:value="31.9428" calcext:value-type="float">
            <text:p>31.94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9" office:value-type="float" office:value="0.603231" calcext:value-type="float">
            <text:p>0.60</text:p>
          </table:table-cell>
          <table:table-cell table:style-name="ce9" office:value-type="float" office:value="3.2729" calcext:value-type="float">
            <text:p>3.27</text:p>
          </table:table-cell>
          <table:table-cell table:style-name="ce9" office:value-type="float" office:value="2.65422" calcext:value-type="float">
            <text:p>2.65</text:p>
          </table:table-cell>
          <table:table-cell table:style-name="ce9" office:value-type="float" office:value="0.269436" calcext:value-type="float">
            <text:p>0.27</text:p>
          </table:table-cell>
          <table:table-cell table:style-name="ce9" office:value-type="float" office:value="14.3606" calcext:value-type="float">
            <text:p>14.36</text:p>
          </table:table-cell>
          <table:table-cell table:style-name="ce9" office:value-type="float" office:value="2.41809" calcext:value-type="float">
            <text:p>2.42</text:p>
          </table:table-cell>
          <table:table-cell table:style-name="ce9" office:value-type="float" office:value="23.5785" calcext:value-type="float">
            <text:p>23.58</text:p>
          </table:table-cell>
          <table:table-cell table:style-name="ce9" office:value-type="float" office:value="2.5584" calcext:value-type="float">
            <text:p>2.56</text:p>
          </table:table-cell>
          <table:table-cell table:style-name="ce9" office:value-type="float" office:value="13.8809" calcext:value-type="float">
            <text:p>13.88</text:p>
          </table:table-cell>
          <table:table-cell table:style-name="ce9" office:value-type="float" office:value="11.257" calcext:value-type="float">
            <text:p>11.26</text:p>
          </table:table-cell>
          <table:table-cell table:style-name="ce9" office:value-type="float" office:value="1.14272" calcext:value-type="float">
            <text:p>1.14</text:p>
          </table:table-cell>
          <table:table-cell table:style-name="ce9" office:value-type="float" office:value="60.9056" calcext:value-type="float">
            <text:p>60.91</text:p>
          </table:table-cell>
          <table:table-cell table:style-name="ce9" office:value-type="float" office:value="10.2555" calcext:value-type="float">
            <text:p>10.26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9" office:value-type="float" office:value="1.32429" calcext:value-type="float">
            <text:p>1.32</text:p>
          </table:table-cell>
          <table:table-cell table:style-name="ce9" office:value-type="float" office:value="3.85072" calcext:value-type="float">
            <text:p>3.85</text:p>
          </table:table-cell>
          <table:table-cell table:style-name="ce9" office:value-type="float" office:value="2.227" calcext:value-type="float">
            <text:p>2.23</text:p>
          </table:table-cell>
          <table:table-cell table:style-name="ce9" office:value-type="float" office:value="0.489732" calcext:value-type="float">
            <text:p>0.49</text:p>
          </table:table-cell>
          <table:table-cell table:style-name="ce9" office:value-type="float" office:value="13.6866" calcext:value-type="float">
            <text:p>13.69</text:p>
          </table:table-cell>
          <table:table-cell table:style-name="ce9" office:value-type="float" office:value="2.42169" calcext:value-type="float">
            <text:p>2.42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5.51787" calcext:value-type="float">
            <text:p>5.52</text:p>
          </table:table-cell>
          <table:table-cell table:style-name="ce9" office:value-type="float" office:value="16.0447" calcext:value-type="float">
            <text:p>16.04</text:p>
          </table:table-cell>
          <table:table-cell table:style-name="ce9" office:value-type="float" office:value="9.27915" calcext:value-type="float">
            <text:p>9.28</text:p>
          </table:table-cell>
          <table:table-cell table:style-name="ce9" office:value-type="float" office:value="2.04055" calcext:value-type="float">
            <text:p>2.04</text:p>
          </table:table-cell>
          <table:table-cell table:style-name="ce9" office:value-type="float" office:value="57.0274" calcext:value-type="float">
            <text:p>57.03</text:p>
          </table:table-cell>
          <table:table-cell table:style-name="ce9" office:value-type="float" office:value="10.0904" calcext:value-type="float">
            <text:p>10.09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9" office:value-type="float" office:value="0.976461" calcext:value-type="float">
            <text:p>0.98</text:p>
          </table:table-cell>
          <table:table-cell table:style-name="ce9" office:value-type="float" office:value="4.63119" calcext:value-type="float">
            <text:p>4.63</text:p>
          </table:table-cell>
          <table:table-cell table:style-name="ce9" office:value-type="float" office:value="2.72274" calcext:value-type="float">
            <text:p>2.72</text:p>
          </table:table-cell>
          <table:table-cell table:style-name="ce9" office:value-type="float" office:value="0.438294" calcext:value-type="float">
            <text:p>0.44</text:p>
          </table:table-cell>
          <table:table-cell table:style-name="ce9" office:value-type="float" office:value="9.50992" calcext:value-type="float">
            <text:p>9.51</text:p>
          </table:table-cell>
          <table:table-cell table:style-name="ce9" office:value-type="float" office:value="5.72139" calcext:value-type="float">
            <text:p>5.72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4.06859" calcext:value-type="float">
            <text:p>4.07</text:p>
          </table:table-cell>
          <table:table-cell table:style-name="ce9" office:value-type="float" office:value="19.2966" calcext:value-type="float">
            <text:p>19.30</text:p>
          </table:table-cell>
          <table:table-cell table:style-name="ce9" office:value-type="float" office:value="11.3447" calcext:value-type="float">
            <text:p>11.34</text:p>
          </table:table-cell>
          <table:table-cell table:style-name="ce9" office:value-type="float" office:value="1.82622" calcext:value-type="float">
            <text:p>1.83</text:p>
          </table:table-cell>
          <table:table-cell table:style-name="ce9" office:value-type="float" office:value="39.6247" calcext:value-type="float">
            <text:p>39.62</text:p>
          </table:table-cell>
          <table:table-cell table:style-name="ce9" office:value-type="float" office:value="23.8391" calcext:value-type="float">
            <text:p>23.84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9" office:value-type="float" office:value="0.233439" calcext:value-type="float">
            <text:p>0.23</text:p>
          </table:table-cell>
          <table:table-cell table:style-name="ce9" office:value-type="float" office:value="3.45268" calcext:value-type="float">
            <text:p>3.45</text:p>
          </table:table-cell>
          <table:table-cell table:style-name="ce9" office:value-type="float" office:value="3.23206" calcext:value-type="float">
            <text:p>3.23</text:p>
          </table:table-cell>
          <table:table-cell table:style-name="ce9" office:value-type="float" office:value="0.660616" calcext:value-type="float">
            <text:p>0.66</text:p>
          </table:table-cell>
          <table:table-cell table:style-name="ce9" office:value-type="float" office:value="7.59104" calcext:value-type="float">
            <text:p>7.59</text:p>
          </table:table-cell>
          <table:table-cell table:style-name="ce9" office:value-type="float" office:value="8.129" calcext:value-type="float">
            <text:p>8.13</text:p>
          </table:table-cell>
          <table:table-cell table:style-name="ce9" office:value-type="float" office:value="23.2988" calcext:value-type="float">
            <text:p>23.30</text:p>
          </table:table-cell>
          <table:table-cell table:style-name="ce9" office:value-type="float" office:value="1.00193" calcext:value-type="float">
            <text:p>1.00</text:p>
          </table:table-cell>
          <table:table-cell table:style-name="ce9" office:value-type="float" office:value="14.8191" calcext:value-type="float">
            <text:p>14.82</text:p>
          </table:table-cell>
          <table:table-cell table:style-name="ce9" office:value-type="float" office:value="13.8722" calcext:value-type="float">
            <text:p>13.87</text:p>
          </table:table-cell>
          <table:table-cell table:style-name="ce9" office:value-type="float" office:value="2.83541" calcext:value-type="float">
            <text:p>2.84</text:p>
          </table:table-cell>
          <table:table-cell table:style-name="ce9" office:value-type="float" office:value="32.5812" calcext:value-type="float">
            <text:p>32.58</text:p>
          </table:table-cell>
          <table:table-cell table:style-name="ce9" office:value-type="float" office:value="34.8901" calcext:value-type="float">
            <text:p>34.89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9" office:value-type="float" office:value="0.592198" calcext:value-type="float">
            <text:p>0.59</text:p>
          </table:table-cell>
          <table:table-cell table:style-name="ce9" office:value-type="float" office:value="3.72771" calcext:value-type="float">
            <text:p>3.73</text:p>
          </table:table-cell>
          <table:table-cell table:style-name="ce9" office:value-type="float" office:value="2.45545" calcext:value-type="float">
            <text:p>2.46</text:p>
          </table:table-cell>
          <table:table-cell table:style-name="ce9" office:value-type="float" office:value="0.370789" calcext:value-type="float">
            <text:p>0.37</text:p>
          </table:table-cell>
          <table:table-cell table:style-name="ce9" office:value-type="float" office:value="9.1313" calcext:value-type="float">
            <text:p>9.13</text:p>
          </table:table-cell>
          <table:table-cell table:style-name="ce9" office:value-type="float" office:value="6.23829" calcext:value-type="float">
            <text:p>6.24</text:p>
          </table:table-cell>
          <table:table-cell table:style-name="ce9" office:value-type="float" office:value="22.5157" calcext:value-type="float">
            <text:p>22.52</text:p>
          </table:table-cell>
          <table:table-cell table:style-name="ce9" office:value-type="float" office:value="2.63015" calcext:value-type="float">
            <text:p>2.63</text:p>
          </table:table-cell>
          <table:table-cell table:style-name="ce9" office:value-type="float" office:value="16.556" calcext:value-type="float">
            <text:p>16.56</text:p>
          </table:table-cell>
          <table:table-cell table:style-name="ce9" office:value-type="float" office:value="10.9055" calcext:value-type="float">
            <text:p>10.91</text:p>
          </table:table-cell>
          <table:table-cell table:style-name="ce9" office:value-type="float" office:value="1.6468" calcext:value-type="float">
            <text:p>1.65</text:p>
          </table:table-cell>
          <table:table-cell table:style-name="ce9" office:value-type="float" office:value="40.5552" calcext:value-type="float">
            <text:p>40.56</text:p>
          </table:table-cell>
          <table:table-cell table:style-name="ce9" office:value-type="float" office:value="27.7063" calcext:value-type="float">
            <text:p>27.71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9" office:value-type="float" office:value="1.57795" calcext:value-type="float">
            <text:p>1.58</text:p>
          </table:table-cell>
          <table:table-cell table:style-name="ce9" office:value-type="float" office:value="3.38228" calcext:value-type="float">
            <text:p>3.38</text:p>
          </table:table-cell>
          <table:table-cell table:style-name="ce9" office:value-type="float" office:value="2.55701" calcext:value-type="float">
            <text:p>2.56</text:p>
          </table:table-cell>
          <table:table-cell table:style-name="ce9" office:value-type="float" office:value="1.08464" calcext:value-type="float">
            <text:p>1.08</text:p>
          </table:table-cell>
          <table:table-cell table:style-name="ce9" office:value-type="float" office:value="9.20865" calcext:value-type="float">
            <text:p>9.21</text:p>
          </table:table-cell>
          <table:table-cell table:style-name="ce9" office:value-type="float" office:value="12.803" calcext:value-type="float">
            <text:p>12.80</text:p>
          </table:table-cell>
          <table:table-cell table:style-name="ce9" office:value-type="float" office:value="30.6135" calcext:value-type="float">
            <text:p>30.61</text:p>
          </table:table-cell>
          <table:table-cell table:style-name="ce9" office:value-type="float" office:value="5.15442" calcext:value-type="float">
            <text:p>5.15</text:p>
          </table:table-cell>
          <table:table-cell table:style-name="ce9" office:value-type="float" office:value="11.0483" calcext:value-type="float">
            <text:p>11.05</text:p>
          </table:table-cell>
          <table:table-cell table:style-name="ce9" office:value-type="float" office:value="8.35256" calcext:value-type="float">
            <text:p>8.35</text:p>
          </table:table-cell>
          <table:table-cell table:style-name="ce9" office:value-type="float" office:value="3.54301" calcext:value-type="float">
            <text:p>3.54</text:p>
          </table:table-cell>
          <table:table-cell table:style-name="ce9" office:value-type="float" office:value="30.0803" calcext:value-type="float">
            <text:p>30.08</text:p>
          </table:table-cell>
          <table:table-cell table:style-name="ce9" office:value-type="float" office:value="41.8214" calcext:value-type="float">
            <text:p>41.82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9" office:value-type="float" office:value="3.4851" calcext:value-type="float">
            <text:p>3.49</text:p>
          </table:table-cell>
          <table:table-cell table:style-name="ce9" office:value-type="float" office:value="1.19286" calcext:value-type="float">
            <text:p>1.19</text:p>
          </table:table-cell>
          <table:table-cell table:style-name="ce9" office:value-type="float" office:value="1.70035" calcext:value-type="float">
            <text:p>1.70</text:p>
          </table:table-cell>
          <table:table-cell table:style-name="ce9" office:value-type="float" office:value="0.851282" calcext:value-type="float">
            <text:p>0.85</text:p>
          </table:table-cell>
          <table:table-cell table:style-name="ce9" office:value-type="float" office:value="26.1358" calcext:value-type="float">
            <text:p>26.14</text:p>
          </table:table-cell>
          <table:table-cell table:style-name="ce9" office:value-type="float" office:value="6.63459" calcext:value-type="float">
            <text:p>6.63</text:p>
          </table:table-cell>
          <table:table-cell table:style-name="ce9" office:value-type="float" office:value="40" calcext:value-type="float">
            <text:p>40.00</text:p>
          </table:table-cell>
          <table:table-cell table:style-name="ce9" office:value-type="float" office:value="8.71275" calcext:value-type="float">
            <text:p>8.71</text:p>
          </table:table-cell>
          <table:table-cell table:style-name="ce9" office:value-type="float" office:value="2.98215" calcext:value-type="float">
            <text:p>2.98</text:p>
          </table:table-cell>
          <table:table-cell table:style-name="ce9" office:value-type="float" office:value="4.25088" calcext:value-type="float">
            <text:p>4.25</text:p>
          </table:table-cell>
          <table:table-cell table:style-name="ce9" office:value-type="float" office:value="2.1282" calcext:value-type="float">
            <text:p>2.13</text:p>
          </table:table-cell>
          <table:table-cell table:style-name="ce9" office:value-type="float" office:value="65.3396" calcext:value-type="float">
            <text:p>65.34</text:p>
          </table:table-cell>
          <table:table-cell table:style-name="ce9" office:value-type="float" office:value="16.5865" calcext:value-type="float">
            <text:p>16.59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9" office:value-type="float" office:value="3.07995" calcext:value-type="float">
            <text:p>3.08</text:p>
          </table:table-cell>
          <table:table-cell table:style-name="ce9" office:value-type="float" office:value="1.37327" calcext:value-type="float">
            <text:p>1.37</text:p>
          </table:table-cell>
          <table:table-cell table:style-name="ce9" office:value-type="float" office:value="1.67915" calcext:value-type="float">
            <text:p>1.68</text:p>
          </table:table-cell>
          <table:table-cell table:style-name="ce9" office:value-type="float" office:value="1.6208" calcext:value-type="float">
            <text:p>1.62</text:p>
          </table:table-cell>
          <table:table-cell table:style-name="ce9" office:value-type="float" office:value="15.8739" calcext:value-type="float">
            <text:p>15.87</text:p>
          </table:table-cell>
          <table:table-cell table:style-name="ce9" office:value-type="float" office:value="3.56956" calcext:value-type="float">
            <text:p>3.57</text:p>
          </table:table-cell>
          <table:table-cell table:style-name="ce9" office:value-type="float" office:value="27.1967" calcext:value-type="float">
            <text:p>27.20</text:p>
          </table:table-cell>
          <table:table-cell table:style-name="ce9" office:value-type="float" office:value="11.3247" calcext:value-type="float">
            <text:p>11.32</text:p>
          </table:table-cell>
          <table:table-cell table:style-name="ce9" office:value-type="float" office:value="5.04941" calcext:value-type="float">
            <text:p>5.05</text:p>
          </table:table-cell>
          <table:table-cell table:style-name="ce9" office:value-type="float" office:value="6.17412" calcext:value-type="float">
            <text:p>6.17</text:p>
          </table:table-cell>
          <table:table-cell table:style-name="ce9" office:value-type="float" office:value="5.95957" calcext:value-type="float">
            <text:p>5.96</text:p>
          </table:table-cell>
          <table:table-cell table:style-name="ce9" office:value-type="float" office:value="58.3672" calcext:value-type="float">
            <text:p>58.37</text:p>
          </table:table-cell>
          <table:table-cell table:style-name="ce9" office:value-type="float" office:value="13.125" calcext:value-type="float">
            <text:p>13.13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9" office:value-type="float" office:value="3.24409" calcext:value-type="float">
            <text:p>3.24</text:p>
          </table:table-cell>
          <table:table-cell table:style-name="ce9" office:value-type="float" office:value="1.28737" calcext:value-type="float">
            <text:p>1.29</text:p>
          </table:table-cell>
          <table:table-cell table:style-name="ce9" office:value-type="float" office:value="2.89721" calcext:value-type="float">
            <text:p>2.90</text:p>
          </table:table-cell>
          <table:table-cell table:style-name="ce9" office:value-type="float" office:value="1.56287" calcext:value-type="float">
            <text:p>1.56</text:p>
          </table:table-cell>
          <table:table-cell table:style-name="ce9" office:value-type="float" office:value="26.2507" calcext:value-type="float">
            <text:p>26.25</text:p>
          </table:table-cell>
          <table:table-cell table:style-name="ce9" office:value-type="float" office:value="7.88135" calcext:value-type="float">
            <text:p>7.88</text:p>
          </table:table-cell>
          <table:table-cell table:style-name="ce9" office:value-type="float" office:value="43.1236" calcext:value-type="float">
            <text:p>43.12</text:p>
          </table:table-cell>
          <table:table-cell table:style-name="ce9" office:value-type="float" office:value="7.52277" calcext:value-type="float">
            <text:p>7.52</text:p>
          </table:table-cell>
          <table:table-cell table:style-name="ce9" office:value-type="float" office:value="2.98529" calcext:value-type="float">
            <text:p>2.99</text:p>
          </table:table-cell>
          <table:table-cell table:style-name="ce9" office:value-type="float" office:value="6.71839" calcext:value-type="float">
            <text:p>6.72</text:p>
          </table:table-cell>
          <table:table-cell table:style-name="ce9" office:value-type="float" office:value="3.62416" calcext:value-type="float">
            <text:p>3.62</text:p>
          </table:table-cell>
          <table:table-cell table:style-name="ce9" office:value-type="float" office:value="60.8732" calcext:value-type="float">
            <text:p>60.87</text:p>
          </table:table-cell>
          <table:table-cell table:style-name="ce9" office:value-type="float" office:value="18.2762" calcext:value-type="float">
            <text:p>18.28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9" office:value-type="float" office:value="2.2345" calcext:value-type="float">
            <text:p>2.23</text:p>
          </table:table-cell>
          <table:table-cell table:style-name="ce9" office:value-type="float" office:value="1.8183" calcext:value-type="float">
            <text:p>1.82</text:p>
          </table:table-cell>
          <table:table-cell table:style-name="ce9" office:value-type="float" office:value="2.62245" calcext:value-type="float">
            <text:p>2.62</text:p>
          </table:table-cell>
          <table:table-cell table:style-name="ce9" office:value-type="float" office:value="1.03995" calcext:value-type="float">
            <text:p>1.04</text:p>
          </table:table-cell>
          <table:table-cell table:style-name="ce9" office:value-type="float" office:value="12.5956" calcext:value-type="float">
            <text:p>12.60</text:p>
          </table:table-cell>
          <table:table-cell table:style-name="ce9" office:value-type="float" office:value="3.68922" calcext:value-type="float">
            <text:p>3.69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9.3104" calcext:value-type="float">
            <text:p>9.31</text:p>
          </table:table-cell>
          <table:table-cell table:style-name="ce9" office:value-type="float" office:value="7.57624" calcext:value-type="float">
            <text:p>7.58</text:p>
          </table:table-cell>
          <table:table-cell table:style-name="ce9" office:value-type="float" office:value="10.9269" calcext:value-type="float">
            <text:p>10.93</text:p>
          </table:table-cell>
          <table:table-cell table:style-name="ce9" office:value-type="float" office:value="4.33311" calcext:value-type="float">
            <text:p>4.33</text:p>
          </table:table-cell>
          <table:table-cell table:style-name="ce9" office:value-type="float" office:value="52.4816" calcext:value-type="float">
            <text:p>52.48</text:p>
          </table:table-cell>
          <table:table-cell table:style-name="ce9" office:value-type="float" office:value="15.3717" calcext:value-type="float">
            <text:p>15.37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9" office:value-type="float" office:value="2.65694" calcext:value-type="float">
            <text:p>2.66</text:p>
          </table:table-cell>
          <table:table-cell table:style-name="ce9" office:value-type="float" office:value="1.20978" calcext:value-type="float">
            <text:p>1.21</text:p>
          </table:table-cell>
          <table:table-cell table:style-name="ce9" office:value-type="float" office:value="1.35155" calcext:value-type="float">
            <text:p>1.35</text:p>
          </table:table-cell>
          <table:table-cell table:style-name="ce9" office:value-type="float" office:value="1.79497" calcext:value-type="float">
            <text:p>1.79</text:p>
          </table:table-cell>
          <table:table-cell table:style-name="ce9" office:value-type="float" office:value="14.6944" calcext:value-type="float">
            <text:p>14.69</text:p>
          </table:table-cell>
          <table:table-cell table:style-name="ce9" office:value-type="float" office:value="1.82418" calcext:value-type="float">
            <text:p>1.82</text:p>
          </table:table-cell>
          <table:table-cell table:style-name="ce9" office:value-type="float" office:value="23.5318" calcext:value-type="float">
            <text:p>23.53</text:p>
          </table:table-cell>
          <table:table-cell table:style-name="ce9" office:value-type="float" office:value="11.2908" calcext:value-type="float">
            <text:p>11.29</text:p>
          </table:table-cell>
          <table:table-cell table:style-name="ce9" office:value-type="float" office:value="5.14103" calcext:value-type="float">
            <text:p>5.14</text:p>
          </table:table-cell>
          <table:table-cell table:style-name="ce9" office:value-type="float" office:value="5.7435" calcext:value-type="float">
            <text:p>5.74</text:p>
          </table:table-cell>
          <table:table-cell table:style-name="ce9" office:value-type="float" office:value="7.62784" calcext:value-type="float">
            <text:p>7.63</text:p>
          </table:table-cell>
          <table:table-cell table:style-name="ce9" office:value-type="float" office:value="62.4448" calcext:value-type="float">
            <text:p>62.44</text:p>
          </table:table-cell>
          <table:table-cell table:style-name="ce9" office:value-type="float" office:value="7.75199" calcext:value-type="float">
            <text:p>7.75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9" office:value-type="float" office:value="3.07818" calcext:value-type="float">
            <text:p>3.08</text:p>
          </table:table-cell>
          <table:table-cell table:style-name="ce9" office:value-type="float" office:value="3.08062" calcext:value-type="float">
            <text:p>3.08</text:p>
          </table:table-cell>
          <table:table-cell table:style-name="ce9" office:value-type="float" office:value="1.61937" calcext:value-type="float">
            <text:p>1.62</text:p>
          </table:table-cell>
          <table:table-cell table:style-name="ce9" office:value-type="float" office:value="0.808412" calcext:value-type="float">
            <text:p>0.81</text:p>
          </table:table-cell>
          <table:table-cell table:style-name="ce9" office:value-type="float" office:value="17.1184" calcext:value-type="float">
            <text:p>17.12</text:p>
          </table:table-cell>
          <table:table-cell table:style-name="ce9" office:value-type="float" office:value="3.67932" calcext:value-type="float">
            <text:p>3.68</text:p>
          </table:table-cell>
          <table:table-cell table:style-name="ce9" office:value-type="float" office:value="29.3843" calcext:value-type="float">
            <text:p>29.38</text:p>
          </table:table-cell>
          <table:table-cell table:style-name="ce9" office:value-type="float" office:value="10.4756" calcext:value-type="float">
            <text:p>10.48</text:p>
          </table:table-cell>
          <table:table-cell table:style-name="ce9" office:value-type="float" office:value="10.4839" calcext:value-type="float">
            <text:p>10.48</text:p>
          </table:table-cell>
          <table:table-cell table:style-name="ce9" office:value-type="float" office:value="5.511" calcext:value-type="float">
            <text:p>5.51</text:p>
          </table:table-cell>
          <table:table-cell table:style-name="ce9" office:value-type="float" office:value="2.75117" calcext:value-type="float">
            <text:p>2.75</text:p>
          </table:table-cell>
          <table:table-cell table:style-name="ce9" office:value-type="float" office:value="58.2569" calcext:value-type="float">
            <text:p>58.26</text:p>
          </table:table-cell>
          <table:table-cell table:style-name="ce9" office:value-type="float" office:value="12.5214" calcext:value-type="float">
            <text:p>12.52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9" office:value-type="float" office:value="1.14778" calcext:value-type="float">
            <text:p>1.15</text:p>
          </table:table-cell>
          <table:table-cell table:style-name="ce9" office:value-type="float" office:value="3.02535" calcext:value-type="float">
            <text:p>3.03</text:p>
          </table:table-cell>
          <table:table-cell table:style-name="ce9" office:value-type="float" office:value="3.16469" calcext:value-type="float">
            <text:p>3.16</text:p>
          </table:table-cell>
          <table:table-cell table:style-name="ce9" office:value-type="float" office:value="0.372527" calcext:value-type="float">
            <text:p>0.37</text:p>
          </table:table-cell>
          <table:table-cell table:style-name="ce9" office:value-type="float" office:value="14.6404" calcext:value-type="float">
            <text:p>14.64</text:p>
          </table:table-cell>
          <table:table-cell table:style-name="ce9" office:value-type="float" office:value="1.64921" calcext:value-type="float">
            <text:p>1.65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4.78241" calcext:value-type="float">
            <text:p>4.78</text:p>
          </table:table-cell>
          <table:table-cell table:style-name="ce9" office:value-type="float" office:value="12.6056" calcext:value-type="float">
            <text:p>12.61</text:p>
          </table:table-cell>
          <table:table-cell table:style-name="ce9" office:value-type="float" office:value="13.1862" calcext:value-type="float">
            <text:p>13.19</text:p>
          </table:table-cell>
          <table:table-cell table:style-name="ce9" office:value-type="float" office:value="1.5522" calcext:value-type="float">
            <text:p>1.55</text:p>
          </table:table-cell>
          <table:table-cell table:style-name="ce9" office:value-type="float" office:value="61.0019" calcext:value-type="float">
            <text:p>61.00</text:p>
          </table:table-cell>
          <table:table-cell table:style-name="ce9" office:value-type="float" office:value="6.87169" calcext:value-type="float">
            <text:p>6.87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9" office:value-type="float" office:value="2.44115" calcext:value-type="float">
            <text:p>2.44</text:p>
          </table:table-cell>
          <table:table-cell table:style-name="ce9" office:value-type="float" office:value="2.40201" calcext:value-type="float">
            <text:p>2.40</text:p>
          </table:table-cell>
          <table:table-cell table:style-name="ce9" office:value-type="float" office:value="2.58228" calcext:value-type="float">
            <text:p>2.58</text:p>
          </table:table-cell>
          <table:table-cell table:style-name="ce9" office:value-type="float" office:value="0.814759" calcext:value-type="float">
            <text:p>0.81</text:p>
          </table:table-cell>
          <table:table-cell table:style-name="ce9" office:value-type="float" office:value="6.47725" calcext:value-type="float">
            <text:p>6.48</text:p>
          </table:table-cell>
          <table:table-cell table:style-name="ce9" office:value-type="float" office:value="11.4008" calcext:value-type="float">
            <text:p>11.40</text:p>
          </table:table-cell>
          <table:table-cell table:style-name="ce9" office:value-type="float" office:value="26.1183" calcext:value-type="float">
            <text:p>26.12</text:p>
          </table:table-cell>
          <table:table-cell table:style-name="ce9" office:value-type="float" office:value="9.34653" calcext:value-type="float">
            <text:p>9.35</text:p>
          </table:table-cell>
          <table:table-cell table:style-name="ce9" office:value-type="float" office:value="9.19666" calcext:value-type="float">
            <text:p>9.20</text:p>
          </table:table-cell>
          <table:table-cell table:style-name="ce9" office:value-type="float" office:value="9.88687" calcext:value-type="float">
            <text:p>9.89</text:p>
          </table:table-cell>
          <table:table-cell table:style-name="ce9" office:value-type="float" office:value="3.1195" calcext:value-type="float">
            <text:p>3.12</text:p>
          </table:table-cell>
          <table:table-cell table:style-name="ce9" office:value-type="float" office:value="24.7997" calcext:value-type="float">
            <text:p>24.80</text:p>
          </table:table-cell>
          <table:table-cell table:style-name="ce9" office:value-type="float" office:value="43.6507" calcext:value-type="float">
            <text:p>43.65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9" office:value-type="float" office:value="0.909997" calcext:value-type="float">
            <text:p>0.91</text:p>
          </table:table-cell>
          <table:table-cell table:style-name="ce9" office:value-type="float" office:value="3.38049" calcext:value-type="float">
            <text:p>3.38</text:p>
          </table:table-cell>
          <table:table-cell table:style-name="ce9" office:value-type="float" office:value="3.79553" calcext:value-type="float">
            <text:p>3.80</text:p>
          </table:table-cell>
          <table:table-cell table:style-name="ce9" office:value-type="float" office:value="1.27617" calcext:value-type="float">
            <text:p>1.28</text:p>
          </table:table-cell>
          <table:table-cell table:style-name="ce9" office:value-type="float" office:value="8.11452" calcext:value-type="float">
            <text:p>8.11</text:p>
          </table:table-cell>
          <table:table-cell table:style-name="ce9" office:value-type="float" office:value="10.0209" calcext:value-type="float">
            <text:p>10.02</text:p>
          </table:table-cell>
          <table:table-cell table:style-name="ce9" office:value-type="float" office:value="27.4977" calcext:value-type="float">
            <text:p>27.50</text:p>
          </table:table-cell>
          <table:table-cell table:style-name="ce9" office:value-type="float" office:value="3.30936" calcext:value-type="float">
            <text:p>3.31</text:p>
          </table:table-cell>
          <table:table-cell table:style-name="ce9" office:value-type="float" office:value="12.2938" calcext:value-type="float">
            <text:p>12.29</text:p>
          </table:table-cell>
          <table:table-cell table:style-name="ce9" office:value-type="float" office:value="13.8031" calcext:value-type="float">
            <text:p>13.80</text:p>
          </table:table-cell>
          <table:table-cell table:style-name="ce9" office:value-type="float" office:value="4.64103" calcext:value-type="float">
            <text:p>4.64</text:p>
          </table:table-cell>
          <table:table-cell table:style-name="ce9" office:value-type="float" office:value="29.5099" calcext:value-type="float">
            <text:p>29.51</text:p>
          </table:table-cell>
          <table:table-cell table:style-name="ce9" office:value-type="float" office:value="36.4429" calcext:value-type="float">
            <text:p>36.44</text:p>
          </table:table-cell>
          <table:table-cell table:style-name="ce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9" office:value-type="float" office:value="2.55071" calcext:value-type="float">
            <text:p>2.55</text:p>
          </table:table-cell>
          <table:table-cell table:style-name="ce9" office:value-type="float" office:value="3.20929" calcext:value-type="float">
            <text:p>3.21</text:p>
          </table:table-cell>
          <table:table-cell table:style-name="ce9" office:value-type="float" office:value="2.86788" calcext:value-type="float">
            <text:p>2.87</text:p>
          </table:table-cell>
          <table:table-cell table:style-name="ce9" office:value-type="float" office:value="1.3512" calcext:value-type="float">
            <text:p>1.35</text:p>
          </table:table-cell>
          <table:table-cell table:style-name="ce9" office:value-type="float" office:value="11.2988" calcext:value-type="float">
            <text:p>11.30</text:p>
          </table:table-cell>
          <table:table-cell table:style-name="ce9" office:value-type="float" office:value="2.72211" calcext:value-type="float">
            <text:p>2.72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10.628" calcext:value-type="float">
            <text:p>10.63</text:p>
          </table:table-cell>
          <table:table-cell table:style-name="ce9" office:value-type="float" office:value="13.372" calcext:value-type="float">
            <text:p>13.37</text:p>
          </table:table-cell>
          <table:table-cell table:style-name="ce9" office:value-type="float" office:value="11.9495" calcext:value-type="float">
            <text:p>11.95</text:p>
          </table:table-cell>
          <table:table-cell table:style-name="ce9" office:value-type="float" office:value="5.62998" calcext:value-type="float">
            <text:p>5.63</text:p>
          </table:table-cell>
          <table:table-cell table:style-name="ce9" office:value-type="float" office:value="47.0784" calcext:value-type="float">
            <text:p>47.08</text:p>
          </table:table-cell>
          <table:table-cell table:style-name="ce9" office:value-type="float" office:value="11.3421" calcext:value-type="float">
            <text:p>11.34</text:p>
          </table:table-cell>
          <table:table-cell table:style-name="ce9"/>
        </table:table-row>
        <table:table-row table:style-name="ro1">
          <table:table-cell table:style-name="ce89"/>
          <table:table-cell table:style-name="ce9" table:number-columns-repeated="14"/>
        </table:table-row>
        <table:table-row table:style-name="ro1" table:number-rows-repeated="18">
          <table:table-cell table:style-name="ce89"/>
          <table:table-cell table:style-name="Default" table:number-columns-repeated="13"/>
          <table:table-cell/>
        </table:table-row>
        <table:table-row table:style-name="ro1">
          <table:table-cell table:style-name="ce95"/>
          <table:table-cell table:style-name="Default" table:number-columns-repeated="13"/>
          <table:table-cell/>
        </table:table-row>
        <table:table-row table:style-name="ro1" table:number-rows-repeated="10485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Dist" table:style-name="ta4">
        <office:forms form:automatic-focus="false" form:apply-design-mode="false"/>
        <table:table-column table:style-name="co11" table:default-cell-style-name="ce85"/>
        <table:table-column table:style-name="co16" table:number-columns-repeated="4" table:default-cell-style-name="ce85"/>
        <table:table-column table:style-name="co14" table:number-columns-repeated="5" table:default-cell-style-name="ce85"/>
        <table:table-row table:style-name="ro1">
          <table:table-cell office:value-type="string" calcext:value-type="string">
            <text:p>Instance</text:p>
          </table:table-cell>
          <table:table-cell table:style-name="ce87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89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96"/>
          <table:table-cell table:style-name="Default" table:number-columns-repeated="9"/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C Stats" table:style-name="ta5">
        <office:forms form:automatic-focus="false" form:apply-design-mode="false"/>
        <table:table-column table:style-name="co18" table:default-cell-style-name="Default"/>
        <table:table-column table:style-name="co10" table:number-columns-repeated="13" table:default-cell-style-name="Default"/>
        <table:table-row table:style-name="ro1">
          <table:table-cell table:style-name="ce85"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.8848" calcext:value-type="float">
            <text:p>30.8848</text:p>
          </table:table-cell>
          <table:table-cell office:value-type="float" office:value="48.1106" calcext:value-type="float">
            <text:p>48.1106</text:p>
          </table:table-cell>
          <table:table-cell office:value-type="float" office:value="32.8321" calcext:value-type="float">
            <text:p>32.83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.1633" calcext:value-type="float">
            <text:p>46.1633</text:p>
          </table:table-cell>
          <table:table-cell office:value-type="string" calcext:value-type="string">
            <text:p>Optimal</text:p>
          </table:table-cell>
          <table:table-cell office:value-type="float" office:value="46.1633" calcext:value-type="float">
            <text:p>46.1633</text:p>
          </table:table-cell>
          <table:table-cell office:value-type="float" office:value="46.1664" calcext:value-type="float">
            <text:p>46.1664</text:p>
          </table:table-cell>
          <table:table-cell office:value-type="float" office:value="0.00671484" calcext:value-type="float">
            <text:p>0.00671484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.2235" calcext:value-type="float">
            <text:p>18.2235</text:p>
          </table:table-cell>
          <table:table-cell office:value-type="float" office:value="55.5731" calcext:value-type="float">
            <text:p>55.5731</text:p>
          </table:table-cell>
          <table:table-cell office:value-type="float" office:value="28.2975" calcext:value-type="float">
            <text:p>28.2975</text:p>
          </table:table-cell>
          <table:table-cell office:value-type="float" office:value="3" calcext:value-type="float">
            <text:p>3</text:p>
          </table:table-cell>
          <table:table-cell office:value-type="float" office:value="7184.58" calcext:value-type="float">
            <text:p>7184.58</text:p>
          </table:table-cell>
          <table:table-cell office:value-type="float" office:value="45.4991" calcext:value-type="float">
            <text:p>45.4991</text:p>
          </table:table-cell>
          <table:table-cell office:value-type="string" calcext:value-type="string">
            <text:p>Feasible</text:p>
          </table:table-cell>
          <table:table-cell office:value-type="float" office:value="45.4991" calcext:value-type="float">
            <text:p>45.4991</text:p>
          </table:table-cell>
          <table:table-cell office:value-type="float" office:value="45.9667" calcext:value-type="float">
            <text:p>45.9667</text:p>
          </table:table-cell>
          <table:table-cell office:value-type="float" office:value="1.01726" calcext:value-type="float">
            <text:p>1.01726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.8395" calcext:value-type="float">
            <text:p>18.8395</text:p>
          </table:table-cell>
          <table:table-cell office:value-type="float" office:value="37.5621" calcext:value-type="float">
            <text:p>37.5621</text:p>
          </table:table-cell>
          <table:table-cell office:value-type="float" office:value="23.3331" calcext:value-type="float">
            <text:p>23.3331</text:p>
          </table:table-cell>
          <table:table-cell office:value-type="float" office:value="3" calcext:value-type="float">
            <text:p>3</text:p>
          </table:table-cell>
          <table:table-cell office:value-type="float" office:value="1070.58" calcext:value-type="float">
            <text:p>1070.58</text:p>
          </table:table-cell>
          <table:table-cell office:value-type="float" office:value="33.0684" calcext:value-type="float">
            <text:p>33.0684</text:p>
          </table:table-cell>
          <table:table-cell office:value-type="string" calcext:value-type="string">
            <text:p>Optimal</text:p>
          </table:table-cell>
          <table:table-cell office:value-type="float" office:value="33.0684" calcext:value-type="float">
            <text:p>33.0684</text:p>
          </table:table-cell>
          <table:table-cell office:value-type="float" office:value="33.0717" calcext:value-type="float">
            <text:p>33.0717</text:p>
          </table:table-cell>
          <table:table-cell office:value-type="float" office:value="0.00997832" calcext:value-type="float">
            <text:p>0.00997832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.2416" calcext:value-type="float">
            <text:p>30.2416</text:p>
          </table:table-cell>
          <table:table-cell office:value-type="float" office:value="67.1906" calcext:value-type="float">
            <text:p>67.1906</text:p>
          </table:table-cell>
          <table:table-cell office:value-type="float" office:value="37.5704" calcext:value-type="float">
            <text:p>37.5704</text:p>
          </table:table-cell>
          <table:table-cell office:value-type="float" office:value="3" calcext:value-type="float">
            <text:p>3</text:p>
          </table:table-cell>
          <table:table-cell office:value-type="float" office:value="7199.25" calcext:value-type="float">
            <text:p>7199.25</text:p>
          </table:table-cell>
          <table:table-cell office:value-type="float" office:value="59.8617" calcext:value-type="float">
            <text:p>59.8617</text:p>
          </table:table-cell>
          <table:table-cell office:value-type="string" calcext:value-type="string">
            <text:p>Feasible</text:p>
          </table:table-cell>
          <table:table-cell office:value-type="float" office:value="59.8617" calcext:value-type="float">
            <text:p>59.8617</text:p>
          </table:table-cell>
          <table:table-cell office:value-type="float" office:value="64.4791" calcext:value-type="float">
            <text:p>64.4791</text:p>
          </table:table-cell>
          <table:table-cell office:value-type="float" office:value="7.16108" calcext:value-type="float">
            <text:p>7.16108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.7444" calcext:value-type="float">
            <text:p>21.7444</text:p>
          </table:table-cell>
          <table:table-cell office:value-type="float" office:value="0" calcext:value-type="float">
            <text:p>0</text:p>
          </table:table-cell>
          <table:table-cell office:value-type="float" office:value="8.10186" calcext:value-type="float">
            <text:p>8.10186</text:p>
          </table:table-cell>
          <table:table-cell office:value-type="float" office:value="3" calcext:value-type="float">
            <text:p>3</text:p>
          </table:table-cell>
          <table:table-cell office:value-type="float" office:value="7199.15" calcext:value-type="float">
            <text:p>7199.15</text:p>
          </table:table-cell>
          <table:table-cell office:value-type="float" office:value="13.6426" calcext:value-type="float">
            <text:p>13.6426</text:p>
          </table:table-cell>
          <table:table-cell office:value-type="string" calcext:value-type="string">
            <text:p>Feasible</text:p>
          </table:table-cell>
          <table:table-cell office:value-type="float" office:value="13.6426" calcext:value-type="float">
            <text:p>13.6426</text:p>
          </table:table-cell>
          <table:table-cell office:value-type="float" office:value="39.2744" calcext:value-type="float">
            <text:p>39.2744</text:p>
          </table:table-cell>
          <table:table-cell office:value-type="float" office:value="65.2634" calcext:value-type="float">
            <text:p>65.2634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4.0997" calcext:value-type="float">
            <text:p>44.0997</text:p>
          </table:table-cell>
          <table:table-cell office:value-type="float" office:value="3" calcext:value-type="float">
            <text:p>3</text:p>
          </table:table-cell>
          <table:table-cell office:value-type="float" office:value="7196.28" calcext:value-type="float">
            <text:p>7196.28</text:p>
          </table:table-cell>
          <table:table-cell office:value-type="float" office:value="54.4607" calcext:value-type="float">
            <text:p>54.4607</text:p>
          </table:table-cell>
          <table:table-cell office:value-type="string" calcext:value-type="string">
            <text:p>Feasible</text:p>
          </table:table-cell>
          <table:table-cell office:value-type="float" office:value="54.4607" calcext:value-type="float">
            <text:p>54.4607</text:p>
          </table:table-cell>
          <table:table-cell office:value-type="float" office:value="55.332" calcext:value-type="float">
            <text:p>55.332</text:p>
          </table:table-cell>
          <table:table-cell office:value-type="float" office:value="1.57468" calcext:value-type="float">
            <text:p>1.57468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0" calcext:value-type="float">
            <text:p>0</text:p>
          </table:table-cell>
          <table:table-cell office:value-type="float" office:value="10.6619" calcext:value-type="float">
            <text:p>10.6619</text:p>
          </table:table-cell>
          <table:table-cell office:value-type="float" office:value="3" calcext:value-type="float">
            <text:p>3</text:p>
          </table:table-cell>
          <table:table-cell office:value-type="float" office:value="7200.34" calcext:value-type="float">
            <text:p>7200.34</text:p>
          </table:table-cell>
          <table:table-cell office:value-type="float" office:value="46.5364" calcext:value-type="float">
            <text:p>46.5364</text:p>
          </table:table-cell>
          <table:table-cell office:value-type="string" calcext:value-type="string">
            <text:p>Feasible</text:p>
          </table:table-cell>
          <table:table-cell office:value-type="float" office:value="46.5364" calcext:value-type="float">
            <text:p>46.5364</text:p>
          </table:table-cell>
          <table:table-cell office:value-type="float" office:value="82.4825" calcext:value-type="float">
            <text:p>82.4825</text:p>
          </table:table-cell>
          <table:table-cell office:value-type="float" office:value="43.5802" calcext:value-type="float">
            <text:p>43.5802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43.0929" calcext:value-type="float">
            <text:p>43.0929</text:p>
          </table:table-cell>
          <table:table-cell office:value-type="float" office:value="38.8738" calcext:value-type="float">
            <text:p>38.8738</text:p>
          </table:table-cell>
          <table:table-cell office:value-type="float" office:value="5" calcext:value-type="float">
            <text:p>5</text:p>
          </table:table-cell>
          <table:table-cell office:value-type="float" office:value="7198.94" calcext:value-type="float">
            <text:p>7198.94</text:p>
          </table:table-cell>
          <table:table-cell office:value-type="float" office:value="54.3809" calcext:value-type="float">
            <text:p>54.3809</text:p>
          </table:table-cell>
          <table:table-cell office:value-type="string" calcext:value-type="string">
            <text:p>Feasible</text:p>
          </table:table-cell>
          <table:table-cell office:value-type="float" office:value="54.3809" calcext:value-type="float">
            <text:p>54.3809</text:p>
          </table:table-cell>
          <table:table-cell office:value-type="float" office:value="58.2308" calcext:value-type="float">
            <text:p>58.2308</text:p>
          </table:table-cell>
          <table:table-cell office:value-type="float" office:value="6.61152" calcext:value-type="float">
            <text:p>6.61152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74.9648" calcext:value-type="float">
            <text:p>74.9648</text:p>
          </table:table-cell>
          <table:table-cell office:value-type="float" office:value="47.9674" calcext:value-type="float">
            <text:p>47.9674</text:p>
          </table:table-cell>
          <table:table-cell office:value-type="float" office:value="3" calcext:value-type="float">
            <text:p>3</text:p>
          </table:table-cell>
          <table:table-cell office:value-type="float" office:value="7196" calcext:value-type="float">
            <text:p>7196</text:p>
          </table:table-cell>
          <table:table-cell office:value-type="float" office:value="77.9035" calcext:value-type="float">
            <text:p>77.9035</text:p>
          </table:table-cell>
          <table:table-cell office:value-type="string" calcext:value-type="string">
            <text:p>Feasible</text:p>
          </table:table-cell>
          <table:table-cell office:value-type="float" office:value="77.9035" calcext:value-type="float">
            <text:p>77.9035</text:p>
          </table:table-cell>
          <table:table-cell office:value-type="float" office:value="79.4192" calcext:value-type="float">
            <text:p>79.4192</text:p>
          </table:table-cell>
          <table:table-cell office:value-type="float" office:value="1.90848" calcext:value-type="float">
            <text:p>1.90848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0" calcext:value-type="float">
            <text:p>0</text:p>
          </table:table-cell>
          <table:table-cell office:value-type="float" office:value="28.1075" calcext:value-type="float">
            <text:p>28.1075</text:p>
          </table:table-cell>
          <table:table-cell office:value-type="float" office:value="3" calcext:value-type="float">
            <text:p>3</text:p>
          </table:table-cell>
          <table:table-cell office:value-type="float" office:value="7200.34" calcext:value-type="float">
            <text:p>7200.34</text:p>
          </table:table-cell>
          <table:table-cell office:value-type="float" office:value="35.5121" calcext:value-type="float">
            <text:p>35.5121</text:p>
          </table:table-cell>
          <table:table-cell office:value-type="string" calcext:value-type="string">
            <text:p>Feasible</text:p>
          </table:table-cell>
          <table:table-cell office:value-type="float" office:value="35.5121" calcext:value-type="float">
            <text:p>35.5121</text:p>
          </table:table-cell>
          <table:table-cell office:value-type="float" office:value="65.8555" calcext:value-type="float">
            <text:p>65.8555</text:p>
          </table:table-cell>
          <table:table-cell office:value-type="float" office:value="46.0758" calcext:value-type="float">
            <text:p>46.0758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8.7383" calcext:value-type="float">
            <text:p>58.7383</text:p>
          </table:table-cell>
          <table:table-cell office:value-type="float" office:value="49.7134" calcext:value-type="float">
            <text:p>49.7134</text:p>
          </table:table-cell>
          <table:table-cell office:value-type="float" office:value="37.5606" calcext:value-type="float">
            <text:p>37.5606</text:p>
          </table:table-cell>
          <table:table-cell office:value-type="float" office:value="3" calcext:value-type="float">
            <text:p>3</text:p>
          </table:table-cell>
          <table:table-cell office:value-type="float" office:value="7191.63" calcext:value-type="float">
            <text:p>7191.63</text:p>
          </table:table-cell>
          <table:table-cell office:value-type="float" office:value="70.8911" calcext:value-type="float">
            <text:p>70.8911</text:p>
          </table:table-cell>
          <table:table-cell office:value-type="string" calcext:value-type="string">
            <text:p>Feasible</text:p>
          </table:table-cell>
          <table:table-cell office:value-type="float" office:value="70.8911" calcext:value-type="float">
            <text:p>70.8911</text:p>
          </table:table-cell>
          <table:table-cell office:value-type="float" office:value="73.6234" calcext:value-type="float">
            <text:p>73.6234</text:p>
          </table:table-cell>
          <table:table-cell office:value-type="float" office:value="3.71118" calcext:value-type="float">
            <text:p>3.71118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9.8947" calcext:value-type="float">
            <text:p>39.8947</text:p>
          </table:table-cell>
          <table:table-cell office:value-type="float" office:value="59.9286" calcext:value-type="float">
            <text:p>59.9286</text:p>
          </table:table-cell>
          <table:table-cell office:value-type="float" office:value="23.6186" calcext:value-type="float">
            <text:p>23.6186</text:p>
          </table:table-cell>
          <table:table-cell office:value-type="float" office:value="3" calcext:value-type="float">
            <text:p>3</text:p>
          </table:table-cell>
          <table:table-cell office:value-type="float" office:value="1309.13" calcext:value-type="float">
            <text:p>1309.13</text:p>
          </table:table-cell>
          <table:table-cell office:value-type="float" office:value="76.2047" calcext:value-type="float">
            <text:p>76.2047</text:p>
          </table:table-cell>
          <table:table-cell office:value-type="string" calcext:value-type="string">
            <text:p>Optimal</text:p>
          </table:table-cell>
          <table:table-cell office:value-type="float" office:value="76.2047" calcext:value-type="float">
            <text:p>76.2047</text:p>
          </table:table-cell>
          <table:table-cell office:value-type="float" office:value="76.2123" calcext:value-type="float">
            <text:p>76.2123</text:p>
          </table:table-cell>
          <table:table-cell office:value-type="float" office:value="0.00997214" calcext:value-type="float">
            <text:p>0.00997214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8.5608" calcext:value-type="float">
            <text:p>38.5608</text:p>
          </table:table-cell>
          <table:table-cell office:value-type="float" office:value="65.8364" calcext:value-type="float">
            <text:p>65.8364</text:p>
          </table:table-cell>
          <table:table-cell office:value-type="float" office:value="38.0703" calcext:value-type="float">
            <text:p>38.0703</text:p>
          </table:table-cell>
          <table:table-cell office:value-type="float" office:value="3" calcext:value-type="float">
            <text:p>3</text:p>
          </table:table-cell>
          <table:table-cell office:value-type="float" office:value="7193.95" calcext:value-type="float">
            <text:p>7193.95</text:p>
          </table:table-cell>
          <table:table-cell office:value-type="float" office:value="66.3269" calcext:value-type="float">
            <text:p>66.3269</text:p>
          </table:table-cell>
          <table:table-cell office:value-type="string" calcext:value-type="string">
            <text:p>Feasible</text:p>
          </table:table-cell>
          <table:table-cell office:value-type="float" office:value="66.3269" calcext:value-type="float">
            <text:p>66.3269</text:p>
          </table:table-cell>
          <table:table-cell office:value-type="float" office:value="68.2421" calcext:value-type="float">
            <text:p>68.2421</text:p>
          </table:table-cell>
          <table:table-cell office:value-type="float" office:value="2.80648" calcext:value-type="float">
            <text:p>2.80648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6.5876" calcext:value-type="float">
            <text:p>36.5876</text:p>
          </table:table-cell>
          <table:table-cell office:value-type="float" office:value="0" calcext:value-type="float">
            <text:p>0</text:p>
          </table:table-cell>
          <table:table-cell office:value-type="float" office:value="11.8896" calcext:value-type="float">
            <text:p>11.8896</text:p>
          </table:table-cell>
          <table:table-cell office:value-type="float" office:value="3" calcext:value-type="float">
            <text:p>3</text:p>
          </table:table-cell>
          <table:table-cell office:value-type="float" office:value="7189.99" calcext:value-type="float">
            <text:p>7189.99</text:p>
          </table:table-cell>
          <table:table-cell office:value-type="float" office:value="24.6981" calcext:value-type="float">
            <text:p>24.6981</text:p>
          </table:table-cell>
          <table:table-cell office:value-type="string" calcext:value-type="string">
            <text:p>Feasible</text:p>
          </table:table-cell>
          <table:table-cell office:value-type="float" office:value="24.6981" calcext:value-type="float">
            <text:p>24.6981</text:p>
          </table:table-cell>
          <table:table-cell office:value-type="float" office:value="65.7253" calcext:value-type="float">
            <text:p>65.7253</text:p>
          </table:table-cell>
          <table:table-cell office:value-type="float" office:value="62.4223" calcext:value-type="float">
            <text:p>62.4223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.6933" calcext:value-type="float">
            <text:p>51.6933</text:p>
          </table:table-cell>
          <table:table-cell office:value-type="float" office:value="0" calcext:value-type="float">
            <text:p>0</text:p>
          </table:table-cell>
          <table:table-cell office:value-type="float" office:value="15.427" calcext:value-type="float">
            <text:p>15.427</text:p>
          </table:table-cell>
          <table:table-cell office:value-type="float" office:value="3" calcext:value-type="float">
            <text:p>3</text:p>
          </table:table-cell>
          <table:table-cell office:value-type="float" office:value="7198.42" calcext:value-type="float">
            <text:p>7198.42</text:p>
          </table:table-cell>
          <table:table-cell office:value-type="float" office:value="36.2663" calcext:value-type="float">
            <text:p>36.2663</text:p>
          </table:table-cell>
          <table:table-cell office:value-type="string" calcext:value-type="string">
            <text:p>Feasible</text:p>
          </table:table-cell>
          <table:table-cell office:value-type="float" office:value="36.2663" calcext:value-type="float">
            <text:p>36.2663</text:p>
          </table:table-cell>
          <table:table-cell office:value-type="float" office:value="80.0134" calcext:value-type="float">
            <text:p>80.0134</text:p>
          </table:table-cell>
          <table:table-cell office:value-type="float" office:value="54.6747" calcext:value-type="float">
            <text:p>54.6747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7.9479" calcext:value-type="float">
            <text:p>77.9479</text:p>
          </table:table-cell>
          <table:table-cell office:value-type="float" office:value="0" calcext:value-type="float">
            <text:p>0</text:p>
          </table:table-cell>
          <table:table-cell office:value-type="float" office:value="20.462" calcext:value-type="float">
            <text:p>20.462</text:p>
          </table:table-cell>
          <table:table-cell office:value-type="float" office:value="3" calcext:value-type="float">
            <text:p>3</text:p>
          </table:table-cell>
          <table:table-cell office:value-type="float" office:value="486.21" calcext:value-type="float">
            <text:p>486.21</text:p>
          </table:table-cell>
          <table:table-cell office:value-type="float" office:value="57.486" calcext:value-type="float">
            <text:p>57.48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7.486" calcext:value-type="float">
            <text:p>57.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5825" calcext:value-type="float">
            <text:p>74.5825</text:p>
          </table:table-cell>
          <table:table-cell office:value-type="float" office:value="17.0468" calcext:value-type="float">
            <text:p>17.0468</text:p>
          </table:table-cell>
          <table:table-cell office:value-type="float" office:value="18.568" calcext:value-type="float">
            <text:p>18.568</text:p>
          </table:table-cell>
          <table:table-cell office:value-type="float" office:value="5" calcext:value-type="float">
            <text:p>5</text:p>
          </table:table-cell>
          <table:table-cell office:value-type="float" office:value="7.91" calcext:value-type="float">
            <text:p>7.91</text:p>
          </table:table-cell>
          <table:table-cell office:value-type="float" office:value="73.0613" calcext:value-type="float">
            <text:p>73.0613</text:p>
          </table:table-cell>
          <table:table-cell office:value-type="string" calcext:value-type="string">
            <text:p>Optimal</text:p>
          </table:table-cell>
          <table:table-cell office:value-type="float" office:value="73.0613" calcext:value-type="float">
            <text:p>73.0613</text:p>
          </table:table-cell>
          <table:table-cell office:value-type="float" office:value="73.0684" calcext:value-type="float">
            <text:p>73.0684</text:p>
          </table:table-cell>
          <table:table-cell office:value-type="float" office:value="0.00972855" calcext:value-type="float">
            <text:p>0.00972855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6.7516" calcext:value-type="float">
            <text:p>76.7516</text:p>
          </table:table-cell>
          <table:table-cell office:value-type="float" office:value="0" calcext:value-type="float">
            <text:p>0</text:p>
          </table:table-cell>
          <table:table-cell office:value-type="float" office:value="26.3253" calcext:value-type="float">
            <text:p>26.3253</text:p>
          </table:table-cell>
          <table:table-cell office:value-type="float" office:value="3" calcext:value-type="float">
            <text:p>3</text:p>
          </table:table-cell>
          <table:table-cell office:value-type="float" office:value="225.78" calcext:value-type="float">
            <text:p>225.78</text:p>
          </table:table-cell>
          <table:table-cell office:value-type="float" office:value="50.4263" calcext:value-type="float">
            <text:p>50.426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0.4263" calcext:value-type="float">
            <text:p>50.4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8.03" calcext:value-type="float">
            <text:p>88.03</text:p>
          </table:table-cell>
          <table:table-cell office:value-type="float" office:value="17.007" calcext:value-type="float">
            <text:p>17.007</text:p>
          </table:table-cell>
          <table:table-cell office:value-type="float" office:value="27.6407" calcext:value-type="float">
            <text:p>27.6407</text:p>
          </table:table-cell>
          <table:table-cell office:value-type="float" office:value="6" calcext:value-type="float">
            <text:p>6</text:p>
          </table:table-cell>
          <table:table-cell office:value-type="float" office:value="185.18" calcext:value-type="float">
            <text:p>185.18</text:p>
          </table:table-cell>
          <table:table-cell office:value-type="float" office:value="77.3962" calcext:value-type="float">
            <text:p>77.3962</text:p>
          </table:table-cell>
          <table:table-cell office:value-type="string" calcext:value-type="string">
            <text:p>Optimal</text:p>
          </table:table-cell>
          <table:table-cell office:value-type="float" office:value="77.3962" calcext:value-type="float">
            <text:p>77.3962</text:p>
          </table:table-cell>
          <table:table-cell office:value-type="float" office:value="77.4025" calcext:value-type="float">
            <text:p>77.4025</text:p>
          </table:table-cell>
          <table:table-cell office:value-type="float" office:value="0.00808661" calcext:value-type="float">
            <text:p>0.00808661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.6155" calcext:value-type="float">
            <text:p>68.6155</text:p>
          </table:table-cell>
          <table:table-cell office:value-type="float" office:value="15.1373" calcext:value-type="float">
            <text:p>15.1373</text:p>
          </table:table-cell>
          <table:table-cell office:value-type="float" office:value="27.7907" calcext:value-type="float">
            <text:p>27.7907</text:p>
          </table:table-cell>
          <table:table-cell office:value-type="float" office:value="5" calcext:value-type="float">
            <text:p>5</text:p>
          </table:table-cell>
          <table:table-cell office:value-type="float" office:value="5.67" calcext:value-type="float">
            <text:p>5.67</text:p>
          </table:table-cell>
          <table:table-cell office:value-type="float" office:value="55.9622" calcext:value-type="float">
            <text:p>55.962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5.9622" calcext:value-type="float">
            <text:p>55.9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9.9977" calcext:value-type="float">
            <text:p>89.9977</text:p>
          </table:table-cell>
          <table:table-cell office:value-type="float" office:value="0" calcext:value-type="float">
            <text:p>0</text:p>
          </table:table-cell>
          <table:table-cell office:value-type="float" office:value="37.491" calcext:value-type="float">
            <text:p>37.491</text:p>
          </table:table-cell>
          <table:table-cell office:value-type="float" office:value="3" calcext:value-type="float">
            <text:p>3</text:p>
          </table:table-cell>
          <table:table-cell office:value-type="float" office:value="7200.35" calcext:value-type="float">
            <text:p>7200.35</text:p>
          </table:table-cell>
          <table:table-cell office:value-type="float" office:value="52.5067" calcext:value-type="float">
            <text:p>52.5067</text:p>
          </table:table-cell>
          <table:table-cell office:value-type="string" calcext:value-type="string">
            <text:p>Feasible</text:p>
          </table:table-cell>
          <table:table-cell office:value-type="float" office:value="52.5067" calcext:value-type="float">
            <text:p>52.5067</text:p>
          </table:table-cell>
          <table:table-cell office:value-type="float" office:value="75.6105" calcext:value-type="float">
            <text:p>75.6105</text:p>
          </table:table-cell>
          <table:table-cell office:value-type="float" office:value="30.5564" calcext:value-type="float">
            <text:p>30.5564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.9994" calcext:value-type="float">
            <text:p>69.9994</text:p>
          </table:table-cell>
          <table:table-cell office:value-type="float" office:value="45.5751" calcext:value-type="float">
            <text:p>45.5751</text:p>
          </table:table-cell>
          <table:table-cell office:value-type="float" office:value="39.602" calcext:value-type="float">
            <text:p>39.602</text:p>
          </table:table-cell>
          <table:table-cell office:value-type="float" office:value="5" calcext:value-type="float">
            <text:p>5</text:p>
          </table:table-cell>
          <table:table-cell office:value-type="float" office:value="1136.38" calcext:value-type="float">
            <text:p>1136.38</text:p>
          </table:table-cell>
          <table:table-cell office:value-type="float" office:value="75.9724" calcext:value-type="float">
            <text:p>75.9724</text:p>
          </table:table-cell>
          <table:table-cell office:value-type="string" calcext:value-type="string">
            <text:p>Optimal</text:p>
          </table:table-cell>
          <table:table-cell office:value-type="float" office:value="75.9724" calcext:value-type="float">
            <text:p>75.9724</text:p>
          </table:table-cell>
          <table:table-cell office:value-type="float" office:value="75.98" calcext:value-type="float">
            <text:p>75.98</text:p>
          </table:table-cell>
          <table:table-cell office:value-type="float" office:value="0.00999334" calcext:value-type="float">
            <text:p>0.00999334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.8797" calcext:value-type="float">
            <text:p>79.8797</text:p>
          </table:table-cell>
          <table:table-cell office:value-type="float" office:value="0" calcext:value-type="float">
            <text:p>0</text:p>
          </table:table-cell>
          <table:table-cell office:value-type="float" office:value="47.9801" calcext:value-type="float">
            <text:p>47.9801</text:p>
          </table:table-cell>
          <table:table-cell office:value-type="float" office:value="3" calcext:value-type="float">
            <text:p>3</text:p>
          </table:table-cell>
          <table:table-cell office:value-type="float" office:value="7200.42" calcext:value-type="float">
            <text:p>7200.42</text:p>
          </table:table-cell>
          <table:table-cell office:value-type="float" office:value="31.8997" calcext:value-type="float">
            <text:p>31.8997</text:p>
          </table:table-cell>
          <table:table-cell office:value-type="string" calcext:value-type="string">
            <text:p>Feasible</text:p>
          </table:table-cell>
          <table:table-cell office:value-type="float" office:value="31.8997" calcext:value-type="float">
            <text:p>31.8997</text:p>
          </table:table-cell>
          <table:table-cell office:value-type="float" office:value="52.4972" calcext:value-type="float">
            <text:p>52.4972</text:p>
          </table:table-cell>
          <table:table-cell office:value-type="float" office:value="39.2355" calcext:value-type="float">
            <text:p>39.2355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4.3664" calcext:value-type="float">
            <text:p>84.3664</text:p>
          </table:table-cell>
          <table:table-cell office:value-type="float" office:value="0" calcext:value-type="float">
            <text:p>0</text:p>
          </table:table-cell>
          <table:table-cell office:value-type="float" office:value="31.1566" calcext:value-type="float">
            <text:p>31.1566</text:p>
          </table:table-cell>
          <table:table-cell office:value-type="float" office:value="3" calcext:value-type="float">
            <text:p>3</text:p>
          </table:table-cell>
          <table:table-cell office:value-type="float" office:value="7195.42" calcext:value-type="float">
            <text:p>7195.42</text:p>
          </table:table-cell>
          <table:table-cell office:value-type="float" office:value="53.2098" calcext:value-type="float">
            <text:p>53.2098</text:p>
          </table:table-cell>
          <table:table-cell office:value-type="string" calcext:value-type="string">
            <text:p>Feasible</text:p>
          </table:table-cell>
          <table:table-cell office:value-type="float" office:value="53.2098" calcext:value-type="float">
            <text:p>53.2098</text:p>
          </table:table-cell>
          <table:table-cell office:value-type="float" office:value="77.9389" calcext:value-type="float">
            <text:p>77.9389</text:p>
          </table:table-cell>
          <table:table-cell office:value-type="float" office:value="31.7288" calcext:value-type="float">
            <text:p>31.7288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6.3017" calcext:value-type="float">
            <text:p>66.3017</text:p>
          </table:table-cell>
          <table:table-cell office:value-type="float" office:value="0" calcext:value-type="float">
            <text:p>0</text:p>
          </table:table-cell>
          <table:table-cell office:value-type="float" office:value="13.0235" calcext:value-type="float">
            <text:p>13.0235</text:p>
          </table:table-cell>
          <table:table-cell office:value-type="float" office:value="3" calcext:value-type="float">
            <text:p>3</text:p>
          </table:table-cell>
          <table:table-cell office:value-type="float" office:value="7197.49" calcext:value-type="float">
            <text:p>7197.49</text:p>
          </table:table-cell>
          <table:table-cell office:value-type="float" office:value="53.2782" calcext:value-type="float">
            <text:p>53.2782</text:p>
          </table:table-cell>
          <table:table-cell office:value-type="string" calcext:value-type="string">
            <text:p>Feasible</text:p>
          </table:table-cell>
          <table:table-cell office:value-type="float" office:value="53.2782" calcext:value-type="float">
            <text:p>53.2782</text:p>
          </table:table-cell>
          <table:table-cell office:value-type="float" office:value="90.8179" calcext:value-type="float">
            <text:p>90.8179</text:p>
          </table:table-cell>
          <table:table-cell office:value-type="float" office:value="41.3351" calcext:value-type="float">
            <text:p>41.3351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3.1685" calcext:value-type="float">
            <text:p>73.1685</text:p>
          </table:table-cell>
          <table:table-cell office:value-type="float" office:value="0" calcext:value-type="float">
            <text:p>0</text:p>
          </table:table-cell>
          <table:table-cell office:value-type="float" office:value="22.983" calcext:value-type="float">
            <text:p>22.983</text:p>
          </table:table-cell>
          <table:table-cell office:value-type="float" office:value="3" calcext:value-type="float">
            <text:p>3</text:p>
          </table:table-cell>
          <table:table-cell office:value-type="float" office:value="7190.57" calcext:value-type="float">
            <text:p>7190.57</text:p>
          </table:table-cell>
          <table:table-cell office:value-type="float" office:value="50.1855" calcext:value-type="float">
            <text:p>50.1855</text:p>
          </table:table-cell>
          <table:table-cell office:value-type="string" calcext:value-type="string">
            <text:p>Feasible</text:p>
          </table:table-cell>
          <table:table-cell office:value-type="float" office:value="50.1855" calcext:value-type="float">
            <text:p>50.1855</text:p>
          </table:table-cell>
          <table:table-cell office:value-type="float" office:value="92.8067" calcext:value-type="float">
            <text:p>92.8067</text:p>
          </table:table-cell>
          <table:table-cell office:value-type="float" office:value="45.9247" calcext:value-type="float">
            <text:p>45.9247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.6253" calcext:value-type="float">
            <text:p>76.6253</text:p>
          </table:table-cell>
          <table:table-cell office:value-type="float" office:value="0" calcext:value-type="float">
            <text:p>0</text:p>
          </table:table-cell>
          <table:table-cell office:value-type="float" office:value="25.9163" calcext:value-type="float">
            <text:p>25.9163</text:p>
          </table:table-cell>
          <table:table-cell office:value-type="float" office:value="3" calcext:value-type="float">
            <text:p>3</text:p>
          </table:table-cell>
          <table:table-cell office:value-type="float" office:value="7190.3" calcext:value-type="float">
            <text:p>7190.3</text:p>
          </table:table-cell>
          <table:table-cell office:value-type="float" office:value="50.7089" calcext:value-type="float">
            <text:p>50.7089</text:p>
          </table:table-cell>
          <table:table-cell office:value-type="string" calcext:value-type="string">
            <text:p>Feasible</text:p>
          </table:table-cell>
          <table:table-cell office:value-type="float" office:value="50.7089" calcext:value-type="float">
            <text:p>50.7089</text:p>
          </table:table-cell>
          <table:table-cell office:value-type="float" office:value="98.7804" calcext:value-type="float">
            <text:p>98.7804</text:p>
          </table:table-cell>
          <table:table-cell office:value-type="float" office:value="48.665" calcext:value-type="float">
            <text:p>48.665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1.1637" calcext:value-type="float">
            <text:p>71.1637</text:p>
          </table:table-cell>
          <table:table-cell office:value-type="float" office:value="50.7022" calcext:value-type="float">
            <text:p>50.7022</text:p>
          </table:table-cell>
          <table:table-cell office:value-type="float" office:value="30.7705" calcext:value-type="float">
            <text:p>30.7705</text:p>
          </table:table-cell>
          <table:table-cell office:value-type="float" office:value="5" calcext:value-type="float">
            <text:p>5</text:p>
          </table:table-cell>
          <table:table-cell office:value-type="float" office:value="7199.33" calcext:value-type="float">
            <text:p>7199.33</text:p>
          </table:table-cell>
          <table:table-cell office:value-type="float" office:value="91.0954" calcext:value-type="float">
            <text:p>91.0954</text:p>
          </table:table-cell>
          <table:table-cell office:value-type="string" calcext:value-type="string">
            <text:p>Feasible</text:p>
          </table:table-cell>
          <table:table-cell office:value-type="float" office:value="91.0954" calcext:value-type="float">
            <text:p>91.0954</text:p>
          </table:table-cell>
          <table:table-cell office:value-type="float" office:value="91.751" calcext:value-type="float">
            <text:p>91.751</text:p>
          </table:table-cell>
          <table:table-cell office:value-type="float" office:value="0.714541" calcext:value-type="float">
            <text:p>0.714541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0" calcext:value-type="float">
            <text:p>0</text:p>
          </table:table-cell>
          <table:table-cell office:value-type="float" office:value="13.1645" calcext:value-type="float">
            <text:p>13.1645</text:p>
          </table:table-cell>
          <table:table-cell office:value-type="float" office:value="3" calcext:value-type="float">
            <text:p>3</text:p>
          </table:table-cell>
          <table:table-cell office:value-type="float" office:value="7189.78" calcext:value-type="float">
            <text:p>7189.78</text:p>
          </table:table-cell>
          <table:table-cell office:value-type="float" office:value="48.2341" calcext:value-type="float">
            <text:p>48.2341</text:p>
          </table:table-cell>
          <table:table-cell office:value-type="string" calcext:value-type="string">
            <text:p>Feasible</text:p>
          </table:table-cell>
          <table:table-cell office:value-type="float" office:value="48.2341" calcext:value-type="float">
            <text:p>48.2341</text:p>
          </table:table-cell>
          <table:table-cell office:value-type="float" office:value="86.8406" calcext:value-type="float">
            <text:p>86.8406</text:p>
          </table:table-cell>
          <table:table-cell office:value-type="float" office:value="44.4567" calcext:value-type="float">
            <text:p>44.4567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0" calcext:value-type="float">
            <text:p>0</text:p>
          </table:table-cell>
          <table:table-cell office:value-type="float" office:value="13.1645" calcext:value-type="float">
            <text:p>13.1645</text:p>
          </table:table-cell>
          <table:table-cell office:value-type="float" office:value="3" calcext:value-type="float">
            <text:p>3</text:p>
          </table:table-cell>
          <table:table-cell office:value-type="float" office:value="7190.9" calcext:value-type="float">
            <text:p>7190.9</text:p>
          </table:table-cell>
          <table:table-cell office:value-type="float" office:value="48.2341" calcext:value-type="float">
            <text:p>48.2341</text:p>
          </table:table-cell>
          <table:table-cell office:value-type="string" calcext:value-type="string">
            <text:p>Feasible</text:p>
          </table:table-cell>
          <table:table-cell office:value-type="float" office:value="48.2341" calcext:value-type="float">
            <text:p>48.2341</text:p>
          </table:table-cell>
          <table:table-cell office:value-type="float" office:value="86.8417" calcext:value-type="float">
            <text:p>86.8417</text:p>
          </table:table-cell>
          <table:table-cell office:value-type="float" office:value="44.4575" calcext:value-type="float">
            <text:p>44.4575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.084" calcext:value-type="float">
            <text:p>108.084</text:p>
          </table:table-cell>
          <table:table-cell office:value-type="float" office:value="18.344" calcext:value-type="float">
            <text:p>18.344</text:p>
          </table:table-cell>
          <table:table-cell office:value-type="float" office:value="26.682" calcext:value-type="float">
            <text:p>26.682</text:p>
          </table:table-cell>
          <table:table-cell office:value-type="float" office:value="6" calcext:value-type="float">
            <text:p>6</text:p>
          </table:table-cell>
          <table:table-cell office:value-type="float" office:value="3.92" calcext:value-type="float">
            <text:p>3.92</text:p>
          </table:table-cell>
          <table:table-cell office:value-type="float" office:value="99.746" calcext:value-type="float">
            <text:p>99.746</text:p>
          </table:table-cell>
          <table:table-cell office:value-type="string" calcext:value-type="string">
            <text:p>Optimal</text:p>
          </table:table-cell>
          <table:table-cell office:value-type="float" office:value="99.746" calcext:value-type="float">
            <text:p>99.746</text:p>
          </table:table-cell>
          <table:table-cell office:value-type="float" office:value="99.7553" calcext:value-type="float">
            <text:p>99.7553</text:p>
          </table:table-cell>
          <table:table-cell office:value-type="float" office:value="0.00941072" calcext:value-type="float">
            <text:p>0.00941072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.1202" calcext:value-type="float">
            <text:p>98.1202</text:p>
          </table:table-cell>
          <table:table-cell office:value-type="float" office:value="19.2243" calcext:value-type="float">
            <text:p>19.2243</text:p>
          </table:table-cell>
          <table:table-cell office:value-type="float" office:value="44.8287" calcext:value-type="float">
            <text:p>44.8287</text:p>
          </table:table-cell>
          <table:table-cell office:value-type="float" office:value="5" calcext:value-type="float">
            <text:p>5</text:p>
          </table:table-cell>
          <table:table-cell office:value-type="float" office:value="61.26" calcext:value-type="float">
            <text:p>61.26</text:p>
          </table:table-cell>
          <table:table-cell office:value-type="float" office:value="72.5158" calcext:value-type="float">
            <text:p>72.5158</text:p>
          </table:table-cell>
          <table:table-cell office:value-type="string" calcext:value-type="string">
            <text:p>Optimal</text:p>
          </table:table-cell>
          <table:table-cell office:value-type="float" office:value="72.5158" calcext:value-type="float">
            <text:p>72.5158</text:p>
          </table:table-cell>
          <table:table-cell office:value-type="float" office:value="72.5216" calcext:value-type="float">
            <text:p>72.5216</text:p>
          </table:table-cell>
          <table:table-cell office:value-type="float" office:value="0.00801136" calcext:value-type="float">
            <text:p>0.00801136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0.422" calcext:value-type="float">
            <text:p>130.422</text:p>
          </table:table-cell>
          <table:table-cell office:value-type="float" office:value="16.3963" calcext:value-type="float">
            <text:p>16.3963</text:p>
          </table:table-cell>
          <table:table-cell office:value-type="float" office:value="41.8178" calcext:value-type="float">
            <text:p>41.8178</text:p>
          </table:table-cell>
          <table:table-cell office:value-type="float" office:value="8" calcext:value-type="float">
            <text:p>8</text:p>
          </table:table-cell>
          <table:table-cell office:value-type="float" office:value="10.27" calcext:value-type="float">
            <text:p>10.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ptimal</text:p>
          </table:table-cell>
          <table:table-cell office:value-type="float" office:value="105" calcext:value-type="float">
            <text:p>105</text:p>
          </table:table-cell>
          <table:table-cell office:value-type="float" office:value="105.011" calcext:value-type="float">
            <text:p>105.011</text:p>
          </table:table-cell>
          <table:table-cell office:value-type="float" office:value="0.0098718" calcext:value-type="float">
            <text:p>0.0098718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.407" calcext:value-type="float">
            <text:p>100.407</text:p>
          </table:table-cell>
          <table:table-cell office:value-type="float" office:value="0" calcext:value-type="float">
            <text:p>0</text:p>
          </table:table-cell>
          <table:table-cell office:value-type="float" office:value="36.1194" calcext:value-type="float">
            <text:p>36.1194</text:p>
          </table:table-cell>
          <table:table-cell office:value-type="float" office:value="3" calcext:value-type="float">
            <text:p>3</text:p>
          </table:table-cell>
          <table:table-cell office:value-type="float" office:value="255.59" calcext:value-type="float">
            <text:p>255.59</text:p>
          </table:table-cell>
          <table:table-cell office:value-type="float" office:value="64.2875" calcext:value-type="float">
            <text:p>64.287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4.2875" calcext:value-type="float">
            <text:p>64.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.5784" calcext:value-type="float">
            <text:p>80.5784</text:p>
          </table:table-cell>
          <table:table-cell office:value-type="float" office:value="0" calcext:value-type="float">
            <text:p>0</text:p>
          </table:table-cell>
          <table:table-cell office:value-type="float" office:value="39.2728" calcext:value-type="float">
            <text:p>39.2728</text:p>
          </table:table-cell>
          <table:table-cell office:value-type="float" office:value="3" calcext:value-type="float">
            <text:p>3</text:p>
          </table:table-cell>
          <table:table-cell office:value-type="float" office:value="150.97" calcext:value-type="float">
            <text:p>150.97</text:p>
          </table:table-cell>
          <table:table-cell office:value-type="float" office:value="41.3056" calcext:value-type="float">
            <text:p>41.305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1.3056" calcext:value-type="float">
            <text:p>41.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6816" calcext:value-type="float">
            <text:p>96.6816</text:p>
          </table:table-cell>
          <table:table-cell office:value-type="float" office:value="43.22" calcext:value-type="float">
            <text:p>43.22</text:p>
          </table:table-cell>
          <table:table-cell office:value-type="float" office:value="27.5102" calcext:value-type="float">
            <text:p>27.5102</text:p>
          </table:table-cell>
          <table:table-cell office:value-type="float" office:value="5" calcext:value-type="float">
            <text:p>5</text:p>
          </table:table-cell>
          <table:table-cell office:value-type="float" office:value="648.1" calcext:value-type="float">
            <text:p>648.1</text:p>
          </table:table-cell>
          <table:table-cell office:value-type="float" office:value="112.391" calcext:value-type="float">
            <text:p>112.391</text:p>
          </table:table-cell>
          <table:table-cell office:value-type="string" calcext:value-type="string">
            <text:p>Optimal</text:p>
          </table:table-cell>
          <table:table-cell office:value-type="float" office:value="112.391" calcext:value-type="float">
            <text:p>112.391</text:p>
          </table:table-cell>
          <table:table-cell office:value-type="float" office:value="112.403" calcext:value-type="float">
            <text:p>112.403</text:p>
          </table:table-cell>
          <table:table-cell office:value-type="float" office:value="0.00999689" calcext:value-type="float">
            <text:p>0.00999689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.6824" calcext:value-type="float">
            <text:p>87.6824</text:p>
          </table:table-cell>
          <table:table-cell office:value-type="float" office:value="0" calcext:value-type="float">
            <text:p>0</text:p>
          </table:table-cell>
          <table:table-cell office:value-type="float" office:value="26.4228" calcext:value-type="float">
            <text:p>26.4228</text:p>
          </table:table-cell>
          <table:table-cell office:value-type="float" office:value="3" calcext:value-type="float">
            <text:p>3</text:p>
          </table:table-cell>
          <table:table-cell office:value-type="float" office:value="7199" calcext:value-type="float">
            <text:p>7199</text:p>
          </table:table-cell>
          <table:table-cell office:value-type="float" office:value="61.2596" calcext:value-type="float">
            <text:p>61.2596</text:p>
          </table:table-cell>
          <table:table-cell office:value-type="string" calcext:value-type="string">
            <text:p>Feasible</text:p>
          </table:table-cell>
          <table:table-cell office:value-type="float" office:value="61.2596" calcext:value-type="float">
            <text:p>61.2596</text:p>
          </table:table-cell>
          <table:table-cell office:value-type="float" office:value="90.9807" calcext:value-type="float">
            <text:p>90.9807</text:p>
          </table:table-cell>
          <table:table-cell office:value-type="float" office:value="32.6675" calcext:value-type="float">
            <text:p>32.6675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4.298" calcext:value-type="float">
            <text:p>104.298</text:p>
          </table:table-cell>
          <table:table-cell office:value-type="float" office:value="35.5874" calcext:value-type="float">
            <text:p>35.5874</text:p>
          </table:table-cell>
          <table:table-cell office:value-type="float" office:value="39.9986" calcext:value-type="float">
            <text:p>39.9986</text:p>
          </table:table-cell>
          <table:table-cell office:value-type="float" office:value="5" calcext:value-type="float">
            <text:p>5</text:p>
          </table:table-cell>
          <table:table-cell office:value-type="float" office:value="7200.25" calcext:value-type="float">
            <text:p>7200.25</text:p>
          </table:table-cell>
          <table:table-cell office:value-type="float" office:value="99.8864" calcext:value-type="float">
            <text:p>99.8864</text:p>
          </table:table-cell>
          <table:table-cell office:value-type="string" calcext:value-type="string">
            <text:p>Feasible</text:p>
          </table:table-cell>
          <table:table-cell office:value-type="float" office:value="99.8864" calcext:value-type="float">
            <text:p>99.8864</text:p>
          </table:table-cell>
          <table:table-cell office:value-type="float" office:value="101.729" calcext:value-type="float">
            <text:p>101.729</text:p>
          </table:table-cell>
          <table:table-cell office:value-type="float" office:value="1.81152" calcext:value-type="float">
            <text:p>1.81152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8683" calcext:value-type="float">
            <text:p>96.8683</text:p>
          </table:table-cell>
          <table:table-cell office:value-type="float" office:value="76.3337" calcext:value-type="float">
            <text:p>76.3337</text:p>
          </table:table-cell>
          <table:table-cell office:value-type="float" office:value="75.9539" calcext:value-type="float">
            <text:p>75.9539</text:p>
          </table:table-cell>
          <table:table-cell office:value-type="float" office:value="5" calcext:value-type="float">
            <text:p>5</text:p>
          </table:table-cell>
          <table:table-cell office:value-type="float" office:value="7197.75" calcext:value-type="float">
            <text:p>7197.75</text:p>
          </table:table-cell>
          <table:table-cell office:value-type="float" office:value="97.248" calcext:value-type="float">
            <text:p>97.248</text:p>
          </table:table-cell>
          <table:table-cell office:value-type="string" calcext:value-type="string">
            <text:p>Feasible</text:p>
          </table:table-cell>
          <table:table-cell office:value-type="float" office:value="97.248" calcext:value-type="float">
            <text:p>97.248</text:p>
          </table:table-cell>
          <table:table-cell office:value-type="float" office:value="102.574" calcext:value-type="float">
            <text:p>102.574</text:p>
          </table:table-cell>
          <table:table-cell office:value-type="float" office:value="5.19245" calcext:value-type="float">
            <text:p>5.19245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0" calcext:value-type="float">
            <text:p>0</text:p>
          </table:table-cell>
          <table:table-cell office:value-type="float" office:value="48.7982" calcext:value-type="float">
            <text:p>48.7982</text:p>
          </table:table-cell>
          <table:table-cell office:value-type="float" office:value="3" calcext:value-type="float">
            <text:p>3</text:p>
          </table:table-cell>
          <table:table-cell office:value-type="float" office:value="7193.45" calcext:value-type="float">
            <text:p>7193.45</text:p>
          </table:table-cell>
          <table:table-cell office:value-type="float" office:value="64.7342" calcext:value-type="float">
            <text:p>64.7342</text:p>
          </table:table-cell>
          <table:table-cell office:value-type="string" calcext:value-type="string">
            <text:p>Feasible</text:p>
          </table:table-cell>
          <table:table-cell office:value-type="float" office:value="64.7342" calcext:value-type="float">
            <text:p>64.7342</text:p>
          </table:table-cell>
          <table:table-cell office:value-type="float" office:value="97.5835" calcext:value-type="float">
            <text:p>97.5835</text:p>
          </table:table-cell>
          <table:table-cell office:value-type="float" office:value="33.6628" calcext:value-type="float">
            <text:p>33.6628</text:p>
          </table:table-cell>
        </table:table-row>
      </table:table>
      <table:table table:name="PC Time" table:style-name="ta5">
        <office:forms form:automatic-focus="false" form:apply-design-mode="false"/>
        <table:table-column table:style-name="co18" table:default-cell-style-name="Default"/>
        <table:table-column table:style-name="co10" table:number-columns-repeated="13" table:default-cell-style-name="ce9"/>
        <table:table-row table:style-name="ro1">
          <table:table-cell table:style-name="ce85" office:value-type="string" calcext:value-type="string">
            <text:p>Instance</text:p>
          </table:table-cell>
          <table:table-cell table:style-name="ce85" office:value-type="string" calcext:value-type="string">
            <text:p>c(h)</text:p>
          </table:table-cell>
          <table:table-cell table:style-name="ce85" office:value-type="string" calcext:value-type="string">
            <text:p>p(h)</text:p>
          </table:table-cell>
          <table:table-cell table:style-name="ce85" office:value-type="string" calcext:value-type="string">
            <text:p>b(h)</text:p>
          </table:table-cell>
          <table:table-cell table:style-name="ce85" office:value-type="string" calcext:value-type="string">
            <text:p>e(h)</text:p>
          </table:table-cell>
          <table:table-cell table:style-name="ce85" office:value-type="string" calcext:value-type="string">
            <text:p>waitc(h)</text:p>
          </table:table-cell>
          <table:table-cell table:style-name="ce85" office:value-type="string" calcext:value-type="string">
            <text:p>waitp(h)</text:p>
          </table:table-cell>
          <table:table-cell table:style-name="ce85" office:value-type="string" calcext:value-type="string">
            <text:p>Total</text:p>
          </table:table-cell>
          <table:table-cell table:style-name="ce85" office:value-type="string" calcext:value-type="string">
            <text:p>c(%)</text:p>
          </table:table-cell>
          <table:table-cell table:style-name="ce85" office:value-type="string" calcext:value-type="string">
            <text:p>p(%)</text:p>
          </table:table-cell>
          <table:table-cell table:style-name="ce85" office:value-type="string" calcext:value-type="string">
            <text:p>b(%)</text:p>
          </table:table-cell>
          <table:table-cell table:style-name="ce85" office:value-type="string" calcext:value-type="string">
            <text:p>e(%)</text:p>
          </table:table-cell>
          <table:table-cell table:style-name="ce85" office:value-type="string" calcext:value-type="string">
            <text:p>waitc(%)</text:p>
          </table:table-cell>
          <table:table-cell table:style-name="ce85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1.46169" calcext:value-type="float">
            <text:p>1.46</text:p>
          </table:table-cell>
          <table:table-cell office:value-type="float" office:value="2.26156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1.14594" calcext:value-type="float">
            <text:p>1.15</text:p>
          </table:table-cell>
          <table:table-cell office:value-type="float" office:value="7.80979" calcext:value-type="float">
            <text:p>7.81</text:p>
          </table:table-cell>
          <table:table-cell office:value-type="float" office:value="5.19341" calcext:value-type="float">
            <text:p>5.19</text:p>
          </table:table-cell>
          <table:table-cell office:value-type="float" office:value="17.8724" calcext:value-type="float">
            <text:p>17.87</text:p>
          </table:table-cell>
          <table:table-cell office:value-type="float" office:value="8.1785" calcext:value-type="float">
            <text:p>8.18</text:p>
          </table:table-cell>
          <table:table-cell office:value-type="float" office:value="12.6539" calcext:value-type="float">
            <text:p>12.65</text:p>
          </table:table-cell>
          <table:table-cell office:value-type="float" office:value="0" calcext:value-type="float">
            <text:p>0.00</text:p>
          </table:table-cell>
          <table:table-cell office:value-type="float" office:value="6.4118" calcext:value-type="float">
            <text:p>6.41</text:p>
          </table:table-cell>
          <table:table-cell office:value-type="float" office:value="43.6975" calcext:value-type="float">
            <text:p>43.70</text:p>
          </table:table-cell>
          <table:table-cell office:value-type="float" office:value="29.0583" calcext:value-type="float">
            <text:p>29.06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0.919919" calcext:value-type="float">
            <text:p>0.92</text:p>
          </table:table-cell>
          <table:table-cell office:value-type="float" office:value="2.49662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float" office:value="0.670438" calcext:value-type="float">
            <text:p>0.67</text:p>
          </table:table-cell>
          <table:table-cell office:value-type="float" office:value="6.81975" calcext:value-type="float">
            <text:p>6.82</text:p>
          </table:table-cell>
          <table:table-cell office:value-type="float" office:value="-0.000000000106647" calcext:value-type="float">
            <text:p>0.00</text:p>
          </table:table-cell>
          <table:table-cell office:value-type="float" office:value="10.9067" calcext:value-type="float">
            <text:p>10.91</text:p>
          </table:table-cell>
          <table:table-cell office:value-type="float" office:value="8.43441" calcext:value-type="float">
            <text:p>8.43</text:p>
          </table:table-cell>
          <table:table-cell office:value-type="float" office:value="22.8907" calcext:value-type="float">
            <text:p>22.89</text:p>
          </table:table-cell>
          <table:table-cell office:value-type="float" office:value="0" calcext:value-type="float">
            <text:p>0.00</text:p>
          </table:table-cell>
          <table:table-cell office:value-type="float" office:value="6.14701" calcext:value-type="float">
            <text:p>6.15</text:p>
          </table:table-cell>
          <table:table-cell office:value-type="float" office:value="62.5279" calcext:value-type="float">
            <text:p>62.53</text:p>
          </table:table-cell>
          <table:table-cell office:value-type="float" office:value="-0.000000000977812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0.946276" calcext:value-type="float">
            <text:p>0.95</text:p>
          </table:table-cell>
          <table:table-cell office:value-type="float" office:value="2.06964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0.834206" calcext:value-type="float">
            <text:p>0.83</text:p>
          </table:table-cell>
          <table:table-cell office:value-type="float" office:value="14.3768" calcext:value-type="float">
            <text:p>14.38</text:p>
          </table:table-cell>
          <table:table-cell office:value-type="float" office:value="5.77309" calcext:value-type="float">
            <text:p>5.77</text:p>
          </table:table-cell>
          <table:table-cell office:value-type="float" office:value="24" calcext:value-type="float">
            <text:p>24.00</text:p>
          </table:table-cell>
          <table:table-cell office:value-type="float" office:value="3.94282" calcext:value-type="float">
            <text:p>3.94</text:p>
          </table:table-cell>
          <table:table-cell office:value-type="float" office:value="8.62348" calcext:value-type="float">
            <text:p>8.62</text:p>
          </table:table-cell>
          <table:table-cell office:value-type="float" office:value="0" calcext:value-type="float">
            <text:p>0.00</text:p>
          </table:table-cell>
          <table:table-cell office:value-type="float" office:value="3.47586" calcext:value-type="float">
            <text:p>3.48</text:p>
          </table:table-cell>
          <table:table-cell office:value-type="float" office:value="59.9033" calcext:value-type="float">
            <text:p>59.90</text:p>
          </table:table-cell>
          <table:table-cell office:value-type="float" office:value="24.0546" calcext:value-type="float">
            <text:p>24.05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1.43417" calcext:value-type="float">
            <text:p>1.43</text:p>
          </table:table-cell>
          <table:table-cell office:value-type="float" office:value="2.4569" calcext:value-type="float">
            <text:p>2.46</text:p>
          </table:table-cell>
          <table:table-cell office:value-type="float" office:value="0" calcext:value-type="float">
            <text:p>0.00</text:p>
          </table:table-cell>
          <table:table-cell office:value-type="float" office:value="1.20184" calcext:value-type="float">
            <text:p>1.20</text:p>
          </table:table-cell>
          <table:table-cell office:value-type="float" office:value="13.8584" calcext:value-type="float">
            <text:p>13.86</text:p>
          </table:table-cell>
          <table:table-cell office:value-type="float" office:value="5.04868" calcext:value-type="float">
            <text:p>5.05</text:p>
          </table:table-cell>
          <table:table-cell office:value-type="float" office:value="24" calcext:value-type="float">
            <text:p>24.00</text:p>
          </table:table-cell>
          <table:table-cell office:value-type="float" office:value="5.97571" calcext:value-type="float">
            <text:p>5.98</text:p>
          </table:table-cell>
          <table:table-cell office:value-type="float" office:value="10.2371" calcext:value-type="float">
            <text:p>10.24</text:p>
          </table:table-cell>
          <table:table-cell office:value-type="float" office:value="0" calcext:value-type="float">
            <text:p>0.00</text:p>
          </table:table-cell>
          <table:table-cell office:value-type="float" office:value="5.00767" calcext:value-type="float">
            <text:p>5.01</text:p>
          </table:table-cell>
          <table:table-cell office:value-type="float" office:value="57.7434" calcext:value-type="float">
            <text:p>57.74</text:p>
          </table:table-cell>
          <table:table-cell office:value-type="float" office:value="21.0362" calcext:value-type="float">
            <text:p>21.04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1.07058" calcext:value-type="float">
            <text:p>1.0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29579" calcext:value-type="float">
            <text:p>0.43</text:p>
          </table:table-cell>
          <table:table-cell office:value-type="float" office:value="22.4998" calcext:value-type="float">
            <text:p>22.5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.46074" calcext:value-type="float">
            <text:p>4.4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78991" calcext:value-type="float">
            <text:p>1.79</text:p>
          </table:table-cell>
          <table:table-cell office:value-type="float" office:value="93.7493" calcext:value-type="float">
            <text:p>93.7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office:value-type="float" office:value="2.27673" calcext:value-type="float">
            <text:p>2.28</text:p>
          </table:table-cell>
          <table:table-cell office:value-type="float" office:value="2.48913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1.5158" calcext:value-type="float">
            <text:p>1.52</text:p>
          </table:table-cell>
          <table:table-cell office:value-type="float" office:value="12.6132" calcext:value-type="float">
            <text:p>12.61</text:p>
          </table:table-cell>
          <table:table-cell office:value-type="float" office:value="5.10511" calcext:value-type="float">
            <text:p>5.11</text:p>
          </table:table-cell>
          <table:table-cell office:value-type="float" office:value="24" calcext:value-type="float">
            <text:p>24.00</text:p>
          </table:table-cell>
          <table:table-cell office:value-type="float" office:value="9.48639" calcext:value-type="float">
            <text:p>9.49</text:p>
          </table:table-cell>
          <table:table-cell office:value-type="float" office:value="10.3714" calcext:value-type="float">
            <text:p>10.37</text:p>
          </table:table-cell>
          <table:table-cell office:value-type="float" office:value="0" calcext:value-type="float">
            <text:p>0.00</text:p>
          </table:table-cell>
          <table:table-cell office:value-type="float" office:value="6.31585" calcext:value-type="float">
            <text:p>6.32</text:p>
          </table:table-cell>
          <table:table-cell office:value-type="float" office:value="52.5551" calcext:value-type="float">
            <text:p>52.56</text:p>
          </table:table-cell>
          <table:table-cell office:value-type="float" office:value="21.2713" calcext:value-type="float">
            <text:p>21.27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office:value-type="float" office:value="2.72778" calcext:value-type="float">
            <text:p>2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65316" calcext:value-type="float">
            <text:p>0.57</text:p>
          </table:table-cell>
          <table:table-cell office:value-type="float" office:value="20.7069" calcext:value-type="float">
            <text:p>20.71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1.3658" calcext:value-type="float">
            <text:p>11.3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35549" calcext:value-type="float">
            <text:p>2.36</text:p>
          </table:table-cell>
          <table:table-cell office:value-type="float" office:value="86.2788" calcext:value-type="float">
            <text:p>86.2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office:value-type="float" office:value="2.42669" calcext:value-type="float">
            <text:p>2.43</text:p>
          </table:table-cell>
          <table:table-cell office:value-type="float" office:value="2.03379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1.52739" calcext:value-type="float">
            <text:p>1.53</text:p>
          </table:table-cell>
          <table:table-cell office:value-type="float" office:value="28.6358" calcext:value-type="float">
            <text:p>28.64</text:p>
          </table:table-cell>
          <table:table-cell office:value-type="float" office:value="-9.07607E-015" calcext:value-type="float">
            <text:p>0.00</text:p>
          </table:table-cell>
          <table:table-cell office:value-type="float" office:value="34.6237" calcext:value-type="float">
            <text:p>34.62</text:p>
          </table:table-cell>
          <table:table-cell office:value-type="float" office:value="7.00876" calcext:value-type="float">
            <text:p>7.01</text:p>
          </table:table-cell>
          <table:table-cell office:value-type="float" office:value="5.87398" calcext:value-type="float">
            <text:p>5.87</text:p>
          </table:table-cell>
          <table:table-cell office:value-type="float" office:value="0" calcext:value-type="float">
            <text:p>0.00</text:p>
          </table:table-cell>
          <table:table-cell office:value-type="float" office:value="4.41139" calcext:value-type="float">
            <text:p>4.41</text:p>
          </table:table-cell>
          <table:table-cell office:value-type="float" office:value="82.7059" calcext:value-type="float">
            <text:p>82.71</text:p>
          </table:table-cell>
          <table:table-cell office:value-type="float" office:value="-0.0000000000000262135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office:value-type="float" office:value="2.45854" calcext:value-type="float">
            <text:p>2.46</text:p>
          </table:table-cell>
          <table:table-cell office:value-type="float" office:value="2.91402" calcext:value-type="float">
            <text:p>2.91</text:p>
          </table:table-cell>
          <table:table-cell office:value-type="float" office:value="0" calcext:value-type="float">
            <text:p>0.00</text:p>
          </table:table-cell>
          <table:table-cell office:value-type="float" office:value="1.29599" calcext:value-type="float">
            <text:p>1.30</text:p>
          </table:table-cell>
          <table:table-cell office:value-type="float" office:value="12.6512" calcext:value-type="float">
            <text:p>12.65</text:p>
          </table:table-cell>
          <table:table-cell office:value-type="float" office:value="4.68022" calcext:value-type="float">
            <text:p>4.68</text:p>
          </table:table-cell>
          <table:table-cell office:value-type="float" office:value="24" calcext:value-type="float">
            <text:p>24.00</text:p>
          </table:table-cell>
          <table:table-cell office:value-type="float" office:value="10.2439" calcext:value-type="float">
            <text:p>10.24</text:p>
          </table:table-cell>
          <table:table-cell office:value-type="float" office:value="12.1417" calcext:value-type="float">
            <text:p>12.14</text:p>
          </table:table-cell>
          <table:table-cell office:value-type="float" office:value="0" calcext:value-type="float">
            <text:p>0.00</text:p>
          </table:table-cell>
          <table:table-cell office:value-type="float" office:value="5.39996" calcext:value-type="float">
            <text:p>5.40</text:p>
          </table:table-cell>
          <table:table-cell office:value-type="float" office:value="52.7135" calcext:value-type="float">
            <text:p>52.71</text:p>
          </table:table-cell>
          <table:table-cell office:value-type="float" office:value="19.5009" calcext:value-type="float">
            <text:p>19.5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office:value-type="float" office:value="3.00255" calcext:value-type="float">
            <text:p>3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49032" calcext:value-type="float">
            <text:p>1.49</text:p>
          </table:table-cell>
          <table:table-cell office:value-type="float" office:value="18.1431" calcext:value-type="float">
            <text:p>18.14</text:p>
          </table:table-cell>
          <table:table-cell office:value-type="float" office:value="0" calcext:value-type="float">
            <text:p>0.00</text:p>
          </table:table-cell>
          <table:table-cell office:value-type="float" office:value="22.636" calcext:value-type="float">
            <text:p>22.64</text:p>
          </table:table-cell>
          <table:table-cell office:value-type="float" office:value="13.2645" calcext:value-type="float">
            <text:p>13.2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.58385" calcext:value-type="float">
            <text:p>6.58</text:p>
          </table:table-cell>
          <table:table-cell office:value-type="float" office:value="80.1517" calcext:value-type="float">
            <text:p>80.1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2.79368" calcext:value-type="float">
            <text:p>2.79</text:p>
          </table:table-cell>
          <table:table-cell office:value-type="float" office:value="2.64724" calcext:value-type="float">
            <text:p>2.65</text:p>
          </table:table-cell>
          <table:table-cell office:value-type="float" office:value="0" calcext:value-type="float">
            <text:p>0.00</text:p>
          </table:table-cell>
          <table:table-cell office:value-type="float" office:value="1.51097" calcext:value-type="float">
            <text:p>1.51</text:p>
          </table:table-cell>
          <table:table-cell office:value-type="float" office:value="11.8088" calcext:value-type="float">
            <text:p>11.81</text:p>
          </table:table-cell>
          <table:table-cell office:value-type="float" office:value="0.0000000000000220657" calcext:value-type="float">
            <text:p>0.00</text:p>
          </table:table-cell>
          <table:table-cell office:value-type="float" office:value="18.7607" calcext:value-type="float">
            <text:p>18.76</text:p>
          </table:table-cell>
          <table:table-cell office:value-type="float" office:value="14.8912" calcext:value-type="float">
            <text:p>14.89</text:p>
          </table:table-cell>
          <table:table-cell office:value-type="float" office:value="14.1106" calcext:value-type="float">
            <text:p>14.11</text:p>
          </table:table-cell>
          <table:table-cell office:value-type="float" office:value="0" calcext:value-type="float">
            <text:p>0.00</text:p>
          </table:table-cell>
          <table:table-cell office:value-type="float" office:value="8.05395" calcext:value-type="float">
            <text:p>8.05</text:p>
          </table:table-cell>
          <table:table-cell office:value-type="float" office:value="62.9443" calcext:value-type="float">
            <text:p>62.94</text:p>
          </table:table-cell>
          <table:table-cell office:value-type="float" office:value="0.000000000000117617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.98737" calcext:value-type="float">
            <text:p>1.99</text:p>
          </table:table-cell>
          <table:table-cell office:value-type="float" office:value="3.0917" calcext:value-type="float">
            <text:p>3.09</text:p>
          </table:table-cell>
          <table:table-cell office:value-type="float" office:value="0" calcext:value-type="float">
            <text:p>0.00</text:p>
          </table:table-cell>
          <table:table-cell office:value-type="float" office:value="0.660616" calcext:value-type="float">
            <text:p>0.66</text:p>
          </table:table-cell>
          <table:table-cell office:value-type="float" office:value="11.6985" calcext:value-type="float">
            <text:p>11.70</text:p>
          </table:table-cell>
          <table:table-cell office:value-type="float" office:value="4.76221" calcext:value-type="float">
            <text:p>4.76</text:p>
          </table:table-cell>
          <table:table-cell office:value-type="float" office:value="22.2004" calcext:value-type="float">
            <text:p>22.20</text:p>
          </table:table-cell>
          <table:table-cell office:value-type="float" office:value="8.95194" calcext:value-type="float">
            <text:p>8.95</text:p>
          </table:table-cell>
          <table:table-cell office:value-type="float" office:value="13.9263" calcext:value-type="float">
            <text:p>13.93</text:p>
          </table:table-cell>
          <table:table-cell office:value-type="float" office:value="0" calcext:value-type="float">
            <text:p>0.00</text:p>
          </table:table-cell>
          <table:table-cell office:value-type="float" office:value="2.9757" calcext:value-type="float">
            <text:p>2.98</text:p>
          </table:table-cell>
          <table:table-cell office:value-type="float" office:value="52.695" calcext:value-type="float">
            <text:p>52.70</text:p>
          </table:table-cell>
          <table:table-cell office:value-type="float" office:value="21.451" calcext:value-type="float">
            <text:p>21.45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.93029" calcext:value-type="float">
            <text:p>1.93</text:p>
          </table:table-cell>
          <table:table-cell office:value-type="float" office:value="3.62694" calcext:value-type="float">
            <text:p>3.63</text:p>
          </table:table-cell>
          <table:table-cell office:value-type="float" office:value="0" calcext:value-type="float">
            <text:p>0.00</text:p>
          </table:table-cell>
          <table:table-cell office:value-type="float" office:value="0.724963" calcext:value-type="float">
            <text:p>0.72</text:p>
          </table:table-cell>
          <table:table-cell office:value-type="float" office:value="7.48433" calcext:value-type="float">
            <text:p>7.48</text:p>
          </table:table-cell>
          <table:table-cell office:value-type="float" office:value="4.26105" calcext:value-type="float">
            <text:p>4.26</text:p>
          </table:table-cell>
          <table:table-cell office:value-type="float" office:value="18.0276" calcext:value-type="float">
            <text:p>18.03</text:p>
          </table:table-cell>
          <table:table-cell office:value-type="float" office:value="10.7074" calcext:value-type="float">
            <text:p>10.71</text:p>
          </table:table-cell>
          <table:table-cell office:value-type="float" office:value="20.1189" calcext:value-type="float">
            <text:p>20.12</text:p>
          </table:table-cell>
          <table:table-cell office:value-type="float" office:value="0" calcext:value-type="float">
            <text:p>0.00</text:p>
          </table:table-cell>
          <table:table-cell office:value-type="float" office:value="4.02141" calcext:value-type="float">
            <text:p>4.02</text:p>
          </table:table-cell>
          <table:table-cell office:value-type="float" office:value="41.516" calcext:value-type="float">
            <text:p>41.52</text:p>
          </table:table-cell>
          <table:table-cell office:value-type="float" office:value="23.6363" calcext:value-type="float">
            <text:p>23.64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.84586" calcext:value-type="float">
            <text:p>1.8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30412" calcext:value-type="float">
            <text:p>0.63</text:p>
          </table:table-cell>
          <table:table-cell office:value-type="float" office:value="21.5237" calcext:value-type="float">
            <text:p>21.52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7.69107" calcext:value-type="float">
            <text:p>7.6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62672" calcext:value-type="float">
            <text:p>2.63</text:p>
          </table:table-cell>
          <table:table-cell office:value-type="float" office:value="89.6822" calcext:value-type="float">
            <text:p>89.6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2.49223" calcext:value-type="float">
            <text:p>2.4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817974" calcext:value-type="float">
            <text:p>0.82</text:p>
          </table:table-cell>
          <table:table-cell office:value-type="float" office:value="20.6898" calcext:value-type="float">
            <text:p>20.69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0.3843" calcext:value-type="float">
            <text:p>10.3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.40823" calcext:value-type="float">
            <text:p>3.41</text:p>
          </table:table-cell>
          <table:table-cell office:value-type="float" office:value="86.2075" calcext:value-type="float">
            <text:p>86.2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3.7558" calcext:value-type="float">
            <text:p>3.7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8494" calcext:value-type="float">
            <text:p>1.08</text:p>
          </table:table-cell>
          <table:table-cell office:value-type="float" office:value="19.1593" calcext:value-type="float">
            <text:p>19.16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6491" calcext:value-type="float">
            <text:p>15.6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.52059" calcext:value-type="float">
            <text:p>4.52</text:p>
          </table:table-cell>
          <table:table-cell office:value-type="float" office:value="79.8303" calcext:value-type="float">
            <text:p>79.8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3.61179" calcext:value-type="float">
            <text:p>3.61</text:p>
          </table:table-cell>
          <table:table-cell office:value-type="float" office:value="1.03177" calcext:value-type="float">
            <text:p>1.03</text:p>
          </table:table-cell>
          <table:table-cell office:value-type="float" office:value="0" calcext:value-type="float">
            <text:p>0.00</text:p>
          </table:table-cell>
          <table:table-cell office:value-type="float" office:value="0.786076" calcext:value-type="float">
            <text:p>0.79</text:p>
          </table:table-cell>
          <table:table-cell office:value-type="float" office:value="27.6994" calcext:value-type="float">
            <text:p>27.70</text:p>
          </table:table-cell>
          <table:table-cell office:value-type="float" office:value="6.87099" calcext:value-type="float">
            <text:p>6.87</text:p>
          </table:table-cell>
          <table:table-cell office:value-type="float" office:value="40" calcext:value-type="float">
            <text:p>40.00</text:p>
          </table:table-cell>
          <table:table-cell office:value-type="float" office:value="9.02947" calcext:value-type="float">
            <text:p>9.03</text:p>
          </table:table-cell>
          <table:table-cell office:value-type="float" office:value="2.57944" calcext:value-type="float">
            <text:p>2.58</text:p>
          </table:table-cell>
          <table:table-cell office:value-type="float" office:value="0" calcext:value-type="float">
            <text:p>0.00</text:p>
          </table:table-cell>
          <table:table-cell office:value-type="float" office:value="1.96519" calcext:value-type="float">
            <text:p>1.97</text:p>
          </table:table-cell>
          <table:table-cell office:value-type="float" office:value="69.2484" calcext:value-type="float">
            <text:p>69.25</text:p>
          </table:table-cell>
          <table:table-cell office:value-type="float" office:value="17.1775" calcext:value-type="float">
            <text:p>17.18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3.7046" calcext:value-type="float">
            <text:p>3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39583" calcext:value-type="float">
            <text:p>1.40</text:p>
          </table:table-cell>
          <table:table-cell office:value-type="float" office:value="18.8996" calcext:value-type="float">
            <text:p>18.9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4358" calcext:value-type="float">
            <text:p>15.4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81595" calcext:value-type="float">
            <text:p>5.82</text:p>
          </table:table-cell>
          <table:table-cell office:value-type="float" office:value="78.7482" calcext:value-type="float">
            <text:p>78.7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4.1872" calcext:value-type="float">
            <text:p>4.19</text:p>
          </table:table-cell>
          <table:table-cell office:value-type="float" office:value="0.967001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1.33191" calcext:value-type="float">
            <text:p>1.33</text:p>
          </table:table-cell>
          <table:table-cell office:value-type="float" office:value="34.6643" calcext:value-type="float">
            <text:p>34.66</text:p>
          </table:table-cell>
          <table:table-cell office:value-type="float" office:value="6.8496" calcext:value-type="float">
            <text:p>6.85</text:p>
          </table:table-cell>
          <table:table-cell office:value-type="float" office:value="48" calcext:value-type="float">
            <text:p>48.00</text:p>
          </table:table-cell>
          <table:table-cell office:value-type="float" office:value="8.72334" calcext:value-type="float">
            <text:p>8.72</text:p>
          </table:table-cell>
          <table:table-cell office:value-type="float" office:value="2.01459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2.77481" calcext:value-type="float">
            <text:p>2.77</text:p>
          </table:table-cell>
          <table:table-cell office:value-type="float" office:value="72.2173" calcext:value-type="float">
            <text:p>72.22</text:p>
          </table:table-cell>
          <table:table-cell office:value-type="float" office:value="14.27" calcext:value-type="float">
            <text:p>14.27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3.35646" calcext:value-type="float">
            <text:p>3.36</text:p>
          </table:table-cell>
          <table:table-cell office:value-type="float" office:value="0.86983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1.43702" calcext:value-type="float">
            <text:p>1.44</text:p>
          </table:table-cell>
          <table:table-cell office:value-type="float" office:value="27.4811" calcext:value-type="float">
            <text:p>27.48</text:p>
          </table:table-cell>
          <table:table-cell office:value-type="float" office:value="9.50628E-015" calcext:value-type="float">
            <text:p>0.00</text:p>
          </table:table-cell>
          <table:table-cell office:value-type="float" office:value="33.1445" calcext:value-type="float">
            <text:p>33.14</text:p>
          </table:table-cell>
          <table:table-cell office:value-type="float" office:value="10.1268" calcext:value-type="float">
            <text:p>10.13</text:p>
          </table:table-cell>
          <table:table-cell office:value-type="float" office:value="2.62438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office:value-type="float" office:value="4.33563" calcext:value-type="float">
            <text:p>4.34</text:p>
          </table:table-cell>
          <table:table-cell office:value-type="float" office:value="82.9132" calcext:value-type="float">
            <text:p>82.91</text:p>
          </table:table-cell>
          <table:table-cell office:value-type="float" office:value="0.0000000000000286814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4.2714" calcext:value-type="float">
            <text:p>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98786" calcext:value-type="float">
            <text:p>1.99</text:p>
          </table:table-cell>
          <table:table-cell office:value-type="float" office:value="17.7407" calcext:value-type="float">
            <text:p>17.74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7.7975" calcext:value-type="float">
            <text:p>17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8.28275" calcext:value-type="float">
            <text:p>8.28</text:p>
          </table:table-cell>
          <table:table-cell office:value-type="float" office:value="73.9197" calcext:value-type="float">
            <text:p>73.9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3.41568" calcext:value-type="float">
            <text:p>3.42</text:p>
          </table:table-cell>
          <table:table-cell office:value-type="float" office:value="2.20298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1.56347" calcext:value-type="float">
            <text:p>1.56</text:p>
          </table:table-cell>
          <table:table-cell office:value-type="float" office:value="15.1019" calcext:value-type="float">
            <text:p>15.10</text:p>
          </table:table-cell>
          <table:table-cell office:value-type="float" office:value="5.2584" calcext:value-type="float">
            <text:p>5.26</text:p>
          </table:table-cell>
          <table:table-cell office:value-type="float" office:value="27.5424" calcext:value-type="float">
            <text:p>27.54</text:p>
          </table:table-cell>
          <table:table-cell office:value-type="float" office:value="12.4015" calcext:value-type="float">
            <text:p>12.40</text:p>
          </table:table-cell>
          <table:table-cell office:value-type="float" office:value="7.99851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5.6766" calcext:value-type="float">
            <text:p>5.68</text:p>
          </table:table-cell>
          <table:table-cell office:value-type="float" office:value="54.8314" calcext:value-type="float">
            <text:p>54.83</text:p>
          </table:table-cell>
          <table:table-cell office:value-type="float" office:value="19.092" calcext:value-type="float">
            <text:p>19.09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3.83846" calcext:value-type="float">
            <text:p>3.8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54401" calcext:value-type="float">
            <text:p>2.54</text:p>
          </table:table-cell>
          <table:table-cell office:value-type="float" office:value="17.6175" calcext:value-type="float">
            <text:p>17.62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9936" calcext:value-type="float">
            <text:p>15.9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.6" calcext:value-type="float">
            <text:p>10.60</text:p>
          </table:table-cell>
          <table:table-cell office:value-type="float" office:value="73.4064" calcext:value-type="float">
            <text:p>73.4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4.03044" calcext:value-type="float">
            <text:p>4.0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65199" calcext:value-type="float">
            <text:p>1.65</text:p>
          </table:table-cell>
          <table:table-cell office:value-type="float" office:value="18.3176" calcext:value-type="float">
            <text:p>18.32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6.7935" calcext:value-type="float">
            <text:p>16.7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.8833" calcext:value-type="float">
            <text:p>6.88</text:p>
          </table:table-cell>
          <table:table-cell office:value-type="float" office:value="76.3232" calcext:value-type="float">
            <text:p>76.3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3.25745" calcext:value-type="float">
            <text:p>3.2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90537" calcext:value-type="float">
            <text:p>0.69</text:p>
          </table:table-cell>
          <table:table-cell office:value-type="float" office:value="20.052" calcext:value-type="float">
            <text:p>20.05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3.5727" calcext:value-type="float">
            <text:p>13.5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87724" calcext:value-type="float">
            <text:p>2.88</text:p>
          </table:table-cell>
          <table:table-cell office:value-type="float" office:value="83.55" calcext:value-type="float">
            <text:p>83.5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office:value-type="float" office:value="3.55128" calcext:value-type="float">
            <text:p>3.5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21861" calcext:value-type="float">
            <text:p>1.22</text:p>
          </table:table-cell>
          <table:table-cell office:value-type="float" office:value="19.2301" calcext:value-type="float">
            <text:p>19.23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4.797" calcext:value-type="float">
            <text:p>14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07755" calcext:value-type="float">
            <text:p>5.08</text:p>
          </table:table-cell>
          <table:table-cell office:value-type="float" office:value="80.1254" calcext:value-type="float">
            <text:p>80.1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office:value-type="float" office:value="3.6992" calcext:value-type="float">
            <text:p>3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37414" calcext:value-type="float">
            <text:p>1.37</text:p>
          </table:table-cell>
          <table:table-cell office:value-type="float" office:value="18.9267" calcext:value-type="float">
            <text:p>18.93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4133" calcext:value-type="float">
            <text:p>15.4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72559" calcext:value-type="float">
            <text:p>5.73</text:p>
          </table:table-cell>
          <table:table-cell office:value-type="float" office:value="78.8611" calcext:value-type="float">
            <text:p>78.86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office:value-type="float" office:value="3.4655" calcext:value-type="float">
            <text:p>3.47</text:p>
          </table:table-cell>
          <table:table-cell office:value-type="float" office:value="2.64848" calcext:value-type="float">
            <text:p>2.65</text:p>
          </table:table-cell>
          <table:table-cell office:value-type="float" office:value="0" calcext:value-type="float">
            <text:p>0.00</text:p>
          </table:table-cell>
          <table:table-cell office:value-type="float" office:value="1.14971" calcext:value-type="float">
            <text:p>1.15</text:p>
          </table:table-cell>
          <table:table-cell office:value-type="float" office:value="20.0126" calcext:value-type="float">
            <text:p>20.01</text:p>
          </table:table-cell>
          <table:table-cell office:value-type="float" office:value="5.30479" calcext:value-type="float">
            <text:p>5.30</text:p>
          </table:table-cell>
          <table:table-cell office:value-type="float" office:value="32.5811" calcext:value-type="float">
            <text:p>32.58</text:p>
          </table:table-cell>
          <table:table-cell office:value-type="float" office:value="10.6365" calcext:value-type="float">
            <text:p>10.64</text:p>
          </table:table-cell>
          <table:table-cell office:value-type="float" office:value="8.12888" calcext:value-type="float">
            <text:p>8.13</text:p>
          </table:table-cell>
          <table:table-cell office:value-type="float" office:value="0" calcext:value-type="float">
            <text:p>0.00</text:p>
          </table:table-cell>
          <table:table-cell office:value-type="float" office:value="3.52875" calcext:value-type="float">
            <text:p>3.53</text:p>
          </table:table-cell>
          <table:table-cell office:value-type="float" office:value="61.4241" calcext:value-type="float">
            <text:p>61.42</text:p>
          </table:table-cell>
          <table:table-cell office:value-type="float" office:value="16.2818" calcext:value-type="float">
            <text:p>16.28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office:value-type="float" office:value="3.04765" calcext:value-type="float">
            <text:p>3.0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98012" calcext:value-type="float">
            <text:p>0.70</text:p>
          </table:table-cell>
          <table:table-cell office:value-type="float" office:value="20.2543" calcext:value-type="float">
            <text:p>20.25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2.6985" calcext:value-type="float">
            <text:p>12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90838" calcext:value-type="float">
            <text:p>2.91</text:p>
          </table:table-cell>
          <table:table-cell office:value-type="float" office:value="84.3931" calcext:value-type="float">
            <text:p>84.39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office:value-type="float" office:value="4.13496" calcext:value-type="float">
            <text:p>4.13</text:p>
          </table:table-cell>
          <table:table-cell office:value-type="float" office:value="3.02172" calcext:value-type="float">
            <text:p>3.02</text:p>
          </table:table-cell>
          <table:table-cell office:value-type="float" office:value="0" calcext:value-type="float">
            <text:p>0.00</text:p>
          </table:table-cell>
          <table:table-cell office:value-type="float" office:value="1.94477" calcext:value-type="float">
            <text:p>1.94</text:p>
          </table:table-cell>
          <table:table-cell office:value-type="float" office:value="26.1085" calcext:value-type="float">
            <text:p>26.11</text:p>
          </table:table-cell>
          <table:table-cell office:value-type="float" office:value="4.79003" calcext:value-type="float">
            <text:p>4.79</text:p>
          </table:table-cell>
          <table:table-cell office:value-type="float" office:value="40" calcext:value-type="float">
            <text:p>40.00</text:p>
          </table:table-cell>
          <table:table-cell office:value-type="float" office:value="10.3374" calcext:value-type="float">
            <text:p>10.34</text:p>
          </table:table-cell>
          <table:table-cell office:value-type="float" office:value="7.5543" calcext:value-type="float">
            <text:p>7.55</text:p>
          </table:table-cell>
          <table:table-cell office:value-type="float" office:value="0" calcext:value-type="float">
            <text:p>0.00</text:p>
          </table:table-cell>
          <table:table-cell office:value-type="float" office:value="4.86193" calcext:value-type="float">
            <text:p>4.86</text:p>
          </table:table-cell>
          <table:table-cell office:value-type="float" office:value="65.2713" calcext:value-type="float">
            <text:p>65.27</text:p>
          </table:table-cell>
          <table:table-cell office:value-type="float" office:value="11.9751" calcext:value-type="float">
            <text:p>11.98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5.18545" calcext:value-type="float">
            <text:p>5.19</text:p>
          </table:table-cell>
          <table:table-cell office:value-type="float" office:value="0.972941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1.27513" calcext:value-type="float">
            <text:p>1.28</text:p>
          </table:table-cell>
          <table:table-cell office:value-type="float" office:value="33.7503" calcext:value-type="float">
            <text:p>33.75</text:p>
          </table:table-cell>
          <table:table-cell office:value-type="float" office:value="6.81616" calcext:value-type="float">
            <text:p>6.82</text:p>
          </table:table-cell>
          <table:table-cell office:value-type="float" office:value="48" calcext:value-type="float">
            <text:p>48.00</text:p>
          </table:table-cell>
          <table:table-cell office:value-type="float" office:value="10.803" calcext:value-type="float">
            <text:p>10.80</text:p>
          </table:table-cell>
          <table:table-cell office:value-type="float" office:value="2.02696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2.65653" calcext:value-type="float">
            <text:p>2.66</text:p>
          </table:table-cell>
          <table:table-cell office:value-type="float" office:value="70.3132" calcext:value-type="float">
            <text:p>70.31</text:p>
          </table:table-cell>
          <table:table-cell office:value-type="float" office:value="14.2003" calcext:value-type="float">
            <text:p>14.2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4.7591" calcext:value-type="float">
            <text:p>4.76</text:p>
          </table:table-cell>
          <table:table-cell office:value-type="float" office:value="0.99642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2.21383" calcext:value-type="float">
            <text:p>2.21</text:p>
          </table:table-cell>
          <table:table-cell office:value-type="float" office:value="24.3423" calcext:value-type="float">
            <text:p>24.34</text:p>
          </table:table-cell>
          <table:table-cell office:value-type="float" office:value="6.80343" calcext:value-type="float">
            <text:p>6.80</text:p>
          </table:table-cell>
          <table:table-cell office:value-type="float" office:value="39.115" calcext:value-type="float">
            <text:p>39.12</text:p>
          </table:table-cell>
          <table:table-cell office:value-type="float" office:value="12.1669" calcext:value-type="float">
            <text:p>12.17</text:p>
          </table:table-cell>
          <table:table-cell office:value-type="float" office:value="2.54741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office:value-type="float" office:value="5.6598" calcext:value-type="float">
            <text:p>5.66</text:p>
          </table:table-cell>
          <table:table-cell office:value-type="float" office:value="62.2325" calcext:value-type="float">
            <text:p>62.23</text:p>
          </table:table-cell>
          <table:table-cell office:value-type="float" office:value="17.3934" calcext:value-type="float">
            <text:p>17.39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6.14129" calcext:value-type="float">
            <text:p>6.14</text:p>
          </table:table-cell>
          <table:table-cell office:value-type="float" office:value="0.877368" calcext:value-type="float">
            <text:p>0.88</text:p>
          </table:table-cell>
          <table:table-cell office:value-type="float" office:value="0" calcext:value-type="float">
            <text:p>0.00</text:p>
          </table:table-cell>
          <table:table-cell office:value-type="float" office:value="2.00658" calcext:value-type="float">
            <text:p>2.01</text:p>
          </table:table-cell>
          <table:table-cell office:value-type="float" office:value="48.0041" calcext:value-type="float">
            <text:p>48.00</text:p>
          </table:table-cell>
          <table:table-cell office:value-type="float" office:value="-0.0000000000000163203" calcext:value-type="float">
            <text:p>0.00</text:p>
          </table:table-cell>
          <table:table-cell office:value-type="float" office:value="57.0293" calcext:value-type="float">
            <text:p>57.03</text:p>
          </table:table-cell>
          <table:table-cell office:value-type="float" office:value="10.7687" calcext:value-type="float">
            <text:p>10.77</text:p>
          </table:table-cell>
          <table:table-cell office:value-type="float" office:value="1.53845" calcext:value-type="float">
            <text:p>1.54</text:p>
          </table:table-cell>
          <table:table-cell office:value-type="float" office:value="0" calcext:value-type="float">
            <text:p>0.00</text:p>
          </table:table-cell>
          <table:table-cell office:value-type="float" office:value="3.5185" calcext:value-type="float">
            <text:p>3.52</text:p>
          </table:table-cell>
          <table:table-cell office:value-type="float" office:value="84.1744" calcext:value-type="float">
            <text:p>84.17</text:p>
          </table:table-cell>
          <table:table-cell office:value-type="float" office:value="-0.0000000000000286174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4.85695" calcext:value-type="float">
            <text:p>4.8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91513" calcext:value-type="float">
            <text:p>1.92</text:p>
          </table:table-cell>
          <table:table-cell office:value-type="float" office:value="17.2279" calcext:value-type="float">
            <text:p>17.23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20.2373" calcext:value-type="float">
            <text:p>20.2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7.97972" calcext:value-type="float">
            <text:p>7.98</text:p>
          </table:table-cell>
          <table:table-cell office:value-type="float" office:value="71.783" calcext:value-type="float">
            <text:p>71.7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4.00849" calcext:value-type="float">
            <text:p>4.0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08234" calcext:value-type="float">
            <text:p>2.08</text:p>
          </table:table-cell>
          <table:table-cell office:value-type="float" office:value="17.9092" calcext:value-type="float">
            <text:p>17.91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6.702" calcext:value-type="float">
            <text:p>16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8.6764" calcext:value-type="float">
            <text:p>8.68</text:p>
          </table:table-cell>
          <table:table-cell office:value-type="float" office:value="74.6216" calcext:value-type="float">
            <text:p>74.6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4.69754" calcext:value-type="float">
            <text:p>4.70</text:p>
          </table:table-cell>
          <table:table-cell office:value-type="float" office:value="2.15322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office:value-type="float" office:value="0.972103" calcext:value-type="float">
            <text:p>0.97</text:p>
          </table:table-cell>
          <table:table-cell office:value-type="float" office:value="26.406" calcext:value-type="float">
            <text:p>26.41</text:p>
          </table:table-cell>
          <table:table-cell office:value-type="float" office:value="5.77117" calcext:value-type="float">
            <text:p>5.77</text:p>
          </table:table-cell>
          <table:table-cell office:value-type="float" office:value="40" calcext:value-type="float">
            <text:p>40.00</text:p>
          </table:table-cell>
          <table:table-cell office:value-type="float" office:value="11.7439" calcext:value-type="float">
            <text:p>11.74</text:p>
          </table:table-cell>
          <table:table-cell office:value-type="float" office:value="5.38305" calcext:value-type="float">
            <text:p>5.38</text:p>
          </table:table-cell>
          <table:table-cell office:value-type="float" office:value="0" calcext:value-type="float">
            <text:p>0.00</text:p>
          </table:table-cell>
          <table:table-cell office:value-type="float" office:value="2.43026" calcext:value-type="float">
            <text:p>2.43</text:p>
          </table:table-cell>
          <table:table-cell office:value-type="float" office:value="66.0149" calcext:value-type="float">
            <text:p>66.01</text:p>
          </table:table-cell>
          <table:table-cell office:value-type="float" office:value="14.4279" calcext:value-type="float">
            <text:p>14.43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4.31247" calcext:value-type="float">
            <text:p>4.3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401" calcext:value-type="float">
            <text:p>1.40</text:p>
          </table:table-cell>
          <table:table-cell office:value-type="float" office:value="18.2865" calcext:value-type="float">
            <text:p>18.29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7.9686" calcext:value-type="float">
            <text:p>17.9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83749" calcext:value-type="float">
            <text:p>5.84</text:p>
          </table:table-cell>
          <table:table-cell office:value-type="float" office:value="76.1939" calcext:value-type="float">
            <text:p>76.19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5.02343" calcext:value-type="float">
            <text:p>5.02</text:p>
          </table:table-cell>
          <table:table-cell office:value-type="float" office:value="1.79663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float" office:value="1.65752" calcext:value-type="float">
            <text:p>1.66</text:p>
          </table:table-cell>
          <table:table-cell office:value-type="float" office:value="25.4506" calcext:value-type="float">
            <text:p>25.45</text:p>
          </table:table-cell>
          <table:table-cell office:value-type="float" office:value="6.07181" calcext:value-type="float">
            <text:p>6.07</text:p>
          </table:table-cell>
          <table:table-cell office:value-type="float" office:value="40" calcext:value-type="float">
            <text:p>40.00</text:p>
          </table:table-cell>
          <table:table-cell office:value-type="float" office:value="12.5586" calcext:value-type="float">
            <text:p>12.56</text:p>
          </table:table-cell>
          <table:table-cell office:value-type="float" office:value="4.49157" calcext:value-type="float">
            <text:p>4.49</text:p>
          </table:table-cell>
          <table:table-cell office:value-type="float" office:value="0" calcext:value-type="float">
            <text:p>0.00</text:p>
          </table:table-cell>
          <table:table-cell office:value-type="float" office:value="4.14381" calcext:value-type="float">
            <text:p>4.14</text:p>
          </table:table-cell>
          <table:table-cell office:value-type="float" office:value="63.6265" calcext:value-type="float">
            <text:p>63.63</text:p>
          </table:table-cell>
          <table:table-cell office:value-type="float" office:value="15.1795" calcext:value-type="float">
            <text:p>15.18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4.70553" calcext:value-type="float">
            <text:p>4.71</text:p>
          </table:table-cell>
          <table:table-cell office:value-type="float" office:value="3.26127" calcext:value-type="float">
            <text:p>3.26</text:p>
          </table:table-cell>
          <table:table-cell office:value-type="float" office:value="0" calcext:value-type="float">
            <text:p>0.00</text:p>
          </table:table-cell>
          <table:table-cell office:value-type="float" office:value="2.43264" calcext:value-type="float">
            <text:p>2.43</text:p>
          </table:table-cell>
          <table:table-cell office:value-type="float" office:value="17.808" calcext:value-type="float">
            <text:p>17.81</text:p>
          </table:table-cell>
          <table:table-cell office:value-type="float" office:value="4.27963" calcext:value-type="float">
            <text:p>4.28</text:p>
          </table:table-cell>
          <table:table-cell office:value-type="float" office:value="32.4871" calcext:value-type="float">
            <text:p>32.49</text:p>
          </table:table-cell>
          <table:table-cell office:value-type="float" office:value="14.4843" calcext:value-type="float">
            <text:p>14.48</text:p>
          </table:table-cell>
          <table:table-cell office:value-type="float" office:value="10.0387" calcext:value-type="float">
            <text:p>10.04</text:p>
          </table:table-cell>
          <table:table-cell office:value-type="float" office:value="0" calcext:value-type="float">
            <text:p>0.00</text:p>
          </table:table-cell>
          <table:table-cell office:value-type="float" office:value="7.48803" calcext:value-type="float">
            <text:p>7.49</text:p>
          </table:table-cell>
          <table:table-cell office:value-type="float" office:value="54.8157" calcext:value-type="float">
            <text:p>54.82</text:p>
          </table:table-cell>
          <table:table-cell office:value-type="float" office:value="13.1733" calcext:value-type="float">
            <text:p>13.17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5.41859" calcext:value-type="float">
            <text:p>5.4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58739" calcext:value-type="float">
            <text:p>2.59</text:p>
          </table:table-cell>
          <table:table-cell office:value-type="float" office:value="15.994" calcext:value-type="float">
            <text:p>15.99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22.5775" calcext:value-type="float">
            <text:p>22.5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.7808" calcext:value-type="float">
            <text:p>10.78</text:p>
          </table:table-cell>
          <table:table-cell office:value-type="float" office:value="66.6417" calcext:value-type="float">
            <text:p>66.64</text:p>
          </table:table-cell>
          <table:table-cell office:value-type="float" office:value="0" calcext:value-type="float">
            <text:p>0.00</text:p>
          </table:table-cell>
        </table:table-row>
      </table:table>
      <table:table table:name="Compare stats" table:style-name="ta6">
        <office:forms form:automatic-focus="false" form:apply-design-mode="false"/>
        <table:table-column table:style-name="co19" table:default-cell-style-name="Default"/>
        <table:table-column table:style-name="co20" table:default-cell-style-name="ce85"/>
        <table:table-column table:style-name="co21" table:number-columns-repeated="2" table:default-cell-style-name="ce85"/>
        <table:table-column table:style-name="co22" table:default-cell-style-name="ce85"/>
        <table:table-column table:style-name="co21" table:default-cell-style-name="ce85"/>
        <table:table-column table:style-name="co20" table:number-columns-repeated="4" table:default-cell-style-name="ce85"/>
        <table:table-column table:style-name="co21" table:number-columns-repeated="2" table:default-cell-style-name="ce85"/>
        <table:table-column table:style-name="co22" table:default-cell-style-name="ce85"/>
        <table:table-column table:style-name="co21" table:default-cell-style-name="ce85"/>
        <table:table-column table:style-name="co20" table:number-columns-repeated="4" table:default-cell-style-name="ce85"/>
        <table:table-column table:style-name="co21" table:number-columns-repeated="2" table:default-cell-style-name="ce85"/>
        <table:table-column table:style-name="co22" table:default-cell-style-name="ce85"/>
        <table:table-column table:style-name="co21" table:default-cell-style-name="ce85"/>
        <table:table-column table:style-name="co20" table:number-columns-repeated="4" table:default-cell-style-name="ce85"/>
        <table:table-column table:style-name="co21" table:number-columns-repeated="2" table:default-cell-style-name="ce85"/>
        <table:table-column table:style-name="co22" table:default-cell-style-name="ce85"/>
        <table:table-column table:style-name="co21" table:default-cell-style-name="ce85"/>
        <table:table-column table:style-name="co10" table:number-columns-repeated="11" table:default-cell-style-name="Default"/>
        <table:table-row table:style-name="ro2">
          <table:table-cell table:style-name="ce15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8" table:number-rows-spanned="1">
            <text:p>ScSp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ce21" office:value-type="string" calcext:value-type="string" table:number-columns-spanned="8" table:number-rows-spanned="1">
            <text:p>McSp</text:p>
          </table:table-cell>
          <table:covered-table-cell table:number-columns-repeated="4" table:style-name="ce21"/>
          <table:covered-table-cell table:number-columns-repeated="3" table:style-name="Default"/>
          <table:table-cell table:style-name="ce15" office:value-type="string" calcext:value-type="string" table:number-columns-spanned="8" table:number-rows-spanned="1">
            <text:p>ScMp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ce15" office:value-type="string" calcext:value-type="string" table:number-columns-spanned="8" table:number-rows-spanned="1">
            <text:p>McMp</text:p>
          </table:table-cell>
          <table:covered-table-cell table:number-columns-repeated="4" table:style-name="ce15"/>
          <table:covered-table-cell table:number-columns-repeated="3" table:style-name="ce88"/>
          <table:table-cell table:style-name="ce15" office:value-type="string" calcext:value-type="string" table:number-columns-spanned="8" table:number-rows-spanned="1">
            <text:p>PC</text:p>
          </table:table-cell>
          <table:covered-table-cell table:number-columns-repeated="7"/>
        </table:table-row>
        <table:table-row table:style-name="ro1">
          <table:covered-table-cell table:style-name="ce15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stats'.E2]" office:value-type="float" office:value="30.8848" calcext:value-type="float">
            <text:p>30.8848</text:p>
          </table:table-cell>
          <table:table-cell table:formula="of:=[$'ScSp stats'.F2]" office:value-type="float" office:value="32.4998" calcext:value-type="float">
            <text:p>32.4998</text:p>
          </table:table-cell>
          <table:table-cell table:formula="of:=[$'ScSp stats'.G2]" office:value-type="float" office:value="19.8214" calcext:value-type="float">
            <text:p>19.8214</text:p>
          </table:table-cell>
          <table:table-cell table:formula="of:=[$'ScSp stats'.I2]" office:value-type="float" office:value="2.42" calcext:value-type="float">
            <text:p>2.42</text:p>
          </table:table-cell>
          <table:table-cell table:formula="of:=[$'ScSp stats'.J2]" office:value-type="float" office:value="43.5632" calcext:value-type="float">
            <text:p>43.5632</text:p>
          </table:table-cell>
          <table:table-cell table:formula="of:=[$'ScSp stats'.L2]" office:value-type="float" office:value="43.5632" calcext:value-type="float">
            <text:p>43.5632</text:p>
          </table:table-cell>
          <table:table-cell table:formula="of:=[$'ScSp stats'.M2]" office:value-type="float" office:value="43.5632" calcext:value-type="float">
            <text:p>43.5632</text:p>
          </table:table-cell>
          <table:table-cell table:formula="of:=[$'ScSp stats'.N2]" office:value-type="float" office:value="0" calcext:value-type="float">
            <text:p>0</text:p>
          </table:table-cell>
          <table:table-cell table:formula="of:=[$'McSp stats'.E2]" office:value-type="float" office:value="30.8848" calcext:value-type="float">
            <text:p>30.8848</text:p>
          </table:table-cell>
          <table:table-cell table:formula="of:=[$'McSp stats'.F2]" office:value-type="float" office:value="32.4998" calcext:value-type="float">
            <text:p>32.4998</text:p>
          </table:table-cell>
          <table:table-cell table:formula="of:=[$'McSp stats'.G2]" office:value-type="float" office:value="19.8214" calcext:value-type="float">
            <text:p>19.8214</text:p>
          </table:table-cell>
          <table:table-cell table:formula="of:=[$'McSp stats'.I2]" office:value-type="float" office:value="4.69" calcext:value-type="float">
            <text:p>4.69</text:p>
          </table:table-cell>
          <table:table-cell table:formula="of:=[$'McSp stats'.J2]" office:value-type="float" office:value="43.5632" calcext:value-type="float">
            <text:p>43.5632</text:p>
          </table:table-cell>
          <table:table-cell table:formula="of:=[$'McSp stats'.L2]" office:value-type="float" office:value="43.5632" calcext:value-type="float">
            <text:p>43.5632</text:p>
          </table:table-cell>
          <table:table-cell table:formula="of:=[$'McSp stats'.M2]" office:value-type="float" office:value="43.5632" calcext:value-type="float">
            <text:p>43.5632</text:p>
          </table:table-cell>
          <table:table-cell table:formula="of:=[$'McSp stats'.N2]" office:value-type="float" office:value="0" calcext:value-type="float">
            <text:p>0</text:p>
          </table:table-cell>
          <table:table-cell table:formula="of:=[$'ScMp stats'.E2]" office:value-type="float" office:value="30.8848" calcext:value-type="float">
            <text:p>30.8848</text:p>
          </table:table-cell>
          <table:table-cell table:formula="of:=[$'ScMp stats'.F2]" office:value-type="float" office:value="44.1236" calcext:value-type="float">
            <text:p>44.1236</text:p>
          </table:table-cell>
          <table:table-cell table:formula="of:=[$'ScMp stats'.G2]" office:value-type="float" office:value="17.5165" calcext:value-type="float">
            <text:p>17.5165</text:p>
          </table:table-cell>
          <table:table-cell table:formula="of:=[$'ScMp stats'.I2]" office:value-type="float" office:value="111.12" calcext:value-type="float">
            <text:p>111.12</text:p>
          </table:table-cell>
          <table:table-cell table:formula="of:=[$'ScMp stats'.J2]" office:value-type="float" office:value="57.4919" calcext:value-type="float">
            <text:p>57.4919</text:p>
          </table:table-cell>
          <table:table-cell table:formula="of:=[$'ScMp stats'.L2]" office:value-type="float" office:value="57.4919" calcext:value-type="float">
            <text:p>57.4919</text:p>
          </table:table-cell>
          <table:table-cell table:formula="of:=[$'ScMp stats'.M2]" office:value-type="float" office:value="57.4972" calcext:value-type="float">
            <text:p>57.4972</text:p>
          </table:table-cell>
          <table:table-cell table:formula="of:=[$'ScMp stats'.N2]" office:value-type="float" office:value="0.00921784" calcext:value-type="float">
            <text:p>0.00921784</text:p>
          </table:table-cell>
          <table:table-cell table:formula="of:=[$'McMp stats'.E2]" office:value-type="float" office:value="30.8848" calcext:value-type="float">
            <text:p>30.8848</text:p>
          </table:table-cell>
          <table:table-cell table:formula="of:=[$'McMp stats'.F2]" office:value-type="float" office:value="44.1236" calcext:value-type="float">
            <text:p>44.1236</text:p>
          </table:table-cell>
          <table:table-cell table:formula="of:=[$'McMp stats'.G2]" office:value-type="float" office:value="17.4978" calcext:value-type="float">
            <text:p>17.4978</text:p>
          </table:table-cell>
          <table:table-cell table:formula="of:=[$'McMp stats'.I2]" office:value-type="float" office:value="99.68" calcext:value-type="float">
            <text:p>99.68</text:p>
          </table:table-cell>
          <table:table-cell table:formula="of:=[$'McMp stats'.J2]" office:value-type="float" office:value="57.5106" calcext:value-type="float">
            <text:p>57.5106</text:p>
          </table:table-cell>
          <table:table-cell table:formula="of:=[$'McMp stats'.L2]" office:value-type="float" office:value="57.5106" calcext:value-type="float">
            <text:p>57.5106</text:p>
          </table:table-cell>
          <table:table-cell table:formula="of:=[$'McMp stats'.M2]" office:value-type="float" office:value="57.5151" calcext:value-type="float">
            <text:p>57.5151</text:p>
          </table:table-cell>
          <table:table-cell table:formula="of:=[$'McMp stats'.N2]" office:value-type="float" office:value="0.00782403" calcext:value-type="float">
            <text:p>0.00782403</text:p>
          </table:table-cell>
          <table:table-cell table:formula="of:=[$'PC Stats'.E2]" office:value-type="float" office:value="30.8848" calcext:value-type="float">
            <text:p>30.8848</text:p>
          </table:table-cell>
          <table:table-cell table:formula="of:=[$'PC Stats'.F2]" office:value-type="float" office:value="48.1106" calcext:value-type="float">
            <text:p>48.1106</text:p>
          </table:table-cell>
          <table:table-cell table:formula="of:=[$'PC Stats'.G2]" office:value-type="float" office:value="32.8321" calcext:value-type="float">
            <text:p>32.8321</text:p>
          </table:table-cell>
          <table:table-cell table:formula="of:=[$'PC Stats'.I2]" office:value-type="float" office:value="7" calcext:value-type="float">
            <text:p>7</text:p>
          </table:table-cell>
          <table:table-cell table:formula="of:=[$'PC Stats'.J2]" office:value-type="float" office:value="46.1633" calcext:value-type="float">
            <text:p>46.1633</text:p>
          </table:table-cell>
          <table:table-cell table:formula="of:=[$'PC Stats'.L2]" office:value-type="float" office:value="46.1633" calcext:value-type="float">
            <text:p>46.1633</text:p>
          </table:table-cell>
          <table:table-cell table:formula="of:=[$'PC Stats'.M2]" office:value-type="float" office:value="46.1664" calcext:value-type="float">
            <text:p>46.1664</text:p>
          </table:table-cell>
          <table:table-cell table:formula="of:=[$'PC Stats'.N2]" office:value-type="float" office:value="0.00671484" calcext:value-type="float">
            <text:p>0.00671484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stats'.E3]" office:value-type="float" office:value="18.2235" calcext:value-type="float">
            <text:p>18.2235</text:p>
          </table:table-cell>
          <table:table-cell table:formula="of:=[$'ScSp stats'.F3]" office:value-type="float" office:value="39.914" calcext:value-type="float">
            <text:p>39.914</text:p>
          </table:table-cell>
          <table:table-cell table:formula="of:=[$'ScSp stats'.G3]" office:value-type="float" office:value="26.5421" calcext:value-type="float">
            <text:p>26.5421</text:p>
          </table:table-cell>
          <table:table-cell table:formula="of:=[$'ScSp stats'.I3]" office:value-type="float" office:value="0.34" calcext:value-type="float">
            <text:p>0.34</text:p>
          </table:table-cell>
          <table:table-cell table:formula="of:=[$'ScSp stats'.J3]" office:value-type="float" office:value="31.5955" calcext:value-type="float">
            <text:p>31.5955</text:p>
          </table:table-cell>
          <table:table-cell table:formula="of:=[$'ScSp stats'.L3]" office:value-type="float" office:value="31.5955" calcext:value-type="float">
            <text:p>31.5955</text:p>
          </table:table-cell>
          <table:table-cell table:formula="of:=[$'ScSp stats'.M3]" office:value-type="float" office:value="31.5955" calcext:value-type="float">
            <text:p>31.5955</text:p>
          </table:table-cell>
          <table:table-cell table:formula="of:=[$'ScSp stats'.N3]" office:value-type="float" office:value="0" calcext:value-type="float">
            <text:p>0</text:p>
          </table:table-cell>
          <table:table-cell table:formula="of:=[$'McSp stats'.E3]" office:value-type="float" office:value="18.2235" calcext:value-type="float">
            <text:p>18.2235</text:p>
          </table:table-cell>
          <table:table-cell table:formula="of:=[$'McSp stats'.F3]" office:value-type="float" office:value="39.914" calcext:value-type="float">
            <text:p>39.914</text:p>
          </table:table-cell>
          <table:table-cell table:formula="of:=[$'McSp stats'.G3]" office:value-type="float" office:value="26.5421" calcext:value-type="float">
            <text:p>26.5421</text:p>
          </table:table-cell>
          <table:table-cell table:formula="of:=[$'McSp stats'.I3]" office:value-type="float" office:value="0.33" calcext:value-type="float">
            <text:p>0.33</text:p>
          </table:table-cell>
          <table:table-cell table:formula="of:=[$'McSp stats'.J3]" office:value-type="float" office:value="31.5955" calcext:value-type="float">
            <text:p>31.5955</text:p>
          </table:table-cell>
          <table:table-cell table:formula="of:=[$'McSp stats'.L3]" office:value-type="float" office:value="31.5955" calcext:value-type="float">
            <text:p>31.5955</text:p>
          </table:table-cell>
          <table:table-cell table:formula="of:=[$'McSp stats'.M3]" office:value-type="float" office:value="31.5955" calcext:value-type="float">
            <text:p>31.5955</text:p>
          </table:table-cell>
          <table:table-cell table:formula="of:=[$'McSp stats'.N3]" office:value-type="float" office:value="0" calcext:value-type="float">
            <text:p>0</text:p>
          </table:table-cell>
          <table:table-cell table:formula="of:=[$'ScMp stats'.E3]" office:value-type="float" office:value="18.2235" calcext:value-type="float">
            <text:p>18.2235</text:p>
          </table:table-cell>
          <table:table-cell table:formula="of:=[$'ScMp stats'.F3]" office:value-type="float" office:value="55.5731" calcext:value-type="float">
            <text:p>55.5731</text:p>
          </table:table-cell>
          <table:table-cell table:formula="of:=[$'ScMp stats'.G3]" office:value-type="float" office:value="28.4144" calcext:value-type="float">
            <text:p>28.4144</text:p>
          </table:table-cell>
          <table:table-cell table:formula="of:=[$'ScMp stats'.I3]" office:value-type="float" office:value="237.98" calcext:value-type="float">
            <text:p>237.98</text:p>
          </table:table-cell>
          <table:table-cell table:formula="of:=[$'ScMp stats'.J3]" office:value-type="float" office:value="45.3822" calcext:value-type="float">
            <text:p>45.3822</text:p>
          </table:table-cell>
          <table:table-cell table:formula="of:=[$'ScMp stats'.L3]" office:value-type="float" office:value="45.3822" calcext:value-type="float">
            <text:p>45.3822</text:p>
          </table:table-cell>
          <table:table-cell table:formula="of:=[$'ScMp stats'.M3]" office:value-type="float" office:value="45.3866" calcext:value-type="float">
            <text:p>45.3866</text:p>
          </table:table-cell>
          <table:table-cell table:formula="of:=[$'ScMp stats'.N3]" office:value-type="float" office:value="0.00969449" calcext:value-type="float">
            <text:p>0.00969449</text:p>
          </table:table-cell>
          <table:table-cell table:formula="of:=[$'McMp stats'.E3]" office:value-type="float" office:value="18.2235" calcext:value-type="float">
            <text:p>18.2235</text:p>
          </table:table-cell>
          <table:table-cell table:formula="of:=[$'McMp stats'.F3]" office:value-type="float" office:value="55.5731" calcext:value-type="float">
            <text:p>55.5731</text:p>
          </table:table-cell>
          <table:table-cell table:formula="of:=[$'McMp stats'.G3]" office:value-type="float" office:value="28.4144" calcext:value-type="float">
            <text:p>28.4144</text:p>
          </table:table-cell>
          <table:table-cell table:formula="of:=[$'McMp stats'.I3]" office:value-type="float" office:value="200.79" calcext:value-type="float">
            <text:p>200.79</text:p>
          </table:table-cell>
          <table:table-cell table:formula="of:=[$'McMp stats'.J3]" office:value-type="float" office:value="45.3822" calcext:value-type="float">
            <text:p>45.3822</text:p>
          </table:table-cell>
          <table:table-cell table:formula="of:=[$'McMp stats'.L3]" office:value-type="float" office:value="45.3822" calcext:value-type="float">
            <text:p>45.3822</text:p>
          </table:table-cell>
          <table:table-cell table:formula="of:=[$'McMp stats'.M3]" office:value-type="float" office:value="45.3864" calcext:value-type="float">
            <text:p>45.3864</text:p>
          </table:table-cell>
          <table:table-cell table:formula="of:=[$'McMp stats'.N3]" office:value-type="float" office:value="0.00925387" calcext:value-type="float">
            <text:p>0.00925387</text:p>
          </table:table-cell>
          <table:table-cell table:formula="of:=[$'PC Stats'.E3]" office:value-type="float" office:value="18.2235" calcext:value-type="float">
            <text:p>18.2235</text:p>
          </table:table-cell>
          <table:table-cell table:formula="of:=[$'PC Stats'.F3]" office:value-type="float" office:value="55.5731" calcext:value-type="float">
            <text:p>55.5731</text:p>
          </table:table-cell>
          <table:table-cell table:formula="of:=[$'PC Stats'.G3]" office:value-type="float" office:value="28.2975" calcext:value-type="float">
            <text:p>28.2975</text:p>
          </table:table-cell>
          <table:table-cell table:formula="of:=[$'PC Stats'.I3]" office:value-type="float" office:value="7184.58" calcext:value-type="float">
            <text:p>7184.58</text:p>
          </table:table-cell>
          <table:table-cell table:formula="of:=[$'PC Stats'.J3]" office:value-type="float" office:value="45.4991" calcext:value-type="float">
            <text:p>45.4991</text:p>
          </table:table-cell>
          <table:table-cell table:formula="of:=[$'PC Stats'.L3]" office:value-type="float" office:value="45.4991" calcext:value-type="float">
            <text:p>45.4991</text:p>
          </table:table-cell>
          <table:table-cell table:formula="of:=[$'PC Stats'.M3]" office:value-type="float" office:value="45.9667" calcext:value-type="float">
            <text:p>45.9667</text:p>
          </table:table-cell>
          <table:table-cell table:formula="of:=[$'PC Stats'.N3]" office:value-type="float" office:value="1.01726" calcext:value-type="float">
            <text:p>1.01726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stats'.E4]" office:value-type="float" office:value="18.8395" calcext:value-type="float">
            <text:p>18.8395</text:p>
          </table:table-cell>
          <table:table-cell table:formula="of:=[$'ScSp stats'.F4]" office:value-type="float" office:value="18.0337" calcext:value-type="float">
            <text:p>18.0337</text:p>
          </table:table-cell>
          <table:table-cell table:formula="of:=[$'ScSp stats'.G4]" office:value-type="float" office:value="16.0866" calcext:value-type="float">
            <text:p>16.0866</text:p>
          </table:table-cell>
          <table:table-cell table:formula="of:=[$'ScSp stats'.I4]" office:value-type="float" office:value="0.27" calcext:value-type="float">
            <text:p>0.27</text:p>
          </table:table-cell>
          <table:table-cell table:formula="of:=[$'ScSp stats'.J4]" office:value-type="float" office:value="20.7865" calcext:value-type="float">
            <text:p>20.7865</text:p>
          </table:table-cell>
          <table:table-cell table:formula="of:=[$'ScSp stats'.L4]" office:value-type="float" office:value="20.7865" calcext:value-type="float">
            <text:p>20.7865</text:p>
          </table:table-cell>
          <table:table-cell table:formula="of:=[$'ScSp stats'.M4]" office:value-type="float" office:value="20.7865" calcext:value-type="float">
            <text:p>20.7865</text:p>
          </table:table-cell>
          <table:table-cell table:formula="of:=[$'ScSp stats'.N4]" office:value-type="float" office:value="0" calcext:value-type="float">
            <text:p>0</text:p>
          </table:table-cell>
          <table:table-cell table:formula="of:=[$'McSp stats'.E4]" office:value-type="float" office:value="18.8395" calcext:value-type="float">
            <text:p>18.8395</text:p>
          </table:table-cell>
          <table:table-cell table:formula="of:=[$'McSp stats'.F4]" office:value-type="float" office:value="18.0337" calcext:value-type="float">
            <text:p>18.0337</text:p>
          </table:table-cell>
          <table:table-cell table:formula="of:=[$'McSp stats'.G4]" office:value-type="float" office:value="16.0866" calcext:value-type="float">
            <text:p>16.0866</text:p>
          </table:table-cell>
          <table:table-cell table:formula="of:=[$'McSp stats'.I4]" office:value-type="float" office:value="0.48" calcext:value-type="float">
            <text:p>0.48</text:p>
          </table:table-cell>
          <table:table-cell table:formula="of:=[$'McSp stats'.J4]" office:value-type="float" office:value="20.7865" calcext:value-type="float">
            <text:p>20.7865</text:p>
          </table:table-cell>
          <table:table-cell table:formula="of:=[$'McSp stats'.L4]" office:value-type="float" office:value="20.7865" calcext:value-type="float">
            <text:p>20.7865</text:p>
          </table:table-cell>
          <table:table-cell table:formula="of:=[$'McSp stats'.M4]" office:value-type="float" office:value="20.7865" calcext:value-type="float">
            <text:p>20.7865</text:p>
          </table:table-cell>
          <table:table-cell table:formula="of:=[$'McSp stats'.N4]" office:value-type="float" office:value="0" calcext:value-type="float">
            <text:p>0</text:p>
          </table:table-cell>
          <table:table-cell table:formula="of:=[$'ScMp stats'.E4]" office:value-type="float" office:value="18.8395" calcext:value-type="float">
            <text:p>18.8395</text:p>
          </table:table-cell>
          <table:table-cell table:formula="of:=[$'ScMp stats'.F4]" office:value-type="float" office:value="37.5621" calcext:value-type="float">
            <text:p>37.5621</text:p>
          </table:table-cell>
          <table:table-cell table:formula="of:=[$'ScMp stats'.G4]" office:value-type="float" office:value="20.4971" calcext:value-type="float">
            <text:p>20.4971</text:p>
          </table:table-cell>
          <table:table-cell table:formula="of:=[$'ScMp stats'.I4]" office:value-type="float" office:value="18.8" calcext:value-type="float">
            <text:p>18.8</text:p>
          </table:table-cell>
          <table:table-cell table:formula="of:=[$'ScMp stats'.J4]" office:value-type="float" office:value="35.9044" calcext:value-type="float">
            <text:p>35.9044</text:p>
          </table:table-cell>
          <table:table-cell table:formula="of:=[$'ScMp stats'.L4]" office:value-type="float" office:value="35.9044" calcext:value-type="float">
            <text:p>35.9044</text:p>
          </table:table-cell>
          <table:table-cell table:formula="of:=[$'ScMp stats'.M4]" office:value-type="float" office:value="35.9076" calcext:value-type="float">
            <text:p>35.9076</text:p>
          </table:table-cell>
          <table:table-cell table:formula="of:=[$'ScMp stats'.N4]" office:value-type="float" office:value="0.00891176" calcext:value-type="float">
            <text:p>0.00891176</text:p>
          </table:table-cell>
          <table:table-cell table:formula="of:=[$'McMp stats'.E4]" office:value-type="float" office:value="18.8395" calcext:value-type="float">
            <text:p>18.8395</text:p>
          </table:table-cell>
          <table:table-cell table:formula="of:=[$'McMp stats'.F4]" office:value-type="float" office:value="37.5621" calcext:value-type="float">
            <text:p>37.5621</text:p>
          </table:table-cell>
          <table:table-cell table:formula="of:=[$'McMp stats'.G4]" office:value-type="float" office:value="20.4971" calcext:value-type="float">
            <text:p>20.4971</text:p>
          </table:table-cell>
          <table:table-cell table:formula="of:=[$'McMp stats'.I4]" office:value-type="float" office:value="31.33" calcext:value-type="float">
            <text:p>31.33</text:p>
          </table:table-cell>
          <table:table-cell table:formula="of:=[$'McMp stats'.J4]" office:value-type="float" office:value="35.9044" calcext:value-type="float">
            <text:p>35.9044</text:p>
          </table:table-cell>
          <table:table-cell table:formula="of:=[$'McMp stats'.L4]" office:value-type="float" office:value="35.9044" calcext:value-type="float">
            <text:p>35.9044</text:p>
          </table:table-cell>
          <table:table-cell table:formula="of:=[$'McMp stats'.M4]" office:value-type="float" office:value="35.9077" calcext:value-type="float">
            <text:p>35.9077</text:p>
          </table:table-cell>
          <table:table-cell table:formula="of:=[$'McMp stats'.N4]" office:value-type="float" office:value="0.00919023" calcext:value-type="float">
            <text:p>0.00919023</text:p>
          </table:table-cell>
          <table:table-cell table:formula="of:=[$'PC Stats'.E4]" office:value-type="float" office:value="18.8395" calcext:value-type="float">
            <text:p>18.8395</text:p>
          </table:table-cell>
          <table:table-cell table:formula="of:=[$'PC Stats'.F4]" office:value-type="float" office:value="37.5621" calcext:value-type="float">
            <text:p>37.5621</text:p>
          </table:table-cell>
          <table:table-cell table:formula="of:=[$'PC Stats'.G4]" office:value-type="float" office:value="23.3331" calcext:value-type="float">
            <text:p>23.3331</text:p>
          </table:table-cell>
          <table:table-cell table:formula="of:=[$'PC Stats'.I4]" office:value-type="float" office:value="1070.58" calcext:value-type="float">
            <text:p>1070.58</text:p>
          </table:table-cell>
          <table:table-cell table:formula="of:=[$'PC Stats'.J4]" office:value-type="float" office:value="33.0684" calcext:value-type="float">
            <text:p>33.0684</text:p>
          </table:table-cell>
          <table:table-cell table:formula="of:=[$'PC Stats'.L4]" office:value-type="float" office:value="33.0684" calcext:value-type="float">
            <text:p>33.0684</text:p>
          </table:table-cell>
          <table:table-cell table:formula="of:=[$'PC Stats'.M4]" office:value-type="float" office:value="33.0717" calcext:value-type="float">
            <text:p>33.0717</text:p>
          </table:table-cell>
          <table:table-cell table:formula="of:=[$'PC Stats'.N4]" office:value-type="float" office:value="0.00997832" calcext:value-type="float">
            <text:p>0.00997832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stats'.E5]" office:value-type="float" office:value="30.2416" calcext:value-type="float">
            <text:p>30.2416</text:p>
          </table:table-cell>
          <table:table-cell table:formula="of:=[$'ScSp stats'.F5]" office:value-type="float" office:value="45.7034" calcext:value-type="float">
            <text:p>45.7034</text:p>
          </table:table-cell>
          <table:table-cell table:formula="of:=[$'ScSp stats'.G5]" office:value-type="float" office:value="40.0959" calcext:value-type="float">
            <text:p>40.0959</text:p>
          </table:table-cell>
          <table:table-cell table:formula="of:=[$'ScSp stats'.I5]" office:value-type="float" office:value="6.62" calcext:value-type="float">
            <text:p>6.62</text:p>
          </table:table-cell>
          <table:table-cell table:formula="of:=[$'ScSp stats'.J5]" office:value-type="float" office:value="35.8491" calcext:value-type="float">
            <text:p>35.8491</text:p>
          </table:table-cell>
          <table:table-cell table:formula="of:=[$'ScSp stats'.L5]" office:value-type="float" office:value="35.8491" calcext:value-type="float">
            <text:p>35.8491</text:p>
          </table:table-cell>
          <table:table-cell table:formula="of:=[$'ScSp stats'.M5]" office:value-type="float" office:value="35.8491" calcext:value-type="float">
            <text:p>35.8491</text:p>
          </table:table-cell>
          <table:table-cell table:formula="of:=[$'ScSp stats'.N5]" office:value-type="float" office:value="0" calcext:value-type="float">
            <text:p>0</text:p>
          </table:table-cell>
          <table:table-cell table:formula="of:=[$'McSp stats'.E5]" office:value-type="float" office:value="30.2416" calcext:value-type="float">
            <text:p>30.2416</text:p>
          </table:table-cell>
          <table:table-cell table:formula="of:=[$'McSp stats'.F5]" office:value-type="float" office:value="45.7034" calcext:value-type="float">
            <text:p>45.7034</text:p>
          </table:table-cell>
          <table:table-cell table:formula="of:=[$'McSp stats'.G5]" office:value-type="float" office:value="40.0959" calcext:value-type="float">
            <text:p>40.0959</text:p>
          </table:table-cell>
          <table:table-cell table:formula="of:=[$'McSp stats'.I5]" office:value-type="float" office:value="5.74" calcext:value-type="float">
            <text:p>5.74</text:p>
          </table:table-cell>
          <table:table-cell table:formula="of:=[$'McSp stats'.J5]" office:value-type="float" office:value="35.8491" calcext:value-type="float">
            <text:p>35.8491</text:p>
          </table:table-cell>
          <table:table-cell table:formula="of:=[$'McSp stats'.L5]" office:value-type="float" office:value="35.8491" calcext:value-type="float">
            <text:p>35.8491</text:p>
          </table:table-cell>
          <table:table-cell table:formula="of:=[$'McSp stats'.M5]" office:value-type="float" office:value="35.8491" calcext:value-type="float">
            <text:p>35.8491</text:p>
          </table:table-cell>
          <table:table-cell table:formula="of:=[$'McSp stats'.N5]" office:value-type="float" office:value="0" calcext:value-type="float">
            <text:p>0</text:p>
          </table:table-cell>
          <table:table-cell table:formula="of:=[$'ScMp stats'.E5]" office:value-type="float" office:value="30.2416" calcext:value-type="float">
            <text:p>30.2416</text:p>
          </table:table-cell>
          <table:table-cell table:formula="of:=[$'ScMp stats'.F5]" office:value-type="float" office:value="67.1906" calcext:value-type="float">
            <text:p>67.1906</text:p>
          </table:table-cell>
          <table:table-cell table:formula="of:=[$'ScMp stats'.G5]" office:value-type="float" office:value="30.717" calcext:value-type="float">
            <text:p>30.717</text:p>
          </table:table-cell>
          <table:table-cell table:formula="of:=[$'ScMp stats'.I5]" office:value-type="float" office:value="1598.62" calcext:value-type="float">
            <text:p>1598.62</text:p>
          </table:table-cell>
          <table:table-cell table:formula="of:=[$'ScMp stats'.J5]" office:value-type="float" office:value="66.7152" calcext:value-type="float">
            <text:p>66.7152</text:p>
          </table:table-cell>
          <table:table-cell table:formula="of:=[$'ScMp stats'.L5]" office:value-type="float" office:value="66.7152" calcext:value-type="float">
            <text:p>66.7152</text:p>
          </table:table-cell>
          <table:table-cell table:formula="of:=[$'ScMp stats'.M5]" office:value-type="float" office:value="66.7218" calcext:value-type="float">
            <text:p>66.7218</text:p>
          </table:table-cell>
          <table:table-cell table:formula="of:=[$'ScMp stats'.N5]" office:value-type="float" office:value="0.00989182" calcext:value-type="float">
            <text:p>0.00989182</text:p>
          </table:table-cell>
          <table:table-cell table:formula="of:=[$'McMp stats'.E5]" office:value-type="float" office:value="30.2416" calcext:value-type="float">
            <text:p>30.2416</text:p>
          </table:table-cell>
          <table:table-cell table:formula="of:=[$'McMp stats'.F5]" office:value-type="float" office:value="67.1906" calcext:value-type="float">
            <text:p>67.1906</text:p>
          </table:table-cell>
          <table:table-cell table:formula="of:=[$'McMp stats'.G5]" office:value-type="float" office:value="30.717" calcext:value-type="float">
            <text:p>30.717</text:p>
          </table:table-cell>
          <table:table-cell table:formula="of:=[$'McMp stats'.I5]" office:value-type="float" office:value="728.98" calcext:value-type="float">
            <text:p>728.98</text:p>
          </table:table-cell>
          <table:table-cell table:formula="of:=[$'McMp stats'.J5]" office:value-type="float" office:value="66.7152" calcext:value-type="float">
            <text:p>66.7152</text:p>
          </table:table-cell>
          <table:table-cell table:formula="of:=[$'McMp stats'.L5]" office:value-type="float" office:value="66.7152" calcext:value-type="float">
            <text:p>66.7152</text:p>
          </table:table-cell>
          <table:table-cell table:formula="of:=[$'McMp stats'.M5]" office:value-type="float" office:value="66.7218" calcext:value-type="float">
            <text:p>66.7218</text:p>
          </table:table-cell>
          <table:table-cell table:formula="of:=[$'McMp stats'.N5]" office:value-type="float" office:value="0.00989182" calcext:value-type="float">
            <text:p>0.00989182</text:p>
          </table:table-cell>
          <table:table-cell table:formula="of:=[$'PC Stats'.E5]" office:value-type="float" office:value="30.2416" calcext:value-type="float">
            <text:p>30.2416</text:p>
          </table:table-cell>
          <table:table-cell table:formula="of:=[$'PC Stats'.F5]" office:value-type="float" office:value="67.1906" calcext:value-type="float">
            <text:p>67.1906</text:p>
          </table:table-cell>
          <table:table-cell table:formula="of:=[$'PC Stats'.G5]" office:value-type="float" office:value="37.5704" calcext:value-type="float">
            <text:p>37.5704</text:p>
          </table:table-cell>
          <table:table-cell table:formula="of:=[$'PC Stats'.I5]" office:value-type="float" office:value="7199.25" calcext:value-type="float">
            <text:p>7199.25</text:p>
          </table:table-cell>
          <table:table-cell table:formula="of:=[$'PC Stats'.J5]" office:value-type="float" office:value="59.8617" calcext:value-type="float">
            <text:p>59.8617</text:p>
          </table:table-cell>
          <table:table-cell table:formula="of:=[$'PC Stats'.L5]" office:value-type="float" office:value="59.8617" calcext:value-type="float">
            <text:p>59.8617</text:p>
          </table:table-cell>
          <table:table-cell table:formula="of:=[$'PC Stats'.M5]" office:value-type="float" office:value="64.4791" calcext:value-type="float">
            <text:p>64.4791</text:p>
          </table:table-cell>
          <table:table-cell table:formula="of:=[$'PC Stats'.N5]" office:value-type="float" office:value="7.16108" calcext:value-type="float">
            <text:p>7.16108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stats'.E6]" office:value-type="float" office:value="21.7444" calcext:value-type="float">
            <text:p>21.7444</text:p>
          </table:table-cell>
          <table:table-cell table:formula="of:=[$'ScSp stats'.F6]" office:value-type="float" office:value="27.1518" calcext:value-type="float">
            <text:p>27.1518</text:p>
          </table:table-cell>
          <table:table-cell table:formula="of:=[$'ScSp stats'.G6]" office:value-type="float" office:value="15.4322" calcext:value-type="float">
            <text:p>15.4322</text:p>
          </table:table-cell>
          <table:table-cell table:formula="of:=[$'ScSp stats'.I6]" office:value-type="float" office:value="0.29" calcext:value-type="float">
            <text:p>0.29</text:p>
          </table:table-cell>
          <table:table-cell table:formula="of:=[$'ScSp stats'.J6]" office:value-type="float" office:value="33.464" calcext:value-type="float">
            <text:p>33.464</text:p>
          </table:table-cell>
          <table:table-cell table:formula="of:=[$'ScSp stats'.L6]" office:value-type="float" office:value="33.464" calcext:value-type="float">
            <text:p>33.464</text:p>
          </table:table-cell>
          <table:table-cell table:formula="of:=[$'ScSp stats'.M6]" office:value-type="float" office:value="33.464" calcext:value-type="float">
            <text:p>33.464</text:p>
          </table:table-cell>
          <table:table-cell table:formula="of:=[$'ScSp stats'.N6]" office:value-type="float" office:value="0" calcext:value-type="float">
            <text:p>0</text:p>
          </table:table-cell>
          <table:table-cell table:formula="of:=[$'McSp stats'.E6]" office:value-type="float" office:value="21.7444" calcext:value-type="float">
            <text:p>21.7444</text:p>
          </table:table-cell>
          <table:table-cell table:formula="of:=[$'McSp stats'.F6]" office:value-type="float" office:value="27.1518" calcext:value-type="float">
            <text:p>27.1518</text:p>
          </table:table-cell>
          <table:table-cell table:formula="of:=[$'McSp stats'.G6]" office:value-type="float" office:value="15.4322" calcext:value-type="float">
            <text:p>15.4322</text:p>
          </table:table-cell>
          <table:table-cell table:formula="of:=[$'McSp stats'.I6]" office:value-type="float" office:value="0.32" calcext:value-type="float">
            <text:p>0.32</text:p>
          </table:table-cell>
          <table:table-cell table:formula="of:=[$'McSp stats'.J6]" office:value-type="float" office:value="33.464" calcext:value-type="float">
            <text:p>33.464</text:p>
          </table:table-cell>
          <table:table-cell table:formula="of:=[$'McSp stats'.L6]" office:value-type="float" office:value="33.464" calcext:value-type="float">
            <text:p>33.464</text:p>
          </table:table-cell>
          <table:table-cell table:formula="of:=[$'McSp stats'.M6]" office:value-type="float" office:value="33.464" calcext:value-type="float">
            <text:p>33.464</text:p>
          </table:table-cell>
          <table:table-cell table:formula="of:=[$'McSp stats'.N6]" office:value-type="float" office:value="0" calcext:value-type="float">
            <text:p>0</text:p>
          </table:table-cell>
          <table:table-cell table:formula="of:=[$'ScMp stats'.E6]" office:value-type="float" office:value="21.7444" calcext:value-type="float">
            <text:p>21.7444</text:p>
          </table:table-cell>
          <table:table-cell table:formula="of:=[$'ScMp stats'.F6]" office:value-type="float" office:value="38.8312" calcext:value-type="float">
            <text:p>38.8312</text:p>
          </table:table-cell>
          <table:table-cell table:formula="of:=[$'ScMp stats'.G6]" office:value-type="float" office:value="17.0048" calcext:value-type="float">
            <text:p>17.0048</text:p>
          </table:table-cell>
          <table:table-cell table:formula="of:=[$'ScMp stats'.I6]" office:value-type="float" office:value="76.79" calcext:value-type="float">
            <text:p>76.79</text:p>
          </table:table-cell>
          <table:table-cell table:formula="of:=[$'ScMp stats'.J6]" office:value-type="float" office:value="43.5708" calcext:value-type="float">
            <text:p>43.5708</text:p>
          </table:table-cell>
          <table:table-cell table:formula="of:=[$'ScMp stats'.L6]" office:value-type="float" office:value="43.5708" calcext:value-type="float">
            <text:p>43.5708</text:p>
          </table:table-cell>
          <table:table-cell table:formula="of:=[$'ScMp stats'.M6]" office:value-type="float" office:value="43.5751" calcext:value-type="float">
            <text:p>43.5751</text:p>
          </table:table-cell>
          <table:table-cell table:formula="of:=[$'ScMp stats'.N6]" office:value-type="float" office:value="0.00986802" calcext:value-type="float">
            <text:p>0.00986802</text:p>
          </table:table-cell>
          <table:table-cell table:formula="of:=[$'McMp stats'.E6]" office:value-type="float" office:value="21.7444" calcext:value-type="float">
            <text:p>21.7444</text:p>
          </table:table-cell>
          <table:table-cell table:formula="of:=[$'McMp stats'.F6]" office:value-type="float" office:value="38.8312" calcext:value-type="float">
            <text:p>38.8312</text:p>
          </table:table-cell>
          <table:table-cell table:formula="of:=[$'McMp stats'.G6]" office:value-type="float" office:value="17.0048" calcext:value-type="float">
            <text:p>17.0048</text:p>
          </table:table-cell>
          <table:table-cell table:formula="of:=[$'McMp stats'.I6]" office:value-type="float" office:value="121.96" calcext:value-type="float">
            <text:p>121.96</text:p>
          </table:table-cell>
          <table:table-cell table:formula="of:=[$'McMp stats'.J6]" office:value-type="float" office:value="43.5708" calcext:value-type="float">
            <text:p>43.5708</text:p>
          </table:table-cell>
          <table:table-cell table:formula="of:=[$'McMp stats'.L6]" office:value-type="float" office:value="43.5708" calcext:value-type="float">
            <text:p>43.5708</text:p>
          </table:table-cell>
          <table:table-cell table:formula="of:=[$'McMp stats'.M6]" office:value-type="float" office:value="43.5751" calcext:value-type="float">
            <text:p>43.5751</text:p>
          </table:table-cell>
          <table:table-cell table:formula="of:=[$'McMp stats'.N6]" office:value-type="float" office:value="0.00986802" calcext:value-type="float">
            <text:p>0.00986802</text:p>
          </table:table-cell>
          <table:table-cell table:formula="of:=[$'PC Stats'.E6]" office:value-type="float" office:value="21.7444" calcext:value-type="float">
            <text:p>21.7444</text:p>
          </table:table-cell>
          <table:table-cell table:formula="of:=[$'PC Stats'.F6]" office:value-type="float" office:value="0" calcext:value-type="float">
            <text:p>0</text:p>
          </table:table-cell>
          <table:table-cell table:formula="of:=[$'PC Stats'.G6]" office:value-type="float" office:value="8.10186" calcext:value-type="float">
            <text:p>8.10186</text:p>
          </table:table-cell>
          <table:table-cell table:formula="of:=[$'PC Stats'.I6]" office:value-type="float" office:value="7199.15" calcext:value-type="float">
            <text:p>7199.15</text:p>
          </table:table-cell>
          <table:table-cell table:formula="of:=[$'PC Stats'.J6]" office:value-type="float" office:value="13.6426" calcext:value-type="float">
            <text:p>13.6426</text:p>
          </table:table-cell>
          <table:table-cell table:formula="of:=[$'PC Stats'.L6]" office:value-type="float" office:value="13.6426" calcext:value-type="float">
            <text:p>13.6426</text:p>
          </table:table-cell>
          <table:table-cell table:formula="of:=[$'PC Stats'.M6]" office:value-type="float" office:value="39.2744" calcext:value-type="float">
            <text:p>39.2744</text:p>
          </table:table-cell>
          <table:table-cell table:formula="of:=[$'PC Stats'.N6]" office:value-type="float" office:value="65.2634" calcext:value-type="float">
            <text:p>65.2634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stats'.E7]" office:value-type="float" office:value="46.6573" calcext:value-type="float">
            <text:p>46.6573</text:p>
          </table:table-cell>
          <table:table-cell table:formula="of:=[$'ScSp stats'.F7]" office:value-type="float" office:value="51.9031" calcext:value-type="float">
            <text:p>51.9031</text:p>
          </table:table-cell>
          <table:table-cell table:formula="of:=[$'ScSp stats'.G7]" office:value-type="float" office:value="42.4708" calcext:value-type="float">
            <text:p>42.4708</text:p>
          </table:table-cell>
          <table:table-cell table:formula="of:=[$'ScSp stats'.I7]" office:value-type="float" office:value="7197.5" calcext:value-type="float">
            <text:p>7197.5</text:p>
          </table:table-cell>
          <table:table-cell table:formula="of:=[$'ScSp stats'.J7]" office:value-type="float" office:value="56.0896" calcext:value-type="float">
            <text:p>56.0896</text:p>
          </table:table-cell>
          <table:table-cell table:formula="of:=[$'ScSp stats'.L7]" office:value-type="float" office:value="56.0896" calcext:value-type="float">
            <text:p>56.0896</text:p>
          </table:table-cell>
          <table:table-cell table:formula="of:=[$'ScSp stats'.M7]" office:value-type="float" office:value="64.6587" calcext:value-type="float">
            <text:p>64.6587</text:p>
          </table:table-cell>
          <table:table-cell table:formula="of:=[$'ScSp stats'.N7]" office:value-type="float" office:value="13.2528" calcext:value-type="float">
            <text:p>13.2528</text:p>
          </table:table-cell>
          <table:table-cell table:formula="of:=[$'McSp stats'.E7]" office:value-type="float" office:value="46.6573" calcext:value-type="float">
            <text:p>46.6573</text:p>
          </table:table-cell>
          <table:table-cell table:formula="of:=[$'McSp stats'.F7]" office:value-type="float" office:value="51.9031" calcext:value-type="float">
            <text:p>51.9031</text:p>
          </table:table-cell>
          <table:table-cell table:formula="of:=[$'McSp stats'.G7]" office:value-type="float" office:value="44.2758" calcext:value-type="float">
            <text:p>44.2758</text:p>
          </table:table-cell>
          <table:table-cell table:formula="of:=[$'McSp stats'.I7]" office:value-type="float" office:value="7197.05" calcext:value-type="float">
            <text:p>7197.05</text:p>
          </table:table-cell>
          <table:table-cell table:formula="of:=[$'McSp stats'.J7]" office:value-type="float" office:value="54.2846" calcext:value-type="float">
            <text:p>54.2846</text:p>
          </table:table-cell>
          <table:table-cell table:formula="of:=[$'McSp stats'.L7]" office:value-type="float" office:value="54.2846" calcext:value-type="float">
            <text:p>54.2846</text:p>
          </table:table-cell>
          <table:table-cell table:formula="of:=[$'McSp stats'.M7]" office:value-type="float" office:value="64.675" calcext:value-type="float">
            <text:p>64.675</text:p>
          </table:table-cell>
          <table:table-cell table:formula="of:=[$'McSp stats'.N7]" office:value-type="float" office:value="16.0656" calcext:value-type="float">
            <text:p>16.0656</text:p>
          </table:table-cell>
          <table:table-cell table:formula="of:=[$'ScMp stats'.E7]" office:value-type="float" office:value="46.6573" calcext:value-type="float">
            <text:p>46.6573</text:p>
          </table:table-cell>
          <table:table-cell table:formula="of:=[$'ScMp stats'.F7]" office:value-type="float" office:value="51.9031" calcext:value-type="float">
            <text:p>51.9031</text:p>
          </table:table-cell>
          <table:table-cell table:formula="of:=[$'ScMp stats'.G7]" office:value-type="float" office:value="40.6794" calcext:value-type="float">
            <text:p>40.6794</text:p>
          </table:table-cell>
          <table:table-cell table:formula="of:=[$'ScMp stats'.I7]" office:value-type="float" office:value="7192.79" calcext:value-type="float">
            <text:p>7192.79</text:p>
          </table:table-cell>
          <table:table-cell table:formula="of:=[$'ScMp stats'.J7]" office:value-type="float" office:value="57.881" calcext:value-type="float">
            <text:p>57.881</text:p>
          </table:table-cell>
          <table:table-cell table:formula="of:=[$'ScMp stats'.L7]" office:value-type="float" office:value="57.881" calcext:value-type="float">
            <text:p>57.881</text:p>
          </table:table-cell>
          <table:table-cell table:formula="of:=[$'ScMp stats'.M7]" office:value-type="float" office:value="69.4365" calcext:value-type="float">
            <text:p>69.4365</text:p>
          </table:table-cell>
          <table:table-cell table:formula="of:=[$'ScMp stats'.N7]" office:value-type="float" office:value="16.6418" calcext:value-type="float">
            <text:p>16.6418</text:p>
          </table:table-cell>
          <table:table-cell table:formula="of:=[$'McMp stats'.E7]" office:value-type="float" office:value="46.6573" calcext:value-type="float">
            <text:p>46.6573</text:p>
          </table:table-cell>
          <table:table-cell table:formula="of:=[$'McMp stats'.F7]" office:value-type="float" office:value="51.9031" calcext:value-type="float">
            <text:p>51.9031</text:p>
          </table:table-cell>
          <table:table-cell table:formula="of:=[$'McMp stats'.G7]" office:value-type="float" office:value="38.6675" calcext:value-type="float">
            <text:p>38.6675</text:p>
          </table:table-cell>
          <table:table-cell table:formula="of:=[$'McMp stats'.I7]" office:value-type="float" office:value="7194.15" calcext:value-type="float">
            <text:p>7194.15</text:p>
          </table:table-cell>
          <table:table-cell table:formula="of:=[$'McMp stats'.J7]" office:value-type="float" office:value="59.8929" calcext:value-type="float">
            <text:p>59.8929</text:p>
          </table:table-cell>
          <table:table-cell table:formula="of:=[$'McMp stats'.L7]" office:value-type="float" office:value="59.8929" calcext:value-type="float">
            <text:p>59.8929</text:p>
          </table:table-cell>
          <table:table-cell table:formula="of:=[$'McMp stats'.M7]" office:value-type="float" office:value="69.4787" calcext:value-type="float">
            <text:p>69.4787</text:p>
          </table:table-cell>
          <table:table-cell table:formula="of:=[$'McMp stats'.N7]" office:value-type="float" office:value="13.7967" calcext:value-type="float">
            <text:p>13.7967</text:p>
          </table:table-cell>
          <table:table-cell table:formula="of:=[$'PC Stats'.E7]" office:value-type="float" office:value="46.6573" calcext:value-type="float">
            <text:p>46.6573</text:p>
          </table:table-cell>
          <table:table-cell table:formula="of:=[$'PC Stats'.F7]" office:value-type="float" office:value="51.9031" calcext:value-type="float">
            <text:p>51.9031</text:p>
          </table:table-cell>
          <table:table-cell table:formula="of:=[$'PC Stats'.G7]" office:value-type="float" office:value="44.0997" calcext:value-type="float">
            <text:p>44.0997</text:p>
          </table:table-cell>
          <table:table-cell table:formula="of:=[$'PC Stats'.I7]" office:value-type="float" office:value="7196.28" calcext:value-type="float">
            <text:p>7196.28</text:p>
          </table:table-cell>
          <table:table-cell table:formula="of:=[$'PC Stats'.J7]" office:value-type="float" office:value="54.4607" calcext:value-type="float">
            <text:p>54.4607</text:p>
          </table:table-cell>
          <table:table-cell table:formula="of:=[$'PC Stats'.L7]" office:value-type="float" office:value="54.4607" calcext:value-type="float">
            <text:p>54.4607</text:p>
          </table:table-cell>
          <table:table-cell table:formula="of:=[$'PC Stats'.M7]" office:value-type="float" office:value="55.332" calcext:value-type="float">
            <text:p>55.332</text:p>
          </table:table-cell>
          <table:table-cell table:formula="of:=[$'PC Stats'.N7]" office:value-type="float" office:value="1.57468" calcext:value-type="float">
            <text:p>1.57468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stats'.E8]" office:value-type="float" office:value="57.1983" calcext:value-type="float">
            <text:p>57.1983</text:p>
          </table:table-cell>
          <table:table-cell table:formula="of:=[$'ScSp stats'.F8]" office:value-type="float" office:value="54.3689" calcext:value-type="float">
            <text:p>54.3689</text:p>
          </table:table-cell>
          <table:table-cell table:formula="of:=[$'ScSp stats'.G8]" office:value-type="float" office:value="45.7169" calcext:value-type="float">
            <text:p>45.7169</text:p>
          </table:table-cell>
          <table:table-cell table:formula="of:=[$'ScSp stats'.I8]" office:value-type="float" office:value="7199.76" calcext:value-type="float">
            <text:p>7199.76</text:p>
          </table:table-cell>
          <table:table-cell table:formula="of:=[$'ScSp stats'.J8]" office:value-type="float" office:value="65.8503" calcext:value-type="float">
            <text:p>65.8503</text:p>
          </table:table-cell>
          <table:table-cell table:formula="of:=[$'ScSp stats'.L8]" office:value-type="float" office:value="65.8503" calcext:value-type="float">
            <text:p>65.8503</text:p>
          </table:table-cell>
          <table:table-cell table:formula="of:=[$'ScSp stats'.M8]" office:value-type="float" office:value="68.0716" calcext:value-type="float">
            <text:p>68.0716</text:p>
          </table:table-cell>
          <table:table-cell table:formula="of:=[$'ScSp stats'.N8]" office:value-type="float" office:value="3.26318" calcext:value-type="float">
            <text:p>3.26318</text:p>
          </table:table-cell>
          <table:table-cell table:formula="of:=[$'McSp stats'.E8]" office:value-type="float" office:value="57.1983" calcext:value-type="float">
            <text:p>57.1983</text:p>
          </table:table-cell>
          <table:table-cell table:formula="of:=[$'McSp stats'.F8]" office:value-type="float" office:value="58.7136" calcext:value-type="float">
            <text:p>58.7136</text:p>
          </table:table-cell>
          <table:table-cell table:formula="of:=[$'McSp stats'.G8]" office:value-type="float" office:value="48.0071" calcext:value-type="float">
            <text:p>48.0071</text:p>
          </table:table-cell>
          <table:table-cell table:formula="of:=[$'McSp stats'.I8]" office:value-type="float" office:value="7200.08" calcext:value-type="float">
            <text:p>7200.08</text:p>
          </table:table-cell>
          <table:table-cell table:formula="of:=[$'McSp stats'.J8]" office:value-type="float" office:value="67.9048" calcext:value-type="float">
            <text:p>67.9048</text:p>
          </table:table-cell>
          <table:table-cell table:formula="of:=[$'McSp stats'.L8]" office:value-type="float" office:value="67.9048" calcext:value-type="float">
            <text:p>67.9048</text:p>
          </table:table-cell>
          <table:table-cell table:formula="of:=[$'McSp stats'.M8]" office:value-type="float" office:value="68.8163" calcext:value-type="float">
            <text:p>68.8163</text:p>
          </table:table-cell>
          <table:table-cell table:formula="of:=[$'McSp stats'.N8]" office:value-type="float" office:value="1.32454" calcext:value-type="float">
            <text:p>1.32454</text:p>
          </table:table-cell>
          <table:table-cell table:formula="of:=[$'ScMp stats'.E8]" office:value-type="float" office:value="57.1983" calcext:value-type="float">
            <text:p>57.1983</text:p>
          </table:table-cell>
          <table:table-cell table:formula="of:=[$'ScMp stats'.F8]" office:value-type="float" office:value="63.25" calcext:value-type="float">
            <text:p>63.25</text:p>
          </table:table-cell>
          <table:table-cell table:formula="of:=[$'ScMp stats'.G8]" office:value-type="float" office:value="35.1034" calcext:value-type="float">
            <text:p>35.1034</text:p>
          </table:table-cell>
          <table:table-cell table:formula="of:=[$'ScMp stats'.I8]" office:value-type="float" office:value="7196.28" calcext:value-type="float">
            <text:p>7196.28</text:p>
          </table:table-cell>
          <table:table-cell table:formula="of:=[$'ScMp stats'.J8]" office:value-type="float" office:value="85.345" calcext:value-type="float">
            <text:p>85.345</text:p>
          </table:table-cell>
          <table:table-cell table:formula="of:=[$'ScMp stats'.L8]" office:value-type="float" office:value="85.345" calcext:value-type="float">
            <text:p>85.345</text:p>
          </table:table-cell>
          <table:table-cell table:formula="of:=[$'ScMp stats'.M8]" office:value-type="float" office:value="89.6422" calcext:value-type="float">
            <text:p>89.6422</text:p>
          </table:table-cell>
          <table:table-cell table:formula="of:=[$'ScMp stats'.N8]" office:value-type="float" office:value="4.79372" calcext:value-type="float">
            <text:p>4.79372</text:p>
          </table:table-cell>
          <table:table-cell table:formula="of:=[$'McMp stats'.E8]" office:value-type="float" office:value="57.1983" calcext:value-type="float">
            <text:p>57.1983</text:p>
          </table:table-cell>
          <table:table-cell table:formula="of:=[$'McMp stats'.F8]" office:value-type="float" office:value="63.25" calcext:value-type="float">
            <text:p>63.25</text:p>
          </table:table-cell>
          <table:table-cell table:formula="of:=[$'McMp stats'.G8]" office:value-type="float" office:value="33.1706" calcext:value-type="float">
            <text:p>33.1706</text:p>
          </table:table-cell>
          <table:table-cell table:formula="of:=[$'McMp stats'.I8]" office:value-type="float" office:value="7191.97" calcext:value-type="float">
            <text:p>7191.97</text:p>
          </table:table-cell>
          <table:table-cell table:formula="of:=[$'McMp stats'.J8]" office:value-type="float" office:value="87.2778" calcext:value-type="float">
            <text:p>87.2778</text:p>
          </table:table-cell>
          <table:table-cell table:formula="of:=[$'McMp stats'.L8]" office:value-type="float" office:value="87.2778" calcext:value-type="float">
            <text:p>87.2778</text:p>
          </table:table-cell>
          <table:table-cell table:formula="of:=[$'McMp stats'.M8]" office:value-type="float" office:value="89.7698" calcext:value-type="float">
            <text:p>89.7698</text:p>
          </table:table-cell>
          <table:table-cell table:formula="of:=[$'McMp stats'.N8]" office:value-type="float" office:value="2.77599" calcext:value-type="float">
            <text:p>2.77599</text:p>
          </table:table-cell>
          <table:table-cell table:formula="of:=[$'PC Stats'.E8]" office:value-type="float" office:value="57.1983" calcext:value-type="float">
            <text:p>57.1983</text:p>
          </table:table-cell>
          <table:table-cell table:formula="of:=[$'PC Stats'.F8]" office:value-type="float" office:value="0" calcext:value-type="float">
            <text:p>0</text:p>
          </table:table-cell>
          <table:table-cell table:formula="of:=[$'PC Stats'.G8]" office:value-type="float" office:value="10.6619" calcext:value-type="float">
            <text:p>10.6619</text:p>
          </table:table-cell>
          <table:table-cell table:formula="of:=[$'PC Stats'.I8]" office:value-type="float" office:value="7200.34" calcext:value-type="float">
            <text:p>7200.34</text:p>
          </table:table-cell>
          <table:table-cell table:formula="of:=[$'PC Stats'.J8]" office:value-type="float" office:value="46.5364" calcext:value-type="float">
            <text:p>46.5364</text:p>
          </table:table-cell>
          <table:table-cell table:formula="of:=[$'PC Stats'.L8]" office:value-type="float" office:value="46.5364" calcext:value-type="float">
            <text:p>46.5364</text:p>
          </table:table-cell>
          <table:table-cell table:formula="of:=[$'PC Stats'.M8]" office:value-type="float" office:value="82.4825" calcext:value-type="float">
            <text:p>82.4825</text:p>
          </table:table-cell>
          <table:table-cell table:formula="of:=[$'PC Stats'.N8]" office:value-type="float" office:value="43.5802" calcext:value-type="float">
            <text:p>43.5802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stats'.E9]" office:value-type="float" office:value="50.1618" calcext:value-type="float">
            <text:p>50.1618</text:p>
          </table:table-cell>
          <table:table-cell table:formula="of:=[$'ScSp stats'.F9]" office:value-type="float" office:value="43.0929" calcext:value-type="float">
            <text:p>43.0929</text:p>
          </table:table-cell>
          <table:table-cell table:formula="of:=[$'ScSp stats'.G9]" office:value-type="float" office:value="36.5289" calcext:value-type="float">
            <text:p>36.5289</text:p>
          </table:table-cell>
          <table:table-cell table:formula="of:=[$'ScSp stats'.I9]" office:value-type="float" office:value="7197.22" calcext:value-type="float">
            <text:p>7197.22</text:p>
          </table:table-cell>
          <table:table-cell table:formula="of:=[$'ScSp stats'.J9]" office:value-type="float" office:value="56.7257" calcext:value-type="float">
            <text:p>56.7257</text:p>
          </table:table-cell>
          <table:table-cell table:formula="of:=[$'ScSp stats'.L9]" office:value-type="float" office:value="56.7257" calcext:value-type="float">
            <text:p>56.7257</text:p>
          </table:table-cell>
          <table:table-cell table:formula="of:=[$'ScSp stats'.M9]" office:value-type="float" office:value="60.2598" calcext:value-type="float">
            <text:p>60.2598</text:p>
          </table:table-cell>
          <table:table-cell table:formula="of:=[$'ScSp stats'.N9]" office:value-type="float" office:value="5.86477" calcext:value-type="float">
            <text:p>5.86477</text:p>
          </table:table-cell>
          <table:table-cell table:formula="of:=[$'McSp stats'.E9]" office:value-type="float" office:value="50.1618" calcext:value-type="float">
            <text:p>50.1618</text:p>
          </table:table-cell>
          <table:table-cell table:formula="of:=[$'McSp stats'.F9]" office:value-type="float" office:value="43.0929" calcext:value-type="float">
            <text:p>43.0929</text:p>
          </table:table-cell>
          <table:table-cell table:formula="of:=[$'McSp stats'.G9]" office:value-type="float" office:value="36.7208" calcext:value-type="float">
            <text:p>36.7208</text:p>
          </table:table-cell>
          <table:table-cell table:formula="of:=[$'McSp stats'.I9]" office:value-type="float" office:value="7197.84" calcext:value-type="float">
            <text:p>7197.84</text:p>
          </table:table-cell>
          <table:table-cell table:formula="of:=[$'McSp stats'.J9]" office:value-type="float" office:value="56.5338" calcext:value-type="float">
            <text:p>56.5338</text:p>
          </table:table-cell>
          <table:table-cell table:formula="of:=[$'McSp stats'.L9]" office:value-type="float" office:value="56.5338" calcext:value-type="float">
            <text:p>56.5338</text:p>
          </table:table-cell>
          <table:table-cell table:formula="of:=[$'McSp stats'.M9]" office:value-type="float" office:value="59.2977" calcext:value-type="float">
            <text:p>59.2977</text:p>
          </table:table-cell>
          <table:table-cell table:formula="of:=[$'McSp stats'.N9]" office:value-type="float" office:value="4.66106" calcext:value-type="float">
            <text:p>4.66106</text:p>
          </table:table-cell>
          <table:table-cell table:formula="of:=[$'ScMp stats'.E9]" office:value-type="float" office:value="50.1618" calcext:value-type="float">
            <text:p>50.1618</text:p>
          </table:table-cell>
          <table:table-cell table:formula="of:=[$'ScMp stats'.F9]" office:value-type="float" office:value="51.0239" calcext:value-type="float">
            <text:p>51.0239</text:p>
          </table:table-cell>
          <table:table-cell table:formula="of:=[$'ScMp stats'.G9]" office:value-type="float" office:value="38.3936" calcext:value-type="float">
            <text:p>38.3936</text:p>
          </table:table-cell>
          <table:table-cell table:formula="of:=[$'ScMp stats'.I9]" office:value-type="float" office:value="7194.89" calcext:value-type="float">
            <text:p>7194.89</text:p>
          </table:table-cell>
          <table:table-cell table:formula="of:=[$'ScMp stats'.J9]" office:value-type="float" office:value="62.7921" calcext:value-type="float">
            <text:p>62.7921</text:p>
          </table:table-cell>
          <table:table-cell table:formula="of:=[$'ScMp stats'.L9]" office:value-type="float" office:value="62.7921" calcext:value-type="float">
            <text:p>62.7921</text:p>
          </table:table-cell>
          <table:table-cell table:formula="of:=[$'ScMp stats'.M9]" office:value-type="float" office:value="66.4493" calcext:value-type="float">
            <text:p>66.4493</text:p>
          </table:table-cell>
          <table:table-cell table:formula="of:=[$'ScMp stats'.N9]" office:value-type="float" office:value="5.50374" calcext:value-type="float">
            <text:p>5.50374</text:p>
          </table:table-cell>
          <table:table-cell table:formula="of:=[$'McMp stats'.E9]" office:value-type="float" office:value="50.1618" calcext:value-type="float">
            <text:p>50.1618</text:p>
          </table:table-cell>
          <table:table-cell table:formula="of:=[$'McMp stats'.F9]" office:value-type="float" office:value="51.0239" calcext:value-type="float">
            <text:p>51.0239</text:p>
          </table:table-cell>
          <table:table-cell table:formula="of:=[$'McMp stats'.G9]" office:value-type="float" office:value="38.2236" calcext:value-type="float">
            <text:p>38.2236</text:p>
          </table:table-cell>
          <table:table-cell table:formula="of:=[$'McMp stats'.I9]" office:value-type="float" office:value="7196.02" calcext:value-type="float">
            <text:p>7196.02</text:p>
          </table:table-cell>
          <table:table-cell table:formula="of:=[$'McMp stats'.J9]" office:value-type="float" office:value="62.9621" calcext:value-type="float">
            <text:p>62.9621</text:p>
          </table:table-cell>
          <table:table-cell table:formula="of:=[$'McMp stats'.L9]" office:value-type="float" office:value="62.9621" calcext:value-type="float">
            <text:p>62.9621</text:p>
          </table:table-cell>
          <table:table-cell table:formula="of:=[$'McMp stats'.M9]" office:value-type="float" office:value="66.5245" calcext:value-type="float">
            <text:p>66.5245</text:p>
          </table:table-cell>
          <table:table-cell table:formula="of:=[$'McMp stats'.N9]" office:value-type="float" office:value="5.35502" calcext:value-type="float">
            <text:p>5.35502</text:p>
          </table:table-cell>
          <table:table-cell table:formula="of:=[$'PC Stats'.E9]" office:value-type="float" office:value="50.1618" calcext:value-type="float">
            <text:p>50.1618</text:p>
          </table:table-cell>
          <table:table-cell table:formula="of:=[$'PC Stats'.F9]" office:value-type="float" office:value="43.0929" calcext:value-type="float">
            <text:p>43.0929</text:p>
          </table:table-cell>
          <table:table-cell table:formula="of:=[$'PC Stats'.G9]" office:value-type="float" office:value="38.8738" calcext:value-type="float">
            <text:p>38.8738</text:p>
          </table:table-cell>
          <table:table-cell table:formula="of:=[$'PC Stats'.I9]" office:value-type="float" office:value="7198.94" calcext:value-type="float">
            <text:p>7198.94</text:p>
          </table:table-cell>
          <table:table-cell table:formula="of:=[$'PC Stats'.J9]" office:value-type="float" office:value="54.3809" calcext:value-type="float">
            <text:p>54.3809</text:p>
          </table:table-cell>
          <table:table-cell table:formula="of:=[$'PC Stats'.L9]" office:value-type="float" office:value="54.3809" calcext:value-type="float">
            <text:p>54.3809</text:p>
          </table:table-cell>
          <table:table-cell table:formula="of:=[$'PC Stats'.M9]" office:value-type="float" office:value="58.2308" calcext:value-type="float">
            <text:p>58.2308</text:p>
          </table:table-cell>
          <table:table-cell table:formula="of:=[$'PC Stats'.N9]" office:value-type="float" office:value="6.61152" calcext:value-type="float">
            <text:p>6.61152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stats'.E10]" office:value-type="float" office:value="50.9062" calcext:value-type="float">
            <text:p>50.9062</text:p>
          </table:table-cell>
          <table:table-cell table:formula="of:=[$'ScSp stats'.F10]" office:value-type="float" office:value="67.0337" calcext:value-type="float">
            <text:p>67.0337</text:p>
          </table:table-cell>
          <table:table-cell table:formula="of:=[$'ScSp stats'.G10]" office:value-type="float" office:value="49.7059" calcext:value-type="float">
            <text:p>49.7059</text:p>
          </table:table-cell>
          <table:table-cell table:formula="of:=[$'ScSp stats'.I10]" office:value-type="float" office:value="7196.62" calcext:value-type="float">
            <text:p>7196.62</text:p>
          </table:table-cell>
          <table:table-cell table:formula="of:=[$'ScSp stats'.J10]" office:value-type="float" office:value="68.234" calcext:value-type="float">
            <text:p>68.234</text:p>
          </table:table-cell>
          <table:table-cell table:formula="of:=[$'ScSp stats'.L10]" office:value-type="float" office:value="68.234" calcext:value-type="float">
            <text:p>68.234</text:p>
          </table:table-cell>
          <table:table-cell table:formula="of:=[$'ScSp stats'.M10]" office:value-type="float" office:value="71.1143" calcext:value-type="float">
            <text:p>71.1143</text:p>
          </table:table-cell>
          <table:table-cell table:formula="of:=[$'ScSp stats'.N10]" office:value-type="float" office:value="4.05024" calcext:value-type="float">
            <text:p>4.05024</text:p>
          </table:table-cell>
          <table:table-cell table:formula="of:=[$'McSp stats'.E10]" office:value-type="float" office:value="50.9062" calcext:value-type="float">
            <text:p>50.9062</text:p>
          </table:table-cell>
          <table:table-cell table:formula="of:=[$'McSp stats'.F10]" office:value-type="float" office:value="67.0337" calcext:value-type="float">
            <text:p>67.0337</text:p>
          </table:table-cell>
          <table:table-cell table:formula="of:=[$'McSp stats'.G10]" office:value-type="float" office:value="49.1522" calcext:value-type="float">
            <text:p>49.1522</text:p>
          </table:table-cell>
          <table:table-cell table:formula="of:=[$'McSp stats'.I10]" office:value-type="float" office:value="7194.94" calcext:value-type="float">
            <text:p>7194.94</text:p>
          </table:table-cell>
          <table:table-cell table:formula="of:=[$'McSp stats'.J10]" office:value-type="float" office:value="68.7877" calcext:value-type="float">
            <text:p>68.7877</text:p>
          </table:table-cell>
          <table:table-cell table:formula="of:=[$'McSp stats'.L10]" office:value-type="float" office:value="68.7877" calcext:value-type="float">
            <text:p>68.7877</text:p>
          </table:table-cell>
          <table:table-cell table:formula="of:=[$'McSp stats'.M10]" office:value-type="float" office:value="71.3332" calcext:value-type="float">
            <text:p>71.3332</text:p>
          </table:table-cell>
          <table:table-cell table:formula="of:=[$'McSp stats'.N10]" office:value-type="float" office:value="3.56846" calcext:value-type="float">
            <text:p>3.56846</text:p>
          </table:table-cell>
          <table:table-cell table:formula="of:=[$'ScMp stats'.E10]" office:value-type="float" office:value="50.9062" calcext:value-type="float">
            <text:p>50.9062</text:p>
          </table:table-cell>
          <table:table-cell table:formula="of:=[$'ScMp stats'.F10]" office:value-type="float" office:value="74.9648" calcext:value-type="float">
            <text:p>74.9648</text:p>
          </table:table-cell>
          <table:table-cell table:formula="of:=[$'ScMp stats'.G10]" office:value-type="float" office:value="36.8577" calcext:value-type="float">
            <text:p>36.8577</text:p>
          </table:table-cell>
          <table:table-cell table:formula="of:=[$'ScMp stats'.I10]" office:value-type="float" office:value="7191.89" calcext:value-type="float">
            <text:p>7191.89</text:p>
          </table:table-cell>
          <table:table-cell table:formula="of:=[$'ScMp stats'.J10]" office:value-type="float" office:value="89.0132" calcext:value-type="float">
            <text:p>89.0132</text:p>
          </table:table-cell>
          <table:table-cell table:formula="of:=[$'ScMp stats'.L10]" office:value-type="float" office:value="89.0132" calcext:value-type="float">
            <text:p>89.0132</text:p>
          </table:table-cell>
          <table:table-cell table:formula="of:=[$'ScMp stats'.M10]" office:value-type="float" office:value="91.0076" calcext:value-type="float">
            <text:p>91.0076</text:p>
          </table:table-cell>
          <table:table-cell table:formula="of:=[$'ScMp stats'.N10]" office:value-type="float" office:value="2.19147" calcext:value-type="float">
            <text:p>2.19147</text:p>
          </table:table-cell>
          <table:table-cell table:formula="of:=[$'McMp stats'.E10]" office:value-type="float" office:value="50.9062" calcext:value-type="float">
            <text:p>50.9062</text:p>
          </table:table-cell>
          <table:table-cell table:formula="of:=[$'McMp stats'.F10]" office:value-type="float" office:value="74.9648" calcext:value-type="float">
            <text:p>74.9648</text:p>
          </table:table-cell>
          <table:table-cell table:formula="of:=[$'McMp stats'.G10]" office:value-type="float" office:value="36.7656" calcext:value-type="float">
            <text:p>36.7656</text:p>
          </table:table-cell>
          <table:table-cell table:formula="of:=[$'McMp stats'.I10]" office:value-type="float" office:value="7192.28" calcext:value-type="float">
            <text:p>7192.28</text:p>
          </table:table-cell>
          <table:table-cell table:formula="of:=[$'McMp stats'.J10]" office:value-type="float" office:value="89.1053" calcext:value-type="float">
            <text:p>89.1053</text:p>
          </table:table-cell>
          <table:table-cell table:formula="of:=[$'McMp stats'.L10]" office:value-type="float" office:value="89.1053" calcext:value-type="float">
            <text:p>89.1053</text:p>
          </table:table-cell>
          <table:table-cell table:formula="of:=[$'McMp stats'.M10]" office:value-type="float" office:value="91.196" calcext:value-type="float">
            <text:p>91.196</text:p>
          </table:table-cell>
          <table:table-cell table:formula="of:=[$'McMp stats'.N10]" office:value-type="float" office:value="2.29253" calcext:value-type="float">
            <text:p>2.29253</text:p>
          </table:table-cell>
          <table:table-cell table:formula="of:=[$'PC Stats'.E10]" office:value-type="float" office:value="50.9062" calcext:value-type="float">
            <text:p>50.9062</text:p>
          </table:table-cell>
          <table:table-cell table:formula="of:=[$'PC Stats'.F10]" office:value-type="float" office:value="74.9648" calcext:value-type="float">
            <text:p>74.9648</text:p>
          </table:table-cell>
          <table:table-cell table:formula="of:=[$'PC Stats'.G10]" office:value-type="float" office:value="47.9674" calcext:value-type="float">
            <text:p>47.9674</text:p>
          </table:table-cell>
          <table:table-cell table:formula="of:=[$'PC Stats'.I10]" office:value-type="float" office:value="7196" calcext:value-type="float">
            <text:p>7196</text:p>
          </table:table-cell>
          <table:table-cell table:formula="of:=[$'PC Stats'.J10]" office:value-type="float" office:value="77.9035" calcext:value-type="float">
            <text:p>77.9035</text:p>
          </table:table-cell>
          <table:table-cell table:formula="of:=[$'PC Stats'.L10]" office:value-type="float" office:value="77.9035" calcext:value-type="float">
            <text:p>77.9035</text:p>
          </table:table-cell>
          <table:table-cell table:formula="of:=[$'PC Stats'.M10]" office:value-type="float" office:value="79.4192" calcext:value-type="float">
            <text:p>79.4192</text:p>
          </table:table-cell>
          <table:table-cell table:formula="of:=[$'PC Stats'.N10]" office:value-type="float" office:value="1.90848" calcext:value-type="float">
            <text:p>1.90848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stats'.E11]" office:value-type="float" office:value="63.6195" calcext:value-type="float">
            <text:p>63.6195</text:p>
          </table:table-cell>
          <table:table-cell table:formula="of:=[$'ScSp stats'.F11]" office:value-type="float" office:value="36.106" calcext:value-type="float">
            <text:p>36.106</text:p>
          </table:table-cell>
          <table:table-cell table:formula="of:=[$'ScSp stats'.G11]" office:value-type="float" office:value="36.1103" calcext:value-type="float">
            <text:p>36.1103</text:p>
          </table:table-cell>
          <table:table-cell table:formula="of:=[$'ScSp stats'.I11]" office:value-type="float" office:value="7196.89" calcext:value-type="float">
            <text:p>7196.89</text:p>
          </table:table-cell>
          <table:table-cell table:formula="of:=[$'ScSp stats'.J11]" office:value-type="float" office:value="63.6152" calcext:value-type="float">
            <text:p>63.6152</text:p>
          </table:table-cell>
          <table:table-cell table:formula="of:=[$'ScSp stats'.L11]" office:value-type="float" office:value="63.6152" calcext:value-type="float">
            <text:p>63.6152</text:p>
          </table:table-cell>
          <table:table-cell table:formula="of:=[$'ScSp stats'.M11]" office:value-type="float" office:value="68.0484" calcext:value-type="float">
            <text:p>68.0484</text:p>
          </table:table-cell>
          <table:table-cell table:formula="of:=[$'ScSp stats'.N11]" office:value-type="float" office:value="6.51477" calcext:value-type="float">
            <text:p>6.51477</text:p>
          </table:table-cell>
          <table:table-cell table:formula="of:=[$'McSp stats'.E11]" office:value-type="float" office:value="63.6195" calcext:value-type="float">
            <text:p>63.6195</text:p>
          </table:table-cell>
          <table:table-cell table:formula="of:=[$'McSp stats'.F11]" office:value-type="float" office:value="36.106" calcext:value-type="float">
            <text:p>36.106</text:p>
          </table:table-cell>
          <table:table-cell table:formula="of:=[$'McSp stats'.G11]" office:value-type="float" office:value="36.1359" calcext:value-type="float">
            <text:p>36.1359</text:p>
          </table:table-cell>
          <table:table-cell table:formula="of:=[$'McSp stats'.I11]" office:value-type="float" office:value="7195.6" calcext:value-type="float">
            <text:p>7195.6</text:p>
          </table:table-cell>
          <table:table-cell table:formula="of:=[$'McSp stats'.J11]" office:value-type="float" office:value="63.5895" calcext:value-type="float">
            <text:p>63.5895</text:p>
          </table:table-cell>
          <table:table-cell table:formula="of:=[$'McSp stats'.L11]" office:value-type="float" office:value="63.5895" calcext:value-type="float">
            <text:p>63.5895</text:p>
          </table:table-cell>
          <table:table-cell table:formula="of:=[$'McSp stats'.M11]" office:value-type="float" office:value="67.9587" calcext:value-type="float">
            <text:p>67.9587</text:p>
          </table:table-cell>
          <table:table-cell table:formula="of:=[$'McSp stats'.N11]" office:value-type="float" office:value="6.4292" calcext:value-type="float">
            <text:p>6.4292</text:p>
          </table:table-cell>
          <table:table-cell table:formula="of:=[$'ScMp stats'.E11]" office:value-type="float" office:value="63.6195" calcext:value-type="float">
            <text:p>63.6195</text:p>
          </table:table-cell>
          <table:table-cell table:formula="of:=[$'ScMp stats'.F11]" office:value-type="float" office:value="44.9871" calcext:value-type="float">
            <text:p>44.9871</text:p>
          </table:table-cell>
          <table:table-cell table:formula="of:=[$'ScMp stats'.G11]" office:value-type="float" office:value="38.1824" calcext:value-type="float">
            <text:p>38.1824</text:p>
          </table:table-cell>
          <table:table-cell table:formula="of:=[$'ScMp stats'.I11]" office:value-type="float" office:value="7192.82" calcext:value-type="float">
            <text:p>7192.82</text:p>
          </table:table-cell>
          <table:table-cell table:formula="of:=[$'ScMp stats'.J11]" office:value-type="float" office:value="70.4242" calcext:value-type="float">
            <text:p>70.4242</text:p>
          </table:table-cell>
          <table:table-cell table:formula="of:=[$'ScMp stats'.L11]" office:value-type="float" office:value="70.4242" calcext:value-type="float">
            <text:p>70.4242</text:p>
          </table:table-cell>
          <table:table-cell table:formula="of:=[$'ScMp stats'.M11]" office:value-type="float" office:value="75.1676" calcext:value-type="float">
            <text:p>75.1676</text:p>
          </table:table-cell>
          <table:table-cell table:formula="of:=[$'ScMp stats'.N11]" office:value-type="float" office:value="6.31043" calcext:value-type="float">
            <text:p>6.31043</text:p>
          </table:table-cell>
          <table:table-cell table:formula="of:=[$'McMp stats'.E11]" office:value-type="float" office:value="63.6195" calcext:value-type="float">
            <text:p>63.6195</text:p>
          </table:table-cell>
          <table:table-cell table:formula="of:=[$'McMp stats'.F11]" office:value-type="float" office:value="44.9871" calcext:value-type="float">
            <text:p>44.9871</text:p>
          </table:table-cell>
          <table:table-cell table:formula="of:=[$'McMp stats'.G11]" office:value-type="float" office:value="37.8439" calcext:value-type="float">
            <text:p>37.8439</text:p>
          </table:table-cell>
          <table:table-cell table:formula="of:=[$'McMp stats'.I11]" office:value-type="float" office:value="7193.14" calcext:value-type="float">
            <text:p>7193.14</text:p>
          </table:table-cell>
          <table:table-cell table:formula="of:=[$'McMp stats'.J11]" office:value-type="float" office:value="70.7627" calcext:value-type="float">
            <text:p>70.7627</text:p>
          </table:table-cell>
          <table:table-cell table:formula="of:=[$'McMp stats'.L11]" office:value-type="float" office:value="70.7627" calcext:value-type="float">
            <text:p>70.7627</text:p>
          </table:table-cell>
          <table:table-cell table:formula="of:=[$'McMp stats'.M11]" office:value-type="float" office:value="75.2375" calcext:value-type="float">
            <text:p>75.2375</text:p>
          </table:table-cell>
          <table:table-cell table:formula="of:=[$'McMp stats'.N11]" office:value-type="float" office:value="5.94757" calcext:value-type="float">
            <text:p>5.94757</text:p>
          </table:table-cell>
          <table:table-cell table:formula="of:=[$'PC Stats'.E11]" office:value-type="float" office:value="63.6195" calcext:value-type="float">
            <text:p>63.6195</text:p>
          </table:table-cell>
          <table:table-cell table:formula="of:=[$'PC Stats'.F11]" office:value-type="float" office:value="0" calcext:value-type="float">
            <text:p>0</text:p>
          </table:table-cell>
          <table:table-cell table:formula="of:=[$'PC Stats'.G11]" office:value-type="float" office:value="28.1075" calcext:value-type="float">
            <text:p>28.1075</text:p>
          </table:table-cell>
          <table:table-cell table:formula="of:=[$'PC Stats'.I11]" office:value-type="float" office:value="7200.34" calcext:value-type="float">
            <text:p>7200.34</text:p>
          </table:table-cell>
          <table:table-cell table:formula="of:=[$'PC Stats'.J11]" office:value-type="float" office:value="35.5121" calcext:value-type="float">
            <text:p>35.5121</text:p>
          </table:table-cell>
          <table:table-cell table:formula="of:=[$'PC Stats'.L11]" office:value-type="float" office:value="35.5121" calcext:value-type="float">
            <text:p>35.5121</text:p>
          </table:table-cell>
          <table:table-cell table:formula="of:=[$'PC Stats'.M11]" office:value-type="float" office:value="65.8555" calcext:value-type="float">
            <text:p>65.8555</text:p>
          </table:table-cell>
          <table:table-cell table:formula="of:=[$'PC Stats'.N11]" office:value-type="float" office:value="46.0758" calcext:value-type="float">
            <text:p>46.0758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stats'.E12]" office:value-type="float" office:value="58.7383" calcext:value-type="float">
            <text:p>58.7383</text:p>
          </table:table-cell>
          <table:table-cell table:formula="of:=[$'ScSp stats'.F12]" office:value-type="float" office:value="37.7137" calcext:value-type="float">
            <text:p>37.7137</text:p>
          </table:table-cell>
          <table:table-cell table:formula="of:=[$'ScSp stats'.G12]" office:value-type="float" office:value="34.2095" calcext:value-type="float">
            <text:p>34.2095</text:p>
          </table:table-cell>
          <table:table-cell table:formula="of:=[$'ScSp stats'.I12]" office:value-type="float" office:value="7198.44" calcext:value-type="float">
            <text:p>7198.44</text:p>
          </table:table-cell>
          <table:table-cell table:formula="of:=[$'ScSp stats'.J12]" office:value-type="float" office:value="62.2425" calcext:value-type="float">
            <text:p>62.2425</text:p>
          </table:table-cell>
          <table:table-cell table:formula="of:=[$'ScSp stats'.L12]" office:value-type="float" office:value="62.2425" calcext:value-type="float">
            <text:p>62.2425</text:p>
          </table:table-cell>
          <table:table-cell table:formula="of:=[$'ScSp stats'.M12]" office:value-type="float" office:value="66.3513" calcext:value-type="float">
            <text:p>66.3513</text:p>
          </table:table-cell>
          <table:table-cell table:formula="of:=[$'ScSp stats'.N12]" office:value-type="float" office:value="6.19249" calcext:value-type="float">
            <text:p>6.19249</text:p>
          </table:table-cell>
          <table:table-cell table:formula="of:=[$'McSp stats'.E12]" office:value-type="float" office:value="58.7383" calcext:value-type="float">
            <text:p>58.7383</text:p>
          </table:table-cell>
          <table:table-cell table:formula="of:=[$'McSp stats'.F12]" office:value-type="float" office:value="37.7137" calcext:value-type="float">
            <text:p>37.7137</text:p>
          </table:table-cell>
          <table:table-cell table:formula="of:=[$'McSp stats'.G12]" office:value-type="float" office:value="34.1708" calcext:value-type="float">
            <text:p>34.1708</text:p>
          </table:table-cell>
          <table:table-cell table:formula="of:=[$'McSp stats'.I12]" office:value-type="float" office:value="7194.91" calcext:value-type="float">
            <text:p>7194.91</text:p>
          </table:table-cell>
          <table:table-cell table:formula="of:=[$'McSp stats'.J12]" office:value-type="float" office:value="62.2812" calcext:value-type="float">
            <text:p>62.2812</text:p>
          </table:table-cell>
          <table:table-cell table:formula="of:=[$'McSp stats'.L12]" office:value-type="float" office:value="62.2812" calcext:value-type="float">
            <text:p>62.2812</text:p>
          </table:table-cell>
          <table:table-cell table:formula="of:=[$'McSp stats'.M12]" office:value-type="float" office:value="66.3055" calcext:value-type="float">
            <text:p>66.3055</text:p>
          </table:table-cell>
          <table:table-cell table:formula="of:=[$'McSp stats'.N12]" office:value-type="float" office:value="6.06933" calcext:value-type="float">
            <text:p>6.06933</text:p>
          </table:table-cell>
          <table:table-cell table:formula="of:=[$'ScMp stats'.E12]" office:value-type="float" office:value="58.7383" calcext:value-type="float">
            <text:p>58.7383</text:p>
          </table:table-cell>
          <table:table-cell table:formula="of:=[$'ScMp stats'.F12]" office:value-type="float" office:value="49.7134" calcext:value-type="float">
            <text:p>49.7134</text:p>
          </table:table-cell>
          <table:table-cell table:formula="of:=[$'ScMp stats'.G12]" office:value-type="float" office:value="31.6588" calcext:value-type="float">
            <text:p>31.6588</text:p>
          </table:table-cell>
          <table:table-cell table:formula="of:=[$'ScMp stats'.I12]" office:value-type="float" office:value="7194.1" calcext:value-type="float">
            <text:p>7194.1</text:p>
          </table:table-cell>
          <table:table-cell table:formula="of:=[$'ScMp stats'.J12]" office:value-type="float" office:value="76.7929" calcext:value-type="float">
            <text:p>76.7929</text:p>
          </table:table-cell>
          <table:table-cell table:formula="of:=[$'ScMp stats'.L12]" office:value-type="float" office:value="76.7929" calcext:value-type="float">
            <text:p>76.7929</text:p>
          </table:table-cell>
          <table:table-cell table:formula="of:=[$'ScMp stats'.M12]" office:value-type="float" office:value="86.2617" calcext:value-type="float">
            <text:p>86.2617</text:p>
          </table:table-cell>
          <table:table-cell table:formula="of:=[$'ScMp stats'.N12]" office:value-type="float" office:value="10.9768" calcext:value-type="float">
            <text:p>10.9768</text:p>
          </table:table-cell>
          <table:table-cell table:formula="of:=[$'McMp stats'.E12]" office:value-type="float" office:value="58.7383" calcext:value-type="float">
            <text:p>58.7383</text:p>
          </table:table-cell>
          <table:table-cell table:formula="of:=[$'McMp stats'.F12]" office:value-type="float" office:value="55.4399" calcext:value-type="float">
            <text:p>55.4399</text:p>
          </table:table-cell>
          <table:table-cell table:formula="of:=[$'McMp stats'.G12]" office:value-type="float" office:value="32.7415" calcext:value-type="float">
            <text:p>32.7415</text:p>
          </table:table-cell>
          <table:table-cell table:formula="of:=[$'McMp stats'.I12]" office:value-type="float" office:value="7195.33" calcext:value-type="float">
            <text:p>7195.33</text:p>
          </table:table-cell>
          <table:table-cell table:formula="of:=[$'McMp stats'.J12]" office:value-type="float" office:value="81.4367" calcext:value-type="float">
            <text:p>81.4367</text:p>
          </table:table-cell>
          <table:table-cell table:formula="of:=[$'McMp stats'.L12]" office:value-type="float" office:value="81.4367" calcext:value-type="float">
            <text:p>81.4367</text:p>
          </table:table-cell>
          <table:table-cell table:formula="of:=[$'McMp stats'.M12]" office:value-type="float" office:value="86.3939" calcext:value-type="float">
            <text:p>86.3939</text:p>
          </table:table-cell>
          <table:table-cell table:formula="of:=[$'McMp stats'.N12]" office:value-type="float" office:value="5.73791" calcext:value-type="float">
            <text:p>5.73791</text:p>
          </table:table-cell>
          <table:table-cell table:formula="of:=[$'PC Stats'.E12]" office:value-type="float" office:value="58.7383" calcext:value-type="float">
            <text:p>58.7383</text:p>
          </table:table-cell>
          <table:table-cell table:formula="of:=[$'PC Stats'.F12]" office:value-type="float" office:value="49.7134" calcext:value-type="float">
            <text:p>49.7134</text:p>
          </table:table-cell>
          <table:table-cell table:formula="of:=[$'PC Stats'.G12]" office:value-type="float" office:value="37.5606" calcext:value-type="float">
            <text:p>37.5606</text:p>
          </table:table-cell>
          <table:table-cell table:formula="of:=[$'PC Stats'.I12]" office:value-type="float" office:value="7191.63" calcext:value-type="float">
            <text:p>7191.63</text:p>
          </table:table-cell>
          <table:table-cell table:formula="of:=[$'PC Stats'.J12]" office:value-type="float" office:value="70.8911" calcext:value-type="float">
            <text:p>70.8911</text:p>
          </table:table-cell>
          <table:table-cell table:formula="of:=[$'PC Stats'.L12]" office:value-type="float" office:value="70.8911" calcext:value-type="float">
            <text:p>70.8911</text:p>
          </table:table-cell>
          <table:table-cell table:formula="of:=[$'PC Stats'.M12]" office:value-type="float" office:value="73.6234" calcext:value-type="float">
            <text:p>73.6234</text:p>
          </table:table-cell>
          <table:table-cell table:formula="of:=[$'PC Stats'.N12]" office:value-type="float" office:value="3.71118" calcext:value-type="float">
            <text:p>3.71118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stats'.E13]" office:value-type="float" office:value="39.8947" calcext:value-type="float">
            <text:p>39.8947</text:p>
          </table:table-cell>
          <table:table-cell table:formula="of:=[$'ScSp stats'.F13]" office:value-type="float" office:value="43.7826" calcext:value-type="float">
            <text:p>43.7826</text:p>
          </table:table-cell>
          <table:table-cell table:formula="of:=[$'ScSp stats'.G13]" office:value-type="float" office:value="22.98" calcext:value-type="float">
            <text:p>22.98</text:p>
          </table:table-cell>
          <table:table-cell table:formula="of:=[$'ScSp stats'.I13]" office:value-type="float" office:value="6798.8" calcext:value-type="float">
            <text:p>6798.8</text:p>
          </table:table-cell>
          <table:table-cell table:formula="of:=[$'ScSp stats'.J13]" office:value-type="float" office:value="60.6974" calcext:value-type="float">
            <text:p>60.6974</text:p>
          </table:table-cell>
          <table:table-cell table:formula="of:=[$'ScSp stats'.L13]" office:value-type="float" office:value="60.6974" calcext:value-type="float">
            <text:p>60.6974</text:p>
          </table:table-cell>
          <table:table-cell table:formula="of:=[$'ScSp stats'.M13]" office:value-type="float" office:value="60.7035" calcext:value-type="float">
            <text:p>60.7035</text:p>
          </table:table-cell>
          <table:table-cell table:formula="of:=[$'ScSp stats'.N13]" office:value-type="float" office:value="0.0100488" calcext:value-type="float">
            <text:p>0.0100488</text:p>
          </table:table-cell>
          <table:table-cell table:formula="of:=[$'McSp stats'.E13]" office:value-type="float" office:value="39.8947" calcext:value-type="float">
            <text:p>39.8947</text:p>
          </table:table-cell>
          <table:table-cell table:formula="of:=[$'McSp stats'.F13]" office:value-type="float" office:value="43.7826" calcext:value-type="float">
            <text:p>43.7826</text:p>
          </table:table-cell>
          <table:table-cell table:formula="of:=[$'McSp stats'.G13]" office:value-type="float" office:value="22.98" calcext:value-type="float">
            <text:p>22.98</text:p>
          </table:table-cell>
          <table:table-cell table:formula="of:=[$'McSp stats'.I13]" office:value-type="float" office:value="7198.74" calcext:value-type="float">
            <text:p>7198.74</text:p>
          </table:table-cell>
          <table:table-cell table:formula="of:=[$'McSp stats'.J13]" office:value-type="float" office:value="60.6974" calcext:value-type="float">
            <text:p>60.6974</text:p>
          </table:table-cell>
          <table:table-cell table:formula="of:=[$'McSp stats'.L13]" office:value-type="float" office:value="60.6974" calcext:value-type="float">
            <text:p>60.6974</text:p>
          </table:table-cell>
          <table:table-cell table:formula="of:=[$'McSp stats'.M13]" office:value-type="float" office:value="61.1306" calcext:value-type="float">
            <text:p>61.1306</text:p>
          </table:table-cell>
          <table:table-cell table:formula="of:=[$'McSp stats'.N13]" office:value-type="float" office:value="0.708647" calcext:value-type="float">
            <text:p>0.708647</text:p>
          </table:table-cell>
          <table:table-cell table:formula="of:=[$'ScMp stats'.E13]" office:value-type="float" office:value="39.8947" calcext:value-type="float">
            <text:p>39.8947</text:p>
          </table:table-cell>
          <table:table-cell table:formula="of:=[$'ScMp stats'.F13]" office:value-type="float" office:value="59.9286" calcext:value-type="float">
            <text:p>59.9286</text:p>
          </table:table-cell>
          <table:table-cell table:formula="of:=[$'ScMp stats'.G13]" office:value-type="float" office:value="24.4022" calcext:value-type="float">
            <text:p>24.4022</text:p>
          </table:table-cell>
          <table:table-cell table:formula="of:=[$'ScMp stats'.I13]" office:value-type="float" office:value="7192.85" calcext:value-type="float">
            <text:p>7192.85</text:p>
          </table:table-cell>
          <table:table-cell table:formula="of:=[$'ScMp stats'.J13]" office:value-type="float" office:value="75.4211" calcext:value-type="float">
            <text:p>75.4211</text:p>
          </table:table-cell>
          <table:table-cell table:formula="of:=[$'ScMp stats'.L13]" office:value-type="float" office:value="75.4211" calcext:value-type="float">
            <text:p>75.4211</text:p>
          </table:table-cell>
          <table:table-cell table:formula="of:=[$'ScMp stats'.M13]" office:value-type="float" office:value="79.4562" calcext:value-type="float">
            <text:p>79.4562</text:p>
          </table:table-cell>
          <table:table-cell table:formula="of:=[$'ScMp stats'.N13]" office:value-type="float" office:value="5.0784" calcext:value-type="float">
            <text:p>5.0784</text:p>
          </table:table-cell>
          <table:table-cell table:formula="of:=[$'McMp stats'.E13]" office:value-type="float" office:value="39.8947" calcext:value-type="float">
            <text:p>39.8947</text:p>
          </table:table-cell>
          <table:table-cell table:formula="of:=[$'McMp stats'.F13]" office:value-type="float" office:value="59.9286" calcext:value-type="float">
            <text:p>59.9286</text:p>
          </table:table-cell>
          <table:table-cell table:formula="of:=[$'McMp stats'.G13]" office:value-type="float" office:value="25.2826" calcext:value-type="float">
            <text:p>25.2826</text:p>
          </table:table-cell>
          <table:table-cell table:formula="of:=[$'McMp stats'.I13]" office:value-type="float" office:value="7194.65" calcext:value-type="float">
            <text:p>7194.65</text:p>
          </table:table-cell>
          <table:table-cell table:formula="of:=[$'McMp stats'.J13]" office:value-type="float" office:value="74.5407" calcext:value-type="float">
            <text:p>74.5407</text:p>
          </table:table-cell>
          <table:table-cell table:formula="of:=[$'McMp stats'.L13]" office:value-type="float" office:value="74.5407" calcext:value-type="float">
            <text:p>74.5407</text:p>
          </table:table-cell>
          <table:table-cell table:formula="of:=[$'McMp stats'.M13]" office:value-type="float" office:value="79.2568" calcext:value-type="float">
            <text:p>79.2568</text:p>
          </table:table-cell>
          <table:table-cell table:formula="of:=[$'McMp stats'.N13]" office:value-type="float" office:value="5.9504" calcext:value-type="float">
            <text:p>5.9504</text:p>
          </table:table-cell>
          <table:table-cell table:formula="of:=[$'PC Stats'.E13]" office:value-type="float" office:value="39.8947" calcext:value-type="float">
            <text:p>39.8947</text:p>
          </table:table-cell>
          <table:table-cell table:formula="of:=[$'PC Stats'.F13]" office:value-type="float" office:value="59.9286" calcext:value-type="float">
            <text:p>59.9286</text:p>
          </table:table-cell>
          <table:table-cell table:formula="of:=[$'PC Stats'.G13]" office:value-type="float" office:value="23.6186" calcext:value-type="float">
            <text:p>23.6186</text:p>
          </table:table-cell>
          <table:table-cell table:formula="of:=[$'PC Stats'.I13]" office:value-type="float" office:value="1309.13" calcext:value-type="float">
            <text:p>1309.13</text:p>
          </table:table-cell>
          <table:table-cell table:formula="of:=[$'PC Stats'.J13]" office:value-type="float" office:value="76.2047" calcext:value-type="float">
            <text:p>76.2047</text:p>
          </table:table-cell>
          <table:table-cell table:formula="of:=[$'PC Stats'.L13]" office:value-type="float" office:value="76.2047" calcext:value-type="float">
            <text:p>76.2047</text:p>
          </table:table-cell>
          <table:table-cell table:formula="of:=[$'PC Stats'.M13]" office:value-type="float" office:value="76.2123" calcext:value-type="float">
            <text:p>76.2123</text:p>
          </table:table-cell>
          <table:table-cell table:formula="of:=[$'PC Stats'.N13]" office:value-type="float" office:value="0.00997214" calcext:value-type="float">
            <text:p>0.00997214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stats'.E14]" office:value-type="float" office:value="38.5608" calcext:value-type="float">
            <text:p>38.5608</text:p>
          </table:table-cell>
          <table:table-cell table:formula="of:=[$'ScSp stats'.F14]" office:value-type="float" office:value="53.321" calcext:value-type="float">
            <text:p>53.321</text:p>
          </table:table-cell>
          <table:table-cell table:formula="of:=[$'ScSp stats'.G14]" office:value-type="float" office:value="35.6047" calcext:value-type="float">
            <text:p>35.6047</text:p>
          </table:table-cell>
          <table:table-cell table:formula="of:=[$'ScSp stats'.I14]" office:value-type="float" office:value="7194.96" calcext:value-type="float">
            <text:p>7194.96</text:p>
          </table:table-cell>
          <table:table-cell table:formula="of:=[$'ScSp stats'.J14]" office:value-type="float" office:value="56.2771" calcext:value-type="float">
            <text:p>56.2771</text:p>
          </table:table-cell>
          <table:table-cell table:formula="of:=[$'ScSp stats'.L14]" office:value-type="float" office:value="56.2771" calcext:value-type="float">
            <text:p>56.2771</text:p>
          </table:table-cell>
          <table:table-cell table:formula="of:=[$'ScSp stats'.M14]" office:value-type="float" office:value="60.3515" calcext:value-type="float">
            <text:p>60.3515</text:p>
          </table:table-cell>
          <table:table-cell table:formula="of:=[$'ScSp stats'.N14]" office:value-type="float" office:value="6.75112" calcext:value-type="float">
            <text:p>6.75112</text:p>
          </table:table-cell>
          <table:table-cell table:formula="of:=[$'McSp stats'.E14]" office:value-type="float" office:value="38.5608" calcext:value-type="float">
            <text:p>38.5608</text:p>
          </table:table-cell>
          <table:table-cell table:formula="of:=[$'McSp stats'.F14]" office:value-type="float" office:value="53.321" calcext:value-type="float">
            <text:p>53.321</text:p>
          </table:table-cell>
          <table:table-cell table:formula="of:=[$'McSp stats'.G14]" office:value-type="float" office:value="35.6047" calcext:value-type="float">
            <text:p>35.6047</text:p>
          </table:table-cell>
          <table:table-cell table:formula="of:=[$'McSp stats'.I14]" office:value-type="float" office:value="7196.3" calcext:value-type="float">
            <text:p>7196.3</text:p>
          </table:table-cell>
          <table:table-cell table:formula="of:=[$'McSp stats'.J14]" office:value-type="float" office:value="56.2771" calcext:value-type="float">
            <text:p>56.2771</text:p>
          </table:table-cell>
          <table:table-cell table:formula="of:=[$'McSp stats'.L14]" office:value-type="float" office:value="56.2771" calcext:value-type="float">
            <text:p>56.2771</text:p>
          </table:table-cell>
          <table:table-cell table:formula="of:=[$'McSp stats'.M14]" office:value-type="float" office:value="60.5785" calcext:value-type="float">
            <text:p>60.5785</text:p>
          </table:table-cell>
          <table:table-cell table:formula="of:=[$'McSp stats'.N14]" office:value-type="float" office:value="7.10054" calcext:value-type="float">
            <text:p>7.10054</text:p>
          </table:table-cell>
          <table:table-cell table:formula="of:=[$'ScMp stats'.E14]" office:value-type="float" office:value="38.5608" calcext:value-type="float">
            <text:p>38.5608</text:p>
          </table:table-cell>
          <table:table-cell table:formula="of:=[$'ScMp stats'.F14]" office:value-type="float" office:value="65.8364" calcext:value-type="float">
            <text:p>65.8364</text:p>
          </table:table-cell>
          <table:table-cell table:formula="of:=[$'ScMp stats'.G14]" office:value-type="float" office:value="36.3183" calcext:value-type="float">
            <text:p>36.3183</text:p>
          </table:table-cell>
          <table:table-cell table:formula="of:=[$'ScMp stats'.I14]" office:value-type="float" office:value="7197.07" calcext:value-type="float">
            <text:p>7197.07</text:p>
          </table:table-cell>
          <table:table-cell table:formula="of:=[$'ScMp stats'.J14]" office:value-type="float" office:value="68.0789" calcext:value-type="float">
            <text:p>68.0789</text:p>
          </table:table-cell>
          <table:table-cell table:formula="of:=[$'ScMp stats'.L14]" office:value-type="float" office:value="68.0789" calcext:value-type="float">
            <text:p>68.0789</text:p>
          </table:table-cell>
          <table:table-cell table:formula="of:=[$'ScMp stats'.M14]" office:value-type="float" office:value="73.3552" calcext:value-type="float">
            <text:p>73.3552</text:p>
          </table:table-cell>
          <table:table-cell table:formula="of:=[$'ScMp stats'.N14]" office:value-type="float" office:value="7.19281" calcext:value-type="float">
            <text:p>7.19281</text:p>
          </table:table-cell>
          <table:table-cell table:formula="of:=[$'McMp stats'.E14]" office:value-type="float" office:value="38.5608" calcext:value-type="float">
            <text:p>38.5608</text:p>
          </table:table-cell>
          <table:table-cell table:formula="of:=[$'McMp stats'.F14]" office:value-type="float" office:value="65.8364" calcext:value-type="float">
            <text:p>65.8364</text:p>
          </table:table-cell>
          <table:table-cell table:formula="of:=[$'McMp stats'.G14]" office:value-type="float" office:value="36.4594" calcext:value-type="float">
            <text:p>36.4594</text:p>
          </table:table-cell>
          <table:table-cell table:formula="of:=[$'McMp stats'.I14]" office:value-type="float" office:value="7192.46" calcext:value-type="float">
            <text:p>7192.46</text:p>
          </table:table-cell>
          <table:table-cell table:formula="of:=[$'McMp stats'.J14]" office:value-type="float" office:value="67.9378" calcext:value-type="float">
            <text:p>67.9378</text:p>
          </table:table-cell>
          <table:table-cell table:formula="of:=[$'McMp stats'.L14]" office:value-type="float" office:value="67.9378" calcext:value-type="float">
            <text:p>67.9378</text:p>
          </table:table-cell>
          <table:table-cell table:formula="of:=[$'McMp stats'.M14]" office:value-type="float" office:value="73.1886" calcext:value-type="float">
            <text:p>73.1886</text:p>
          </table:table-cell>
          <table:table-cell table:formula="of:=[$'McMp stats'.N14]" office:value-type="float" office:value="7.17434" calcext:value-type="float">
            <text:p>7.17434</text:p>
          </table:table-cell>
          <table:table-cell table:formula="of:=[$'PC Stats'.E14]" office:value-type="float" office:value="38.5608" calcext:value-type="float">
            <text:p>38.5608</text:p>
          </table:table-cell>
          <table:table-cell table:formula="of:=[$'PC Stats'.F14]" office:value-type="float" office:value="65.8364" calcext:value-type="float">
            <text:p>65.8364</text:p>
          </table:table-cell>
          <table:table-cell table:formula="of:=[$'PC Stats'.G14]" office:value-type="float" office:value="38.0703" calcext:value-type="float">
            <text:p>38.0703</text:p>
          </table:table-cell>
          <table:table-cell table:formula="of:=[$'PC Stats'.I14]" office:value-type="float" office:value="7193.95" calcext:value-type="float">
            <text:p>7193.95</text:p>
          </table:table-cell>
          <table:table-cell table:formula="of:=[$'PC Stats'.J14]" office:value-type="float" office:value="66.3269" calcext:value-type="float">
            <text:p>66.3269</text:p>
          </table:table-cell>
          <table:table-cell table:formula="of:=[$'PC Stats'.L14]" office:value-type="float" office:value="66.3269" calcext:value-type="float">
            <text:p>66.3269</text:p>
          </table:table-cell>
          <table:table-cell table:formula="of:=[$'PC Stats'.M14]" office:value-type="float" office:value="68.2421" calcext:value-type="float">
            <text:p>68.2421</text:p>
          </table:table-cell>
          <table:table-cell table:formula="of:=[$'PC Stats'.N14]" office:value-type="float" office:value="2.80648" calcext:value-type="float">
            <text:p>2.80648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stats'.E15]" office:value-type="float" office:value="36.5876" calcext:value-type="float">
            <text:p>36.5876</text:p>
          </table:table-cell>
          <table:table-cell table:formula="of:=[$'ScSp stats'.F15]" office:value-type="float" office:value="47.5366" calcext:value-type="float">
            <text:p>47.5366</text:p>
          </table:table-cell>
          <table:table-cell table:formula="of:=[$'ScSp stats'.G15]" office:value-type="float" office:value="36.6189" calcext:value-type="float">
            <text:p>36.6189</text:p>
          </table:table-cell>
          <table:table-cell table:formula="of:=[$'ScSp stats'.I15]" office:value-type="float" office:value="7194.72" calcext:value-type="float">
            <text:p>7194.72</text:p>
          </table:table-cell>
          <table:table-cell table:formula="of:=[$'ScSp stats'.J15]" office:value-type="float" office:value="47.5053" calcext:value-type="float">
            <text:p>47.5053</text:p>
          </table:table-cell>
          <table:table-cell table:formula="of:=[$'ScSp stats'.L15]" office:value-type="float" office:value="47.5053" calcext:value-type="float">
            <text:p>47.5053</text:p>
          </table:table-cell>
          <table:table-cell table:formula="of:=[$'ScSp stats'.M15]" office:value-type="float" office:value="55.8716" calcext:value-type="float">
            <text:p>55.8716</text:p>
          </table:table-cell>
          <table:table-cell table:formula="of:=[$'ScSp stats'.N15]" office:value-type="float" office:value="14.9742" calcext:value-type="float">
            <text:p>14.9742</text:p>
          </table:table-cell>
          <table:table-cell table:formula="of:=[$'McSp stats'.E15]" office:value-type="float" office:value="36.5876" calcext:value-type="float">
            <text:p>36.5876</text:p>
          </table:table-cell>
          <table:table-cell table:formula="of:=[$'McSp stats'.F15]" office:value-type="float" office:value="51.96" calcext:value-type="float">
            <text:p>51.96</text:p>
          </table:table-cell>
          <table:table-cell table:formula="of:=[$'McSp stats'.G15]" office:value-type="float" office:value="38.016" calcext:value-type="float">
            <text:p>38.016</text:p>
          </table:table-cell>
          <table:table-cell table:formula="of:=[$'McSp stats'.I15]" office:value-type="float" office:value="7195.56" calcext:value-type="float">
            <text:p>7195.56</text:p>
          </table:table-cell>
          <table:table-cell table:formula="of:=[$'McSp stats'.J15]" office:value-type="float" office:value="50.5317" calcext:value-type="float">
            <text:p>50.5317</text:p>
          </table:table-cell>
          <table:table-cell table:formula="of:=[$'McSp stats'.L15]" office:value-type="float" office:value="50.5317" calcext:value-type="float">
            <text:p>50.5317</text:p>
          </table:table-cell>
          <table:table-cell table:formula="of:=[$'McSp stats'.M15]" office:value-type="float" office:value="56.0412" calcext:value-type="float">
            <text:p>56.0412</text:p>
          </table:table-cell>
          <table:table-cell table:formula="of:=[$'McSp stats'.N15]" office:value-type="float" office:value="9.83116" calcext:value-type="float">
            <text:p>9.83116</text:p>
          </table:table-cell>
          <table:table-cell table:formula="of:=[$'ScMp stats'.E15]" office:value-type="float" office:value="36.5876" calcext:value-type="float">
            <text:p>36.5876</text:p>
          </table:table-cell>
          <table:table-cell table:formula="of:=[$'ScMp stats'.F15]" office:value-type="float" office:value="69.6386" calcext:value-type="float">
            <text:p>69.6386</text:p>
          </table:table-cell>
          <table:table-cell table:formula="of:=[$'ScMp stats'.G15]" office:value-type="float" office:value="40.8253" calcext:value-type="float">
            <text:p>40.8253</text:p>
          </table:table-cell>
          <table:table-cell table:formula="of:=[$'ScMp stats'.I15]" office:value-type="float" office:value="7194.14" calcext:value-type="float">
            <text:p>7194.14</text:p>
          </table:table-cell>
          <table:table-cell table:formula="of:=[$'ScMp stats'.J15]" office:value-type="float" office:value="65.4009" calcext:value-type="float">
            <text:p>65.4009</text:p>
          </table:table-cell>
          <table:table-cell table:formula="of:=[$'ScMp stats'.L15]" office:value-type="float" office:value="65.4009" calcext:value-type="float">
            <text:p>65.4009</text:p>
          </table:table-cell>
          <table:table-cell table:formula="of:=[$'ScMp stats'.M15]" office:value-type="float" office:value="72.2358" calcext:value-type="float">
            <text:p>72.2358</text:p>
          </table:table-cell>
          <table:table-cell table:formula="of:=[$'ScMp stats'.N15]" office:value-type="float" office:value="9.46193" calcext:value-type="float">
            <text:p>9.46193</text:p>
          </table:table-cell>
          <table:table-cell table:formula="of:=[$'McMp stats'.E15]" office:value-type="float" office:value="36.5876" calcext:value-type="float">
            <text:p>36.5876</text:p>
          </table:table-cell>
          <table:table-cell table:formula="of:=[$'McMp stats'.F15]" office:value-type="float" office:value="69.6386" calcext:value-type="float">
            <text:p>69.6386</text:p>
          </table:table-cell>
          <table:table-cell table:formula="of:=[$'McMp stats'.G15]" office:value-type="float" office:value="40.3157" calcext:value-type="float">
            <text:p>40.3157</text:p>
          </table:table-cell>
          <table:table-cell table:formula="of:=[$'McMp stats'.I15]" office:value-type="float" office:value="7196.49" calcext:value-type="float">
            <text:p>7196.49</text:p>
          </table:table-cell>
          <table:table-cell table:formula="of:=[$'McMp stats'.J15]" office:value-type="float" office:value="65.9105" calcext:value-type="float">
            <text:p>65.9105</text:p>
          </table:table-cell>
          <table:table-cell table:formula="of:=[$'McMp stats'.L15]" office:value-type="float" office:value="65.9105" calcext:value-type="float">
            <text:p>65.9105</text:p>
          </table:table-cell>
          <table:table-cell table:formula="of:=[$'McMp stats'.M15]" office:value-type="float" office:value="72.1498" calcext:value-type="float">
            <text:p>72.1498</text:p>
          </table:table-cell>
          <table:table-cell table:formula="of:=[$'McMp stats'.N15]" office:value-type="float" office:value="8.6477" calcext:value-type="float">
            <text:p>8.6477</text:p>
          </table:table-cell>
          <table:table-cell table:formula="of:=[$'PC Stats'.E15]" office:value-type="float" office:value="36.5876" calcext:value-type="float">
            <text:p>36.5876</text:p>
          </table:table-cell>
          <table:table-cell table:formula="of:=[$'PC Stats'.F15]" office:value-type="float" office:value="0" calcext:value-type="float">
            <text:p>0</text:p>
          </table:table-cell>
          <table:table-cell table:formula="of:=[$'PC Stats'.G15]" office:value-type="float" office:value="11.8896" calcext:value-type="float">
            <text:p>11.8896</text:p>
          </table:table-cell>
          <table:table-cell table:formula="of:=[$'PC Stats'.I15]" office:value-type="float" office:value="7189.99" calcext:value-type="float">
            <text:p>7189.99</text:p>
          </table:table-cell>
          <table:table-cell table:formula="of:=[$'PC Stats'.J15]" office:value-type="float" office:value="24.6981" calcext:value-type="float">
            <text:p>24.6981</text:p>
          </table:table-cell>
          <table:table-cell table:formula="of:=[$'PC Stats'.L15]" office:value-type="float" office:value="24.6981" calcext:value-type="float">
            <text:p>24.6981</text:p>
          </table:table-cell>
          <table:table-cell table:formula="of:=[$'PC Stats'.M15]" office:value-type="float" office:value="65.7253" calcext:value-type="float">
            <text:p>65.7253</text:p>
          </table:table-cell>
          <table:table-cell table:formula="of:=[$'PC Stats'.N15]" office:value-type="float" office:value="62.4223" calcext:value-type="float">
            <text:p>62.4223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stats'.E16]" office:value-type="float" office:value="51.6933" calcext:value-type="float">
            <text:p>51.6933</text:p>
          </table:table-cell>
          <table:table-cell table:formula="of:=[$'ScSp stats'.F16]" office:value-type="float" office:value="63.7145" calcext:value-type="float">
            <text:p>63.7145</text:p>
          </table:table-cell>
          <table:table-cell table:formula="of:=[$'ScSp stats'.G16]" office:value-type="float" office:value="44.7122" calcext:value-type="float">
            <text:p>44.7122</text:p>
          </table:table-cell>
          <table:table-cell table:formula="of:=[$'ScSp stats'.I16]" office:value-type="float" office:value="847.78" calcext:value-type="float">
            <text:p>847.78</text:p>
          </table:table-cell>
          <table:table-cell table:formula="of:=[$'ScSp stats'.J16]" office:value-type="float" office:value="70.6956" calcext:value-type="float">
            <text:p>70.6956</text:p>
          </table:table-cell>
          <table:table-cell table:formula="of:=[$'ScSp stats'.L16]" office:value-type="float" office:value="70.6956" calcext:value-type="float">
            <text:p>70.6956</text:p>
          </table:table-cell>
          <table:table-cell table:formula="of:=[$'ScSp stats'.M16]" office:value-type="float" office:value="70.7026" calcext:value-type="float">
            <text:p>70.7026</text:p>
          </table:table-cell>
          <table:table-cell table:formula="of:=[$'ScSp stats'.N16]" office:value-type="float" office:value="0.00990063" calcext:value-type="float">
            <text:p>0.00990063</text:p>
          </table:table-cell>
          <table:table-cell table:formula="of:=[$'McSp stats'.E16]" office:value-type="float" office:value="51.6933" calcext:value-type="float">
            <text:p>51.6933</text:p>
          </table:table-cell>
          <table:table-cell table:formula="of:=[$'McSp stats'.F16]" office:value-type="float" office:value="63.7145" calcext:value-type="float">
            <text:p>63.7145</text:p>
          </table:table-cell>
          <table:table-cell table:formula="of:=[$'McSp stats'.G16]" office:value-type="float" office:value="44.7122" calcext:value-type="float">
            <text:p>44.7122</text:p>
          </table:table-cell>
          <table:table-cell table:formula="of:=[$'McSp stats'.I16]" office:value-type="float" office:value="1099.69" calcext:value-type="float">
            <text:p>1099.69</text:p>
          </table:table-cell>
          <table:table-cell table:formula="of:=[$'McSp stats'.J16]" office:value-type="float" office:value="70.6956" calcext:value-type="float">
            <text:p>70.6956</text:p>
          </table:table-cell>
          <table:table-cell table:formula="of:=[$'McSp stats'.L16]" office:value-type="float" office:value="70.6956" calcext:value-type="float">
            <text:p>70.6956</text:p>
          </table:table-cell>
          <table:table-cell table:formula="of:=[$'McSp stats'.M16]" office:value-type="float" office:value="70.7027" calcext:value-type="float">
            <text:p>70.7027</text:p>
          </table:table-cell>
          <table:table-cell table:formula="of:=[$'McSp stats'.N16]" office:value-type="float" office:value="0.010042" calcext:value-type="float">
            <text:p>0.010042</text:p>
          </table:table-cell>
          <table:table-cell table:formula="of:=[$'ScMp stats'.E16]" office:value-type="float" office:value="51.6933" calcext:value-type="float">
            <text:p>51.6933</text:p>
          </table:table-cell>
          <table:table-cell table:formula="of:=[$'ScMp stats'.F16]" office:value-type="float" office:value="81.7314" calcext:value-type="float">
            <text:p>81.7314</text:p>
          </table:table-cell>
          <table:table-cell table:formula="of:=[$'ScMp stats'.G16]" office:value-type="float" office:value="51.357" calcext:value-type="float">
            <text:p>51.357</text:p>
          </table:table-cell>
          <table:table-cell table:formula="of:=[$'ScMp stats'.I16]" office:value-type="float" office:value="7192.69" calcext:value-type="float">
            <text:p>7192.69</text:p>
          </table:table-cell>
          <table:table-cell table:formula="of:=[$'ScMp stats'.J16]" office:value-type="float" office:value="82.0677" calcext:value-type="float">
            <text:p>82.0677</text:p>
          </table:table-cell>
          <table:table-cell table:formula="of:=[$'ScMp stats'.L16]" office:value-type="float" office:value="82.0677" calcext:value-type="float">
            <text:p>82.0677</text:p>
          </table:table-cell>
          <table:table-cell table:formula="of:=[$'ScMp stats'.M16]" office:value-type="float" office:value="93.8284" calcext:value-type="float">
            <text:p>93.8284</text:p>
          </table:table-cell>
          <table:table-cell table:formula="of:=[$'ScMp stats'.N16]" office:value-type="float" office:value="12.5343" calcext:value-type="float">
            <text:p>12.5343</text:p>
          </table:table-cell>
          <table:table-cell table:formula="of:=[$'McMp stats'.E16]" office:value-type="float" office:value="51.6933" calcext:value-type="float">
            <text:p>51.6933</text:p>
          </table:table-cell>
          <table:table-cell table:formula="of:=[$'McMp stats'.F16]" office:value-type="float" office:value="81.7314" calcext:value-type="float">
            <text:p>81.7314</text:p>
          </table:table-cell>
          <table:table-cell table:formula="of:=[$'McMp stats'.G16]" office:value-type="float" office:value="47.3006" calcext:value-type="float">
            <text:p>47.3006</text:p>
          </table:table-cell>
          <table:table-cell table:formula="of:=[$'McMp stats'.I16]" office:value-type="float" office:value="7193.94" calcext:value-type="float">
            <text:p>7193.94</text:p>
          </table:table-cell>
          <table:table-cell table:formula="of:=[$'McMp stats'.J16]" office:value-type="float" office:value="86.1242" calcext:value-type="float">
            <text:p>86.1242</text:p>
          </table:table-cell>
          <table:table-cell table:formula="of:=[$'McMp stats'.L16]" office:value-type="float" office:value="86.1242" calcext:value-type="float">
            <text:p>86.1242</text:p>
          </table:table-cell>
          <table:table-cell table:formula="of:=[$'McMp stats'.M16]" office:value-type="float" office:value="93.7199" calcext:value-type="float">
            <text:p>93.7199</text:p>
          </table:table-cell>
          <table:table-cell table:formula="of:=[$'McMp stats'.N16]" office:value-type="float" office:value="8.10468" calcext:value-type="float">
            <text:p>8.10468</text:p>
          </table:table-cell>
          <table:table-cell table:formula="of:=[$'PC Stats'.E16]" office:value-type="float" office:value="51.6933" calcext:value-type="float">
            <text:p>51.6933</text:p>
          </table:table-cell>
          <table:table-cell table:formula="of:=[$'PC Stats'.F16]" office:value-type="float" office:value="0" calcext:value-type="float">
            <text:p>0</text:p>
          </table:table-cell>
          <table:table-cell table:formula="of:=[$'PC Stats'.G16]" office:value-type="float" office:value="15.427" calcext:value-type="float">
            <text:p>15.427</text:p>
          </table:table-cell>
          <table:table-cell table:formula="of:=[$'PC Stats'.I16]" office:value-type="float" office:value="7198.42" calcext:value-type="float">
            <text:p>7198.42</text:p>
          </table:table-cell>
          <table:table-cell table:formula="of:=[$'PC Stats'.J16]" office:value-type="float" office:value="36.2663" calcext:value-type="float">
            <text:p>36.2663</text:p>
          </table:table-cell>
          <table:table-cell table:formula="of:=[$'PC Stats'.L16]" office:value-type="float" office:value="36.2663" calcext:value-type="float">
            <text:p>36.2663</text:p>
          </table:table-cell>
          <table:table-cell table:formula="of:=[$'PC Stats'.M16]" office:value-type="float" office:value="80.0134" calcext:value-type="float">
            <text:p>80.0134</text:p>
          </table:table-cell>
          <table:table-cell table:formula="of:=[$'PC Stats'.N16]" office:value-type="float" office:value="54.6747" calcext:value-type="float">
            <text:p>54.6747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stats'.E17]" office:value-type="float" office:value="77.9479" calcext:value-type="float">
            <text:p>77.9479</text:p>
          </table:table-cell>
          <table:table-cell table:formula="of:=[$'ScSp stats'.F17]" office:value-type="float" office:value="19.4008" calcext:value-type="float">
            <text:p>19.4008</text:p>
          </table:table-cell>
          <table:table-cell table:formula="of:=[$'ScSp stats'.G17]" office:value-type="float" office:value="24.133" calcext:value-type="float">
            <text:p>24.133</text:p>
          </table:table-cell>
          <table:table-cell table:formula="of:=[$'ScSp stats'.I17]" office:value-type="float" office:value="7197.78" calcext:value-type="float">
            <text:p>7197.78</text:p>
          </table:table-cell>
          <table:table-cell table:formula="of:=[$'ScSp stats'.J17]" office:value-type="float" office:value="73.2157" calcext:value-type="float">
            <text:p>73.2157</text:p>
          </table:table-cell>
          <table:table-cell table:formula="of:=[$'ScSp stats'.L17]" office:value-type="float" office:value="73.2157" calcext:value-type="float">
            <text:p>73.2157</text:p>
          </table:table-cell>
          <table:table-cell table:formula="of:=[$'ScSp stats'.M17]" office:value-type="float" office:value="82.5455" calcext:value-type="float">
            <text:p>82.5455</text:p>
          </table:table-cell>
          <table:table-cell table:formula="of:=[$'ScSp stats'.N17]" office:value-type="float" office:value="11.3026" calcext:value-type="float">
            <text:p>11.3026</text:p>
          </table:table-cell>
          <table:table-cell table:formula="of:=[$'McSp stats'.E17]" office:value-type="float" office:value="77.9479" calcext:value-type="float">
            <text:p>77.9479</text:p>
          </table:table-cell>
          <table:table-cell table:formula="of:=[$'McSp stats'.F17]" office:value-type="float" office:value="19.4008" calcext:value-type="float">
            <text:p>19.4008</text:p>
          </table:table-cell>
          <table:table-cell table:formula="of:=[$'McSp stats'.G17]" office:value-type="float" office:value="23.2912" calcext:value-type="float">
            <text:p>23.2912</text:p>
          </table:table-cell>
          <table:table-cell table:formula="of:=[$'McSp stats'.I17]" office:value-type="float" office:value="7197.34" calcext:value-type="float">
            <text:p>7197.34</text:p>
          </table:table-cell>
          <table:table-cell table:formula="of:=[$'McSp stats'.J17]" office:value-type="float" office:value="74.0575" calcext:value-type="float">
            <text:p>74.0575</text:p>
          </table:table-cell>
          <table:table-cell table:formula="of:=[$'McSp stats'.L17]" office:value-type="float" office:value="74.0575" calcext:value-type="float">
            <text:p>74.0575</text:p>
          </table:table-cell>
          <table:table-cell table:formula="of:=[$'McSp stats'.M17]" office:value-type="float" office:value="80.7957" calcext:value-type="float">
            <text:p>80.7957</text:p>
          </table:table-cell>
          <table:table-cell table:formula="of:=[$'McSp stats'.N17]" office:value-type="float" office:value="8.3398" calcext:value-type="float">
            <text:p>8.3398</text:p>
          </table:table-cell>
          <table:table-cell table:formula="of:=[$'ScMp stats'.E17]" office:value-type="float" office:value="77.9479" calcext:value-type="float">
            <text:p>77.9479</text:p>
          </table:table-cell>
          <table:table-cell table:formula="of:=[$'ScMp stats'.F17]" office:value-type="float" office:value="19.4008" calcext:value-type="float">
            <text:p>19.4008</text:p>
          </table:table-cell>
          <table:table-cell table:formula="of:=[$'ScMp stats'.G17]" office:value-type="float" office:value="23.1637" calcext:value-type="float">
            <text:p>23.1637</text:p>
          </table:table-cell>
          <table:table-cell table:formula="of:=[$'ScMp stats'.I17]" office:value-type="float" office:value="7199.39" calcext:value-type="float">
            <text:p>7199.39</text:p>
          </table:table-cell>
          <table:table-cell table:formula="of:=[$'ScMp stats'.J17]" office:value-type="float" office:value="74.185" calcext:value-type="float">
            <text:p>74.185</text:p>
          </table:table-cell>
          <table:table-cell table:formula="of:=[$'ScMp stats'.L17]" office:value-type="float" office:value="74.185" calcext:value-type="float">
            <text:p>74.185</text:p>
          </table:table-cell>
          <table:table-cell table:formula="of:=[$'ScMp stats'.M17]" office:value-type="float" office:value="84.0203" calcext:value-type="float">
            <text:p>84.0203</text:p>
          </table:table-cell>
          <table:table-cell table:formula="of:=[$'ScMp stats'.N17]" office:value-type="float" office:value="11.7059" calcext:value-type="float">
            <text:p>11.7059</text:p>
          </table:table-cell>
          <table:table-cell table:formula="of:=[$'McMp stats'.E17]" office:value-type="float" office:value="77.9479" calcext:value-type="float">
            <text:p>77.9479</text:p>
          </table:table-cell>
          <table:table-cell table:formula="of:=[$'McMp stats'.F17]" office:value-type="float" office:value="19.4008" calcext:value-type="float">
            <text:p>19.4008</text:p>
          </table:table-cell>
          <table:table-cell table:formula="of:=[$'McMp stats'.G17]" office:value-type="float" office:value="22.8114" calcext:value-type="float">
            <text:p>22.8114</text:p>
          </table:table-cell>
          <table:table-cell table:formula="of:=[$'McMp stats'.I17]" office:value-type="float" office:value="7198.85" calcext:value-type="float">
            <text:p>7198.85</text:p>
          </table:table-cell>
          <table:table-cell table:formula="of:=[$'McMp stats'.J17]" office:value-type="float" office:value="74.5373" calcext:value-type="float">
            <text:p>74.5373</text:p>
          </table:table-cell>
          <table:table-cell table:formula="of:=[$'McMp stats'.L17]" office:value-type="float" office:value="74.5373" calcext:value-type="float">
            <text:p>74.5373</text:p>
          </table:table-cell>
          <table:table-cell table:formula="of:=[$'McMp stats'.M17]" office:value-type="float" office:value="83.5408" calcext:value-type="float">
            <text:p>83.5408</text:p>
          </table:table-cell>
          <table:table-cell table:formula="of:=[$'McMp stats'.N17]" office:value-type="float" office:value="10.7774" calcext:value-type="float">
            <text:p>10.7774</text:p>
          </table:table-cell>
          <table:table-cell table:formula="of:=[$'PC Stats'.E17]" office:value-type="float" office:value="77.9479" calcext:value-type="float">
            <text:p>77.9479</text:p>
          </table:table-cell>
          <table:table-cell table:formula="of:=[$'PC Stats'.F17]" office:value-type="float" office:value="0" calcext:value-type="float">
            <text:p>0</text:p>
          </table:table-cell>
          <table:table-cell table:formula="of:=[$'PC Stats'.G17]" office:value-type="float" office:value="20.462" calcext:value-type="float">
            <text:p>20.462</text:p>
          </table:table-cell>
          <table:table-cell table:formula="of:=[$'PC Stats'.I17]" office:value-type="float" office:value="486.21" calcext:value-type="float">
            <text:p>486.21</text:p>
          </table:table-cell>
          <table:table-cell table:formula="of:=[$'PC Stats'.J17]" office:value-type="float" office:value="57.486" calcext:value-type="float">
            <text:p>57.486</text:p>
          </table:table-cell>
          <table:table-cell table:formula="of:=[$'PC Stats'.L17]" office:value-type="float" office:value="57.486" calcext:value-type="float">
            <text:p>57.486</text:p>
          </table:table-cell>
          <table:table-cell table:formula="of:=[$'PC Stats'.M17]" office:value-type="float" office:value="57.486" calcext:value-type="float">
            <text:p>57.486</text:p>
          </table:table-cell>
          <table:table-cell table:formula="of:=[$'PC Stats'.N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stats'.E18]" office:value-type="float" office:value="74.5825" calcext:value-type="float">
            <text:p>74.5825</text:p>
          </table:table-cell>
          <table:table-cell table:formula="of:=[$'ScSp stats'.F18]" office:value-type="float" office:value="17.0468" calcext:value-type="float">
            <text:p>17.0468</text:p>
          </table:table-cell>
          <table:table-cell table:formula="of:=[$'ScSp stats'.G18]" office:value-type="float" office:value="15.8299" calcext:value-type="float">
            <text:p>15.8299</text:p>
          </table:table-cell>
          <table:table-cell table:formula="of:=[$'ScSp stats'.I18]" office:value-type="float" office:value="229.37" calcext:value-type="float">
            <text:p>229.37</text:p>
          </table:table-cell>
          <table:table-cell table:formula="of:=[$'ScSp stats'.J18]" office:value-type="float" office:value="75.7994" calcext:value-type="float">
            <text:p>75.7994</text:p>
          </table:table-cell>
          <table:table-cell table:formula="of:=[$'ScSp stats'.L18]" office:value-type="float" office:value="75.7994" calcext:value-type="float">
            <text:p>75.7994</text:p>
          </table:table-cell>
          <table:table-cell table:formula="of:=[$'ScSp stats'.M18]" office:value-type="float" office:value="75.7994" calcext:value-type="float">
            <text:p>75.7994</text:p>
          </table:table-cell>
          <table:table-cell table:formula="of:=[$'ScSp stats'.N18]" office:value-type="float" office:value="0" calcext:value-type="float">
            <text:p>0</text:p>
          </table:table-cell>
          <table:table-cell table:formula="of:=[$'McSp stats'.E18]" office:value-type="float" office:value="74.5825" calcext:value-type="float">
            <text:p>74.5825</text:p>
          </table:table-cell>
          <table:table-cell table:formula="of:=[$'McSp stats'.F18]" office:value-type="float" office:value="17.0468" calcext:value-type="float">
            <text:p>17.0468</text:p>
          </table:table-cell>
          <table:table-cell table:formula="of:=[$'McSp stats'.G18]" office:value-type="float" office:value="15.6051" calcext:value-type="float">
            <text:p>15.6051</text:p>
          </table:table-cell>
          <table:table-cell table:formula="of:=[$'McSp stats'.I18]" office:value-type="float" office:value="99.25" calcext:value-type="float">
            <text:p>99.25</text:p>
          </table:table-cell>
          <table:table-cell table:formula="of:=[$'McSp stats'.J18]" office:value-type="float" office:value="76.0241" calcext:value-type="float">
            <text:p>76.0241</text:p>
          </table:table-cell>
          <table:table-cell table:formula="of:=[$'McSp stats'.L18]" office:value-type="float" office:value="76.0241" calcext:value-type="float">
            <text:p>76.0241</text:p>
          </table:table-cell>
          <table:table-cell table:formula="of:=[$'McSp stats'.M18]" office:value-type="float" office:value="76.0311" calcext:value-type="float">
            <text:p>76.0311</text:p>
          </table:table-cell>
          <table:table-cell table:formula="of:=[$'McSp stats'.N18]" office:value-type="float" office:value="0.00920676" calcext:value-type="float">
            <text:p>0.00920676</text:p>
          </table:table-cell>
          <table:table-cell table:formula="of:=[$'ScMp stats'.E18]" office:value-type="float" office:value="74.5825" calcext:value-type="float">
            <text:p>74.5825</text:p>
          </table:table-cell>
          <table:table-cell table:formula="of:=[$'ScMp stats'.F18]" office:value-type="float" office:value="17.0468" calcext:value-type="float">
            <text:p>17.0468</text:p>
          </table:table-cell>
          <table:table-cell table:formula="of:=[$'ScMp stats'.G18]" office:value-type="float" office:value="15.0087" calcext:value-type="float">
            <text:p>15.0087</text:p>
          </table:table-cell>
          <table:table-cell table:formula="of:=[$'ScMp stats'.I18]" office:value-type="float" office:value="1575.35" calcext:value-type="float">
            <text:p>1575.35</text:p>
          </table:table-cell>
          <table:table-cell table:formula="of:=[$'ScMp stats'.J18]" office:value-type="float" office:value="76.6206" calcext:value-type="float">
            <text:p>76.6206</text:p>
          </table:table-cell>
          <table:table-cell table:formula="of:=[$'ScMp stats'.L18]" office:value-type="float" office:value="76.6206" calcext:value-type="float">
            <text:p>76.6206</text:p>
          </table:table-cell>
          <table:table-cell table:formula="of:=[$'ScMp stats'.M18]" office:value-type="float" office:value="76.6282" calcext:value-type="float">
            <text:p>76.6282</text:p>
          </table:table-cell>
          <table:table-cell table:formula="of:=[$'ScMp stats'.N18]" office:value-type="float" office:value="0.00991802" calcext:value-type="float">
            <text:p>0.00991802</text:p>
          </table:table-cell>
          <table:table-cell table:formula="of:=[$'McMp stats'.E18]" office:value-type="float" office:value="74.5825" calcext:value-type="float">
            <text:p>74.5825</text:p>
          </table:table-cell>
          <table:table-cell table:formula="of:=[$'McMp stats'.F18]" office:value-type="float" office:value="17.0468" calcext:value-type="float">
            <text:p>17.0468</text:p>
          </table:table-cell>
          <table:table-cell table:formula="of:=[$'McMp stats'.G18]" office:value-type="float" office:value="14.7542" calcext:value-type="float">
            <text:p>14.7542</text:p>
          </table:table-cell>
          <table:table-cell table:formula="of:=[$'McMp stats'.I18]" office:value-type="float" office:value="552.48" calcext:value-type="float">
            <text:p>552.48</text:p>
          </table:table-cell>
          <table:table-cell table:formula="of:=[$'McMp stats'.J18]" office:value-type="float" office:value="76.875" calcext:value-type="float">
            <text:p>76.875</text:p>
          </table:table-cell>
          <table:table-cell table:formula="of:=[$'McMp stats'.L18]" office:value-type="float" office:value="76.875" calcext:value-type="float">
            <text:p>76.875</text:p>
          </table:table-cell>
          <table:table-cell table:formula="of:=[$'McMp stats'.M18]" office:value-type="float" office:value="76.8827" calcext:value-type="float">
            <text:p>76.8827</text:p>
          </table:table-cell>
          <table:table-cell table:formula="of:=[$'McMp stats'.N18]" office:value-type="float" office:value="0.0100153" calcext:value-type="float">
            <text:p>0.0100153</text:p>
          </table:table-cell>
          <table:table-cell table:formula="of:=[$'PC Stats'.E18]" office:value-type="float" office:value="74.5825" calcext:value-type="float">
            <text:p>74.5825</text:p>
          </table:table-cell>
          <table:table-cell table:formula="of:=[$'PC Stats'.F18]" office:value-type="float" office:value="17.0468" calcext:value-type="float">
            <text:p>17.0468</text:p>
          </table:table-cell>
          <table:table-cell table:formula="of:=[$'PC Stats'.G18]" office:value-type="float" office:value="18.568" calcext:value-type="float">
            <text:p>18.568</text:p>
          </table:table-cell>
          <table:table-cell table:formula="of:=[$'PC Stats'.I18]" office:value-type="float" office:value="7.91" calcext:value-type="float">
            <text:p>7.91</text:p>
          </table:table-cell>
          <table:table-cell table:formula="of:=[$'PC Stats'.J18]" office:value-type="float" office:value="73.0613" calcext:value-type="float">
            <text:p>73.0613</text:p>
          </table:table-cell>
          <table:table-cell table:formula="of:=[$'PC Stats'.L18]" office:value-type="float" office:value="73.0613" calcext:value-type="float">
            <text:p>73.0613</text:p>
          </table:table-cell>
          <table:table-cell table:formula="of:=[$'PC Stats'.M18]" office:value-type="float" office:value="73.0684" calcext:value-type="float">
            <text:p>73.0684</text:p>
          </table:table-cell>
          <table:table-cell table:formula="of:=[$'PC Stats'.N18]" office:value-type="float" office:value="0.00972855" calcext:value-type="float">
            <text:p>0.00972855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stats'.E19]" office:value-type="float" office:value="76.7516" calcext:value-type="float">
            <text:p>76.7516</text:p>
          </table:table-cell>
          <table:table-cell table:formula="of:=[$'ScSp stats'.F19]" office:value-type="float" office:value="32.4177" calcext:value-type="float">
            <text:p>32.4177</text:p>
          </table:table-cell>
          <table:table-cell table:formula="of:=[$'ScSp stats'.G19]" office:value-type="float" office:value="39.4298" calcext:value-type="float">
            <text:p>39.4298</text:p>
          </table:table-cell>
          <table:table-cell table:formula="of:=[$'ScSp stats'.I19]" office:value-type="float" office:value="7198.12" calcext:value-type="float">
            <text:p>7198.12</text:p>
          </table:table-cell>
          <table:table-cell table:formula="of:=[$'ScSp stats'.J19]" office:value-type="float" office:value="69.7394" calcext:value-type="float">
            <text:p>69.7394</text:p>
          </table:table-cell>
          <table:table-cell table:formula="of:=[$'ScSp stats'.L19]" office:value-type="float" office:value="69.7394" calcext:value-type="float">
            <text:p>69.7394</text:p>
          </table:table-cell>
          <table:table-cell table:formula="of:=[$'ScSp stats'.M19]" office:value-type="float" office:value="75.3194" calcext:value-type="float">
            <text:p>75.3194</text:p>
          </table:table-cell>
          <table:table-cell table:formula="of:=[$'ScSp stats'.N19]" office:value-type="float" office:value="7.40845" calcext:value-type="float">
            <text:p>7.40845</text:p>
          </table:table-cell>
          <table:table-cell table:formula="of:=[$'McSp stats'.E19]" office:value-type="float" office:value="76.7516" calcext:value-type="float">
            <text:p>76.7516</text:p>
          </table:table-cell>
          <table:table-cell table:formula="of:=[$'McSp stats'.F19]" office:value-type="float" office:value="32.4177" calcext:value-type="float">
            <text:p>32.4177</text:p>
          </table:table-cell>
          <table:table-cell table:formula="of:=[$'McSp stats'.G19]" office:value-type="float" office:value="36.9958" calcext:value-type="float">
            <text:p>36.9958</text:p>
          </table:table-cell>
          <table:table-cell table:formula="of:=[$'McSp stats'.I19]" office:value-type="float" office:value="7198.69" calcext:value-type="float">
            <text:p>7198.69</text:p>
          </table:table-cell>
          <table:table-cell table:formula="of:=[$'McSp stats'.J19]" office:value-type="float" office:value="72.1734" calcext:value-type="float">
            <text:p>72.1734</text:p>
          </table:table-cell>
          <table:table-cell table:formula="of:=[$'McSp stats'.L19]" office:value-type="float" office:value="72.1734" calcext:value-type="float">
            <text:p>72.1734</text:p>
          </table:table-cell>
          <table:table-cell table:formula="of:=[$'McSp stats'.M19]" office:value-type="float" office:value="76.6992" calcext:value-type="float">
            <text:p>76.6992</text:p>
          </table:table-cell>
          <table:table-cell table:formula="of:=[$'McSp stats'.N19]" office:value-type="float" office:value="5.90071" calcext:value-type="float">
            <text:p>5.90071</text:p>
          </table:table-cell>
          <table:table-cell table:formula="of:=[$'ScMp stats'.E19]" office:value-type="float" office:value="76.7516" calcext:value-type="float">
            <text:p>76.7516</text:p>
          </table:table-cell>
          <table:table-cell table:formula="of:=[$'ScMp stats'.F19]" office:value-type="float" office:value="32.4177" calcext:value-type="float">
            <text:p>32.4177</text:p>
          </table:table-cell>
          <table:table-cell table:formula="of:=[$'ScMp stats'.G19]" office:value-type="float" office:value="36.8998" calcext:value-type="float">
            <text:p>36.8998</text:p>
          </table:table-cell>
          <table:table-cell table:formula="of:=[$'ScMp stats'.I19]" office:value-type="float" office:value="7196.57" calcext:value-type="float">
            <text:p>7196.57</text:p>
          </table:table-cell>
          <table:table-cell table:formula="of:=[$'ScMp stats'.J19]" office:value-type="float" office:value="72.2695" calcext:value-type="float">
            <text:p>72.2695</text:p>
          </table:table-cell>
          <table:table-cell table:formula="of:=[$'ScMp stats'.L19]" office:value-type="float" office:value="72.2695" calcext:value-type="float">
            <text:p>72.2695</text:p>
          </table:table-cell>
          <table:table-cell table:formula="of:=[$'ScMp stats'.M19]" office:value-type="float" office:value="79.4439" calcext:value-type="float">
            <text:p>79.4439</text:p>
          </table:table-cell>
          <table:table-cell table:formula="of:=[$'ScMp stats'.N19]" office:value-type="float" office:value="9.03078" calcext:value-type="float">
            <text:p>9.03078</text:p>
          </table:table-cell>
          <table:table-cell table:formula="of:=[$'McMp stats'.E19]" office:value-type="float" office:value="76.7516" calcext:value-type="float">
            <text:p>76.7516</text:p>
          </table:table-cell>
          <table:table-cell table:formula="of:=[$'McMp stats'.F19]" office:value-type="float" office:value="32.4177" calcext:value-type="float">
            <text:p>32.4177</text:p>
          </table:table-cell>
          <table:table-cell table:formula="of:=[$'McMp stats'.G19]" office:value-type="float" office:value="37.0996" calcext:value-type="float">
            <text:p>37.0996</text:p>
          </table:table-cell>
          <table:table-cell table:formula="of:=[$'McMp stats'.I19]" office:value-type="float" office:value="7197.97" calcext:value-type="float">
            <text:p>7197.97</text:p>
          </table:table-cell>
          <table:table-cell table:formula="of:=[$'McMp stats'.J19]" office:value-type="float" office:value="72.0696" calcext:value-type="float">
            <text:p>72.0696</text:p>
          </table:table-cell>
          <table:table-cell table:formula="of:=[$'McMp stats'.L19]" office:value-type="float" office:value="72.0696" calcext:value-type="float">
            <text:p>72.0696</text:p>
          </table:table-cell>
          <table:table-cell table:formula="of:=[$'McMp stats'.M19]" office:value-type="float" office:value="80.0435" calcext:value-type="float">
            <text:p>80.0435</text:p>
          </table:table-cell>
          <table:table-cell table:formula="of:=[$'McMp stats'.N19]" office:value-type="float" office:value="9.96196" calcext:value-type="float">
            <text:p>9.96196</text:p>
          </table:table-cell>
          <table:table-cell table:formula="of:=[$'PC Stats'.E19]" office:value-type="float" office:value="76.7516" calcext:value-type="float">
            <text:p>76.7516</text:p>
          </table:table-cell>
          <table:table-cell table:formula="of:=[$'PC Stats'.F19]" office:value-type="float" office:value="0" calcext:value-type="float">
            <text:p>0</text:p>
          </table:table-cell>
          <table:table-cell table:formula="of:=[$'PC Stats'.G19]" office:value-type="float" office:value="26.3253" calcext:value-type="float">
            <text:p>26.3253</text:p>
          </table:table-cell>
          <table:table-cell table:formula="of:=[$'PC Stats'.I19]" office:value-type="float" office:value="225.78" calcext:value-type="float">
            <text:p>225.78</text:p>
          </table:table-cell>
          <table:table-cell table:formula="of:=[$'PC Stats'.J19]" office:value-type="float" office:value="50.4263" calcext:value-type="float">
            <text:p>50.4263</text:p>
          </table:table-cell>
          <table:table-cell table:formula="of:=[$'PC Stats'.L19]" office:value-type="float" office:value="50.4263" calcext:value-type="float">
            <text:p>50.4263</text:p>
          </table:table-cell>
          <table:table-cell table:formula="of:=[$'PC Stats'.M19]" office:value-type="float" office:value="50.4263" calcext:value-type="float">
            <text:p>50.4263</text:p>
          </table:table-cell>
          <table:table-cell table:formula="of:=[$'PC Stats'.N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stats'.E20]" office:value-type="float" office:value="88.03" calcext:value-type="float">
            <text:p>88.03</text:p>
          </table:table-cell>
          <table:table-cell table:formula="of:=[$'ScSp stats'.F20]" office:value-type="float" office:value="17.007" calcext:value-type="float">
            <text:p>17.007</text:p>
          </table:table-cell>
          <table:table-cell table:formula="of:=[$'ScSp stats'.G20]" office:value-type="float" office:value="25.9766" calcext:value-type="float">
            <text:p>25.9766</text:p>
          </table:table-cell>
          <table:table-cell table:formula="of:=[$'ScSp stats'.I20]" office:value-type="float" office:value="7197.17" calcext:value-type="float">
            <text:p>7197.17</text:p>
          </table:table-cell>
          <table:table-cell table:formula="of:=[$'ScSp stats'.J20]" office:value-type="float" office:value="79.0603" calcext:value-type="float">
            <text:p>79.0603</text:p>
          </table:table-cell>
          <table:table-cell table:formula="of:=[$'ScSp stats'.L20]" office:value-type="float" office:value="79.0603" calcext:value-type="float">
            <text:p>79.0603</text:p>
          </table:table-cell>
          <table:table-cell table:formula="of:=[$'ScSp stats'.M20]" office:value-type="float" office:value="86.8202" calcext:value-type="float">
            <text:p>86.8202</text:p>
          </table:table-cell>
          <table:table-cell table:formula="of:=[$'ScSp stats'.N20]" office:value-type="float" office:value="8.9379" calcext:value-type="float">
            <text:p>8.9379</text:p>
          </table:table-cell>
          <table:table-cell table:formula="of:=[$'McSp stats'.E20]" office:value-type="float" office:value="88.03" calcext:value-type="float">
            <text:p>88.03</text:p>
          </table:table-cell>
          <table:table-cell table:formula="of:=[$'McSp stats'.F20]" office:value-type="float" office:value="17.007" calcext:value-type="float">
            <text:p>17.007</text:p>
          </table:table-cell>
          <table:table-cell table:formula="of:=[$'McSp stats'.G20]" office:value-type="float" office:value="25.3303" calcext:value-type="float">
            <text:p>25.3303</text:p>
          </table:table-cell>
          <table:table-cell table:formula="of:=[$'McSp stats'.I20]" office:value-type="float" office:value="7197.5" calcext:value-type="float">
            <text:p>7197.5</text:p>
          </table:table-cell>
          <table:table-cell table:formula="of:=[$'McSp stats'.J20]" office:value-type="float" office:value="79.7067" calcext:value-type="float">
            <text:p>79.7067</text:p>
          </table:table-cell>
          <table:table-cell table:formula="of:=[$'McSp stats'.L20]" office:value-type="float" office:value="79.7067" calcext:value-type="float">
            <text:p>79.7067</text:p>
          </table:table-cell>
          <table:table-cell table:formula="of:=[$'McSp stats'.M20]" office:value-type="float" office:value="87.1648" calcext:value-type="float">
            <text:p>87.1648</text:p>
          </table:table-cell>
          <table:table-cell table:formula="of:=[$'McSp stats'.N20]" office:value-type="float" office:value="8.55632" calcext:value-type="float">
            <text:p>8.55632</text:p>
          </table:table-cell>
          <table:table-cell table:formula="of:=[$'ScMp stats'.E20]" office:value-type="float" office:value="88.03" calcext:value-type="float">
            <text:p>88.03</text:p>
          </table:table-cell>
          <table:table-cell table:formula="of:=[$'ScMp stats'.F20]" office:value-type="float" office:value="17.007" calcext:value-type="float">
            <text:p>17.007</text:p>
          </table:table-cell>
          <table:table-cell table:formula="of:=[$'ScMp stats'.G20]" office:value-type="float" office:value="24.4824" calcext:value-type="float">
            <text:p>24.4824</text:p>
          </table:table-cell>
          <table:table-cell table:formula="of:=[$'ScMp stats'.I20]" office:value-type="float" office:value="7198.8" calcext:value-type="float">
            <text:p>7198.8</text:p>
          </table:table-cell>
          <table:table-cell table:formula="of:=[$'ScMp stats'.J20]" office:value-type="float" office:value="80.5545" calcext:value-type="float">
            <text:p>80.5545</text:p>
          </table:table-cell>
          <table:table-cell table:formula="of:=[$'ScMp stats'.L20]" office:value-type="float" office:value="80.5545" calcext:value-type="float">
            <text:p>80.5545</text:p>
          </table:table-cell>
          <table:table-cell table:formula="of:=[$'ScMp stats'.M20]" office:value-type="float" office:value="87.8213" calcext:value-type="float">
            <text:p>87.8213</text:p>
          </table:table-cell>
          <table:table-cell table:formula="of:=[$'ScMp stats'.N20]" office:value-type="float" office:value="8.27453" calcext:value-type="float">
            <text:p>8.27453</text:p>
          </table:table-cell>
          <table:table-cell table:formula="of:=[$'McMp stats'.E20]" office:value-type="float" office:value="88.03" calcext:value-type="float">
            <text:p>88.03</text:p>
          </table:table-cell>
          <table:table-cell table:formula="of:=[$'McMp stats'.F20]" office:value-type="float" office:value="17.007" calcext:value-type="float">
            <text:p>17.007</text:p>
          </table:table-cell>
          <table:table-cell table:formula="of:=[$'McMp stats'.G20]" office:value-type="float" office:value="24.4134" calcext:value-type="float">
            <text:p>24.4134</text:p>
          </table:table-cell>
          <table:table-cell table:formula="of:=[$'McMp stats'.I20]" office:value-type="float" office:value="7196.56" calcext:value-type="float">
            <text:p>7196.56</text:p>
          </table:table-cell>
          <table:table-cell table:formula="of:=[$'McMp stats'.J20]" office:value-type="float" office:value="80.6235" calcext:value-type="float">
            <text:p>80.6235</text:p>
          </table:table-cell>
          <table:table-cell table:formula="of:=[$'McMp stats'.L20]" office:value-type="float" office:value="80.6235" calcext:value-type="float">
            <text:p>80.6235</text:p>
          </table:table-cell>
          <table:table-cell table:formula="of:=[$'McMp stats'.M20]" office:value-type="float" office:value="88.028" calcext:value-type="float">
            <text:p>88.028</text:p>
          </table:table-cell>
          <table:table-cell table:formula="of:=[$'McMp stats'.N20]" office:value-type="float" office:value="8.41153" calcext:value-type="float">
            <text:p>8.41153</text:p>
          </table:table-cell>
          <table:table-cell table:formula="of:=[$'PC Stats'.E20]" office:value-type="float" office:value="88.03" calcext:value-type="float">
            <text:p>88.03</text:p>
          </table:table-cell>
          <table:table-cell table:formula="of:=[$'PC Stats'.F20]" office:value-type="float" office:value="17.007" calcext:value-type="float">
            <text:p>17.007</text:p>
          </table:table-cell>
          <table:table-cell table:formula="of:=[$'PC Stats'.G20]" office:value-type="float" office:value="27.6407" calcext:value-type="float">
            <text:p>27.6407</text:p>
          </table:table-cell>
          <table:table-cell table:formula="of:=[$'PC Stats'.I20]" office:value-type="float" office:value="185.18" calcext:value-type="float">
            <text:p>185.18</text:p>
          </table:table-cell>
          <table:table-cell table:formula="of:=[$'PC Stats'.J20]" office:value-type="float" office:value="77.3962" calcext:value-type="float">
            <text:p>77.3962</text:p>
          </table:table-cell>
          <table:table-cell table:formula="of:=[$'PC Stats'.L20]" office:value-type="float" office:value="77.3962" calcext:value-type="float">
            <text:p>77.3962</text:p>
          </table:table-cell>
          <table:table-cell table:formula="of:=[$'PC Stats'.M20]" office:value-type="float" office:value="77.4025" calcext:value-type="float">
            <text:p>77.4025</text:p>
          </table:table-cell>
          <table:table-cell table:formula="of:=[$'PC Stats'.N20]" office:value-type="float" office:value="0.00808661" calcext:value-type="float">
            <text:p>0.00808661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stats'.E21]" office:value-type="float" office:value="68.6155" calcext:value-type="float">
            <text:p>68.6155</text:p>
          </table:table-cell>
          <table:table-cell table:formula="of:=[$'ScSp stats'.F21]" office:value-type="float" office:value="11.3332" calcext:value-type="float">
            <text:p>11.3332</text:p>
          </table:table-cell>
          <table:table-cell table:formula="of:=[$'ScSp stats'.G21]" office:value-type="float" office:value="24.8818" calcext:value-type="float">
            <text:p>24.8818</text:p>
          </table:table-cell>
          <table:table-cell table:formula="of:=[$'ScSp stats'.I21]" office:value-type="float" office:value="3561.97" calcext:value-type="float">
            <text:p>3561.97</text:p>
          </table:table-cell>
          <table:table-cell table:formula="of:=[$'ScSp stats'.J21]" office:value-type="float" office:value="55.0669" calcext:value-type="float">
            <text:p>55.0669</text:p>
          </table:table-cell>
          <table:table-cell table:formula="of:=[$'ScSp stats'.L21]" office:value-type="float" office:value="55.0669" calcext:value-type="float">
            <text:p>55.0669</text:p>
          </table:table-cell>
          <table:table-cell table:formula="of:=[$'ScSp stats'.M21]" office:value-type="float" office:value="55.0724" calcext:value-type="float">
            <text:p>55.0724</text:p>
          </table:table-cell>
          <table:table-cell table:formula="of:=[$'ScSp stats'.N21]" office:value-type="float" office:value="0.00998685" calcext:value-type="float">
            <text:p>0.00998685</text:p>
          </table:table-cell>
          <table:table-cell table:formula="of:=[$'McSp stats'.E21]" office:value-type="float" office:value="68.6155" calcext:value-type="float">
            <text:p>68.6155</text:p>
          </table:table-cell>
          <table:table-cell table:formula="of:=[$'McSp stats'.F21]" office:value-type="float" office:value="11.3332" calcext:value-type="float">
            <text:p>11.3332</text:p>
          </table:table-cell>
          <table:table-cell table:formula="of:=[$'McSp stats'.G21]" office:value-type="float" office:value="23.3147" calcext:value-type="float">
            <text:p>23.3147</text:p>
          </table:table-cell>
          <table:table-cell table:formula="of:=[$'McSp stats'.I21]" office:value-type="float" office:value="7197.15" calcext:value-type="float">
            <text:p>7197.15</text:p>
          </table:table-cell>
          <table:table-cell table:formula="of:=[$'McSp stats'.J21]" office:value-type="float" office:value="56.6341" calcext:value-type="float">
            <text:p>56.6341</text:p>
          </table:table-cell>
          <table:table-cell table:formula="of:=[$'McSp stats'.L21]" office:value-type="float" office:value="56.6341" calcext:value-type="float">
            <text:p>56.6341</text:p>
          </table:table-cell>
          <table:table-cell table:formula="of:=[$'McSp stats'.M21]" office:value-type="float" office:value="58.9491" calcext:value-type="float">
            <text:p>58.9491</text:p>
          </table:table-cell>
          <table:table-cell table:formula="of:=[$'McSp stats'.N21]" office:value-type="float" office:value="3.92712" calcext:value-type="float">
            <text:p>3.92712</text:p>
          </table:table-cell>
          <table:table-cell table:formula="of:=[$'ScMp stats'.E21]" office:value-type="float" office:value="68.6155" calcext:value-type="float">
            <text:p>68.6155</text:p>
          </table:table-cell>
          <table:table-cell table:formula="of:=[$'ScMp stats'.F21]" office:value-type="float" office:value="11.3332" calcext:value-type="float">
            <text:p>11.3332</text:p>
          </table:table-cell>
          <table:table-cell table:formula="of:=[$'ScMp stats'.G21]" office:value-type="float" office:value="22.4222" calcext:value-type="float">
            <text:p>22.4222</text:p>
          </table:table-cell>
          <table:table-cell table:formula="of:=[$'ScMp stats'.I21]" office:value-type="float" office:value="7194.55" calcext:value-type="float">
            <text:p>7194.55</text:p>
          </table:table-cell>
          <table:table-cell table:formula="of:=[$'ScMp stats'.J21]" office:value-type="float" office:value="57.5265" calcext:value-type="float">
            <text:p>57.5265</text:p>
          </table:table-cell>
          <table:table-cell table:formula="of:=[$'ScMp stats'.L21]" office:value-type="float" office:value="57.5265" calcext:value-type="float">
            <text:p>57.5265</text:p>
          </table:table-cell>
          <table:table-cell table:formula="of:=[$'ScMp stats'.M21]" office:value-type="float" office:value="60.1213" calcext:value-type="float">
            <text:p>60.1213</text:p>
          </table:table-cell>
          <table:table-cell table:formula="of:=[$'ScMp stats'.N21]" office:value-type="float" office:value="4.31594" calcext:value-type="float">
            <text:p>4.31594</text:p>
          </table:table-cell>
          <table:table-cell table:formula="of:=[$'McMp stats'.E21]" office:value-type="float" office:value="68.6155" calcext:value-type="float">
            <text:p>68.6155</text:p>
          </table:table-cell>
          <table:table-cell table:formula="of:=[$'McMp stats'.F21]" office:value-type="float" office:value="15.1373" calcext:value-type="float">
            <text:p>15.1373</text:p>
          </table:table-cell>
          <table:table-cell table:formula="of:=[$'McMp stats'.G21]" office:value-type="float" office:value="25.7549" calcext:value-type="float">
            <text:p>25.7549</text:p>
          </table:table-cell>
          <table:table-cell table:formula="of:=[$'McMp stats'.I21]" office:value-type="float" office:value="7196.53" calcext:value-type="float">
            <text:p>7196.53</text:p>
          </table:table-cell>
          <table:table-cell table:formula="of:=[$'McMp stats'.J21]" office:value-type="float" office:value="57.9979" calcext:value-type="float">
            <text:p>57.9979</text:p>
          </table:table-cell>
          <table:table-cell table:formula="of:=[$'McMp stats'.L21]" office:value-type="float" office:value="57.9979" calcext:value-type="float">
            <text:p>57.9979</text:p>
          </table:table-cell>
          <table:table-cell table:formula="of:=[$'McMp stats'.M21]" office:value-type="float" office:value="60.3025" calcext:value-type="float">
            <text:p>60.3025</text:p>
          </table:table-cell>
          <table:table-cell table:formula="of:=[$'McMp stats'.N21]" office:value-type="float" office:value="3.82173" calcext:value-type="float">
            <text:p>3.82173</text:p>
          </table:table-cell>
          <table:table-cell table:formula="of:=[$'PC Stats'.E21]" office:value-type="float" office:value="68.6155" calcext:value-type="float">
            <text:p>68.6155</text:p>
          </table:table-cell>
          <table:table-cell table:formula="of:=[$'PC Stats'.F21]" office:value-type="float" office:value="15.1373" calcext:value-type="float">
            <text:p>15.1373</text:p>
          </table:table-cell>
          <table:table-cell table:formula="of:=[$'PC Stats'.G21]" office:value-type="float" office:value="27.7907" calcext:value-type="float">
            <text:p>27.7907</text:p>
          </table:table-cell>
          <table:table-cell table:formula="of:=[$'PC Stats'.I21]" office:value-type="float" office:value="5.67" calcext:value-type="float">
            <text:p>5.67</text:p>
          </table:table-cell>
          <table:table-cell table:formula="of:=[$'PC Stats'.J21]" office:value-type="float" office:value="55.9622" calcext:value-type="float">
            <text:p>55.9622</text:p>
          </table:table-cell>
          <table:table-cell table:formula="of:=[$'PC Stats'.L21]" office:value-type="float" office:value="55.9622" calcext:value-type="float">
            <text:p>55.9622</text:p>
          </table:table-cell>
          <table:table-cell table:formula="of:=[$'PC Stats'.M21]" office:value-type="float" office:value="55.9622" calcext:value-type="float">
            <text:p>55.9622</text:p>
          </table:table-cell>
          <table:table-cell table:formula="of:=[$'PC Stats'.N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stats'.E22]" office:value-type="float" office:value="89.9977" calcext:value-type="float">
            <text:p>89.9977</text:p>
          </table:table-cell>
          <table:table-cell table:formula="of:=[$'ScSp stats'.F22]" office:value-type="float" office:value="34.6893" calcext:value-type="float">
            <text:p>34.6893</text:p>
          </table:table-cell>
          <table:table-cell table:formula="of:=[$'ScSp stats'.G22]" office:value-type="float" office:value="46.3332" calcext:value-type="float">
            <text:p>46.3332</text:p>
          </table:table-cell>
          <table:table-cell table:formula="of:=[$'ScSp stats'.I22]" office:value-type="float" office:value="7197.9" calcext:value-type="float">
            <text:p>7197.9</text:p>
          </table:table-cell>
          <table:table-cell table:formula="of:=[$'ScSp stats'.J22]" office:value-type="float" office:value="78.3538" calcext:value-type="float">
            <text:p>78.3538</text:p>
          </table:table-cell>
          <table:table-cell table:formula="of:=[$'ScSp stats'.L22]" office:value-type="float" office:value="78.3538" calcext:value-type="float">
            <text:p>78.3538</text:p>
          </table:table-cell>
          <table:table-cell table:formula="of:=[$'ScSp stats'.M22]" office:value-type="float" office:value="90.5291" calcext:value-type="float">
            <text:p>90.5291</text:p>
          </table:table-cell>
          <table:table-cell table:formula="of:=[$'ScSp stats'.N22]" office:value-type="float" office:value="13.449" calcext:value-type="float">
            <text:p>13.449</text:p>
          </table:table-cell>
          <table:table-cell table:formula="of:=[$'McSp stats'.E22]" office:value-type="float" office:value="89.9977" calcext:value-type="float">
            <text:p>89.9977</text:p>
          </table:table-cell>
          <table:table-cell table:formula="of:=[$'McSp stats'.F22]" office:value-type="float" office:value="37.7381" calcext:value-type="float">
            <text:p>37.7381</text:p>
          </table:table-cell>
          <table:table-cell table:formula="of:=[$'McSp stats'.G22]" office:value-type="float" office:value="48.3336" calcext:value-type="float">
            <text:p>48.3336</text:p>
          </table:table-cell>
          <table:table-cell table:formula="of:=[$'McSp stats'.I22]" office:value-type="float" office:value="7197.34" calcext:value-type="float">
            <text:p>7197.34</text:p>
          </table:table-cell>
          <table:table-cell table:formula="of:=[$'McSp stats'.J22]" office:value-type="float" office:value="79.4022" calcext:value-type="float">
            <text:p>79.4022</text:p>
          </table:table-cell>
          <table:table-cell table:formula="of:=[$'McSp stats'.L22]" office:value-type="float" office:value="79.4022" calcext:value-type="float">
            <text:p>79.4022</text:p>
          </table:table-cell>
          <table:table-cell table:formula="of:=[$'McSp stats'.M22]" office:value-type="float" office:value="90.8567" calcext:value-type="float">
            <text:p>90.8567</text:p>
          </table:table-cell>
          <table:table-cell table:formula="of:=[$'McSp stats'.N22]" office:value-type="float" office:value="12.6072" calcext:value-type="float">
            <text:p>12.6072</text:p>
          </table:table-cell>
          <table:table-cell table:formula="of:=[$'ScMp stats'.E22]" office:value-type="float" office:value="89.9977" calcext:value-type="float">
            <text:p>89.9977</text:p>
          </table:table-cell>
          <table:table-cell table:formula="of:=[$'ScMp stats'.F22]" office:value-type="float" office:value="37.7381" calcext:value-type="float">
            <text:p>37.7381</text:p>
          </table:table-cell>
          <table:table-cell table:formula="of:=[$'ScMp stats'.G22]" office:value-type="float" office:value="45.9321" calcext:value-type="float">
            <text:p>45.9321</text:p>
          </table:table-cell>
          <table:table-cell table:formula="of:=[$'ScMp stats'.I22]" office:value-type="float" office:value="7193.04" calcext:value-type="float">
            <text:p>7193.04</text:p>
          </table:table-cell>
          <table:table-cell table:formula="of:=[$'ScMp stats'.J22]" office:value-type="float" office:value="81.8037" calcext:value-type="float">
            <text:p>81.8037</text:p>
          </table:table-cell>
          <table:table-cell table:formula="of:=[$'ScMp stats'.L22]" office:value-type="float" office:value="81.8037" calcext:value-type="float">
            <text:p>81.8037</text:p>
          </table:table-cell>
          <table:table-cell table:formula="of:=[$'ScMp stats'.M22]" office:value-type="float" office:value="94.2424" calcext:value-type="float">
            <text:p>94.2424</text:p>
          </table:table-cell>
          <table:table-cell table:formula="of:=[$'ScMp stats'.N22]" office:value-type="float" office:value="13.1986" calcext:value-type="float">
            <text:p>13.1986</text:p>
          </table:table-cell>
          <table:table-cell table:formula="of:=[$'McMp stats'.E22]" office:value-type="float" office:value="89.9977" calcext:value-type="float">
            <text:p>89.9977</text:p>
          </table:table-cell>
          <table:table-cell table:formula="of:=[$'McMp stats'.F22]" office:value-type="float" office:value="37.7381" calcext:value-type="float">
            <text:p>37.7381</text:p>
          </table:table-cell>
          <table:table-cell table:formula="of:=[$'McMp stats'.G22]" office:value-type="float" office:value="44.0479" calcext:value-type="float">
            <text:p>44.0479</text:p>
          </table:table-cell>
          <table:table-cell table:formula="of:=[$'McMp stats'.I22]" office:value-type="float" office:value="7192.75" calcext:value-type="float">
            <text:p>7192.75</text:p>
          </table:table-cell>
          <table:table-cell table:formula="of:=[$'McMp stats'.J22]" office:value-type="float" office:value="83.6879" calcext:value-type="float">
            <text:p>83.6879</text:p>
          </table:table-cell>
          <table:table-cell table:formula="of:=[$'McMp stats'.L22]" office:value-type="float" office:value="83.6879" calcext:value-type="float">
            <text:p>83.6879</text:p>
          </table:table-cell>
          <table:table-cell table:formula="of:=[$'McMp stats'.M22]" office:value-type="float" office:value="94.1436" calcext:value-type="float">
            <text:p>94.1436</text:p>
          </table:table-cell>
          <table:table-cell table:formula="of:=[$'McMp stats'.N22]" office:value-type="float" office:value="11.1061" calcext:value-type="float">
            <text:p>11.1061</text:p>
          </table:table-cell>
          <table:table-cell table:formula="of:=[$'PC Stats'.E22]" office:value-type="float" office:value="89.9977" calcext:value-type="float">
            <text:p>89.9977</text:p>
          </table:table-cell>
          <table:table-cell table:formula="of:=[$'PC Stats'.F22]" office:value-type="float" office:value="0" calcext:value-type="float">
            <text:p>0</text:p>
          </table:table-cell>
          <table:table-cell table:formula="of:=[$'PC Stats'.G22]" office:value-type="float" office:value="37.491" calcext:value-type="float">
            <text:p>37.491</text:p>
          </table:table-cell>
          <table:table-cell table:formula="of:=[$'PC Stats'.I22]" office:value-type="float" office:value="7200.35" calcext:value-type="float">
            <text:p>7200.35</text:p>
          </table:table-cell>
          <table:table-cell table:formula="of:=[$'PC Stats'.J22]" office:value-type="float" office:value="52.5067" calcext:value-type="float">
            <text:p>52.5067</text:p>
          </table:table-cell>
          <table:table-cell table:formula="of:=[$'PC Stats'.L22]" office:value-type="float" office:value="52.5067" calcext:value-type="float">
            <text:p>52.5067</text:p>
          </table:table-cell>
          <table:table-cell table:formula="of:=[$'PC Stats'.M22]" office:value-type="float" office:value="75.6105" calcext:value-type="float">
            <text:p>75.6105</text:p>
          </table:table-cell>
          <table:table-cell table:formula="of:=[$'PC Stats'.N22]" office:value-type="float" office:value="30.5564" calcext:value-type="float">
            <text:p>30.5564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stats'.E23]" office:value-type="float" office:value="69.9994" calcext:value-type="float">
            <text:p>69.9994</text:p>
          </table:table-cell>
          <table:table-cell table:formula="of:=[$'ScSp stats'.F23]" office:value-type="float" office:value="45.5751" calcext:value-type="float">
            <text:p>45.5751</text:p>
          </table:table-cell>
          <table:table-cell table:formula="of:=[$'ScSp stats'.G23]" office:value-type="float" office:value="38.2108" calcext:value-type="float">
            <text:p>38.2108</text:p>
          </table:table-cell>
          <table:table-cell table:formula="of:=[$'ScSp stats'.I23]" office:value-type="float" office:value="7197.87" calcext:value-type="float">
            <text:p>7197.87</text:p>
          </table:table-cell>
          <table:table-cell table:formula="of:=[$'ScSp stats'.J23]" office:value-type="float" office:value="77.3636" calcext:value-type="float">
            <text:p>77.3636</text:p>
          </table:table-cell>
          <table:table-cell table:formula="of:=[$'ScSp stats'.L23]" office:value-type="float" office:value="77.3636" calcext:value-type="float">
            <text:p>77.3636</text:p>
          </table:table-cell>
          <table:table-cell table:formula="of:=[$'ScSp stats'.M23]" office:value-type="float" office:value="84.2007" calcext:value-type="float">
            <text:p>84.2007</text:p>
          </table:table-cell>
          <table:table-cell table:formula="of:=[$'ScSp stats'.N23]" office:value-type="float" office:value="8.12" calcext:value-type="float">
            <text:p>8.12</text:p>
          </table:table-cell>
          <table:table-cell table:formula="of:=[$'McSp stats'.E23]" office:value-type="float" office:value="69.9994" calcext:value-type="float">
            <text:p>69.9994</text:p>
          </table:table-cell>
          <table:table-cell table:formula="of:=[$'McSp stats'.F23]" office:value-type="float" office:value="45.5751" calcext:value-type="float">
            <text:p>45.5751</text:p>
          </table:table-cell>
          <table:table-cell table:formula="of:=[$'McSp stats'.G23]" office:value-type="float" office:value="37.5979" calcext:value-type="float">
            <text:p>37.5979</text:p>
          </table:table-cell>
          <table:table-cell table:formula="of:=[$'McSp stats'.I23]" office:value-type="float" office:value="7197.11" calcext:value-type="float">
            <text:p>7197.11</text:p>
          </table:table-cell>
          <table:table-cell table:formula="of:=[$'McSp stats'.J23]" office:value-type="float" office:value="77.9765" calcext:value-type="float">
            <text:p>77.9765</text:p>
          </table:table-cell>
          <table:table-cell table:formula="of:=[$'McSp stats'.L23]" office:value-type="float" office:value="77.9765" calcext:value-type="float">
            <text:p>77.9765</text:p>
          </table:table-cell>
          <table:table-cell table:formula="of:=[$'McSp stats'.M23]" office:value-type="float" office:value="84.1164" calcext:value-type="float">
            <text:p>84.1164</text:p>
          </table:table-cell>
          <table:table-cell table:formula="of:=[$'McSp stats'.N23]" office:value-type="float" office:value="7.29929" calcext:value-type="float">
            <text:p>7.29929</text:p>
          </table:table-cell>
          <table:table-cell table:formula="of:=[$'ScMp stats'.E23]" office:value-type="float" office:value="69.9994" calcext:value-type="float">
            <text:p>69.9994</text:p>
          </table:table-cell>
          <table:table-cell table:formula="of:=[$'ScMp stats'.F23]" office:value-type="float" office:value="45.5751" calcext:value-type="float">
            <text:p>45.5751</text:p>
          </table:table-cell>
          <table:table-cell table:formula="of:=[$'ScMp stats'.G23]" office:value-type="float" office:value="34.0377" calcext:value-type="float">
            <text:p>34.0377</text:p>
          </table:table-cell>
          <table:table-cell table:formula="of:=[$'ScMp stats'.I23]" office:value-type="float" office:value="7195.51" calcext:value-type="float">
            <text:p>7195.51</text:p>
          </table:table-cell>
          <table:table-cell table:formula="of:=[$'ScMp stats'.J23]" office:value-type="float" office:value="81.5367" calcext:value-type="float">
            <text:p>81.5367</text:p>
          </table:table-cell>
          <table:table-cell table:formula="of:=[$'ScMp stats'.L23]" office:value-type="float" office:value="81.5367" calcext:value-type="float">
            <text:p>81.5367</text:p>
          </table:table-cell>
          <table:table-cell table:formula="of:=[$'ScMp stats'.M23]" office:value-type="float" office:value="88.2834" calcext:value-type="float">
            <text:p>88.2834</text:p>
          </table:table-cell>
          <table:table-cell table:formula="of:=[$'ScMp stats'.N23]" office:value-type="float" office:value="7.64209" calcext:value-type="float">
            <text:p>7.64209</text:p>
          </table:table-cell>
          <table:table-cell table:formula="of:=[$'McMp stats'.E23]" office:value-type="float" office:value="69.9994" calcext:value-type="float">
            <text:p>69.9994</text:p>
          </table:table-cell>
          <table:table-cell table:formula="of:=[$'McMp stats'.F23]" office:value-type="float" office:value="45.5751" calcext:value-type="float">
            <text:p>45.5751</text:p>
          </table:table-cell>
          <table:table-cell table:formula="of:=[$'McMp stats'.G23]" office:value-type="float" office:value="32.8276" calcext:value-type="float">
            <text:p>32.8276</text:p>
          </table:table-cell>
          <table:table-cell table:formula="of:=[$'McMp stats'.I23]" office:value-type="float" office:value="7195.47" calcext:value-type="float">
            <text:p>7195.47</text:p>
          </table:table-cell>
          <table:table-cell table:formula="of:=[$'McMp stats'.J23]" office:value-type="float" office:value="82.7468" calcext:value-type="float">
            <text:p>82.7468</text:p>
          </table:table-cell>
          <table:table-cell table:formula="of:=[$'McMp stats'.L23]" office:value-type="float" office:value="82.7468" calcext:value-type="float">
            <text:p>82.7468</text:p>
          </table:table-cell>
          <table:table-cell table:formula="of:=[$'McMp stats'.M23]" office:value-type="float" office:value="88.0468" calcext:value-type="float">
            <text:p>88.0468</text:p>
          </table:table-cell>
          <table:table-cell table:formula="of:=[$'McMp stats'.N23]" office:value-type="float" office:value="6.01953" calcext:value-type="float">
            <text:p>6.01953</text:p>
          </table:table-cell>
          <table:table-cell table:formula="of:=[$'PC Stats'.E23]" office:value-type="float" office:value="69.9994" calcext:value-type="float">
            <text:p>69.9994</text:p>
          </table:table-cell>
          <table:table-cell table:formula="of:=[$'PC Stats'.F23]" office:value-type="float" office:value="45.5751" calcext:value-type="float">
            <text:p>45.5751</text:p>
          </table:table-cell>
          <table:table-cell table:formula="of:=[$'PC Stats'.G23]" office:value-type="float" office:value="39.602" calcext:value-type="float">
            <text:p>39.602</text:p>
          </table:table-cell>
          <table:table-cell table:formula="of:=[$'PC Stats'.I23]" office:value-type="float" office:value="1136.38" calcext:value-type="float">
            <text:p>1136.38</text:p>
          </table:table-cell>
          <table:table-cell table:formula="of:=[$'PC Stats'.J23]" office:value-type="float" office:value="75.9724" calcext:value-type="float">
            <text:p>75.9724</text:p>
          </table:table-cell>
          <table:table-cell table:formula="of:=[$'PC Stats'.L23]" office:value-type="float" office:value="75.9724" calcext:value-type="float">
            <text:p>75.9724</text:p>
          </table:table-cell>
          <table:table-cell table:formula="of:=[$'PC Stats'.M23]" office:value-type="float" office:value="75.98" calcext:value-type="float">
            <text:p>75.98</text:p>
          </table:table-cell>
          <table:table-cell table:formula="of:=[$'PC Stats'.N23]" office:value-type="float" office:value="0.00999334" calcext:value-type="float">
            <text:p>0.00999334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stats'.E24]" office:value-type="float" office:value="79.8797" calcext:value-type="float">
            <text:p>79.8797</text:p>
          </table:table-cell>
          <table:table-cell table:formula="of:=[$'ScSp stats'.F24]" office:value-type="float" office:value="35.8729" calcext:value-type="float">
            <text:p>35.8729</text:p>
          </table:table-cell>
          <table:table-cell table:formula="of:=[$'ScSp stats'.G24]" office:value-type="float" office:value="59.2701" calcext:value-type="float">
            <text:p>59.2701</text:p>
          </table:table-cell>
          <table:table-cell table:formula="of:=[$'ScSp stats'.I24]" office:value-type="float" office:value="7197.8" calcext:value-type="float">
            <text:p>7197.8</text:p>
          </table:table-cell>
          <table:table-cell table:formula="of:=[$'ScSp stats'.J24]" office:value-type="float" office:value="56.4825" calcext:value-type="float">
            <text:p>56.4825</text:p>
          </table:table-cell>
          <table:table-cell table:formula="of:=[$'ScSp stats'.L24]" office:value-type="float" office:value="56.4825" calcext:value-type="float">
            <text:p>56.4825</text:p>
          </table:table-cell>
          <table:table-cell table:formula="of:=[$'ScSp stats'.M24]" office:value-type="float" office:value="71.6018" calcext:value-type="float">
            <text:p>71.6018</text:p>
          </table:table-cell>
          <table:table-cell table:formula="of:=[$'ScSp stats'.N24]" office:value-type="float" office:value="21.1158" calcext:value-type="float">
            <text:p>21.1158</text:p>
          </table:table-cell>
          <table:table-cell table:formula="of:=[$'McSp stats'.E24]" office:value-type="float" office:value="79.8797" calcext:value-type="float">
            <text:p>79.8797</text:p>
          </table:table-cell>
          <table:table-cell table:formula="of:=[$'McSp stats'.F24]" office:value-type="float" office:value="35.8729" calcext:value-type="float">
            <text:p>35.8729</text:p>
          </table:table-cell>
          <table:table-cell table:formula="of:=[$'McSp stats'.G24]" office:value-type="float" office:value="59.9266" calcext:value-type="float">
            <text:p>59.9266</text:p>
          </table:table-cell>
          <table:table-cell table:formula="of:=[$'McSp stats'.I24]" office:value-type="float" office:value="7196.73" calcext:value-type="float">
            <text:p>7196.73</text:p>
          </table:table-cell>
          <table:table-cell table:formula="of:=[$'McSp stats'.J24]" office:value-type="float" office:value="55.826" calcext:value-type="float">
            <text:p>55.826</text:p>
          </table:table-cell>
          <table:table-cell table:formula="of:=[$'McSp stats'.L24]" office:value-type="float" office:value="55.826" calcext:value-type="float">
            <text:p>55.826</text:p>
          </table:table-cell>
          <table:table-cell table:formula="of:=[$'McSp stats'.M24]" office:value-type="float" office:value="71.3361" calcext:value-type="float">
            <text:p>71.3361</text:p>
          </table:table-cell>
          <table:table-cell table:formula="of:=[$'McSp stats'.N24]" office:value-type="float" office:value="21.7423" calcext:value-type="float">
            <text:p>21.7423</text:p>
          </table:table-cell>
          <table:table-cell table:formula="of:=[$'ScMp stats'.E24]" office:value-type="float" office:value="79.8797" calcext:value-type="float">
            <text:p>79.8797</text:p>
          </table:table-cell>
          <table:table-cell table:formula="of:=[$'ScMp stats'.F24]" office:value-type="float" office:value="38.6591" calcext:value-type="float">
            <text:p>38.6591</text:p>
          </table:table-cell>
          <table:table-cell table:formula="of:=[$'ScMp stats'.G24]" office:value-type="float" office:value="57.3261" calcext:value-type="float">
            <text:p>57.3261</text:p>
          </table:table-cell>
          <table:table-cell table:formula="of:=[$'ScMp stats'.I24]" office:value-type="float" office:value="7193.17" calcext:value-type="float">
            <text:p>7193.17</text:p>
          </table:table-cell>
          <table:table-cell table:formula="of:=[$'ScMp stats'.J24]" office:value-type="float" office:value="61.2127" calcext:value-type="float">
            <text:p>61.2127</text:p>
          </table:table-cell>
          <table:table-cell table:formula="of:=[$'ScMp stats'.L24]" office:value-type="float" office:value="61.2127" calcext:value-type="float">
            <text:p>61.2127</text:p>
          </table:table-cell>
          <table:table-cell table:formula="of:=[$'ScMp stats'.M24]" office:value-type="float" office:value="75.8951" calcext:value-type="float">
            <text:p>75.8951</text:p>
          </table:table-cell>
          <table:table-cell table:formula="of:=[$'ScMp stats'.N24]" office:value-type="float" office:value="19.3456" calcext:value-type="float">
            <text:p>19.3456</text:p>
          </table:table-cell>
          <table:table-cell table:formula="of:=[$'McMp stats'.E24]" office:value-type="float" office:value="79.8797" calcext:value-type="float">
            <text:p>79.8797</text:p>
          </table:table-cell>
          <table:table-cell table:formula="of:=[$'McMp stats'.F24]" office:value-type="float" office:value="38.6591" calcext:value-type="float">
            <text:p>38.6591</text:p>
          </table:table-cell>
          <table:table-cell table:formula="of:=[$'McMp stats'.G24]" office:value-type="float" office:value="55.0208" calcext:value-type="float">
            <text:p>55.0208</text:p>
          </table:table-cell>
          <table:table-cell table:formula="of:=[$'McMp stats'.I24]" office:value-type="float" office:value="7191.41" calcext:value-type="float">
            <text:p>7191.41</text:p>
          </table:table-cell>
          <table:table-cell table:formula="of:=[$'McMp stats'.J24]" office:value-type="float" office:value="63.518" calcext:value-type="float">
            <text:p>63.518</text:p>
          </table:table-cell>
          <table:table-cell table:formula="of:=[$'McMp stats'.L24]" office:value-type="float" office:value="63.518" calcext:value-type="float">
            <text:p>63.518</text:p>
          </table:table-cell>
          <table:table-cell table:formula="of:=[$'McMp stats'.M24]" office:value-type="float" office:value="76.0462" calcext:value-type="float">
            <text:p>76.0462</text:p>
          </table:table-cell>
          <table:table-cell table:formula="of:=[$'McMp stats'.N24]" office:value-type="float" office:value="16.4745" calcext:value-type="float">
            <text:p>16.4745</text:p>
          </table:table-cell>
          <table:table-cell table:formula="of:=[$'PC Stats'.E24]" office:value-type="float" office:value="79.8797" calcext:value-type="float">
            <text:p>79.8797</text:p>
          </table:table-cell>
          <table:table-cell table:formula="of:=[$'PC Stats'.F24]" office:value-type="float" office:value="0" calcext:value-type="float">
            <text:p>0</text:p>
          </table:table-cell>
          <table:table-cell table:formula="of:=[$'PC Stats'.G24]" office:value-type="float" office:value="47.9801" calcext:value-type="float">
            <text:p>47.9801</text:p>
          </table:table-cell>
          <table:table-cell table:formula="of:=[$'PC Stats'.I24]" office:value-type="float" office:value="7200.42" calcext:value-type="float">
            <text:p>7200.42</text:p>
          </table:table-cell>
          <table:table-cell table:formula="of:=[$'PC Stats'.J24]" office:value-type="float" office:value="31.8997" calcext:value-type="float">
            <text:p>31.8997</text:p>
          </table:table-cell>
          <table:table-cell table:formula="of:=[$'PC Stats'.L24]" office:value-type="float" office:value="31.8997" calcext:value-type="float">
            <text:p>31.8997</text:p>
          </table:table-cell>
          <table:table-cell table:formula="of:=[$'PC Stats'.M24]" office:value-type="float" office:value="52.4972" calcext:value-type="float">
            <text:p>52.4972</text:p>
          </table:table-cell>
          <table:table-cell table:formula="of:=[$'PC Stats'.N24]" office:value-type="float" office:value="39.2355" calcext:value-type="float">
            <text:p>39.2355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stats'.E25]" office:value-type="float" office:value="84.3664" calcext:value-type="float">
            <text:p>84.3664</text:p>
          </table:table-cell>
          <table:table-cell table:formula="of:=[$'ScSp stats'.F25]" office:value-type="float" office:value="42.7539" calcext:value-type="float">
            <text:p>42.7539</text:p>
          </table:table-cell>
          <table:table-cell table:formula="of:=[$'ScSp stats'.G25]" office:value-type="float" office:value="42.7841" calcext:value-type="float">
            <text:p>42.7841</text:p>
          </table:table-cell>
          <table:table-cell table:formula="of:=[$'ScSp stats'.I25]" office:value-type="float" office:value="7195.92" calcext:value-type="float">
            <text:p>7195.92</text:p>
          </table:table-cell>
          <table:table-cell table:formula="of:=[$'ScSp stats'.J25]" office:value-type="float" office:value="84.3362" calcext:value-type="float">
            <text:p>84.3362</text:p>
          </table:table-cell>
          <table:table-cell table:formula="of:=[$'ScSp stats'.L25]" office:value-type="float" office:value="84.3362" calcext:value-type="float">
            <text:p>84.3362</text:p>
          </table:table-cell>
          <table:table-cell table:formula="of:=[$'ScSp stats'.M25]" office:value-type="float" office:value="98.3208" calcext:value-type="float">
            <text:p>98.3208</text:p>
          </table:table-cell>
          <table:table-cell table:formula="of:=[$'ScSp stats'.N25]" office:value-type="float" office:value="14.2234" calcext:value-type="float">
            <text:p>14.2234</text:p>
          </table:table-cell>
          <table:table-cell table:formula="of:=[$'McSp stats'.E25]" office:value-type="float" office:value="84.3664" calcext:value-type="float">
            <text:p>84.3664</text:p>
          </table:table-cell>
          <table:table-cell table:formula="of:=[$'McSp stats'.F25]" office:value-type="float" office:value="42.7539" calcext:value-type="float">
            <text:p>42.7539</text:p>
          </table:table-cell>
          <table:table-cell table:formula="of:=[$'McSp stats'.G25]" office:value-type="float" office:value="43.0977" calcext:value-type="float">
            <text:p>43.0977</text:p>
          </table:table-cell>
          <table:table-cell table:formula="of:=[$'McSp stats'.I25]" office:value-type="float" office:value="7195.8" calcext:value-type="float">
            <text:p>7195.8</text:p>
          </table:table-cell>
          <table:table-cell table:formula="of:=[$'McSp stats'.J25]" office:value-type="float" office:value="84.0225" calcext:value-type="float">
            <text:p>84.0225</text:p>
          </table:table-cell>
          <table:table-cell table:formula="of:=[$'McSp stats'.L25]" office:value-type="float" office:value="84.0225" calcext:value-type="float">
            <text:p>84.0225</text:p>
          </table:table-cell>
          <table:table-cell table:formula="of:=[$'McSp stats'.M25]" office:value-type="float" office:value="99.4344" calcext:value-type="float">
            <text:p>99.4344</text:p>
          </table:table-cell>
          <table:table-cell table:formula="of:=[$'McSp stats'.N25]" office:value-type="float" office:value="15.4996" calcext:value-type="float">
            <text:p>15.4996</text:p>
          </table:table-cell>
          <table:table-cell table:formula="of:=[$'ScMp stats'.E25]" office:value-type="float" office:value="84.3664" calcext:value-type="float">
            <text:p>84.3664</text:p>
          </table:table-cell>
          <table:table-cell table:formula="of:=[$'ScMp stats'.F25]" office:value-type="float" office:value="45.5225" calcext:value-type="float">
            <text:p>45.5225</text:p>
          </table:table-cell>
          <table:table-cell table:formula="of:=[$'ScMp stats'.G25]" office:value-type="float" office:value="39.6416" calcext:value-type="float">
            <text:p>39.6416</text:p>
          </table:table-cell>
          <table:table-cell table:formula="of:=[$'ScMp stats'.I25]" office:value-type="float" office:value="7193.89" calcext:value-type="float">
            <text:p>7193.89</text:p>
          </table:table-cell>
          <table:table-cell table:formula="of:=[$'ScMp stats'.J25]" office:value-type="float" office:value="90.2474" calcext:value-type="float">
            <text:p>90.2474</text:p>
          </table:table-cell>
          <table:table-cell table:formula="of:=[$'ScMp stats'.L25]" office:value-type="float" office:value="90.2474" calcext:value-type="float">
            <text:p>90.2474</text:p>
          </table:table-cell>
          <table:table-cell table:formula="of:=[$'ScMp stats'.M25]" office:value-type="float" office:value="107.264" calcext:value-type="float">
            <text:p>107.264</text:p>
          </table:table-cell>
          <table:table-cell table:formula="of:=[$'ScMp stats'.N25]" office:value-type="float" office:value="15.8642" calcext:value-type="float">
            <text:p>15.8642</text:p>
          </table:table-cell>
          <table:table-cell table:formula="of:=[$'McMp stats'.E25]" office:value-type="float" office:value="84.3664" calcext:value-type="float">
            <text:p>84.3664</text:p>
          </table:table-cell>
          <table:table-cell table:formula="of:=[$'McMp stats'.F25]" office:value-type="float" office:value="48.281" calcext:value-type="float">
            <text:p>48.281</text:p>
          </table:table-cell>
          <table:table-cell table:formula="of:=[$'McMp stats'.G25]" office:value-type="float" office:value="39.6311" calcext:value-type="float">
            <text:p>39.6311</text:p>
          </table:table-cell>
          <table:table-cell table:formula="of:=[$'McMp stats'.I25]" office:value-type="float" office:value="7191.64" calcext:value-type="float">
            <text:p>7191.64</text:p>
          </table:table-cell>
          <table:table-cell table:formula="of:=[$'McMp stats'.J25]" office:value-type="float" office:value="93.0163" calcext:value-type="float">
            <text:p>93.0163</text:p>
          </table:table-cell>
          <table:table-cell table:formula="of:=[$'McMp stats'.L25]" office:value-type="float" office:value="93.0163" calcext:value-type="float">
            <text:p>93.0163</text:p>
          </table:table-cell>
          <table:table-cell table:formula="of:=[$'McMp stats'.M25]" office:value-type="float" office:value="111.869" calcext:value-type="float">
            <text:p>111.869</text:p>
          </table:table-cell>
          <table:table-cell table:formula="of:=[$'McMp stats'.N25]" office:value-type="float" office:value="16.8525" calcext:value-type="float">
            <text:p>16.8525</text:p>
          </table:table-cell>
          <table:table-cell table:formula="of:=[$'PC Stats'.E25]" office:value-type="float" office:value="84.3664" calcext:value-type="float">
            <text:p>84.3664</text:p>
          </table:table-cell>
          <table:table-cell table:formula="of:=[$'PC Stats'.F25]" office:value-type="float" office:value="0" calcext:value-type="float">
            <text:p>0</text:p>
          </table:table-cell>
          <table:table-cell table:formula="of:=[$'PC Stats'.G25]" office:value-type="float" office:value="31.1566" calcext:value-type="float">
            <text:p>31.1566</text:p>
          </table:table-cell>
          <table:table-cell table:formula="of:=[$'PC Stats'.I25]" office:value-type="float" office:value="7195.42" calcext:value-type="float">
            <text:p>7195.42</text:p>
          </table:table-cell>
          <table:table-cell table:formula="of:=[$'PC Stats'.J25]" office:value-type="float" office:value="53.2098" calcext:value-type="float">
            <text:p>53.2098</text:p>
          </table:table-cell>
          <table:table-cell table:formula="of:=[$'PC Stats'.L25]" office:value-type="float" office:value="53.2098" calcext:value-type="float">
            <text:p>53.2098</text:p>
          </table:table-cell>
          <table:table-cell table:formula="of:=[$'PC Stats'.M25]" office:value-type="float" office:value="77.9389" calcext:value-type="float">
            <text:p>77.9389</text:p>
          </table:table-cell>
          <table:table-cell table:formula="of:=[$'PC Stats'.N25]" office:value-type="float" office:value="31.7288" calcext:value-type="float">
            <text:p>31.7288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stats'.E26]" office:value-type="float" office:value="66.3017" calcext:value-type="float">
            <text:p>66.3017</text:p>
          </table:table-cell>
          <table:table-cell table:formula="of:=[$'ScSp stats'.F26]" office:value-type="float" office:value="70.3303" calcext:value-type="float">
            <text:p>70.3303</text:p>
          </table:table-cell>
          <table:table-cell table:formula="of:=[$'ScSp stats'.G26]" office:value-type="float" office:value="53.4628" calcext:value-type="float">
            <text:p>53.4628</text:p>
          </table:table-cell>
          <table:table-cell table:formula="of:=[$'ScSp stats'.I26]" office:value-type="float" office:value="7197.62" calcext:value-type="float">
            <text:p>7197.62</text:p>
          </table:table-cell>
          <table:table-cell table:formula="of:=[$'ScSp stats'.J26]" office:value-type="float" office:value="83.1693" calcext:value-type="float">
            <text:p>83.1693</text:p>
          </table:table-cell>
          <table:table-cell table:formula="of:=[$'ScSp stats'.L26]" office:value-type="float" office:value="83.1693" calcext:value-type="float">
            <text:p>83.1693</text:p>
          </table:table-cell>
          <table:table-cell table:formula="of:=[$'ScSp stats'.M26]" office:value-type="float" office:value="85.6591" calcext:value-type="float">
            <text:p>85.6591</text:p>
          </table:table-cell>
          <table:table-cell table:formula="of:=[$'ScSp stats'.N26]" office:value-type="float" office:value="2.90664" calcext:value-type="float">
            <text:p>2.90664</text:p>
          </table:table-cell>
          <table:table-cell table:formula="of:=[$'McSp stats'.E26]" office:value-type="float" office:value="66.3017" calcext:value-type="float">
            <text:p>66.3017</text:p>
          </table:table-cell>
          <table:table-cell table:formula="of:=[$'McSp stats'.F26]" office:value-type="float" office:value="70.3303" calcext:value-type="float">
            <text:p>70.3303</text:p>
          </table:table-cell>
          <table:table-cell table:formula="of:=[$'McSp stats'.G26]" office:value-type="float" office:value="52.6461" calcext:value-type="float">
            <text:p>52.6461</text:p>
          </table:table-cell>
          <table:table-cell table:formula="of:=[$'McSp stats'.I26]" office:value-type="float" office:value="7196.68" calcext:value-type="float">
            <text:p>7196.68</text:p>
          </table:table-cell>
          <table:table-cell table:formula="of:=[$'McSp stats'.J26]" office:value-type="float" office:value="83.9859" calcext:value-type="float">
            <text:p>83.9859</text:p>
          </table:table-cell>
          <table:table-cell table:formula="of:=[$'McSp stats'.L26]" office:value-type="float" office:value="83.9859" calcext:value-type="float">
            <text:p>83.9859</text:p>
          </table:table-cell>
          <table:table-cell table:formula="of:=[$'McSp stats'.M26]" office:value-type="float" office:value="85.6592" calcext:value-type="float">
            <text:p>85.6592</text:p>
          </table:table-cell>
          <table:table-cell table:formula="of:=[$'McSp stats'.N26]" office:value-type="float" office:value="1.95344" calcext:value-type="float">
            <text:p>1.95344</text:p>
          </table:table-cell>
          <table:table-cell table:formula="of:=[$'ScMp stats'.E26]" office:value-type="float" office:value="66.3017" calcext:value-type="float">
            <text:p>66.3017</text:p>
          </table:table-cell>
          <table:table-cell table:formula="of:=[$'ScMp stats'.F26]" office:value-type="float" office:value="73.0888" calcext:value-type="float">
            <text:p>73.0888</text:p>
          </table:table-cell>
          <table:table-cell table:formula="of:=[$'ScMp stats'.G26]" office:value-type="float" office:value="48.7207" calcext:value-type="float">
            <text:p>48.7207</text:p>
          </table:table-cell>
          <table:table-cell table:formula="of:=[$'ScMp stats'.I26]" office:value-type="float" office:value="7193.61" calcext:value-type="float">
            <text:p>7193.61</text:p>
          </table:table-cell>
          <table:table-cell table:formula="of:=[$'ScMp stats'.J26]" office:value-type="float" office:value="90.6698" calcext:value-type="float">
            <text:p>90.6698</text:p>
          </table:table-cell>
          <table:table-cell table:formula="of:=[$'ScMp stats'.L26]" office:value-type="float" office:value="90.6698" calcext:value-type="float">
            <text:p>90.6698</text:p>
          </table:table-cell>
          <table:table-cell table:formula="of:=[$'ScMp stats'.M26]" office:value-type="float" office:value="97.5724" calcext:value-type="float">
            <text:p>97.5724</text:p>
          </table:table-cell>
          <table:table-cell table:formula="of:=[$'ScMp stats'.N26]" office:value-type="float" office:value="7.07434" calcext:value-type="float">
            <text:p>7.07434</text:p>
          </table:table-cell>
          <table:table-cell table:formula="of:=[$'McMp stats'.E26]" office:value-type="float" office:value="66.3017" calcext:value-type="float">
            <text:p>66.3017</text:p>
          </table:table-cell>
          <table:table-cell table:formula="of:=[$'McMp stats'.F26]" office:value-type="float" office:value="70.3303" calcext:value-type="float">
            <text:p>70.3303</text:p>
          </table:table-cell>
          <table:table-cell table:formula="of:=[$'McMp stats'.G26]" office:value-type="float" office:value="41.6618" calcext:value-type="float">
            <text:p>41.6618</text:p>
          </table:table-cell>
          <table:table-cell table:formula="of:=[$'McMp stats'.I26]" office:value-type="float" office:value="7194.86" calcext:value-type="float">
            <text:p>7194.86</text:p>
          </table:table-cell>
          <table:table-cell table:formula="of:=[$'McMp stats'.J26]" office:value-type="float" office:value="94.9703" calcext:value-type="float">
            <text:p>94.9703</text:p>
          </table:table-cell>
          <table:table-cell table:formula="of:=[$'McMp stats'.L26]" office:value-type="float" office:value="94.9703" calcext:value-type="float">
            <text:p>94.9703</text:p>
          </table:table-cell>
          <table:table-cell table:formula="of:=[$'McMp stats'.M26]" office:value-type="float" office:value="97.4927" calcext:value-type="float">
            <text:p>97.4927</text:p>
          </table:table-cell>
          <table:table-cell table:formula="of:=[$'McMp stats'.N26]" office:value-type="float" office:value="2.58727" calcext:value-type="float">
            <text:p>2.58727</text:p>
          </table:table-cell>
          <table:table-cell table:formula="of:=[$'PC Stats'.E26]" office:value-type="float" office:value="66.3017" calcext:value-type="float">
            <text:p>66.3017</text:p>
          </table:table-cell>
          <table:table-cell table:formula="of:=[$'PC Stats'.F26]" office:value-type="float" office:value="0" calcext:value-type="float">
            <text:p>0</text:p>
          </table:table-cell>
          <table:table-cell table:formula="of:=[$'PC Stats'.G26]" office:value-type="float" office:value="13.0235" calcext:value-type="float">
            <text:p>13.0235</text:p>
          </table:table-cell>
          <table:table-cell table:formula="of:=[$'PC Stats'.I26]" office:value-type="float" office:value="7197.49" calcext:value-type="float">
            <text:p>7197.49</text:p>
          </table:table-cell>
          <table:table-cell table:formula="of:=[$'PC Stats'.J26]" office:value-type="float" office:value="53.2782" calcext:value-type="float">
            <text:p>53.2782</text:p>
          </table:table-cell>
          <table:table-cell table:formula="of:=[$'PC Stats'.L26]" office:value-type="float" office:value="53.2782" calcext:value-type="float">
            <text:p>53.2782</text:p>
          </table:table-cell>
          <table:table-cell table:formula="of:=[$'PC Stats'.M26]" office:value-type="float" office:value="90.8179" calcext:value-type="float">
            <text:p>90.8179</text:p>
          </table:table-cell>
          <table:table-cell table:formula="of:=[$'PC Stats'.N26]" office:value-type="float" office:value="41.3351" calcext:value-type="float">
            <text:p>41.3351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stats'.E27]" office:value-type="float" office:value="73.1685" calcext:value-type="float">
            <text:p>73.1685</text:p>
          </table:table-cell>
          <table:table-cell table:formula="of:=[$'ScSp stats'.F27]" office:value-type="float" office:value="42.394" calcext:value-type="float">
            <text:p>42.394</text:p>
          </table:table-cell>
          <table:table-cell table:formula="of:=[$'ScSp stats'.G27]" office:value-type="float" office:value="39.2135" calcext:value-type="float">
            <text:p>39.2135</text:p>
          </table:table-cell>
          <table:table-cell table:formula="of:=[$'ScSp stats'.I27]" office:value-type="float" office:value="7196.12" calcext:value-type="float">
            <text:p>7196.12</text:p>
          </table:table-cell>
          <table:table-cell table:formula="of:=[$'ScSp stats'.J27]" office:value-type="float" office:value="76.3489" calcext:value-type="float">
            <text:p>76.3489</text:p>
          </table:table-cell>
          <table:table-cell table:formula="of:=[$'ScSp stats'.L27]" office:value-type="float" office:value="76.3489" calcext:value-type="float">
            <text:p>76.3489</text:p>
          </table:table-cell>
          <table:table-cell table:formula="of:=[$'ScSp stats'.M27]" office:value-type="float" office:value="85.7024" calcext:value-type="float">
            <text:p>85.7024</text:p>
          </table:table-cell>
          <table:table-cell table:formula="of:=[$'ScSp stats'.N27]" office:value-type="float" office:value="10.9139" calcext:value-type="float">
            <text:p>10.9139</text:p>
          </table:table-cell>
          <table:table-cell table:formula="of:=[$'McSp stats'.E27]" office:value-type="float" office:value="73.1685" calcext:value-type="float">
            <text:p>73.1685</text:p>
          </table:table-cell>
          <table:table-cell table:formula="of:=[$'McSp stats'.F27]" office:value-type="float" office:value="39.654" calcext:value-type="float">
            <text:p>39.654</text:p>
          </table:table-cell>
          <table:table-cell table:formula="of:=[$'McSp stats'.G27]" office:value-type="float" office:value="38.6643" calcext:value-type="float">
            <text:p>38.6643</text:p>
          </table:table-cell>
          <table:table-cell table:formula="of:=[$'McSp stats'.I27]" office:value-type="float" office:value="7196.04" calcext:value-type="float">
            <text:p>7196.04</text:p>
          </table:table-cell>
          <table:table-cell table:formula="of:=[$'McSp stats'.J27]" office:value-type="float" office:value="74.1582" calcext:value-type="float">
            <text:p>74.1582</text:p>
          </table:table-cell>
          <table:table-cell table:formula="of:=[$'McSp stats'.L27]" office:value-type="float" office:value="74.1582" calcext:value-type="float">
            <text:p>74.1582</text:p>
          </table:table-cell>
          <table:table-cell table:formula="of:=[$'McSp stats'.M27]" office:value-type="float" office:value="86.0181" calcext:value-type="float">
            <text:p>86.0181</text:p>
          </table:table-cell>
          <table:table-cell table:formula="of:=[$'McSp stats'.N27]" office:value-type="float" office:value="13.7877" calcext:value-type="float">
            <text:p>13.7877</text:p>
          </table:table-cell>
          <table:table-cell table:formula="of:=[$'ScMp stats'.E27]" office:value-type="float" office:value="73.1685" calcext:value-type="float">
            <text:p>73.1685</text:p>
          </table:table-cell>
          <table:table-cell table:formula="of:=[$'ScMp stats'.F27]" office:value-type="float" office:value="48.3408" calcext:value-type="float">
            <text:p>48.3408</text:p>
          </table:table-cell>
          <table:table-cell table:formula="of:=[$'ScMp stats'.G27]" office:value-type="float" office:value="30.9604" calcext:value-type="float">
            <text:p>30.9604</text:p>
          </table:table-cell>
          <table:table-cell table:formula="of:=[$'ScMp stats'.I27]" office:value-type="float" office:value="7194.8" calcext:value-type="float">
            <text:p>7194.8</text:p>
          </table:table-cell>
          <table:table-cell table:formula="of:=[$'ScMp stats'.J27]" office:value-type="float" office:value="90.5489" calcext:value-type="float">
            <text:p>90.5489</text:p>
          </table:table-cell>
          <table:table-cell table:formula="of:=[$'ScMp stats'.L27]" office:value-type="float" office:value="90.5489" calcext:value-type="float">
            <text:p>90.5489</text:p>
          </table:table-cell>
          <table:table-cell table:formula="of:=[$'ScMp stats'.M27]" office:value-type="float" office:value="100.065" calcext:value-type="float">
            <text:p>100.065</text:p>
          </table:table-cell>
          <table:table-cell table:formula="of:=[$'ScMp stats'.N27]" office:value-type="float" office:value="9.50992" calcext:value-type="float">
            <text:p>9.50992</text:p>
          </table:table-cell>
          <table:table-cell table:formula="of:=[$'McMp stats'.E27]" office:value-type="float" office:value="73.1685" calcext:value-type="float">
            <text:p>73.1685</text:p>
          </table:table-cell>
          <table:table-cell table:formula="of:=[$'McMp stats'.F27]" office:value-type="float" office:value="51.1095" calcext:value-type="float">
            <text:p>51.1095</text:p>
          </table:table-cell>
          <table:table-cell table:formula="of:=[$'McMp stats'.G27]" office:value-type="float" office:value="34.7109" calcext:value-type="float">
            <text:p>34.7109</text:p>
          </table:table-cell>
          <table:table-cell table:formula="of:=[$'McMp stats'.I27]" office:value-type="float" office:value="7193.58" calcext:value-type="float">
            <text:p>7193.58</text:p>
          </table:table-cell>
          <table:table-cell table:formula="of:=[$'McMp stats'.J27]" office:value-type="float" office:value="89.5671" calcext:value-type="float">
            <text:p>89.5671</text:p>
          </table:table-cell>
          <table:table-cell table:formula="of:=[$'McMp stats'.L27]" office:value-type="float" office:value="89.5671" calcext:value-type="float">
            <text:p>89.5671</text:p>
          </table:table-cell>
          <table:table-cell table:formula="of:=[$'McMp stats'.M27]" office:value-type="float" office:value="100.103" calcext:value-type="float">
            <text:p>100.103</text:p>
          </table:table-cell>
          <table:table-cell table:formula="of:=[$'McMp stats'.N27]" office:value-type="float" office:value="10.5251" calcext:value-type="float">
            <text:p>10.5251</text:p>
          </table:table-cell>
          <table:table-cell table:formula="of:=[$'PC Stats'.E27]" office:value-type="float" office:value="73.1685" calcext:value-type="float">
            <text:p>73.1685</text:p>
          </table:table-cell>
          <table:table-cell table:formula="of:=[$'PC Stats'.F27]" office:value-type="float" office:value="0" calcext:value-type="float">
            <text:p>0</text:p>
          </table:table-cell>
          <table:table-cell table:formula="of:=[$'PC Stats'.G27]" office:value-type="float" office:value="22.983" calcext:value-type="float">
            <text:p>22.983</text:p>
          </table:table-cell>
          <table:table-cell table:formula="of:=[$'PC Stats'.I27]" office:value-type="float" office:value="7190.57" calcext:value-type="float">
            <text:p>7190.57</text:p>
          </table:table-cell>
          <table:table-cell table:formula="of:=[$'PC Stats'.J27]" office:value-type="float" office:value="50.1855" calcext:value-type="float">
            <text:p>50.1855</text:p>
          </table:table-cell>
          <table:table-cell table:formula="of:=[$'PC Stats'.L27]" office:value-type="float" office:value="50.1855" calcext:value-type="float">
            <text:p>50.1855</text:p>
          </table:table-cell>
          <table:table-cell table:formula="of:=[$'PC Stats'.M27]" office:value-type="float" office:value="92.8067" calcext:value-type="float">
            <text:p>92.8067</text:p>
          </table:table-cell>
          <table:table-cell table:formula="of:=[$'PC Stats'.N27]" office:value-type="float" office:value="45.9247" calcext:value-type="float">
            <text:p>45.9247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stats'.E28]" office:value-type="float" office:value="76.6253" calcext:value-type="float">
            <text:p>76.6253</text:p>
          </table:table-cell>
          <table:table-cell table:formula="of:=[$'ScSp stats'.F28]" office:value-type="float" office:value="74.2202" calcext:value-type="float">
            <text:p>74.2202</text:p>
          </table:table-cell>
          <table:table-cell table:formula="of:=[$'ScSp stats'.G28]" office:value-type="float" office:value="55.8402" calcext:value-type="float">
            <text:p>55.8402</text:p>
          </table:table-cell>
          <table:table-cell table:formula="of:=[$'ScSp stats'.I28]" office:value-type="float" office:value="7194.5" calcext:value-type="float">
            <text:p>7194.5</text:p>
          </table:table-cell>
          <table:table-cell table:formula="of:=[$'ScSp stats'.J28]" office:value-type="float" office:value="95.0052" calcext:value-type="float">
            <text:p>95.0052</text:p>
          </table:table-cell>
          <table:table-cell table:formula="of:=[$'ScSp stats'.L28]" office:value-type="float" office:value="95.0052" calcext:value-type="float">
            <text:p>95.0052</text:p>
          </table:table-cell>
          <table:table-cell table:formula="of:=[$'ScSp stats'.M28]" office:value-type="float" office:value="114.018" calcext:value-type="float">
            <text:p>114.018</text:p>
          </table:table-cell>
          <table:table-cell table:formula="of:=[$'ScSp stats'.N28]" office:value-type="float" office:value="16.6753" calcext:value-type="float">
            <text:p>16.6753</text:p>
          </table:table-cell>
          <table:table-cell table:formula="of:=[$'McSp stats'.E28]" office:value-type="float" office:value="76.6253" calcext:value-type="float">
            <text:p>76.6253</text:p>
          </table:table-cell>
          <table:table-cell table:formula="of:=[$'McSp stats'.F28]" office:value-type="float" office:value="77.5074" calcext:value-type="float">
            <text:p>77.5074</text:p>
          </table:table-cell>
          <table:table-cell table:formula="of:=[$'McSp stats'.G28]" office:value-type="float" office:value="59.1265" calcext:value-type="float">
            <text:p>59.1265</text:p>
          </table:table-cell>
          <table:table-cell table:formula="of:=[$'McSp stats'.I28]" office:value-type="float" office:value="7196.92" calcext:value-type="float">
            <text:p>7196.92</text:p>
          </table:table-cell>
          <table:table-cell table:formula="of:=[$'McSp stats'.J28]" office:value-type="float" office:value="95.0062" calcext:value-type="float">
            <text:p>95.0062</text:p>
          </table:table-cell>
          <table:table-cell table:formula="of:=[$'McSp stats'.L28]" office:value-type="float" office:value="95.0062" calcext:value-type="float">
            <text:p>95.0062</text:p>
          </table:table-cell>
          <table:table-cell table:formula="of:=[$'McSp stats'.M28]" office:value-type="float" office:value="114.168" calcext:value-type="float">
            <text:p>114.168</text:p>
          </table:table-cell>
          <table:table-cell table:formula="of:=[$'McSp stats'.N28]" office:value-type="float" office:value="16.7839" calcext:value-type="float">
            <text:p>16.7839</text:p>
          </table:table-cell>
          <table:table-cell table:formula="of:=[$'ScMp stats'.E28]" office:value-type="float" office:value="76.6253" calcext:value-type="float">
            <text:p>76.6253</text:p>
          </table:table-cell>
          <table:table-cell table:formula="of:=[$'ScMp stats'.F28]" office:value-type="float" office:value="83.0623" calcext:value-type="float">
            <text:p>83.0623</text:p>
          </table:table-cell>
          <table:table-cell table:formula="of:=[$'ScMp stats'.G28]" office:value-type="float" office:value="54.4675" calcext:value-type="float">
            <text:p>54.4675</text:p>
          </table:table-cell>
          <table:table-cell table:formula="of:=[$'ScMp stats'.I28]" office:value-type="float" office:value="7197.07" calcext:value-type="float">
            <text:p>7197.07</text:p>
          </table:table-cell>
          <table:table-cell table:formula="of:=[$'ScMp stats'.J28]" office:value-type="float" office:value="105.22" calcext:value-type="float">
            <text:p>105.22</text:p>
          </table:table-cell>
          <table:table-cell table:formula="of:=[$'ScMp stats'.L28]" office:value-type="float" office:value="105.22" calcext:value-type="float">
            <text:p>105.22</text:p>
          </table:table-cell>
          <table:table-cell table:formula="of:=[$'ScMp stats'.M28]" office:value-type="float" office:value="119.895" calcext:value-type="float">
            <text:p>119.895</text:p>
          </table:table-cell>
          <table:table-cell table:formula="of:=[$'ScMp stats'.N28]" office:value-type="float" office:value="12.2399" calcext:value-type="float">
            <text:p>12.2399</text:p>
          </table:table-cell>
          <table:table-cell table:formula="of:=[$'McMp stats'.E28]" office:value-type="float" office:value="76.6253" calcext:value-type="float">
            <text:p>76.6253</text:p>
          </table:table-cell>
          <table:table-cell table:formula="of:=[$'McMp stats'.F28]" office:value-type="float" office:value="83.0623" calcext:value-type="float">
            <text:p>83.0623</text:p>
          </table:table-cell>
          <table:table-cell table:formula="of:=[$'McMp stats'.G28]" office:value-type="float" office:value="48.4605" calcext:value-type="float">
            <text:p>48.4605</text:p>
          </table:table-cell>
          <table:table-cell table:formula="of:=[$'McMp stats'.I28]" office:value-type="float" office:value="7195.35" calcext:value-type="float">
            <text:p>7195.35</text:p>
          </table:table-cell>
          <table:table-cell table:formula="of:=[$'McMp stats'.J28]" office:value-type="float" office:value="111.227" calcext:value-type="float">
            <text:p>111.227</text:p>
          </table:table-cell>
          <table:table-cell table:formula="of:=[$'McMp stats'.L28]" office:value-type="float" office:value="111.227" calcext:value-type="float">
            <text:p>111.227</text:p>
          </table:table-cell>
          <table:table-cell table:formula="of:=[$'McMp stats'.M28]" office:value-type="float" office:value="119.866" calcext:value-type="float">
            <text:p>119.866</text:p>
          </table:table-cell>
          <table:table-cell table:formula="of:=[$'McMp stats'.N28]" office:value-type="float" office:value="7.20721" calcext:value-type="float">
            <text:p>7.20721</text:p>
          </table:table-cell>
          <table:table-cell table:formula="of:=[$'PC Stats'.E28]" office:value-type="float" office:value="76.6253" calcext:value-type="float">
            <text:p>76.6253</text:p>
          </table:table-cell>
          <table:table-cell table:formula="of:=[$'PC Stats'.F28]" office:value-type="float" office:value="0" calcext:value-type="float">
            <text:p>0</text:p>
          </table:table-cell>
          <table:table-cell table:formula="of:=[$'PC Stats'.G28]" office:value-type="float" office:value="25.9163" calcext:value-type="float">
            <text:p>25.9163</text:p>
          </table:table-cell>
          <table:table-cell table:formula="of:=[$'PC Stats'.I28]" office:value-type="float" office:value="7190.3" calcext:value-type="float">
            <text:p>7190.3</text:p>
          </table:table-cell>
          <table:table-cell table:formula="of:=[$'PC Stats'.J28]" office:value-type="float" office:value="50.7089" calcext:value-type="float">
            <text:p>50.7089</text:p>
          </table:table-cell>
          <table:table-cell table:formula="of:=[$'PC Stats'.L28]" office:value-type="float" office:value="50.7089" calcext:value-type="float">
            <text:p>50.7089</text:p>
          </table:table-cell>
          <table:table-cell table:formula="of:=[$'PC Stats'.M28]" office:value-type="float" office:value="98.7804" calcext:value-type="float">
            <text:p>98.7804</text:p>
          </table:table-cell>
          <table:table-cell table:formula="of:=[$'PC Stats'.N28]" office:value-type="float" office:value="48.665" calcext:value-type="float">
            <text:p>48.665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stats'.E29]" office:value-type="float" office:value="71.1637" calcext:value-type="float">
            <text:p>71.1637</text:p>
          </table:table-cell>
          <table:table-cell table:formula="of:=[$'ScSp stats'.F29]" office:value-type="float" office:value="50.7022" calcext:value-type="float">
            <text:p>50.7022</text:p>
          </table:table-cell>
          <table:table-cell table:formula="of:=[$'ScSp stats'.G29]" office:value-type="float" office:value="37.5715" calcext:value-type="float">
            <text:p>37.5715</text:p>
          </table:table-cell>
          <table:table-cell table:formula="of:=[$'ScSp stats'.I29]" office:value-type="float" office:value="7197.35" calcext:value-type="float">
            <text:p>7197.35</text:p>
          </table:table-cell>
          <table:table-cell table:formula="of:=[$'ScSp stats'.J29]" office:value-type="float" office:value="84.2944" calcext:value-type="float">
            <text:p>84.2944</text:p>
          </table:table-cell>
          <table:table-cell table:formula="of:=[$'ScSp stats'.L29]" office:value-type="float" office:value="84.2944" calcext:value-type="float">
            <text:p>84.2944</text:p>
          </table:table-cell>
          <table:table-cell table:formula="of:=[$'ScSp stats'.M29]" office:value-type="float" office:value="93.5277" calcext:value-type="float">
            <text:p>93.5277</text:p>
          </table:table-cell>
          <table:table-cell table:formula="of:=[$'ScSp stats'.N29]" office:value-type="float" office:value="9.87226" calcext:value-type="float">
            <text:p>9.87226</text:p>
          </table:table-cell>
          <table:table-cell table:formula="of:=[$'McSp stats'.E29]" office:value-type="float" office:value="71.1637" calcext:value-type="float">
            <text:p>71.1637</text:p>
          </table:table-cell>
          <table:table-cell table:formula="of:=[$'McSp stats'.F29]" office:value-type="float" office:value="51.3302" calcext:value-type="float">
            <text:p>51.3302</text:p>
          </table:table-cell>
          <table:table-cell table:formula="of:=[$'McSp stats'.G29]" office:value-type="float" office:value="35.7324" calcext:value-type="float">
            <text:p>35.7324</text:p>
          </table:table-cell>
          <table:table-cell table:formula="of:=[$'McSp stats'.I29]" office:value-type="float" office:value="7197.04" calcext:value-type="float">
            <text:p>7197.04</text:p>
          </table:table-cell>
          <table:table-cell table:formula="of:=[$'McSp stats'.J29]" office:value-type="float" office:value="86.7615" calcext:value-type="float">
            <text:p>86.7615</text:p>
          </table:table-cell>
          <table:table-cell table:formula="of:=[$'McSp stats'.L29]" office:value-type="float" office:value="86.7615" calcext:value-type="float">
            <text:p>86.7615</text:p>
          </table:table-cell>
          <table:table-cell table:formula="of:=[$'McSp stats'.M29]" office:value-type="float" office:value="93.0365" calcext:value-type="float">
            <text:p>93.0365</text:p>
          </table:table-cell>
          <table:table-cell table:formula="of:=[$'McSp stats'.N29]" office:value-type="float" office:value="6.74466" calcext:value-type="float">
            <text:p>6.74466</text:p>
          </table:table-cell>
          <table:table-cell table:formula="of:=[$'ScMp stats'.E29]" office:value-type="float" office:value="71.1637" calcext:value-type="float">
            <text:p>71.1637</text:p>
          </table:table-cell>
          <table:table-cell table:formula="of:=[$'ScMp stats'.F29]" office:value-type="float" office:value="50.7022" calcext:value-type="float">
            <text:p>50.7022</text:p>
          </table:table-cell>
          <table:table-cell table:formula="of:=[$'ScMp stats'.G29]" office:value-type="float" office:value="30.279" calcext:value-type="float">
            <text:p>30.279</text:p>
          </table:table-cell>
          <table:table-cell table:formula="of:=[$'ScMp stats'.I29]" office:value-type="float" office:value="7197.12" calcext:value-type="float">
            <text:p>7197.12</text:p>
          </table:table-cell>
          <table:table-cell table:formula="of:=[$'ScMp stats'.J29]" office:value-type="float" office:value="91.5869" calcext:value-type="float">
            <text:p>91.5869</text:p>
          </table:table-cell>
          <table:table-cell table:formula="of:=[$'ScMp stats'.L29]" office:value-type="float" office:value="91.5869" calcext:value-type="float">
            <text:p>91.5869</text:p>
          </table:table-cell>
          <table:table-cell table:formula="of:=[$'ScMp stats'.M29]" office:value-type="float" office:value="103.281" calcext:value-type="float">
            <text:p>103.281</text:p>
          </table:table-cell>
          <table:table-cell table:formula="of:=[$'ScMp stats'.N29]" office:value-type="float" office:value="11.3226" calcext:value-type="float">
            <text:p>11.3226</text:p>
          </table:table-cell>
          <table:table-cell table:formula="of:=[$'McMp stats'.E29]" office:value-type="float" office:value="71.1637" calcext:value-type="float">
            <text:p>71.1637</text:p>
          </table:table-cell>
          <table:table-cell table:formula="of:=[$'McMp stats'.F29]" office:value-type="float" office:value="56.8573" calcext:value-type="float">
            <text:p>56.8573</text:p>
          </table:table-cell>
          <table:table-cell table:formula="of:=[$'McMp stats'.G29]" office:value-type="float" office:value="30.4269" calcext:value-type="float">
            <text:p>30.4269</text:p>
          </table:table-cell>
          <table:table-cell table:formula="of:=[$'McMp stats'.I29]" office:value-type="float" office:value="7196.74" calcext:value-type="float">
            <text:p>7196.74</text:p>
          </table:table-cell>
          <table:table-cell table:formula="of:=[$'McMp stats'.J29]" office:value-type="float" office:value="97.5942" calcext:value-type="float">
            <text:p>97.5942</text:p>
          </table:table-cell>
          <table:table-cell table:formula="of:=[$'McMp stats'.L29]" office:value-type="float" office:value="97.5942" calcext:value-type="float">
            <text:p>97.5942</text:p>
          </table:table-cell>
          <table:table-cell table:formula="of:=[$'McMp stats'.M29]" office:value-type="float" office:value="103.379" calcext:value-type="float">
            <text:p>103.379</text:p>
          </table:table-cell>
          <table:table-cell table:formula="of:=[$'McMp stats'.N29]" office:value-type="float" office:value="5.59572" calcext:value-type="float">
            <text:p>5.59572</text:p>
          </table:table-cell>
          <table:table-cell table:formula="of:=[$'PC Stats'.E29]" office:value-type="float" office:value="71.1637" calcext:value-type="float">
            <text:p>71.1637</text:p>
          </table:table-cell>
          <table:table-cell table:formula="of:=[$'PC Stats'.F29]" office:value-type="float" office:value="50.7022" calcext:value-type="float">
            <text:p>50.7022</text:p>
          </table:table-cell>
          <table:table-cell table:formula="of:=[$'PC Stats'.G29]" office:value-type="float" office:value="30.7705" calcext:value-type="float">
            <text:p>30.7705</text:p>
          </table:table-cell>
          <table:table-cell table:formula="of:=[$'PC Stats'.I29]" office:value-type="float" office:value="7199.33" calcext:value-type="float">
            <text:p>7199.33</text:p>
          </table:table-cell>
          <table:table-cell table:formula="of:=[$'PC Stats'.J29]" office:value-type="float" office:value="91.0954" calcext:value-type="float">
            <text:p>91.0954</text:p>
          </table:table-cell>
          <table:table-cell table:formula="of:=[$'PC Stats'.L29]" office:value-type="float" office:value="91.0954" calcext:value-type="float">
            <text:p>91.0954</text:p>
          </table:table-cell>
          <table:table-cell table:formula="of:=[$'PC Stats'.M29]" office:value-type="float" office:value="91.751" calcext:value-type="float">
            <text:p>91.751</text:p>
          </table:table-cell>
          <table:table-cell table:formula="of:=[$'PC Stats'.N29]" office:value-type="float" office:value="0.714541" calcext:value-type="float">
            <text:p>0.714541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stats'.E30]" office:value-type="float" office:value="61.3986" calcext:value-type="float">
            <text:p>61.3986</text:p>
          </table:table-cell>
          <table:table-cell table:formula="of:=[$'ScSp stats'.F30]" office:value-type="float" office:value="60.3229" calcext:value-type="float">
            <text:p>60.3229</text:p>
          </table:table-cell>
          <table:table-cell table:formula="of:=[$'ScSp stats'.G30]" office:value-type="float" office:value="46.1171" calcext:value-type="float">
            <text:p>46.1171</text:p>
          </table:table-cell>
          <table:table-cell table:formula="of:=[$'ScSp stats'.I30]" office:value-type="float" office:value="7193.75" calcext:value-type="float">
            <text:p>7193.75</text:p>
          </table:table-cell>
          <table:table-cell table:formula="of:=[$'ScSp stats'.J30]" office:value-type="float" office:value="75.6045" calcext:value-type="float">
            <text:p>75.6045</text:p>
          </table:table-cell>
          <table:table-cell table:formula="of:=[$'ScSp stats'.L30]" office:value-type="float" office:value="75.6045" calcext:value-type="float">
            <text:p>75.6045</text:p>
          </table:table-cell>
          <table:table-cell table:formula="of:=[$'ScSp stats'.M30]" office:value-type="float" office:value="86.3068" calcext:value-type="float">
            <text:p>86.3068</text:p>
          </table:table-cell>
          <table:table-cell table:formula="of:=[$'ScSp stats'.N30]" office:value-type="float" office:value="12.4003" calcext:value-type="float">
            <text:p>12.4003</text:p>
          </table:table-cell>
          <table:table-cell table:formula="of:=[$'McSp stats'.E30]" office:value-type="float" office:value="61.3986" calcext:value-type="float">
            <text:p>61.3986</text:p>
          </table:table-cell>
          <table:table-cell table:formula="of:=[$'McSp stats'.F30]" office:value-type="float" office:value="60.3229" calcext:value-type="float">
            <text:p>60.3229</text:p>
          </table:table-cell>
          <table:table-cell table:formula="of:=[$'McSp stats'.G30]" office:value-type="float" office:value="44.5963" calcext:value-type="float">
            <text:p>44.5963</text:p>
          </table:table-cell>
          <table:table-cell table:formula="of:=[$'McSp stats'.I30]" office:value-type="float" office:value="7195.9" calcext:value-type="float">
            <text:p>7195.9</text:p>
          </table:table-cell>
          <table:table-cell table:formula="of:=[$'McSp stats'.J30]" office:value-type="float" office:value="77.1253" calcext:value-type="float">
            <text:p>77.1253</text:p>
          </table:table-cell>
          <table:table-cell table:formula="of:=[$'McSp stats'.L30]" office:value-type="float" office:value="77.1253" calcext:value-type="float">
            <text:p>77.1253</text:p>
          </table:table-cell>
          <table:table-cell table:formula="of:=[$'McSp stats'.M30]" office:value-type="float" office:value="86.0971" calcext:value-type="float">
            <text:p>86.0971</text:p>
          </table:table-cell>
          <table:table-cell table:formula="of:=[$'McSp stats'.N30]" office:value-type="float" office:value="10.4206" calcext:value-type="float">
            <text:p>10.4206</text:p>
          </table:table-cell>
          <table:table-cell table:formula="of:=[$'ScMp stats'.E30]" office:value-type="float" office:value="61.3986" calcext:value-type="float">
            <text:p>61.3986</text:p>
          </table:table-cell>
          <table:table-cell table:formula="of:=[$'ScMp stats'.F30]" office:value-type="float" office:value="60.3229" calcext:value-type="float">
            <text:p>60.3229</text:p>
          </table:table-cell>
          <table:table-cell table:formula="of:=[$'ScMp stats'.G30]" office:value-type="float" office:value="38.155" calcext:value-type="float">
            <text:p>38.155</text:p>
          </table:table-cell>
          <table:table-cell table:formula="of:=[$'ScMp stats'.I30]" office:value-type="float" office:value="7194.9" calcext:value-type="float">
            <text:p>7194.9</text:p>
          </table:table-cell>
          <table:table-cell table:formula="of:=[$'ScMp stats'.J30]" office:value-type="float" office:value="83.5665" calcext:value-type="float">
            <text:p>83.5665</text:p>
          </table:table-cell>
          <table:table-cell table:formula="of:=[$'ScMp stats'.L30]" office:value-type="float" office:value="83.5665" calcext:value-type="float">
            <text:p>83.5665</text:p>
          </table:table-cell>
          <table:table-cell table:formula="of:=[$'ScMp stats'.M30]" office:value-type="float" office:value="90.987" calcext:value-type="float">
            <text:p>90.987</text:p>
          </table:table-cell>
          <table:table-cell table:formula="of:=[$'ScMp stats'.N30]" office:value-type="float" office:value="8.15556" calcext:value-type="float">
            <text:p>8.15556</text:p>
          </table:table-cell>
          <table:table-cell table:formula="of:=[$'McMp stats'.E30]" office:value-type="float" office:value="61.3986" calcext:value-type="float">
            <text:p>61.3986</text:p>
          </table:table-cell>
          <table:table-cell table:formula="of:=[$'McMp stats'.F30]" office:value-type="float" office:value="60.3229" calcext:value-type="float">
            <text:p>60.3229</text:p>
          </table:table-cell>
          <table:table-cell table:formula="of:=[$'McMp stats'.G30]" office:value-type="float" office:value="36.4344" calcext:value-type="float">
            <text:p>36.4344</text:p>
          </table:table-cell>
          <table:table-cell table:formula="of:=[$'McMp stats'.I30]" office:value-type="float" office:value="7194.75" calcext:value-type="float">
            <text:p>7194.75</text:p>
          </table:table-cell>
          <table:table-cell table:formula="of:=[$'McMp stats'.J30]" office:value-type="float" office:value="85.2872" calcext:value-type="float">
            <text:p>85.2872</text:p>
          </table:table-cell>
          <table:table-cell table:formula="of:=[$'McMp stats'.L30]" office:value-type="float" office:value="85.2872" calcext:value-type="float">
            <text:p>85.2872</text:p>
          </table:table-cell>
          <table:table-cell table:formula="of:=[$'McMp stats'.M30]" office:value-type="float" office:value="90.906" calcext:value-type="float">
            <text:p>90.906</text:p>
          </table:table-cell>
          <table:table-cell table:formula="of:=[$'McMp stats'.N30]" office:value-type="float" office:value="6.18089" calcext:value-type="float">
            <text:p>6.18089</text:p>
          </table:table-cell>
          <table:table-cell table:formula="of:=[$'PC Stats'.E30]" office:value-type="float" office:value="61.3986" calcext:value-type="float">
            <text:p>61.3986</text:p>
          </table:table-cell>
          <table:table-cell table:formula="of:=[$'PC Stats'.F30]" office:value-type="float" office:value="0" calcext:value-type="float">
            <text:p>0</text:p>
          </table:table-cell>
          <table:table-cell table:formula="of:=[$'PC Stats'.G30]" office:value-type="float" office:value="13.1645" calcext:value-type="float">
            <text:p>13.1645</text:p>
          </table:table-cell>
          <table:table-cell table:formula="of:=[$'PC Stats'.I30]" office:value-type="float" office:value="7189.78" calcext:value-type="float">
            <text:p>7189.78</text:p>
          </table:table-cell>
          <table:table-cell table:formula="of:=[$'PC Stats'.J30]" office:value-type="float" office:value="48.2341" calcext:value-type="float">
            <text:p>48.2341</text:p>
          </table:table-cell>
          <table:table-cell table:formula="of:=[$'PC Stats'.L30]" office:value-type="float" office:value="48.2341" calcext:value-type="float">
            <text:p>48.2341</text:p>
          </table:table-cell>
          <table:table-cell table:formula="of:=[$'PC Stats'.M30]" office:value-type="float" office:value="86.8406" calcext:value-type="float">
            <text:p>86.8406</text:p>
          </table:table-cell>
          <table:table-cell table:formula="of:=[$'PC Stats'.N30]" office:value-type="float" office:value="44.4567" calcext:value-type="float">
            <text:p>44.4567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stats'.E31]" office:value-type="float" office:value="86.8091" calcext:value-type="float">
            <text:p>86.8091</text:p>
          </table:table-cell>
          <table:table-cell table:formula="of:=[$'ScSp stats'.F31]" office:value-type="float" office:value="51.1843" calcext:value-type="float">
            <text:p>51.1843</text:p>
          </table:table-cell>
          <table:table-cell table:formula="of:=[$'ScSp stats'.G31]" office:value-type="float" office:value="47.4895" calcext:value-type="float">
            <text:p>47.4895</text:p>
          </table:table-cell>
          <table:table-cell table:formula="of:=[$'ScSp stats'.I31]" office:value-type="float" office:value="7196.16" calcext:value-type="float">
            <text:p>7196.16</text:p>
          </table:table-cell>
          <table:table-cell table:formula="of:=[$'ScSp stats'.J31]" office:value-type="float" office:value="90.5038" calcext:value-type="float">
            <text:p>90.5038</text:p>
          </table:table-cell>
          <table:table-cell table:formula="of:=[$'ScSp stats'.L31]" office:value-type="float" office:value="90.5038" calcext:value-type="float">
            <text:p>90.5038</text:p>
          </table:table-cell>
          <table:table-cell table:formula="of:=[$'ScSp stats'.M31]" office:value-type="float" office:value="100.164" calcext:value-type="float">
            <text:p>100.164</text:p>
          </table:table-cell>
          <table:table-cell table:formula="of:=[$'ScSp stats'.N31]" office:value-type="float" office:value="9.64438" calcext:value-type="float">
            <text:p>9.64438</text:p>
          </table:table-cell>
          <table:table-cell table:formula="of:=[$'McSp stats'.E31]" office:value-type="float" office:value="86.8091" calcext:value-type="float">
            <text:p>86.8091</text:p>
          </table:table-cell>
          <table:table-cell table:formula="of:=[$'McSp stats'.F31]" office:value-type="float" office:value="53.9243" calcext:value-type="float">
            <text:p>53.9243</text:p>
          </table:table-cell>
          <table:table-cell table:formula="of:=[$'McSp stats'.G31]" office:value-type="float" office:value="47.2367" calcext:value-type="float">
            <text:p>47.2367</text:p>
          </table:table-cell>
          <table:table-cell table:formula="of:=[$'McSp stats'.I31]" office:value-type="float" office:value="7196.02" calcext:value-type="float">
            <text:p>7196.02</text:p>
          </table:table-cell>
          <table:table-cell table:formula="of:=[$'McSp stats'.J31]" office:value-type="float" office:value="93.4967" calcext:value-type="float">
            <text:p>93.4967</text:p>
          </table:table-cell>
          <table:table-cell table:formula="of:=[$'McSp stats'.L31]" office:value-type="float" office:value="93.4967" calcext:value-type="float">
            <text:p>93.4967</text:p>
          </table:table-cell>
          <table:table-cell table:formula="of:=[$'McSp stats'.M31]" office:value-type="float" office:value="99.7592" calcext:value-type="float">
            <text:p>99.7592</text:p>
          </table:table-cell>
          <table:table-cell table:formula="of:=[$'McSp stats'.N31]" office:value-type="float" office:value="6.27762" calcext:value-type="float">
            <text:p>6.27762</text:p>
          </table:table-cell>
          <table:table-cell table:formula="of:=[$'ScMp stats'.E31]" office:value-type="float" office:value="86.8091" calcext:value-type="float">
            <text:p>86.8091</text:p>
          </table:table-cell>
          <table:table-cell table:formula="of:=[$'ScMp stats'.F31]" office:value-type="float" office:value="57.9113" calcext:value-type="float">
            <text:p>57.9113</text:p>
          </table:table-cell>
          <table:table-cell table:formula="of:=[$'ScMp stats'.G31]" office:value-type="float" office:value="53.3079" calcext:value-type="float">
            <text:p>53.3079</text:p>
          </table:table-cell>
          <table:table-cell table:formula="of:=[$'ScMp stats'.I31]" office:value-type="float" office:value="7196.38" calcext:value-type="float">
            <text:p>7196.38</text:p>
          </table:table-cell>
          <table:table-cell table:formula="of:=[$'ScMp stats'.J31]" office:value-type="float" office:value="91.4124" calcext:value-type="float">
            <text:p>91.4124</text:p>
          </table:table-cell>
          <table:table-cell table:formula="of:=[$'ScMp stats'.L31]" office:value-type="float" office:value="91.4124" calcext:value-type="float">
            <text:p>91.4124</text:p>
          </table:table-cell>
          <table:table-cell table:formula="of:=[$'ScMp stats'.M31]" office:value-type="float" office:value="107.627" calcext:value-type="float">
            <text:p>107.627</text:p>
          </table:table-cell>
          <table:table-cell table:formula="of:=[$'ScMp stats'.N31]" office:value-type="float" office:value="15.0656" calcext:value-type="float">
            <text:p>15.0656</text:p>
          </table:table-cell>
          <table:table-cell table:formula="of:=[$'McMp stats'.E31]" office:value-type="float" office:value="86.8091" calcext:value-type="float">
            <text:p>86.8091</text:p>
          </table:table-cell>
          <table:table-cell table:formula="of:=[$'McMp stats'.F31]" office:value-type="float" office:value="53.9243" calcext:value-type="float">
            <text:p>53.9243</text:p>
          </table:table-cell>
          <table:table-cell table:formula="of:=[$'McMp stats'.G31]" office:value-type="float" office:value="40.2394" calcext:value-type="float">
            <text:p>40.2394</text:p>
          </table:table-cell>
          <table:table-cell table:formula="of:=[$'McMp stats'.I31]" office:value-type="float" office:value="7195.62" calcext:value-type="float">
            <text:p>7195.62</text:p>
          </table:table-cell>
          <table:table-cell table:formula="of:=[$'McMp stats'.J31]" office:value-type="float" office:value="100.494" calcext:value-type="float">
            <text:p>100.494</text:p>
          </table:table-cell>
          <table:table-cell table:formula="of:=[$'McMp stats'.L31]" office:value-type="float" office:value="100.494" calcext:value-type="float">
            <text:p>100.494</text:p>
          </table:table-cell>
          <table:table-cell table:formula="of:=[$'McMp stats'.M31]" office:value-type="float" office:value="107.719" calcext:value-type="float">
            <text:p>107.719</text:p>
          </table:table-cell>
          <table:table-cell table:formula="of:=[$'McMp stats'.N31]" office:value-type="float" office:value="6.70727" calcext:value-type="float">
            <text:p>6.70727</text:p>
          </table:table-cell>
          <table:table-cell table:formula="of:=[$'PC Stats'.E31]" office:value-type="float" office:value="61.3986" calcext:value-type="float">
            <text:p>61.3986</text:p>
          </table:table-cell>
          <table:table-cell table:formula="of:=[$'PC Stats'.F31]" office:value-type="float" office:value="0" calcext:value-type="float">
            <text:p>0</text:p>
          </table:table-cell>
          <table:table-cell table:formula="of:=[$'PC Stats'.G31]" office:value-type="float" office:value="13.1645" calcext:value-type="float">
            <text:p>13.1645</text:p>
          </table:table-cell>
          <table:table-cell table:formula="of:=[$'PC Stats'.I31]" office:value-type="float" office:value="7190.9" calcext:value-type="float">
            <text:p>7190.9</text:p>
          </table:table-cell>
          <table:table-cell table:formula="of:=[$'PC Stats'.J31]" office:value-type="float" office:value="48.2341" calcext:value-type="float">
            <text:p>48.2341</text:p>
          </table:table-cell>
          <table:table-cell table:formula="of:=[$'PC Stats'.L31]" office:value-type="float" office:value="48.2341" calcext:value-type="float">
            <text:p>48.2341</text:p>
          </table:table-cell>
          <table:table-cell table:formula="of:=[$'PC Stats'.M31]" office:value-type="float" office:value="86.8417" calcext:value-type="float">
            <text:p>86.8417</text:p>
          </table:table-cell>
          <table:table-cell table:formula="of:=[$'PC Stats'.N31]" office:value-type="float" office:value="44.4575" calcext:value-type="float">
            <text:p>44.4575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stats'.E32]" office:value-type="float" office:value="108.084" calcext:value-type="float">
            <text:p>108.084</text:p>
          </table:table-cell>
          <table:table-cell table:formula="of:=[$'ScSp stats'.F32]" office:value-type="float" office:value="18.344" calcext:value-type="float">
            <text:p>18.344</text:p>
          </table:table-cell>
          <table:table-cell table:formula="of:=[$'ScSp stats'.G32]" office:value-type="float" office:value="23.1781" calcext:value-type="float">
            <text:p>23.1781</text:p>
          </table:table-cell>
          <table:table-cell table:formula="of:=[$'ScSp stats'.I32]" office:value-type="float" office:value="1822.93" calcext:value-type="float">
            <text:p>1822.93</text:p>
          </table:table-cell>
          <table:table-cell table:formula="of:=[$'ScSp stats'.J32]" office:value-type="float" office:value="103.25" calcext:value-type="float">
            <text:p>103.25</text:p>
          </table:table-cell>
          <table:table-cell table:formula="of:=[$'ScSp stats'.L32]" office:value-type="float" office:value="103.25" calcext:value-type="float">
            <text:p>103.25</text:p>
          </table:table-cell>
          <table:table-cell table:formula="of:=[$'ScSp stats'.M32]" office:value-type="float" office:value="103.26" calcext:value-type="float">
            <text:p>103.26</text:p>
          </table:table-cell>
          <table:table-cell table:formula="of:=[$'ScSp stats'.N32]" office:value-type="float" office:value="0.00968429" calcext:value-type="float">
            <text:p>0.00968429</text:p>
          </table:table-cell>
          <table:table-cell table:formula="of:=[$'McSp stats'.E32]" office:value-type="float" office:value="108.084" calcext:value-type="float">
            <text:p>108.084</text:p>
          </table:table-cell>
          <table:table-cell table:formula="of:=[$'McSp stats'.F32]" office:value-type="float" office:value="18.344" calcext:value-type="float">
            <text:p>18.344</text:p>
          </table:table-cell>
          <table:table-cell table:formula="of:=[$'McSp stats'.G32]" office:value-type="float" office:value="23.0382" calcext:value-type="float">
            <text:p>23.0382</text:p>
          </table:table-cell>
          <table:table-cell table:formula="of:=[$'McSp stats'.I32]" office:value-type="float" office:value="978.54" calcext:value-type="float">
            <text:p>978.54</text:p>
          </table:table-cell>
          <table:table-cell table:formula="of:=[$'McSp stats'.J32]" office:value-type="float" office:value="103.39" calcext:value-type="float">
            <text:p>103.39</text:p>
          </table:table-cell>
          <table:table-cell table:formula="of:=[$'McSp stats'.L32]" office:value-type="float" office:value="103.39" calcext:value-type="float">
            <text:p>103.39</text:p>
          </table:table-cell>
          <table:table-cell table:formula="of:=[$'McSp stats'.M32]" office:value-type="float" office:value="103.4" calcext:value-type="float">
            <text:p>103.4</text:p>
          </table:table-cell>
          <table:table-cell table:formula="of:=[$'McSp stats'.N32]" office:value-type="float" office:value="0.00967118" calcext:value-type="float">
            <text:p>0.00967118</text:p>
          </table:table-cell>
          <table:table-cell table:formula="of:=[$'ScMp stats'.E32]" office:value-type="float" office:value="108.084" calcext:value-type="float">
            <text:p>108.084</text:p>
          </table:table-cell>
          <table:table-cell table:formula="of:=[$'ScMp stats'.F32]" office:value-type="float" office:value="18.344" calcext:value-type="float">
            <text:p>18.344</text:p>
          </table:table-cell>
          <table:table-cell table:formula="of:=[$'ScMp stats'.G32]" office:value-type="float" office:value="22.8758" calcext:value-type="float">
            <text:p>22.8758</text:p>
          </table:table-cell>
          <table:table-cell table:formula="of:=[$'ScMp stats'.I32]" office:value-type="float" office:value="6394.24" calcext:value-type="float">
            <text:p>6394.24</text:p>
          </table:table-cell>
          <table:table-cell table:formula="of:=[$'ScMp stats'.J32]" office:value-type="float" office:value="103.552" calcext:value-type="float">
            <text:p>103.552</text:p>
          </table:table-cell>
          <table:table-cell table:formula="of:=[$'ScMp stats'.L32]" office:value-type="float" office:value="103.552" calcext:value-type="float">
            <text:p>103.552</text:p>
          </table:table-cell>
          <table:table-cell table:formula="of:=[$'ScMp stats'.M32]" office:value-type="float" office:value="103.563" calcext:value-type="float">
            <text:p>103.563</text:p>
          </table:table-cell>
          <table:table-cell table:formula="of:=[$'ScMp stats'.N32]" office:value-type="float" office:value="0.0106216" calcext:value-type="float">
            <text:p>0.0106216</text:p>
          </table:table-cell>
          <table:table-cell table:formula="of:=[$'McMp stats'.E32]" office:value-type="float" office:value="108.084" calcext:value-type="float">
            <text:p>108.084</text:p>
          </table:table-cell>
          <table:table-cell table:formula="of:=[$'McMp stats'.F32]" office:value-type="float" office:value="18.344" calcext:value-type="float">
            <text:p>18.344</text:p>
          </table:table-cell>
          <table:table-cell table:formula="of:=[$'McMp stats'.G32]" office:value-type="float" office:value="22.8359" calcext:value-type="float">
            <text:p>22.8359</text:p>
          </table:table-cell>
          <table:table-cell table:formula="of:=[$'McMp stats'.I32]" office:value-type="float" office:value="2584.84" calcext:value-type="float">
            <text:p>2584.84</text:p>
          </table:table-cell>
          <table:table-cell table:formula="of:=[$'McMp stats'.J32]" office:value-type="float" office:value="103.592" calcext:value-type="float">
            <text:p>103.592</text:p>
          </table:table-cell>
          <table:table-cell table:formula="of:=[$'McMp stats'.L32]" office:value-type="float" office:value="103.592" calcext:value-type="float">
            <text:p>103.592</text:p>
          </table:table-cell>
          <table:table-cell table:formula="of:=[$'McMp stats'.M32]" office:value-type="float" office:value="103.602" calcext:value-type="float">
            <text:p>103.602</text:p>
          </table:table-cell>
          <table:table-cell table:formula="of:=[$'McMp stats'.N32]" office:value-type="float" office:value="0.00965232" calcext:value-type="float">
            <text:p>0.00965232</text:p>
          </table:table-cell>
          <table:table-cell table:formula="of:=[$'PC Stats'.E32]" office:value-type="float" office:value="108.084" calcext:value-type="float">
            <text:p>108.084</text:p>
          </table:table-cell>
          <table:table-cell table:formula="of:=[$'PC Stats'.F32]" office:value-type="float" office:value="18.344" calcext:value-type="float">
            <text:p>18.344</text:p>
          </table:table-cell>
          <table:table-cell table:formula="of:=[$'PC Stats'.G32]" office:value-type="float" office:value="26.682" calcext:value-type="float">
            <text:p>26.682</text:p>
          </table:table-cell>
          <table:table-cell table:formula="of:=[$'PC Stats'.I32]" office:value-type="float" office:value="3.92" calcext:value-type="float">
            <text:p>3.92</text:p>
          </table:table-cell>
          <table:table-cell table:formula="of:=[$'PC Stats'.J32]" office:value-type="float" office:value="99.746" calcext:value-type="float">
            <text:p>99.746</text:p>
          </table:table-cell>
          <table:table-cell table:formula="of:=[$'PC Stats'.L32]" office:value-type="float" office:value="99.746" calcext:value-type="float">
            <text:p>99.746</text:p>
          </table:table-cell>
          <table:table-cell table:formula="of:=[$'PC Stats'.M32]" office:value-type="float" office:value="99.7553" calcext:value-type="float">
            <text:p>99.7553</text:p>
          </table:table-cell>
          <table:table-cell table:formula="of:=[$'PC Stats'.N32]" office:value-type="float" office:value="0.00941072" calcext:value-type="float">
            <text:p>0.00941072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stats'.E33]" office:value-type="float" office:value="98.1202" calcext:value-type="float">
            <text:p>98.1202</text:p>
          </table:table-cell>
          <table:table-cell table:formula="of:=[$'ScSp stats'.F33]" office:value-type="float" office:value="19.2243" calcext:value-type="float">
            <text:p>19.2243</text:p>
          </table:table-cell>
          <table:table-cell table:formula="of:=[$'ScSp stats'.G33]" office:value-type="float" office:value="41.2283" calcext:value-type="float">
            <text:p>41.2283</text:p>
          </table:table-cell>
          <table:table-cell table:formula="of:=[$'ScSp stats'.I33]" office:value-type="float" office:value="5104.64" calcext:value-type="float">
            <text:p>5104.64</text:p>
          </table:table-cell>
          <table:table-cell table:formula="of:=[$'ScSp stats'.J33]" office:value-type="float" office:value="76.1161" calcext:value-type="float">
            <text:p>76.1161</text:p>
          </table:table-cell>
          <table:table-cell table:formula="of:=[$'ScSp stats'.L33]" office:value-type="float" office:value="76.1161" calcext:value-type="float">
            <text:p>76.1161</text:p>
          </table:table-cell>
          <table:table-cell table:formula="of:=[$'ScSp stats'.M33]" office:value-type="float" office:value="76.1237" calcext:value-type="float">
            <text:p>76.1237</text:p>
          </table:table-cell>
          <table:table-cell table:formula="of:=[$'ScSp stats'.N33]" office:value-type="float" office:value="0.00998375" calcext:value-type="float">
            <text:p>0.00998375</text:p>
          </table:table-cell>
          <table:table-cell table:formula="of:=[$'McSp stats'.E33]" office:value-type="float" office:value="98.1202" calcext:value-type="float">
            <text:p>98.1202</text:p>
          </table:table-cell>
          <table:table-cell table:formula="of:=[$'McSp stats'.F33]" office:value-type="float" office:value="19.2243" calcext:value-type="float">
            <text:p>19.2243</text:p>
          </table:table-cell>
          <table:table-cell table:formula="of:=[$'McSp stats'.G33]" office:value-type="float" office:value="40.9262" calcext:value-type="float">
            <text:p>40.9262</text:p>
          </table:table-cell>
          <table:table-cell table:formula="of:=[$'McSp stats'.I33]" office:value-type="float" office:value="7199.33" calcext:value-type="float">
            <text:p>7199.33</text:p>
          </table:table-cell>
          <table:table-cell table:formula="of:=[$'McSp stats'.J33]" office:value-type="float" office:value="76.4183" calcext:value-type="float">
            <text:p>76.4183</text:p>
          </table:table-cell>
          <table:table-cell table:formula="of:=[$'McSp stats'.L33]" office:value-type="float" office:value="76.4183" calcext:value-type="float">
            <text:p>76.4183</text:p>
          </table:table-cell>
          <table:table-cell table:formula="of:=[$'McSp stats'.M33]" office:value-type="float" office:value="77.975" calcext:value-type="float">
            <text:p>77.975</text:p>
          </table:table-cell>
          <table:table-cell table:formula="of:=[$'McSp stats'.N33]" office:value-type="float" office:value="1.99641" calcext:value-type="float">
            <text:p>1.99641</text:p>
          </table:table-cell>
          <table:table-cell table:formula="of:=[$'ScMp stats'.E33]" office:value-type="float" office:value="98.1202" calcext:value-type="float">
            <text:p>98.1202</text:p>
          </table:table-cell>
          <table:table-cell table:formula="of:=[$'ScMp stats'.F33]" office:value-type="float" office:value="19.2243" calcext:value-type="float">
            <text:p>19.2243</text:p>
          </table:table-cell>
          <table:table-cell table:formula="of:=[$'ScMp stats'.G33]" office:value-type="float" office:value="41.4999" calcext:value-type="float">
            <text:p>41.4999</text:p>
          </table:table-cell>
          <table:table-cell table:formula="of:=[$'ScMp stats'.I33]" office:value-type="float" office:value="7196.79" calcext:value-type="float">
            <text:p>7196.79</text:p>
          </table:table-cell>
          <table:table-cell table:formula="of:=[$'ScMp stats'.J33]" office:value-type="float" office:value="75.8446" calcext:value-type="float">
            <text:p>75.8446</text:p>
          </table:table-cell>
          <table:table-cell table:formula="of:=[$'ScMp stats'.L33]" office:value-type="float" office:value="75.8446" calcext:value-type="float">
            <text:p>75.8446</text:p>
          </table:table-cell>
          <table:table-cell table:formula="of:=[$'ScMp stats'.M33]" office:value-type="float" office:value="79.9213" calcext:value-type="float">
            <text:p>79.9213</text:p>
          </table:table-cell>
          <table:table-cell table:formula="of:=[$'ScMp stats'.N33]" office:value-type="float" office:value="5.10089" calcext:value-type="float">
            <text:p>5.10089</text:p>
          </table:table-cell>
          <table:table-cell table:formula="of:=[$'McMp stats'.E33]" office:value-type="float" office:value="98.1202" calcext:value-type="float">
            <text:p>98.1202</text:p>
          </table:table-cell>
          <table:table-cell table:formula="of:=[$'McMp stats'.F33]" office:value-type="float" office:value="19.2243" calcext:value-type="float">
            <text:p>19.2243</text:p>
          </table:table-cell>
          <table:table-cell table:formula="of:=[$'McMp stats'.G33]" office:value-type="float" office:value="40.7516" calcext:value-type="float">
            <text:p>40.7516</text:p>
          </table:table-cell>
          <table:table-cell table:formula="of:=[$'McMp stats'.I33]" office:value-type="float" office:value="7196.03" calcext:value-type="float">
            <text:p>7196.03</text:p>
          </table:table-cell>
          <table:table-cell table:formula="of:=[$'McMp stats'.J33]" office:value-type="float" office:value="76.5929" calcext:value-type="float">
            <text:p>76.5929</text:p>
          </table:table-cell>
          <table:table-cell table:formula="of:=[$'McMp stats'.L33]" office:value-type="float" office:value="76.5929" calcext:value-type="float">
            <text:p>76.5929</text:p>
          </table:table-cell>
          <table:table-cell table:formula="of:=[$'McMp stats'.M33]" office:value-type="float" office:value="80.4101" calcext:value-type="float">
            <text:p>80.4101</text:p>
          </table:table-cell>
          <table:table-cell table:formula="of:=[$'McMp stats'.N33]" office:value-type="float" office:value="4.74716" calcext:value-type="float">
            <text:p>4.74716</text:p>
          </table:table-cell>
          <table:table-cell table:formula="of:=[$'PC Stats'.E33]" office:value-type="float" office:value="98.1202" calcext:value-type="float">
            <text:p>98.1202</text:p>
          </table:table-cell>
          <table:table-cell table:formula="of:=[$'PC Stats'.F33]" office:value-type="float" office:value="19.2243" calcext:value-type="float">
            <text:p>19.2243</text:p>
          </table:table-cell>
          <table:table-cell table:formula="of:=[$'PC Stats'.G33]" office:value-type="float" office:value="44.8287" calcext:value-type="float">
            <text:p>44.8287</text:p>
          </table:table-cell>
          <table:table-cell table:formula="of:=[$'PC Stats'.I33]" office:value-type="float" office:value="61.26" calcext:value-type="float">
            <text:p>61.26</text:p>
          </table:table-cell>
          <table:table-cell table:formula="of:=[$'PC Stats'.J33]" office:value-type="float" office:value="72.5158" calcext:value-type="float">
            <text:p>72.5158</text:p>
          </table:table-cell>
          <table:table-cell table:formula="of:=[$'PC Stats'.L33]" office:value-type="float" office:value="72.5158" calcext:value-type="float">
            <text:p>72.5158</text:p>
          </table:table-cell>
          <table:table-cell table:formula="of:=[$'PC Stats'.M33]" office:value-type="float" office:value="72.5216" calcext:value-type="float">
            <text:p>72.5216</text:p>
          </table:table-cell>
          <table:table-cell table:formula="of:=[$'PC Stats'.N33]" office:value-type="float" office:value="0.00801136" calcext:value-type="float">
            <text:p>0.00801136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stats'.E34]" office:value-type="float" office:value="130.422" calcext:value-type="float">
            <text:p>130.422</text:p>
          </table:table-cell>
          <table:table-cell table:formula="of:=[$'ScSp stats'.F34]" office:value-type="float" office:value="19.2158" calcext:value-type="float">
            <text:p>19.2158</text:p>
          </table:table-cell>
          <table:table-cell table:formula="of:=[$'ScSp stats'.G34]" office:value-type="float" office:value="39.3049" calcext:value-type="float">
            <text:p>39.3049</text:p>
          </table:table-cell>
          <table:table-cell table:formula="of:=[$'ScSp stats'.I34]" office:value-type="float" office:value="841.04" calcext:value-type="float">
            <text:p>841.04</text:p>
          </table:table-cell>
          <table:table-cell table:formula="of:=[$'ScSp stats'.J34]" office:value-type="float" office:value="110.333" calcext:value-type="float">
            <text:p>110.333</text:p>
          </table:table-cell>
          <table:table-cell table:formula="of:=[$'ScSp stats'.L34]" office:value-type="float" office:value="110.333" calcext:value-type="float">
            <text:p>110.333</text:p>
          </table:table-cell>
          <table:table-cell table:formula="of:=[$'ScSp stats'.M34]" office:value-type="float" office:value="110.34" calcext:value-type="float">
            <text:p>110.34</text:p>
          </table:table-cell>
          <table:table-cell table:formula="of:=[$'ScSp stats'.N34]" office:value-type="float" office:value="0.00634403" calcext:value-type="float">
            <text:p>0.00634403</text:p>
          </table:table-cell>
          <table:table-cell table:formula="of:=[$'McSp stats'.E34]" office:value-type="float" office:value="130.422" calcext:value-type="float">
            <text:p>130.422</text:p>
          </table:table-cell>
          <table:table-cell table:formula="of:=[$'McSp stats'.F34]" office:value-type="float" office:value="19.2158" calcext:value-type="float">
            <text:p>19.2158</text:p>
          </table:table-cell>
          <table:table-cell table:formula="of:=[$'McSp stats'.G34]" office:value-type="float" office:value="38.2592" calcext:value-type="float">
            <text:p>38.2592</text:p>
          </table:table-cell>
          <table:table-cell table:formula="of:=[$'McSp stats'.I34]" office:value-type="float" office:value="768.24" calcext:value-type="float">
            <text:p>768.24</text:p>
          </table:table-cell>
          <table:table-cell table:formula="of:=[$'McSp stats'.J34]" office:value-type="float" office:value="111.379" calcext:value-type="float">
            <text:p>111.379</text:p>
          </table:table-cell>
          <table:table-cell table:formula="of:=[$'McSp stats'.L34]" office:value-type="float" office:value="111.379" calcext:value-type="float">
            <text:p>111.379</text:p>
          </table:table-cell>
          <table:table-cell table:formula="of:=[$'McSp stats'.M34]" office:value-type="float" office:value="111.379" calcext:value-type="float">
            <text:p>111.379</text:p>
          </table:table-cell>
          <table:table-cell table:formula="of:=[$'McSp stats'.N34]" office:value-type="float" office:value="0" calcext:value-type="float">
            <text:p>0</text:p>
          </table:table-cell>
          <table:table-cell table:formula="of:=[$'ScMp stats'.E34]" office:value-type="float" office:value="130.422" calcext:value-type="float">
            <text:p>130.422</text:p>
          </table:table-cell>
          <table:table-cell table:formula="of:=[$'ScMp stats'.F34]" office:value-type="float" office:value="19.2158" calcext:value-type="float">
            <text:p>19.2158</text:p>
          </table:table-cell>
          <table:table-cell table:formula="of:=[$'ScMp stats'.G34]" office:value-type="float" office:value="38.4324" calcext:value-type="float">
            <text:p>38.4324</text:p>
          </table:table-cell>
          <table:table-cell table:formula="of:=[$'ScMp stats'.I34]" office:value-type="float" office:value="2109.75" calcext:value-type="float">
            <text:p>2109.75</text:p>
          </table:table-cell>
          <table:table-cell table:formula="of:=[$'ScMp stats'.J34]" office:value-type="float" office:value="111.205" calcext:value-type="float">
            <text:p>111.205</text:p>
          </table:table-cell>
          <table:table-cell table:formula="of:=[$'ScMp stats'.L34]" office:value-type="float" office:value="111.205" calcext:value-type="float">
            <text:p>111.205</text:p>
          </table:table-cell>
          <table:table-cell table:formula="of:=[$'ScMp stats'.M34]" office:value-type="float" office:value="111.216" calcext:value-type="float">
            <text:p>111.216</text:p>
          </table:table-cell>
          <table:table-cell table:formula="of:=[$'ScMp stats'.N34]" office:value-type="float" office:value="0.00989066" calcext:value-type="float">
            <text:p>0.00989066</text:p>
          </table:table-cell>
          <table:table-cell table:formula="of:=[$'McMp stats'.E34]" office:value-type="float" office:value="130.422" calcext:value-type="float">
            <text:p>130.422</text:p>
          </table:table-cell>
          <table:table-cell table:formula="of:=[$'McMp stats'.F34]" office:value-type="float" office:value="19.2158" calcext:value-type="float">
            <text:p>19.2158</text:p>
          </table:table-cell>
          <table:table-cell table:formula="of:=[$'McMp stats'.G34]" office:value-type="float" office:value="38.0387" calcext:value-type="float">
            <text:p>38.0387</text:p>
          </table:table-cell>
          <table:table-cell table:formula="of:=[$'McMp stats'.I34]" office:value-type="float" office:value="3219.05" calcext:value-type="float">
            <text:p>3219.05</text:p>
          </table:table-cell>
          <table:table-cell table:formula="of:=[$'McMp stats'.J34]" office:value-type="float" office:value="111.599" calcext:value-type="float">
            <text:p>111.599</text:p>
          </table:table-cell>
          <table:table-cell table:formula="of:=[$'McMp stats'.L34]" office:value-type="float" office:value="111.599" calcext:value-type="float">
            <text:p>111.599</text:p>
          </table:table-cell>
          <table:table-cell table:formula="of:=[$'McMp stats'.M34]" office:value-type="float" office:value="111.61" calcext:value-type="float">
            <text:p>111.61</text:p>
          </table:table-cell>
          <table:table-cell table:formula="of:=[$'McMp stats'.N34]" office:value-type="float" office:value="0.00985575" calcext:value-type="float">
            <text:p>0.00985575</text:p>
          </table:table-cell>
          <table:table-cell table:formula="of:=[$'PC Stats'.E34]" office:value-type="float" office:value="130.422" calcext:value-type="float">
            <text:p>130.422</text:p>
          </table:table-cell>
          <table:table-cell table:formula="of:=[$'PC Stats'.F34]" office:value-type="float" office:value="16.3963" calcext:value-type="float">
            <text:p>16.3963</text:p>
          </table:table-cell>
          <table:table-cell table:formula="of:=[$'PC Stats'.G34]" office:value-type="float" office:value="41.8178" calcext:value-type="float">
            <text:p>41.8178</text:p>
          </table:table-cell>
          <table:table-cell table:formula="of:=[$'PC Stats'.I34]" office:value-type="float" office:value="10.27" calcext:value-type="float">
            <text:p>10.27</text:p>
          </table:table-cell>
          <table:table-cell table:formula="of:=[$'PC Stats'.J34]" office:value-type="float" office:value="105" calcext:value-type="float">
            <text:p>105</text:p>
          </table:table-cell>
          <table:table-cell table:formula="of:=[$'PC Stats'.L34]" office:value-type="float" office:value="105" calcext:value-type="float">
            <text:p>105</text:p>
          </table:table-cell>
          <table:table-cell table:formula="of:=[$'PC Stats'.M34]" office:value-type="float" office:value="105.011" calcext:value-type="float">
            <text:p>105.011</text:p>
          </table:table-cell>
          <table:table-cell table:formula="of:=[$'PC Stats'.N34]" office:value-type="float" office:value="0.0098718" calcext:value-type="float">
            <text:p>0.0098718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stats'.E35]" office:value-type="float" office:value="100.407" calcext:value-type="float">
            <text:p>100.407</text:p>
          </table:table-cell>
          <table:table-cell table:formula="of:=[$'ScSp stats'.F35]" office:value-type="float" office:value="18.1824" calcext:value-type="float">
            <text:p>18.1824</text:p>
          </table:table-cell>
          <table:table-cell table:formula="of:=[$'ScSp stats'.G35]" office:value-type="float" office:value="39.2156" calcext:value-type="float">
            <text:p>39.2156</text:p>
          </table:table-cell>
          <table:table-cell table:formula="of:=[$'ScSp stats'.I35]" office:value-type="float" office:value="7197.58" calcext:value-type="float">
            <text:p>7197.58</text:p>
          </table:table-cell>
          <table:table-cell table:formula="of:=[$'ScSp stats'.J35]" office:value-type="float" office:value="79.3737" calcext:value-type="float">
            <text:p>79.3737</text:p>
          </table:table-cell>
          <table:table-cell table:formula="of:=[$'ScSp stats'.L35]" office:value-type="float" office:value="79.3737" calcext:value-type="float">
            <text:p>79.3737</text:p>
          </table:table-cell>
          <table:table-cell table:formula="of:=[$'ScSp stats'.M35]" office:value-type="float" office:value="84.1981" calcext:value-type="float">
            <text:p>84.1981</text:p>
          </table:table-cell>
          <table:table-cell table:formula="of:=[$'ScSp stats'.N35]" office:value-type="float" office:value="5.72982" calcext:value-type="float">
            <text:p>5.72982</text:p>
          </table:table-cell>
          <table:table-cell table:formula="of:=[$'McSp stats'.E35]" office:value-type="float" office:value="100.407" calcext:value-type="float">
            <text:p>100.407</text:p>
          </table:table-cell>
          <table:table-cell table:formula="of:=[$'McSp stats'.F35]" office:value-type="float" office:value="18.1824" calcext:value-type="float">
            <text:p>18.1824</text:p>
          </table:table-cell>
          <table:table-cell table:formula="of:=[$'McSp stats'.G35]" office:value-type="float" office:value="38.3468" calcext:value-type="float">
            <text:p>38.3468</text:p>
          </table:table-cell>
          <table:table-cell table:formula="of:=[$'McSp stats'.I35]" office:value-type="float" office:value="7197.78" calcext:value-type="float">
            <text:p>7197.78</text:p>
          </table:table-cell>
          <table:table-cell table:formula="of:=[$'McSp stats'.J35]" office:value-type="float" office:value="80.2425" calcext:value-type="float">
            <text:p>80.2425</text:p>
          </table:table-cell>
          <table:table-cell table:formula="of:=[$'McSp stats'.L35]" office:value-type="float" office:value="80.2425" calcext:value-type="float">
            <text:p>80.2425</text:p>
          </table:table-cell>
          <table:table-cell table:formula="of:=[$'McSp stats'.M35]" office:value-type="float" office:value="84.5676" calcext:value-type="float">
            <text:p>84.5676</text:p>
          </table:table-cell>
          <table:table-cell table:formula="of:=[$'McSp stats'.N35]" office:value-type="float" office:value="5.11437" calcext:value-type="float">
            <text:p>5.11437</text:p>
          </table:table-cell>
          <table:table-cell table:formula="of:=[$'ScMp stats'.E35]" office:value-type="float" office:value="100.407" calcext:value-type="float">
            <text:p>100.407</text:p>
          </table:table-cell>
          <table:table-cell table:formula="of:=[$'ScMp stats'.F35]" office:value-type="float" office:value="18.1824" calcext:value-type="float">
            <text:p>18.1824</text:p>
          </table:table-cell>
          <table:table-cell table:formula="of:=[$'ScMp stats'.G35]" office:value-type="float" office:value="38.7205" calcext:value-type="float">
            <text:p>38.7205</text:p>
          </table:table-cell>
          <table:table-cell table:formula="of:=[$'ScMp stats'.I35]" office:value-type="float" office:value="7196.59" calcext:value-type="float">
            <text:p>7196.59</text:p>
          </table:table-cell>
          <table:table-cell table:formula="of:=[$'ScMp stats'.J35]" office:value-type="float" office:value="79.8688" calcext:value-type="float">
            <text:p>79.8688</text:p>
          </table:table-cell>
          <table:table-cell table:formula="of:=[$'ScMp stats'.L35]" office:value-type="float" office:value="79.8688" calcext:value-type="float">
            <text:p>79.8688</text:p>
          </table:table-cell>
          <table:table-cell table:formula="of:=[$'ScMp stats'.M35]" office:value-type="float" office:value="85.6687" calcext:value-type="float">
            <text:p>85.6687</text:p>
          </table:table-cell>
          <table:table-cell table:formula="of:=[$'ScMp stats'.N35]" office:value-type="float" office:value="6.77015" calcext:value-type="float">
            <text:p>6.77015</text:p>
          </table:table-cell>
          <table:table-cell table:formula="of:=[$'McMp stats'.E35]" office:value-type="float" office:value="100.407" calcext:value-type="float">
            <text:p>100.407</text:p>
          </table:table-cell>
          <table:table-cell table:formula="of:=[$'McMp stats'.F35]" office:value-type="float" office:value="18.1824" calcext:value-type="float">
            <text:p>18.1824</text:p>
          </table:table-cell>
          <table:table-cell table:formula="of:=[$'McMp stats'.G35]" office:value-type="float" office:value="38.1898" calcext:value-type="float">
            <text:p>38.1898</text:p>
          </table:table-cell>
          <table:table-cell table:formula="of:=[$'McMp stats'.I35]" office:value-type="float" office:value="7195.04" calcext:value-type="float">
            <text:p>7195.04</text:p>
          </table:table-cell>
          <table:table-cell table:formula="of:=[$'McMp stats'.J35]" office:value-type="float" office:value="80.3995" calcext:value-type="float">
            <text:p>80.3995</text:p>
          </table:table-cell>
          <table:table-cell table:formula="of:=[$'McMp stats'.L35]" office:value-type="float" office:value="80.3995" calcext:value-type="float">
            <text:p>80.3995</text:p>
          </table:table-cell>
          <table:table-cell table:formula="of:=[$'McMp stats'.M35]" office:value-type="float" office:value="85.6711" calcext:value-type="float">
            <text:p>85.6711</text:p>
          </table:table-cell>
          <table:table-cell table:formula="of:=[$'McMp stats'.N35]" office:value-type="float" office:value="6.1533" calcext:value-type="float">
            <text:p>6.1533</text:p>
          </table:table-cell>
          <table:table-cell table:formula="of:=[$'PC Stats'.E35]" office:value-type="float" office:value="100.407" calcext:value-type="float">
            <text:p>100.407</text:p>
          </table:table-cell>
          <table:table-cell table:formula="of:=[$'PC Stats'.F35]" office:value-type="float" office:value="0" calcext:value-type="float">
            <text:p>0</text:p>
          </table:table-cell>
          <table:table-cell table:formula="of:=[$'PC Stats'.G35]" office:value-type="float" office:value="36.1194" calcext:value-type="float">
            <text:p>36.1194</text:p>
          </table:table-cell>
          <table:table-cell table:formula="of:=[$'PC Stats'.I35]" office:value-type="float" office:value="255.59" calcext:value-type="float">
            <text:p>255.59</text:p>
          </table:table-cell>
          <table:table-cell table:formula="of:=[$'PC Stats'.J35]" office:value-type="float" office:value="64.2875" calcext:value-type="float">
            <text:p>64.2875</text:p>
          </table:table-cell>
          <table:table-cell table:formula="of:=[$'PC Stats'.L35]" office:value-type="float" office:value="64.2875" calcext:value-type="float">
            <text:p>64.2875</text:p>
          </table:table-cell>
          <table:table-cell table:formula="of:=[$'PC Stats'.M35]" office:value-type="float" office:value="64.2875" calcext:value-type="float">
            <text:p>64.2875</text:p>
          </table:table-cell>
          <table:table-cell table:formula="of:=[$'PC Stats'.N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stats'.E36]" office:value-type="float" office:value="80.5784" calcext:value-type="float">
            <text:p>80.5784</text:p>
          </table:table-cell>
          <table:table-cell table:formula="of:=[$'ScSp stats'.F36]" office:value-type="float" office:value="18.1445" calcext:value-type="float">
            <text:p>18.1445</text:p>
          </table:table-cell>
          <table:table-cell table:formula="of:=[$'ScSp stats'.G36]" office:value-type="float" office:value="42.2623" calcext:value-type="float">
            <text:p>42.2623</text:p>
          </table:table-cell>
          <table:table-cell table:formula="of:=[$'ScSp stats'.I36]" office:value-type="float" office:value="7195.99" calcext:value-type="float">
            <text:p>7195.99</text:p>
          </table:table-cell>
          <table:table-cell table:formula="of:=[$'ScSp stats'.J36]" office:value-type="float" office:value="56.4607" calcext:value-type="float">
            <text:p>56.4607</text:p>
          </table:table-cell>
          <table:table-cell table:formula="of:=[$'ScSp stats'.L36]" office:value-type="float" office:value="56.4607" calcext:value-type="float">
            <text:p>56.4607</text:p>
          </table:table-cell>
          <table:table-cell table:formula="of:=[$'ScSp stats'.M36]" office:value-type="float" office:value="69.8859" calcext:value-type="float">
            <text:p>69.8859</text:p>
          </table:table-cell>
          <table:table-cell table:formula="of:=[$'ScSp stats'.N36]" office:value-type="float" office:value="19.2102" calcext:value-type="float">
            <text:p>19.2102</text:p>
          </table:table-cell>
          <table:table-cell table:formula="of:=[$'McSp stats'.E36]" office:value-type="float" office:value="80.5784" calcext:value-type="float">
            <text:p>80.5784</text:p>
          </table:table-cell>
          <table:table-cell table:formula="of:=[$'McSp stats'.F36]" office:value-type="float" office:value="18.1445" calcext:value-type="float">
            <text:p>18.1445</text:p>
          </table:table-cell>
          <table:table-cell table:formula="of:=[$'McSp stats'.G36]" office:value-type="float" office:value="41.2246" calcext:value-type="float">
            <text:p>41.2246</text:p>
          </table:table-cell>
          <table:table-cell table:formula="of:=[$'McSp stats'.I36]" office:value-type="float" office:value="7196.22" calcext:value-type="float">
            <text:p>7196.22</text:p>
          </table:table-cell>
          <table:table-cell table:formula="of:=[$'McSp stats'.J36]" office:value-type="float" office:value="57.4983" calcext:value-type="float">
            <text:p>57.4983</text:p>
          </table:table-cell>
          <table:table-cell table:formula="of:=[$'McSp stats'.L36]" office:value-type="float" office:value="57.4983" calcext:value-type="float">
            <text:p>57.4983</text:p>
          </table:table-cell>
          <table:table-cell table:formula="of:=[$'McSp stats'.M36]" office:value-type="float" office:value="70.1726" calcext:value-type="float">
            <text:p>70.1726</text:p>
          </table:table-cell>
          <table:table-cell table:formula="of:=[$'McSp stats'.N36]" office:value-type="float" office:value="18.0616" calcext:value-type="float">
            <text:p>18.0616</text:p>
          </table:table-cell>
          <table:table-cell table:formula="of:=[$'ScMp stats'.E36]" office:value-type="float" office:value="80.5784" calcext:value-type="float">
            <text:p>80.5784</text:p>
          </table:table-cell>
          <table:table-cell table:formula="of:=[$'ScMp stats'.F36]" office:value-type="float" office:value="18.1445" calcext:value-type="float">
            <text:p>18.1445</text:p>
          </table:table-cell>
          <table:table-cell table:formula="of:=[$'ScMp stats'.G36]" office:value-type="float" office:value="41.9778" calcext:value-type="float">
            <text:p>41.9778</text:p>
          </table:table-cell>
          <table:table-cell table:formula="of:=[$'ScMp stats'.I36]" office:value-type="float" office:value="7196.7" calcext:value-type="float">
            <text:p>7196.7</text:p>
          </table:table-cell>
          <table:table-cell table:formula="of:=[$'ScMp stats'.J36]" office:value-type="float" office:value="56.7452" calcext:value-type="float">
            <text:p>56.7452</text:p>
          </table:table-cell>
          <table:table-cell table:formula="of:=[$'ScMp stats'.L36]" office:value-type="float" office:value="56.7452" calcext:value-type="float">
            <text:p>56.7452</text:p>
          </table:table-cell>
          <table:table-cell table:formula="of:=[$'ScMp stats'.M36]" office:value-type="float" office:value="71.0233" calcext:value-type="float">
            <text:p>71.0233</text:p>
          </table:table-cell>
          <table:table-cell table:formula="of:=[$'ScMp stats'.N36]" office:value-type="float" office:value="20.1034" calcext:value-type="float">
            <text:p>20.1034</text:p>
          </table:table-cell>
          <table:table-cell table:formula="of:=[$'McMp stats'.E36]" office:value-type="float" office:value="80.5784" calcext:value-type="float">
            <text:p>80.5784</text:p>
          </table:table-cell>
          <table:table-cell table:formula="of:=[$'McMp stats'.F36]" office:value-type="float" office:value="18.1445" calcext:value-type="float">
            <text:p>18.1445</text:p>
          </table:table-cell>
          <table:table-cell table:formula="of:=[$'McMp stats'.G36]" office:value-type="float" office:value="40.9528" calcext:value-type="float">
            <text:p>40.9528</text:p>
          </table:table-cell>
          <table:table-cell table:formula="of:=[$'McMp stats'.I36]" office:value-type="float" office:value="7192.97" calcext:value-type="float">
            <text:p>7192.97</text:p>
          </table:table-cell>
          <table:table-cell table:formula="of:=[$'McMp stats'.J36]" office:value-type="float" office:value="57.7701" calcext:value-type="float">
            <text:p>57.7701</text:p>
          </table:table-cell>
          <table:table-cell table:formula="of:=[$'McMp stats'.L36]" office:value-type="float" office:value="57.7701" calcext:value-type="float">
            <text:p>57.7701</text:p>
          </table:table-cell>
          <table:table-cell table:formula="of:=[$'McMp stats'.M36]" office:value-type="float" office:value="71.094" calcext:value-type="float">
            <text:p>71.094</text:p>
          </table:table-cell>
          <table:table-cell table:formula="of:=[$'McMp stats'.N36]" office:value-type="float" office:value="18.7412" calcext:value-type="float">
            <text:p>18.7412</text:p>
          </table:table-cell>
          <table:table-cell table:formula="of:=[$'PC Stats'.E36]" office:value-type="float" office:value="80.5784" calcext:value-type="float">
            <text:p>80.5784</text:p>
          </table:table-cell>
          <table:table-cell table:formula="of:=[$'PC Stats'.F36]" office:value-type="float" office:value="0" calcext:value-type="float">
            <text:p>0</text:p>
          </table:table-cell>
          <table:table-cell table:formula="of:=[$'PC Stats'.G36]" office:value-type="float" office:value="39.2728" calcext:value-type="float">
            <text:p>39.2728</text:p>
          </table:table-cell>
          <table:table-cell table:formula="of:=[$'PC Stats'.I36]" office:value-type="float" office:value="150.97" calcext:value-type="float">
            <text:p>150.97</text:p>
          </table:table-cell>
          <table:table-cell table:formula="of:=[$'PC Stats'.J36]" office:value-type="float" office:value="41.3056" calcext:value-type="float">
            <text:p>41.3056</text:p>
          </table:table-cell>
          <table:table-cell table:formula="of:=[$'PC Stats'.L36]" office:value-type="float" office:value="41.3056" calcext:value-type="float">
            <text:p>41.3056</text:p>
          </table:table-cell>
          <table:table-cell table:formula="of:=[$'PC Stats'.M36]" office:value-type="float" office:value="41.3056" calcext:value-type="float">
            <text:p>41.3056</text:p>
          </table:table-cell>
          <table:table-cell table:formula="of:=[$'PC Stats'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stats'.E37]" office:value-type="float" office:value="96.6816" calcext:value-type="float">
            <text:p>96.6816</text:p>
          </table:table-cell>
          <table:table-cell table:formula="of:=[$'ScSp stats'.F37]" office:value-type="float" office:value="43.22" calcext:value-type="float">
            <text:p>43.22</text:p>
          </table:table-cell>
          <table:table-cell table:formula="of:=[$'ScSp stats'.G37]" office:value-type="float" office:value="33.2528" calcext:value-type="float">
            <text:p>33.2528</text:p>
          </table:table-cell>
          <table:table-cell table:formula="of:=[$'ScSp stats'.I37]" office:value-type="float" office:value="7196.89" calcext:value-type="float">
            <text:p>7196.89</text:p>
          </table:table-cell>
          <table:table-cell table:formula="of:=[$'ScSp stats'.J37]" office:value-type="float" office:value="106.649" calcext:value-type="float">
            <text:p>106.649</text:p>
          </table:table-cell>
          <table:table-cell table:formula="of:=[$'ScSp stats'.L37]" office:value-type="float" office:value="106.649" calcext:value-type="float">
            <text:p>106.649</text:p>
          </table:table-cell>
          <table:table-cell table:formula="of:=[$'ScSp stats'.M37]" office:value-type="float" office:value="117.192" calcext:value-type="float">
            <text:p>117.192</text:p>
          </table:table-cell>
          <table:table-cell table:formula="of:=[$'ScSp stats'.N37]" office:value-type="float" office:value="8.99635" calcext:value-type="float">
            <text:p>8.99635</text:p>
          </table:table-cell>
          <table:table-cell table:formula="of:=[$'McSp stats'.E37]" office:value-type="float" office:value="96.6816" calcext:value-type="float">
            <text:p>96.6816</text:p>
          </table:table-cell>
          <table:table-cell table:formula="of:=[$'McSp stats'.F37]" office:value-type="float" office:value="43.22" calcext:value-type="float">
            <text:p>43.22</text:p>
          </table:table-cell>
          <table:table-cell table:formula="of:=[$'McSp stats'.G37]" office:value-type="float" office:value="34.0332" calcext:value-type="float">
            <text:p>34.0332</text:p>
          </table:table-cell>
          <table:table-cell table:formula="of:=[$'McSp stats'.I37]" office:value-type="float" office:value="7198.44" calcext:value-type="float">
            <text:p>7198.44</text:p>
          </table:table-cell>
          <table:table-cell table:formula="of:=[$'McSp stats'.J37]" office:value-type="float" office:value="105.868" calcext:value-type="float">
            <text:p>105.868</text:p>
          </table:table-cell>
          <table:table-cell table:formula="of:=[$'McSp stats'.L37]" office:value-type="float" office:value="105.868" calcext:value-type="float">
            <text:p>105.868</text:p>
          </table:table-cell>
          <table:table-cell table:formula="of:=[$'McSp stats'.M37]" office:value-type="float" office:value="118.23" calcext:value-type="float">
            <text:p>118.23</text:p>
          </table:table-cell>
          <table:table-cell table:formula="of:=[$'McSp stats'.N37]" office:value-type="float" office:value="10.4559" calcext:value-type="float">
            <text:p>10.4559</text:p>
          </table:table-cell>
          <table:table-cell table:formula="of:=[$'ScMp stats'.E37]" office:value-type="float" office:value="96.6816" calcext:value-type="float">
            <text:p>96.6816</text:p>
          </table:table-cell>
          <table:table-cell table:formula="of:=[$'ScMp stats'.F37]" office:value-type="float" office:value="43.22" calcext:value-type="float">
            <text:p>43.22</text:p>
          </table:table-cell>
          <table:table-cell table:formula="of:=[$'ScMp stats'.G37]" office:value-type="float" office:value="25.6308" calcext:value-type="float">
            <text:p>25.6308</text:p>
          </table:table-cell>
          <table:table-cell table:formula="of:=[$'ScMp stats'.I37]" office:value-type="float" office:value="7197.39" calcext:value-type="float">
            <text:p>7197.39</text:p>
          </table:table-cell>
          <table:table-cell table:formula="of:=[$'ScMp stats'.J37]" office:value-type="float" office:value="114.271" calcext:value-type="float">
            <text:p>114.271</text:p>
          </table:table-cell>
          <table:table-cell table:formula="of:=[$'ScMp stats'.L37]" office:value-type="float" office:value="114.271" calcext:value-type="float">
            <text:p>114.271</text:p>
          </table:table-cell>
          <table:table-cell table:formula="of:=[$'ScMp stats'.M37]" office:value-type="float" office:value="121.277" calcext:value-type="float">
            <text:p>121.277</text:p>
          </table:table-cell>
          <table:table-cell table:formula="of:=[$'ScMp stats'.N37]" office:value-type="float" office:value="5.77686" calcext:value-type="float">
            <text:p>5.77686</text:p>
          </table:table-cell>
          <table:table-cell table:formula="of:=[$'McMp stats'.E37]" office:value-type="float" office:value="96.6816" calcext:value-type="float">
            <text:p>96.6816</text:p>
          </table:table-cell>
          <table:table-cell table:formula="of:=[$'McMp stats'.F37]" office:value-type="float" office:value="43.22" calcext:value-type="float">
            <text:p>43.22</text:p>
          </table:table-cell>
          <table:table-cell table:formula="of:=[$'McMp stats'.G37]" office:value-type="float" office:value="41.9139" calcext:value-type="float">
            <text:p>41.9139</text:p>
          </table:table-cell>
          <table:table-cell table:formula="of:=[$'McMp stats'.I37]" office:value-type="float" office:value="7195.44" calcext:value-type="float">
            <text:p>7195.44</text:p>
          </table:table-cell>
          <table:table-cell table:formula="of:=[$'McMp stats'.J37]" office:value-type="float" office:value="97.9877" calcext:value-type="float">
            <text:p>97.9877</text:p>
          </table:table-cell>
          <table:table-cell table:formula="of:=[$'McMp stats'.L37]" office:value-type="float" office:value="97.9877" calcext:value-type="float">
            <text:p>97.9877</text:p>
          </table:table-cell>
          <table:table-cell table:formula="of:=[$'McMp stats'.M37]" office:value-type="float" office:value="121.473" calcext:value-type="float">
            <text:p>121.473</text:p>
          </table:table-cell>
          <table:table-cell table:formula="of:=[$'McMp stats'.N37]" office:value-type="float" office:value="19.3338" calcext:value-type="float">
            <text:p>19.3338</text:p>
          </table:table-cell>
          <table:table-cell table:formula="of:=[$'PC Stats'.E37]" office:value-type="float" office:value="96.6816" calcext:value-type="float">
            <text:p>96.6816</text:p>
          </table:table-cell>
          <table:table-cell table:formula="of:=[$'PC Stats'.F37]" office:value-type="float" office:value="43.22" calcext:value-type="float">
            <text:p>43.22</text:p>
          </table:table-cell>
          <table:table-cell table:formula="of:=[$'PC Stats'.G37]" office:value-type="float" office:value="27.5102" calcext:value-type="float">
            <text:p>27.5102</text:p>
          </table:table-cell>
          <table:table-cell table:formula="of:=[$'PC Stats'.I37]" office:value-type="float" office:value="648.1" calcext:value-type="float">
            <text:p>648.1</text:p>
          </table:table-cell>
          <table:table-cell table:formula="of:=[$'PC Stats'.J37]" office:value-type="float" office:value="112.391" calcext:value-type="float">
            <text:p>112.391</text:p>
          </table:table-cell>
          <table:table-cell table:formula="of:=[$'PC Stats'.L37]" office:value-type="float" office:value="112.391" calcext:value-type="float">
            <text:p>112.391</text:p>
          </table:table-cell>
          <table:table-cell table:formula="of:=[$'PC Stats'.M37]" office:value-type="float" office:value="112.403" calcext:value-type="float">
            <text:p>112.403</text:p>
          </table:table-cell>
          <table:table-cell table:formula="of:=[$'PC Stats'.N37]" office:value-type="float" office:value="0.00999689" calcext:value-type="float">
            <text:p>0.00999689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stats'.E38]" office:value-type="float" office:value="87.6824" calcext:value-type="float">
            <text:p>87.6824</text:p>
          </table:table-cell>
          <table:table-cell table:formula="of:=[$'ScSp stats'.F38]" office:value-type="float" office:value="36.9099" calcext:value-type="float">
            <text:p>36.9099</text:p>
          </table:table-cell>
          <table:table-cell table:formula="of:=[$'ScSp stats'.G38]" office:value-type="float" office:value="39.2749" calcext:value-type="float">
            <text:p>39.2749</text:p>
          </table:table-cell>
          <table:table-cell table:formula="of:=[$'ScSp stats'.I38]" office:value-type="float" office:value="7196.56" calcext:value-type="float">
            <text:p>7196.56</text:p>
          </table:table-cell>
          <table:table-cell table:formula="of:=[$'ScSp stats'.J38]" office:value-type="float" office:value="85.3173" calcext:value-type="float">
            <text:p>85.3173</text:p>
          </table:table-cell>
          <table:table-cell table:formula="of:=[$'ScSp stats'.L38]" office:value-type="float" office:value="85.3173" calcext:value-type="float">
            <text:p>85.3173</text:p>
          </table:table-cell>
          <table:table-cell table:formula="of:=[$'ScSp stats'.M38]" office:value-type="float" office:value="102.236" calcext:value-type="float">
            <text:p>102.236</text:p>
          </table:table-cell>
          <table:table-cell table:formula="of:=[$'ScSp stats'.N38]" office:value-type="float" office:value="16.5487" calcext:value-type="float">
            <text:p>16.5487</text:p>
          </table:table-cell>
          <table:table-cell table:formula="of:=[$'McSp stats'.E38]" office:value-type="float" office:value="87.6824" calcext:value-type="float">
            <text:p>87.6824</text:p>
          </table:table-cell>
          <table:table-cell table:formula="of:=[$'McSp stats'.F38]" office:value-type="float" office:value="36.9099" calcext:value-type="float">
            <text:p>36.9099</text:p>
          </table:table-cell>
          <table:table-cell table:formula="of:=[$'McSp stats'.G38]" office:value-type="float" office:value="34.1447" calcext:value-type="float">
            <text:p>34.1447</text:p>
          </table:table-cell>
          <table:table-cell table:formula="of:=[$'McSp stats'.I38]" office:value-type="float" office:value="7198.05" calcext:value-type="float">
            <text:p>7198.05</text:p>
          </table:table-cell>
          <table:table-cell table:formula="of:=[$'McSp stats'.J38]" office:value-type="float" office:value="90.4476" calcext:value-type="float">
            <text:p>90.4476</text:p>
          </table:table-cell>
          <table:table-cell table:formula="of:=[$'McSp stats'.L38]" office:value-type="float" office:value="90.4476" calcext:value-type="float">
            <text:p>90.4476</text:p>
          </table:table-cell>
          <table:table-cell table:formula="of:=[$'McSp stats'.M38]" office:value-type="float" office:value="103.321" calcext:value-type="float">
            <text:p>103.321</text:p>
          </table:table-cell>
          <table:table-cell table:formula="of:=[$'McSp stats'.N38]" office:value-type="float" office:value="12.4596" calcext:value-type="float">
            <text:p>12.4596</text:p>
          </table:table-cell>
          <table:table-cell table:formula="of:=[$'ScMp stats'.E38]" office:value-type="float" office:value="87.6824" calcext:value-type="float">
            <text:p>87.6824</text:p>
          </table:table-cell>
          <table:table-cell table:formula="of:=[$'ScMp stats'.F38]" office:value-type="float" office:value="36.9099" calcext:value-type="float">
            <text:p>36.9099</text:p>
          </table:table-cell>
          <table:table-cell table:formula="of:=[$'ScMp stats'.G38]" office:value-type="float" office:value="36.3957" calcext:value-type="float">
            <text:p>36.3957</text:p>
          </table:table-cell>
          <table:table-cell table:formula="of:=[$'ScMp stats'.I38]" office:value-type="float" office:value="7194.78" calcext:value-type="float">
            <text:p>7194.78</text:p>
          </table:table-cell>
          <table:table-cell table:formula="of:=[$'ScMp stats'.J38]" office:value-type="float" office:value="88.1965" calcext:value-type="float">
            <text:p>88.1965</text:p>
          </table:table-cell>
          <table:table-cell table:formula="of:=[$'ScMp stats'.L38]" office:value-type="float" office:value="88.1965" calcext:value-type="float">
            <text:p>88.1965</text:p>
          </table:table-cell>
          <table:table-cell table:formula="of:=[$'ScMp stats'.M38]" office:value-type="float" office:value="104.569" calcext:value-type="float">
            <text:p>104.569</text:p>
          </table:table-cell>
          <table:table-cell table:formula="of:=[$'ScMp stats'.N38]" office:value-type="float" office:value="15.6571" calcext:value-type="float">
            <text:p>15.6571</text:p>
          </table:table-cell>
          <table:table-cell table:formula="of:=[$'McMp stats'.E38]" office:value-type="float" office:value="87.6824" calcext:value-type="float">
            <text:p>87.6824</text:p>
          </table:table-cell>
          <table:table-cell table:formula="of:=[$'McMp stats'.F38]" office:value-type="float" office:value="40.714" calcext:value-type="float">
            <text:p>40.714</text:p>
          </table:table-cell>
          <table:table-cell table:formula="of:=[$'McMp stats'.G38]" office:value-type="float" office:value="35.794" calcext:value-type="float">
            <text:p>35.794</text:p>
          </table:table-cell>
          <table:table-cell table:formula="of:=[$'McMp stats'.I38]" office:value-type="float" office:value="7197.43" calcext:value-type="float">
            <text:p>7197.43</text:p>
          </table:table-cell>
          <table:table-cell table:formula="of:=[$'McMp stats'.J38]" office:value-type="float" office:value="92.6023" calcext:value-type="float">
            <text:p>92.6023</text:p>
          </table:table-cell>
          <table:table-cell table:formula="of:=[$'McMp stats'.L38]" office:value-type="float" office:value="92.6023" calcext:value-type="float">
            <text:p>92.6023</text:p>
          </table:table-cell>
          <table:table-cell table:formula="of:=[$'McMp stats'.M38]" office:value-type="float" office:value="104.619" calcext:value-type="float">
            <text:p>104.619</text:p>
          </table:table-cell>
          <table:table-cell table:formula="of:=[$'McMp stats'.N38]" office:value-type="float" office:value="11.4862" calcext:value-type="float">
            <text:p>11.4862</text:p>
          </table:table-cell>
          <table:table-cell table:formula="of:=[$'PC Stats'.E38]" office:value-type="float" office:value="87.6824" calcext:value-type="float">
            <text:p>87.6824</text:p>
          </table:table-cell>
          <table:table-cell table:formula="of:=[$'PC Stats'.F38]" office:value-type="float" office:value="0" calcext:value-type="float">
            <text:p>0</text:p>
          </table:table-cell>
          <table:table-cell table:formula="of:=[$'PC Stats'.G38]" office:value-type="float" office:value="26.4228" calcext:value-type="float">
            <text:p>26.4228</text:p>
          </table:table-cell>
          <table:table-cell table:formula="of:=[$'PC Stats'.I38]" office:value-type="float" office:value="7199" calcext:value-type="float">
            <text:p>7199</text:p>
          </table:table-cell>
          <table:table-cell table:formula="of:=[$'PC Stats'.J38]" office:value-type="float" office:value="61.2596" calcext:value-type="float">
            <text:p>61.2596</text:p>
          </table:table-cell>
          <table:table-cell table:formula="of:=[$'PC Stats'.L38]" office:value-type="float" office:value="61.2596" calcext:value-type="float">
            <text:p>61.2596</text:p>
          </table:table-cell>
          <table:table-cell table:formula="of:=[$'PC Stats'.M38]" office:value-type="float" office:value="90.9807" calcext:value-type="float">
            <text:p>90.9807</text:p>
          </table:table-cell>
          <table:table-cell table:formula="of:=[$'PC Stats'.N38]" office:value-type="float" office:value="32.6675" calcext:value-type="float">
            <text:p>32.6675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stats'.E39]" office:value-type="float" office:value="104.298" calcext:value-type="float">
            <text:p>104.298</text:p>
          </table:table-cell>
          <table:table-cell table:formula="of:=[$'ScSp stats'.F39]" office:value-type="float" office:value="35.7867" calcext:value-type="float">
            <text:p>35.7867</text:p>
          </table:table-cell>
          <table:table-cell table:formula="of:=[$'ScSp stats'.G39]" office:value-type="float" office:value="37.9348" calcext:value-type="float">
            <text:p>37.9348</text:p>
          </table:table-cell>
          <table:table-cell table:formula="of:=[$'ScSp stats'.I39]" office:value-type="float" office:value="7199.91" calcext:value-type="float">
            <text:p>7199.91</text:p>
          </table:table-cell>
          <table:table-cell table:formula="of:=[$'ScSp stats'.J39]" office:value-type="float" office:value="102.149" calcext:value-type="float">
            <text:p>102.149</text:p>
          </table:table-cell>
          <table:table-cell table:formula="of:=[$'ScSp stats'.L39]" office:value-type="float" office:value="102.149" calcext:value-type="float">
            <text:p>102.149</text:p>
          </table:table-cell>
          <table:table-cell table:formula="of:=[$'ScSp stats'.M39]" office:value-type="float" office:value="110.949" calcext:value-type="float">
            <text:p>110.949</text:p>
          </table:table-cell>
          <table:table-cell table:formula="of:=[$'ScSp stats'.N39]" office:value-type="float" office:value="7.93157" calcext:value-type="float">
            <text:p>7.93157</text:p>
          </table:table-cell>
          <table:table-cell table:formula="of:=[$'McSp stats'.E39]" office:value-type="float" office:value="104.298" calcext:value-type="float">
            <text:p>104.298</text:p>
          </table:table-cell>
          <table:table-cell table:formula="of:=[$'McSp stats'.F39]" office:value-type="float" office:value="31.442" calcext:value-type="float">
            <text:p>31.442</text:p>
          </table:table-cell>
          <table:table-cell table:formula="of:=[$'McSp stats'.G39]" office:value-type="float" office:value="34.5685" calcext:value-type="float">
            <text:p>34.5685</text:p>
          </table:table-cell>
          <table:table-cell table:formula="of:=[$'McSp stats'.I39]" office:value-type="float" office:value="7197.67" calcext:value-type="float">
            <text:p>7197.67</text:p>
          </table:table-cell>
          <table:table-cell table:formula="of:=[$'McSp stats'.J39]" office:value-type="float" office:value="101.171" calcext:value-type="float">
            <text:p>101.171</text:p>
          </table:table-cell>
          <table:table-cell table:formula="of:=[$'McSp stats'.L39]" office:value-type="float" office:value="101.171" calcext:value-type="float">
            <text:p>101.171</text:p>
          </table:table-cell>
          <table:table-cell table:formula="of:=[$'McSp stats'.M39]" office:value-type="float" office:value="111.045" calcext:value-type="float">
            <text:p>111.045</text:p>
          </table:table-cell>
          <table:table-cell table:formula="of:=[$'McSp stats'.N39]" office:value-type="float" office:value="8.89189" calcext:value-type="float">
            <text:p>8.89189</text:p>
          </table:table-cell>
          <table:table-cell table:formula="of:=[$'ScMp stats'.E39]" office:value-type="float" office:value="104.298" calcext:value-type="float">
            <text:p>104.298</text:p>
          </table:table-cell>
          <table:table-cell table:formula="of:=[$'ScMp stats'.F39]" office:value-type="float" office:value="38.4069" calcext:value-type="float">
            <text:p>38.4069</text:p>
          </table:table-cell>
          <table:table-cell table:formula="of:=[$'ScMp stats'.G39]" office:value-type="float" office:value="46.7101" calcext:value-type="float">
            <text:p>46.7101</text:p>
          </table:table-cell>
          <table:table-cell table:formula="of:=[$'ScMp stats'.I39]" office:value-type="float" office:value="7197.53" calcext:value-type="float">
            <text:p>7197.53</text:p>
          </table:table-cell>
          <table:table-cell table:formula="of:=[$'ScMp stats'.J39]" office:value-type="float" office:value="95.9944" calcext:value-type="float">
            <text:p>95.9944</text:p>
          </table:table-cell>
          <table:table-cell table:formula="of:=[$'ScMp stats'.L39]" office:value-type="float" office:value="95.9944" calcext:value-type="float">
            <text:p>95.9944</text:p>
          </table:table-cell>
          <table:table-cell table:formula="of:=[$'ScMp stats'.M39]" office:value-type="float" office:value="114.994" calcext:value-type="float">
            <text:p>114.994</text:p>
          </table:table-cell>
          <table:table-cell table:formula="of:=[$'ScMp stats'.N39]" office:value-type="float" office:value="16.5223" calcext:value-type="float">
            <text:p>16.5223</text:p>
          </table:table-cell>
          <table:table-cell table:formula="of:=[$'McMp stats'.E39]" office:value-type="float" office:value="104.298" calcext:value-type="float">
            <text:p>104.298</text:p>
          </table:table-cell>
          <table:table-cell table:formula="of:=[$'McMp stats'.F39]" office:value-type="float" office:value="35.7867" calcext:value-type="float">
            <text:p>35.7867</text:p>
          </table:table-cell>
          <table:table-cell table:formula="of:=[$'McMp stats'.G39]" office:value-type="float" office:value="35.5216" calcext:value-type="float">
            <text:p>35.5216</text:p>
          </table:table-cell>
          <table:table-cell table:formula="of:=[$'McMp stats'.I39]" office:value-type="float" office:value="7197.01" calcext:value-type="float">
            <text:p>7197.01</text:p>
          </table:table-cell>
          <table:table-cell table:formula="of:=[$'McMp stats'.J39]" office:value-type="float" office:value="104.563" calcext:value-type="float">
            <text:p>104.563</text:p>
          </table:table-cell>
          <table:table-cell table:formula="of:=[$'McMp stats'.L39]" office:value-type="float" office:value="104.563" calcext:value-type="float">
            <text:p>104.563</text:p>
          </table:table-cell>
          <table:table-cell table:formula="of:=[$'McMp stats'.M39]" office:value-type="float" office:value="114.874" calcext:value-type="float">
            <text:p>114.874</text:p>
          </table:table-cell>
          <table:table-cell table:formula="of:=[$'McMp stats'.N39]" office:value-type="float" office:value="8.97592" calcext:value-type="float">
            <text:p>8.97592</text:p>
          </table:table-cell>
          <table:table-cell table:formula="of:=[$'PC Stats'.E39]" office:value-type="float" office:value="104.298" calcext:value-type="float">
            <text:p>104.298</text:p>
          </table:table-cell>
          <table:table-cell table:formula="of:=[$'PC Stats'.F39]" office:value-type="float" office:value="35.5874" calcext:value-type="float">
            <text:p>35.5874</text:p>
          </table:table-cell>
          <table:table-cell table:formula="of:=[$'PC Stats'.G39]" office:value-type="float" office:value="39.9986" calcext:value-type="float">
            <text:p>39.9986</text:p>
          </table:table-cell>
          <table:table-cell table:formula="of:=[$'PC Stats'.I39]" office:value-type="float" office:value="7200.25" calcext:value-type="float">
            <text:p>7200.25</text:p>
          </table:table-cell>
          <table:table-cell table:formula="of:=[$'PC Stats'.J39]" office:value-type="float" office:value="99.8864" calcext:value-type="float">
            <text:p>99.8864</text:p>
          </table:table-cell>
          <table:table-cell table:formula="of:=[$'PC Stats'.L39]" office:value-type="float" office:value="99.8864" calcext:value-type="float">
            <text:p>99.8864</text:p>
          </table:table-cell>
          <table:table-cell table:formula="of:=[$'PC Stats'.M39]" office:value-type="float" office:value="101.729" calcext:value-type="float">
            <text:p>101.729</text:p>
          </table:table-cell>
          <table:table-cell table:formula="of:=[$'PC Stats'.N39]" office:value-type="float" office:value="1.81152" calcext:value-type="float">
            <text:p>1.81152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stats'.E40]" office:value-type="float" office:value="96.8683" calcext:value-type="float">
            <text:p>96.8683</text:p>
          </table:table-cell>
          <table:table-cell table:formula="of:=[$'ScSp stats'.F40]" office:value-type="float" office:value="72.9371" calcext:value-type="float">
            <text:p>72.9371</text:p>
          </table:table-cell>
          <table:table-cell table:formula="of:=[$'ScSp stats'.G40]" office:value-type="float" office:value="67.0098" calcext:value-type="float">
            <text:p>67.0098</text:p>
          </table:table-cell>
          <table:table-cell table:formula="of:=[$'ScSp stats'.I40]" office:value-type="float" office:value="7198.28" calcext:value-type="float">
            <text:p>7198.28</text:p>
          </table:table-cell>
          <table:table-cell table:formula="of:=[$'ScSp stats'.J40]" office:value-type="float" office:value="102.796" calcext:value-type="float">
            <text:p>102.796</text:p>
          </table:table-cell>
          <table:table-cell table:formula="of:=[$'ScSp stats'.L40]" office:value-type="float" office:value="102.796" calcext:value-type="float">
            <text:p>102.796</text:p>
          </table:table-cell>
          <table:table-cell table:formula="of:=[$'ScSp stats'.M40]" office:value-type="float" office:value="114.679" calcext:value-type="float">
            <text:p>114.679</text:p>
          </table:table-cell>
          <table:table-cell table:formula="of:=[$'ScSp stats'.N40]" office:value-type="float" office:value="10.362" calcext:value-type="float">
            <text:p>10.362</text:p>
          </table:table-cell>
          <table:table-cell table:formula="of:=[$'McSp stats'.E40]" office:value-type="float" office:value="96.8683" calcext:value-type="float">
            <text:p>96.8683</text:p>
          </table:table-cell>
          <table:table-cell table:formula="of:=[$'McSp stats'.F40]" office:value-type="float" office:value="72.9371" calcext:value-type="float">
            <text:p>72.9371</text:p>
          </table:table-cell>
          <table:table-cell table:formula="of:=[$'McSp stats'.G40]" office:value-type="float" office:value="66.7958" calcext:value-type="float">
            <text:p>66.7958</text:p>
          </table:table-cell>
          <table:table-cell table:formula="of:=[$'McSp stats'.I40]" office:value-type="float" office:value="7197.29" calcext:value-type="float">
            <text:p>7197.29</text:p>
          </table:table-cell>
          <table:table-cell table:formula="of:=[$'McSp stats'.J40]" office:value-type="float" office:value="103.01" calcext:value-type="float">
            <text:p>103.01</text:p>
          </table:table-cell>
          <table:table-cell table:formula="of:=[$'McSp stats'.L40]" office:value-type="float" office:value="103.01" calcext:value-type="float">
            <text:p>103.01</text:p>
          </table:table-cell>
          <table:table-cell table:formula="of:=[$'McSp stats'.M40]" office:value-type="float" office:value="114.333" calcext:value-type="float">
            <text:p>114.333</text:p>
          </table:table-cell>
          <table:table-cell table:formula="of:=[$'McSp stats'.N40]" office:value-type="float" office:value="9.90353" calcext:value-type="float">
            <text:p>9.90353</text:p>
          </table:table-cell>
          <table:table-cell table:formula="of:=[$'ScMp stats'.E40]" office:value-type="float" office:value="96.8683" calcext:value-type="float">
            <text:p>96.8683</text:p>
          </table:table-cell>
          <table:table-cell table:formula="of:=[$'ScMp stats'.F40]" office:value-type="float" office:value="72.9371" calcext:value-type="float">
            <text:p>72.9371</text:p>
          </table:table-cell>
          <table:table-cell table:formula="of:=[$'ScMp stats'.G40]" office:value-type="float" office:value="71.7642" calcext:value-type="float">
            <text:p>71.7642</text:p>
          </table:table-cell>
          <table:table-cell table:formula="of:=[$'ScMp stats'.I40]" office:value-type="float" office:value="7198.65" calcext:value-type="float">
            <text:p>7198.65</text:p>
          </table:table-cell>
          <table:table-cell table:formula="of:=[$'ScMp stats'.J40]" office:value-type="float" office:value="98.0412" calcext:value-type="float">
            <text:p>98.0412</text:p>
          </table:table-cell>
          <table:table-cell table:formula="of:=[$'ScMp stats'.L40]" office:value-type="float" office:value="98.0412" calcext:value-type="float">
            <text:p>98.0412</text:p>
          </table:table-cell>
          <table:table-cell table:formula="of:=[$'ScMp stats'.M40]" office:value-type="float" office:value="120.126" calcext:value-type="float">
            <text:p>120.126</text:p>
          </table:table-cell>
          <table:table-cell table:formula="of:=[$'ScMp stats'.N40]" office:value-type="float" office:value="18.3847" calcext:value-type="float">
            <text:p>18.3847</text:p>
          </table:table-cell>
          <table:table-cell table:formula="of:=[$'McMp stats'.E40]" office:value-type="float" office:value="96.8683" calcext:value-type="float">
            <text:p>96.8683</text:p>
          </table:table-cell>
          <table:table-cell table:formula="of:=[$'McMp stats'.F40]" office:value-type="float" office:value="72.9371" calcext:value-type="float">
            <text:p>72.9371</text:p>
          </table:table-cell>
          <table:table-cell table:formula="of:=[$'McMp stats'.G40]" office:value-type="float" office:value="59.5347" calcext:value-type="float">
            <text:p>59.5347</text:p>
          </table:table-cell>
          <table:table-cell table:formula="of:=[$'McMp stats'.I40]" office:value-type="float" office:value="7196.08" calcext:value-type="float">
            <text:p>7196.08</text:p>
          </table:table-cell>
          <table:table-cell table:formula="of:=[$'McMp stats'.J40]" office:value-type="float" office:value="110.271" calcext:value-type="float">
            <text:p>110.271</text:p>
          </table:table-cell>
          <table:table-cell table:formula="of:=[$'McMp stats'.L40]" office:value-type="float" office:value="110.271" calcext:value-type="float">
            <text:p>110.271</text:p>
          </table:table-cell>
          <table:table-cell table:formula="of:=[$'McMp stats'.M40]" office:value-type="float" office:value="120.139" calcext:value-type="float">
            <text:p>120.139</text:p>
          </table:table-cell>
          <table:table-cell table:formula="of:=[$'McMp stats'.N40]" office:value-type="float" office:value="8.21382" calcext:value-type="float">
            <text:p>8.21382</text:p>
          </table:table-cell>
          <table:table-cell table:formula="of:=[$'PC Stats'.E40]" office:value-type="float" office:value="96.8683" calcext:value-type="float">
            <text:p>96.8683</text:p>
          </table:table-cell>
          <table:table-cell table:formula="of:=[$'PC Stats'.F40]" office:value-type="float" office:value="76.3337" calcext:value-type="float">
            <text:p>76.3337</text:p>
          </table:table-cell>
          <table:table-cell table:formula="of:=[$'PC Stats'.G40]" office:value-type="float" office:value="75.9539" calcext:value-type="float">
            <text:p>75.9539</text:p>
          </table:table-cell>
          <table:table-cell table:formula="of:=[$'PC Stats'.I40]" office:value-type="float" office:value="7197.75" calcext:value-type="float">
            <text:p>7197.75</text:p>
          </table:table-cell>
          <table:table-cell table:formula="of:=[$'PC Stats'.J40]" office:value-type="float" office:value="97.248" calcext:value-type="float">
            <text:p>97.248</text:p>
          </table:table-cell>
          <table:table-cell table:formula="of:=[$'PC Stats'.L40]" office:value-type="float" office:value="97.248" calcext:value-type="float">
            <text:p>97.248</text:p>
          </table:table-cell>
          <table:table-cell table:formula="of:=[$'PC Stats'.M40]" office:value-type="float" office:value="102.574" calcext:value-type="float">
            <text:p>102.574</text:p>
          </table:table-cell>
          <table:table-cell table:formula="of:=[$'PC Stats'.N40]" office:value-type="float" office:value="5.19245" calcext:value-type="float">
            <text:p>5.19245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stats'.E41]" office:value-type="float" office:value="113.532" calcext:value-type="float">
            <text:p>113.532</text:p>
          </table:table-cell>
          <table:table-cell table:formula="of:=[$'ScSp stats'.F41]" office:value-type="float" office:value="41.44" calcext:value-type="float">
            <text:p>41.44</text:p>
          </table:table-cell>
          <table:table-cell table:formula="of:=[$'ScSp stats'.G41]" office:value-type="float" office:value="59.2512" calcext:value-type="float">
            <text:p>59.2512</text:p>
          </table:table-cell>
          <table:table-cell table:formula="of:=[$'ScSp stats'.I41]" office:value-type="float" office:value="7196.53" calcext:value-type="float">
            <text:p>7196.53</text:p>
          </table:table-cell>
          <table:table-cell table:formula="of:=[$'ScSp stats'.J41]" office:value-type="float" office:value="95.7213" calcext:value-type="float">
            <text:p>95.7213</text:p>
          </table:table-cell>
          <table:table-cell table:formula="of:=[$'ScSp stats'.L41]" office:value-type="float" office:value="95.7213" calcext:value-type="float">
            <text:p>95.7213</text:p>
          </table:table-cell>
          <table:table-cell table:formula="of:=[$'ScSp stats'.M41]" office:value-type="float" office:value="111.375" calcext:value-type="float">
            <text:p>111.375</text:p>
          </table:table-cell>
          <table:table-cell table:formula="of:=[$'ScSp stats'.N41]" office:value-type="float" office:value="14.0549" calcext:value-type="float">
            <text:p>14.0549</text:p>
          </table:table-cell>
          <table:table-cell table:formula="of:=[$'McSp stats'.E41]" office:value-type="float" office:value="113.532" calcext:value-type="float">
            <text:p>113.532</text:p>
          </table:table-cell>
          <table:table-cell table:formula="of:=[$'McSp stats'.F41]" office:value-type="float" office:value="41.44" calcext:value-type="float">
            <text:p>41.44</text:p>
          </table:table-cell>
          <table:table-cell table:formula="of:=[$'McSp stats'.G41]" office:value-type="float" office:value="56.3553" calcext:value-type="float">
            <text:p>56.3553</text:p>
          </table:table-cell>
          <table:table-cell table:formula="of:=[$'McSp stats'.I41]" office:value-type="float" office:value="7195.88" calcext:value-type="float">
            <text:p>7195.88</text:p>
          </table:table-cell>
          <table:table-cell table:formula="of:=[$'McSp stats'.J41]" office:value-type="float" office:value="98.6171" calcext:value-type="float">
            <text:p>98.6171</text:p>
          </table:table-cell>
          <table:table-cell table:formula="of:=[$'McSp stats'.L41]" office:value-type="float" office:value="98.6171" calcext:value-type="float">
            <text:p>98.6171</text:p>
          </table:table-cell>
          <table:table-cell table:formula="of:=[$'McSp stats'.M41]" office:value-type="float" office:value="111.382" calcext:value-type="float">
            <text:p>111.382</text:p>
          </table:table-cell>
          <table:table-cell table:formula="of:=[$'McSp stats'.N41]" office:value-type="float" office:value="11.4605" calcext:value-type="float">
            <text:p>11.4605</text:p>
          </table:table-cell>
          <table:table-cell table:formula="of:=[$'ScMp stats'.E41]" office:value-type="float" office:value="113.532" calcext:value-type="float">
            <text:p>113.532</text:p>
          </table:table-cell>
          <table:table-cell table:formula="of:=[$'ScMp stats'.F41]" office:value-type="float" office:value="41.44" calcext:value-type="float">
            <text:p>41.44</text:p>
          </table:table-cell>
          <table:table-cell table:formula="of:=[$'ScMp stats'.G41]" office:value-type="float" office:value="54.2907" calcext:value-type="float">
            <text:p>54.2907</text:p>
          </table:table-cell>
          <table:table-cell table:formula="of:=[$'ScMp stats'.I41]" office:value-type="float" office:value="7196.52" calcext:value-type="float">
            <text:p>7196.52</text:p>
          </table:table-cell>
          <table:table-cell table:formula="of:=[$'ScMp stats'.J41]" office:value-type="float" office:value="100.682" calcext:value-type="float">
            <text:p>100.682</text:p>
          </table:table-cell>
          <table:table-cell table:formula="of:=[$'ScMp stats'.L41]" office:value-type="float" office:value="100.682" calcext:value-type="float">
            <text:p>100.682</text:p>
          </table:table-cell>
          <table:table-cell table:formula="of:=[$'ScMp stats'.M41]" office:value-type="float" office:value="114.223" calcext:value-type="float">
            <text:p>114.223</text:p>
          </table:table-cell>
          <table:table-cell table:formula="of:=[$'ScMp stats'.N41]" office:value-type="float" office:value="11.8549" calcext:value-type="float">
            <text:p>11.8549</text:p>
          </table:table-cell>
          <table:table-cell table:formula="of:=[$'McMp stats'.E41]" office:value-type="float" office:value="113.532" calcext:value-type="float">
            <text:p>113.532</text:p>
          </table:table-cell>
          <table:table-cell table:formula="of:=[$'McMp stats'.F41]" office:value-type="float" office:value="41.44" calcext:value-type="float">
            <text:p>41.44</text:p>
          </table:table-cell>
          <table:table-cell table:formula="of:=[$'McMp stats'.G41]" office:value-type="float" office:value="54.5774" calcext:value-type="float">
            <text:p>54.5774</text:p>
          </table:table-cell>
          <table:table-cell table:formula="of:=[$'McMp stats'.I41]" office:value-type="float" office:value="7194.91" calcext:value-type="float">
            <text:p>7194.91</text:p>
          </table:table-cell>
          <table:table-cell table:formula="of:=[$'McMp stats'.J41]" office:value-type="float" office:value="100.395" calcext:value-type="float">
            <text:p>100.395</text:p>
          </table:table-cell>
          <table:table-cell table:formula="of:=[$'McMp stats'.L41]" office:value-type="float" office:value="100.395" calcext:value-type="float">
            <text:p>100.395</text:p>
          </table:table-cell>
          <table:table-cell table:formula="of:=[$'McMp stats'.M41]" office:value-type="float" office:value="114.198" calcext:value-type="float">
            <text:p>114.198</text:p>
          </table:table-cell>
          <table:table-cell table:formula="of:=[$'McMp stats'.N41]" office:value-type="float" office:value="12.0869" calcext:value-type="float">
            <text:p>12.0869</text:p>
          </table:table-cell>
          <table:table-cell table:formula="of:=[$'PC Stats'.E41]" office:value-type="float" office:value="113.532" calcext:value-type="float">
            <text:p>113.532</text:p>
          </table:table-cell>
          <table:table-cell table:formula="of:=[$'PC Stats'.F41]" office:value-type="float" office:value="0" calcext:value-type="float">
            <text:p>0</text:p>
          </table:table-cell>
          <table:table-cell table:formula="of:=[$'PC Stats'.G41]" office:value-type="float" office:value="48.7982" calcext:value-type="float">
            <text:p>48.7982</text:p>
          </table:table-cell>
          <table:table-cell table:formula="of:=[$'PC Stats'.I41]" office:value-type="float" office:value="7193.45" calcext:value-type="float">
            <text:p>7193.45</text:p>
          </table:table-cell>
          <table:table-cell table:formula="of:=[$'PC Stats'.J41]" office:value-type="float" office:value="64.7342" calcext:value-type="float">
            <text:p>64.7342</text:p>
          </table:table-cell>
          <table:table-cell table:formula="of:=[$'PC Stats'.L41]" office:value-type="float" office:value="64.7342" calcext:value-type="float">
            <text:p>64.7342</text:p>
          </table:table-cell>
          <table:table-cell table:formula="of:=[$'PC Stats'.M41]" office:value-type="float" office:value="97.5835" calcext:value-type="float">
            <text:p>97.5835</text:p>
          </table:table-cell>
          <table:table-cell table:formula="of:=[$'PC Stats'.N41]" office:value-type="float" office:value="33.6628" calcext:value-type="float">
            <text:p>33.6628</text:p>
          </table:table-cell>
        </table:table-row>
        <table:table-row table:style-name="ro2">
          <table:table-cell table:style-name="ce15"/>
          <table:table-cell table:style-name="ce15" office:value-type="string" calcext:value-type="string" table:number-columns-spanned="8" table:number-rows-spanned="1">
            <text:p>ScSp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ce21" office:value-type="string" calcext:value-type="string" table:number-columns-spanned="8" table:number-rows-spanned="1">
            <text:p>McSp</text:p>
          </table:table-cell>
          <table:covered-table-cell table:number-columns-repeated="4" table:style-name="ce21"/>
          <table:covered-table-cell table:number-columns-repeated="3" table:style-name="Default"/>
          <table:table-cell table:style-name="ce15" office:value-type="string" calcext:value-type="string" table:number-columns-spanned="8" table:number-rows-spanned="1">
            <text:p>ScMp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ce15" office:value-type="string" calcext:value-type="string" table:number-columns-spanned="8" table:number-rows-spanned="1">
            <text:p>McMp</text:p>
          </table:table-cell>
          <table:covered-table-cell table:number-columns-repeated="4" table:style-name="ce15"/>
          <table:covered-table-cell table:number-columns-repeated="3" table:style-name="ce88"/>
          <table:table-cell table:style-name="ce15" office:value-type="string" calcext:value-type="string" table:number-columns-spanned="8" table:number-rows-spanned="1">
            <text:p>PC</text:p>
          </table:table-cell>
          <table:covered-table-cell table:number-columns-repeated="7"/>
        </table:table-row>
        <table:table-row table:style-name="ro2">
          <table:table-cell table:style-name="ce102" office:value-type="string" calcext:value-type="string">
            <text:p>Size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2">
          <table:table-cell table:style-name="ce103" office:value-type="string" calcext:value-type="string">
            <text:p>5-10</text:p>
          </table:table-cell>
          <table:table-cell table:style-name="ce108" table:formula="of:=AVERAGE([.B3:.B7])" office:value-type="float" office:value="23.98676" calcext:value-type="float">
            <text:p>23.987</text:p>
          </table:table-cell>
          <table:table-cell table:style-name="ce108" table:formula="of:=AVERAGE([.C3:.C7])" office:value-type="float" office:value="32.66054" calcext:value-type="float">
            <text:p>32.661</text:p>
          </table:table-cell>
          <table:table-cell table:style-name="ce108" table:formula="of:=AVERAGE([.D3:.D7])" office:value-type="float" office:value="23.59564" calcext:value-type="float">
            <text:p>23.596</text:p>
          </table:table-cell>
          <table:table-cell table:style-name="ce108" table:formula="of:=AVERAGE([.E3:.E7])" office:value-type="float" office:value="1.988" calcext:value-type="float">
            <text:p>1.988</text:p>
          </table:table-cell>
          <table:table-cell table:style-name="ce108" table:formula="of:=AVERAGE([.F3:.F7])" office:value-type="float" office:value="33.05166" calcext:value-type="float">
            <text:p>33.052</text:p>
          </table:table-cell>
          <table:table-cell table:style-name="ce108" table:formula="of:=AVERAGE([.G3:.G7])" office:value-type="float" office:value="33.05166" calcext:value-type="float">
            <text:p>33.052</text:p>
          </table:table-cell>
          <table:table-cell table:style-name="ce108" table:formula="of:=AVERAGE([.H3:.H7])" office:value-type="float" office:value="33.05166" calcext:value-type="float">
            <text:p>33.052</text:p>
          </table:table-cell>
          <table:table-cell table:style-name="ce108" table:formula="of:=AVERAGE([.I3:.I7])" office:value-type="float" office:value="0" calcext:value-type="float">
            <text:p>0.000</text:p>
          </table:table-cell>
          <table:table-cell table:style-name="ce108" table:formula="of:=AVERAGE([.J3:.J7])" office:value-type="float" office:value="23.98676" calcext:value-type="float">
            <text:p>23.987</text:p>
          </table:table-cell>
          <table:table-cell table:style-name="ce108" table:formula="of:=AVERAGE([.K3:.K7])" office:value-type="float" office:value="32.66054" calcext:value-type="float">
            <text:p>32.661</text:p>
          </table:table-cell>
          <table:table-cell table:style-name="ce108" table:formula="of:=AVERAGE([.L3:.L7])" office:value-type="float" office:value="23.59564" calcext:value-type="float">
            <text:p>23.596</text:p>
          </table:table-cell>
          <table:table-cell table:style-name="ce108" table:formula="of:=AVERAGE([.M3:.M7])" office:value-type="float" office:value="2.312" calcext:value-type="float">
            <text:p>2.312</text:p>
          </table:table-cell>
          <table:table-cell table:style-name="ce108" table:formula="of:=AVERAGE([.N3:.N7])" office:value-type="float" office:value="33.05166" calcext:value-type="float">
            <text:p>33.052</text:p>
          </table:table-cell>
          <table:table-cell table:style-name="ce108" table:formula="of:=AVERAGE([.O3:.O7])" office:value-type="float" office:value="33.05166" calcext:value-type="float">
            <text:p>33.052</text:p>
          </table:table-cell>
          <table:table-cell table:style-name="ce108" table:formula="of:=AVERAGE([.P3:.P7])" office:value-type="float" office:value="33.05166" calcext:value-type="float">
            <text:p>33.052</text:p>
          </table:table-cell>
          <table:table-cell table:style-name="ce108" table:formula="of:=AVERAGE([.Q3:.Q7])" office:value-type="float" office:value="0" calcext:value-type="float">
            <text:p>0.000</text:p>
          </table:table-cell>
          <table:table-cell table:style-name="ce108" table:formula="of:=AVERAGE([.R3:.R7])" office:value-type="float" office:value="23.98676" calcext:value-type="float">
            <text:p>23.987</text:p>
          </table:table-cell>
          <table:table-cell table:style-name="ce108" table:formula="of:=AVERAGE([.S3:.S7])" office:value-type="float" office:value="48.65612" calcext:value-type="float">
            <text:p>48.656</text:p>
          </table:table-cell>
          <table:table-cell table:style-name="ce108" table:formula="of:=AVERAGE([.T3:.T7])" office:value-type="float" office:value="22.82996" calcext:value-type="float">
            <text:p>22.830</text:p>
          </table:table-cell>
          <table:table-cell table:style-name="ce108" table:formula="of:=AVERAGE([.U3:.U7])" office:value-type="float" office:value="408.662" calcext:value-type="float">
            <text:p>408.662</text:p>
          </table:table-cell>
          <table:table-cell table:style-name="ce108" table:formula="of:=AVERAGE([.V3:.V7])" office:value-type="float" office:value="49.8129" calcext:value-type="float">
            <text:p>49.813</text:p>
          </table:table-cell>
          <table:table-cell table:style-name="ce108" table:formula="of:=AVERAGE([.W3:.W7])" office:value-type="float" office:value="49.8129" calcext:value-type="float">
            <text:p>49.813</text:p>
          </table:table-cell>
          <table:table-cell table:style-name="ce108" table:formula="of:=AVERAGE([.X3:.X7])" office:value-type="float" office:value="49.81766" calcext:value-type="float">
            <text:p>49.818</text:p>
          </table:table-cell>
          <table:table-cell table:style-name="ce108" table:formula="of:=AVERAGE([.Y3:.Y7])" office:value-type="float" office:value="0.009516786" calcext:value-type="float">
            <text:p>0.010</text:p>
          </table:table-cell>
          <table:table-cell table:style-name="ce108" table:formula="of:=AVERAGE([.Z3:.Z7])" office:value-type="float" office:value="23.98676" calcext:value-type="float">
            <text:p>23.987</text:p>
          </table:table-cell>
          <table:table-cell table:style-name="ce108" table:formula="of:=AVERAGE([.AA3:.AA7])" office:value-type="float" office:value="48.65612" calcext:value-type="float">
            <text:p>48.656</text:p>
          </table:table-cell>
          <table:table-cell table:style-name="ce108" table:formula="of:=AVERAGE([.AB3:.AB7])" office:value-type="float" office:value="22.82622" calcext:value-type="float">
            <text:p>22.826</text:p>
          </table:table-cell>
          <table:table-cell table:style-name="ce108" table:formula="of:=AVERAGE([.AC3:.AC7])" office:value-type="float" office:value="236.548" calcext:value-type="float">
            <text:p>236.548</text:p>
          </table:table-cell>
          <table:table-cell table:style-name="ce108" table:formula="of:=AVERAGE([.AD3:.AD7])" office:value-type="float" office:value="49.81664" calcext:value-type="float">
            <text:p>49.817</text:p>
          </table:table-cell>
          <table:table-cell table:style-name="ce108" table:formula="of:=AVERAGE([.AE3:.AE7])" office:value-type="float" office:value="49.81664" calcext:value-type="float">
            <text:p>49.817</text:p>
          </table:table-cell>
          <table:table-cell table:style-name="ce108" table:formula="of:=AVERAGE([.AF3:.AF7])" office:value-type="float" office:value="49.82122" calcext:value-type="float">
            <text:p>49.821</text:p>
          </table:table-cell>
          <table:table-cell table:style-name="ce108" table:formula="of:=AVERAGE([.AG3:.AG7])" office:value-type="float" office:value="0.009205594" calcext:value-type="float">
            <text:p>0.009</text:p>
          </table:table-cell>
          <table:table-cell table:style-name="ce108" table:formula="of:=AVERAGE([.AH3:.AH7])" office:value-type="float" office:value="23.98676" calcext:value-type="float">
            <text:p>23.987</text:p>
          </table:table-cell>
          <table:table-cell table:style-name="ce108" table:formula="of:=AVERAGE([.AI3:.AI7])" office:value-type="float" office:value="41.68728" calcext:value-type="float">
            <text:p>41.687</text:p>
          </table:table-cell>
          <table:table-cell table:style-name="ce108" table:formula="of:=AVERAGE([.AJ3:.AJ7])" office:value-type="float" office:value="26.026992" calcext:value-type="float">
            <text:p>26.027</text:p>
          </table:table-cell>
          <table:table-cell table:style-name="ce108" table:formula="of:=AVERAGE([.AK3:.AK7])" office:value-type="float" office:value="4532.112" calcext:value-type="float">
            <text:p>4532.112</text:p>
          </table:table-cell>
          <table:table-cell table:style-name="ce108" table:formula="of:=AVERAGE([.AL3:.AL7])" office:value-type="float" office:value="39.64702" calcext:value-type="float">
            <text:p>39.647</text:p>
          </table:table-cell>
          <table:table-cell table:style-name="ce108" table:formula="of:=AVERAGE([.AM3:.AM7])" office:value-type="float" office:value="39.64702" calcext:value-type="float">
            <text:p>39.647</text:p>
          </table:table-cell>
          <table:table-cell table:style-name="ce108" table:formula="of:=AVERAGE([.AN3:.AN7])" office:value-type="float" office:value="45.79166" calcext:value-type="float">
            <text:p>45.792</text:p>
          </table:table-cell>
          <table:table-cell table:style-name="ce108" table:formula="of:=AVERAGE([.AO3:.AO7])" office:value-type="float" office:value="14.691686632" calcext:value-type="float">
            <text:p>14.692</text:p>
          </table:table-cell>
        </table:table-row>
        <table:table-row table:style-name="ro2">
          <table:table-cell table:style-name="ce103" office:value-type="string" calcext:value-type="string">
            <text:p>10-10</text:p>
          </table:table-cell>
          <table:table-cell table:style-name="ce108" table:formula="of:=AVERAGE([.B8:.B12])" office:value-type="float" office:value="53.70862" calcext:value-type="float">
            <text:p>53.709</text:p>
          </table:table-cell>
          <table:table-cell table:style-name="ce108" table:formula="of:=AVERAGE([.C8:.C12])" office:value-type="float" office:value="50.50092" calcext:value-type="float">
            <text:p>50.501</text:p>
          </table:table-cell>
          <table:table-cell table:style-name="ce108" table:formula="of:=AVERAGE([.D8:.D12])" office:value-type="float" office:value="42.10656" calcext:value-type="float">
            <text:p>42.107</text:p>
          </table:table-cell>
          <table:table-cell table:style-name="ce108" table:formula="of:=AVERAGE([.E8:.E12])" office:value-type="float" office:value="7197.598" calcext:value-type="float">
            <text:p>7197.598</text:p>
          </table:table-cell>
          <table:table-cell table:style-name="ce108" table:formula="of:=AVERAGE([.F8:.F12])" office:value-type="float" office:value="62.10296" calcext:value-type="float">
            <text:p>62.103</text:p>
          </table:table-cell>
          <table:table-cell table:style-name="ce108" table:formula="of:=AVERAGE([.G8:.G12])" office:value-type="float" office:value="62.10296" calcext:value-type="float">
            <text:p>62.103</text:p>
          </table:table-cell>
          <table:table-cell table:style-name="ce108" table:formula="of:=AVERAGE([.H8:.H12])" office:value-type="float" office:value="66.43056" calcext:value-type="float">
            <text:p>66.431</text:p>
          </table:table-cell>
          <table:table-cell table:style-name="ce108" table:formula="of:=AVERAGE([.I8:.I12])" office:value-type="float" office:value="6.589152" calcext:value-type="float">
            <text:p>6.589</text:p>
          </table:table-cell>
          <table:table-cell table:style-name="ce108" table:formula="of:=AVERAGE([.J8:.J12])" office:value-type="float" office:value="53.70862" calcext:value-type="float">
            <text:p>53.709</text:p>
          </table:table-cell>
          <table:table-cell table:style-name="ce108" table:formula="of:=AVERAGE([.K8:.K12])" office:value-type="float" office:value="51.36986" calcext:value-type="float">
            <text:p>51.370</text:p>
          </table:table-cell>
          <table:table-cell table:style-name="ce108" table:formula="of:=AVERAGE([.L8:.L12])" office:value-type="float" office:value="42.85836" calcext:value-type="float">
            <text:p>42.858</text:p>
          </table:table-cell>
          <table:table-cell table:style-name="ce108" table:formula="of:=AVERAGE([.M8:.M12])" office:value-type="float" office:value="7197.102" calcext:value-type="float">
            <text:p>7197.102</text:p>
          </table:table-cell>
          <table:table-cell table:style-name="ce108" table:formula="of:=AVERAGE([.N8:.N12])" office:value-type="float" office:value="62.22008" calcext:value-type="float">
            <text:p>62.220</text:p>
          </table:table-cell>
          <table:table-cell table:style-name="ce108" table:formula="of:=AVERAGE([.O8:.O12])" office:value-type="float" office:value="62.22008" calcext:value-type="float">
            <text:p>62.220</text:p>
          </table:table-cell>
          <table:table-cell table:style-name="ce108" table:formula="of:=AVERAGE([.P8:.P12])" office:value-type="float" office:value="66.41618" calcext:value-type="float">
            <text:p>66.416</text:p>
          </table:table-cell>
          <table:table-cell table:style-name="ce108" table:formula="of:=AVERAGE([.Q8:.Q12])" office:value-type="float" office:value="6.409772" calcext:value-type="float">
            <text:p>6.410</text:p>
          </table:table-cell>
          <table:table-cell table:style-name="ce108" table:formula="of:=AVERAGE([.R8:.R12])" office:value-type="float" office:value="53.70862" calcext:value-type="float">
            <text:p>53.709</text:p>
          </table:table-cell>
          <table:table-cell table:style-name="ce108" table:formula="of:=AVERAGE([.S8:.S12])" office:value-type="float" office:value="57.22578" calcext:value-type="float">
            <text:p>57.226</text:p>
          </table:table-cell>
          <table:table-cell table:style-name="ce108" table:formula="of:=AVERAGE([.T8:.T12])" office:value-type="float" office:value="37.8433" calcext:value-type="float">
            <text:p>37.843</text:p>
          </table:table-cell>
          <table:table-cell table:style-name="ce108" table:formula="of:=AVERAGE([.U8:.U12])" office:value-type="float" office:value="7193.734" calcext:value-type="float">
            <text:p>7193.734</text:p>
          </table:table-cell>
          <table:table-cell table:style-name="ce108" table:formula="of:=AVERAGE([.V8:.V12])" office:value-type="float" office:value="73.0911" calcext:value-type="float">
            <text:p>73.091</text:p>
          </table:table-cell>
          <table:table-cell table:style-name="ce108" table:formula="of:=AVERAGE([.W8:.W12])" office:value-type="float" office:value="73.0911" calcext:value-type="float">
            <text:p>73.091</text:p>
          </table:table-cell>
          <table:table-cell table:style-name="ce108" table:formula="of:=AVERAGE([.X8:.X12])" office:value-type="float" office:value="78.34064" calcext:value-type="float">
            <text:p>78.341</text:p>
          </table:table-cell>
          <table:table-cell table:style-name="ce108" table:formula="of:=AVERAGE([.Y8:.Y12])" office:value-type="float" office:value="7.088232" calcext:value-type="float">
            <text:p>7.088</text:p>
          </table:table-cell>
          <table:table-cell table:style-name="ce108" table:formula="of:=AVERAGE([.Z8:.Z12])" office:value-type="float" office:value="53.70862" calcext:value-type="float">
            <text:p>53.709</text:p>
          </table:table-cell>
          <table:table-cell table:style-name="ce108" table:formula="of:=AVERAGE([.AA8:.AA12])" office:value-type="float" office:value="57.22578" calcext:value-type="float">
            <text:p>57.226</text:p>
          </table:table-cell>
          <table:table-cell table:style-name="ce108" table:formula="of:=AVERAGE([.AB8:.AB12])" office:value-type="float" office:value="36.93424" calcext:value-type="float">
            <text:p>36.934</text:p>
          </table:table-cell>
          <table:table-cell table:style-name="ce108" table:formula="of:=AVERAGE([.AC8:.AC12])" office:value-type="float" office:value="7193.512" calcext:value-type="float">
            <text:p>7193.512</text:p>
          </table:table-cell>
          <table:table-cell table:style-name="ce108" table:formula="of:=AVERAGE([.AD8:.AD12])" office:value-type="float" office:value="74.00016" calcext:value-type="float">
            <text:p>74.000</text:p>
          </table:table-cell>
          <table:table-cell table:style-name="ce108" table:formula="of:=AVERAGE([.AE8:.AE12])" office:value-type="float" office:value="74.00016" calcext:value-type="float">
            <text:p>74.000</text:p>
          </table:table-cell>
          <table:table-cell table:style-name="ce108" table:formula="of:=AVERAGE([.AF8:.AF12])" office:value-type="float" office:value="78.4413" calcext:value-type="float">
            <text:p>78.441</text:p>
          </table:table-cell>
          <table:table-cell table:style-name="ce108" table:formula="of:=AVERAGE([.AG8:.AG12])" office:value-type="float" office:value="6.033562" calcext:value-type="float">
            <text:p>6.034</text:p>
          </table:table-cell>
          <table:table-cell table:style-name="ce108" table:formula="of:=AVERAGE([.AH8:.AH12])" office:value-type="float" office:value="53.70862" calcext:value-type="float">
            <text:p>53.709</text:p>
          </table:table-cell>
          <table:table-cell table:style-name="ce108" table:formula="of:=AVERAGE([.AI8:.AI12])" office:value-type="float" office:value="33.99216" calcext:value-type="float">
            <text:p>33.992</text:p>
          </table:table-cell>
          <table:table-cell table:style-name="ce108" table:formula="of:=AVERAGE([.AJ8:.AJ12])" office:value-type="float" office:value="33.94206" calcext:value-type="float">
            <text:p>33.942</text:p>
          </table:table-cell>
          <table:table-cell table:style-name="ce108" table:formula="of:=AVERAGE([.AK8:.AK12])" office:value-type="float" office:value="7198.38" calcext:value-type="float">
            <text:p>7198.380</text:p>
          </table:table-cell>
          <table:table-cell table:style-name="ce108" table:formula="of:=AVERAGE([.AL8:.AL12])" office:value-type="float" office:value="53.75872" calcext:value-type="float">
            <text:p>53.759</text:p>
          </table:table-cell>
          <table:table-cell table:style-name="ce108" table:formula="of:=AVERAGE([.AM8:.AM12])" office:value-type="float" office:value="53.75872" calcext:value-type="float">
            <text:p>53.759</text:p>
          </table:table-cell>
          <table:table-cell table:style-name="ce108" table:formula="of:=AVERAGE([.AN8:.AN12])" office:value-type="float" office:value="68.264" calcext:value-type="float">
            <text:p>68.264</text:p>
          </table:table-cell>
          <table:table-cell table:style-name="ce108" table:formula="of:=AVERAGE([.AO8:.AO12])" office:value-type="float" office:value="19.950136" calcext:value-type="float">
            <text:p>19.950</text:p>
          </table:table-cell>
        </table:table-row>
        <table:table-row table:style-name="ro2">
          <table:table-cell table:style-name="ce103" office:value-type="string" calcext:value-type="string">
            <text:p>10-15</text:p>
          </table:table-cell>
          <table:table-cell table:style-name="ce108" table:formula="of:=AVERAGE([.B13:.B17])" office:value-type="float" office:value="45.09494" calcext:value-type="float">
            <text:p>45.095</text:p>
          </table:table-cell>
          <table:table-cell table:style-name="ce108" table:formula="of:=AVERAGE([.C13:.C17])" office:value-type="float" office:value="49.21368" calcext:value-type="float">
            <text:p>49.214</text:p>
          </table:table-cell>
          <table:table-cell table:style-name="ce108" table:formula="of:=AVERAGE([.D13:.D17])" office:value-type="float" office:value="34.82506" calcext:value-type="float">
            <text:p>34.825</text:p>
          </table:table-cell>
          <table:table-cell table:style-name="ce108" table:formula="of:=AVERAGE([.E13:.E17])" office:value-type="float" office:value="5846.94" calcext:value-type="float">
            <text:p>5846.940</text:p>
          </table:table-cell>
          <table:table-cell table:style-name="ce108" table:formula="of:=AVERAGE([.F13:.F17])" office:value-type="float" office:value="59.48358" calcext:value-type="float">
            <text:p>59.484</text:p>
          </table:table-cell>
          <table:table-cell table:style-name="ce108" table:formula="of:=AVERAGE([.G13:.G17])" office:value-type="float" office:value="59.48358" calcext:value-type="float">
            <text:p>59.484</text:p>
          </table:table-cell>
          <table:table-cell table:style-name="ce108" table:formula="of:=AVERAGE([.H13:.H17])" office:value-type="float" office:value="62.7961" calcext:value-type="float">
            <text:p>62.796</text:p>
          </table:table-cell>
          <table:table-cell table:style-name="ce108" table:formula="of:=AVERAGE([.I13:.I17])" office:value-type="float" office:value="5.587551886" calcext:value-type="float">
            <text:p>5.588</text:p>
          </table:table-cell>
          <table:table-cell table:style-name="ce108" table:formula="of:=AVERAGE([.J13:.J17])" office:value-type="float" office:value="45.09494" calcext:value-type="float">
            <text:p>45.095</text:p>
          </table:table-cell>
          <table:table-cell table:style-name="ce108" table:formula="of:=AVERAGE([.K13:.K17])" office:value-type="float" office:value="50.09836" calcext:value-type="float">
            <text:p>50.098</text:p>
          </table:table-cell>
          <table:table-cell table:style-name="ce108" table:formula="of:=AVERAGE([.L13:.L17])" office:value-type="float" office:value="35.09674" calcext:value-type="float">
            <text:p>35.097</text:p>
          </table:table-cell>
          <table:table-cell table:style-name="ce108" table:formula="of:=AVERAGE([.M13:.M17])" office:value-type="float" office:value="5977.04" calcext:value-type="float">
            <text:p>5977.040</text:p>
          </table:table-cell>
          <table:table-cell table:style-name="ce108" table:formula="of:=AVERAGE([.N13:.N17])" office:value-type="float" office:value="60.0966" calcext:value-type="float">
            <text:p>60.097</text:p>
          </table:table-cell>
          <table:table-cell table:style-name="ce108" table:formula="of:=AVERAGE([.O13:.O17])" office:value-type="float" office:value="60.0966" calcext:value-type="float">
            <text:p>60.097</text:p>
          </table:table-cell>
          <table:table-cell table:style-name="ce108" table:formula="of:=AVERAGE([.P13:.P17])" office:value-type="float" office:value="62.9517" calcext:value-type="float">
            <text:p>62.952</text:p>
          </table:table-cell>
          <table:table-cell table:style-name="ce108" table:formula="of:=AVERAGE([.Q13:.Q17])" office:value-type="float" office:value="4.7439438" calcext:value-type="float">
            <text:p>4.744</text:p>
          </table:table-cell>
          <table:table-cell table:style-name="ce108" table:formula="of:=AVERAGE([.R13:.R17])" office:value-type="float" office:value="45.09494" calcext:value-type="float">
            <text:p>45.095</text:p>
          </table:table-cell>
          <table:table-cell table:style-name="ce108" table:formula="of:=AVERAGE([.S13:.S17])" office:value-type="float" office:value="65.36968" calcext:value-type="float">
            <text:p>65.370</text:p>
          </table:table-cell>
          <table:table-cell table:style-name="ce108" table:formula="of:=AVERAGE([.T13:.T17])" office:value-type="float" office:value="36.91232" calcext:value-type="float">
            <text:p>36.912</text:p>
          </table:table-cell>
          <table:table-cell table:style-name="ce108" table:formula="of:=AVERAGE([.U13:.U17])" office:value-type="float" office:value="7194.17" calcext:value-type="float">
            <text:p>7194.170</text:p>
          </table:table-cell>
          <table:table-cell table:style-name="ce108" table:formula="of:=AVERAGE([.V13:.V17])" office:value-type="float" office:value="73.5523" calcext:value-type="float">
            <text:p>73.552</text:p>
          </table:table-cell>
          <table:table-cell table:style-name="ce108" table:formula="of:=AVERAGE([.W13:.W17])" office:value-type="float" office:value="73.5523" calcext:value-type="float">
            <text:p>73.552</text:p>
          </table:table-cell>
          <table:table-cell table:style-name="ce108" table:formula="of:=AVERAGE([.X13:.X17])" office:value-type="float" office:value="81.02746" calcext:value-type="float">
            <text:p>81.027</text:p>
          </table:table-cell>
          <table:table-cell table:style-name="ce108" table:formula="of:=AVERAGE([.Y13:.Y17])" office:value-type="float" office:value="9.048848" calcext:value-type="float">
            <text:p>9.049</text:p>
          </table:table-cell>
          <table:table-cell table:style-name="ce108" table:formula="of:=AVERAGE([.Z13:.Z17])" office:value-type="float" office:value="45.09494" calcext:value-type="float">
            <text:p>45.095</text:p>
          </table:table-cell>
          <table:table-cell table:style-name="ce108" table:formula="of:=AVERAGE([.AA13:.AA17])" office:value-type="float" office:value="66.51498" calcext:value-type="float">
            <text:p>66.515</text:p>
          </table:table-cell>
          <table:table-cell table:style-name="ce108" table:formula="of:=AVERAGE([.AB13:.AB17])" office:value-type="float" office:value="36.41996" calcext:value-type="float">
            <text:p>36.420</text:p>
          </table:table-cell>
          <table:table-cell table:style-name="ce108" table:formula="of:=AVERAGE([.AC13:.AC17])" office:value-type="float" office:value="7194.574" calcext:value-type="float">
            <text:p>7194.574</text:p>
          </table:table-cell>
          <table:table-cell table:style-name="ce108" table:formula="of:=AVERAGE([.AD13:.AD17])" office:value-type="float" office:value="75.18998" calcext:value-type="float">
            <text:p>75.190</text:p>
          </table:table-cell>
          <table:table-cell table:style-name="ce108" table:formula="of:=AVERAGE([.AE13:.AE17])" office:value-type="float" office:value="75.18998" calcext:value-type="float">
            <text:p>75.190</text:p>
          </table:table-cell>
          <table:table-cell table:style-name="ce108" table:formula="of:=AVERAGE([.AF13:.AF17])" office:value-type="float" office:value="80.9418" calcext:value-type="float">
            <text:p>80.942</text:p>
          </table:table-cell>
          <table:table-cell table:style-name="ce108" table:formula="of:=AVERAGE([.AG13:.AG17])" office:value-type="float" office:value="7.123006" calcext:value-type="float">
            <text:p>7.123</text:p>
          </table:table-cell>
          <table:table-cell table:style-name="ce108" table:formula="of:=AVERAGE([.AH13:.AH17])" office:value-type="float" office:value="45.09494" calcext:value-type="float">
            <text:p>45.095</text:p>
          </table:table-cell>
          <table:table-cell table:style-name="ce108" table:formula="of:=AVERAGE([.AI13:.AI17])" office:value-type="float" office:value="35.09568" calcext:value-type="float">
            <text:p>35.096</text:p>
          </table:table-cell>
          <table:table-cell table:style-name="ce108" table:formula="of:=AVERAGE([.AJ13:.AJ17])" office:value-type="float" office:value="25.31322" calcext:value-type="float">
            <text:p>25.313</text:p>
          </table:table-cell>
          <table:table-cell table:style-name="ce108" table:formula="of:=AVERAGE([.AK13:.AK17])" office:value-type="float" office:value="6016.624" calcext:value-type="float">
            <text:p>6016.624</text:p>
          </table:table-cell>
          <table:table-cell table:style-name="ce108" table:formula="of:=AVERAGE([.AL13:.AL17])" office:value-type="float" office:value="54.87742" calcext:value-type="float">
            <text:p>54.877</text:p>
          </table:table-cell>
          <table:table-cell table:style-name="ce108" table:formula="of:=AVERAGE([.AM13:.AM17])" office:value-type="float" office:value="54.87742" calcext:value-type="float">
            <text:p>54.877</text:p>
          </table:table-cell>
          <table:table-cell table:style-name="ce108" table:formula="of:=AVERAGE([.AN13:.AN17])" office:value-type="float" office:value="72.7633" calcext:value-type="float">
            <text:p>72.763</text:p>
          </table:table-cell>
          <table:table-cell table:style-name="ce108" table:formula="of:=AVERAGE([.AO13:.AO17])" office:value-type="float" office:value="24.724926428" calcext:value-type="float">
            <text:p>24.725</text:p>
          </table:table-cell>
        </table:table-row>
        <table:table-row table:style-name="ro2">
          <table:table-cell table:style-name="ce103" office:value-type="string" calcext:value-type="string">
            <text:p>15-5</text:p>
          </table:table-cell>
          <table:table-cell table:style-name="ce108" table:formula="of:=AVERAGE([.B18:.B22])" office:value-type="float" office:value="77.1855" calcext:value-type="float">
            <text:p>77.186</text:p>
          </table:table-cell>
          <table:table-cell table:style-name="ce108" table:formula="of:=AVERAGE([.C18:.C22])" office:value-type="float" office:value="19.4411" calcext:value-type="float">
            <text:p>19.441</text:p>
          </table:table-cell>
          <table:table-cell table:style-name="ce108" table:formula="of:=AVERAGE([.D18:.D22])" office:value-type="float" office:value="26.05022" calcext:value-type="float">
            <text:p>26.050</text:p>
          </table:table-cell>
          <table:table-cell table:style-name="ce108" table:formula="of:=AVERAGE([.E18:.E22])" office:value-type="float" office:value="5076.882" calcext:value-type="float">
            <text:p>5076.882</text:p>
          </table:table-cell>
          <table:table-cell table:style-name="ce108" table:formula="of:=AVERAGE([.F18:.F22])" office:value-type="float" office:value="70.57634" calcext:value-type="float">
            <text:p>70.576</text:p>
          </table:table-cell>
          <table:table-cell table:style-name="ce108" table:formula="of:=AVERAGE([.G18:.G22])" office:value-type="float" office:value="70.57634" calcext:value-type="float">
            <text:p>70.576</text:p>
          </table:table-cell>
          <table:table-cell table:style-name="ce108" table:formula="of:=AVERAGE([.H18:.H22])" office:value-type="float" office:value="75.11138" calcext:value-type="float">
            <text:p>75.111</text:p>
          </table:table-cell>
          <table:table-cell table:style-name="ce108" table:formula="of:=AVERAGE([.I18:.I22])" office:value-type="float" office:value="5.53178737" calcext:value-type="float">
            <text:p>5.532</text:p>
          </table:table-cell>
          <table:table-cell table:style-name="ce108" table:formula="of:=AVERAGE([.J18:.J22])" office:value-type="float" office:value="77.1855" calcext:value-type="float">
            <text:p>77.186</text:p>
          </table:table-cell>
          <table:table-cell table:style-name="ce108" table:formula="of:=AVERAGE([.K18:.K22])" office:value-type="float" office:value="19.4411" calcext:value-type="float">
            <text:p>19.441</text:p>
          </table:table-cell>
          <table:table-cell table:style-name="ce108" table:formula="of:=AVERAGE([.L18:.L22])" office:value-type="float" office:value="24.90742" calcext:value-type="float">
            <text:p>24.907</text:p>
          </table:table-cell>
          <table:table-cell table:style-name="ce108" table:formula="of:=AVERAGE([.M18:.M22])" office:value-type="float" office:value="5777.986" calcext:value-type="float">
            <text:p>5777.986</text:p>
          </table:table-cell>
          <table:table-cell table:style-name="ce108" table:formula="of:=AVERAGE([.N18:.N22])" office:value-type="float" office:value="71.71916" calcext:value-type="float">
            <text:p>71.719</text:p>
          </table:table-cell>
          <table:table-cell table:style-name="ce108" table:formula="of:=AVERAGE([.O18:.O22])" office:value-type="float" office:value="71.71916" calcext:value-type="float">
            <text:p>71.719</text:p>
          </table:table-cell>
          <table:table-cell table:style-name="ce108" table:formula="of:=AVERAGE([.P18:.P22])" office:value-type="float" office:value="75.92798" calcext:value-type="float">
            <text:p>75.928</text:p>
          </table:table-cell>
          <table:table-cell table:style-name="ce108" table:formula="of:=AVERAGE([.Q18:.Q22])" office:value-type="float" office:value="5.346631352" calcext:value-type="float">
            <text:p>5.347</text:p>
          </table:table-cell>
          <table:table-cell table:style-name="ce108" table:formula="of:=AVERAGE([.R18:.R22])" office:value-type="float" office:value="77.1855" calcext:value-type="float">
            <text:p>77.186</text:p>
          </table:table-cell>
          <table:table-cell table:style-name="ce108" table:formula="of:=AVERAGE([.S18:.S22])" office:value-type="float" office:value="19.4411" calcext:value-type="float">
            <text:p>19.441</text:p>
          </table:table-cell>
          <table:table-cell table:style-name="ce108" table:formula="of:=AVERAGE([.T18:.T22])" office:value-type="float" office:value="24.39536" calcext:value-type="float">
            <text:p>24.395</text:p>
          </table:table-cell>
          <table:table-cell table:style-name="ce108" table:formula="of:=AVERAGE([.U18:.U22])" office:value-type="float" office:value="6072.932" calcext:value-type="float">
            <text:p>6072.932</text:p>
          </table:table-cell>
          <table:table-cell table:style-name="ce108" table:formula="of:=AVERAGE([.V18:.V22])" office:value-type="float" office:value="72.23122" calcext:value-type="float">
            <text:p>72.231</text:p>
          </table:table-cell>
          <table:table-cell table:style-name="ce108" table:formula="of:=AVERAGE([.W18:.W22])" office:value-type="float" office:value="72.23122" calcext:value-type="float">
            <text:p>72.231</text:p>
          </table:table-cell>
          <table:table-cell table:style-name="ce108" table:formula="of:=AVERAGE([.X18:.X22])" office:value-type="float" office:value="77.607" calcext:value-type="float">
            <text:p>77.607</text:p>
          </table:table-cell>
          <table:table-cell table:style-name="ce108" table:formula="of:=AVERAGE([.Y18:.Y22])" office:value-type="float" office:value="6.667413604" calcext:value-type="float">
            <text:p>6.667</text:p>
          </table:table-cell>
          <table:table-cell table:style-name="ce108" table:formula="of:=AVERAGE([.Z18:.Z22])" office:value-type="float" office:value="77.1855" calcext:value-type="float">
            <text:p>77.186</text:p>
          </table:table-cell>
          <table:table-cell table:style-name="ce108" table:formula="of:=AVERAGE([.AA18:.AA22])" office:value-type="float" office:value="20.20192" calcext:value-type="float">
            <text:p>20.202</text:p>
          </table:table-cell>
          <table:table-cell table:style-name="ce108" table:formula="of:=AVERAGE([.AB18:.AB22])" office:value-type="float" office:value="24.9667" calcext:value-type="float">
            <text:p>24.967</text:p>
          </table:table-cell>
          <table:table-cell table:style-name="ce108" table:formula="of:=AVERAGE([.AC18:.AC22])" office:value-type="float" office:value="5868.478" calcext:value-type="float">
            <text:p>5868.478</text:p>
          </table:table-cell>
          <table:table-cell table:style-name="ce108" table:formula="of:=AVERAGE([.AD18:.AD22])" office:value-type="float" office:value="72.42066" calcext:value-type="float">
            <text:p>72.421</text:p>
          </table:table-cell>
          <table:table-cell table:style-name="ce108" table:formula="of:=AVERAGE([.AE18:.AE22])" office:value-type="float" office:value="72.42066" calcext:value-type="float">
            <text:p>72.421</text:p>
          </table:table-cell>
          <table:table-cell table:style-name="ce108" table:formula="of:=AVERAGE([.AF18:.AF22])" office:value-type="float" office:value="77.7595" calcext:value-type="float">
            <text:p>77.760</text:p>
          </table:table-cell>
          <table:table-cell table:style-name="ce108" table:formula="of:=AVERAGE([.AG18:.AG22])" office:value-type="float" office:value="6.59652706" calcext:value-type="float">
            <text:p>6.597</text:p>
          </table:table-cell>
          <table:table-cell table:style-name="ce108" table:formula="of:=AVERAGE([.AH18:.AH22])" office:value-type="float" office:value="77.1855" calcext:value-type="float">
            <text:p>77.186</text:p>
          </table:table-cell>
          <table:table-cell table:style-name="ce108" table:formula="of:=AVERAGE([.AI18:.AI22])" office:value-type="float" office:value="9.83822" calcext:value-type="float">
            <text:p>9.838</text:p>
          </table:table-cell>
          <table:table-cell table:style-name="ce108" table:formula="of:=AVERAGE([.AJ18:.AJ22])" office:value-type="float" office:value="24.15734" calcext:value-type="float">
            <text:p>24.157</text:p>
          </table:table-cell>
          <table:table-cell table:style-name="ce108" table:formula="of:=AVERAGE([.AK18:.AK22])" office:value-type="float" office:value="182.15" calcext:value-type="float">
            <text:p>182.150</text:p>
          </table:table-cell>
          <table:table-cell table:style-name="ce108" table:formula="of:=AVERAGE([.AL18:.AL22])" office:value-type="float" office:value="62.8664" calcext:value-type="float">
            <text:p>62.866</text:p>
          </table:table-cell>
          <table:table-cell table:style-name="ce108" table:formula="of:=AVERAGE([.AM18:.AM22])" office:value-type="float" office:value="62.8664" calcext:value-type="float">
            <text:p>62.866</text:p>
          </table:table-cell>
          <table:table-cell table:style-name="ce108" table:formula="of:=AVERAGE([.AN18:.AN22])" office:value-type="float" office:value="62.86908" calcext:value-type="float">
            <text:p>62.869</text:p>
          </table:table-cell>
          <table:table-cell table:style-name="ce108" table:formula="of:=AVERAGE([.AO18:.AO22])" office:value-type="float" office:value="0.003563032" calcext:value-type="float">
            <text:p>0.004</text:p>
          </table:table-cell>
        </table:table-row>
        <table:table-row table:style-name="ro2">
          <table:table-cell table:style-name="ce103" office:value-type="string" calcext:value-type="string">
            <text:p>15-10</text:p>
          </table:table-cell>
          <table:table-cell table:style-name="ce108" table:formula="of:=AVERAGE([.B23:.B27])" office:value-type="float" office:value="78.10898" calcext:value-type="float">
            <text:p>78.109</text:p>
          </table:table-cell>
          <table:table-cell table:style-name="ce108" table:formula="of:=AVERAGE([.C23:.C27])" office:value-type="float" office:value="45.8443" calcext:value-type="float">
            <text:p>45.844</text:p>
          </table:table-cell>
          <table:table-cell table:style-name="ce108" table:formula="of:=AVERAGE([.D23:.D27])" office:value-type="float" office:value="48.0122" calcext:value-type="float">
            <text:p>48.012</text:p>
          </table:table-cell>
          <table:table-cell table:style-name="ce108" table:formula="of:=AVERAGE([.E23:.E27])" office:value-type="float" office:value="7197.422" calcext:value-type="float">
            <text:p>7197.422</text:p>
          </table:table-cell>
          <table:table-cell table:style-name="ce108" table:formula="of:=AVERAGE([.F23:.F27])" office:value-type="float" office:value="75.94108" calcext:value-type="float">
            <text:p>75.941</text:p>
          </table:table-cell>
          <table:table-cell table:style-name="ce108" table:formula="of:=AVERAGE([.G23:.G27])" office:value-type="float" office:value="75.94108" calcext:value-type="float">
            <text:p>75.941</text:p>
          </table:table-cell>
          <table:table-cell table:style-name="ce108" table:formula="of:=AVERAGE([.H23:.H27])" office:value-type="float" office:value="86.0623" calcext:value-type="float">
            <text:p>86.062</text:p>
          </table:table-cell>
          <table:table-cell table:style-name="ce108" table:formula="of:=AVERAGE([.I23:.I27])" office:value-type="float" office:value="11.962968" calcext:value-type="float">
            <text:p>11.963</text:p>
          </table:table-cell>
          <table:table-cell table:style-name="ce108" table:formula="of:=AVERAGE([.J23:.J27])" office:value-type="float" office:value="78.10898" calcext:value-type="float">
            <text:p>78.109</text:p>
          </table:table-cell>
          <table:table-cell table:style-name="ce108" table:formula="of:=AVERAGE([.K23:.K27])" office:value-type="float" office:value="46.45406" calcext:value-type="float">
            <text:p>46.454</text:p>
          </table:table-cell>
          <table:table-cell table:style-name="ce108" table:formula="of:=AVERAGE([.L23:.L27])" office:value-type="float" office:value="48.32038" calcext:value-type="float">
            <text:p>48.320</text:p>
          </table:table-cell>
          <table:table-cell table:style-name="ce108" table:formula="of:=AVERAGE([.M23:.M27])" office:value-type="float" office:value="7196.732" calcext:value-type="float">
            <text:p>7196.732</text:p>
          </table:table-cell>
          <table:table-cell table:style-name="ce108" table:formula="of:=AVERAGE([.N23:.N27])" office:value-type="float" office:value="76.24262" calcext:value-type="float">
            <text:p>76.243</text:p>
          </table:table-cell>
          <table:table-cell table:style-name="ce108" table:formula="of:=AVERAGE([.O23:.O27])" office:value-type="float" office:value="76.24262" calcext:value-type="float">
            <text:p>76.243</text:p>
          </table:table-cell>
          <table:table-cell table:style-name="ce108" table:formula="of:=AVERAGE([.P23:.P27])" office:value-type="float" office:value="86.28056" calcext:value-type="float">
            <text:p>86.281</text:p>
          </table:table-cell>
          <table:table-cell table:style-name="ce108" table:formula="of:=AVERAGE([.Q23:.Q27])" office:value-type="float" office:value="11.820366" calcext:value-type="float">
            <text:p>11.820</text:p>
          </table:table-cell>
          <table:table-cell table:style-name="ce108" table:formula="of:=AVERAGE([.R23:.R27])" office:value-type="float" office:value="78.10898" calcext:value-type="float">
            <text:p>78.109</text:p>
          </table:table-cell>
          <table:table-cell table:style-name="ce108" table:formula="of:=AVERAGE([.S23:.S27])" office:value-type="float" office:value="48.11672" calcext:value-type="float">
            <text:p>48.117</text:p>
          </table:table-cell>
          <table:table-cell table:style-name="ce108" table:formula="of:=AVERAGE([.T23:.T27])" office:value-type="float" office:value="45.13164" calcext:value-type="float">
            <text:p>45.132</text:p>
          </table:table-cell>
          <table:table-cell table:style-name="ce108" table:formula="of:=AVERAGE([.U23:.U27])" office:value-type="float" office:value="7193.844" calcext:value-type="float">
            <text:p>7193.844</text:p>
          </table:table-cell>
          <table:table-cell table:style-name="ce108" table:formula="of:=AVERAGE([.V23:.V27])" office:value-type="float" office:value="81.09406" calcext:value-type="float">
            <text:p>81.094</text:p>
          </table:table-cell>
          <table:table-cell table:style-name="ce108" table:formula="of:=AVERAGE([.W23:.W27])" office:value-type="float" office:value="81.09406" calcext:value-type="float">
            <text:p>81.094</text:p>
          </table:table-cell>
          <table:table-cell table:style-name="ce108" table:formula="of:=AVERAGE([.X23:.X27])" office:value-type="float" office:value="92.65146" calcext:value-type="float">
            <text:p>92.651</text:p>
          </table:table-cell>
          <table:table-cell table:style-name="ce108" table:formula="of:=AVERAGE([.Y23:.Y27])" office:value-type="float" office:value="12.624966" calcext:value-type="float">
            <text:p>12.625</text:p>
          </table:table-cell>
          <table:table-cell table:style-name="ce108" table:formula="of:=AVERAGE([.Z23:.Z27])" office:value-type="float" office:value="78.10898" calcext:value-type="float">
            <text:p>78.109</text:p>
          </table:table-cell>
          <table:table-cell table:style-name="ce108" table:formula="of:=AVERAGE([.AA23:.AA27])" office:value-type="float" office:value="48.11672" calcext:value-type="float">
            <text:p>48.117</text:p>
          </table:table-cell>
          <table:table-cell table:style-name="ce108" table:formula="of:=AVERAGE([.AB23:.AB27])" office:value-type="float" office:value="42.63784" calcext:value-type="float">
            <text:p>42.638</text:p>
          </table:table-cell>
          <table:table-cell table:style-name="ce108" table:formula="of:=AVERAGE([.AC23:.AC27])" office:value-type="float" office:value="7193.226" calcext:value-type="float">
            <text:p>7193.226</text:p>
          </table:table-cell>
          <table:table-cell table:style-name="ce108" table:formula="of:=AVERAGE([.AD23:.AD27])" office:value-type="float" office:value="83.58786" calcext:value-type="float">
            <text:p>83.588</text:p>
          </table:table-cell>
          <table:table-cell table:style-name="ce108" table:formula="of:=AVERAGE([.AE23:.AE27])" office:value-type="float" office:value="83.58786" calcext:value-type="float">
            <text:p>83.588</text:p>
          </table:table-cell>
          <table:table-cell table:style-name="ce108" table:formula="of:=AVERAGE([.AF23:.AF27])" office:value-type="float" office:value="93.51966" calcext:value-type="float">
            <text:p>93.520</text:p>
          </table:table-cell>
          <table:table-cell table:style-name="ce108" table:formula="of:=AVERAGE([.AG23:.AG27])" office:value-type="float" office:value="10.60798" calcext:value-type="float">
            <text:p>10.608</text:p>
          </table:table-cell>
          <table:table-cell table:style-name="ce108" table:formula="of:=AVERAGE([.AH23:.AH27])" office:value-type="float" office:value="78.10898" calcext:value-type="float">
            <text:p>78.109</text:p>
          </table:table-cell>
          <table:table-cell table:style-name="ce108" table:formula="of:=AVERAGE([.AI23:.AI27])" office:value-type="float" office:value="9.11502" calcext:value-type="float">
            <text:p>9.115</text:p>
          </table:table-cell>
          <table:table-cell table:style-name="ce108" table:formula="of:=AVERAGE([.AJ23:.AJ27])" office:value-type="float" office:value="33.85064" calcext:value-type="float">
            <text:p>33.851</text:p>
          </table:table-cell>
          <table:table-cell table:style-name="ce108" table:formula="of:=AVERAGE([.AK23:.AK27])" office:value-type="float" office:value="5986.012" calcext:value-type="float">
            <text:p>5986.012</text:p>
          </table:table-cell>
          <table:table-cell table:style-name="ce108" table:formula="of:=AVERAGE([.AL23:.AL27])" office:value-type="float" office:value="53.37336" calcext:value-type="float">
            <text:p>53.373</text:p>
          </table:table-cell>
          <table:table-cell table:style-name="ce108" table:formula="of:=AVERAGE([.AM23:.AM27])" office:value-type="float" office:value="53.37336" calcext:value-type="float">
            <text:p>53.373</text:p>
          </table:table-cell>
          <table:table-cell table:style-name="ce108" table:formula="of:=AVERAGE([.AN23:.AN27])" office:value-type="float" office:value="74.5689" calcext:value-type="float">
            <text:p>74.569</text:p>
          </table:table-cell>
          <table:table-cell table:style-name="ce108" table:formula="of:=AVERAGE([.AO23:.AO27])" office:value-type="float" office:value="28.573158668" calcext:value-type="float">
            <text:p>28.573</text:p>
          </table:table-cell>
        </table:table-row>
        <table:table-row table:style-name="ro2">
          <table:table-cell table:style-name="ce104" office:value-type="string" calcext:value-type="string">
            <text:p>15-15</text:p>
          </table:table-cell>
          <table:table-cell table:style-name="ce108" table:formula="of:=AVERAGE([.B28:.B32])" office:value-type="float" office:value="73.83304" calcext:value-type="float">
            <text:p>73.833</text:p>
          </table:table-cell>
          <table:table-cell table:style-name="ce108" table:formula="of:=AVERAGE([.C28:.C32])" office:value-type="float" office:value="55.76472" calcext:value-type="float">
            <text:p>55.765</text:p>
          </table:table-cell>
          <table:table-cell table:style-name="ce108" table:formula="of:=AVERAGE([.D28:.D32])" office:value-type="float" office:value="45.24636" calcext:value-type="float">
            <text:p>45.246</text:p>
          </table:table-cell>
          <table:table-cell table:style-name="ce108" table:formula="of:=AVERAGE([.E28:.E32])" office:value-type="float" office:value="7195.576" calcext:value-type="float">
            <text:p>7195.576</text:p>
          </table:table-cell>
          <table:table-cell table:style-name="ce108" table:formula="of:=AVERAGE([.F28:.F32])" office:value-type="float" office:value="84.35136" calcext:value-type="float">
            <text:p>84.351</text:p>
          </table:table-cell>
          <table:table-cell table:style-name="ce108" table:formula="of:=AVERAGE([.G28:.G32])" office:value-type="float" office:value="84.35136" calcext:value-type="float">
            <text:p>84.351</text:p>
          </table:table-cell>
          <table:table-cell table:style-name="ce108" table:formula="of:=AVERAGE([.H28:.H32])" office:value-type="float" office:value="95.94378" calcext:value-type="float">
            <text:p>95.944</text:p>
          </table:table-cell>
          <table:table-cell table:style-name="ce108" table:formula="of:=AVERAGE([.I28:.I32])" office:value-type="float" office:value="11.901228" calcext:value-type="float">
            <text:p>11.901</text:p>
          </table:table-cell>
          <table:table-cell table:style-name="ce108" table:formula="of:=AVERAGE([.J28:.J32])" office:value-type="float" office:value="73.83304" calcext:value-type="float">
            <text:p>73.833</text:p>
          </table:table-cell>
          <table:table-cell table:style-name="ce108" table:formula="of:=AVERAGE([.K28:.K32])" office:value-type="float" office:value="56.54776" calcext:value-type="float">
            <text:p>56.548</text:p>
          </table:table-cell>
          <table:table-cell table:style-name="ce108" table:formula="of:=AVERAGE([.L28:.L32])" office:value-type="float" office:value="45.07124" calcext:value-type="float">
            <text:p>45.071</text:p>
          </table:table-cell>
          <table:table-cell table:style-name="ce108" table:formula="of:=AVERAGE([.M28:.M32])" office:value-type="float" office:value="7196.384" calcext:value-type="float">
            <text:p>7196.384</text:p>
          </table:table-cell>
          <table:table-cell table:style-name="ce108" table:formula="of:=AVERAGE([.N28:.N32])" office:value-type="float" office:value="85.30958" calcext:value-type="float">
            <text:p>85.310</text:p>
          </table:table-cell>
          <table:table-cell table:style-name="ce108" table:formula="of:=AVERAGE([.O28:.O32])" office:value-type="float" office:value="85.30958" calcext:value-type="float">
            <text:p>85.310</text:p>
          </table:table-cell>
          <table:table-cell table:style-name="ce108" table:formula="of:=AVERAGE([.P28:.P32])" office:value-type="float" office:value="95.81578" calcext:value-type="float">
            <text:p>95.816</text:p>
          </table:table-cell>
          <table:table-cell table:style-name="ce108" table:formula="of:=AVERAGE([.Q28:.Q32])" office:value-type="float" office:value="10.802896" calcext:value-type="float">
            <text:p>10.803</text:p>
          </table:table-cell>
          <table:table-cell table:style-name="ce108" table:formula="of:=AVERAGE([.R28:.R32])" office:value-type="float" office:value="73.83304" calcext:value-type="float">
            <text:p>73.833</text:p>
          </table:table-cell>
          <table:table-cell table:style-name="ce108" table:formula="of:=AVERAGE([.S28:.S32])" office:value-type="float" office:value="60.0679" calcext:value-type="float">
            <text:p>60.068</text:p>
          </table:table-cell>
          <table:table-cell table:style-name="ce108" table:formula="of:=AVERAGE([.T28:.T32])" office:value-type="float" office:value="41.43396" calcext:value-type="float">
            <text:p>41.434</text:p>
          </table:table-cell>
          <table:table-cell table:style-name="ce108" table:formula="of:=AVERAGE([.U28:.U32])" office:value-type="float" office:value="7196.054" calcext:value-type="float">
            <text:p>7196.054</text:p>
          </table:table-cell>
          <table:table-cell table:style-name="ce108" table:formula="of:=AVERAGE([.V28:.V32])" office:value-type="float" office:value="92.46694" calcext:value-type="float">
            <text:p>92.467</text:p>
          </table:table-cell>
          <table:table-cell table:style-name="ce108" table:formula="of:=AVERAGE([.W28:.W32])" office:value-type="float" office:value="92.46694" calcext:value-type="float">
            <text:p>92.467</text:p>
          </table:table-cell>
          <table:table-cell table:style-name="ce108" table:formula="of:=AVERAGE([.X28:.X32])" office:value-type="float" office:value="104.371" calcext:value-type="float">
            <text:p>104.371</text:p>
          </table:table-cell>
          <table:table-cell table:style-name="ce108" table:formula="of:=AVERAGE([.Y28:.Y32])" office:value-type="float" office:value="11.258716" calcext:value-type="float">
            <text:p>11.259</text:p>
          </table:table-cell>
          <table:table-cell table:style-name="ce108" table:formula="of:=AVERAGE([.Z28:.Z32])" office:value-type="float" office:value="73.83304" calcext:value-type="float">
            <text:p>73.833</text:p>
          </table:table-cell>
          <table:table-cell table:style-name="ce108" table:formula="of:=AVERAGE([.AA28:.AA32])" office:value-type="float" office:value="61.05526" calcext:value-type="float">
            <text:p>61.055</text:p>
          </table:table-cell>
          <table:table-cell table:style-name="ce108" table:formula="of:=AVERAGE([.AB28:.AB32])" office:value-type="float" office:value="38.05442" calcext:value-type="float">
            <text:p>38.054</text:p>
          </table:table-cell>
          <table:table-cell table:style-name="ce108" table:formula="of:=AVERAGE([.AC28:.AC32])" office:value-type="float" office:value="7195.208" calcext:value-type="float">
            <text:p>7195.208</text:p>
          </table:table-cell>
          <table:table-cell table:style-name="ce108" table:formula="of:=AVERAGE([.AD28:.AD32])" office:value-type="float" office:value="96.8339" calcext:value-type="float">
            <text:p>96.834</text:p>
          </table:table-cell>
          <table:table-cell table:style-name="ce108" table:formula="of:=AVERAGE([.AE28:.AE32])" office:value-type="float" office:value="96.8339" calcext:value-type="float">
            <text:p>96.834</text:p>
          </table:table-cell>
          <table:table-cell table:style-name="ce108" table:formula="of:=AVERAGE([.AF28:.AF32])" office:value-type="float" office:value="104.3946" calcext:value-type="float">
            <text:p>104.395</text:p>
          </table:table-cell>
          <table:table-cell table:style-name="ce108" table:formula="of:=AVERAGE([.AG28:.AG32])" office:value-type="float" office:value="7.243238" calcext:value-type="float">
            <text:p>7.243</text:p>
          </table:table-cell>
          <table:table-cell table:style-name="ce108" table:formula="of:=AVERAGE([.AH28:.AH32])" office:value-type="float" office:value="68.75094" calcext:value-type="float">
            <text:p>68.751</text:p>
          </table:table-cell>
          <table:table-cell table:style-name="ce108" table:formula="of:=AVERAGE([.AI28:.AI32])" office:value-type="float" office:value="10.14044" calcext:value-type="float">
            <text:p>10.140</text:p>
          </table:table-cell>
          <table:table-cell table:style-name="ce108" table:formula="of:=AVERAGE([.AJ28:.AJ32])" office:value-type="float" office:value="21.19976" calcext:value-type="float">
            <text:p>21.200</text:p>
          </table:table-cell>
          <table:table-cell table:style-name="ce108" table:formula="of:=AVERAGE([.AK28:.AK32])" office:value-type="float" office:value="7192.176" calcext:value-type="float">
            <text:p>7192.176</text:p>
          </table:table-cell>
          <table:table-cell table:style-name="ce108" table:formula="of:=AVERAGE([.AL28:.AL32])" office:value-type="float" office:value="57.6916" calcext:value-type="float">
            <text:p>57.692</text:p>
          </table:table-cell>
          <table:table-cell table:style-name="ce108" table:formula="of:=AVERAGE([.AM28:.AM32])" office:value-type="float" office:value="57.6916" calcext:value-type="float">
            <text:p>57.692</text:p>
          </table:table-cell>
          <table:table-cell table:style-name="ce108" table:formula="of:=AVERAGE([.AN28:.AN32])" office:value-type="float" office:value="91.40408" calcext:value-type="float">
            <text:p>91.404</text:p>
          </table:table-cell>
          <table:table-cell table:style-name="ce108" table:formula="of:=AVERAGE([.AO28:.AO32])" office:value-type="float" office:value="36.8436882" calcext:value-type="float">
            <text:p>36.844</text:p>
          </table:table-cell>
        </table:table-row>
        <table:table-row table:style-name="ro2">
          <table:table-cell table:style-name="ce88" office:value-type="string" calcext:value-type="string">
            <text:p>20-5</text:p>
          </table:table-cell>
          <table:table-cell table:style-name="ce108" table:formula="of:=AVERAGE([.B33:.B37])" office:value-type="float" office:value="103.52232" calcext:value-type="float">
            <text:p>103.522</text:p>
          </table:table-cell>
          <table:table-cell table:style-name="ce108" table:formula="of:=AVERAGE([.C33:.C37])" office:value-type="float" office:value="18.6222" calcext:value-type="float">
            <text:p>18.622</text:p>
          </table:table-cell>
          <table:table-cell table:style-name="ce108" table:formula="of:=AVERAGE([.D33:.D37])" office:value-type="float" office:value="37.03784" calcext:value-type="float">
            <text:p>37.038</text:p>
          </table:table-cell>
          <table:table-cell table:style-name="ce108" table:formula="of:=AVERAGE([.E33:.E37])" office:value-type="float" office:value="4432.436" calcext:value-type="float">
            <text:p>4432.436</text:p>
          </table:table-cell>
          <table:table-cell table:style-name="ce108" table:formula="of:=AVERAGE([.F33:.F37])" office:value-type="float" office:value="85.1067" calcext:value-type="float">
            <text:p>85.107</text:p>
          </table:table-cell>
          <table:table-cell table:style-name="ce108" table:formula="of:=AVERAGE([.G33:.G37])" office:value-type="float" office:value="85.1067" calcext:value-type="float">
            <text:p>85.107</text:p>
          </table:table-cell>
          <table:table-cell table:style-name="ce108" table:formula="of:=AVERAGE([.H33:.H37])" office:value-type="float" office:value="88.76154" calcext:value-type="float">
            <text:p>88.762</text:p>
          </table:table-cell>
          <table:table-cell table:style-name="ce108" table:formula="of:=AVERAGE([.I33:.I37])" office:value-type="float" office:value="4.993206414" calcext:value-type="float">
            <text:p>4.993</text:p>
          </table:table-cell>
          <table:table-cell table:style-name="ce108" table:formula="of:=AVERAGE([.J33:.J37])" office:value-type="float" office:value="103.52232" calcext:value-type="float">
            <text:p>103.522</text:p>
          </table:table-cell>
          <table:table-cell table:style-name="ce108" table:formula="of:=AVERAGE([.K33:.K37])" office:value-type="float" office:value="18.6222" calcext:value-type="float">
            <text:p>18.622</text:p>
          </table:table-cell>
          <table:table-cell table:style-name="ce108" table:formula="of:=AVERAGE([.L33:.L37])" office:value-type="float" office:value="36.359" calcext:value-type="float">
            <text:p>36.359</text:p>
          </table:table-cell>
          <table:table-cell table:style-name="ce108" table:formula="of:=AVERAGE([.M33:.M37])" office:value-type="float" office:value="4668.022" calcext:value-type="float">
            <text:p>4668.022</text:p>
          </table:table-cell>
          <table:table-cell table:style-name="ce108" table:formula="of:=AVERAGE([.N33:.N37])" office:value-type="float" office:value="85.78562" calcext:value-type="float">
            <text:p>85.786</text:p>
          </table:table-cell>
          <table:table-cell table:style-name="ce108" table:formula="of:=AVERAGE([.O33:.O37])" office:value-type="float" office:value="85.78562" calcext:value-type="float">
            <text:p>85.786</text:p>
          </table:table-cell>
          <table:table-cell table:style-name="ce108" table:formula="of:=AVERAGE([.P33:.P37])" office:value-type="float" office:value="89.49884" calcext:value-type="float">
            <text:p>89.499</text:p>
          </table:table-cell>
          <table:table-cell table:style-name="ce108" table:formula="of:=AVERAGE([.Q33:.Q37])" office:value-type="float" office:value="5.036410236" calcext:value-type="float">
            <text:p>5.036</text:p>
          </table:table-cell>
          <table:table-cell table:style-name="ce108" table:formula="of:=AVERAGE([.R33:.R37])" office:value-type="float" office:value="103.52232" calcext:value-type="float">
            <text:p>103.522</text:p>
          </table:table-cell>
          <table:table-cell table:style-name="ce108" table:formula="of:=AVERAGE([.S33:.S37])" office:value-type="float" office:value="18.6222" calcext:value-type="float">
            <text:p>18.622</text:p>
          </table:table-cell>
          <table:table-cell table:style-name="ce108" table:formula="of:=AVERAGE([.T33:.T37])" office:value-type="float" office:value="36.70128" calcext:value-type="float">
            <text:p>36.701</text:p>
          </table:table-cell>
          <table:table-cell table:style-name="ce108" table:formula="of:=AVERAGE([.U33:.U37])" office:value-type="float" office:value="6018.814" calcext:value-type="float">
            <text:p>6018.814</text:p>
          </table:table-cell>
          <table:table-cell table:style-name="ce108" table:formula="of:=AVERAGE([.V33:.V37])" office:value-type="float" office:value="85.44312" calcext:value-type="float">
            <text:p>85.443</text:p>
          </table:table-cell>
          <table:table-cell table:style-name="ce108" table:formula="of:=AVERAGE([.W33:.W37])" office:value-type="float" office:value="85.44312" calcext:value-type="float">
            <text:p>85.443</text:p>
          </table:table-cell>
          <table:table-cell table:style-name="ce108" table:formula="of:=AVERAGE([.X33:.X37])" office:value-type="float" office:value="90.27846" calcext:value-type="float">
            <text:p>90.278</text:p>
          </table:table-cell>
          <table:table-cell table:style-name="ce108" table:formula="of:=AVERAGE([.Y33:.Y37])" office:value-type="float" office:value="6.398990452" calcext:value-type="float">
            <text:p>6.399</text:p>
          </table:table-cell>
          <table:table-cell table:style-name="ce108" table:formula="of:=AVERAGE([.Z33:.Z37])" office:value-type="float" office:value="103.52232" calcext:value-type="float">
            <text:p>103.522</text:p>
          </table:table-cell>
          <table:table-cell table:style-name="ce108" table:formula="of:=AVERAGE([.AA33:.AA37])" office:value-type="float" office:value="18.6222" calcext:value-type="float">
            <text:p>18.622</text:p>
          </table:table-cell>
          <table:table-cell table:style-name="ce108" table:formula="of:=AVERAGE([.AB33:.AB37])" office:value-type="float" office:value="36.15376" calcext:value-type="float">
            <text:p>36.154</text:p>
          </table:table-cell>
          <table:table-cell table:style-name="ce108" table:formula="of:=AVERAGE([.AC33:.AC37])" office:value-type="float" office:value="5477.586" calcext:value-type="float">
            <text:p>5477.586</text:p>
          </table:table-cell>
          <table:table-cell table:style-name="ce108" table:formula="of:=AVERAGE([.AD33:.AD37])" office:value-type="float" office:value="85.9907" calcext:value-type="float">
            <text:p>85.991</text:p>
          </table:table-cell>
          <table:table-cell table:style-name="ce108" table:formula="of:=AVERAGE([.AE33:.AE37])" office:value-type="float" office:value="85.9907" calcext:value-type="float">
            <text:p>85.991</text:p>
          </table:table-cell>
          <table:table-cell table:style-name="ce108" table:formula="of:=AVERAGE([.AF33:.AF37])" office:value-type="float" office:value="90.47744" calcext:value-type="float">
            <text:p>90.477</text:p>
          </table:table-cell>
          <table:table-cell table:style-name="ce108" table:formula="of:=AVERAGE([.AG33:.AG37])" office:value-type="float" office:value="5.932233614" calcext:value-type="float">
            <text:p>5.932</text:p>
          </table:table-cell>
          <table:table-cell table:style-name="ce108" table:formula="of:=AVERAGE([.AH33:.AH37])" office:value-type="float" office:value="103.52232" calcext:value-type="float">
            <text:p>103.522</text:p>
          </table:table-cell>
          <table:table-cell table:style-name="ce108" table:formula="of:=AVERAGE([.AI33:.AI37])" office:value-type="float" office:value="10.79292" calcext:value-type="float">
            <text:p>10.793</text:p>
          </table:table-cell>
          <table:table-cell table:style-name="ce108" table:formula="of:=AVERAGE([.AJ33:.AJ37])" office:value-type="float" office:value="37.74414" calcext:value-type="float">
            <text:p>37.744</text:p>
          </table:table-cell>
          <table:table-cell table:style-name="ce108" table:formula="of:=AVERAGE([.AK33:.AK37])" office:value-type="float" office:value="96.402" calcext:value-type="float">
            <text:p>96.402</text:p>
          </table:table-cell>
          <table:table-cell table:style-name="ce108" table:formula="of:=AVERAGE([.AL33:.AL37])" office:value-type="float" office:value="76.57098" calcext:value-type="float">
            <text:p>76.571</text:p>
          </table:table-cell>
          <table:table-cell table:style-name="ce108" table:formula="of:=AVERAGE([.AM33:.AM37])" office:value-type="float" office:value="76.57098" calcext:value-type="float">
            <text:p>76.571</text:p>
          </table:table-cell>
          <table:table-cell table:style-name="ce108" table:formula="of:=AVERAGE([.AN33:.AN37])" office:value-type="float" office:value="76.5762" calcext:value-type="float">
            <text:p>76.576</text:p>
          </table:table-cell>
          <table:table-cell table:style-name="ce108" table:formula="of:=AVERAGE([.AO33:.AO37])" office:value-type="float" office:value="0.005458776" calcext:value-type="float">
            <text:p>0.005</text:p>
          </table:table-cell>
        </table:table-row>
        <table:table-row table:style-name="ro2">
          <table:table-cell table:style-name="ce88" office:value-type="string" calcext:value-type="string">
            <text:p>20-10</text:p>
          </table:table-cell>
          <table:table-cell table:style-name="ce108" table:formula="of:=AVERAGE([.B38:.B42])" office:value-type="float" office:value="99.81246" calcext:value-type="float">
            <text:p>99.812</text:p>
          </table:table-cell>
          <table:table-cell table:style-name="ce108" table:formula="of:=AVERAGE([.C38:.C42])" office:value-type="float" office:value="46.05874" calcext:value-type="float">
            <text:p>46.059</text:p>
          </table:table-cell>
          <table:table-cell table:style-name="ce108" table:formula="of:=AVERAGE([.D38:.D42])" office:value-type="float" office:value="47.3447" calcext:value-type="float">
            <text:p>47.345</text:p>
          </table:table-cell>
          <table:table-cell table:style-name="ce108" table:formula="of:=AVERAGE([.E38:.E42])" office:value-type="float" office:value="7197.634" calcext:value-type="float">
            <text:p>7197.634</text:p>
          </table:table-cell>
          <table:table-cell table:style-name="ce108" table:formula="of:=AVERAGE([.F38:.F42])" office:value-type="float" office:value="98.52652" calcext:value-type="float">
            <text:p>98.527</text:p>
          </table:table-cell>
          <table:table-cell table:style-name="ce108" table:formula="of:=AVERAGE([.G38:.G42])" office:value-type="float" office:value="98.52652" calcext:value-type="float">
            <text:p>98.527</text:p>
          </table:table-cell>
          <table:table-cell table:style-name="ce108" table:formula="of:=AVERAGE([.H38:.H42])" office:value-type="float" office:value="111.2862" calcext:value-type="float">
            <text:p>111.286</text:p>
          </table:table-cell>
          <table:table-cell table:style-name="ce108" table:formula="of:=AVERAGE([.I38:.I42])" office:value-type="float" office:value="11.578704" calcext:value-type="float">
            <text:p>11.579</text:p>
          </table:table-cell>
          <table:table-cell table:style-name="ce108" table:formula="of:=AVERAGE([.J38:.J42])" office:value-type="float" office:value="99.81246" calcext:value-type="float">
            <text:p>99.812</text:p>
          </table:table-cell>
          <table:table-cell table:style-name="ce108" table:formula="of:=AVERAGE([.K38:.K42])" office:value-type="float" office:value="45.1898" calcext:value-type="float">
            <text:p>45.190</text:p>
          </table:table-cell>
          <table:table-cell table:style-name="ce108" table:formula="of:=AVERAGE([.L38:.L42])" office:value-type="float" office:value="45.1795" calcext:value-type="float">
            <text:p>45.180</text:p>
          </table:table-cell>
          <table:table-cell table:style-name="ce108" table:formula="of:=AVERAGE([.M38:.M42])" office:value-type="float" office:value="7197.466" calcext:value-type="float">
            <text:p>7197.466</text:p>
          </table:table-cell>
          <table:table-cell table:style-name="ce108" table:formula="of:=AVERAGE([.N38:.N42])" office:value-type="float" office:value="99.82274" calcext:value-type="float">
            <text:p>99.823</text:p>
          </table:table-cell>
          <table:table-cell table:style-name="ce108" table:formula="of:=AVERAGE([.O38:.O42])" office:value-type="float" office:value="99.82274" calcext:value-type="float">
            <text:p>99.823</text:p>
          </table:table-cell>
          <table:table-cell table:style-name="ce108" table:formula="of:=AVERAGE([.P38:.P42])" office:value-type="float" office:value="111.6622" calcext:value-type="float">
            <text:p>111.662</text:p>
          </table:table-cell>
          <table:table-cell table:style-name="ce108" table:formula="of:=AVERAGE([.Q38:.Q42])" office:value-type="float" office:value="10.634284" calcext:value-type="float">
            <text:p>10.634</text:p>
          </table:table-cell>
          <table:table-cell table:style-name="ce108" table:formula="of:=AVERAGE([.R38:.R42])" office:value-type="float" office:value="99.81246" calcext:value-type="float">
            <text:p>99.812</text:p>
          </table:table-cell>
          <table:table-cell table:style-name="ce108" table:formula="of:=AVERAGE([.S38:.S42])" office:value-type="float" office:value="46.58278" calcext:value-type="float">
            <text:p>46.583</text:p>
          </table:table-cell>
          <table:table-cell table:style-name="ce108" table:formula="of:=AVERAGE([.T38:.T42])" office:value-type="float" office:value="46.9583" calcext:value-type="float">
            <text:p>46.958</text:p>
          </table:table-cell>
          <table:table-cell table:style-name="ce108" table:formula="of:=AVERAGE([.U38:.U42])" office:value-type="float" office:value="7196.974" calcext:value-type="float">
            <text:p>7196.974</text:p>
          </table:table-cell>
          <table:table-cell table:style-name="ce108" table:formula="of:=AVERAGE([.V38:.V42])" office:value-type="float" office:value="99.43702" calcext:value-type="float">
            <text:p>99.437</text:p>
          </table:table-cell>
          <table:table-cell table:style-name="ce108" table:formula="of:=AVERAGE([.W38:.W42])" office:value-type="float" office:value="99.43702" calcext:value-type="float">
            <text:p>99.437</text:p>
          </table:table-cell>
          <table:table-cell table:style-name="ce108" table:formula="of:=AVERAGE([.X38:.X42])" office:value-type="float" office:value="115.0378" calcext:value-type="float">
            <text:p>115.038</text:p>
          </table:table-cell>
          <table:table-cell table:style-name="ce108" table:formula="of:=AVERAGE([.Y38:.Y42])" office:value-type="float" office:value="13.639172" calcext:value-type="float">
            <text:p>13.639</text:p>
          </table:table-cell>
          <table:table-cell table:style-name="ce108" table:formula="of:=AVERAGE([.Z38:.Z42])" office:value-type="float" office:value="99.81246" calcext:value-type="float">
            <text:p>99.812</text:p>
          </table:table-cell>
          <table:table-cell table:style-name="ce108" table:formula="of:=AVERAGE([.AA38:.AA42])" office:value-type="float" office:value="46.81956" calcext:value-type="float">
            <text:p>46.820</text:p>
          </table:table-cell>
          <table:table-cell table:style-name="ce108" table:formula="of:=AVERAGE([.AB38:.AB42])" office:value-type="float" office:value="45.46832" calcext:value-type="float">
            <text:p>45.468</text:p>
          </table:table-cell>
          <table:table-cell table:style-name="ce108" table:formula="of:=AVERAGE([.AC38:.AC42])" office:value-type="float" office:value="7196.174" calcext:value-type="float">
            <text:p>7196.174</text:p>
          </table:table-cell>
          <table:table-cell table:style-name="ce108" table:formula="of:=AVERAGE([.AD38:.AD42])" office:value-type="float" office:value="101.1638" calcext:value-type="float">
            <text:p>101.164</text:p>
          </table:table-cell>
          <table:table-cell table:style-name="ce108" table:formula="of:=AVERAGE([.AE38:.AE42])" office:value-type="float" office:value="101.1638" calcext:value-type="float">
            <text:p>101.164</text:p>
          </table:table-cell>
          <table:table-cell table:style-name="ce108" table:formula="of:=AVERAGE([.AF38:.AF42])" office:value-type="float" office:value="115.0606" calcext:value-type="float">
            <text:p>115.061</text:p>
          </table:table-cell>
          <table:table-cell table:style-name="ce108" table:formula="of:=AVERAGE([.AG38:.AG42])" office:value-type="float" office:value="12.019328" calcext:value-type="float">
            <text:p>12.019</text:p>
          </table:table-cell>
          <table:table-cell table:style-name="ce108" table:formula="of:=AVERAGE([.AH38:.AH42])" office:value-type="float" office:value="99.81246" calcext:value-type="float">
            <text:p>99.812</text:p>
          </table:table-cell>
          <table:table-cell table:style-name="ce108" table:formula="of:=AVERAGE([.AI38:.AI42])" office:value-type="float" office:value="31.02822" calcext:value-type="float">
            <text:p>31.028</text:p>
          </table:table-cell>
          <table:table-cell table:style-name="ce108" table:formula="of:=AVERAGE([.AJ38:.AJ42])" office:value-type="float" office:value="43.73674" calcext:value-type="float">
            <text:p>43.737</text:p>
          </table:table-cell>
          <table:table-cell table:style-name="ce108" table:formula="of:=AVERAGE([.AK38:.AK42])" office:value-type="float" office:value="5887.71" calcext:value-type="float">
            <text:p>5887.710</text:p>
          </table:table-cell>
          <table:table-cell table:style-name="ce108" table:formula="of:=AVERAGE([.AL38:.AL42])" office:value-type="float" office:value="87.10384" calcext:value-type="float">
            <text:p>87.104</text:p>
          </table:table-cell>
          <table:table-cell table:style-name="ce108" table:formula="of:=AVERAGE([.AM38:.AM42])" office:value-type="float" office:value="87.10384" calcext:value-type="float">
            <text:p>87.104</text:p>
          </table:table-cell>
          <table:table-cell table:style-name="ce108" table:formula="of:=AVERAGE([.AN38:.AN42])" office:value-type="float" office:value="101.05404" calcext:value-type="float">
            <text:p>101.054</text:p>
          </table:table-cell>
          <table:table-cell table:style-name="ce108" table:formula="of:=AVERAGE([.AO38:.AO42])" office:value-type="float" office:value="14.668853378" calcext:value-type="float">
            <text:p>14.669</text:p>
          </table:table-cell>
        </table:table-row>
      </table:table>
      <table:table table:name="Compare Time" table:style-name="ta6">
        <office:forms form:automatic-focus="false" form:apply-design-mode="false"/>
        <table:table-column table:style-name="co23" table:default-cell-style-name="Default"/>
        <table:table-column table:style-name="co24" table:default-cell-style-name="ce23"/>
        <table:table-column table:style-name="co25" table:number-columns-repeated="2" table:default-cell-style-name="ce23"/>
        <table:table-column table:style-name="co24" table:default-cell-style-name="ce23"/>
        <table:table-column table:style-name="co26" table:number-columns-repeated="2" table:default-cell-style-name="ce23"/>
        <table:table-column table:style-name="co24" table:default-cell-style-name="ce23"/>
        <table:table-column table:style-name="co25" table:number-columns-repeated="2" table:default-cell-style-name="ce23"/>
        <table:table-column table:style-name="co27" table:default-cell-style-name="ce23"/>
        <table:table-column table:style-name="co28" table:default-cell-style-name="ce23"/>
        <table:table-column table:style-name="co21" table:default-cell-style-name="ce23"/>
        <table:table-column table:style-name="co24" table:default-cell-style-name="ce23"/>
        <table:table-column table:style-name="co25" table:number-columns-repeated="2" table:default-cell-style-name="ce23"/>
        <table:table-column table:style-name="co24" table:default-cell-style-name="ce23"/>
        <table:table-column table:style-name="co28" table:default-cell-style-name="ce23"/>
        <table:table-column table:style-name="co21" table:default-cell-style-name="ce23"/>
        <table:table-column table:style-name="co24" table:default-cell-style-name="ce23"/>
        <table:table-column table:style-name="co25" table:number-columns-repeated="2" table:default-cell-style-name="ce23"/>
        <table:table-column table:style-name="co27" table:default-cell-style-name="ce23"/>
        <table:table-column table:style-name="co28" table:default-cell-style-name="ce23"/>
        <table:table-column table:style-name="co21" table:default-cell-style-name="ce23"/>
        <table:table-column table:style-name="co10" table:number-columns-repeated="6" table:default-cell-style-name="ce9"/>
        <table:table-row table:style-name="ro2">
          <table:table-cell table:style-name="ce15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6" table:number-rows-spanned="1">
            <text:p>ScSp</text:p>
          </table:table-cell>
          <table:covered-table-cell table:number-columns-repeated="4" table:style-name="ce15"/>
          <table:covered-table-cell table:style-name="Default"/>
          <table:table-cell table:style-name="ce21" office:value-type="string" calcext:value-type="string" table:number-columns-spanned="6" table:number-rows-spanned="1">
            <text:p>McSp</text:p>
          </table:table-cell>
          <table:covered-table-cell table:number-columns-repeated="4" table:style-name="ce21"/>
          <table:covered-table-cell table:style-name="Default"/>
          <table:table-cell table:style-name="ce15" office:value-type="string" calcext:value-type="string" table:number-columns-spanned="6" table:number-rows-spanned="1">
            <text:p>ScMp</text:p>
          </table:table-cell>
          <table:covered-table-cell table:number-columns-repeated="4" table:style-name="ce15"/>
          <table:covered-table-cell table:style-name="Default"/>
          <table:table-cell table:style-name="ce15" office:value-type="string" calcext:value-type="string" table:number-columns-spanned="6" table:number-rows-spanned="1">
            <text:p>McMp</text:p>
          </table:table-cell>
          <table:covered-table-cell table:number-columns-repeated="3" table:style-name="ce15"/>
          <table:covered-table-cell table:number-columns-repeated="2" table:style-name="Default"/>
          <table:table-cell table:style-name="ce15" office:value-type="string" calcext:value-type="string" table:number-columns-spanned="6" table:number-rows-spanned="1">
            <text:p>PC</text:p>
          </table:table-cell>
          <table:covered-table-cell table:number-columns-repeated="3" table:style-name="ce15"/>
          <table:covered-table-cell table:number-columns-repeated="2" table:style-name="Default"/>
        </table:table-row>
        <table:table-row table:style-name="ro1">
          <table:covered-table-cell table:style-name="ce15"/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5.15034" calcext:value-type="float">
            <text:p>5.15</text:p>
          </table:table-cell>
          <table:table-cell table:formula="of:=[$'ScSp Time'.K2]" office:value-type="float" office:value="6.09039" calcext:value-type="float">
            <text:p>6.09</text:p>
          </table:table-cell>
          <table:table-cell table:formula="of:=[$'ScSp Time'.L2]" office:value-type="float" office:value="2.70094" calcext:value-type="float">
            <text:p>2.70</text:p>
          </table:table-cell>
          <table:table-cell table:formula="of:=[$'ScSp Time'.M2]" office:value-type="float" office:value="51.5944" calcext:value-type="float">
            <text:p>51.59</text:p>
          </table:table-cell>
          <table:table-cell table:formula="of:=[$'ScSp Time'.N2]" office:value-type="float" office:value="34.4639" calcext:value-type="float">
            <text:p>34.46</text:p>
          </table:table-cell>
          <table:table-cell table:formula="of:=[$'McSp Time'.I2]" office:value-type="float" office:value="0" calcext:value-type="float">
            <text:p>0.00</text:p>
          </table:table-cell>
          <table:table-cell table:formula="of:=[$'McSp Time'.J2]" office:value-type="float" office:value="10.64" calcext:value-type="float">
            <text:p>10.64</text:p>
          </table:table-cell>
          <table:table-cell table:formula="of:=[$'McSp Time'.K2]" office:value-type="float" office:value="12.582" calcext:value-type="float">
            <text:p>12.58</text:p>
          </table:table-cell>
          <table:table-cell table:formula="of:=[$'McSp Time'.L2]" office:value-type="float" office:value="5.57982" calcext:value-type="float">
            <text:p>5.58</text:p>
          </table:table-cell>
          <table:table-cell table:formula="of:=[$'McSp Time'.M2]" office:value-type="float" office:value="-0.0000000000000346427" calcext:value-type="float">
            <text:p>0.00</text:p>
          </table:table-cell>
          <table:table-cell table:formula="of:=[$'McSp Time'.N2]" office:value-type="float" office:value="71.1982" calcext:value-type="float">
            <text:p>71.20</text:p>
          </table:table-cell>
          <table:table-cell table:formula="of:=[$'ScMp Time'.I2]" office:value-type="float" office:value="1.53787" calcext:value-type="float">
            <text:p>1.54</text:p>
          </table:table-cell>
          <table:table-cell table:formula="of:=[$'ScMp Time'.J2]" office:value-type="float" office:value="10.3935" calcext:value-type="float">
            <text:p>10.39</text:p>
          </table:table-cell>
          <table:table-cell table:formula="of:=[$'ScMp Time'.K2]" office:value-type="float" office:value="6.60257" calcext:value-type="float">
            <text:p>6.60</text:p>
          </table:table-cell>
          <table:table-cell table:formula="of:=[$'ScMp Time'.L2]" office:value-type="float" office:value="3.1327" calcext:value-type="float">
            <text:p>3.13</text:p>
          </table:table-cell>
          <table:table-cell table:formula="of:=[$'ScMp Time'.M2]" office:value-type="float" office:value="51.4116" calcext:value-type="float">
            <text:p>51.41</text:p>
          </table:table-cell>
          <table:table-cell table:formula="of:=[$'ScMp Time'.N2]" office:value-type="float" office:value="26.9217" calcext:value-type="float">
            <text:p>26.92</text:p>
          </table:table-cell>
          <table:table-cell table:formula="of:=[$'McMp Time'.I2]" office:value-type="float" office:value="0" calcext:value-type="float">
            <text:p>0.00</text:p>
          </table:table-cell>
          <table:table-cell table:formula="of:=[$'McMp Time'.J2]" office:value-type="float" office:value="10.5134" calcext:value-type="float">
            <text:p>10.51</text:p>
          </table:table-cell>
          <table:table-cell table:formula="of:=[$'McMp Time'.K2]" office:value-type="float" office:value="8.06823" calcext:value-type="float">
            <text:p>8.07</text:p>
          </table:table-cell>
          <table:table-cell table:formula="of:=[$'McMp Time'.L2]" office:value-type="float" office:value="2.88739" calcext:value-type="float">
            <text:p>2.89</text:p>
          </table:table-cell>
          <table:table-cell table:formula="of:=[$'McMp Time'.M2]" office:value-type="float" office:value="51.8481" calcext:value-type="float">
            <text:p>51.85</text:p>
          </table:table-cell>
          <table:table-cell table:formula="of:=[$'McMp Time'.N2]" office:value-type="float" office:value="26.6829" calcext:value-type="float">
            <text:p>26.68</text:p>
          </table:table-cell>
          <table:table-cell table:formula="of:=[$'PC Time'.I2]" office:value-type="float" office:value="8.1785" calcext:value-type="float">
            <text:p>8.18</text:p>
          </table:table-cell>
          <table:table-cell table:formula="of:=[$'PC Time'.J2]" office:value-type="float" office:value="12.6539" calcext:value-type="float">
            <text:p>12.65</text:p>
          </table:table-cell>
          <table:table-cell table:formula="of:=[$'PC Time'.K2]" office:value-type="float" office:value="0" calcext:value-type="float">
            <text:p>0.00</text:p>
          </table:table-cell>
          <table:table-cell table:formula="of:=[$'PC Time'.L2]" office:value-type="float" office:value="6.4118" calcext:value-type="float">
            <text:p>6.41</text:p>
          </table:table-cell>
          <table:table-cell table:formula="of:=[$'PC Time'.M2]" office:value-type="float" office:value="43.6975" calcext:value-type="float">
            <text:p>43.70</text:p>
          </table:table-cell>
          <table:table-cell table:formula="of:=[$'PC Time'.N2]" office:value-type="float" office:value="29.0583" calcext:value-type="float">
            <text:p>29.06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9.53468" calcext:value-type="float">
            <text:p>9.53</text:p>
          </table:table-cell>
          <table:table-cell table:formula="of:=[$'ScSp Time'.K3]" office:value-type="float" office:value="5.32939" calcext:value-type="float">
            <text:p>5.33</text:p>
          </table:table-cell>
          <table:table-cell table:formula="of:=[$'ScSp Time'.L3]" office:value-type="float" office:value="3.44616" calcext:value-type="float">
            <text:p>3.45</text:p>
          </table:table-cell>
          <table:table-cell table:formula="of:=[$'ScSp Time'.M3]" office:value-type="float" office:value="0.000000000000118347" calcext:value-type="float">
            <text:p>0.00</text:p>
          </table:table-cell>
          <table:table-cell table:formula="of:=[$'ScSp Time'.N3]" office:value-type="float" office:value="81.6898" calcext:value-type="float">
            <text:p>81.69</text:p>
          </table:table-cell>
          <table:table-cell table:formula="of:=[$'McSp Time'.I3]" office:value-type="float" office:value="0" calcext:value-type="float">
            <text:p>0.00</text:p>
          </table:table-cell>
          <table:table-cell table:formula="of:=[$'McSp Time'.J3]" office:value-type="float" office:value="6.85752" calcext:value-type="float">
            <text:p>6.86</text:p>
          </table:table-cell>
          <table:table-cell table:formula="of:=[$'McSp Time'.K3]" office:value-type="float" office:value="3.833" calcext:value-type="float">
            <text:p>3.83</text:p>
          </table:table-cell>
          <table:table-cell table:formula="of:=[$'McSp Time'.L3]" office:value-type="float" office:value="2.47854" calcext:value-type="float">
            <text:p>2.48</text:p>
          </table:table-cell>
          <table:table-cell table:formula="of:=[$'McSp Time'.M3]" office:value-type="float" office:value="28.0781" calcext:value-type="float">
            <text:p>28.08</text:p>
          </table:table-cell>
          <table:table-cell table:formula="of:=[$'McSp Time'.N3]" office:value-type="float" office:value="58.7528" calcext:value-type="float">
            <text:p>58.75</text:p>
          </table:table-cell>
          <table:table-cell table:formula="of:=[$'ScMp Time'.I3]" office:value-type="float" office:value="0" calcext:value-type="float">
            <text:p>0.00</text:p>
          </table:table-cell>
          <table:table-cell table:formula="of:=[$'ScMp Time'.J3]" office:value-type="float" office:value="12.5591" calcext:value-type="float">
            <text:p>12.56</text:p>
          </table:table-cell>
          <table:table-cell table:formula="of:=[$'ScMp Time'.K3]" office:value-type="float" office:value="4.4019" calcext:value-type="float">
            <text:p>4.40</text:p>
          </table:table-cell>
          <table:table-cell table:formula="of:=[$'ScMp Time'.L3]" office:value-type="float" office:value="2.62523" calcext:value-type="float">
            <text:p>2.63</text:p>
          </table:table-cell>
          <table:table-cell table:formula="of:=[$'ScMp Time'.M3]" office:value-type="float" office:value="-0.0000000000000377853" calcext:value-type="float">
            <text:p>0.00</text:p>
          </table:table-cell>
          <table:table-cell table:formula="of:=[$'ScMp Time'.N3]" office:value-type="float" office:value="80.4137" calcext:value-type="float">
            <text:p>80.41</text:p>
          </table:table-cell>
          <table:table-cell table:formula="of:=[$'McMp Time'.I3]" office:value-type="float" office:value="0" calcext:value-type="float">
            <text:p>0.00</text:p>
          </table:table-cell>
          <table:table-cell table:formula="of:=[$'McMp Time'.J3]" office:value-type="float" office:value="15.0906" calcext:value-type="float">
            <text:p>15.09</text:p>
          </table:table-cell>
          <table:table-cell table:formula="of:=[$'McMp Time'.K3]" office:value-type="float" office:value="5.28917" calcext:value-type="float">
            <text:p>5.29</text:p>
          </table:table-cell>
          <table:table-cell table:formula="of:=[$'McMp Time'.L3]" office:value-type="float" office:value="3.15438" calcext:value-type="float">
            <text:p>3.15</text:p>
          </table:table-cell>
          <table:table-cell table:formula="of:=[$'McMp Time'.M3]" office:value-type="float" office:value="-0.0000000000000454015" calcext:value-type="float">
            <text:p>0.00</text:p>
          </table:table-cell>
          <table:table-cell table:formula="of:=[$'McMp Time'.N3]" office:value-type="float" office:value="76.4658" calcext:value-type="float">
            <text:p>76.47</text:p>
          </table:table-cell>
          <table:table-cell table:formula="of:=[$'PC Time'.I3]" office:value-type="float" office:value="8.43441" calcext:value-type="float">
            <text:p>8.43</text:p>
          </table:table-cell>
          <table:table-cell table:formula="of:=[$'PC Time'.J3]" office:value-type="float" office:value="22.8907" calcext:value-type="float">
            <text:p>22.89</text:p>
          </table:table-cell>
          <table:table-cell table:formula="of:=[$'PC Time'.K3]" office:value-type="float" office:value="0" calcext:value-type="float">
            <text:p>0.00</text:p>
          </table:table-cell>
          <table:table-cell table:formula="of:=[$'PC Time'.L3]" office:value-type="float" office:value="6.14701" calcext:value-type="float">
            <text:p>6.15</text:p>
          </table:table-cell>
          <table:table-cell table:formula="of:=[$'PC Time'.M3]" office:value-type="float" office:value="62.5279" calcext:value-type="float">
            <text:p>62.53</text:p>
          </table:table-cell>
          <table:table-cell table:formula="of:=[$'PC Time'.N3]" office:value-type="float" office:value="-0.000000000977812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Time'.I4]" office:value-type="float" office:value="1.03359" calcext:value-type="float">
            <text:p>1.03</text:p>
          </table:table-cell>
          <table:table-cell table:formula="of:=[$'ScSp Time'.J4]" office:value-type="float" office:value="5.58332" calcext:value-type="float">
            <text:p>5.58</text:p>
          </table:table-cell>
          <table:table-cell table:formula="of:=[$'ScSp Time'.K4]" office:value-type="float" office:value="4.68682" calcext:value-type="float">
            <text:p>4.69</text:p>
          </table:table-cell>
          <table:table-cell table:formula="of:=[$'ScSp Time'.L4]" office:value-type="float" office:value="3.60304" calcext:value-type="float">
            <text:p>3.60</text:p>
          </table:table-cell>
          <table:table-cell table:formula="of:=[$'ScSp Time'.M4]" office:value-type="float" office:value="45.1076" calcext:value-type="float">
            <text:p>45.11</text:p>
          </table:table-cell>
          <table:table-cell table:formula="of:=[$'ScSp Time'.N4]" office:value-type="float" office:value="39.9856" calcext:value-type="float">
            <text:p>39.99</text:p>
          </table:table-cell>
          <table:table-cell table:formula="of:=[$'McSp Time'.I4]" office:value-type="float" office:value="0.712403" calcext:value-type="float">
            <text:p>0.71</text:p>
          </table:table-cell>
          <table:table-cell table:formula="of:=[$'McSp Time'.J4]" office:value-type="float" office:value="3.84833" calcext:value-type="float">
            <text:p>3.85</text:p>
          </table:table-cell>
          <table:table-cell table:formula="of:=[$'McSp Time'.K4]" office:value-type="float" office:value="3.23041" calcext:value-type="float">
            <text:p>3.23</text:p>
          </table:table-cell>
          <table:table-cell table:formula="of:=[$'McSp Time'.L4]" office:value-type="float" office:value="2.48341" calcext:value-type="float">
            <text:p>2.48</text:p>
          </table:table-cell>
          <table:table-cell table:formula="of:=[$'McSp Time'.M4]" office:value-type="float" office:value="62.1652" calcext:value-type="float">
            <text:p>62.17</text:p>
          </table:table-cell>
          <table:table-cell table:formula="of:=[$'McSp Time'.N4]" office:value-type="float" office:value="27.5602" calcext:value-type="float">
            <text:p>27.56</text:p>
          </table:table-cell>
          <table:table-cell table:formula="of:=[$'ScMp Time'.I4]" office:value-type="float" office:value="0.712403" calcext:value-type="float">
            <text:p>0.71</text:p>
          </table:table-cell>
          <table:table-cell table:formula="of:=[$'ScMp Time'.J4]" office:value-type="float" office:value="9.3179" calcext:value-type="float">
            <text:p>9.32</text:p>
          </table:table-cell>
          <table:table-cell table:formula="of:=[$'ScMp Time'.K4]" office:value-type="float" office:value="3.23041" calcext:value-type="float">
            <text:p>3.23</text:p>
          </table:table-cell>
          <table:table-cell table:formula="of:=[$'ScMp Time'.L4]" office:value-type="float" office:value="2.1549" calcext:value-type="float">
            <text:p>2.15</text:p>
          </table:table-cell>
          <table:table-cell table:formula="of:=[$'ScMp Time'.M4]" office:value-type="float" office:value="63.5416" calcext:value-type="float">
            <text:p>63.54</text:p>
          </table:table-cell>
          <table:table-cell table:formula="of:=[$'ScMp Time'.N4]" office:value-type="float" office:value="21.0428" calcext:value-type="float">
            <text:p>21.04</text:p>
          </table:table-cell>
          <table:table-cell table:formula="of:=[$'McMp Time'.I4]" office:value-type="float" office:value="1.03383" calcext:value-type="float">
            <text:p>1.03</text:p>
          </table:table-cell>
          <table:table-cell table:formula="of:=[$'McMp Time'.J4]" office:value-type="float" office:value="13.522" calcext:value-type="float">
            <text:p>13.52</text:p>
          </table:table-cell>
          <table:table-cell table:formula="of:=[$'McMp Time'.K4]" office:value-type="float" office:value="4.68792" calcext:value-type="float">
            <text:p>4.69</text:p>
          </table:table-cell>
          <table:table-cell table:formula="of:=[$'McMp Time'.L4]" office:value-type="float" office:value="3.12715" calcext:value-type="float">
            <text:p>3.13</text:p>
          </table:table-cell>
          <table:table-cell table:formula="of:=[$'McMp Time'.M4]" office:value-type="float" office:value="47.0923" calcext:value-type="float">
            <text:p>47.09</text:p>
          </table:table-cell>
          <table:table-cell table:formula="of:=[$'McMp Time'.N4]" office:value-type="float" office:value="30.5369" calcext:value-type="float">
            <text:p>30.54</text:p>
          </table:table-cell>
          <table:table-cell table:formula="of:=[$'PC Time'.I4]" office:value-type="float" office:value="3.94282" calcext:value-type="float">
            <text:p>3.94</text:p>
          </table:table-cell>
          <table:table-cell table:formula="of:=[$'PC Time'.J4]" office:value-type="float" office:value="8.62348" calcext:value-type="float">
            <text:p>8.62</text:p>
          </table:table-cell>
          <table:table-cell table:formula="of:=[$'PC Time'.K4]" office:value-type="float" office:value="0" calcext:value-type="float">
            <text:p>0.00</text:p>
          </table:table-cell>
          <table:table-cell table:formula="of:=[$'PC Time'.L4]" office:value-type="float" office:value="3.47586" calcext:value-type="float">
            <text:p>3.48</text:p>
          </table:table-cell>
          <table:table-cell table:formula="of:=[$'PC Time'.M4]" office:value-type="float" office:value="59.9033" calcext:value-type="float">
            <text:p>59.90</text:p>
          </table:table-cell>
          <table:table-cell table:formula="of:=[$'PC Time'.N4]" office:value-type="float" office:value="24.0546" calcext:value-type="float">
            <text:p>24.05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Time'.I5]" office:value-type="float" office:value="2.80297" calcext:value-type="float">
            <text:p>2.80</text:p>
          </table:table-cell>
          <table:table-cell table:formula="of:=[$'ScSp Time'.J5]" office:value-type="float" office:value="7.39068" calcext:value-type="float">
            <text:p>7.39</text:p>
          </table:table-cell>
          <table:table-cell table:formula="of:=[$'ScSp Time'.K5]" office:value-type="float" office:value="3.17274" calcext:value-type="float">
            <text:p>3.17</text:p>
          </table:table-cell>
          <table:table-cell table:formula="of:=[$'ScSp Time'.L5]" office:value-type="float" office:value="4.24533" calcext:value-type="float">
            <text:p>4.25</text:p>
          </table:table-cell>
          <table:table-cell table:formula="of:=[$'ScSp Time'.M5]" office:value-type="float" office:value="70.5009" calcext:value-type="float">
            <text:p>70.50</text:p>
          </table:table-cell>
          <table:table-cell table:formula="of:=[$'ScSp Time'.N5]" office:value-type="float" office:value="11.8874" calcext:value-type="float">
            <text:p>11.89</text:p>
          </table:table-cell>
          <table:table-cell table:formula="of:=[$'McSp Time'.I5]" office:value-type="float" office:value="3.53778" calcext:value-type="float">
            <text:p>3.54</text:p>
          </table:table-cell>
          <table:table-cell table:formula="of:=[$'McSp Time'.J5]" office:value-type="float" office:value="9.32817" calcext:value-type="float">
            <text:p>9.33</text:p>
          </table:table-cell>
          <table:table-cell table:formula="of:=[$'McSp Time'.K5]" office:value-type="float" office:value="4.00448" calcext:value-type="float">
            <text:p>4.00</text:p>
          </table:table-cell>
          <table:table-cell table:formula="of:=[$'McSp Time'.L5]" office:value-type="float" office:value="5.35825" calcext:value-type="float">
            <text:p>5.36</text:p>
          </table:table-cell>
          <table:table-cell table:formula="of:=[$'McSp Time'.M5]" office:value-type="float" office:value="44.5295" calcext:value-type="float">
            <text:p>44.53</text:p>
          </table:table-cell>
          <table:table-cell table:formula="of:=[$'McSp Time'.N5]" office:value-type="float" office:value="33.2418" calcext:value-type="float">
            <text:p>33.24</text:p>
          </table:table-cell>
          <table:table-cell table:formula="of:=[$'ScMp Time'.I5]" office:value-type="float" office:value="2.80297" calcext:value-type="float">
            <text:p>2.80</text:p>
          </table:table-cell>
          <table:table-cell table:formula="of:=[$'ScMp Time'.J5]" office:value-type="float" office:value="11.2273" calcext:value-type="float">
            <text:p>11.23</text:p>
          </table:table-cell>
          <table:table-cell table:formula="of:=[$'ScMp Time'.K5]" office:value-type="float" office:value="3.17274" calcext:value-type="float">
            <text:p>3.17</text:p>
          </table:table-cell>
          <table:table-cell table:formula="of:=[$'ScMp Time'.L5]" office:value-type="float" office:value="2.50335" calcext:value-type="float">
            <text:p>2.50</text:p>
          </table:table-cell>
          <table:table-cell table:formula="of:=[$'ScMp Time'.M5]" office:value-type="float" office:value="35.9594" calcext:value-type="float">
            <text:p>35.96</text:p>
          </table:table-cell>
          <table:table-cell table:formula="of:=[$'ScMp Time'.N5]" office:value-type="float" office:value="44.3342" calcext:value-type="float">
            <text:p>44.33</text:p>
          </table:table-cell>
          <table:table-cell table:formula="of:=[$'McMp Time'.I5]" office:value-type="float" office:value="2.80297" calcext:value-type="float">
            <text:p>2.80</text:p>
          </table:table-cell>
          <table:table-cell table:formula="of:=[$'McMp Time'.J5]" office:value-type="float" office:value="11.2273" calcext:value-type="float">
            <text:p>11.23</text:p>
          </table:table-cell>
          <table:table-cell table:formula="of:=[$'McMp Time'.K5]" office:value-type="float" office:value="3.17274" calcext:value-type="float">
            <text:p>3.17</text:p>
          </table:table-cell>
          <table:table-cell table:formula="of:=[$'McMp Time'.L5]" office:value-type="float" office:value="2.50335" calcext:value-type="float">
            <text:p>2.50</text:p>
          </table:table-cell>
          <table:table-cell table:formula="of:=[$'McMp Time'.M5]" office:value-type="float" office:value="35.9594" calcext:value-type="float">
            <text:p>35.96</text:p>
          </table:table-cell>
          <table:table-cell table:formula="of:=[$'McMp Time'.N5]" office:value-type="float" office:value="44.3342" calcext:value-type="float">
            <text:p>44.33</text:p>
          </table:table-cell>
          <table:table-cell table:formula="of:=[$'PC Time'.I5]" office:value-type="float" office:value="5.97571" calcext:value-type="float">
            <text:p>5.98</text:p>
          </table:table-cell>
          <table:table-cell table:formula="of:=[$'PC Time'.J5]" office:value-type="float" office:value="10.2371" calcext:value-type="float">
            <text:p>10.24</text:p>
          </table:table-cell>
          <table:table-cell table:formula="of:=[$'PC Time'.K5]" office:value-type="float" office:value="0" calcext:value-type="float">
            <text:p>0.00</text:p>
          </table:table-cell>
          <table:table-cell table:formula="of:=[$'PC Time'.L5]" office:value-type="float" office:value="5.00767" calcext:value-type="float">
            <text:p>5.01</text:p>
          </table:table-cell>
          <table:table-cell table:formula="of:=[$'PC Time'.M5]" office:value-type="float" office:value="57.7434" calcext:value-type="float">
            <text:p>57.74</text:p>
          </table:table-cell>
          <table:table-cell table:formula="of:=[$'PC Time'.N5]" office:value-type="float" office:value="21.0362" calcext:value-type="float">
            <text:p>21.04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6.76695" calcext:value-type="float">
            <text:p>6.77</text:p>
          </table:table-cell>
          <table:table-cell table:formula="of:=[$'ScSp Time'.K6]" office:value-type="float" office:value="5.13471" calcext:value-type="float">
            <text:p>5.13</text:p>
          </table:table-cell>
          <table:table-cell table:formula="of:=[$'ScSp Time'.L6]" office:value-type="float" office:value="1.15438" calcext:value-type="float">
            <text:p>1.15</text:p>
          </table:table-cell>
          <table:table-cell table:formula="of:=[$'ScSp Time'.M6]" office:value-type="float" office:value="0.630931" calcext:value-type="float">
            <text:p>0.63</text:p>
          </table:table-cell>
          <table:table-cell table:formula="of:=[$'ScSp Time'.N6]" office:value-type="float" office:value="86.313" calcext:value-type="float">
            <text:p>86.31</text:p>
          </table:table-cell>
          <table:table-cell table:formula="of:=[$'McSp Time'.I6]" office:value-type="float" office:value="0" calcext:value-type="float">
            <text:p>0.00</text:p>
          </table:table-cell>
          <table:table-cell table:formula="of:=[$'McSp Time'.J6]" office:value-type="float" office:value="7.62956" calcext:value-type="float">
            <text:p>7.63</text:p>
          </table:table-cell>
          <table:table-cell table:formula="of:=[$'McSp Time'.K6]" office:value-type="float" office:value="5.78925" calcext:value-type="float">
            <text:p>5.79</text:p>
          </table:table-cell>
          <table:table-cell table:formula="of:=[$'McSp Time'.L6]" office:value-type="float" office:value="1.30153" calcext:value-type="float">
            <text:p>1.30</text:p>
          </table:table-cell>
          <table:table-cell table:formula="of:=[$'McSp Time'.M6]" office:value-type="float" office:value="64.7623" calcext:value-type="float">
            <text:p>64.76</text:p>
          </table:table-cell>
          <table:table-cell table:formula="of:=[$'McSp Time'.N6]" office:value-type="float" office:value="20.5173" calcext:value-type="float">
            <text:p>20.52</text:p>
          </table:table-cell>
          <table:table-cell table:formula="of:=[$'ScMp Time'.I6]" office:value-type="float" office:value="1.47903" calcext:value-type="float">
            <text:p>1.48</text:p>
          </table:table-cell>
          <table:table-cell table:formula="of:=[$'ScMp Time'.J6]" office:value-type="float" office:value="12.9704" calcext:value-type="float">
            <text:p>12.97</text:p>
          </table:table-cell>
          <table:table-cell table:formula="of:=[$'ScMp Time'.K6]" office:value-type="float" office:value="4.972" calcext:value-type="float">
            <text:p>4.97</text:p>
          </table:table-cell>
          <table:table-cell table:formula="of:=[$'ScMp Time'.L6]" office:value-type="float" office:value="1.50118" calcext:value-type="float">
            <text:p>1.50</text:p>
          </table:table-cell>
          <table:table-cell table:formula="of:=[$'ScMp Time'.M6]" office:value-type="float" office:value="1.31797" calcext:value-type="float">
            <text:p>1.32</text:p>
          </table:table-cell>
          <table:table-cell table:formula="of:=[$'ScMp Time'.N6]" office:value-type="float" office:value="77.7594" calcext:value-type="float">
            <text:p>77.76</text:p>
          </table:table-cell>
          <table:table-cell table:formula="of:=[$'McMp Time'.I6]" office:value-type="float" office:value="1.47903" calcext:value-type="float">
            <text:p>1.48</text:p>
          </table:table-cell>
          <table:table-cell table:formula="of:=[$'McMp Time'.J6]" office:value-type="float" office:value="12.9704" calcext:value-type="float">
            <text:p>12.97</text:p>
          </table:table-cell>
          <table:table-cell table:formula="of:=[$'McMp Time'.K6]" office:value-type="float" office:value="4.972" calcext:value-type="float">
            <text:p>4.97</text:p>
          </table:table-cell>
          <table:table-cell table:formula="of:=[$'McMp Time'.L6]" office:value-type="float" office:value="1.50118" calcext:value-type="float">
            <text:p>1.50</text:p>
          </table:table-cell>
          <table:table-cell table:formula="of:=[$'McMp Time'.M6]" office:value-type="float" office:value="16.0983" calcext:value-type="float">
            <text:p>16.10</text:p>
          </table:table-cell>
          <table:table-cell table:formula="of:=[$'McMp Time'.N6]" office:value-type="float" office:value="62.979" calcext:value-type="float">
            <text:p>62.98</text:p>
          </table:table-cell>
          <table:table-cell table:formula="of:=[$'PC Time'.I6]" office:value-type="float" office:value="4.46074" calcext:value-type="float">
            <text:p>4.46</text:p>
          </table:table-cell>
          <table:table-cell table:formula="of:=[$'PC Time'.J6]" office:value-type="float" office:value="0" calcext:value-type="float">
            <text:p>0.00</text:p>
          </table:table-cell>
          <table:table-cell table:formula="of:=[$'PC Time'.K6]" office:value-type="float" office:value="0" calcext:value-type="float">
            <text:p>0.00</text:p>
          </table:table-cell>
          <table:table-cell table:formula="of:=[$'PC Time'.L6]" office:value-type="float" office:value="1.78991" calcext:value-type="float">
            <text:p>1.79</text:p>
          </table:table-cell>
          <table:table-cell table:formula="of:=[$'PC Time'.M6]" office:value-type="float" office:value="93.7493" calcext:value-type="float">
            <text:p>93.75</text:p>
          </table:table-cell>
          <table:table-cell table:formula="of:=[$'PC Time'.N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13.5162" calcext:value-type="float">
            <text:p>13.52</text:p>
          </table:table-cell>
          <table:table-cell table:formula="of:=[$'ScSp Time'.K7]" office:value-type="float" office:value="9.61125" calcext:value-type="float">
            <text:p>9.61</text:p>
          </table:table-cell>
          <table:table-cell table:formula="of:=[$'ScSp Time'.L7]" office:value-type="float" office:value="3.02604" calcext:value-type="float">
            <text:p>3.03</text:p>
          </table:table-cell>
          <table:table-cell table:formula="of:=[$'ScSp Time'.M7]" office:value-type="float" office:value="6.24028" calcext:value-type="float">
            <text:p>6.24</text:p>
          </table:table-cell>
          <table:table-cell table:formula="of:=[$'ScSp Time'.N7]" office:value-type="float" office:value="67.6062" calcext:value-type="float">
            <text:p>67.61</text:p>
          </table:table-cell>
          <table:table-cell table:formula="of:=[$'McSp Time'.I7]" office:value-type="float" office:value="0" calcext:value-type="float">
            <text:p>0.00</text:p>
          </table:table-cell>
          <table:table-cell table:formula="of:=[$'McSp Time'.J7]" office:value-type="float" office:value="14.5921" calcext:value-type="float">
            <text:p>14.59</text:p>
          </table:table-cell>
          <table:table-cell table:formula="of:=[$'McSp Time'.K7]" office:value-type="float" office:value="10.4967" calcext:value-type="float">
            <text:p>10.50</text:p>
          </table:table-cell>
          <table:table-cell table:formula="of:=[$'McSp Time'.L7]" office:value-type="float" office:value="3.91546" calcext:value-type="float">
            <text:p>3.92</text:p>
          </table:table-cell>
          <table:table-cell table:formula="of:=[$'McSp Time'.M7]" office:value-type="float" office:value="11.6486" calcext:value-type="float">
            <text:p>11.65</text:p>
          </table:table-cell>
          <table:table-cell table:formula="of:=[$'McSp Time'.N7]" office:value-type="float" office:value="59.3472" calcext:value-type="float">
            <text:p>59.35</text:p>
          </table:table-cell>
          <table:table-cell table:formula="of:=[$'ScMp Time'.I7]" office:value-type="float" office:value="2.67929" calcext:value-type="float">
            <text:p>2.68</text:p>
          </table:table-cell>
          <table:table-cell table:formula="of:=[$'ScMp Time'.J7]" office:value-type="float" office:value="20.7252" calcext:value-type="float">
            <text:p>20.73</text:p>
          </table:table-cell>
          <table:table-cell table:formula="of:=[$'ScMp Time'.K7]" office:value-type="float" office:value="12.2447" calcext:value-type="float">
            <text:p>12.24</text:p>
          </table:table-cell>
          <table:table-cell table:formula="of:=[$'ScMp Time'.L7]" office:value-type="float" office:value="4.33839" calcext:value-type="float">
            <text:p>4.34</text:p>
          </table:table-cell>
          <table:table-cell table:formula="of:=[$'ScMp Time'.M7]" office:value-type="float" office:value="34.0124" calcext:value-type="float">
            <text:p>34.01</text:p>
          </table:table-cell>
          <table:table-cell table:formula="of:=[$'ScMp Time'.N7]" office:value-type="float" office:value="26" calcext:value-type="float">
            <text:p>26.00</text:p>
          </table:table-cell>
          <table:table-cell table:formula="of:=[$'McMp Time'.I7]" office:value-type="float" office:value="0.991787" calcext:value-type="float">
            <text:p>0.99</text:p>
          </table:table-cell>
          <table:table-cell table:formula="of:=[$'McMp Time'.J7]" office:value-type="float" office:value="15.614" calcext:value-type="float">
            <text:p>15.61</text:p>
          </table:table-cell>
          <table:table-cell table:formula="of:=[$'McMp Time'.K7]" office:value-type="float" office:value="10.3849" calcext:value-type="float">
            <text:p>10.38</text:p>
          </table:table-cell>
          <table:table-cell table:formula="of:=[$'McMp Time'.L7]" office:value-type="float" office:value="2.95909" calcext:value-type="float">
            <text:p>2.96</text:p>
          </table:table-cell>
          <table:table-cell table:formula="of:=[$'McMp Time'.M7]" office:value-type="float" office:value="25.531" calcext:value-type="float">
            <text:p>25.53</text:p>
          </table:table-cell>
          <table:table-cell table:formula="of:=[$'McMp Time'.N7]" office:value-type="float" office:value="44.5192" calcext:value-type="float">
            <text:p>44.52</text:p>
          </table:table-cell>
          <table:table-cell table:formula="of:=[$'PC Time'.I7]" office:value-type="float" office:value="9.48639" calcext:value-type="float">
            <text:p>9.49</text:p>
          </table:table-cell>
          <table:table-cell table:formula="of:=[$'PC Time'.J7]" office:value-type="float" office:value="10.3714" calcext:value-type="float">
            <text:p>10.37</text:p>
          </table:table-cell>
          <table:table-cell table:formula="of:=[$'PC Time'.K7]" office:value-type="float" office:value="0" calcext:value-type="float">
            <text:p>0.00</text:p>
          </table:table-cell>
          <table:table-cell table:formula="of:=[$'PC Time'.L7]" office:value-type="float" office:value="6.31585" calcext:value-type="float">
            <text:p>6.32</text:p>
          </table:table-cell>
          <table:table-cell table:formula="of:=[$'PC Time'.M7]" office:value-type="float" office:value="52.5551" calcext:value-type="float">
            <text:p>52.56</text:p>
          </table:table-cell>
          <table:table-cell table:formula="of:=[$'PC Time'.N7]" office:value-type="float" office:value="21.2713" calcext:value-type="float">
            <text:p>21.27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Time'.I8]" office:value-type="float" office:value="6.92535" calcext:value-type="float">
            <text:p>6.93</text:p>
          </table:table-cell>
          <table:table-cell table:formula="of:=[$'ScSp Time'.J8]" office:value-type="float" office:value="11.8458" calcext:value-type="float">
            <text:p>11.85</text:p>
          </table:table-cell>
          <table:table-cell table:formula="of:=[$'ScSp Time'.K8]" office:value-type="float" office:value="6.05551" calcext:value-type="float">
            <text:p>6.06</text:p>
          </table:table-cell>
          <table:table-cell table:formula="of:=[$'ScSp Time'.L8]" office:value-type="float" office:value="5.24142" calcext:value-type="float">
            <text:p>5.24</text:p>
          </table:table-cell>
          <table:table-cell table:formula="of:=[$'ScSp Time'.M8]" office:value-type="float" office:value="35.722" calcext:value-type="float">
            <text:p>35.72</text:p>
          </table:table-cell>
          <table:table-cell table:formula="of:=[$'ScSp Time'.N8]" office:value-type="float" office:value="34.21" calcext:value-type="float">
            <text:p>34.21</text:p>
          </table:table-cell>
          <table:table-cell table:formula="of:=[$'McSp Time'.I8]" office:value-type="float" office:value="0.827507" calcext:value-type="float">
            <text:p>0.83</text:p>
          </table:table-cell>
          <table:table-cell table:formula="of:=[$'McSp Time'.J8]" office:value-type="float" office:value="12.7061" calcext:value-type="float">
            <text:p>12.71</text:p>
          </table:table-cell>
          <table:table-cell table:formula="of:=[$'McSp Time'.K8]" office:value-type="float" office:value="11.5319" calcext:value-type="float">
            <text:p>11.53</text:p>
          </table:table-cell>
          <table:table-cell table:formula="of:=[$'McSp Time'.L8]" office:value-type="float" office:value="4.86836" calcext:value-type="float">
            <text:p>4.87</text:p>
          </table:table-cell>
          <table:table-cell table:formula="of:=[$'McSp Time'.M8]" office:value-type="float" office:value="19.9324" calcext:value-type="float">
            <text:p>19.93</text:p>
          </table:table-cell>
          <table:table-cell table:formula="of:=[$'McSp Time'.N8]" office:value-type="float" office:value="50.1337" calcext:value-type="float">
            <text:p>50.13</text:p>
          </table:table-cell>
          <table:table-cell table:formula="of:=[$'ScMp Time'.I8]" office:value-type="float" office:value="8.08066" calcext:value-type="float">
            <text:p>8.08</text:p>
          </table:table-cell>
          <table:table-cell table:formula="of:=[$'ScMp Time'.J8]" office:value-type="float" office:value="13.3902" calcext:value-type="float">
            <text:p>13.39</text:p>
          </table:table-cell>
          <table:table-cell table:formula="of:=[$'ScMp Time'.K8]" office:value-type="float" office:value="5.51268" calcext:value-type="float">
            <text:p>5.51</text:p>
          </table:table-cell>
          <table:table-cell table:formula="of:=[$'ScMp Time'.L8]" office:value-type="float" office:value="3.35998" calcext:value-type="float">
            <text:p>3.36</text:p>
          </table:table-cell>
          <table:table-cell table:formula="of:=[$'ScMp Time'.M8]" office:value-type="float" office:value="54.1252" calcext:value-type="float">
            <text:p>54.13</text:p>
          </table:table-cell>
          <table:table-cell table:formula="of:=[$'ScMp Time'.N8]" office:value-type="float" office:value="15.5313" calcext:value-type="float">
            <text:p>15.53</text:p>
          </table:table-cell>
          <table:table-cell table:formula="of:=[$'McMp Time'.I8]" office:value-type="float" office:value="2.37893" calcext:value-type="float">
            <text:p>2.38</text:p>
          </table:table-cell>
          <table:table-cell table:formula="of:=[$'McMp Time'.J8]" office:value-type="float" office:value="10.5371" calcext:value-type="float">
            <text:p>10.54</text:p>
          </table:table-cell>
          <table:table-cell table:formula="of:=[$'McMp Time'.K8]" office:value-type="float" office:value="8.98683" calcext:value-type="float">
            <text:p>8.99</text:p>
          </table:table-cell>
          <table:table-cell table:formula="of:=[$'McMp Time'.L8]" office:value-type="float" office:value="3.04115" calcext:value-type="float">
            <text:p>3.04</text:p>
          </table:table-cell>
          <table:table-cell table:formula="of:=[$'McMp Time'.M8]" office:value-type="float" office:value="37.4237" calcext:value-type="float">
            <text:p>37.42</text:p>
          </table:table-cell>
          <table:table-cell table:formula="of:=[$'McMp Time'.N8]" office:value-type="float" office:value="37.6323" calcext:value-type="float">
            <text:p>37.63</text:p>
          </table:table-cell>
          <table:table-cell table:formula="of:=[$'PC Time'.I8]" office:value-type="float" office:value="11.3658" calcext:value-type="float">
            <text:p>11.37</text:p>
          </table:table-cell>
          <table:table-cell table:formula="of:=[$'PC Time'.J8]" office:value-type="float" office:value="0" calcext:value-type="float">
            <text:p>0.00</text:p>
          </table:table-cell>
          <table:table-cell table:formula="of:=[$'PC Time'.K8]" office:value-type="float" office:value="0" calcext:value-type="float">
            <text:p>0.00</text:p>
          </table:table-cell>
          <table:table-cell table:formula="of:=[$'PC Time'.L8]" office:value-type="float" office:value="2.35549" calcext:value-type="float">
            <text:p>2.36</text:p>
          </table:table-cell>
          <table:table-cell table:formula="of:=[$'PC Time'.M8]" office:value-type="float" office:value="86.2788" calcext:value-type="float">
            <text:p>86.28</text:p>
          </table:table-cell>
          <table:table-cell table:formula="of:=[$'PC Time'.N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Time'.I9]" office:value-type="float" office:value="0.93298" calcext:value-type="float">
            <text:p>0.93</text:p>
          </table:table-cell>
          <table:table-cell table:formula="of:=[$'ScSp Time'.J9]" office:value-type="float" office:value="10.1144" calcext:value-type="float">
            <text:p>10.11</text:p>
          </table:table-cell>
          <table:table-cell table:formula="of:=[$'ScSp Time'.K9]" office:value-type="float" office:value="8.69794" calcext:value-type="float">
            <text:p>8.70</text:p>
          </table:table-cell>
          <table:table-cell table:formula="of:=[$'ScSp Time'.L9]" office:value-type="float" office:value="3.52554" calcext:value-type="float">
            <text:p>3.53</text:p>
          </table:table-cell>
          <table:table-cell table:formula="of:=[$'ScSp Time'.M9]" office:value-type="float" office:value="5.8565" calcext:value-type="float">
            <text:p>5.86</text:p>
          </table:table-cell>
          <table:table-cell table:formula="of:=[$'ScSp Time'.N9]" office:value-type="float" office:value="70.8726" calcext:value-type="float">
            <text:p>70.87</text:p>
          </table:table-cell>
          <table:table-cell table:formula="of:=[$'McSp Time'.I9]" office:value-type="float" office:value="0.734631" calcext:value-type="float">
            <text:p>0.73</text:p>
          </table:table-cell>
          <table:table-cell table:formula="of:=[$'McSp Time'.J9]" office:value-type="float" office:value="7.87997" calcext:value-type="float">
            <text:p>7.88</text:p>
          </table:table-cell>
          <table:table-cell table:formula="of:=[$'McSp Time'.K9]" office:value-type="float" office:value="6.84878" calcext:value-type="float">
            <text:p>6.85</text:p>
          </table:table-cell>
          <table:table-cell table:formula="of:=[$'McSp Time'.L9]" office:value-type="float" office:value="2.89197" calcext:value-type="float">
            <text:p>2.89</text:p>
          </table:table-cell>
          <table:table-cell table:formula="of:=[$'McSp Time'.M9]" office:value-type="float" office:value="9.80268" calcext:value-type="float">
            <text:p>9.80</text:p>
          </table:table-cell>
          <table:table-cell table:formula="of:=[$'McSp Time'.N9]" office:value-type="float" office:value="71.842" calcext:value-type="float">
            <text:p>71.84</text:p>
          </table:table-cell>
          <table:table-cell table:formula="of:=[$'ScMp Time'.I9]" office:value-type="float" office:value="4.71041" calcext:value-type="float">
            <text:p>4.71</text:p>
          </table:table-cell>
          <table:table-cell table:formula="of:=[$'ScMp Time'.J9]" office:value-type="float" office:value="14.4219" calcext:value-type="float">
            <text:p>14.42</text:p>
          </table:table-cell>
          <table:table-cell table:formula="of:=[$'ScMp Time'.K9]" office:value-type="float" office:value="5.88986" calcext:value-type="float">
            <text:p>5.89</text:p>
          </table:table-cell>
          <table:table-cell table:formula="of:=[$'ScMp Time'.L9]" office:value-type="float" office:value="1.75081" calcext:value-type="float">
            <text:p>1.75</text:p>
          </table:table-cell>
          <table:table-cell table:formula="of:=[$'ScMp Time'.M9]" office:value-type="float" office:value="51.717" calcext:value-type="float">
            <text:p>51.72</text:p>
          </table:table-cell>
          <table:table-cell table:formula="of:=[$'ScMp Time'.N9]" office:value-type="float" office:value="21.51" calcext:value-type="float">
            <text:p>21.51</text:p>
          </table:table-cell>
          <table:table-cell table:formula="of:=[$'McMp Time'.I9]" office:value-type="float" office:value="1.84589" calcext:value-type="float">
            <text:p>1.85</text:p>
          </table:table-cell>
          <table:table-cell table:formula="of:=[$'McMp Time'.J9]" office:value-type="float" office:value="13.147" calcext:value-type="float">
            <text:p>13.15</text:p>
          </table:table-cell>
          <table:table-cell table:formula="of:=[$'McMp Time'.K9]" office:value-type="float" office:value="7.70313" calcext:value-type="float">
            <text:p>7.70</text:p>
          </table:table-cell>
          <table:table-cell table:formula="of:=[$'McMp Time'.L9]" office:value-type="float" office:value="1.38635" calcext:value-type="float">
            <text:p>1.39</text:p>
          </table:table-cell>
          <table:table-cell table:formula="of:=[$'McMp Time'.M9]" office:value-type="float" office:value="53.2616" calcext:value-type="float">
            <text:p>53.26</text:p>
          </table:table-cell>
          <table:table-cell table:formula="of:=[$'McMp Time'.N9]" office:value-type="float" office:value="22.656" calcext:value-type="float">
            <text:p>22.66</text:p>
          </table:table-cell>
          <table:table-cell table:formula="of:=[$'PC Time'.I9]" office:value-type="float" office:value="7.00876" calcext:value-type="float">
            <text:p>7.01</text:p>
          </table:table-cell>
          <table:table-cell table:formula="of:=[$'PC Time'.J9]" office:value-type="float" office:value="5.87398" calcext:value-type="float">
            <text:p>5.87</text:p>
          </table:table-cell>
          <table:table-cell table:formula="of:=[$'PC Time'.K9]" office:value-type="float" office:value="0" calcext:value-type="float">
            <text:p>0.00</text:p>
          </table:table-cell>
          <table:table-cell table:formula="of:=[$'PC Time'.L9]" office:value-type="float" office:value="4.41139" calcext:value-type="float">
            <text:p>4.41</text:p>
          </table:table-cell>
          <table:table-cell table:formula="of:=[$'PC Time'.M9]" office:value-type="float" office:value="82.7059" calcext:value-type="float">
            <text:p>82.71</text:p>
          </table:table-cell>
          <table:table-cell table:formula="of:=[$'PC Time'.N9]" office:value-type="float" office:value="-0.0000000000000262135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Time'.I10]" office:value-type="float" office:value="1.33785" calcext:value-type="float">
            <text:p>1.34</text:p>
          </table:table-cell>
          <table:table-cell table:formula="of:=[$'ScSp Time'.J10]" office:value-type="float" office:value="20.5244" calcext:value-type="float">
            <text:p>20.52</text:p>
          </table:table-cell>
          <table:table-cell table:formula="of:=[$'ScSp Time'.K10]" office:value-type="float" office:value="15.1161" calcext:value-type="float">
            <text:p>15.12</text:p>
          </table:table-cell>
          <table:table-cell table:formula="of:=[$'ScSp Time'.L10]" office:value-type="float" office:value="7.15292" calcext:value-type="float">
            <text:p>7.15</text:p>
          </table:table-cell>
          <table:table-cell table:formula="of:=[$'ScSp Time'.M10]" office:value-type="float" office:value="0.193445" calcext:value-type="float">
            <text:p>0.19</text:p>
          </table:table-cell>
          <table:table-cell table:formula="of:=[$'ScSp Time'.N10]" office:value-type="float" office:value="55.6753" calcext:value-type="float">
            <text:p>55.68</text:p>
          </table:table-cell>
          <table:table-cell table:formula="of:=[$'McSp Time'.I10]" office:value-type="float" office:value="0.889446" calcext:value-type="float">
            <text:p>0.89</text:p>
          </table:table-cell>
          <table:table-cell table:formula="of:=[$'McSp Time'.J10]" office:value-type="float" office:value="13.805" calcext:value-type="float">
            <text:p>13.81</text:p>
          </table:table-cell>
          <table:table-cell table:formula="of:=[$'McSp Time'.K10]" office:value-type="float" office:value="10.0497" calcext:value-type="float">
            <text:p>10.05</text:p>
          </table:table-cell>
          <table:table-cell table:formula="of:=[$'McSp Time'.L10]" office:value-type="float" office:value="4.46511" calcext:value-type="float">
            <text:p>4.47</text:p>
          </table:table-cell>
          <table:table-cell table:formula="of:=[$'McSp Time'.M10]" office:value-type="float" office:value="14.3667" calcext:value-type="float">
            <text:p>14.37</text:p>
          </table:table-cell>
          <table:table-cell table:formula="of:=[$'McSp Time'.N10]" office:value-type="float" office:value="56.4241" calcext:value-type="float">
            <text:p>56.42</text:p>
          </table:table-cell>
          <table:table-cell table:formula="of:=[$'ScMp Time'.I10]" office:value-type="float" office:value="1.04435" calcext:value-type="float">
            <text:p>1.04</text:p>
          </table:table-cell>
          <table:table-cell table:formula="of:=[$'ScMp Time'.J10]" office:value-type="float" office:value="19.3526" calcext:value-type="float">
            <text:p>19.35</text:p>
          </table:table-cell>
          <table:table-cell table:formula="of:=[$'ScMp Time'.K10]" office:value-type="float" office:value="14.1312" calcext:value-type="float">
            <text:p>14.13</text:p>
          </table:table-cell>
          <table:table-cell table:formula="of:=[$'ScMp Time'.L10]" office:value-type="float" office:value="2.9979" calcext:value-type="float">
            <text:p>3.00</text:p>
          </table:table-cell>
          <table:table-cell table:formula="of:=[$'ScMp Time'.M10]" office:value-type="float" office:value="27.1643" calcext:value-type="float">
            <text:p>27.16</text:p>
          </table:table-cell>
          <table:table-cell table:formula="of:=[$'ScMp Time'.N10]" office:value-type="float" office:value="35.3096" calcext:value-type="float">
            <text:p>35.31</text:p>
          </table:table-cell>
          <table:table-cell table:formula="of:=[$'McMp Time'.I10]" office:value-type="float" office:value="0.741103" calcext:value-type="float">
            <text:p>0.74</text:p>
          </table:table-cell>
          <table:table-cell table:formula="of:=[$'McMp Time'.J10]" office:value-type="float" office:value="13.7118" calcext:value-type="float">
            <text:p>13.71</text:p>
          </table:table-cell>
          <table:table-cell table:formula="of:=[$'McMp Time'.K10]" office:value-type="float" office:value="10.0279" calcext:value-type="float">
            <text:p>10.03</text:p>
          </table:table-cell>
          <table:table-cell table:formula="of:=[$'McMp Time'.L10]" office:value-type="float" office:value="2.12741" calcext:value-type="float">
            <text:p>2.13</text:p>
          </table:table-cell>
          <table:table-cell table:formula="of:=[$'McMp Time'.M10]" office:value-type="float" office:value="53.1615" calcext:value-type="float">
            <text:p>53.16</text:p>
          </table:table-cell>
          <table:table-cell table:formula="of:=[$'McMp Time'.N10]" office:value-type="float" office:value="20.2302" calcext:value-type="float">
            <text:p>20.23</text:p>
          </table:table-cell>
          <table:table-cell table:formula="of:=[$'PC Time'.I10]" office:value-type="float" office:value="10.2439" calcext:value-type="float">
            <text:p>10.24</text:p>
          </table:table-cell>
          <table:table-cell table:formula="of:=[$'PC Time'.J10]" office:value-type="float" office:value="12.1417" calcext:value-type="float">
            <text:p>12.14</text:p>
          </table:table-cell>
          <table:table-cell table:formula="of:=[$'PC Time'.K10]" office:value-type="float" office:value="0" calcext:value-type="float">
            <text:p>0.00</text:p>
          </table:table-cell>
          <table:table-cell table:formula="of:=[$'PC Time'.L10]" office:value-type="float" office:value="5.39996" calcext:value-type="float">
            <text:p>5.40</text:p>
          </table:table-cell>
          <table:table-cell table:formula="of:=[$'PC Time'.M10]" office:value-type="float" office:value="52.7135" calcext:value-type="float">
            <text:p>52.71</text:p>
          </table:table-cell>
          <table:table-cell table:formula="of:=[$'PC Time'.N10]" office:value-type="float" office:value="19.5009" calcext:value-type="float">
            <text:p>19.5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Time'.I11]" office:value-type="float" office:value="1.8317" calcext:value-type="float">
            <text:p>1.83</text:p>
          </table:table-cell>
          <table:table-cell table:formula="of:=[$'ScSp Time'.J11]" office:value-type="float" office:value="12.0361" calcext:value-type="float">
            <text:p>12.04</text:p>
          </table:table-cell>
          <table:table-cell table:formula="of:=[$'ScSp Time'.K11]" office:value-type="float" office:value="11.3148" calcext:value-type="float">
            <text:p>11.31</text:p>
          </table:table-cell>
          <table:table-cell table:formula="of:=[$'ScSp Time'.L11]" office:value-type="float" office:value="2.18503" calcext:value-type="float">
            <text:p>2.19</text:p>
          </table:table-cell>
          <table:table-cell table:formula="of:=[$'ScSp Time'.M11]" office:value-type="float" office:value="36.5119" calcext:value-type="float">
            <text:p>36.51</text:p>
          </table:table-cell>
          <table:table-cell table:formula="of:=[$'ScSp Time'.N11]" office:value-type="float" office:value="36.1205" calcext:value-type="float">
            <text:p>36.12</text:p>
          </table:table-cell>
          <table:table-cell table:formula="of:=[$'McSp Time'.I11]" office:value-type="float" office:value="1.74311" calcext:value-type="float">
            <text:p>1.74</text:p>
          </table:table-cell>
          <table:table-cell table:formula="of:=[$'McSp Time'.J11]" office:value-type="float" office:value="11.4539" calcext:value-type="float">
            <text:p>11.45</text:p>
          </table:table-cell>
          <table:table-cell table:formula="of:=[$'McSp Time'.K11]" office:value-type="float" office:value="10.7675" calcext:value-type="float">
            <text:p>10.77</text:p>
          </table:table-cell>
          <table:table-cell table:formula="of:=[$'McSp Time'.L11]" office:value-type="float" office:value="2.085" calcext:value-type="float">
            <text:p>2.09</text:p>
          </table:table-cell>
          <table:table-cell table:formula="of:=[$'McSp Time'.M11]" office:value-type="float" office:value="46.6967" calcext:value-type="float">
            <text:p>46.70</text:p>
          </table:table-cell>
          <table:table-cell table:formula="of:=[$'McSp Time'.N11]" office:value-type="float" office:value="27.2538" calcext:value-type="float">
            <text:p>27.25</text:p>
          </table:table-cell>
          <table:table-cell table:formula="of:=[$'ScMp Time'.I11]" office:value-type="float" office:value="5.7592" calcext:value-type="float">
            <text:p>5.76</text:p>
          </table:table-cell>
          <table:table-cell table:formula="of:=[$'ScMp Time'.J11]" office:value-type="float" office:value="11.3115" calcext:value-type="float">
            <text:p>11.31</text:p>
          </table:table-cell>
          <table:table-cell table:formula="of:=[$'ScMp Time'.K11]" office:value-type="float" office:value="6.93998" calcext:value-type="float">
            <text:p>6.94</text:p>
          </table:table-cell>
          <table:table-cell table:formula="of:=[$'ScMp Time'.L11]" office:value-type="float" office:value="4.30027" calcext:value-type="float">
            <text:p>4.30</text:p>
          </table:table-cell>
          <table:table-cell table:formula="of:=[$'ScMp Time'.M11]" office:value-type="float" office:value="27.4765" calcext:value-type="float">
            <text:p>27.48</text:p>
          </table:table-cell>
          <table:table-cell table:formula="of:=[$'ScMp Time'.N11]" office:value-type="float" office:value="44.2125" calcext:value-type="float">
            <text:p>44.21</text:p>
          </table:table-cell>
          <table:table-cell table:formula="of:=[$'McMp Time'.I11]" office:value-type="float" office:value="2.58873" calcext:value-type="float">
            <text:p>2.59</text:p>
          </table:table-cell>
          <table:table-cell table:formula="of:=[$'McMp Time'.J11]" office:value-type="float" office:value="14.5339" calcext:value-type="float">
            <text:p>14.53</text:p>
          </table:table-cell>
          <table:table-cell table:formula="of:=[$'McMp Time'.K11]" office:value-type="float" office:value="10.7625" calcext:value-type="float">
            <text:p>10.76</text:p>
          </table:table-cell>
          <table:table-cell table:formula="of:=[$'McMp Time'.L11]" office:value-type="float" office:value="1.79962" calcext:value-type="float">
            <text:p>1.80</text:p>
          </table:table-cell>
          <table:table-cell table:formula="of:=[$'McMp Time'.M11]" office:value-type="float" office:value="25.4631" calcext:value-type="float">
            <text:p>25.46</text:p>
          </table:table-cell>
          <table:table-cell table:formula="of:=[$'McMp Time'.N11]" office:value-type="float" office:value="44.8521" calcext:value-type="float">
            <text:p>44.85</text:p>
          </table:table-cell>
          <table:table-cell table:formula="of:=[$'PC Time'.I11]" office:value-type="float" office:value="13.2645" calcext:value-type="float">
            <text:p>13.26</text:p>
          </table:table-cell>
          <table:table-cell table:formula="of:=[$'PC Time'.J11]" office:value-type="float" office:value="0" calcext:value-type="float">
            <text:p>0.00</text:p>
          </table:table-cell>
          <table:table-cell table:formula="of:=[$'PC Time'.K11]" office:value-type="float" office:value="0" calcext:value-type="float">
            <text:p>0.00</text:p>
          </table:table-cell>
          <table:table-cell table:formula="of:=[$'PC Time'.L11]" office:value-type="float" office:value="6.58385" calcext:value-type="float">
            <text:p>6.58</text:p>
          </table:table-cell>
          <table:table-cell table:formula="of:=[$'PC Time'.M11]" office:value-type="float" office:value="80.1517" calcext:value-type="float">
            <text:p>80.15</text:p>
          </table:table-cell>
          <table:table-cell table:formula="of:=[$'PC Time'.N1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Time'.I12]" office:value-type="float" office:value="0.903875" calcext:value-type="float">
            <text:p>0.90</text:p>
          </table:table-cell>
          <table:table-cell table:formula="of:=[$'ScSp Time'.J12]" office:value-type="float" office:value="15.518" calcext:value-type="float">
            <text:p>15.52</text:p>
          </table:table-cell>
          <table:table-cell table:formula="of:=[$'ScSp Time'.K12]" office:value-type="float" office:value="14.1977" calcext:value-type="float">
            <text:p>14.20</text:p>
          </table:table-cell>
          <table:table-cell table:formula="of:=[$'ScSp Time'.L12]" office:value-type="float" office:value="2.39558" calcext:value-type="float">
            <text:p>2.40</text:p>
          </table:table-cell>
          <table:table-cell table:formula="of:=[$'ScSp Time'.M12]" office:value-type="float" office:value="4.0518" calcext:value-type="float">
            <text:p>4.05</text:p>
          </table:table-cell>
          <table:table-cell table:formula="of:=[$'ScSp Time'.N12]" office:value-type="float" office:value="62.933" calcext:value-type="float">
            <text:p>62.93</text:p>
          </table:table-cell>
          <table:table-cell table:formula="of:=[$'McSp Time'.I12]" office:value-type="float" office:value="0" calcext:value-type="float">
            <text:p>0.00</text:p>
          </table:table-cell>
          <table:table-cell table:formula="of:=[$'McSp Time'.J12]" office:value-type="float" office:value="12.0008" calcext:value-type="float">
            <text:p>12.00</text:p>
          </table:table-cell>
          <table:table-cell table:formula="of:=[$'McSp Time'.K12]" office:value-type="float" office:value="11.6809" calcext:value-type="float">
            <text:p>11.68</text:p>
          </table:table-cell>
          <table:table-cell table:formula="of:=[$'McSp Time'.L12]" office:value-type="float" office:value="1.84652" calcext:value-type="float">
            <text:p>1.85</text:p>
          </table:table-cell>
          <table:table-cell table:formula="of:=[$'McSp Time'.M12]" office:value-type="float" office:value="9.10147" calcext:value-type="float">
            <text:p>9.10</text:p>
          </table:table-cell>
          <table:table-cell table:formula="of:=[$'McSp Time'.N12]" office:value-type="float" office:value="65.3703" calcext:value-type="float">
            <text:p>65.37</text:p>
          </table:table-cell>
          <table:table-cell table:formula="of:=[$'ScMp Time'.I12]" office:value-type="float" office:value="7.79132" calcext:value-type="float">
            <text:p>7.79</text:p>
          </table:table-cell>
          <table:table-cell table:formula="of:=[$'ScMp Time'.J12]" office:value-type="float" office:value="15.5215" calcext:value-type="float">
            <text:p>15.52</text:p>
          </table:table-cell>
          <table:table-cell table:formula="of:=[$'ScMp Time'.K12]" office:value-type="float" office:value="5.83389" calcext:value-type="float">
            <text:p>5.83</text:p>
          </table:table-cell>
          <table:table-cell table:formula="of:=[$'ScMp Time'.L12]" office:value-type="float" office:value="3.23253" calcext:value-type="float">
            <text:p>3.23</text:p>
          </table:table-cell>
          <table:table-cell table:formula="of:=[$'ScMp Time'.M12]" office:value-type="float" office:value="51.345" calcext:value-type="float">
            <text:p>51.35</text:p>
          </table:table-cell>
          <table:table-cell table:formula="of:=[$'ScMp Time'.N12]" office:value-type="float" office:value="16.2758" calcext:value-type="float">
            <text:p>16.28</text:p>
          </table:table-cell>
          <table:table-cell table:formula="of:=[$'McMp Time'.I12]" office:value-type="float" office:value="1.06486" calcext:value-type="float">
            <text:p>1.06</text:p>
          </table:table-cell>
          <table:table-cell table:formula="of:=[$'McMp Time'.J12]" office:value-type="float" office:value="26.0029" calcext:value-type="float">
            <text:p>26.00</text:p>
          </table:table-cell>
          <table:table-cell table:formula="of:=[$'McMp Time'.K12]" office:value-type="float" office:value="16.7265" calcext:value-type="float">
            <text:p>16.73</text:p>
          </table:table-cell>
          <table:table-cell table:formula="of:=[$'McMp Time'.L12]" office:value-type="float" office:value="0.974002" calcext:value-type="float">
            <text:p>0.97</text:p>
          </table:table-cell>
          <table:table-cell table:formula="of:=[$'McMp Time'.M12]" office:value-type="float" office:value="16.3967" calcext:value-type="float">
            <text:p>16.40</text:p>
          </table:table-cell>
          <table:table-cell table:formula="of:=[$'McMp Time'.N12]" office:value-type="float" office:value="38.8351" calcext:value-type="float">
            <text:p>38.84</text:p>
          </table:table-cell>
          <table:table-cell table:formula="of:=[$'PC Time'.I12]" office:value-type="float" office:value="14.8912" calcext:value-type="float">
            <text:p>14.89</text:p>
          </table:table-cell>
          <table:table-cell table:formula="of:=[$'PC Time'.J12]" office:value-type="float" office:value="14.1106" calcext:value-type="float">
            <text:p>14.11</text:p>
          </table:table-cell>
          <table:table-cell table:formula="of:=[$'PC Time'.K12]" office:value-type="float" office:value="0" calcext:value-type="float">
            <text:p>0.00</text:p>
          </table:table-cell>
          <table:table-cell table:formula="of:=[$'PC Time'.L12]" office:value-type="float" office:value="8.05395" calcext:value-type="float">
            <text:p>8.05</text:p>
          </table:table-cell>
          <table:table-cell table:formula="of:=[$'PC Time'.M12]" office:value-type="float" office:value="62.9443" calcext:value-type="float">
            <text:p>62.94</text:p>
          </table:table-cell>
          <table:table-cell table:formula="of:=[$'PC Time'.N12]" office:value-type="float" office:value="0.000000000000117617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16.8118" calcext:value-type="float">
            <text:p>16.81</text:p>
          </table:table-cell>
          <table:table-cell table:formula="of:=[$'ScSp Time'.K13]" office:value-type="float" office:value="13.9983" calcext:value-type="float">
            <text:p>14.00</text:p>
          </table:table-cell>
          <table:table-cell table:formula="of:=[$'ScSp Time'.L13]" office:value-type="float" office:value="3.51001" calcext:value-type="float">
            <text:p>3.51</text:p>
          </table:table-cell>
          <table:table-cell table:formula="of:=[$'ScSp Time'.M13]" office:value-type="float" office:value="11.3372" calcext:value-type="float">
            <text:p>11.34</text:p>
          </table:table-cell>
          <table:table-cell table:formula="of:=[$'ScSp Time'.N13]" office:value-type="float" office:value="54.3427" calcext:value-type="float">
            <text:p>54.34</text:p>
          </table:table-cell>
          <table:table-cell table:formula="of:=[$'McSp Time'.I13]" office:value-type="float" office:value="0" calcext:value-type="float">
            <text:p>0.00</text:p>
          </table:table-cell>
          <table:table-cell table:formula="of:=[$'McSp Time'.J13]" office:value-type="float" office:value="14.1148" calcext:value-type="float">
            <text:p>14.11</text:p>
          </table:table-cell>
          <table:table-cell table:formula="of:=[$'McSp Time'.K13]" office:value-type="float" office:value="11.7527" calcext:value-type="float">
            <text:p>11.75</text:p>
          </table:table-cell>
          <table:table-cell table:formula="of:=[$'McSp Time'.L13]" office:value-type="float" office:value="2.94692" calcext:value-type="float">
            <text:p>2.95</text:p>
          </table:table-cell>
          <table:table-cell table:formula="of:=[$'McSp Time'.M13]" office:value-type="float" office:value="-0.0000000000000768985" calcext:value-type="float">
            <text:p>0.00</text:p>
          </table:table-cell>
          <table:table-cell table:formula="of:=[$'McSp Time'.N13]" office:value-type="float" office:value="71.1857" calcext:value-type="float">
            <text:p>71.19</text:p>
          </table:table-cell>
          <table:table-cell table:formula="of:=[$'ScMp Time'.I13]" office:value-type="float" office:value="2.63062" calcext:value-type="float">
            <text:p>2.63</text:p>
          </table:table-cell>
          <table:table-cell table:formula="of:=[$'ScMp Time'.J13]" office:value-type="float" office:value="26.516" calcext:value-type="float">
            <text:p>26.52</text:p>
          </table:table-cell>
          <table:table-cell table:formula="of:=[$'ScMp Time'.K13]" office:value-type="float" office:value="12.297" calcext:value-type="float">
            <text:p>12.30</text:p>
          </table:table-cell>
          <table:table-cell table:formula="of:=[$'ScMp Time'.L13]" office:value-type="float" office:value="1.98079" calcext:value-type="float">
            <text:p>1.98</text:p>
          </table:table-cell>
          <table:table-cell table:formula="of:=[$'ScMp Time'.M13]" office:value-type="float" office:value="29.0042" calcext:value-type="float">
            <text:p>29.00</text:p>
          </table:table-cell>
          <table:table-cell table:formula="of:=[$'ScMp Time'.N13]" office:value-type="float" office:value="27.5714" calcext:value-type="float">
            <text:p>27.57</text:p>
          </table:table-cell>
          <table:table-cell table:formula="of:=[$'McMp Time'.I13]" office:value-type="float" office:value="0.7646" calcext:value-type="float">
            <text:p>0.76</text:p>
          </table:table-cell>
          <table:table-cell table:formula="of:=[$'McMp Time'.J13]" office:value-type="float" office:value="14.6895" calcext:value-type="float">
            <text:p>14.69</text:p>
          </table:table-cell>
          <table:table-cell table:formula="of:=[$'McMp Time'.K13]" office:value-type="float" office:value="7.51609" calcext:value-type="float">
            <text:p>7.52</text:p>
          </table:table-cell>
          <table:table-cell table:formula="of:=[$'McMp Time'.L13]" office:value-type="float" office:value="1.31273" calcext:value-type="float">
            <text:p>1.31</text:p>
          </table:table-cell>
          <table:table-cell table:formula="of:=[$'McMp Time'.M13]" office:value-type="float" office:value="44.7425" calcext:value-type="float">
            <text:p>44.74</text:p>
          </table:table-cell>
          <table:table-cell table:formula="of:=[$'McMp Time'.N13]" office:value-type="float" office:value="30.9745" calcext:value-type="float">
            <text:p>30.97</text:p>
          </table:table-cell>
          <table:table-cell table:formula="of:=[$'PC Time'.I13]" office:value-type="float" office:value="8.95194" calcext:value-type="float">
            <text:p>8.95</text:p>
          </table:table-cell>
          <table:table-cell table:formula="of:=[$'PC Time'.J13]" office:value-type="float" office:value="13.9263" calcext:value-type="float">
            <text:p>13.93</text:p>
          </table:table-cell>
          <table:table-cell table:formula="of:=[$'PC Time'.K13]" office:value-type="float" office:value="0" calcext:value-type="float">
            <text:p>0.00</text:p>
          </table:table-cell>
          <table:table-cell table:formula="of:=[$'PC Time'.L13]" office:value-type="float" office:value="2.9757" calcext:value-type="float">
            <text:p>2.98</text:p>
          </table:table-cell>
          <table:table-cell table:formula="of:=[$'PC Time'.M13]" office:value-type="float" office:value="52.695" calcext:value-type="float">
            <text:p>52.70</text:p>
          </table:table-cell>
          <table:table-cell table:formula="of:=[$'PC Time'.N13]" office:value-type="float" office:value="21.451" calcext:value-type="float">
            <text:p>21.45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11.0791" calcext:value-type="float">
            <text:p>11.08</text:p>
          </table:table-cell>
          <table:table-cell table:formula="of:=[$'ScSp Time'.K14]" office:value-type="float" office:value="8.04286" calcext:value-type="float">
            <text:p>8.04</text:p>
          </table:table-cell>
          <table:table-cell table:formula="of:=[$'ScSp Time'.L14]" office:value-type="float" office:value="3.73139" calcext:value-type="float">
            <text:p>3.73</text:p>
          </table:table-cell>
          <table:table-cell table:formula="of:=[$'ScSp Time'.M14]" office:value-type="float" office:value="17.3982" calcext:value-type="float">
            <text:p>17.40</text:p>
          </table:table-cell>
          <table:table-cell table:formula="of:=[$'ScSp Time'.N14]" office:value-type="float" office:value="59.7485" calcext:value-type="float">
            <text:p>59.75</text:p>
          </table:table-cell>
          <table:table-cell table:formula="of:=[$'McSp Time'.I14]" office:value-type="float" office:value="0" calcext:value-type="float">
            <text:p>0.00</text:p>
          </table:table-cell>
          <table:table-cell table:formula="of:=[$'McSp Time'.J14]" office:value-type="float" office:value="19.0126" calcext:value-type="float">
            <text:p>19.01</text:p>
          </table:table-cell>
          <table:table-cell table:formula="of:=[$'McSp Time'.K14]" office:value-type="float" office:value="13.8022" calcext:value-type="float">
            <text:p>13.80</text:p>
          </table:table-cell>
          <table:table-cell table:formula="of:=[$'McSp Time'.L14]" office:value-type="float" office:value="6.40337" calcext:value-type="float">
            <text:p>6.40</text:p>
          </table:table-cell>
          <table:table-cell table:formula="of:=[$'McSp Time'.M14]" office:value-type="float" office:value="28.7005" calcext:value-type="float">
            <text:p>28.70</text:p>
          </table:table-cell>
          <table:table-cell table:formula="of:=[$'McSp Time'.N14]" office:value-type="float" office:value="32.0813" calcext:value-type="float">
            <text:p>32.08</text:p>
          </table:table-cell>
          <table:table-cell table:formula="of:=[$'ScMp Time'.I14]" office:value-type="float" office:value="6.80071" calcext:value-type="float">
            <text:p>6.80</text:p>
          </table:table-cell>
          <table:table-cell table:formula="of:=[$'ScMp Time'.J14]" office:value-type="float" office:value="18.0509" calcext:value-type="float">
            <text:p>18.05</text:p>
          </table:table-cell>
          <table:table-cell table:formula="of:=[$'ScMp Time'.K14]" office:value-type="float" office:value="2.94143" calcext:value-type="float">
            <text:p>2.94</text:p>
          </table:table-cell>
          <table:table-cell table:formula="of:=[$'ScMp Time'.L14]" office:value-type="float" office:value="3.44428" calcext:value-type="float">
            <text:p>3.44</text:p>
          </table:table-cell>
          <table:table-cell table:formula="of:=[$'ScMp Time'.M14]" office:value-type="float" office:value="51.4517" calcext:value-type="float">
            <text:p>51.45</text:p>
          </table:table-cell>
          <table:table-cell table:formula="of:=[$'ScMp Time'.N14]" office:value-type="float" office:value="17.3109" calcext:value-type="float">
            <text:p>17.31</text:p>
          </table:table-cell>
          <table:table-cell table:formula="of:=[$'McMp Time'.I14]" office:value-type="float" office:value="1.43695" calcext:value-type="float">
            <text:p>1.44</text:p>
          </table:table-cell>
          <table:table-cell table:formula="of:=[$'McMp Time'.J14]" office:value-type="float" office:value="14.7267" calcext:value-type="float">
            <text:p>14.73</text:p>
          </table:table-cell>
          <table:table-cell table:formula="of:=[$'McMp Time'.K14]" office:value-type="float" office:value="6.60591" calcext:value-type="float">
            <text:p>6.61</text:p>
          </table:table-cell>
          <table:table-cell table:formula="of:=[$'McMp Time'.L14]" office:value-type="float" office:value="3.05034" calcext:value-type="float">
            <text:p>3.05</text:p>
          </table:table-cell>
          <table:table-cell table:formula="of:=[$'McMp Time'.M14]" office:value-type="float" office:value="14.4164" calcext:value-type="float">
            <text:p>14.42</text:p>
          </table:table-cell>
          <table:table-cell table:formula="of:=[$'McMp Time'.N14]" office:value-type="float" office:value="59.7637" calcext:value-type="float">
            <text:p>59.76</text:p>
          </table:table-cell>
          <table:table-cell table:formula="of:=[$'PC Time'.I14]" office:value-type="float" office:value="10.7074" calcext:value-type="float">
            <text:p>10.71</text:p>
          </table:table-cell>
          <table:table-cell table:formula="of:=[$'PC Time'.J14]" office:value-type="float" office:value="20.1189" calcext:value-type="float">
            <text:p>20.12</text:p>
          </table:table-cell>
          <table:table-cell table:formula="of:=[$'PC Time'.K14]" office:value-type="float" office:value="0" calcext:value-type="float">
            <text:p>0.00</text:p>
          </table:table-cell>
          <table:table-cell table:formula="of:=[$'PC Time'.L14]" office:value-type="float" office:value="4.02141" calcext:value-type="float">
            <text:p>4.02</text:p>
          </table:table-cell>
          <table:table-cell table:formula="of:=[$'PC Time'.M14]" office:value-type="float" office:value="41.516" calcext:value-type="float">
            <text:p>41.52</text:p>
          </table:table-cell>
          <table:table-cell table:formula="of:=[$'PC Time'.N14]" office:value-type="float" office:value="23.6363" calcext:value-type="float">
            <text:p>23.64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Time'.I15]" office:value-type="float" office:value="1.42901" calcext:value-type="float">
            <text:p>1.43</text:p>
          </table:table-cell>
          <table:table-cell table:formula="of:=[$'ScSp Time'.J15]" office:value-type="float" office:value="9.77871" calcext:value-type="float">
            <text:p>9.78</text:p>
          </table:table-cell>
          <table:table-cell table:formula="of:=[$'ScSp Time'.K15]" office:value-type="float" office:value="6.26206" calcext:value-type="float">
            <text:p>6.26</text:p>
          </table:table-cell>
          <table:table-cell table:formula="of:=[$'ScSp Time'.L15]" office:value-type="float" office:value="3.86692" calcext:value-type="float">
            <text:p>3.87</text:p>
          </table:table-cell>
          <table:table-cell table:formula="of:=[$'ScSp Time'.M15]" office:value-type="float" office:value="43.3193" calcext:value-type="float">
            <text:p>43.32</text:p>
          </table:table-cell>
          <table:table-cell table:formula="of:=[$'ScSp Time'.N15]" office:value-type="float" office:value="35.344" calcext:value-type="float">
            <text:p>35.34</text:p>
          </table:table-cell>
          <table:table-cell table:formula="of:=[$'McSp Time'.I15]" office:value-type="float" office:value="0" calcext:value-type="float">
            <text:p>0.00</text:p>
          </table:table-cell>
          <table:table-cell table:formula="of:=[$'McSp Time'.J15]" office:value-type="float" office:value="11.0647" calcext:value-type="float">
            <text:p>11.06</text:p>
          </table:table-cell>
          <table:table-cell table:formula="of:=[$'McSp Time'.K15]" office:value-type="float" office:value="7.69107" calcext:value-type="float">
            <text:p>7.69</text:p>
          </table:table-cell>
          <table:table-cell table:formula="of:=[$'McSp Time'.L15]" office:value-type="float" office:value="3.584" calcext:value-type="float">
            <text:p>3.58</text:p>
          </table:table-cell>
          <table:table-cell table:formula="of:=[$'McSp Time'.M15]" office:value-type="float" office:value="11.1091" calcext:value-type="float">
            <text:p>11.11</text:p>
          </table:table-cell>
          <table:table-cell table:formula="of:=[$'McSp Time'.N15]" office:value-type="float" office:value="66.5511" calcext:value-type="float">
            <text:p>66.55</text:p>
          </table:table-cell>
          <table:table-cell table:formula="of:=[$'ScMp Time'.I15]" office:value-type="float" office:value="6.60498" calcext:value-type="float">
            <text:p>6.60</text:p>
          </table:table-cell>
          <table:table-cell table:formula="of:=[$'ScMp Time'.J15]" office:value-type="float" office:value="28.9913" calcext:value-type="float">
            <text:p>28.99</text:p>
          </table:table-cell>
          <table:table-cell table:formula="of:=[$'ScMp Time'.K15]" office:value-type="float" office:value="6.54583" calcext:value-type="float">
            <text:p>6.55</text:p>
          </table:table-cell>
          <table:table-cell table:formula="of:=[$'ScMp Time'.L15]" office:value-type="float" office:value="4.242" calcext:value-type="float">
            <text:p>4.24</text:p>
          </table:table-cell>
          <table:table-cell table:formula="of:=[$'ScMp Time'.M15]" office:value-type="float" office:value="21.3533" calcext:value-type="float">
            <text:p>21.35</text:p>
          </table:table-cell>
          <table:table-cell table:formula="of:=[$'ScMp Time'.N15]" office:value-type="float" office:value="32.2626" calcext:value-type="float">
            <text:p>32.26</text:p>
          </table:table-cell>
          <table:table-cell table:formula="of:=[$'McMp Time'.I15]" office:value-type="float" office:value="5.46824" calcext:value-type="float">
            <text:p>5.47</text:p>
          </table:table-cell>
          <table:table-cell table:formula="of:=[$'McMp Time'.J15]" office:value-type="float" office:value="25.9497" calcext:value-type="float">
            <text:p>25.95</text:p>
          </table:table-cell>
          <table:table-cell table:formula="of:=[$'McMp Time'.K15]" office:value-type="float" office:value="5.90665" calcext:value-type="float">
            <text:p>5.91</text:p>
          </table:table-cell>
          <table:table-cell table:formula="of:=[$'McMp Time'.L15]" office:value-type="float" office:value="2.62922" calcext:value-type="float">
            <text:p>2.63</text:p>
          </table:table-cell>
          <table:table-cell table:formula="of:=[$'McMp Time'.M15]" office:value-type="float" office:value="50.874" calcext:value-type="float">
            <text:p>50.87</text:p>
          </table:table-cell>
          <table:table-cell table:formula="of:=[$'McMp Time'.N15]" office:value-type="float" office:value="9.17223" calcext:value-type="float">
            <text:p>9.17</text:p>
          </table:table-cell>
          <table:table-cell table:formula="of:=[$'PC Time'.I15]" office:value-type="float" office:value="7.69107" calcext:value-type="float">
            <text:p>7.69</text:p>
          </table:table-cell>
          <table:table-cell table:formula="of:=[$'PC Time'.J15]" office:value-type="float" office:value="0" calcext:value-type="float">
            <text:p>0.00</text:p>
          </table:table-cell>
          <table:table-cell table:formula="of:=[$'PC Time'.K15]" office:value-type="float" office:value="0" calcext:value-type="float">
            <text:p>0.00</text:p>
          </table:table-cell>
          <table:table-cell table:formula="of:=[$'PC Time'.L15]" office:value-type="float" office:value="2.62672" calcext:value-type="float">
            <text:p>2.63</text:p>
          </table:table-cell>
          <table:table-cell table:formula="of:=[$'PC Time'.M15]" office:value-type="float" office:value="89.6822" calcext:value-type="float">
            <text:p>89.68</text:p>
          </table:table-cell>
          <table:table-cell table:formula="of:=[$'PC Time'.N1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Time'.I16]" office:value-type="float" office:value="2.62088" calcext:value-type="float">
            <text:p>2.62</text:p>
          </table:table-cell>
          <table:table-cell table:formula="of:=[$'ScSp Time'.J16]" office:value-type="float" office:value="12.9949" calcext:value-type="float">
            <text:p>12.99</text:p>
          </table:table-cell>
          <table:table-cell table:formula="of:=[$'ScSp Time'.K16]" office:value-type="float" office:value="8.18942" calcext:value-type="float">
            <text:p>8.19</text:p>
          </table:table-cell>
          <table:table-cell table:formula="of:=[$'ScSp Time'.L16]" office:value-type="float" office:value="3.7949" calcext:value-type="float">
            <text:p>3.79</text:p>
          </table:table-cell>
          <table:table-cell table:formula="of:=[$'ScSp Time'.M16]" office:value-type="float" office:value="45.6876" calcext:value-type="float">
            <text:p>45.69</text:p>
          </table:table-cell>
          <table:table-cell table:formula="of:=[$'ScSp Time'.N16]" office:value-type="float" office:value="26.7123" calcext:value-type="float">
            <text:p>26.71</text:p>
          </table:table-cell>
          <table:table-cell table:formula="of:=[$'McSp Time'.I16]" office:value-type="float" office:value="2.96907" calcext:value-type="float">
            <text:p>2.97</text:p>
          </table:table-cell>
          <table:table-cell table:formula="of:=[$'McSp Time'.J16]" office:value-type="float" office:value="14.7212" calcext:value-type="float">
            <text:p>14.72</text:p>
          </table:table-cell>
          <table:table-cell table:formula="of:=[$'McSp Time'.K16]" office:value-type="float" office:value="9.27738" calcext:value-type="float">
            <text:p>9.28</text:p>
          </table:table-cell>
          <table:table-cell table:formula="of:=[$'McSp Time'.L16]" office:value-type="float" office:value="4.29905" calcext:value-type="float">
            <text:p>4.30</text:p>
          </table:table-cell>
          <table:table-cell table:formula="of:=[$'McSp Time'.M16]" office:value-type="float" office:value="17.3683" calcext:value-type="float">
            <text:p>17.37</text:p>
          </table:table-cell>
          <table:table-cell table:formula="of:=[$'McSp Time'.N16]" office:value-type="float" office:value="51.3649" calcext:value-type="float">
            <text:p>51.36</text:p>
          </table:table-cell>
          <table:table-cell table:formula="of:=[$'ScMp Time'.I16]" office:value-type="float" office:value="7.89527" calcext:value-type="float">
            <text:p>7.90</text:p>
          </table:table-cell>
          <table:table-cell table:formula="of:=[$'ScMp Time'.J16]" office:value-type="float" office:value="24.7155" calcext:value-type="float">
            <text:p>24.72</text:p>
          </table:table-cell>
          <table:table-cell table:formula="of:=[$'ScMp Time'.K16]" office:value-type="float" office:value="7.65684" calcext:value-type="float">
            <text:p>7.66</text:p>
          </table:table-cell>
          <table:table-cell table:formula="of:=[$'ScMp Time'.L16]" office:value-type="float" office:value="7.87776" calcext:value-type="float">
            <text:p>7.88</text:p>
          </table:table-cell>
          <table:table-cell table:formula="of:=[$'ScMp Time'.M16]" office:value-type="float" office:value="36.3774" calcext:value-type="float">
            <text:p>36.38</text:p>
          </table:table-cell>
          <table:table-cell table:formula="of:=[$'ScMp Time'.N16]" office:value-type="float" office:value="15.4773" calcext:value-type="float">
            <text:p>15.48</text:p>
          </table:table-cell>
          <table:table-cell table:formula="of:=[$'McMp Time'.I16]" office:value-type="float" office:value="2.15169" calcext:value-type="float">
            <text:p>2.15</text:p>
          </table:table-cell>
          <table:table-cell table:formula="of:=[$'McMp Time'.J16]" office:value-type="float" office:value="27.9533" calcext:value-type="float">
            <text:p>27.95</text:p>
          </table:table-cell>
          <table:table-cell table:formula="of:=[$'McMp Time'.K16]" office:value-type="float" office:value="12.746" calcext:value-type="float">
            <text:p>12.75</text:p>
          </table:table-cell>
          <table:table-cell table:formula="of:=[$'McMp Time'.L16]" office:value-type="float" office:value="1.98269" calcext:value-type="float">
            <text:p>1.98</text:p>
          </table:table-cell>
          <table:table-cell table:formula="of:=[$'McMp Time'.M16]" office:value-type="float" office:value="35.0666" calcext:value-type="float">
            <text:p>35.07</text:p>
          </table:table-cell>
          <table:table-cell table:formula="of:=[$'McMp Time'.N16]" office:value-type="float" office:value="20.0997" calcext:value-type="float">
            <text:p>20.10</text:p>
          </table:table-cell>
          <table:table-cell table:formula="of:=[$'PC Time'.I16]" office:value-type="float" office:value="10.3843" calcext:value-type="float">
            <text:p>10.38</text:p>
          </table:table-cell>
          <table:table-cell table:formula="of:=[$'PC Time'.J16]" office:value-type="float" office:value="0" calcext:value-type="float">
            <text:p>0.00</text:p>
          </table:table-cell>
          <table:table-cell table:formula="of:=[$'PC Time'.K16]" office:value-type="float" office:value="0" calcext:value-type="float">
            <text:p>0.00</text:p>
          </table:table-cell>
          <table:table-cell table:formula="of:=[$'PC Time'.L16]" office:value-type="float" office:value="3.40823" calcext:value-type="float">
            <text:p>3.41</text:p>
          </table:table-cell>
          <table:table-cell table:formula="of:=[$'PC Time'.M16]" office:value-type="float" office:value="86.2075" calcext:value-type="float">
            <text:p>86.21</text:p>
          </table:table-cell>
          <table:table-cell table:formula="of:=[$'PC Time'.N1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Time'.I17]" office:value-type="float" office:value="11.9061" calcext:value-type="float">
            <text:p>11.91</text:p>
          </table:table-cell>
          <table:table-cell table:formula="of:=[$'ScSp Time'.J17]" office:value-type="float" office:value="4.46677" calcext:value-type="float">
            <text:p>4.47</text:p>
          </table:table-cell>
          <table:table-cell table:formula="of:=[$'ScSp Time'.K17]" office:value-type="float" office:value="3.74308" calcext:value-type="float">
            <text:p>3.74</text:p>
          </table:table-cell>
          <table:table-cell table:formula="of:=[$'ScSp Time'.L17]" office:value-type="float" office:value="4.33706" calcext:value-type="float">
            <text:p>4.34</text:p>
          </table:table-cell>
          <table:table-cell table:formula="of:=[$'ScSp Time'.M17]" office:value-type="float" office:value="57.3138" calcext:value-type="float">
            <text:p>57.31</text:p>
          </table:table-cell>
          <table:table-cell table:formula="of:=[$'ScSp Time'.N17]" office:value-type="float" office:value="18.2332" calcext:value-type="float">
            <text:p>18.23</text:p>
          </table:table-cell>
          <table:table-cell table:formula="of:=[$'McSp Time'.I17]" office:value-type="float" office:value="3.65045" calcext:value-type="float">
            <text:p>3.65</text:p>
          </table:table-cell>
          <table:table-cell table:formula="of:=[$'McSp Time'.J17]" office:value-type="float" office:value="7.2437" calcext:value-type="float">
            <text:p>7.24</text:p>
          </table:table-cell>
          <table:table-cell table:formula="of:=[$'McSp Time'.K17]" office:value-type="float" office:value="11.9987" calcext:value-type="float">
            <text:p>12.00</text:p>
          </table:table-cell>
          <table:table-cell table:formula="of:=[$'McSp Time'.L17]" office:value-type="float" office:value="1.37416" calcext:value-type="float">
            <text:p>1.37</text:p>
          </table:table-cell>
          <table:table-cell table:formula="of:=[$'McSp Time'.M17]" office:value-type="float" office:value="46.8207" calcext:value-type="float">
            <text:p>46.82</text:p>
          </table:table-cell>
          <table:table-cell table:formula="of:=[$'McSp Time'.N17]" office:value-type="float" office:value="28.9123" calcext:value-type="float">
            <text:p>28.91</text:p>
          </table:table-cell>
          <table:table-cell table:formula="of:=[$'ScMp Time'.I17]" office:value-type="float" office:value="18.0712" calcext:value-type="float">
            <text:p>18.07</text:p>
          </table:table-cell>
          <table:table-cell table:formula="of:=[$'ScMp Time'.J17]" office:value-type="float" office:value="6.0685" calcext:value-type="float">
            <text:p>6.07</text:p>
          </table:table-cell>
          <table:table-cell table:formula="of:=[$'ScMp Time'.K17]" office:value-type="float" office:value="4.15865" calcext:value-type="float">
            <text:p>4.16</text:p>
          </table:table-cell>
          <table:table-cell table:formula="of:=[$'ScMp Time'.L17]" office:value-type="float" office:value="6.13327" calcext:value-type="float">
            <text:p>6.13</text:p>
          </table:table-cell>
          <table:table-cell table:formula="of:=[$'ScMp Time'.M17]" office:value-type="float" office:value="57.9975" calcext:value-type="float">
            <text:p>58.00</text:p>
          </table:table-cell>
          <table:table-cell table:formula="of:=[$'ScMp Time'.N17]" office:value-type="float" office:value="7.57087" calcext:value-type="float">
            <text:p>7.57</text:p>
          </table:table-cell>
          <table:table-cell table:formula="of:=[$'McMp Time'.I17]" office:value-type="float" office:value="5.16633" calcext:value-type="float">
            <text:p>5.17</text:p>
          </table:table-cell>
          <table:table-cell table:formula="of:=[$'McMp Time'.J17]" office:value-type="float" office:value="7.02349" calcext:value-type="float">
            <text:p>7.02</text:p>
          </table:table-cell>
          <table:table-cell table:formula="of:=[$'McMp Time'.K17]" office:value-type="float" office:value="10.4828" calcext:value-type="float">
            <text:p>10.48</text:p>
          </table:table-cell>
          <table:table-cell table:formula="of:=[$'McMp Time'.L17]" office:value-type="float" office:value="1.48837" calcext:value-type="float">
            <text:p>1.49</text:p>
          </table:table-cell>
          <table:table-cell table:formula="of:=[$'McMp Time'.M17]" office:value-type="float" office:value="55.21" calcext:value-type="float">
            <text:p>55.21</text:p>
          </table:table-cell>
          <table:table-cell table:formula="of:=[$'McMp Time'.N17]" office:value-type="float" office:value="20.629" calcext:value-type="float">
            <text:p>20.63</text:p>
          </table:table-cell>
          <table:table-cell table:formula="of:=[$'PC Time'.I17]" office:value-type="float" office:value="15.6491" calcext:value-type="float">
            <text:p>15.65</text:p>
          </table:table-cell>
          <table:table-cell table:formula="of:=[$'PC Time'.J17]" office:value-type="float" office:value="0" calcext:value-type="float">
            <text:p>0.00</text:p>
          </table:table-cell>
          <table:table-cell table:formula="of:=[$'PC Time'.K17]" office:value-type="float" office:value="0" calcext:value-type="float">
            <text:p>0.00</text:p>
          </table:table-cell>
          <table:table-cell table:formula="of:=[$'PC Time'.L17]" office:value-type="float" office:value="4.52059" calcext:value-type="float">
            <text:p>4.52</text:p>
          </table:table-cell>
          <table:table-cell table:formula="of:=[$'PC Time'.M17]" office:value-type="float" office:value="79.8303" calcext:value-type="float">
            <text:p>79.83</text:p>
          </table:table-cell>
          <table:table-cell table:formula="of:=[$'PC Time'.N1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Time'.I18]" office:value-type="float" office:value="11.7267" calcext:value-type="float">
            <text:p>11.73</text:p>
          </table:table-cell>
          <table:table-cell table:formula="of:=[$'ScSp Time'.J18]" office:value-type="float" office:value="4.88571" calcext:value-type="float">
            <text:p>4.89</text:p>
          </table:table-cell>
          <table:table-cell table:formula="of:=[$'ScSp Time'.K18]" office:value-type="float" office:value="4.2014" calcext:value-type="float">
            <text:p>4.20</text:p>
          </table:table-cell>
          <table:table-cell table:formula="of:=[$'ScSp Time'.L18]" office:value-type="float" office:value="2.4908" calcext:value-type="float">
            <text:p>2.49</text:p>
          </table:table-cell>
          <table:table-cell table:formula="of:=[$'ScSp Time'.M18]" office:value-type="float" office:value="26.6681" calcext:value-type="float">
            <text:p>26.67</text:p>
          </table:table-cell>
          <table:table-cell table:formula="of:=[$'ScSp Time'.N18]" office:value-type="float" office:value="50.0273" calcext:value-type="float">
            <text:p>50.03</text:p>
          </table:table-cell>
          <table:table-cell table:formula="of:=[$'McSp Time'.I18]" office:value-type="float" office:value="10.0671" calcext:value-type="float">
            <text:p>10.07</text:p>
          </table:table-cell>
          <table:table-cell table:formula="of:=[$'McSp Time'.J18]" office:value-type="float" office:value="4.9566" calcext:value-type="float">
            <text:p>4.96</text:p>
          </table:table-cell>
          <table:table-cell table:formula="of:=[$'McSp Time'.K18]" office:value-type="float" office:value="5.8025" calcext:value-type="float">
            <text:p>5.80</text:p>
          </table:table-cell>
          <table:table-cell table:formula="of:=[$'McSp Time'.L18]" office:value-type="float" office:value="2.34049" calcext:value-type="float">
            <text:p>2.34</text:p>
          </table:table-cell>
          <table:table-cell table:formula="of:=[$'McSp Time'.M18]" office:value-type="float" office:value="60.2314" calcext:value-type="float">
            <text:p>60.23</text:p>
          </table:table-cell>
          <table:table-cell table:formula="of:=[$'McSp Time'.N18]" office:value-type="float" office:value="16.6018" calcext:value-type="float">
            <text:p>16.60</text:p>
          </table:table-cell>
          <table:table-cell table:formula="of:=[$'ScMp Time'.I18]" office:value-type="float" office:value="9.91496" calcext:value-type="float">
            <text:p>9.91</text:p>
          </table:table-cell>
          <table:table-cell table:formula="of:=[$'ScMp Time'.J18]" office:value-type="float" office:value="3.92623" calcext:value-type="float">
            <text:p>3.93</text:p>
          </table:table-cell>
          <table:table-cell table:formula="of:=[$'ScMp Time'.K18]" office:value-type="float" office:value="2.72635" calcext:value-type="float">
            <text:p>2.73</text:p>
          </table:table-cell>
          <table:table-cell table:formula="of:=[$'ScMp Time'.L18]" office:value-type="float" office:value="1.77574" calcext:value-type="float">
            <text:p>1.78</text:p>
          </table:table-cell>
          <table:table-cell table:formula="of:=[$'ScMp Time'.M18]" office:value-type="float" office:value="64.1592" calcext:value-type="float">
            <text:p>64.16</text:p>
          </table:table-cell>
          <table:table-cell table:formula="of:=[$'ScMp Time'.N18]" office:value-type="float" office:value="17.4975" calcext:value-type="float">
            <text:p>17.50</text:p>
          </table:table-cell>
          <table:table-cell table:formula="of:=[$'McMp Time'.I18]" office:value-type="float" office:value="8.68109" calcext:value-type="float">
            <text:p>8.68</text:p>
          </table:table-cell>
          <table:table-cell table:formula="of:=[$'McMp Time'.J18]" office:value-type="float" office:value="4.74574" calcext:value-type="float">
            <text:p>4.75</text:p>
          </table:table-cell>
          <table:table-cell table:formula="of:=[$'McMp Time'.K18]" office:value-type="float" office:value="5.1549" calcext:value-type="float">
            <text:p>5.15</text:p>
          </table:table-cell>
          <table:table-cell table:formula="of:=[$'McMp Time'.L18]" office:value-type="float" office:value="1.44341" calcext:value-type="float">
            <text:p>1.44</text:p>
          </table:table-cell>
          <table:table-cell table:formula="of:=[$'McMp Time'.M18]" office:value-type="float" office:value="71.0161" calcext:value-type="float">
            <text:p>71.02</text:p>
          </table:table-cell>
          <table:table-cell table:formula="of:=[$'McMp Time'.N18]" office:value-type="float" office:value="8.95881" calcext:value-type="float">
            <text:p>8.96</text:p>
          </table:table-cell>
          <table:table-cell table:formula="of:=[$'PC Time'.I18]" office:value-type="float" office:value="9.02947" calcext:value-type="float">
            <text:p>9.03</text:p>
          </table:table-cell>
          <table:table-cell table:formula="of:=[$'PC Time'.J18]" office:value-type="float" office:value="2.57944" calcext:value-type="float">
            <text:p>2.58</text:p>
          </table:table-cell>
          <table:table-cell table:formula="of:=[$'PC Time'.K18]" office:value-type="float" office:value="0" calcext:value-type="float">
            <text:p>0.00</text:p>
          </table:table-cell>
          <table:table-cell table:formula="of:=[$'PC Time'.L18]" office:value-type="float" office:value="1.96519" calcext:value-type="float">
            <text:p>1.97</text:p>
          </table:table-cell>
          <table:table-cell table:formula="of:=[$'PC Time'.M18]" office:value-type="float" office:value="69.2484" calcext:value-type="float">
            <text:p>69.25</text:p>
          </table:table-cell>
          <table:table-cell table:formula="of:=[$'PC Time'.N18]" office:value-type="float" office:value="17.1775" calcext:value-type="float">
            <text:p>17.18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Time'.I19]" office:value-type="float" office:value="10.317" calcext:value-type="float">
            <text:p>10.32</text:p>
          </table:table-cell>
          <table:table-cell table:formula="of:=[$'ScSp Time'.J19]" office:value-type="float" office:value="5.99841" calcext:value-type="float">
            <text:p>6.00</text:p>
          </table:table-cell>
          <table:table-cell table:formula="of:=[$'ScSp Time'.K19]" office:value-type="float" office:value="5.16101" calcext:value-type="float">
            <text:p>5.16</text:p>
          </table:table-cell>
          <table:table-cell table:formula="of:=[$'ScSp Time'.L19]" office:value-type="float" office:value="6.21814" calcext:value-type="float">
            <text:p>6.22</text:p>
          </table:table-cell>
          <table:table-cell table:formula="of:=[$'ScSp Time'.M19]" office:value-type="float" office:value="48.6334" calcext:value-type="float">
            <text:p>48.63</text:p>
          </table:table-cell>
          <table:table-cell table:formula="of:=[$'ScSp Time'.N19]" office:value-type="float" office:value="23.6721" calcext:value-type="float">
            <text:p>23.67</text:p>
          </table:table-cell>
          <table:table-cell table:formula="of:=[$'McSp Time'.I19]" office:value-type="float" office:value="8.71616" calcext:value-type="float">
            <text:p>8.72</text:p>
          </table:table-cell>
          <table:table-cell table:formula="of:=[$'McSp Time'.J19]" office:value-type="float" office:value="6.28505" calcext:value-type="float">
            <text:p>6.29</text:p>
          </table:table-cell>
          <table:table-cell table:formula="of:=[$'McSp Time'.K19]" office:value-type="float" office:value="6.71969" calcext:value-type="float">
            <text:p>6.72</text:p>
          </table:table-cell>
          <table:table-cell table:formula="of:=[$'McSp Time'.L19]" office:value-type="float" office:value="5.36051" calcext:value-type="float">
            <text:p>5.36</text:p>
          </table:table-cell>
          <table:table-cell table:formula="of:=[$'McSp Time'.M19]" office:value-type="float" office:value="48.9996" calcext:value-type="float">
            <text:p>49.00</text:p>
          </table:table-cell>
          <table:table-cell table:formula="of:=[$'McSp Time'.N19]" office:value-type="float" office:value="23.919" calcext:value-type="float">
            <text:p>23.92</text:p>
          </table:table-cell>
          <table:table-cell table:formula="of:=[$'ScMp Time'.I19]" office:value-type="float" office:value="8.77757" calcext:value-type="float">
            <text:p>8.78</text:p>
          </table:table-cell>
          <table:table-cell table:formula="of:=[$'ScMp Time'.J19]" office:value-type="float" office:value="8.48755" calcext:value-type="float">
            <text:p>8.49</text:p>
          </table:table-cell>
          <table:table-cell table:formula="of:=[$'ScMp Time'.K19]" office:value-type="float" office:value="6.65827" calcext:value-type="float">
            <text:p>6.66</text:p>
          </table:table-cell>
          <table:table-cell table:formula="of:=[$'ScMp Time'.L19]" office:value-type="float" office:value="3.1368" calcext:value-type="float">
            <text:p>3.14</text:p>
          </table:table-cell>
          <table:table-cell table:formula="of:=[$'ScMp Time'.M19]" office:value-type="float" office:value="71.0322" calcext:value-type="float">
            <text:p>71.03</text:p>
          </table:table-cell>
          <table:table-cell table:formula="of:=[$'ScMp Time'.N19]" office:value-type="float" office:value="1.90757" calcext:value-type="float">
            <text:p>1.91</text:p>
          </table:table-cell>
          <table:table-cell table:formula="of:=[$'McMp Time'.I19]" office:value-type="float" office:value="4.5065" calcext:value-type="float">
            <text:p>4.51</text:p>
          </table:table-cell>
          <table:table-cell table:formula="of:=[$'McMp Time'.J19]" office:value-type="float" office:value="7.20032" calcext:value-type="float">
            <text:p>7.20</text:p>
          </table:table-cell>
          <table:table-cell table:formula="of:=[$'McMp Time'.K19]" office:value-type="float" office:value="10.9293" calcext:value-type="float">
            <text:p>10.93</text:p>
          </table:table-cell>
          <table:table-cell table:formula="of:=[$'McMp Time'.L19]" office:value-type="float" office:value="4.46819" calcext:value-type="float">
            <text:p>4.47</text:p>
          </table:table-cell>
          <table:table-cell table:formula="of:=[$'McMp Time'.M19]" office:value-type="float" office:value="56.5855" calcext:value-type="float">
            <text:p>56.59</text:p>
          </table:table-cell>
          <table:table-cell table:formula="of:=[$'McMp Time'.N19]" office:value-type="float" office:value="16.3102" calcext:value-type="float">
            <text:p>16.31</text:p>
          </table:table-cell>
          <table:table-cell table:formula="of:=[$'PC Time'.I19]" office:value-type="float" office:value="15.4358" calcext:value-type="float">
            <text:p>15.44</text:p>
          </table:table-cell>
          <table:table-cell table:formula="of:=[$'PC Time'.J19]" office:value-type="float" office:value="0" calcext:value-type="float">
            <text:p>0.00</text:p>
          </table:table-cell>
          <table:table-cell table:formula="of:=[$'PC Time'.K19]" office:value-type="float" office:value="0" calcext:value-type="float">
            <text:p>0.00</text:p>
          </table:table-cell>
          <table:table-cell table:formula="of:=[$'PC Time'.L19]" office:value-type="float" office:value="5.81595" calcext:value-type="float">
            <text:p>5.82</text:p>
          </table:table-cell>
          <table:table-cell table:formula="of:=[$'PC Time'.M19]" office:value-type="float" office:value="78.7482" calcext:value-type="float">
            <text:p>78.75</text:p>
          </table:table-cell>
          <table:table-cell table:formula="of:=[$'PC Time'.N1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Time'.I20]" office:value-type="float" office:value="8.7464" calcext:value-type="float">
            <text:p>8.75</text:p>
          </table:table-cell>
          <table:table-cell table:formula="of:=[$'ScSp Time'.J20]" office:value-type="float" office:value="2.78736" calcext:value-type="float">
            <text:p>2.79</text:p>
          </table:table-cell>
          <table:table-cell table:formula="of:=[$'ScSp Time'.K20]" office:value-type="float" office:value="2.36599" calcext:value-type="float">
            <text:p>2.37</text:p>
          </table:table-cell>
          <table:table-cell table:formula="of:=[$'ScSp Time'.L20]" office:value-type="float" office:value="3.07953" calcext:value-type="float">
            <text:p>3.08</text:p>
          </table:table-cell>
          <table:table-cell table:formula="of:=[$'ScSp Time'.M20]" office:value-type="float" office:value="53.2979" calcext:value-type="float">
            <text:p>53.30</text:p>
          </table:table-cell>
          <table:table-cell table:formula="of:=[$'ScSp Time'.N20]" office:value-type="float" office:value="29.7228" calcext:value-type="float">
            <text:p>29.72</text:p>
          </table:table-cell>
          <table:table-cell table:formula="of:=[$'McSp Time'.I20]" office:value-type="float" office:value="8.23887" calcext:value-type="float">
            <text:p>8.24</text:p>
          </table:table-cell>
          <table:table-cell table:formula="of:=[$'McSp Time'.J20]" office:value-type="float" office:value="3.82806" calcext:value-type="float">
            <text:p>3.83</text:p>
          </table:table-cell>
          <table:table-cell table:formula="of:=[$'McSp Time'.K20]" office:value-type="float" office:value="5.61509" calcext:value-type="float">
            <text:p>5.62</text:p>
          </table:table-cell>
          <table:table-cell table:formula="of:=[$'McSp Time'.L20]" office:value-type="float" office:value="3.37287" calcext:value-type="float">
            <text:p>3.37</text:p>
          </table:table-cell>
          <table:table-cell table:formula="of:=[$'McSp Time'.M20]" office:value-type="float" office:value="73.2014" calcext:value-type="float">
            <text:p>73.20</text:p>
          </table:table-cell>
          <table:table-cell table:formula="of:=[$'McSp Time'.N20]" office:value-type="float" office:value="5.74371" calcext:value-type="float">
            <text:p>5.74</text:p>
          </table:table-cell>
          <table:table-cell table:formula="of:=[$'ScMp Time'.I20]" office:value-type="float" office:value="10.0885" calcext:value-type="float">
            <text:p>10.09</text:p>
          </table:table-cell>
          <table:table-cell table:formula="of:=[$'ScMp Time'.J20]" office:value-type="float" office:value="3.47397" calcext:value-type="float">
            <text:p>3.47</text:p>
          </table:table-cell>
          <table:table-cell table:formula="of:=[$'ScMp Time'.K20]" office:value-type="float" office:value="3.8749" calcext:value-type="float">
            <text:p>3.87</text:p>
          </table:table-cell>
          <table:table-cell table:formula="of:=[$'ScMp Time'.L20]" office:value-type="float" office:value="3.63393" calcext:value-type="float">
            <text:p>3.63</text:p>
          </table:table-cell>
          <table:table-cell table:formula="of:=[$'ScMp Time'.M20]" office:value-type="float" office:value="59.6938" calcext:value-type="float">
            <text:p>59.69</text:p>
          </table:table-cell>
          <table:table-cell table:formula="of:=[$'ScMp Time'.N20]" office:value-type="float" office:value="19.2349" calcext:value-type="float">
            <text:p>19.23</text:p>
          </table:table-cell>
          <table:table-cell table:formula="of:=[$'McMp Time'.I20]" office:value-type="float" office:value="8.19309" calcext:value-type="float">
            <text:p>8.19</text:p>
          </table:table-cell>
          <table:table-cell table:formula="of:=[$'McMp Time'.J20]" office:value-type="float" office:value="2.8716" calcext:value-type="float">
            <text:p>2.87</text:p>
          </table:table-cell>
          <table:table-cell table:formula="of:=[$'McMp Time'.K20]" office:value-type="float" office:value="3.14689" calcext:value-type="float">
            <text:p>3.15</text:p>
          </table:table-cell>
          <table:table-cell table:formula="of:=[$'McMp Time'.L20]" office:value-type="float" office:value="2.89098" calcext:value-type="float">
            <text:p>2.89</text:p>
          </table:table-cell>
          <table:table-cell table:formula="of:=[$'McMp Time'.M20]" office:value-type="float" office:value="79.6275" calcext:value-type="float">
            <text:p>79.63</text:p>
          </table:table-cell>
          <table:table-cell table:formula="of:=[$'McMp Time'.N20]" office:value-type="float" office:value="3.26994" calcext:value-type="float">
            <text:p>3.27</text:p>
          </table:table-cell>
          <table:table-cell table:formula="of:=[$'PC Time'.I20]" office:value-type="float" office:value="8.72334" calcext:value-type="float">
            <text:p>8.72</text:p>
          </table:table-cell>
          <table:table-cell table:formula="of:=[$'PC Time'.J20]" office:value-type="float" office:value="2.01459" calcext:value-type="float">
            <text:p>2.01</text:p>
          </table:table-cell>
          <table:table-cell table:formula="of:=[$'PC Time'.K20]" office:value-type="float" office:value="0" calcext:value-type="float">
            <text:p>0.00</text:p>
          </table:table-cell>
          <table:table-cell table:formula="of:=[$'PC Time'.L20]" office:value-type="float" office:value="2.77481" calcext:value-type="float">
            <text:p>2.77</text:p>
          </table:table-cell>
          <table:table-cell table:formula="of:=[$'PC Time'.M20]" office:value-type="float" office:value="72.2173" calcext:value-type="float">
            <text:p>72.22</text:p>
          </table:table-cell>
          <table:table-cell table:formula="of:=[$'PC Time'.N20]" office:value-type="float" office:value="14.27" calcext:value-type="float">
            <text:p>14.27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Time'.I21]" office:value-type="float" office:value="9.96826" calcext:value-type="float">
            <text:p>9.97</text:p>
          </table:table-cell>
          <table:table-cell table:formula="of:=[$'ScSp Time'.J21]" office:value-type="float" office:value="3.46775" calcext:value-type="float">
            <text:p>3.47</text:p>
          </table:table-cell>
          <table:table-cell table:formula="of:=[$'ScSp Time'.K21]" office:value-type="float" office:value="2.86843" calcext:value-type="float">
            <text:p>2.87</text:p>
          </table:table-cell>
          <table:table-cell table:formula="of:=[$'ScSp Time'.L21]" office:value-type="float" office:value="4.12747" calcext:value-type="float">
            <text:p>4.13</text:p>
          </table:table-cell>
          <table:table-cell table:formula="of:=[$'ScSp Time'.M21]" office:value-type="float" office:value="59.006" calcext:value-type="float">
            <text:p>59.01</text:p>
          </table:table-cell>
          <table:table-cell table:formula="of:=[$'ScSp Time'.N21]" office:value-type="float" office:value="20.5621" calcext:value-type="float">
            <text:p>20.56</text:p>
          </table:table-cell>
          <table:table-cell table:formula="of:=[$'McSp Time'.I21]" office:value-type="float" office:value="5.95066" calcext:value-type="float">
            <text:p>5.95</text:p>
          </table:table-cell>
          <table:table-cell table:formula="of:=[$'McSp Time'.J21]" office:value-type="float" office:value="3.66718" calcext:value-type="float">
            <text:p>3.67</text:p>
          </table:table-cell>
          <table:table-cell table:formula="of:=[$'McSp Time'.K21]" office:value-type="float" office:value="6.18174" calcext:value-type="float">
            <text:p>6.18</text:p>
          </table:table-cell>
          <table:table-cell table:formula="of:=[$'McSp Time'.L21]" office:value-type="float" office:value="3.21098" calcext:value-type="float">
            <text:p>3.21</text:p>
          </table:table-cell>
          <table:table-cell table:formula="of:=[$'McSp Time'.M21]" office:value-type="float" office:value="76.4394" calcext:value-type="float">
            <text:p>76.44</text:p>
          </table:table-cell>
          <table:table-cell table:formula="of:=[$'McSp Time'.N21]" office:value-type="float" office:value="4.55003" calcext:value-type="float">
            <text:p>4.55</text:p>
          </table:table-cell>
          <table:table-cell table:formula="of:=[$'ScMp Time'.I21]" office:value-type="float" office:value="9.84519" calcext:value-type="float">
            <text:p>9.85</text:p>
          </table:table-cell>
          <table:table-cell table:formula="of:=[$'ScMp Time'.J21]" office:value-type="float" office:value="2.53615" calcext:value-type="float">
            <text:p>2.54</text:p>
          </table:table-cell>
          <table:table-cell table:formula="of:=[$'ScMp Time'.K21]" office:value-type="float" office:value="1.22171" calcext:value-type="float">
            <text:p>1.22</text:p>
          </table:table-cell>
          <table:table-cell table:formula="of:=[$'ScMp Time'.L21]" office:value-type="float" office:value="3.58194" calcext:value-type="float">
            <text:p>3.58</text:p>
          </table:table-cell>
          <table:table-cell table:formula="of:=[$'ScMp Time'.M21]" office:value-type="float" office:value="74.9366" calcext:value-type="float">
            <text:p>74.94</text:p>
          </table:table-cell>
          <table:table-cell table:formula="of:=[$'ScMp Time'.N21]" office:value-type="float" office:value="7.87841" calcext:value-type="float">
            <text:p>7.88</text:p>
          </table:table-cell>
          <table:table-cell table:formula="of:=[$'McMp Time'.I21]" office:value-type="float" office:value="6.06454" calcext:value-type="float">
            <text:p>6.06</text:p>
          </table:table-cell>
          <table:table-cell table:formula="of:=[$'McMp Time'.J21]" office:value-type="float" office:value="3.96733" calcext:value-type="float">
            <text:p>3.97</text:p>
          </table:table-cell>
          <table:table-cell table:formula="of:=[$'McMp Time'.K21]" office:value-type="float" office:value="4.9718" calcext:value-type="float">
            <text:p>4.97</text:p>
          </table:table-cell>
          <table:table-cell table:formula="of:=[$'McMp Time'.L21]" office:value-type="float" office:value="3.2629" calcext:value-type="float">
            <text:p>3.26</text:p>
          </table:table-cell>
          <table:table-cell table:formula="of:=[$'McMp Time'.M21]" office:value-type="float" office:value="73.5371" calcext:value-type="float">
            <text:p>73.54</text:p>
          </table:table-cell>
          <table:table-cell table:formula="of:=[$'McMp Time'.N21]" office:value-type="float" office:value="8.19633" calcext:value-type="float">
            <text:p>8.20</text:p>
          </table:table-cell>
          <table:table-cell table:formula="of:=[$'PC Time'.I21]" office:value-type="float" office:value="10.1268" calcext:value-type="float">
            <text:p>10.13</text:p>
          </table:table-cell>
          <table:table-cell table:formula="of:=[$'PC Time'.J21]" office:value-type="float" office:value="2.62438" calcext:value-type="float">
            <text:p>2.62</text:p>
          </table:table-cell>
          <table:table-cell table:formula="of:=[$'PC Time'.K21]" office:value-type="float" office:value="0" calcext:value-type="float">
            <text:p>0.00</text:p>
          </table:table-cell>
          <table:table-cell table:formula="of:=[$'PC Time'.L21]" office:value-type="float" office:value="4.33563" calcext:value-type="float">
            <text:p>4.34</text:p>
          </table:table-cell>
          <table:table-cell table:formula="of:=[$'PC Time'.M21]" office:value-type="float" office:value="82.9132" calcext:value-type="float">
            <text:p>82.91</text:p>
          </table:table-cell>
          <table:table-cell table:formula="of:=[$'PC Time'.N21]" office:value-type="float" office:value="0.0000000000000286814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Time'.I22]" office:value-type="float" office:value="8.687" calcext:value-type="float">
            <text:p>8.69</text:p>
          </table:table-cell>
          <table:table-cell table:formula="of:=[$'ScSp Time'.J22]" office:value-type="float" office:value="10.7735" calcext:value-type="float">
            <text:p>10.77</text:p>
          </table:table-cell>
          <table:table-cell table:formula="of:=[$'ScSp Time'.K22]" office:value-type="float" office:value="9.11052" calcext:value-type="float">
            <text:p>9.11</text:p>
          </table:table-cell>
          <table:table-cell table:formula="of:=[$'ScSp Time'.L22]" office:value-type="float" office:value="5.71276" calcext:value-type="float">
            <text:p>5.71</text:p>
          </table:table-cell>
          <table:table-cell table:formula="of:=[$'ScSp Time'.M22]" office:value-type="float" office:value="22.2583" calcext:value-type="float">
            <text:p>22.26</text:p>
          </table:table-cell>
          <table:table-cell table:formula="of:=[$'ScSp Time'.N22]" office:value-type="float" office:value="43.458" calcext:value-type="float">
            <text:p>43.46</text:p>
          </table:table-cell>
          <table:table-cell table:formula="of:=[$'McSp Time'.I22]" office:value-type="float" office:value="7.02359" calcext:value-type="float">
            <text:p>7.02</text:p>
          </table:table-cell>
          <table:table-cell table:formula="of:=[$'McSp Time'.J22]" office:value-type="float" office:value="11.5518" calcext:value-type="float">
            <text:p>11.55</text:p>
          </table:table-cell>
          <table:table-cell table:formula="of:=[$'McSp Time'.K22]" office:value-type="float" office:value="10.7739" calcext:value-type="float">
            <text:p>10.77</text:p>
          </table:table-cell>
          <table:table-cell table:formula="of:=[$'McSp Time'.L22]" office:value-type="float" office:value="6.07079" calcext:value-type="float">
            <text:p>6.07</text:p>
          </table:table-cell>
          <table:table-cell table:formula="of:=[$'McSp Time'.M22]" office:value-type="float" office:value="27.8762" calcext:value-type="float">
            <text:p>27.88</text:p>
          </table:table-cell>
          <table:table-cell table:formula="of:=[$'McSp Time'.N22]" office:value-type="float" office:value="36.7037" calcext:value-type="float">
            <text:p>36.70</text:p>
          </table:table-cell>
          <table:table-cell table:formula="of:=[$'ScMp Time'.I22]" office:value-type="float" office:value="8.09319" calcext:value-type="float">
            <text:p>8.09</text:p>
          </table:table-cell>
          <table:table-cell table:formula="of:=[$'ScMp Time'.J22]" office:value-type="float" office:value="13.4733" calcext:value-type="float">
            <text:p>13.47</text:p>
          </table:table-cell>
          <table:table-cell table:formula="of:=[$'ScMp Time'.K22]" office:value-type="float" office:value="9.77283" calcext:value-type="float">
            <text:p>9.77</text:p>
          </table:table-cell>
          <table:table-cell table:formula="of:=[$'ScMp Time'.L22]" office:value-type="float" office:value="3.68458" calcext:value-type="float">
            <text:p>3.68</text:p>
          </table:table-cell>
          <table:table-cell table:formula="of:=[$'ScMp Time'.M22]" office:value-type="float" office:value="49.7318" calcext:value-type="float">
            <text:p>49.73</text:p>
          </table:table-cell>
          <table:table-cell table:formula="of:=[$'ScMp Time'.N22]" office:value-type="float" office:value="15.2443" calcext:value-type="float">
            <text:p>15.24</text:p>
          </table:table-cell>
          <table:table-cell table:formula="of:=[$'McMp Time'.I22]" office:value-type="float" office:value="4.3319" calcext:value-type="float">
            <text:p>4.33</text:p>
          </table:table-cell>
          <table:table-cell table:formula="of:=[$'McMp Time'.J22]" office:value-type="float" office:value="13.4741" calcext:value-type="float">
            <text:p>13.47</text:p>
          </table:table-cell>
          <table:table-cell table:formula="of:=[$'McMp Time'.K22]" office:value-type="float" office:value="13.4656" calcext:value-type="float">
            <text:p>13.47</text:p>
          </table:table-cell>
          <table:table-cell table:formula="of:=[$'McMp Time'.L22]" office:value-type="float" office:value="3.20168" calcext:value-type="float">
            <text:p>3.20</text:p>
          </table:table-cell>
          <table:table-cell table:formula="of:=[$'McMp Time'.M22]" office:value-type="float" office:value="54.4604" calcext:value-type="float">
            <text:p>54.46</text:p>
          </table:table-cell>
          <table:table-cell table:formula="of:=[$'McMp Time'.N22]" office:value-type="float" office:value="11.0663" calcext:value-type="float">
            <text:p>11.07</text:p>
          </table:table-cell>
          <table:table-cell table:formula="of:=[$'PC Time'.I22]" office:value-type="float" office:value="17.7975" calcext:value-type="float">
            <text:p>17.80</text:p>
          </table:table-cell>
          <table:table-cell table:formula="of:=[$'PC Time'.J22]" office:value-type="float" office:value="0" calcext:value-type="float">
            <text:p>0.00</text:p>
          </table:table-cell>
          <table:table-cell table:formula="of:=[$'PC Time'.K22]" office:value-type="float" office:value="0" calcext:value-type="float">
            <text:p>0.00</text:p>
          </table:table-cell>
          <table:table-cell table:formula="of:=[$'PC Time'.L22]" office:value-type="float" office:value="8.28275" calcext:value-type="float">
            <text:p>8.28</text:p>
          </table:table-cell>
          <table:table-cell table:formula="of:=[$'PC Time'.M22]" office:value-type="float" office:value="73.9197" calcext:value-type="float">
            <text:p>73.92</text:p>
          </table:table-cell>
          <table:table-cell table:formula="of:=[$'PC Time'.N2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Time'.I23]" office:value-type="float" office:value="5.03822" calcext:value-type="float">
            <text:p>5.04</text:p>
          </table:table-cell>
          <table:table-cell table:formula="of:=[$'ScSp Time'.J23]" office:value-type="float" office:value="12.4338" calcext:value-type="float">
            <text:p>12.43</text:p>
          </table:table-cell>
          <table:table-cell table:formula="of:=[$'ScSp Time'.K23]" office:value-type="float" office:value="10.9205" calcext:value-type="float">
            <text:p>10.92</text:p>
          </table:table-cell>
          <table:table-cell table:formula="of:=[$'ScSp Time'.L23]" office:value-type="float" office:value="4.81913" calcext:value-type="float">
            <text:p>4.82</text:p>
          </table:table-cell>
          <table:table-cell table:formula="of:=[$'ScSp Time'.M23]" office:value-type="float" office:value="12.1943" calcext:value-type="float">
            <text:p>12.19</text:p>
          </table:table-cell>
          <table:table-cell table:formula="of:=[$'ScSp Time'.N23]" office:value-type="float" office:value="54.594" calcext:value-type="float">
            <text:p>54.59</text:p>
          </table:table-cell>
          <table:table-cell table:formula="of:=[$'McSp Time'.I23]" office:value-type="float" office:value="0.92871" calcext:value-type="float">
            <text:p>0.93</text:p>
          </table:table-cell>
          <table:table-cell table:formula="of:=[$'McSp Time'.J23]" office:value-type="float" office:value="10.9618" calcext:value-type="float">
            <text:p>10.96</text:p>
          </table:table-cell>
          <table:table-cell table:formula="of:=[$'McSp Time'.K23]" office:value-type="float" office:value="12.5652" calcext:value-type="float">
            <text:p>12.57</text:p>
          </table:table-cell>
          <table:table-cell table:formula="of:=[$'McSp Time'.L23]" office:value-type="float" office:value="3.49813" calcext:value-type="float">
            <text:p>3.50</text:p>
          </table:table-cell>
          <table:table-cell table:formula="of:=[$'McSp Time'.M23]" office:value-type="float" office:value="25.2021" calcext:value-type="float">
            <text:p>25.20</text:p>
          </table:table-cell>
          <table:table-cell table:formula="of:=[$'McSp Time'.N23]" office:value-type="float" office:value="46.8441" calcext:value-type="float">
            <text:p>46.84</text:p>
          </table:table-cell>
          <table:table-cell table:formula="of:=[$'ScMp Time'.I23]" office:value-type="float" office:value="7.14883" calcext:value-type="float">
            <text:p>7.15</text:p>
          </table:table-cell>
          <table:table-cell table:formula="of:=[$'ScMp Time'.J23]" office:value-type="float" office:value="11.2235" calcext:value-type="float">
            <text:p>11.22</text:p>
          </table:table-cell>
          <table:table-cell table:formula="of:=[$'ScMp Time'.K23]" office:value-type="float" office:value="7.78193" calcext:value-type="float">
            <text:p>7.78</text:p>
          </table:table-cell>
          <table:table-cell table:formula="of:=[$'ScMp Time'.L23]" office:value-type="float" office:value="3.95093" calcext:value-type="float">
            <text:p>3.95</text:p>
          </table:table-cell>
          <table:table-cell table:formula="of:=[$'ScMp Time'.M23]" office:value-type="float" office:value="47.2666" calcext:value-type="float">
            <text:p>47.27</text:p>
          </table:table-cell>
          <table:table-cell table:formula="of:=[$'ScMp Time'.N23]" office:value-type="float" office:value="22.6282" calcext:value-type="float">
            <text:p>22.63</text:p>
          </table:table-cell>
          <table:table-cell table:formula="of:=[$'McMp Time'.I23]" office:value-type="float" office:value="7.35861" calcext:value-type="float">
            <text:p>7.36</text:p>
          </table:table-cell>
          <table:table-cell table:formula="of:=[$'McMp Time'.J23]" office:value-type="float" office:value="13.6455" calcext:value-type="float">
            <text:p>13.65</text:p>
          </table:table-cell>
          <table:table-cell table:formula="of:=[$'McMp Time'.K23]" office:value-type="float" office:value="8.48316" calcext:value-type="float">
            <text:p>8.48</text:p>
          </table:table-cell>
          <table:table-cell table:formula="of:=[$'McMp Time'.L23]" office:value-type="float" office:value="2.15723" calcext:value-type="float">
            <text:p>2.16</text:p>
          </table:table-cell>
          <table:table-cell table:formula="of:=[$'McMp Time'.M23]" office:value-type="float" office:value="50.1801" calcext:value-type="float">
            <text:p>50.18</text:p>
          </table:table-cell>
          <table:table-cell table:formula="of:=[$'McMp Time'.N23]" office:value-type="float" office:value="18.1754" calcext:value-type="float">
            <text:p>18.18</text:p>
          </table:table-cell>
          <table:table-cell table:formula="of:=[$'PC Time'.I23]" office:value-type="float" office:value="12.4015" calcext:value-type="float">
            <text:p>12.40</text:p>
          </table:table-cell>
          <table:table-cell table:formula="of:=[$'PC Time'.J23]" office:value-type="float" office:value="7.99851" calcext:value-type="float">
            <text:p>8.00</text:p>
          </table:table-cell>
          <table:table-cell table:formula="of:=[$'PC Time'.K23]" office:value-type="float" office:value="0" calcext:value-type="float">
            <text:p>0.00</text:p>
          </table:table-cell>
          <table:table-cell table:formula="of:=[$'PC Time'.L23]" office:value-type="float" office:value="5.6766" calcext:value-type="float">
            <text:p>5.68</text:p>
          </table:table-cell>
          <table:table-cell table:formula="of:=[$'PC Time'.M23]" office:value-type="float" office:value="54.8314" calcext:value-type="float">
            <text:p>54.83</text:p>
          </table:table-cell>
          <table:table-cell table:formula="of:=[$'PC Time'.N23]" office:value-type="float" office:value="19.092" calcext:value-type="float">
            <text:p>19.09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Time'.I24]" office:value-type="float" office:value="6.78479" calcext:value-type="float">
            <text:p>6.78</text:p>
          </table:table-cell>
          <table:table-cell table:formula="of:=[$'ScSp Time'.J24]" office:value-type="float" office:value="16.0441" calcext:value-type="float">
            <text:p>16.04</text:p>
          </table:table-cell>
          <table:table-cell table:formula="of:=[$'ScSp Time'.K24]" office:value-type="float" office:value="11.8682" calcext:value-type="float">
            <text:p>11.87</text:p>
          </table:table-cell>
          <table:table-cell table:formula="of:=[$'ScSp Time'.L24]" office:value-type="float" office:value="6.51678" calcext:value-type="float">
            <text:p>6.52</text:p>
          </table:table-cell>
          <table:table-cell table:formula="of:=[$'ScSp Time'.M24]" office:value-type="float" office:value="19.0601" calcext:value-type="float">
            <text:p>19.06</text:p>
          </table:table-cell>
          <table:table-cell table:formula="of:=[$'ScSp Time'.N24]" office:value-type="float" office:value="39.7261" calcext:value-type="float">
            <text:p>39.73</text:p>
          </table:table-cell>
          <table:table-cell table:formula="of:=[$'McSp Time'.I24]" office:value-type="float" office:value="4.5691" calcext:value-type="float">
            <text:p>4.57</text:p>
          </table:table-cell>
          <table:table-cell table:formula="of:=[$'McSp Time'.J24]" office:value-type="float" office:value="15.2216" calcext:value-type="float">
            <text:p>15.22</text:p>
          </table:table-cell>
          <table:table-cell table:formula="of:=[$'McSp Time'.K24]" office:value-type="float" office:value="12.478" calcext:value-type="float">
            <text:p>12.48</text:p>
          </table:table-cell>
          <table:table-cell table:formula="of:=[$'McSp Time'.L24]" office:value-type="float" office:value="5.55153" calcext:value-type="float">
            <text:p>5.55</text:p>
          </table:table-cell>
          <table:table-cell table:formula="of:=[$'McSp Time'.M24]" office:value-type="float" office:value="21.3263" calcext:value-type="float">
            <text:p>21.33</text:p>
          </table:table-cell>
          <table:table-cell table:formula="of:=[$'McSp Time'.N24]" office:value-type="float" office:value="40.8535" calcext:value-type="float">
            <text:p>40.85</text:p>
          </table:table-cell>
          <table:table-cell table:formula="of:=[$'ScMp Time'.I24]" office:value-type="float" office:value="7.59511" calcext:value-type="float">
            <text:p>7.60</text:p>
          </table:table-cell>
          <table:table-cell table:formula="of:=[$'ScMp Time'.J24]" office:value-type="float" office:value="12.208" calcext:value-type="float">
            <text:p>12.21</text:p>
          </table:table-cell>
          <table:table-cell table:formula="of:=[$'ScMp Time'.K24]" office:value-type="float" office:value="8.39846" calcext:value-type="float">
            <text:p>8.40</text:p>
          </table:table-cell>
          <table:table-cell table:formula="of:=[$'ScMp Time'.L24]" office:value-type="float" office:value="7.40126" calcext:value-type="float">
            <text:p>7.40</text:p>
          </table:table-cell>
          <table:table-cell table:formula="of:=[$'ScMp Time'.M24]" office:value-type="float" office:value="43.971" calcext:value-type="float">
            <text:p>43.97</text:p>
          </table:table-cell>
          <table:table-cell table:formula="of:=[$'ScMp Time'.N24]" office:value-type="float" office:value="20.4262" calcext:value-type="float">
            <text:p>20.43</text:p>
          </table:table-cell>
          <table:table-cell table:formula="of:=[$'McMp Time'.I24]" office:value-type="float" office:value="5.69268" calcext:value-type="float">
            <text:p>5.69</text:p>
          </table:table-cell>
          <table:table-cell table:formula="of:=[$'McMp Time'.J24]" office:value-type="float" office:value="12.7835" calcext:value-type="float">
            <text:p>12.78</text:p>
          </table:table-cell>
          <table:table-cell table:formula="of:=[$'McMp Time'.K24]" office:value-type="float" office:value="10.3446" calcext:value-type="float">
            <text:p>10.34</text:p>
          </table:table-cell>
          <table:table-cell table:formula="of:=[$'McMp Time'.L24]" office:value-type="float" office:value="6.36873" calcext:value-type="float">
            <text:p>6.37</text:p>
          </table:table-cell>
          <table:table-cell table:formula="of:=[$'McMp Time'.M24]" office:value-type="float" office:value="51.1859" calcext:value-type="float">
            <text:p>51.19</text:p>
          </table:table-cell>
          <table:table-cell table:formula="of:=[$'McMp Time'.N24]" office:value-type="float" office:value="13.6245" calcext:value-type="float">
            <text:p>13.62</text:p>
          </table:table-cell>
          <table:table-cell table:formula="of:=[$'PC Time'.I24]" office:value-type="float" office:value="15.9936" calcext:value-type="float">
            <text:p>15.99</text:p>
          </table:table-cell>
          <table:table-cell table:formula="of:=[$'PC Time'.J24]" office:value-type="float" office:value="0" calcext:value-type="float">
            <text:p>0.00</text:p>
          </table:table-cell>
          <table:table-cell table:formula="of:=[$'PC Time'.K24]" office:value-type="float" office:value="0" calcext:value-type="float">
            <text:p>0.00</text:p>
          </table:table-cell>
          <table:table-cell table:formula="of:=[$'PC Time'.L24]" office:value-type="float" office:value="10.6" calcext:value-type="float">
            <text:p>10.60</text:p>
          </table:table-cell>
          <table:table-cell table:formula="of:=[$'PC Time'.M24]" office:value-type="float" office:value="73.4064" calcext:value-type="float">
            <text:p>73.41</text:p>
          </table:table-cell>
          <table:table-cell table:formula="of:=[$'PC Time'.N2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Time'.I25]" office:value-type="float" office:value="9.27715" calcext:value-type="float">
            <text:p>9.28</text:p>
          </table:table-cell>
          <table:table-cell table:formula="of:=[$'ScSp Time'.J25]" office:value-type="float" office:value="11.0557" calcext:value-type="float">
            <text:p>11.06</text:p>
          </table:table-cell>
          <table:table-cell table:formula="of:=[$'ScSp Time'.K25]" office:value-type="float" office:value="7.51634" calcext:value-type="float">
            <text:p>7.52</text:p>
          </table:table-cell>
          <table:table-cell table:formula="of:=[$'ScSp Time'.L25]" office:value-type="float" office:value="3.95194" calcext:value-type="float">
            <text:p>3.95</text:p>
          </table:table-cell>
          <table:table-cell table:formula="of:=[$'ScSp Time'.M25]" office:value-type="float" office:value="32.7925" calcext:value-type="float">
            <text:p>32.79</text:p>
          </table:table-cell>
          <table:table-cell table:formula="of:=[$'ScSp Time'.N25]" office:value-type="float" office:value="35.4063" calcext:value-type="float">
            <text:p>35.41</text:p>
          </table:table-cell>
          <table:table-cell table:formula="of:=[$'McSp Time'.I25]" office:value-type="float" office:value="4.85833" calcext:value-type="float">
            <text:p>4.86</text:p>
          </table:table-cell>
          <table:table-cell table:formula="of:=[$'McSp Time'.J25]" office:value-type="float" office:value="11.5306" calcext:value-type="float">
            <text:p>11.53</text:p>
          </table:table-cell>
          <table:table-cell table:formula="of:=[$'McSp Time'.K25]" office:value-type="float" office:value="14.6807" calcext:value-type="float">
            <text:p>14.68</text:p>
          </table:table-cell>
          <table:table-cell table:formula="of:=[$'McSp Time'.L25]" office:value-type="float" office:value="6.01129" calcext:value-type="float">
            <text:p>6.01</text:p>
          </table:table-cell>
          <table:table-cell table:formula="of:=[$'McSp Time'.M25]" office:value-type="float" office:value="39.3502" calcext:value-type="float">
            <text:p>39.35</text:p>
          </table:table-cell>
          <table:table-cell table:formula="of:=[$'McSp Time'.N25]" office:value-type="float" office:value="23.5689" calcext:value-type="float">
            <text:p>23.57</text:p>
          </table:table-cell>
          <table:table-cell table:formula="of:=[$'ScMp Time'.I25]" office:value-type="float" office:value="11.867" calcext:value-type="float">
            <text:p>11.87</text:p>
          </table:table-cell>
          <table:table-cell table:formula="of:=[$'ScMp Time'.J25]" office:value-type="float" office:value="14.5135" calcext:value-type="float">
            <text:p>14.51</text:p>
          </table:table-cell>
          <table:table-cell table:formula="of:=[$'ScMp Time'.K25]" office:value-type="float" office:value="8.54976" calcext:value-type="float">
            <text:p>8.55</text:p>
          </table:table-cell>
          <table:table-cell table:formula="of:=[$'ScMp Time'.L25]" office:value-type="float" office:value="3.73234" calcext:value-type="float">
            <text:p>3.73</text:p>
          </table:table-cell>
          <table:table-cell table:formula="of:=[$'ScMp Time'.M25]" office:value-type="float" office:value="58.8146" calcext:value-type="float">
            <text:p>58.81</text:p>
          </table:table-cell>
          <table:table-cell table:formula="of:=[$'ScMp Time'.N25]" office:value-type="float" office:value="2.52291" calcext:value-type="float">
            <text:p>2.52</text:p>
          </table:table-cell>
          <table:table-cell table:formula="of:=[$'McMp Time'.I25]" office:value-type="float" office:value="3.02696" calcext:value-type="float">
            <text:p>3.03</text:p>
          </table:table-cell>
          <table:table-cell table:formula="of:=[$'McMp Time'.J25]" office:value-type="float" office:value="18.0914" calcext:value-type="float">
            <text:p>18.09</text:p>
          </table:table-cell>
          <table:table-cell table:formula="of:=[$'McMp Time'.K25]" office:value-type="float" office:value="19.6231" calcext:value-type="float">
            <text:p>19.62</text:p>
          </table:table-cell>
          <table:table-cell table:formula="of:=[$'McMp Time'.L25]" office:value-type="float" office:value="3.08388" calcext:value-type="float">
            <text:p>3.08</text:p>
          </table:table-cell>
          <table:table-cell table:formula="of:=[$'McMp Time'.M25]" office:value-type="float" office:value="24.2319" calcext:value-type="float">
            <text:p>24.23</text:p>
          </table:table-cell>
          <table:table-cell table:formula="of:=[$'McMp Time'.N25]" office:value-type="float" office:value="31.9428" calcext:value-type="float">
            <text:p>31.94</text:p>
          </table:table-cell>
          <table:table-cell table:formula="of:=[$'PC Time'.I25]" office:value-type="float" office:value="16.7935" calcext:value-type="float">
            <text:p>16.79</text:p>
          </table:table-cell>
          <table:table-cell table:formula="of:=[$'PC Time'.J25]" office:value-type="float" office:value="0" calcext:value-type="float">
            <text:p>0.00</text:p>
          </table:table-cell>
          <table:table-cell table:formula="of:=[$'PC Time'.K25]" office:value-type="float" office:value="0" calcext:value-type="float">
            <text:p>0.00</text:p>
          </table:table-cell>
          <table:table-cell table:formula="of:=[$'PC Time'.L25]" office:value-type="float" office:value="6.8833" calcext:value-type="float">
            <text:p>6.88</text:p>
          </table:table-cell>
          <table:table-cell table:formula="of:=[$'PC Time'.M25]" office:value-type="float" office:value="76.3232" calcext:value-type="float">
            <text:p>76.32</text:p>
          </table:table-cell>
          <table:table-cell table:formula="of:=[$'PC Time'.N2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Time'.I26]" office:value-type="float" office:value="10.4186" calcext:value-type="float">
            <text:p>10.42</text:p>
          </table:table-cell>
          <table:table-cell table:formula="of:=[$'ScSp Time'.J26]" office:value-type="float" office:value="17.0905" calcext:value-type="float">
            <text:p>17.09</text:p>
          </table:table-cell>
          <table:table-cell table:formula="of:=[$'ScSp Time'.K26]" office:value-type="float" office:value="9.0713" calcext:value-type="float">
            <text:p>9.07</text:p>
          </table:table-cell>
          <table:table-cell table:formula="of:=[$'ScSp Time'.L26]" office:value-type="float" office:value="7.8477" calcext:value-type="float">
            <text:p>7.85</text:p>
          </table:table-cell>
          <table:table-cell table:formula="of:=[$'ScSp Time'.M26]" office:value-type="float" office:value="35.088" calcext:value-type="float">
            <text:p>35.09</text:p>
          </table:table-cell>
          <table:table-cell table:formula="of:=[$'ScSp Time'.N26]" office:value-type="float" office:value="20.4839" calcext:value-type="float">
            <text:p>20.48</text:p>
          </table:table-cell>
          <table:table-cell table:formula="of:=[$'McSp Time'.I26]" office:value-type="float" office:value="4.90286" calcext:value-type="float">
            <text:p>4.90</text:p>
          </table:table-cell>
          <table:table-cell table:formula="of:=[$'McSp Time'.J26]" office:value-type="float" office:value="12.4193" calcext:value-type="float">
            <text:p>12.42</text:p>
          </table:table-cell>
          <table:table-cell table:formula="of:=[$'McSp Time'.K26]" office:value-type="float" office:value="8.66986" calcext:value-type="float">
            <text:p>8.67</text:p>
          </table:table-cell>
          <table:table-cell table:formula="of:=[$'McSp Time'.L26]" office:value-type="float" office:value="4.76714" calcext:value-type="float">
            <text:p>4.77</text:p>
          </table:table-cell>
          <table:table-cell table:formula="of:=[$'McSp Time'.M26]" office:value-type="float" office:value="24.9536" calcext:value-type="float">
            <text:p>24.95</text:p>
          </table:table-cell>
          <table:table-cell table:formula="of:=[$'McSp Time'.N26]" office:value-type="float" office:value="44.2873" calcext:value-type="float">
            <text:p>44.29</text:p>
          </table:table-cell>
          <table:table-cell table:formula="of:=[$'ScMp Time'.I26]" office:value-type="float" office:value="9.08744" calcext:value-type="float">
            <text:p>9.09</text:p>
          </table:table-cell>
          <table:table-cell table:formula="of:=[$'ScMp Time'.J26]" office:value-type="float" office:value="20.3612" calcext:value-type="float">
            <text:p>20.36</text:p>
          </table:table-cell>
          <table:table-cell table:formula="of:=[$'ScMp Time'.K26]" office:value-type="float" office:value="10.7414" calcext:value-type="float">
            <text:p>10.74</text:p>
          </table:table-cell>
          <table:table-cell table:formula="of:=[$'ScMp Time'.L26]" office:value-type="float" office:value="4.49465" calcext:value-type="float">
            <text:p>4.49</text:p>
          </table:table-cell>
          <table:table-cell table:formula="of:=[$'ScMp Time'.M26]" office:value-type="float" office:value="27.8238" calcext:value-type="float">
            <text:p>27.82</text:p>
          </table:table-cell>
          <table:table-cell table:formula="of:=[$'ScMp Time'.N26]" office:value-type="float" office:value="27.4915" calcext:value-type="float">
            <text:p>27.49</text:p>
          </table:table-cell>
          <table:table-cell table:formula="of:=[$'McMp Time'.I26]" office:value-type="float" office:value="2.5584" calcext:value-type="float">
            <text:p>2.56</text:p>
          </table:table-cell>
          <table:table-cell table:formula="of:=[$'McMp Time'.J26]" office:value-type="float" office:value="13.8809" calcext:value-type="float">
            <text:p>13.88</text:p>
          </table:table-cell>
          <table:table-cell table:formula="of:=[$'McMp Time'.K26]" office:value-type="float" office:value="11.257" calcext:value-type="float">
            <text:p>11.26</text:p>
          </table:table-cell>
          <table:table-cell table:formula="of:=[$'McMp Time'.L26]" office:value-type="float" office:value="1.14272" calcext:value-type="float">
            <text:p>1.14</text:p>
          </table:table-cell>
          <table:table-cell table:formula="of:=[$'McMp Time'.M26]" office:value-type="float" office:value="60.9056" calcext:value-type="float">
            <text:p>60.91</text:p>
          </table:table-cell>
          <table:table-cell table:formula="of:=[$'McMp Time'.N26]" office:value-type="float" office:value="10.2555" calcext:value-type="float">
            <text:p>10.26</text:p>
          </table:table-cell>
          <table:table-cell table:formula="of:=[$'PC Time'.I26]" office:value-type="float" office:value="13.5727" calcext:value-type="float">
            <text:p>13.57</text:p>
          </table:table-cell>
          <table:table-cell table:formula="of:=[$'PC Time'.J26]" office:value-type="float" office:value="0" calcext:value-type="float">
            <text:p>0.00</text:p>
          </table:table-cell>
          <table:table-cell table:formula="of:=[$'PC Time'.K26]" office:value-type="float" office:value="0" calcext:value-type="float">
            <text:p>0.00</text:p>
          </table:table-cell>
          <table:table-cell table:formula="of:=[$'PC Time'.L26]" office:value-type="float" office:value="2.87724" calcext:value-type="float">
            <text:p>2.88</text:p>
          </table:table-cell>
          <table:table-cell table:formula="of:=[$'PC Time'.M26]" office:value-type="float" office:value="83.55" calcext:value-type="float">
            <text:p>83.55</text:p>
          </table:table-cell>
          <table:table-cell table:formula="of:=[$'PC Time'.N2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Time'.I27]" office:value-type="float" office:value="5.82202" calcext:value-type="float">
            <text:p>5.82</text:p>
          </table:table-cell>
          <table:table-cell table:formula="of:=[$'ScSp Time'.J27]" office:value-type="float" office:value="12.9952" calcext:value-type="float">
            <text:p>13.00</text:p>
          </table:table-cell>
          <table:table-cell table:formula="of:=[$'ScSp Time'.K27]" office:value-type="float" office:value="9.73232" calcext:value-type="float">
            <text:p>9.73</text:p>
          </table:table-cell>
          <table:table-cell table:formula="of:=[$'ScSp Time'.L27]" office:value-type="float" office:value="4.87135" calcext:value-type="float">
            <text:p>4.87</text:p>
          </table:table-cell>
          <table:table-cell table:formula="of:=[$'ScSp Time'.M27]" office:value-type="float" office:value="5.8555" calcext:value-type="float">
            <text:p>5.86</text:p>
          </table:table-cell>
          <table:table-cell table:formula="of:=[$'ScSp Time'.N27]" office:value-type="float" office:value="60.7236" calcext:value-type="float">
            <text:p>60.72</text:p>
          </table:table-cell>
          <table:table-cell table:formula="of:=[$'McSp Time'.I27]" office:value-type="float" office:value="5.89068" calcext:value-type="float">
            <text:p>5.89</text:p>
          </table:table-cell>
          <table:table-cell table:formula="of:=[$'McSp Time'.J27]" office:value-type="float" office:value="12.0115" calcext:value-type="float">
            <text:p>12.01</text:p>
          </table:table-cell>
          <table:table-cell table:formula="of:=[$'McSp Time'.K27]" office:value-type="float" office:value="9.84709" calcext:value-type="float">
            <text:p>9.85</text:p>
          </table:table-cell>
          <table:table-cell table:formula="of:=[$'McSp Time'.L27]" office:value-type="float" office:value="5.19802" calcext:value-type="float">
            <text:p>5.20</text:p>
          </table:table-cell>
          <table:table-cell table:formula="of:=[$'McSp Time'.M27]" office:value-type="float" office:value="25.8881" calcext:value-type="float">
            <text:p>25.89</text:p>
          </table:table-cell>
          <table:table-cell table:formula="of:=[$'McSp Time'.N27]" office:value-type="float" office:value="41.1646" calcext:value-type="float">
            <text:p>41.16</text:p>
          </table:table-cell>
          <table:table-cell table:formula="of:=[$'ScMp Time'.I27]" office:value-type="float" office:value="11.773" calcext:value-type="float">
            <text:p>11.77</text:p>
          </table:table-cell>
          <table:table-cell table:formula="of:=[$'ScMp Time'.J27]" office:value-type="float" office:value="12.6234" calcext:value-type="float">
            <text:p>12.62</text:p>
          </table:table-cell>
          <table:table-cell table:formula="of:=[$'ScMp Time'.K27]" office:value-type="float" office:value="3.02402" calcext:value-type="float">
            <text:p>3.02</text:p>
          </table:table-cell>
          <table:table-cell table:formula="of:=[$'ScMp Time'.L27]" office:value-type="float" office:value="3.93883" calcext:value-type="float">
            <text:p>3.94</text:p>
          </table:table-cell>
          <table:table-cell table:formula="of:=[$'ScMp Time'.M27]" office:value-type="float" office:value="55.8953" calcext:value-type="float">
            <text:p>55.90</text:p>
          </table:table-cell>
          <table:table-cell table:formula="of:=[$'ScMp Time'.N27]" office:value-type="float" office:value="12.7455" calcext:value-type="float">
            <text:p>12.75</text:p>
          </table:table-cell>
          <table:table-cell table:formula="of:=[$'McMp Time'.I27]" office:value-type="float" office:value="5.51787" calcext:value-type="float">
            <text:p>5.52</text:p>
          </table:table-cell>
          <table:table-cell table:formula="of:=[$'McMp Time'.J27]" office:value-type="float" office:value="16.0447" calcext:value-type="float">
            <text:p>16.04</text:p>
          </table:table-cell>
          <table:table-cell table:formula="of:=[$'McMp Time'.K27]" office:value-type="float" office:value="9.27915" calcext:value-type="float">
            <text:p>9.28</text:p>
          </table:table-cell>
          <table:table-cell table:formula="of:=[$'McMp Time'.L27]" office:value-type="float" office:value="2.04055" calcext:value-type="float">
            <text:p>2.04</text:p>
          </table:table-cell>
          <table:table-cell table:formula="of:=[$'McMp Time'.M27]" office:value-type="float" office:value="57.0274" calcext:value-type="float">
            <text:p>57.03</text:p>
          </table:table-cell>
          <table:table-cell table:formula="of:=[$'McMp Time'.N27]" office:value-type="float" office:value="10.0904" calcext:value-type="float">
            <text:p>10.09</text:p>
          </table:table-cell>
          <table:table-cell table:formula="of:=[$'PC Time'.I27]" office:value-type="float" office:value="14.797" calcext:value-type="float">
            <text:p>14.80</text:p>
          </table:table-cell>
          <table:table-cell table:formula="of:=[$'PC Time'.J27]" office:value-type="float" office:value="0" calcext:value-type="float">
            <text:p>0.00</text:p>
          </table:table-cell>
          <table:table-cell table:formula="of:=[$'PC Time'.K27]" office:value-type="float" office:value="0" calcext:value-type="float">
            <text:p>0.00</text:p>
          </table:table-cell>
          <table:table-cell table:formula="of:=[$'PC Time'.L27]" office:value-type="float" office:value="5.07755" calcext:value-type="float">
            <text:p>5.08</text:p>
          </table:table-cell>
          <table:table-cell table:formula="of:=[$'PC Time'.M27]" office:value-type="float" office:value="80.1254" calcext:value-type="float">
            <text:p>80.13</text:p>
          </table:table-cell>
          <table:table-cell table:formula="of:=[$'PC Time'.N2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Time'.I28]" office:value-type="float" office:value="5.18454" calcext:value-type="float">
            <text:p>5.18</text:p>
          </table:table-cell>
          <table:table-cell table:formula="of:=[$'ScSp Time'.J28]" office:value-type="float" office:value="16.0594" calcext:value-type="float">
            <text:p>16.06</text:p>
          </table:table-cell>
          <table:table-cell table:formula="of:=[$'ScSp Time'.K28]" office:value-type="float" office:value="14.5652" calcext:value-type="float">
            <text:p>14.57</text:p>
          </table:table-cell>
          <table:table-cell table:formula="of:=[$'ScSp Time'.L28]" office:value-type="float" office:value="10.4257" calcext:value-type="float">
            <text:p>10.43</text:p>
          </table:table-cell>
          <table:table-cell table:formula="of:=[$'ScSp Time'.M28]" office:value-type="float" office:value="0.581947" calcext:value-type="float">
            <text:p>0.58</text:p>
          </table:table-cell>
          <table:table-cell table:formula="of:=[$'ScSp Time'.N28]" office:value-type="float" office:value="53.1832" calcext:value-type="float">
            <text:p>53.18</text:p>
          </table:table-cell>
          <table:table-cell table:formula="of:=[$'McSp Time'.I28]" office:value-type="float" office:value="0" calcext:value-type="float">
            <text:p>0.00</text:p>
          </table:table-cell>
          <table:table-cell table:formula="of:=[$'McSp Time'.J28]" office:value-type="float" office:value="18.2897" calcext:value-type="float">
            <text:p>18.29</text:p>
          </table:table-cell>
          <table:table-cell table:formula="of:=[$'McSp Time'.K28]" office:value-type="float" office:value="17.5848" calcext:value-type="float">
            <text:p>17.58</text:p>
          </table:table-cell>
          <table:table-cell table:formula="of:=[$'McSp Time'.L28]" office:value-type="float" office:value="6.91287" calcext:value-type="float">
            <text:p>6.91</text:p>
          </table:table-cell>
          <table:table-cell table:formula="of:=[$'McSp Time'.M28]" office:value-type="float" office:value="7.63064" calcext:value-type="float">
            <text:p>7.63</text:p>
          </table:table-cell>
          <table:table-cell table:formula="of:=[$'McSp Time'.N28]" office:value-type="float" office:value="49.582" calcext:value-type="float">
            <text:p>49.58</text:p>
          </table:table-cell>
          <table:table-cell table:formula="of:=[$'ScMp Time'.I28]" office:value-type="float" office:value="13.786" calcext:value-type="float">
            <text:p>13.79</text:p>
          </table:table-cell>
          <table:table-cell table:formula="of:=[$'ScMp Time'.J28]" office:value-type="float" office:value="28.748" calcext:value-type="float">
            <text:p>28.75</text:p>
          </table:table-cell>
          <table:table-cell table:formula="of:=[$'ScMp Time'.K28]" office:value-type="float" office:value="9.90776" calcext:value-type="float">
            <text:p>9.91</text:p>
          </table:table-cell>
          <table:table-cell table:formula="of:=[$'ScMp Time'.L28]" office:value-type="float" office:value="5.76262" calcext:value-type="float">
            <text:p>5.76</text:p>
          </table:table-cell>
          <table:table-cell table:formula="of:=[$'ScMp Time'.M28]" office:value-type="float" office:value="19.4402" calcext:value-type="float">
            <text:p>19.44</text:p>
          </table:table-cell>
          <table:table-cell table:formula="of:=[$'ScMp Time'.N28]" office:value-type="float" office:value="22.3554" calcext:value-type="float">
            <text:p>22.36</text:p>
          </table:table-cell>
          <table:table-cell table:formula="of:=[$'McMp Time'.I28]" office:value-type="float" office:value="4.06859" calcext:value-type="float">
            <text:p>4.07</text:p>
          </table:table-cell>
          <table:table-cell table:formula="of:=[$'McMp Time'.J28]" office:value-type="float" office:value="19.2966" calcext:value-type="float">
            <text:p>19.30</text:p>
          </table:table-cell>
          <table:table-cell table:formula="of:=[$'McMp Time'.K28]" office:value-type="float" office:value="11.3447" calcext:value-type="float">
            <text:p>11.34</text:p>
          </table:table-cell>
          <table:table-cell table:formula="of:=[$'McMp Time'.L28]" office:value-type="float" office:value="1.82622" calcext:value-type="float">
            <text:p>1.83</text:p>
          </table:table-cell>
          <table:table-cell table:formula="of:=[$'McMp Time'.M28]" office:value-type="float" office:value="39.6247" calcext:value-type="float">
            <text:p>39.62</text:p>
          </table:table-cell>
          <table:table-cell table:formula="of:=[$'McMp Time'.N28]" office:value-type="float" office:value="23.8391" calcext:value-type="float">
            <text:p>23.84</text:p>
          </table:table-cell>
          <table:table-cell table:formula="of:=[$'PC Time'.I28]" office:value-type="float" office:value="15.4133" calcext:value-type="float">
            <text:p>15.41</text:p>
          </table:table-cell>
          <table:table-cell table:formula="of:=[$'PC Time'.J28]" office:value-type="float" office:value="0" calcext:value-type="float">
            <text:p>0.00</text:p>
          </table:table-cell>
          <table:table-cell table:formula="of:=[$'PC Time'.K28]" office:value-type="float" office:value="0" calcext:value-type="float">
            <text:p>0.00</text:p>
          </table:table-cell>
          <table:table-cell table:formula="of:=[$'PC Time'.L28]" office:value-type="float" office:value="5.72559" calcext:value-type="float">
            <text:p>5.73</text:p>
          </table:table-cell>
          <table:table-cell table:formula="of:=[$'PC Time'.M28]" office:value-type="float" office:value="78.8611" calcext:value-type="float">
            <text:p>78.86</text:p>
          </table:table-cell>
          <table:table-cell table:formula="of:=[$'PC Time'.N2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Time'.I29]" office:value-type="float" office:value="2.45661" calcext:value-type="float">
            <text:p>2.46</text:p>
          </table:table-cell>
          <table:table-cell table:formula="of:=[$'ScSp Time'.J29]" office:value-type="float" office:value="12.5982" calcext:value-type="float">
            <text:p>12.60</text:p>
          </table:table-cell>
          <table:table-cell table:formula="of:=[$'ScSp Time'.K29]" office:value-type="float" office:value="9.95339" calcext:value-type="float">
            <text:p>9.95</text:p>
          </table:table-cell>
          <table:table-cell table:formula="of:=[$'ScSp Time'.L29]" office:value-type="float" office:value="2.29451" calcext:value-type="float">
            <text:p>2.29</text:p>
          </table:table-cell>
          <table:table-cell table:formula="of:=[$'ScSp Time'.M29]" office:value-type="float" office:value="29.6623" calcext:value-type="float">
            <text:p>29.66</text:p>
          </table:table-cell>
          <table:table-cell table:formula="of:=[$'ScSp Time'.N29]" office:value-type="float" office:value="43.035" calcext:value-type="float">
            <text:p>43.04</text:p>
          </table:table-cell>
          <table:table-cell table:formula="of:=[$'McSp Time'.I29]" office:value-type="float" office:value="0.62768" calcext:value-type="float">
            <text:p>0.63</text:p>
          </table:table-cell>
          <table:table-cell table:formula="of:=[$'McSp Time'.J29]" office:value-type="float" office:value="11.4464" calcext:value-type="float">
            <text:p>11.45</text:p>
          </table:table-cell>
          <table:table-cell table:formula="of:=[$'McSp Time'.K29]" office:value-type="float" office:value="11.6526" calcext:value-type="float">
            <text:p>11.65</text:p>
          </table:table-cell>
          <table:table-cell table:formula="of:=[$'McSp Time'.L29]" office:value-type="float" office:value="2.94511" calcext:value-type="float">
            <text:p>2.95</text:p>
          </table:table-cell>
          <table:table-cell table:formula="of:=[$'McSp Time'.M29]" office:value-type="float" office:value="10.2084" calcext:value-type="float">
            <text:p>10.21</text:p>
          </table:table-cell>
          <table:table-cell table:formula="of:=[$'McSp Time'.N29]" office:value-type="float" office:value="63.1198" calcext:value-type="float">
            <text:p>63.12</text:p>
          </table:table-cell>
          <table:table-cell table:formula="of:=[$'ScMp Time'.I29]" office:value-type="float" office:value="6.31615" calcext:value-type="float">
            <text:p>6.32</text:p>
          </table:table-cell>
          <table:table-cell table:formula="of:=[$'ScMp Time'.J29]" office:value-type="float" office:value="9.35981" calcext:value-type="float">
            <text:p>9.36</text:p>
          </table:table-cell>
          <table:table-cell table:formula="of:=[$'ScMp Time'.K29]" office:value-type="float" office:value="4.51353" calcext:value-type="float">
            <text:p>4.51</text:p>
          </table:table-cell>
          <table:table-cell table:formula="of:=[$'ScMp Time'.L29]" office:value-type="float" office:value="2.42809" calcext:value-type="float">
            <text:p>2.43</text:p>
          </table:table-cell>
          <table:table-cell table:formula="of:=[$'ScMp Time'.M29]" office:value-type="float" office:value="55.2176" calcext:value-type="float">
            <text:p>55.22</text:p>
          </table:table-cell>
          <table:table-cell table:formula="of:=[$'ScMp Time'.N29]" office:value-type="float" office:value="22.1648" calcext:value-type="float">
            <text:p>22.16</text:p>
          </table:table-cell>
          <table:table-cell table:formula="of:=[$'McMp Time'.I29]" office:value-type="float" office:value="1.00193" calcext:value-type="float">
            <text:p>1.00</text:p>
          </table:table-cell>
          <table:table-cell table:formula="of:=[$'McMp Time'.J29]" office:value-type="float" office:value="14.8191" calcext:value-type="float">
            <text:p>14.82</text:p>
          </table:table-cell>
          <table:table-cell table:formula="of:=[$'McMp Time'.K29]" office:value-type="float" office:value="13.8722" calcext:value-type="float">
            <text:p>13.87</text:p>
          </table:table-cell>
          <table:table-cell table:formula="of:=[$'McMp Time'.L29]" office:value-type="float" office:value="2.83541" calcext:value-type="float">
            <text:p>2.84</text:p>
          </table:table-cell>
          <table:table-cell table:formula="of:=[$'McMp Time'.M29]" office:value-type="float" office:value="32.5812" calcext:value-type="float">
            <text:p>32.58</text:p>
          </table:table-cell>
          <table:table-cell table:formula="of:=[$'McMp Time'.N29]" office:value-type="float" office:value="34.8901" calcext:value-type="float">
            <text:p>34.89</text:p>
          </table:table-cell>
          <table:table-cell table:formula="of:=[$'PC Time'.I29]" office:value-type="float" office:value="10.6365" calcext:value-type="float">
            <text:p>10.64</text:p>
          </table:table-cell>
          <table:table-cell table:formula="of:=[$'PC Time'.J29]" office:value-type="float" office:value="8.12888" calcext:value-type="float">
            <text:p>8.13</text:p>
          </table:table-cell>
          <table:table-cell table:formula="of:=[$'PC Time'.K29]" office:value-type="float" office:value="0" calcext:value-type="float">
            <text:p>0.00</text:p>
          </table:table-cell>
          <table:table-cell table:formula="of:=[$'PC Time'.L29]" office:value-type="float" office:value="3.52875" calcext:value-type="float">
            <text:p>3.53</text:p>
          </table:table-cell>
          <table:table-cell table:formula="of:=[$'PC Time'.M29]" office:value-type="float" office:value="61.4241" calcext:value-type="float">
            <text:p>61.42</text:p>
          </table:table-cell>
          <table:table-cell table:formula="of:=[$'PC Time'.N29]" office:value-type="float" office:value="16.2818" calcext:value-type="float">
            <text:p>16.28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Time'.I30]" office:value-type="float" office:value="1.73126" calcext:value-type="float">
            <text:p>1.73</text:p>
          </table:table-cell>
          <table:table-cell table:formula="of:=[$'ScSp Time'.J30]" office:value-type="float" office:value="14.0105" calcext:value-type="float">
            <text:p>14.01</text:p>
          </table:table-cell>
          <table:table-cell table:formula="of:=[$'ScSp Time'.K30]" office:value-type="float" office:value="10.9673" calcext:value-type="float">
            <text:p>10.97</text:p>
          </table:table-cell>
          <table:table-cell table:formula="of:=[$'ScSp Time'.L30]" office:value-type="float" office:value="5.20573" calcext:value-type="float">
            <text:p>5.21</text:p>
          </table:table-cell>
          <table:table-cell table:formula="of:=[$'ScSp Time'.M30]" office:value-type="float" office:value="23.4009" calcext:value-type="float">
            <text:p>23.40</text:p>
          </table:table-cell>
          <table:table-cell table:formula="of:=[$'ScSp Time'.N30]" office:value-type="float" office:value="44.6843" calcext:value-type="float">
            <text:p>44.68</text:p>
          </table:table-cell>
          <table:table-cell table:formula="of:=[$'McSp Time'.I30]" office:value-type="float" office:value="0.963988" calcext:value-type="float">
            <text:p>0.96</text:p>
          </table:table-cell>
          <table:table-cell table:formula="of:=[$'McSp Time'.J30]" office:value-type="float" office:value="15.5341" calcext:value-type="float">
            <text:p>15.53</text:p>
          </table:table-cell>
          <table:table-cell table:formula="of:=[$'McSp Time'.K30]" office:value-type="float" office:value="12.6505" calcext:value-type="float">
            <text:p>12.65</text:p>
          </table:table-cell>
          <table:table-cell table:formula="of:=[$'McSp Time'.L30]" office:value-type="float" office:value="4.70802" calcext:value-type="float">
            <text:p>4.71</text:p>
          </table:table-cell>
          <table:table-cell table:formula="of:=[$'McSp Time'.M30]" office:value-type="float" office:value="11.5174" calcext:value-type="float">
            <text:p>11.52</text:p>
          </table:table-cell>
          <table:table-cell table:formula="of:=[$'McSp Time'.N30]" office:value-type="float" office:value="54.626" calcext:value-type="float">
            <text:p>54.63</text:p>
          </table:table-cell>
          <table:table-cell table:formula="of:=[$'ScMp Time'.I30]" office:value-type="float" office:value="3.27325" calcext:value-type="float">
            <text:p>3.27</text:p>
          </table:table-cell>
          <table:table-cell table:formula="of:=[$'ScMp Time'.J30]" office:value-type="float" office:value="15.5904" calcext:value-type="float">
            <text:p>15.59</text:p>
          </table:table-cell>
          <table:table-cell table:formula="of:=[$'ScMp Time'.K30]" office:value-type="float" office:value="9.48269" calcext:value-type="float">
            <text:p>9.48</text:p>
          </table:table-cell>
          <table:table-cell table:formula="of:=[$'ScMp Time'.L30]" office:value-type="float" office:value="1.94567" calcext:value-type="float">
            <text:p>1.95</text:p>
          </table:table-cell>
          <table:table-cell table:formula="of:=[$'ScMp Time'.M30]" office:value-type="float" office:value="49.8263" calcext:value-type="float">
            <text:p>49.83</text:p>
          </table:table-cell>
          <table:table-cell table:formula="of:=[$'ScMp Time'.N30]" office:value-type="float" office:value="19.8817" calcext:value-type="float">
            <text:p>19.88</text:p>
          </table:table-cell>
          <table:table-cell table:formula="of:=[$'McMp Time'.I30]" office:value-type="float" office:value="2.63015" calcext:value-type="float">
            <text:p>2.63</text:p>
          </table:table-cell>
          <table:table-cell table:formula="of:=[$'McMp Time'.J30]" office:value-type="float" office:value="16.556" calcext:value-type="float">
            <text:p>16.56</text:p>
          </table:table-cell>
          <table:table-cell table:formula="of:=[$'McMp Time'.K30]" office:value-type="float" office:value="10.9055" calcext:value-type="float">
            <text:p>10.91</text:p>
          </table:table-cell>
          <table:table-cell table:formula="of:=[$'McMp Time'.L30]" office:value-type="float" office:value="1.6468" calcext:value-type="float">
            <text:p>1.65</text:p>
          </table:table-cell>
          <table:table-cell table:formula="of:=[$'McMp Time'.M30]" office:value-type="float" office:value="40.5552" calcext:value-type="float">
            <text:p>40.56</text:p>
          </table:table-cell>
          <table:table-cell table:formula="of:=[$'McMp Time'.N30]" office:value-type="float" office:value="27.7063" calcext:value-type="float">
            <text:p>27.71</text:p>
          </table:table-cell>
          <table:table-cell table:formula="of:=[$'PC Time'.I30]" office:value-type="float" office:value="12.6985" calcext:value-type="float">
            <text:p>12.70</text:p>
          </table:table-cell>
          <table:table-cell table:formula="of:=[$'PC Time'.J30]" office:value-type="float" office:value="0" calcext:value-type="float">
            <text:p>0.00</text:p>
          </table:table-cell>
          <table:table-cell table:formula="of:=[$'PC Time'.K30]" office:value-type="float" office:value="0" calcext:value-type="float">
            <text:p>0.00</text:p>
          </table:table-cell>
          <table:table-cell table:formula="of:=[$'PC Time'.L30]" office:value-type="float" office:value="2.90838" calcext:value-type="float">
            <text:p>2.91</text:p>
          </table:table-cell>
          <table:table-cell table:formula="of:=[$'PC Time'.M30]" office:value-type="float" office:value="84.3931" calcext:value-type="float">
            <text:p>84.39</text:p>
          </table:table-cell>
          <table:table-cell table:formula="of:=[$'PC Time'.N3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Time'.I31]" office:value-type="float" office:value="2.61507" calcext:value-type="float">
            <text:p>2.62</text:p>
          </table:table-cell>
          <table:table-cell table:formula="of:=[$'ScSp Time'.J31]" office:value-type="float" office:value="12.1568" calcext:value-type="float">
            <text:p>12.16</text:p>
          </table:table-cell>
          <table:table-cell table:formula="of:=[$'ScSp Time'.K31]" office:value-type="float" office:value="10.8919" calcext:value-type="float">
            <text:p>10.89</text:p>
          </table:table-cell>
          <table:table-cell table:formula="of:=[$'ScSp Time'.L31]" office:value-type="float" office:value="3.14581" calcext:value-type="float">
            <text:p>3.15</text:p>
          </table:table-cell>
          <table:table-cell table:formula="of:=[$'ScSp Time'.M31]" office:value-type="float" office:value="17.7731" calcext:value-type="float">
            <text:p>17.77</text:p>
          </table:table-cell>
          <table:table-cell table:formula="of:=[$'ScSp Time'.N31]" office:value-type="float" office:value="53.4173" calcext:value-type="float">
            <text:p>53.42</text:p>
          </table:table-cell>
          <table:table-cell table:formula="of:=[$'McSp Time'.I31]" office:value-type="float" office:value="0" calcext:value-type="float">
            <text:p>0.00</text:p>
          </table:table-cell>
          <table:table-cell table:formula="of:=[$'McSp Time'.J31]" office:value-type="float" office:value="14.3627" calcext:value-type="float">
            <text:p>14.36</text:p>
          </table:table-cell>
          <table:table-cell table:formula="of:=[$'McSp Time'.K31]" office:value-type="float" office:value="13.7111" calcext:value-type="float">
            <text:p>13.71</text:p>
          </table:table-cell>
          <table:table-cell table:formula="of:=[$'McSp Time'.L31]" office:value-type="float" office:value="1.67935" calcext:value-type="float">
            <text:p>1.68</text:p>
          </table:table-cell>
          <table:table-cell table:formula="of:=[$'McSp Time'.M31]" office:value-type="float" office:value="21.7874" calcext:value-type="float">
            <text:p>21.79</text:p>
          </table:table-cell>
          <table:table-cell table:formula="of:=[$'McSp Time'.N31]" office:value-type="float" office:value="48.4595" calcext:value-type="float">
            <text:p>48.46</text:p>
          </table:table-cell>
          <table:table-cell table:formula="of:=[$'ScMp Time'.I31]" office:value-type="float" office:value="7.97593" calcext:value-type="float">
            <text:p>7.98</text:p>
          </table:table-cell>
          <table:table-cell table:formula="of:=[$'ScMp Time'.J31]" office:value-type="float" office:value="14.8275" calcext:value-type="float">
            <text:p>14.83</text:p>
          </table:table-cell>
          <table:table-cell table:formula="of:=[$'ScMp Time'.K31]" office:value-type="float" office:value="7.17027" calcext:value-type="float">
            <text:p>7.17</text:p>
          </table:table-cell>
          <table:table-cell table:formula="of:=[$'ScMp Time'.L31]" office:value-type="float" office:value="4.68332" calcext:value-type="float">
            <text:p>4.68</text:p>
          </table:table-cell>
          <table:table-cell table:formula="of:=[$'ScMp Time'.M31]" office:value-type="float" office:value="53.5654" calcext:value-type="float">
            <text:p>53.57</text:p>
          </table:table-cell>
          <table:table-cell table:formula="of:=[$'ScMp Time'.N31]" office:value-type="float" office:value="11.7776" calcext:value-type="float">
            <text:p>11.78</text:p>
          </table:table-cell>
          <table:table-cell table:formula="of:=[$'McMp Time'.I31]" office:value-type="float" office:value="5.15442" calcext:value-type="float">
            <text:p>5.15</text:p>
          </table:table-cell>
          <table:table-cell table:formula="of:=[$'McMp Time'.J31]" office:value-type="float" office:value="11.0483" calcext:value-type="float">
            <text:p>11.05</text:p>
          </table:table-cell>
          <table:table-cell table:formula="of:=[$'McMp Time'.K31]" office:value-type="float" office:value="8.35256" calcext:value-type="float">
            <text:p>8.35</text:p>
          </table:table-cell>
          <table:table-cell table:formula="of:=[$'McMp Time'.L31]" office:value-type="float" office:value="3.54301" calcext:value-type="float">
            <text:p>3.54</text:p>
          </table:table-cell>
          <table:table-cell table:formula="of:=[$'McMp Time'.M31]" office:value-type="float" office:value="30.0803" calcext:value-type="float">
            <text:p>30.08</text:p>
          </table:table-cell>
          <table:table-cell table:formula="of:=[$'McMp Time'.N31]" office:value-type="float" office:value="41.8214" calcext:value-type="float">
            <text:p>41.82</text:p>
          </table:table-cell>
          <table:table-cell table:formula="of:=[$'PC Time'.I31]" office:value-type="float" office:value="10.3374" calcext:value-type="float">
            <text:p>10.34</text:p>
          </table:table-cell>
          <table:table-cell table:formula="of:=[$'PC Time'.J31]" office:value-type="float" office:value="7.5543" calcext:value-type="float">
            <text:p>7.55</text:p>
          </table:table-cell>
          <table:table-cell table:formula="of:=[$'PC Time'.K31]" office:value-type="float" office:value="0" calcext:value-type="float">
            <text:p>0.00</text:p>
          </table:table-cell>
          <table:table-cell table:formula="of:=[$'PC Time'.L31]" office:value-type="float" office:value="4.86193" calcext:value-type="float">
            <text:p>4.86</text:p>
          </table:table-cell>
          <table:table-cell table:formula="of:=[$'PC Time'.M31]" office:value-type="float" office:value="65.2713" calcext:value-type="float">
            <text:p>65.27</text:p>
          </table:table-cell>
          <table:table-cell table:formula="of:=[$'PC Time'.N31]" office:value-type="float" office:value="11.9751" calcext:value-type="float">
            <text:p>11.98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Time'.I32]" office:value-type="float" office:value="13.3145" calcext:value-type="float">
            <text:p>13.31</text:p>
          </table:table-cell>
          <table:table-cell table:formula="of:=[$'ScSp Time'.J32]" office:value-type="float" office:value="3.29949" calcext:value-type="float">
            <text:p>3.30</text:p>
          </table:table-cell>
          <table:table-cell table:formula="of:=[$'ScSp Time'.K32]" office:value-type="float" office:value="2.94097" calcext:value-type="float">
            <text:p>2.94</text:p>
          </table:table-cell>
          <table:table-cell table:formula="of:=[$'ScSp Time'.L32]" office:value-type="float" office:value="3.16541" calcext:value-type="float">
            <text:p>3.17</text:p>
          </table:table-cell>
          <table:table-cell table:formula="of:=[$'ScSp Time'.M32]" office:value-type="float" office:value="64.5856" calcext:value-type="float">
            <text:p>64.59</text:p>
          </table:table-cell>
          <table:table-cell table:formula="of:=[$'ScSp Time'.N32]" office:value-type="float" office:value="12.694" calcext:value-type="float">
            <text:p>12.69</text:p>
          </table:table-cell>
          <table:table-cell table:formula="of:=[$'McSp Time'.I32]" office:value-type="float" office:value="9.0632" calcext:value-type="float">
            <text:p>9.06</text:p>
          </table:table-cell>
          <table:table-cell table:formula="of:=[$'McSp Time'.J32]" office:value-type="float" office:value="2.69172" calcext:value-type="float">
            <text:p>2.69</text:p>
          </table:table-cell>
          <table:table-cell table:formula="of:=[$'McSp Time'.K32]" office:value-type="float" office:value="3.90042" calcext:value-type="float">
            <text:p>3.90</text:p>
          </table:table-cell>
          <table:table-cell table:formula="of:=[$'McSp Time'.L32]" office:value-type="float" office:value="2.44546" calcext:value-type="float">
            <text:p>2.45</text:p>
          </table:table-cell>
          <table:table-cell table:formula="of:=[$'McSp Time'.M32]" office:value-type="float" office:value="63.0442" calcext:value-type="float">
            <text:p>63.04</text:p>
          </table:table-cell>
          <table:table-cell table:formula="of:=[$'McSp Time'.N32]" office:value-type="float" office:value="18.855" calcext:value-type="float">
            <text:p>18.86</text:p>
          </table:table-cell>
          <table:table-cell table:formula="of:=[$'ScMp Time'.I32]" office:value-type="float" office:value="10.3536" calcext:value-type="float">
            <text:p>10.35</text:p>
          </table:table-cell>
          <table:table-cell table:formula="of:=[$'ScMp Time'.J32]" office:value-type="float" office:value="2.82754" calcext:value-type="float">
            <text:p>2.83</text:p>
          </table:table-cell>
          <table:table-cell table:formula="of:=[$'ScMp Time'.K32]" office:value-type="float" office:value="2.82216" calcext:value-type="float">
            <text:p>2.82</text:p>
          </table:table-cell>
          <table:table-cell table:formula="of:=[$'ScMp Time'.L32]" office:value-type="float" office:value="2.37182" calcext:value-type="float">
            <text:p>2.37</text:p>
          </table:table-cell>
          <table:table-cell table:formula="of:=[$'ScMp Time'.M32]" office:value-type="float" office:value="75.7024" calcext:value-type="float">
            <text:p>75.70</text:p>
          </table:table-cell>
          <table:table-cell table:formula="of:=[$'ScMp Time'.N32]" office:value-type="float" office:value="5.92255" calcext:value-type="float">
            <text:p>5.92</text:p>
          </table:table-cell>
          <table:table-cell table:formula="of:=[$'McMp Time'.I32]" office:value-type="float" office:value="8.71275" calcext:value-type="float">
            <text:p>8.71</text:p>
          </table:table-cell>
          <table:table-cell table:formula="of:=[$'McMp Time'.J32]" office:value-type="float" office:value="2.98215" calcext:value-type="float">
            <text:p>2.98</text:p>
          </table:table-cell>
          <table:table-cell table:formula="of:=[$'McMp Time'.K32]" office:value-type="float" office:value="4.25088" calcext:value-type="float">
            <text:p>4.25</text:p>
          </table:table-cell>
          <table:table-cell table:formula="of:=[$'McMp Time'.L32]" office:value-type="float" office:value="2.1282" calcext:value-type="float">
            <text:p>2.13</text:p>
          </table:table-cell>
          <table:table-cell table:formula="of:=[$'McMp Time'.M32]" office:value-type="float" office:value="65.3396" calcext:value-type="float">
            <text:p>65.34</text:p>
          </table:table-cell>
          <table:table-cell table:formula="of:=[$'McMp Time'.N32]" office:value-type="float" office:value="16.5865" calcext:value-type="float">
            <text:p>16.59</text:p>
          </table:table-cell>
          <table:table-cell table:formula="of:=[$'PC Time'.I32]" office:value-type="float" office:value="10.803" calcext:value-type="float">
            <text:p>10.80</text:p>
          </table:table-cell>
          <table:table-cell table:formula="of:=[$'PC Time'.J32]" office:value-type="float" office:value="2.02696" calcext:value-type="float">
            <text:p>2.03</text:p>
          </table:table-cell>
          <table:table-cell table:formula="of:=[$'PC Time'.K32]" office:value-type="float" office:value="0" calcext:value-type="float">
            <text:p>0.00</text:p>
          </table:table-cell>
          <table:table-cell table:formula="of:=[$'PC Time'.L32]" office:value-type="float" office:value="2.65653" calcext:value-type="float">
            <text:p>2.66</text:p>
          </table:table-cell>
          <table:table-cell table:formula="of:=[$'PC Time'.M32]" office:value-type="float" office:value="70.3132" calcext:value-type="float">
            <text:p>70.31</text:p>
          </table:table-cell>
          <table:table-cell table:formula="of:=[$'PC Time'.N32]" office:value-type="float" office:value="14.2003" calcext:value-type="float">
            <text:p>14.2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Time'.I33]" office:value-type="float" office:value="11.9372" calcext:value-type="float">
            <text:p>11.94</text:p>
          </table:table-cell>
          <table:table-cell table:formula="of:=[$'ScSp Time'.J33]" office:value-type="float" office:value="3.6343" calcext:value-type="float">
            <text:p>3.63</text:p>
          </table:table-cell>
          <table:table-cell table:formula="of:=[$'ScSp Time'.K33]" office:value-type="float" office:value="2.96345" calcext:value-type="float">
            <text:p>2.96</text:p>
          </table:table-cell>
          <table:table-cell table:formula="of:=[$'ScSp Time'.L33]" office:value-type="float" office:value="5.81925" calcext:value-type="float">
            <text:p>5.82</text:p>
          </table:table-cell>
          <table:table-cell table:formula="of:=[$'ScSp Time'.M33]" office:value-type="float" office:value="65.3675" calcext:value-type="float">
            <text:p>65.37</text:p>
          </table:table-cell>
          <table:table-cell table:formula="of:=[$'ScSp Time'.N33]" office:value-type="float" office:value="10.2782" calcext:value-type="float">
            <text:p>10.28</text:p>
          </table:table-cell>
          <table:table-cell table:formula="of:=[$'McSp Time'.I33]" office:value-type="float" office:value="10.9895" calcext:value-type="float">
            <text:p>10.99</text:p>
          </table:table-cell>
          <table:table-cell table:formula="of:=[$'McSp Time'.J33]" office:value-type="float" office:value="3.57972" calcext:value-type="float">
            <text:p>3.58</text:p>
          </table:table-cell>
          <table:table-cell table:formula="of:=[$'McSp Time'.K33]" office:value-type="float" office:value="4.28172" calcext:value-type="float">
            <text:p>4.28</text:p>
          </table:table-cell>
          <table:table-cell table:formula="of:=[$'McSp Time'.L33]" office:value-type="float" office:value="6.05751" calcext:value-type="float">
            <text:p>6.06</text:p>
          </table:table-cell>
          <table:table-cell table:formula="of:=[$'McSp Time'.M33]" office:value-type="float" office:value="59.0958" calcext:value-type="float">
            <text:p>59.10</text:p>
          </table:table-cell>
          <table:table-cell table:formula="of:=[$'McSp Time'.N33]" office:value-type="float" office:value="15.9958" calcext:value-type="float">
            <text:p>16.00</text:p>
          </table:table-cell>
          <table:table-cell table:formula="of:=[$'ScMp Time'.I33]" office:value-type="float" office:value="12.0832" calcext:value-type="float">
            <text:p>12.08</text:p>
          </table:table-cell>
          <table:table-cell table:formula="of:=[$'ScMp Time'.J33]" office:value-type="float" office:value="3.48042" calcext:value-type="float">
            <text:p>3.48</text:p>
          </table:table-cell>
          <table:table-cell table:formula="of:=[$'ScMp Time'.K33]" office:value-type="float" office:value="3.15811" calcext:value-type="float">
            <text:p>3.16</text:p>
          </table:table-cell>
          <table:table-cell table:formula="of:=[$'ScMp Time'.L33]" office:value-type="float" office:value="6.23535" calcext:value-type="float">
            <text:p>6.24</text:p>
          </table:table-cell>
          <table:table-cell table:formula="of:=[$'ScMp Time'.M33]" office:value-type="float" office:value="69.9374" calcext:value-type="float">
            <text:p>69.94</text:p>
          </table:table-cell>
          <table:table-cell table:formula="of:=[$'ScMp Time'.N33]" office:value-type="float" office:value="5.10556" calcext:value-type="float">
            <text:p>5.11</text:p>
          </table:table-cell>
          <table:table-cell table:formula="of:=[$'McMp Time'.I33]" office:value-type="float" office:value="11.3247" calcext:value-type="float">
            <text:p>11.32</text:p>
          </table:table-cell>
          <table:table-cell table:formula="of:=[$'McMp Time'.J33]" office:value-type="float" office:value="5.04941" calcext:value-type="float">
            <text:p>5.05</text:p>
          </table:table-cell>
          <table:table-cell table:formula="of:=[$'McMp Time'.K33]" office:value-type="float" office:value="6.17412" calcext:value-type="float">
            <text:p>6.17</text:p>
          </table:table-cell>
          <table:table-cell table:formula="of:=[$'McMp Time'.L33]" office:value-type="float" office:value="5.95957" calcext:value-type="float">
            <text:p>5.96</text:p>
          </table:table-cell>
          <table:table-cell table:formula="of:=[$'McMp Time'.M33]" office:value-type="float" office:value="58.3672" calcext:value-type="float">
            <text:p>58.37</text:p>
          </table:table-cell>
          <table:table-cell table:formula="of:=[$'McMp Time'.N33]" office:value-type="float" office:value="13.125" calcext:value-type="float">
            <text:p>13.13</text:p>
          </table:table-cell>
          <table:table-cell table:formula="of:=[$'PC Time'.I33]" office:value-type="float" office:value="12.1669" calcext:value-type="float">
            <text:p>12.17</text:p>
          </table:table-cell>
          <table:table-cell table:formula="of:=[$'PC Time'.J33]" office:value-type="float" office:value="2.54741" calcext:value-type="float">
            <text:p>2.55</text:p>
          </table:table-cell>
          <table:table-cell table:formula="of:=[$'PC Time'.K33]" office:value-type="float" office:value="0" calcext:value-type="float">
            <text:p>0.00</text:p>
          </table:table-cell>
          <table:table-cell table:formula="of:=[$'PC Time'.L33]" office:value-type="float" office:value="5.6598" calcext:value-type="float">
            <text:p>5.66</text:p>
          </table:table-cell>
          <table:table-cell table:formula="of:=[$'PC Time'.M33]" office:value-type="float" office:value="62.2325" calcext:value-type="float">
            <text:p>62.23</text:p>
          </table:table-cell>
          <table:table-cell table:formula="of:=[$'PC Time'.N33]" office:value-type="float" office:value="17.3934" calcext:value-type="float">
            <text:p>17.39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Time'.I34]" office:value-type="float" office:value="10.6059" calcext:value-type="float">
            <text:p>10.61</text:p>
          </table:table-cell>
          <table:table-cell table:formula="of:=[$'ScSp Time'.J34]" office:value-type="float" office:value="2.63866" calcext:value-type="float">
            <text:p>2.64</text:p>
          </table:table-cell>
          <table:table-cell table:formula="of:=[$'ScSp Time'.K34]" office:value-type="float" office:value="2.51164" calcext:value-type="float">
            <text:p>2.51</text:p>
          </table:table-cell>
          <table:table-cell table:formula="of:=[$'ScSp Time'.L34]" office:value-type="float" office:value="3.5927" calcext:value-type="float">
            <text:p>3.59</text:p>
          </table:table-cell>
          <table:table-cell table:formula="of:=[$'ScSp Time'.M34]" office:value-type="float" office:value="65.6084" calcext:value-type="float">
            <text:p>65.61</text:p>
          </table:table-cell>
          <table:table-cell table:formula="of:=[$'ScSp Time'.N34]" office:value-type="float" office:value="15.0427" calcext:value-type="float">
            <text:p>15.04</text:p>
          </table:table-cell>
          <table:table-cell table:formula="of:=[$'McSp Time'.I34]" office:value-type="float" office:value="7.44354" calcext:value-type="float">
            <text:p>7.44</text:p>
          </table:table-cell>
          <table:table-cell table:formula="of:=[$'McSp Time'.J34]" office:value-type="float" office:value="2.70742" calcext:value-type="float">
            <text:p>2.71</text:p>
          </table:table-cell>
          <table:table-cell table:formula="of:=[$'McSp Time'.K34]" office:value-type="float" office:value="5.93332" calcext:value-type="float">
            <text:p>5.93</text:p>
          </table:table-cell>
          <table:table-cell table:formula="of:=[$'McSp Time'.L34]" office:value-type="float" office:value="3.52637" calcext:value-type="float">
            <text:p>3.53</text:p>
          </table:table-cell>
          <table:table-cell table:formula="of:=[$'McSp Time'.M34]" office:value-type="float" office:value="64.5121" calcext:value-type="float">
            <text:p>64.51</text:p>
          </table:table-cell>
          <table:table-cell table:formula="of:=[$'McSp Time'.N34]" office:value-type="float" office:value="15.8772" calcext:value-type="float">
            <text:p>15.88</text:p>
          </table:table-cell>
          <table:table-cell table:formula="of:=[$'ScMp Time'.I34]" office:value-type="float" office:value="9.72634" calcext:value-type="float">
            <text:p>9.73</text:p>
          </table:table-cell>
          <table:table-cell table:formula="of:=[$'ScMp Time'.J34]" office:value-type="float" office:value="2.36873" calcext:value-type="float">
            <text:p>2.37</text:p>
          </table:table-cell>
          <table:table-cell table:formula="of:=[$'ScMp Time'.K34]" office:value-type="float" office:value="1.43333" calcext:value-type="float">
            <text:p>1.43</text:p>
          </table:table-cell>
          <table:table-cell table:formula="of:=[$'ScMp Time'.L34]" office:value-type="float" office:value="2.84851" calcext:value-type="float">
            <text:p>2.85</text:p>
          </table:table-cell>
          <table:table-cell table:formula="of:=[$'ScMp Time'.M34]" office:value-type="float" office:value="72.2915" calcext:value-type="float">
            <text:p>72.29</text:p>
          </table:table-cell>
          <table:table-cell table:formula="of:=[$'ScMp Time'.N34]" office:value-type="float" office:value="11.3316" calcext:value-type="float">
            <text:p>11.33</text:p>
          </table:table-cell>
          <table:table-cell table:formula="of:=[$'McMp Time'.I34]" office:value-type="float" office:value="7.52277" calcext:value-type="float">
            <text:p>7.52</text:p>
          </table:table-cell>
          <table:table-cell table:formula="of:=[$'McMp Time'.J34]" office:value-type="float" office:value="2.98529" calcext:value-type="float">
            <text:p>2.99</text:p>
          </table:table-cell>
          <table:table-cell table:formula="of:=[$'McMp Time'.K34]" office:value-type="float" office:value="6.71839" calcext:value-type="float">
            <text:p>6.72</text:p>
          </table:table-cell>
          <table:table-cell table:formula="of:=[$'McMp Time'.L34]" office:value-type="float" office:value="3.62416" calcext:value-type="float">
            <text:p>3.62</text:p>
          </table:table-cell>
          <table:table-cell table:formula="of:=[$'McMp Time'.M34]" office:value-type="float" office:value="60.8732" calcext:value-type="float">
            <text:p>60.87</text:p>
          </table:table-cell>
          <table:table-cell table:formula="of:=[$'McMp Time'.N34]" office:value-type="float" office:value="18.2762" calcext:value-type="float">
            <text:p>18.28</text:p>
          </table:table-cell>
          <table:table-cell table:formula="of:=[$'PC Time'.I34]" office:value-type="float" office:value="10.7687" calcext:value-type="float">
            <text:p>10.77</text:p>
          </table:table-cell>
          <table:table-cell table:formula="of:=[$'PC Time'.J34]" office:value-type="float" office:value="1.53845" calcext:value-type="float">
            <text:p>1.54</text:p>
          </table:table-cell>
          <table:table-cell table:formula="of:=[$'PC Time'.K34]" office:value-type="float" office:value="0" calcext:value-type="float">
            <text:p>0.00</text:p>
          </table:table-cell>
          <table:table-cell table:formula="of:=[$'PC Time'.L34]" office:value-type="float" office:value="3.5185" calcext:value-type="float">
            <text:p>3.52</text:p>
          </table:table-cell>
          <table:table-cell table:formula="of:=[$'PC Time'.M34]" office:value-type="float" office:value="84.1744" calcext:value-type="float">
            <text:p>84.17</text:p>
          </table:table-cell>
          <table:table-cell table:formula="of:=[$'PC Time'.N34]" office:value-type="float" office:value="-0.0000000000000286174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Time'.I35]" office:value-type="float" office:value="15.6" calcext:value-type="float">
            <text:p>15.60</text:p>
          </table:table-cell>
          <table:table-cell table:formula="of:=[$'ScSp Time'.J35]" office:value-type="float" office:value="7.62291" calcext:value-type="float">
            <text:p>7.62</text:p>
          </table:table-cell>
          <table:table-cell table:formula="of:=[$'ScSp Time'.K35]" office:value-type="float" office:value="7.16708" calcext:value-type="float">
            <text:p>7.17</text:p>
          </table:table-cell>
          <table:table-cell table:formula="of:=[$'ScSp Time'.L35]" office:value-type="float" office:value="6.03013" calcext:value-type="float">
            <text:p>6.03</text:p>
          </table:table-cell>
          <table:table-cell table:formula="of:=[$'ScSp Time'.M35]" office:value-type="float" office:value="52.4147" calcext:value-type="float">
            <text:p>52.41</text:p>
          </table:table-cell>
          <table:table-cell table:formula="of:=[$'ScSp Time'.N35]" office:value-type="float" office:value="11.1652" calcext:value-type="float">
            <text:p>11.17</text:p>
          </table:table-cell>
          <table:table-cell table:formula="of:=[$'McSp Time'.I35]" office:value-type="float" office:value="9.61925" calcext:value-type="float">
            <text:p>9.62</text:p>
          </table:table-cell>
          <table:table-cell table:formula="of:=[$'McSp Time'.J35]" office:value-type="float" office:value="7.96978" calcext:value-type="float">
            <text:p>7.97</text:p>
          </table:table-cell>
          <table:table-cell table:formula="of:=[$'McSp Time'.K35]" office:value-type="float" office:value="10.618" calcext:value-type="float">
            <text:p>10.62</text:p>
          </table:table-cell>
          <table:table-cell table:formula="of:=[$'McSp Time'.L35]" office:value-type="float" office:value="3.97426" calcext:value-type="float">
            <text:p>3.97</text:p>
          </table:table-cell>
          <table:table-cell table:formula="of:=[$'McSp Time'.M35]" office:value-type="float" office:value="47.8612" calcext:value-type="float">
            <text:p>47.86</text:p>
          </table:table-cell>
          <table:table-cell table:formula="of:=[$'McSp Time'.N35]" office:value-type="float" office:value="19.9575" calcext:value-type="float">
            <text:p>19.96</text:p>
          </table:table-cell>
          <table:table-cell table:formula="of:=[$'ScMp Time'.I35]" office:value-type="float" office:value="14.6868" calcext:value-type="float">
            <text:p>14.69</text:p>
          </table:table-cell>
          <table:table-cell table:formula="of:=[$'ScMp Time'.J35]" office:value-type="float" office:value="6.83845" calcext:value-type="float">
            <text:p>6.84</text:p>
          </table:table-cell>
          <table:table-cell table:formula="of:=[$'ScMp Time'.K35]" office:value-type="float" office:value="5.55048" calcext:value-type="float">
            <text:p>5.55</text:p>
          </table:table-cell>
          <table:table-cell table:formula="of:=[$'ScMp Time'.L35]" office:value-type="float" office:value="5.18815" calcext:value-type="float">
            <text:p>5.19</text:p>
          </table:table-cell>
          <table:table-cell table:formula="of:=[$'ScMp Time'.M35]" office:value-type="float" office:value="34.7148" calcext:value-type="float">
            <text:p>34.71</text:p>
          </table:table-cell>
          <table:table-cell table:formula="of:=[$'ScMp Time'.N35]" office:value-type="float" office:value="33.0213" calcext:value-type="float">
            <text:p>33.02</text:p>
          </table:table-cell>
          <table:table-cell table:formula="of:=[$'McMp Time'.I35]" office:value-type="float" office:value="9.3104" calcext:value-type="float">
            <text:p>9.31</text:p>
          </table:table-cell>
          <table:table-cell table:formula="of:=[$'McMp Time'.J35]" office:value-type="float" office:value="7.57624" calcext:value-type="float">
            <text:p>7.58</text:p>
          </table:table-cell>
          <table:table-cell table:formula="of:=[$'McMp Time'.K35]" office:value-type="float" office:value="10.9269" calcext:value-type="float">
            <text:p>10.93</text:p>
          </table:table-cell>
          <table:table-cell table:formula="of:=[$'McMp Time'.L35]" office:value-type="float" office:value="4.33311" calcext:value-type="float">
            <text:p>4.33</text:p>
          </table:table-cell>
          <table:table-cell table:formula="of:=[$'McMp Time'.M35]" office:value-type="float" office:value="52.4816" calcext:value-type="float">
            <text:p>52.48</text:p>
          </table:table-cell>
          <table:table-cell table:formula="of:=[$'McMp Time'.N35]" office:value-type="float" office:value="15.3717" calcext:value-type="float">
            <text:p>15.37</text:p>
          </table:table-cell>
          <table:table-cell table:formula="of:=[$'PC Time'.I35]" office:value-type="float" office:value="20.2373" calcext:value-type="float">
            <text:p>20.24</text:p>
          </table:table-cell>
          <table:table-cell table:formula="of:=[$'PC Time'.J35]" office:value-type="float" office:value="0" calcext:value-type="float">
            <text:p>0.00</text:p>
          </table:table-cell>
          <table:table-cell table:formula="of:=[$'PC Time'.K35]" office:value-type="float" office:value="0" calcext:value-type="float">
            <text:p>0.00</text:p>
          </table:table-cell>
          <table:table-cell table:formula="of:=[$'PC Time'.L35]" office:value-type="float" office:value="7.97972" calcext:value-type="float">
            <text:p>7.98</text:p>
          </table:table-cell>
          <table:table-cell table:formula="of:=[$'PC Time'.M35]" office:value-type="float" office:value="71.783" calcext:value-type="float">
            <text:p>71.78</text:p>
          </table:table-cell>
          <table:table-cell table:formula="of:=[$'PC Time'.N3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Time'.I36]" office:value-type="float" office:value="13.5975" calcext:value-type="float">
            <text:p>13.60</text:p>
          </table:table-cell>
          <table:table-cell table:formula="of:=[$'ScSp Time'.J36]" office:value-type="float" office:value="4.6055" calcext:value-type="float">
            <text:p>4.61</text:p>
          </table:table-cell>
          <table:table-cell table:formula="of:=[$'ScSp Time'.K36]" office:value-type="float" office:value="3.79832" calcext:value-type="float">
            <text:p>3.80</text:p>
          </table:table-cell>
          <table:table-cell table:formula="of:=[$'ScSp Time'.L36]" office:value-type="float" office:value="8.73566" calcext:value-type="float">
            <text:p>8.74</text:p>
          </table:table-cell>
          <table:table-cell table:formula="of:=[$'ScSp Time'.M36]" office:value-type="float" office:value="48.3636" calcext:value-type="float">
            <text:p>48.36</text:p>
          </table:table-cell>
          <table:table-cell table:formula="of:=[$'ScSp Time'.N36]" office:value-type="float" office:value="20.8994" calcext:value-type="float">
            <text:p>20.90</text:p>
          </table:table-cell>
          <table:table-cell table:formula="of:=[$'McSp Time'.I36]" office:value-type="float" office:value="11.3073" calcext:value-type="float">
            <text:p>11.31</text:p>
          </table:table-cell>
          <table:table-cell table:formula="of:=[$'McSp Time'.J36]" office:value-type="float" office:value="4.61678" calcext:value-type="float">
            <text:p>4.62</text:p>
          </table:table-cell>
          <table:table-cell table:formula="of:=[$'McSp Time'.K36]" office:value-type="float" office:value="5.39473" calcext:value-type="float">
            <text:p>5.39</text:p>
          </table:table-cell>
          <table:table-cell table:formula="of:=[$'McSp Time'.L36]" office:value-type="float" office:value="7.96305" calcext:value-type="float">
            <text:p>7.96</text:p>
          </table:table-cell>
          <table:table-cell table:formula="of:=[$'McSp Time'.M36]" office:value-type="float" office:value="53.7726" calcext:value-type="float">
            <text:p>53.77</text:p>
          </table:table-cell>
          <table:table-cell table:formula="of:=[$'McSp Time'.N36]" office:value-type="float" office:value="16.9455" calcext:value-type="float">
            <text:p>16.95</text:p>
          </table:table-cell>
          <table:table-cell table:formula="of:=[$'ScMp Time'.I36]" office:value-type="float" office:value="12.6042" calcext:value-type="float">
            <text:p>12.60</text:p>
          </table:table-cell>
          <table:table-cell table:formula="of:=[$'ScMp Time'.J36]" office:value-type="float" office:value="5.04222" calcext:value-type="float">
            <text:p>5.04</text:p>
          </table:table-cell>
          <table:table-cell table:formula="of:=[$'ScMp Time'.K36]" office:value-type="float" office:value="4.09784" calcext:value-type="float">
            <text:p>4.10</text:p>
          </table:table-cell>
          <table:table-cell table:formula="of:=[$'ScMp Time'.L36]" office:value-type="float" office:value="7.704" calcext:value-type="float">
            <text:p>7.70</text:p>
          </table:table-cell>
          <table:table-cell table:formula="of:=[$'ScMp Time'.M36]" office:value-type="float" office:value="53.0537" calcext:value-type="float">
            <text:p>53.05</text:p>
          </table:table-cell>
          <table:table-cell table:formula="of:=[$'ScMp Time'.N36]" office:value-type="float" office:value="17.4981" calcext:value-type="float">
            <text:p>17.50</text:p>
          </table:table-cell>
          <table:table-cell table:formula="of:=[$'McMp Time'.I36]" office:value-type="float" office:value="11.2908" calcext:value-type="float">
            <text:p>11.29</text:p>
          </table:table-cell>
          <table:table-cell table:formula="of:=[$'McMp Time'.J36]" office:value-type="float" office:value="5.14103" calcext:value-type="float">
            <text:p>5.14</text:p>
          </table:table-cell>
          <table:table-cell table:formula="of:=[$'McMp Time'.K36]" office:value-type="float" office:value="5.7435" calcext:value-type="float">
            <text:p>5.74</text:p>
          </table:table-cell>
          <table:table-cell table:formula="of:=[$'McMp Time'.L36]" office:value-type="float" office:value="7.62784" calcext:value-type="float">
            <text:p>7.63</text:p>
          </table:table-cell>
          <table:table-cell table:formula="of:=[$'McMp Time'.M36]" office:value-type="float" office:value="62.4448" calcext:value-type="float">
            <text:p>62.44</text:p>
          </table:table-cell>
          <table:table-cell table:formula="of:=[$'McMp Time'.N36]" office:value-type="float" office:value="7.75199" calcext:value-type="float">
            <text:p>7.75</text:p>
          </table:table-cell>
          <table:table-cell table:formula="of:=[$'PC Time'.I36]" office:value-type="float" office:value="16.702" calcext:value-type="float">
            <text:p>16.70</text:p>
          </table:table-cell>
          <table:table-cell table:formula="of:=[$'PC Time'.J36]" office:value-type="float" office:value="0" calcext:value-type="float">
            <text:p>0.00</text:p>
          </table:table-cell>
          <table:table-cell table:formula="of:=[$'PC Time'.K36]" office:value-type="float" office:value="0" calcext:value-type="float">
            <text:p>0.00</text:p>
          </table:table-cell>
          <table:table-cell table:formula="of:=[$'PC Time'.L36]" office:value-type="float" office:value="8.6764" calcext:value-type="float">
            <text:p>8.68</text:p>
          </table:table-cell>
          <table:table-cell table:formula="of:=[$'PC Time'.M36]" office:value-type="float" office:value="74.6216" calcext:value-type="float">
            <text:p>74.62</text:p>
          </table:table-cell>
          <table:table-cell table:formula="of:=[$'PC Time'.N3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Time'.I37]" office:value-type="float" office:value="8.41243" calcext:value-type="float">
            <text:p>8.41</text:p>
          </table:table-cell>
          <table:table-cell table:formula="of:=[$'ScSp Time'.J37]" office:value-type="float" office:value="8.14782" calcext:value-type="float">
            <text:p>8.15</text:p>
          </table:table-cell>
          <table:table-cell table:formula="of:=[$'ScSp Time'.K37]" office:value-type="float" office:value="6.26739" calcext:value-type="float">
            <text:p>6.27</text:p>
          </table:table-cell>
          <table:table-cell table:formula="of:=[$'ScSp Time'.L37]" office:value-type="float" office:value="2.57032" calcext:value-type="float">
            <text:p>2.57</text:p>
          </table:table-cell>
          <table:table-cell table:formula="of:=[$'ScSp Time'.M37]" office:value-type="float" office:value="48.0489" calcext:value-type="float">
            <text:p>48.05</text:p>
          </table:table-cell>
          <table:table-cell table:formula="of:=[$'ScSp Time'.N37]" office:value-type="float" office:value="26.5531" calcext:value-type="float">
            <text:p>26.55</text:p>
          </table:table-cell>
          <table:table-cell table:formula="of:=[$'McSp Time'.I37]" office:value-type="float" office:value="1.52569" calcext:value-type="float">
            <text:p>1.53</text:p>
          </table:table-cell>
          <table:table-cell table:formula="of:=[$'McSp Time'.J37]" office:value-type="float" office:value="10.1758" calcext:value-type="float">
            <text:p>10.18</text:p>
          </table:table-cell>
          <table:table-cell table:formula="of:=[$'McSp Time'.K37]" office:value-type="float" office:value="16.1126" calcext:value-type="float">
            <text:p>16.11</text:p>
          </table:table-cell>
          <table:table-cell table:formula="of:=[$'McSp Time'.L37]" office:value-type="float" office:value="2.85783" calcext:value-type="float">
            <text:p>2.86</text:p>
          </table:table-cell>
          <table:table-cell table:formula="of:=[$'McSp Time'.M37]" office:value-type="float" office:value="47.1246" calcext:value-type="float">
            <text:p>47.12</text:p>
          </table:table-cell>
          <table:table-cell table:formula="of:=[$'McSp Time'.N37]" office:value-type="float" office:value="22.2035" calcext:value-type="float">
            <text:p>22.20</text:p>
          </table:table-cell>
          <table:table-cell table:formula="of:=[$'ScMp Time'.I37]" office:value-type="float" office:value="11.2307" calcext:value-type="float">
            <text:p>11.23</text:p>
          </table:table-cell>
          <table:table-cell table:formula="of:=[$'ScMp Time'.J37]" office:value-type="float" office:value="7.79595" calcext:value-type="float">
            <text:p>7.80</text:p>
          </table:table-cell>
          <table:table-cell table:formula="of:=[$'ScMp Time'.K37]" office:value-type="float" office:value="4.74114" calcext:value-type="float">
            <text:p>4.74</text:p>
          </table:table-cell>
          <table:table-cell table:formula="of:=[$'ScMp Time'.L37]" office:value-type="float" office:value="2.49143" calcext:value-type="float">
            <text:p>2.49</text:p>
          </table:table-cell>
          <table:table-cell table:formula="of:=[$'ScMp Time'.M37]" office:value-type="float" office:value="60.426" calcext:value-type="float">
            <text:p>60.43</text:p>
          </table:table-cell>
          <table:table-cell table:formula="of:=[$'ScMp Time'.N37]" office:value-type="float" office:value="13.3148" calcext:value-type="float">
            <text:p>13.31</text:p>
          </table:table-cell>
          <table:table-cell table:formula="of:=[$'McMp Time'.I37]" office:value-type="float" office:value="10.4756" calcext:value-type="float">
            <text:p>10.48</text:p>
          </table:table-cell>
          <table:table-cell table:formula="of:=[$'McMp Time'.J37]" office:value-type="float" office:value="10.4839" calcext:value-type="float">
            <text:p>10.48</text:p>
          </table:table-cell>
          <table:table-cell table:formula="of:=[$'McMp Time'.K37]" office:value-type="float" office:value="5.511" calcext:value-type="float">
            <text:p>5.51</text:p>
          </table:table-cell>
          <table:table-cell table:formula="of:=[$'McMp Time'.L37]" office:value-type="float" office:value="2.75117" calcext:value-type="float">
            <text:p>2.75</text:p>
          </table:table-cell>
          <table:table-cell table:formula="of:=[$'McMp Time'.M37]" office:value-type="float" office:value="58.2569" calcext:value-type="float">
            <text:p>58.26</text:p>
          </table:table-cell>
          <table:table-cell table:formula="of:=[$'McMp Time'.N37]" office:value-type="float" office:value="12.5214" calcext:value-type="float">
            <text:p>12.52</text:p>
          </table:table-cell>
          <table:table-cell table:formula="of:=[$'PC Time'.I37]" office:value-type="float" office:value="11.7439" calcext:value-type="float">
            <text:p>11.74</text:p>
          </table:table-cell>
          <table:table-cell table:formula="of:=[$'PC Time'.J37]" office:value-type="float" office:value="5.38305" calcext:value-type="float">
            <text:p>5.38</text:p>
          </table:table-cell>
          <table:table-cell table:formula="of:=[$'PC Time'.K37]" office:value-type="float" office:value="0" calcext:value-type="float">
            <text:p>0.00</text:p>
          </table:table-cell>
          <table:table-cell table:formula="of:=[$'PC Time'.L37]" office:value-type="float" office:value="2.43026" calcext:value-type="float">
            <text:p>2.43</text:p>
          </table:table-cell>
          <table:table-cell table:formula="of:=[$'PC Time'.M37]" office:value-type="float" office:value="66.0149" calcext:value-type="float">
            <text:p>66.01</text:p>
          </table:table-cell>
          <table:table-cell table:formula="of:=[$'PC Time'.N37]" office:value-type="float" office:value="14.4279" calcext:value-type="float">
            <text:p>14.43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Time'.I38]" office:value-type="float" office:value="11.577" calcext:value-type="float">
            <text:p>11.58</text:p>
          </table:table-cell>
          <table:table-cell table:formula="of:=[$'ScSp Time'.J38]" office:value-type="float" office:value="9.14535" calcext:value-type="float">
            <text:p>9.15</text:p>
          </table:table-cell>
          <table:table-cell table:formula="of:=[$'ScSp Time'.K38]" office:value-type="float" office:value="6.39161" calcext:value-type="float">
            <text:p>6.39</text:p>
          </table:table-cell>
          <table:table-cell table:formula="of:=[$'ScSp Time'.L38]" office:value-type="float" office:value="5.08707" calcext:value-type="float">
            <text:p>5.09</text:p>
          </table:table-cell>
          <table:table-cell table:formula="of:=[$'ScSp Time'.M38]" office:value-type="float" office:value="49.3868" calcext:value-type="float">
            <text:p>49.39</text:p>
          </table:table-cell>
          <table:table-cell table:formula="of:=[$'ScSp Time'.N38]" office:value-type="float" office:value="18.4122" calcext:value-type="float">
            <text:p>18.41</text:p>
          </table:table-cell>
          <table:table-cell table:formula="of:=[$'McSp Time'.I38]" office:value-type="float" office:value="5.18144" calcext:value-type="float">
            <text:p>5.18</text:p>
          </table:table-cell>
          <table:table-cell table:formula="of:=[$'McSp Time'.J38]" office:value-type="float" office:value="10.2889" calcext:value-type="float">
            <text:p>10.29</text:p>
          </table:table-cell>
          <table:table-cell table:formula="of:=[$'McSp Time'.K38]" office:value-type="float" office:value="13.291" calcext:value-type="float">
            <text:p>13.29</text:p>
          </table:table-cell>
          <table:table-cell table:formula="of:=[$'McSp Time'.L38]" office:value-type="float" office:value="3.17744" calcext:value-type="float">
            <text:p>3.18</text:p>
          </table:table-cell>
          <table:table-cell table:formula="of:=[$'McSp Time'.M38]" office:value-type="float" office:value="53.4791" calcext:value-type="float">
            <text:p>53.48</text:p>
          </table:table-cell>
          <table:table-cell table:formula="of:=[$'McSp Time'.N38]" office:value-type="float" office:value="14.5822" calcext:value-type="float">
            <text:p>14.58</text:p>
          </table:table-cell>
          <table:table-cell table:formula="of:=[$'ScMp Time'.I38]" office:value-type="float" office:value="17.5602" calcext:value-type="float">
            <text:p>17.56</text:p>
          </table:table-cell>
          <table:table-cell table:formula="of:=[$'ScMp Time'.J38]" office:value-type="float" office:value="10.7787" calcext:value-type="float">
            <text:p>10.78</text:p>
          </table:table-cell>
          <table:table-cell table:formula="of:=[$'ScMp Time'.K38]" office:value-type="float" office:value="4.72627" calcext:value-type="float">
            <text:p>4.73</text:p>
          </table:table-cell>
          <table:table-cell table:formula="of:=[$'ScMp Time'.L38]" office:value-type="float" office:value="6.08475" calcext:value-type="float">
            <text:p>6.08</text:p>
          </table:table-cell>
          <table:table-cell table:formula="of:=[$'ScMp Time'.M38]" office:value-type="float" office:value="47.9369" calcext:value-type="float">
            <text:p>47.94</text:p>
          </table:table-cell>
          <table:table-cell table:formula="of:=[$'ScMp Time'.N38]" office:value-type="float" office:value="12.9131" calcext:value-type="float">
            <text:p>12.91</text:p>
          </table:table-cell>
          <table:table-cell table:formula="of:=[$'McMp Time'.I38]" office:value-type="float" office:value="4.78241" calcext:value-type="float">
            <text:p>4.78</text:p>
          </table:table-cell>
          <table:table-cell table:formula="of:=[$'McMp Time'.J38]" office:value-type="float" office:value="12.6056" calcext:value-type="float">
            <text:p>12.61</text:p>
          </table:table-cell>
          <table:table-cell table:formula="of:=[$'McMp Time'.K38]" office:value-type="float" office:value="13.1862" calcext:value-type="float">
            <text:p>13.19</text:p>
          </table:table-cell>
          <table:table-cell table:formula="of:=[$'McMp Time'.L38]" office:value-type="float" office:value="1.5522" calcext:value-type="float">
            <text:p>1.55</text:p>
          </table:table-cell>
          <table:table-cell table:formula="of:=[$'McMp Time'.M38]" office:value-type="float" office:value="61.0019" calcext:value-type="float">
            <text:p>61.00</text:p>
          </table:table-cell>
          <table:table-cell table:formula="of:=[$'McMp Time'.N38]" office:value-type="float" office:value="6.87169" calcext:value-type="float">
            <text:p>6.87</text:p>
          </table:table-cell>
          <table:table-cell table:formula="of:=[$'PC Time'.I38]" office:value-type="float" office:value="17.9686" calcext:value-type="float">
            <text:p>17.97</text:p>
          </table:table-cell>
          <table:table-cell table:formula="of:=[$'PC Time'.J38]" office:value-type="float" office:value="0" calcext:value-type="float">
            <text:p>0.00</text:p>
          </table:table-cell>
          <table:table-cell table:formula="of:=[$'PC Time'.K38]" office:value-type="float" office:value="0" calcext:value-type="float">
            <text:p>0.00</text:p>
          </table:table-cell>
          <table:table-cell table:formula="of:=[$'PC Time'.L38]" office:value-type="float" office:value="5.83749" calcext:value-type="float">
            <text:p>5.84</text:p>
          </table:table-cell>
          <table:table-cell table:formula="of:=[$'PC Time'.M38]" office:value-type="float" office:value="76.1939" calcext:value-type="float">
            <text:p>76.19</text:p>
          </table:table-cell>
          <table:table-cell table:formula="of:=[$'PC Time'.N3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Time'.I39]" office:value-type="float" office:value="10.0565" calcext:value-type="float">
            <text:p>10.06</text:p>
          </table:table-cell>
          <table:table-cell table:formula="of:=[$'ScSp Time'.J39]" office:value-type="float" office:value="6.94239" calcext:value-type="float">
            <text:p>6.94</text:p>
          </table:table-cell>
          <table:table-cell table:formula="of:=[$'ScSp Time'.K39]" office:value-type="float" office:value="5.64175" calcext:value-type="float">
            <text:p>5.64</text:p>
          </table:table-cell>
          <table:table-cell table:formula="of:=[$'ScSp Time'.L39]" office:value-type="float" office:value="3.50986" calcext:value-type="float">
            <text:p>3.51</text:p>
          </table:table-cell>
          <table:table-cell table:formula="of:=[$'ScSp Time'.M39]" office:value-type="float" office:value="53.1607" calcext:value-type="float">
            <text:p>53.16</text:p>
          </table:table-cell>
          <table:table-cell table:formula="of:=[$'ScSp Time'.N39]" office:value-type="float" office:value="20.6888" calcext:value-type="float">
            <text:p>20.69</text:p>
          </table:table-cell>
          <table:table-cell table:formula="of:=[$'McSp Time'.I39]" office:value-type="float" office:value="9.86995" calcext:value-type="float">
            <text:p>9.87</text:p>
          </table:table-cell>
          <table:table-cell table:formula="of:=[$'McSp Time'.J39]" office:value-type="float" office:value="7.54611" calcext:value-type="float">
            <text:p>7.55</text:p>
          </table:table-cell>
          <table:table-cell table:formula="of:=[$'McSp Time'.K39]" office:value-type="float" office:value="8.48153" calcext:value-type="float">
            <text:p>8.48</text:p>
          </table:table-cell>
          <table:table-cell table:formula="of:=[$'McSp Time'.L39]" office:value-type="float" office:value="3.41184" calcext:value-type="float">
            <text:p>3.41</text:p>
          </table:table-cell>
          <table:table-cell table:formula="of:=[$'McSp Time'.M39]" office:value-type="float" office:value="60.716" calcext:value-type="float">
            <text:p>60.72</text:p>
          </table:table-cell>
          <table:table-cell table:formula="of:=[$'McSp Time'.N39]" office:value-type="float" office:value="9.97453" calcext:value-type="float">
            <text:p>9.97</text:p>
          </table:table-cell>
          <table:table-cell table:formula="of:=[$'ScMp Time'.I39]" office:value-type="float" office:value="11.6207" calcext:value-type="float">
            <text:p>11.62</text:p>
          </table:table-cell>
          <table:table-cell table:formula="of:=[$'ScMp Time'.J39]" office:value-type="float" office:value="11.8401" calcext:value-type="float">
            <text:p>11.84</text:p>
          </table:table-cell>
          <table:table-cell table:formula="of:=[$'ScMp Time'.K39]" office:value-type="float" office:value="7.98626" calcext:value-type="float">
            <text:p>7.99</text:p>
          </table:table-cell>
          <table:table-cell table:formula="of:=[$'ScMp Time'.L39]" office:value-type="float" office:value="3.68128" calcext:value-type="float">
            <text:p>3.68</text:p>
          </table:table-cell>
          <table:table-cell table:formula="of:=[$'ScMp Time'.M39]" office:value-type="float" office:value="62.0243" calcext:value-type="float">
            <text:p>62.02</text:p>
          </table:table-cell>
          <table:table-cell table:formula="of:=[$'ScMp Time'.N39]" office:value-type="float" office:value="2.84736" calcext:value-type="float">
            <text:p>2.85</text:p>
          </table:table-cell>
          <table:table-cell table:formula="of:=[$'McMp Time'.I39]" office:value-type="float" office:value="9.34653" calcext:value-type="float">
            <text:p>9.35</text:p>
          </table:table-cell>
          <table:table-cell table:formula="of:=[$'McMp Time'.J39]" office:value-type="float" office:value="9.19666" calcext:value-type="float">
            <text:p>9.20</text:p>
          </table:table-cell>
          <table:table-cell table:formula="of:=[$'McMp Time'.K39]" office:value-type="float" office:value="9.88687" calcext:value-type="float">
            <text:p>9.89</text:p>
          </table:table-cell>
          <table:table-cell table:formula="of:=[$'McMp Time'.L39]" office:value-type="float" office:value="3.1195" calcext:value-type="float">
            <text:p>3.12</text:p>
          </table:table-cell>
          <table:table-cell table:formula="of:=[$'McMp Time'.M39]" office:value-type="float" office:value="24.7997" calcext:value-type="float">
            <text:p>24.80</text:p>
          </table:table-cell>
          <table:table-cell table:formula="of:=[$'McMp Time'.N39]" office:value-type="float" office:value="43.6507" calcext:value-type="float">
            <text:p>43.65</text:p>
          </table:table-cell>
          <table:table-cell table:formula="of:=[$'PC Time'.I39]" office:value-type="float" office:value="12.5586" calcext:value-type="float">
            <text:p>12.56</text:p>
          </table:table-cell>
          <table:table-cell table:formula="of:=[$'PC Time'.J39]" office:value-type="float" office:value="4.49157" calcext:value-type="float">
            <text:p>4.49</text:p>
          </table:table-cell>
          <table:table-cell table:formula="of:=[$'PC Time'.K39]" office:value-type="float" office:value="0" calcext:value-type="float">
            <text:p>0.00</text:p>
          </table:table-cell>
          <table:table-cell table:formula="of:=[$'PC Time'.L39]" office:value-type="float" office:value="4.14381" calcext:value-type="float">
            <text:p>4.14</text:p>
          </table:table-cell>
          <table:table-cell table:formula="of:=[$'PC Time'.M39]" office:value-type="float" office:value="63.6265" calcext:value-type="float">
            <text:p>63.63</text:p>
          </table:table-cell>
          <table:table-cell table:formula="of:=[$'PC Time'.N39]" office:value-type="float" office:value="15.1795" calcext:value-type="float">
            <text:p>15.18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Time'.I40]" office:value-type="float" office:value="7.50392" calcext:value-type="float">
            <text:p>7.50</text:p>
          </table:table-cell>
          <table:table-cell table:formula="of:=[$'ScSp Time'.J40]" office:value-type="float" office:value="9.20032" calcext:value-type="float">
            <text:p>9.20</text:p>
          </table:table-cell>
          <table:table-cell table:formula="of:=[$'ScSp Time'.K40]" office:value-type="float" office:value="8.29806" calcext:value-type="float">
            <text:p>8.30</text:p>
          </table:table-cell>
          <table:table-cell table:formula="of:=[$'ScSp Time'.L40]" office:value-type="float" office:value="7.76854" calcext:value-type="float">
            <text:p>7.77</text:p>
          </table:table-cell>
          <table:table-cell table:formula="of:=[$'ScSp Time'.M40]" office:value-type="float" office:value="48.3476" calcext:value-type="float">
            <text:p>48.35</text:p>
          </table:table-cell>
          <table:table-cell table:formula="of:=[$'ScSp Time'.N40]" office:value-type="float" office:value="18.8816" calcext:value-type="float">
            <text:p>18.88</text:p>
          </table:table-cell>
          <table:table-cell table:formula="of:=[$'McSp Time'.I40]" office:value-type="float" office:value="4.75666" calcext:value-type="float">
            <text:p>4.76</text:p>
          </table:table-cell>
          <table:table-cell table:formula="of:=[$'McSp Time'.J40]" office:value-type="float" office:value="9.33027" calcext:value-type="float">
            <text:p>9.33</text:p>
          </table:table-cell>
          <table:table-cell table:formula="of:=[$'McSp Time'.K40]" office:value-type="float" office:value="9.94812" calcext:value-type="float">
            <text:p>9.95</text:p>
          </table:table-cell>
          <table:table-cell table:formula="of:=[$'McSp Time'.L40]" office:value-type="float" office:value="6.42493" calcext:value-type="float">
            <text:p>6.42</text:p>
          </table:table-cell>
          <table:table-cell table:formula="of:=[$'McSp Time'.M40]" office:value-type="float" office:value="36.1041" calcext:value-type="float">
            <text:p>36.10</text:p>
          </table:table-cell>
          <table:table-cell table:formula="of:=[$'McSp Time'.N40]" office:value-type="float" office:value="33.4359" calcext:value-type="float">
            <text:p>33.44</text:p>
          </table:table-cell>
          <table:table-cell table:formula="of:=[$'ScMp Time'.I40]" office:value-type="float" office:value="7.36027" calcext:value-type="float">
            <text:p>7.36</text:p>
          </table:table-cell>
          <table:table-cell table:formula="of:=[$'ScMp Time'.J40]" office:value-type="float" office:value="14.6593" calcext:value-type="float">
            <text:p>14.66</text:p>
          </table:table-cell>
          <table:table-cell table:formula="of:=[$'ScMp Time'.K40]" office:value-type="float" office:value="11.2135" calcext:value-type="float">
            <text:p>11.21</text:p>
          </table:table-cell>
          <table:table-cell table:formula="of:=[$'ScMp Time'.L40]" office:value-type="float" office:value="6.28108" calcext:value-type="float">
            <text:p>6.28</text:p>
          </table:table-cell>
          <table:table-cell table:formula="of:=[$'ScMp Time'.M40]" office:value-type="float" office:value="42.5941" calcext:value-type="float">
            <text:p>42.59</text:p>
          </table:table-cell>
          <table:table-cell table:formula="of:=[$'ScMp Time'.N40]" office:value-type="float" office:value="17.8917" calcext:value-type="float">
            <text:p>17.89</text:p>
          </table:table-cell>
          <table:table-cell table:formula="of:=[$'McMp Time'.I40]" office:value-type="float" office:value="3.30936" calcext:value-type="float">
            <text:p>3.31</text:p>
          </table:table-cell>
          <table:table-cell table:formula="of:=[$'McMp Time'.J40]" office:value-type="float" office:value="12.2938" calcext:value-type="float">
            <text:p>12.29</text:p>
          </table:table-cell>
          <table:table-cell table:formula="of:=[$'McMp Time'.K40]" office:value-type="float" office:value="13.8031" calcext:value-type="float">
            <text:p>13.80</text:p>
          </table:table-cell>
          <table:table-cell table:formula="of:=[$'McMp Time'.L40]" office:value-type="float" office:value="4.64103" calcext:value-type="float">
            <text:p>4.64</text:p>
          </table:table-cell>
          <table:table-cell table:formula="of:=[$'McMp Time'.M40]" office:value-type="float" office:value="29.5099" calcext:value-type="float">
            <text:p>29.51</text:p>
          </table:table-cell>
          <table:table-cell table:formula="of:=[$'McMp Time'.N40]" office:value-type="float" office:value="36.4429" calcext:value-type="float">
            <text:p>36.44</text:p>
          </table:table-cell>
          <table:table-cell table:formula="of:=[$'PC Time'.I40]" office:value-type="float" office:value="14.4843" calcext:value-type="float">
            <text:p>14.48</text:p>
          </table:table-cell>
          <table:table-cell table:formula="of:=[$'PC Time'.J40]" office:value-type="float" office:value="10.0387" calcext:value-type="float">
            <text:p>10.04</text:p>
          </table:table-cell>
          <table:table-cell table:formula="of:=[$'PC Time'.K40]" office:value-type="float" office:value="0" calcext:value-type="float">
            <text:p>0.00</text:p>
          </table:table-cell>
          <table:table-cell table:formula="of:=[$'PC Time'.L40]" office:value-type="float" office:value="7.48803" calcext:value-type="float">
            <text:p>7.49</text:p>
          </table:table-cell>
          <table:table-cell table:formula="of:=[$'PC Time'.M40]" office:value-type="float" office:value="54.8157" calcext:value-type="float">
            <text:p>54.82</text:p>
          </table:table-cell>
          <table:table-cell table:formula="of:=[$'PC Time'.N40]" office:value-type="float" office:value="13.1733" calcext:value-type="float">
            <text:p>13.17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Time'.I41]" office:value-type="float" office:value="10.819" calcext:value-type="float">
            <text:p>10.82</text:p>
          </table:table-cell>
          <table:table-cell table:formula="of:=[$'ScSp Time'.J41]" office:value-type="float" office:value="13.4987" calcext:value-type="float">
            <text:p>13.50</text:p>
          </table:table-cell>
          <table:table-cell table:formula="of:=[$'ScSp Time'.K41]" office:value-type="float" office:value="11.7584" calcext:value-type="float">
            <text:p>11.76</text:p>
          </table:table-cell>
          <table:table-cell table:formula="of:=[$'ScSp Time'.L41]" office:value-type="float" office:value="6.53591" calcext:value-type="float">
            <text:p>6.54</text:p>
          </table:table-cell>
          <table:table-cell table:formula="of:=[$'ScSp Time'.M41]" office:value-type="float" office:value="33.4186" calcext:value-type="float">
            <text:p>33.42</text:p>
          </table:table-cell>
          <table:table-cell table:formula="of:=[$'ScSp Time'.N41]" office:value-type="float" office:value="23.9694" calcext:value-type="float">
            <text:p>23.97</text:p>
          </table:table-cell>
          <table:table-cell table:formula="of:=[$'McSp Time'.I41]" office:value-type="float" office:value="8.94144" calcext:value-type="float">
            <text:p>8.94</text:p>
          </table:table-cell>
          <table:table-cell table:formula="of:=[$'McSp Time'.J41]" office:value-type="float" office:value="12.828" calcext:value-type="float">
            <text:p>12.83</text:p>
          </table:table-cell>
          <table:table-cell table:formula="of:=[$'McSp Time'.K41]" office:value-type="float" office:value="13.636" calcext:value-type="float">
            <text:p>13.64</text:p>
          </table:table-cell>
          <table:table-cell table:formula="of:=[$'McSp Time'.L41]" office:value-type="float" office:value="6.56683" calcext:value-type="float">
            <text:p>6.57</text:p>
          </table:table-cell>
          <table:table-cell table:formula="of:=[$'McSp Time'.M41]" office:value-type="float" office:value="42.4375" calcext:value-type="float">
            <text:p>42.44</text:p>
          </table:table-cell>
          <table:table-cell table:formula="of:=[$'McSp Time'.N41]" office:value-type="float" office:value="15.5902" calcext:value-type="float">
            <text:p>15.59</text:p>
          </table:table-cell>
          <table:table-cell table:formula="of:=[$'ScMp Time'.I41]" office:value-type="float" office:value="13.7307" calcext:value-type="float">
            <text:p>13.73</text:p>
          </table:table-cell>
          <table:table-cell table:formula="of:=[$'ScMp Time'.J41]" office:value-type="float" office:value="11.6184" calcext:value-type="float">
            <text:p>11.62</text:p>
          </table:table-cell>
          <table:table-cell table:formula="of:=[$'ScMp Time'.K41]" office:value-type="float" office:value="8.84674" calcext:value-type="float">
            <text:p>8.85</text:p>
          </table:table-cell>
          <table:table-cell table:formula="of:=[$'ScMp Time'.L41]" office:value-type="float" office:value="7.32028" calcext:value-type="float">
            <text:p>7.32</text:p>
          </table:table-cell>
          <table:table-cell table:formula="of:=[$'ScMp Time'.M41]" office:value-type="float" office:value="47.3313" calcext:value-type="float">
            <text:p>47.33</text:p>
          </table:table-cell>
          <table:table-cell table:formula="of:=[$'ScMp Time'.N41]" office:value-type="float" office:value="11.1525" calcext:value-type="float">
            <text:p>11.15</text:p>
          </table:table-cell>
          <table:table-cell table:formula="of:=[$'McMp Time'.I41]" office:value-type="float" office:value="10.628" calcext:value-type="float">
            <text:p>10.63</text:p>
          </table:table-cell>
          <table:table-cell table:formula="of:=[$'McMp Time'.J41]" office:value-type="float" office:value="13.372" calcext:value-type="float">
            <text:p>13.37</text:p>
          </table:table-cell>
          <table:table-cell table:formula="of:=[$'McMp Time'.K41]" office:value-type="float" office:value="11.9495" calcext:value-type="float">
            <text:p>11.95</text:p>
          </table:table-cell>
          <table:table-cell table:formula="of:=[$'McMp Time'.L41]" office:value-type="float" office:value="5.62998" calcext:value-type="float">
            <text:p>5.63</text:p>
          </table:table-cell>
          <table:table-cell table:formula="of:=[$'McMp Time'.M41]" office:value-type="float" office:value="47.0784" calcext:value-type="float">
            <text:p>47.08</text:p>
          </table:table-cell>
          <table:table-cell table:formula="of:=[$'McMp Time'.N41]" office:value-type="float" office:value="11.3421" calcext:value-type="float">
            <text:p>11.34</text:p>
          </table:table-cell>
          <table:table-cell table:formula="of:=[$'PC Time'.I41]" office:value-type="float" office:value="22.5775" calcext:value-type="float">
            <text:p>22.58</text:p>
          </table:table-cell>
          <table:table-cell table:formula="of:=[$'PC Time'.J41]" office:value-type="float" office:value="0" calcext:value-type="float">
            <text:p>0.00</text:p>
          </table:table-cell>
          <table:table-cell table:formula="of:=[$'PC Time'.K41]" office:value-type="float" office:value="0" calcext:value-type="float">
            <text:p>0.00</text:p>
          </table:table-cell>
          <table:table-cell table:formula="of:=[$'PC Time'.L41]" office:value-type="float" office:value="10.7808" calcext:value-type="float">
            <text:p>10.78</text:p>
          </table:table-cell>
          <table:table-cell table:formula="of:=[$'PC Time'.M41]" office:value-type="float" office:value="66.6417" calcext:value-type="float">
            <text:p>66.64</text:p>
          </table:table-cell>
          <table:table-cell table:formula="of:=[$'PC Time'.N41]" office:value-type="float" office:value="0" calcext:value-type="float">
            <text:p>0.00</text:p>
          </table:table-cell>
        </table:table-row>
        <table:table-row table:style-name="ro2">
          <table:table-cell table:style-name="ce15"/>
          <table:table-cell table:style-name="ce15" office:value-type="string" calcext:value-type="string" table:number-columns-spanned="6" table:number-rows-spanned="1">
            <text:p>ScSp</text:p>
          </table:table-cell>
          <table:covered-table-cell table:number-columns-repeated="4" table:style-name="ce15"/>
          <table:covered-table-cell table:style-name="Default"/>
          <table:table-cell table:style-name="ce15" office:value-type="string" calcext:value-type="string" table:number-columns-spanned="6" table:number-rows-spanned="1">
            <text:p>McSp</text:p>
          </table:table-cell>
          <table:covered-table-cell table:number-columns-repeated="5" table:style-name="Default"/>
          <table:table-cell table:style-name="ce15" office:value-type="string" calcext:value-type="string" table:number-columns-spanned="6" table:number-rows-spanned="1">
            <text:p>ScMp</text:p>
          </table:table-cell>
          <table:covered-table-cell table:number-columns-repeated="5" table:style-name="Default"/>
          <table:table-cell table:style-name="ce15" office:value-type="string" calcext:value-type="string" table:number-columns-spanned="6" table:number-rows-spanned="1">
            <text:p>McMp</text:p>
          </table:table-cell>
          <table:covered-table-cell table:number-columns-repeated="5" table:style-name="Default"/>
          <table:table-cell table:style-name="ce15" office:value-type="string" calcext:value-type="string" table:number-columns-spanned="6" table:number-rows-spanned="1">
            <text:p>PC</text:p>
          </table:table-cell>
          <table:covered-table-cell table:number-columns-repeated="3" table:style-name="ce15"/>
          <table:covered-table-cell table:number-columns-repeated="2" table:style-name="Default"/>
        </table:table-row>
        <table:table-row table:style-name="ro2">
          <table:table-cell table:style-name="ce102" office:value-type="string" calcext:value-type="string">
            <text:p>Size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</table:table-row>
        <table:table-row table:style-name="ro2">
          <table:table-cell table:style-name="ce103" office:value-type="string" calcext:value-type="string">
            <text:p>5-10</text:p>
          </table:table-cell>
          <table:table-cell table:style-name="ce37" table:formula="of:=AVERAGE([.B3:.B7])" office:value-type="float" office:value="0.767312" calcext:value-type="float">
            <text:p>0.77</text:p>
          </table:table-cell>
          <table:table-cell table:style-name="ce37" table:formula="of:=AVERAGE([.C3:.C7])" office:value-type="float" office:value="6.885194" calcext:value-type="float">
            <text:p>6.89</text:p>
          </table:table-cell>
          <table:table-cell table:style-name="ce37" table:formula="of:=AVERAGE([.D3:.D7])" office:value-type="float" office:value="4.88281" calcext:value-type="float">
            <text:p>4.88</text:p>
          </table:table-cell>
          <table:table-cell table:style-name="ce37" table:formula="of:=AVERAGE([.E3:.E7])" office:value-type="float" office:value="3.02997" calcext:value-type="float">
            <text:p>3.03</text:p>
          </table:table-cell>
          <table:table-cell table:style-name="ce37" table:formula="of:=AVERAGE([.F3:.F7])" office:value-type="float" office:value="33.5667662" calcext:value-type="float">
            <text:p>33.57</text:p>
          </table:table-cell>
          <table:table-cell table:style-name="ce37" table:formula="of:=AVERAGE([.G3:.G7])" office:value-type="float" office:value="50.86794" calcext:value-type="float">
            <text:p>50.87</text:p>
          </table:table-cell>
          <table:table-cell table:style-name="ce37" table:formula="of:=AVERAGE([.H3:.H7])" office:value-type="float" office:value="0.8500366" calcext:value-type="float">
            <text:p>0.85</text:p>
          </table:table-cell>
          <table:table-cell table:style-name="ce37" table:formula="of:=AVERAGE([.I3:.I7])" office:value-type="float" office:value="7.660716" calcext:value-type="float">
            <text:p>7.66</text:p>
          </table:table-cell>
          <table:table-cell table:style-name="ce37" table:formula="of:=AVERAGE([.J3:.J7])" office:value-type="float" office:value="5.887828" calcext:value-type="float">
            <text:p>5.89</text:p>
          </table:table-cell>
          <table:table-cell table:style-name="ce37" table:formula="of:=AVERAGE([.K3:.K7])" office:value-type="float" office:value="3.44031" calcext:value-type="float">
            <text:p>3.44</text:p>
          </table:table-cell>
          <table:table-cell table:style-name="ce37" table:formula="of:=AVERAGE([.L3:.L7])" office:value-type="float" office:value="39.90702" calcext:value-type="float">
            <text:p>39.91</text:p>
          </table:table-cell>
          <table:table-cell table:style-name="ce37" table:formula="of:=AVERAGE([.M3:.M7])" office:value-type="float" office:value="42.25406" calcext:value-type="float">
            <text:p>42.25</text:p>
          </table:table-cell>
          <table:table-cell table:style-name="ce37" table:formula="of:=AVERAGE([.N3:.N7])" office:value-type="float" office:value="1.3064546" calcext:value-type="float">
            <text:p>1.31</text:p>
          </table:table-cell>
          <table:table-cell table:style-name="ce37" table:formula="of:=AVERAGE([.O3:.O7])" office:value-type="float" office:value="11.29364" calcext:value-type="float">
            <text:p>11.29</text:p>
          </table:table-cell>
          <table:table-cell table:style-name="ce37" table:formula="of:=AVERAGE([.P3:.P7])" office:value-type="float" office:value="4.475924" calcext:value-type="float">
            <text:p>4.48</text:p>
          </table:table-cell>
          <table:table-cell table:style-name="ce37" table:formula="of:=AVERAGE([.Q3:.Q7])" office:value-type="float" office:value="2.383472" calcext:value-type="float">
            <text:p>2.38</text:p>
          </table:table-cell>
          <table:table-cell table:style-name="ce37" table:formula="of:=AVERAGE([.R3:.R7])" office:value-type="float" office:value="30.446114" calcext:value-type="float">
            <text:p>30.45</text:p>
          </table:table-cell>
          <table:table-cell table:style-name="ce37" table:formula="of:=AVERAGE([.S3:.S7])" office:value-type="float" office:value="50.09436" calcext:value-type="float">
            <text:p>50.09</text:p>
          </table:table-cell>
          <table:table-cell table:style-name="ce37" table:formula="of:=AVERAGE([.T3:.T7])" office:value-type="float" office:value="1.063166" calcext:value-type="float">
            <text:p>1.06</text:p>
          </table:table-cell>
          <table:table-cell table:style-name="ce37" table:formula="of:=AVERAGE([.U3:.U7])" office:value-type="float" office:value="12.66474" calcext:value-type="float">
            <text:p>12.66</text:p>
          </table:table-cell>
          <table:table-cell table:style-name="ce37" table:formula="of:=AVERAGE([.V3:.V7])" office:value-type="float" office:value="5.238012" calcext:value-type="float">
            <text:p>5.24</text:p>
          </table:table-cell>
          <table:table-cell table:style-name="ce37" table:formula="of:=AVERAGE([.W3:.W7])" office:value-type="float" office:value="2.63469" calcext:value-type="float">
            <text:p>2.63</text:p>
          </table:table-cell>
          <table:table-cell table:style-name="ce37" table:formula="of:=AVERAGE([.X3:.X7])" office:value-type="float" office:value="30.19962" calcext:value-type="float">
            <text:p>30.20</text:p>
          </table:table-cell>
          <table:table-cell table:style-name="ce37" table:formula="of:=AVERAGE([.Y3:.Y7])" office:value-type="float" office:value="48.19976" calcext:value-type="float">
            <text:p>48.20</text:p>
          </table:table-cell>
          <table:table-cell table:style-name="ce37" table:formula="of:=AVERAGE([.Z3:.Z7])" office:value-type="float" office:value="6.198436" calcext:value-type="float">
            <text:p>6.20</text:p>
          </table:table-cell>
          <table:table-cell table:style-name="ce37" table:formula="of:=AVERAGE([.AA3:.AA7])" office:value-type="float" office:value="10.881036" calcext:value-type="float">
            <text:p>10.88</text:p>
          </table:table-cell>
          <table:table-cell table:style-name="ce37" table:formula="of:=AVERAGE([.AB3:.AB7])" office:value-type="float" office:value="0" calcext:value-type="float">
            <text:p>0.00</text:p>
          </table:table-cell>
          <table:table-cell table:style-name="ce37" table:formula="of:=AVERAGE([.AC3:.AC7])" office:value-type="float" office:value="4.56645" calcext:value-type="float">
            <text:p>4.57</text:p>
          </table:table-cell>
          <table:table-cell table:style-name="ce37" table:formula="of:=AVERAGE([.AD3:.AD7])" office:value-type="float" office:value="63.52428" calcext:value-type="float">
            <text:p>63.52</text:p>
          </table:table-cell>
          <table:table-cell table:style-name="ce37" table:formula="of:=AVERAGE([.AE3:.AE7])" office:value-type="float" office:value="14.8298199998044" calcext:value-type="float">
            <text:p>14.83</text:p>
          </table:table-cell>
        </table:table-row>
        <table:table-row table:style-name="ro2">
          <table:table-cell table:style-name="ce103" office:value-type="string" calcext:value-type="string">
            <text:p>10-10</text:p>
          </table:table-cell>
          <table:table-cell table:style-name="ce37" table:formula="of:=AVERAGE([.B8:.B12])" office:value-type="float" office:value="2.205576" calcext:value-type="float">
            <text:p>2.21</text:p>
          </table:table-cell>
          <table:table-cell table:style-name="ce37" table:formula="of:=AVERAGE([.C8:.C12])" office:value-type="float" office:value="13.60738" calcext:value-type="float">
            <text:p>13.61</text:p>
          </table:table-cell>
          <table:table-cell table:style-name="ce37" table:formula="of:=AVERAGE([.D8:.D12])" office:value-type="float" office:value="10.15912" calcext:value-type="float">
            <text:p>10.16</text:p>
          </table:table-cell>
          <table:table-cell table:style-name="ce37" table:formula="of:=AVERAGE([.E8:.E12])" office:value-type="float" office:value="4.22619" calcext:value-type="float">
            <text:p>4.23</text:p>
          </table:table-cell>
          <table:table-cell table:style-name="ce37" table:formula="of:=AVERAGE([.F8:.F12])" office:value-type="float" office:value="16.904825" calcext:value-type="float">
            <text:p>16.90</text:p>
          </table:table-cell>
          <table:table-cell table:style-name="ce37" table:formula="of:=AVERAGE([.G8:.G12])" office:value-type="float" office:value="52.89692" calcext:value-type="float">
            <text:p>52.90</text:p>
          </table:table-cell>
          <table:table-cell table:style-name="ce37" table:formula="of:=AVERAGE([.H8:.H12])" office:value-type="float" office:value="0.8389388" calcext:value-type="float">
            <text:p>0.84</text:p>
          </table:table-cell>
          <table:table-cell table:style-name="ce37" table:formula="of:=AVERAGE([.I8:.I12])" office:value-type="float" office:value="12.087414" calcext:value-type="float">
            <text:p>12.09</text:p>
          </table:table-cell>
          <table:table-cell table:style-name="ce37" table:formula="of:=AVERAGE([.J8:.J12])" office:value-type="float" office:value="9.938916" calcext:value-type="float">
            <text:p>9.94</text:p>
          </table:table-cell>
          <table:table-cell table:style-name="ce37" table:formula="of:=AVERAGE([.K8:.K12])" office:value-type="float" office:value="3.64518" calcext:value-type="float">
            <text:p>3.65</text:p>
          </table:table-cell>
          <table:table-cell table:style-name="ce37" table:formula="of:=AVERAGE([.L8:.L12])" office:value-type="float" office:value="20.489416" calcext:value-type="float">
            <text:p>20.49</text:p>
          </table:table-cell>
          <table:table-cell table:style-name="ce37" table:formula="of:=AVERAGE([.M8:.M12])" office:value-type="float" office:value="53.00016" calcext:value-type="float">
            <text:p>53.00</text:p>
          </table:table-cell>
          <table:table-cell table:style-name="ce37" table:formula="of:=AVERAGE([.N8:.N12])" office:value-type="float" office:value="4.454782" calcext:value-type="float">
            <text:p>4.45</text:p>
          </table:table-cell>
          <table:table-cell table:style-name="ce37" table:formula="of:=AVERAGE([.O8:.O12])" office:value-type="float" office:value="15.84028" calcext:value-type="float">
            <text:p>15.84</text:p>
          </table:table-cell>
          <table:table-cell table:style-name="ce37" table:formula="of:=AVERAGE([.P8:.P12])" office:value-type="float" office:value="8.943684" calcext:value-type="float">
            <text:p>8.94</text:p>
          </table:table-cell>
          <table:table-cell table:style-name="ce37" table:formula="of:=AVERAGE([.Q8:.Q12])" office:value-type="float" office:value="3.34947" calcext:value-type="float">
            <text:p>3.35</text:p>
          </table:table-cell>
          <table:table-cell table:style-name="ce37" table:formula="of:=AVERAGE([.R8:.R12])" office:value-type="float" office:value="38.89908" calcext:value-type="float">
            <text:p>38.90</text:p>
          </table:table-cell>
          <table:table-cell table:style-name="ce37" table:formula="of:=AVERAGE([.S8:.S12])" office:value-type="float" office:value="28.51268" calcext:value-type="float">
            <text:p>28.51</text:p>
          </table:table-cell>
          <table:table-cell table:style-name="ce37" table:formula="of:=AVERAGE([.T8:.T12])" office:value-type="float" office:value="1.709288" calcext:value-type="float">
            <text:p>1.71</text:p>
          </table:table-cell>
          <table:table-cell table:style-name="ce37" table:formula="of:=AVERAGE([.U8:.U12])" office:value-type="float" office:value="13.50876" calcext:value-type="float">
            <text:p>13.51</text:p>
          </table:table-cell>
          <table:table-cell table:style-name="ce37" table:formula="of:=AVERAGE([.V8:.V12])" office:value-type="float" office:value="9.573052" calcext:value-type="float">
            <text:p>9.57</text:p>
          </table:table-cell>
          <table:table-cell table:style-name="ce37" table:formula="of:=AVERAGE([.W8:.W12])" office:value-type="float" office:value="2.262724" calcext:value-type="float">
            <text:p>2.26</text:p>
          </table:table-cell>
          <table:table-cell table:style-name="ce37" table:formula="of:=AVERAGE([.X8:.X12])" office:value-type="float" office:value="38.96818" calcext:value-type="float">
            <text:p>38.97</text:p>
          </table:table-cell>
          <table:table-cell table:style-name="ce37" table:formula="of:=AVERAGE([.Y8:.Y12])" office:value-type="float" office:value="33.97796" calcext:value-type="float">
            <text:p>33.98</text:p>
          </table:table-cell>
          <table:table-cell table:style-name="ce37" table:formula="of:=AVERAGE([.Z8:.Z12])" office:value-type="float" office:value="10.27387" calcext:value-type="float">
            <text:p>10.27</text:p>
          </table:table-cell>
          <table:table-cell table:style-name="ce37" table:formula="of:=AVERAGE([.AA8:.AA12])" office:value-type="float" office:value="5.677416" calcext:value-type="float">
            <text:p>5.68</text:p>
          </table:table-cell>
          <table:table-cell table:style-name="ce37" table:formula="of:=AVERAGE([.AB8:.AB12])" office:value-type="float" office:value="0" calcext:value-type="float">
            <text:p>0.00</text:p>
          </table:table-cell>
          <table:table-cell table:style-name="ce37" table:formula="of:=AVERAGE([.AC8:.AC12])" office:value-type="float" office:value="5.013308" calcext:value-type="float">
            <text:p>5.01</text:p>
          </table:table-cell>
          <table:table-cell table:style-name="ce37" table:formula="of:=AVERAGE([.AD8:.AD12])" office:value-type="float" office:value="70.881" calcext:value-type="float">
            <text:p>70.88</text:p>
          </table:table-cell>
          <table:table-cell table:style-name="ce37" table:formula="of:=AVERAGE([.AE8:.AE12])" office:value-type="float" office:value="8.15444" calcext:value-type="float">
            <text:p>8.15</text:p>
          </table:table-cell>
        </table:table-row>
        <table:table-row table:style-name="ro2">
          <table:table-cell table:style-name="ce103" office:value-type="string" calcext:value-type="string">
            <text:p>10-15</text:p>
          </table:table-cell>
          <table:table-cell table:style-name="ce37" table:formula="of:=AVERAGE([.B13:.B17])" office:value-type="float" office:value="0.990753" calcext:value-type="float">
            <text:p>0.99</text:p>
          </table:table-cell>
          <table:table-cell table:style-name="ce37" table:formula="of:=AVERAGE([.C13:.C17])" office:value-type="float" office:value="13.236502" calcext:value-type="float">
            <text:p>13.24</text:p>
          </table:table-cell>
          <table:table-cell table:style-name="ce37" table:formula="of:=AVERAGE([.D13:.D17])" office:value-type="float" office:value="10.138068" calcext:value-type="float">
            <text:p>10.14</text:p>
          </table:table-cell>
          <table:table-cell table:style-name="ce37" table:formula="of:=AVERAGE([.E13:.E17])" office:value-type="float" office:value="3.45976" calcext:value-type="float">
            <text:p>3.46</text:p>
          </table:table-cell>
          <table:table-cell table:style-name="ce37" table:formula="of:=AVERAGE([.F13:.F17])" office:value-type="float" office:value="24.35882" calcext:value-type="float">
            <text:p>24.36</text:p>
          </table:table-cell>
          <table:table-cell table:style-name="ce37" table:formula="of:=AVERAGE([.G13:.G17])" office:value-type="float" office:value="47.8161" calcext:value-type="float">
            <text:p>47.82</text:p>
          </table:table-cell>
          <table:table-cell table:style-name="ce37" table:formula="of:=AVERAGE([.H13:.H17])" office:value-type="float" office:value="0.593814" calcext:value-type="float">
            <text:p>0.59</text:p>
          </table:table-cell>
          <table:table-cell table:style-name="ce37" table:formula="of:=AVERAGE([.I13:.I17])" office:value-type="float" office:value="14.18282" calcext:value-type="float">
            <text:p>14.18</text:p>
          </table:table-cell>
          <table:table-cell table:style-name="ce37" table:formula="of:=AVERAGE([.J13:.J17])" office:value-type="float" office:value="10.84085" calcext:value-type="float">
            <text:p>10.84</text:p>
          </table:table-cell>
          <table:table-cell table:style-name="ce37" table:formula="of:=AVERAGE([.K13:.K17])" office:value-type="float" office:value="3.815972" calcext:value-type="float">
            <text:p>3.82</text:p>
          </table:table-cell>
          <table:table-cell table:style-name="ce37" table:formula="of:=AVERAGE([.L13:.L17])" office:value-type="float" office:value="13.255874" calcext:value-type="float">
            <text:p>13.26</text:p>
          </table:table-cell>
          <table:table-cell table:style-name="ce37" table:formula="of:=AVERAGE([.M13:.M17])" office:value-type="float" office:value="57.31066" calcext:value-type="float">
            <text:p>57.31</text:p>
          </table:table-cell>
          <table:table-cell table:style-name="ce37" table:formula="of:=AVERAGE([.N13:.N17])" office:value-type="float" office:value="6.34458" calcext:value-type="float">
            <text:p>6.34</text:p>
          </table:table-cell>
          <table:table-cell table:style-name="ce37" table:formula="of:=AVERAGE([.O13:.O17])" office:value-type="float" office:value="22.75904" calcext:value-type="float">
            <text:p>22.76</text:p>
          </table:table-cell>
          <table:table-cell table:style-name="ce37" table:formula="of:=AVERAGE([.P13:.P17])" office:value-type="float" office:value="7.054998" calcext:value-type="float">
            <text:p>7.05</text:p>
          </table:table-cell>
          <table:table-cell table:style-name="ce37" table:formula="of:=AVERAGE([.Q13:.Q17])" office:value-type="float" office:value="4.155472" calcext:value-type="float">
            <text:p>4.16</text:p>
          </table:table-cell>
          <table:table-cell table:style-name="ce37" table:formula="of:=AVERAGE([.R13:.R17])" office:value-type="float" office:value="37.90632" calcext:value-type="float">
            <text:p>37.91</text:p>
          </table:table-cell>
          <table:table-cell table:style-name="ce37" table:formula="of:=AVERAGE([.S13:.S17])" office:value-type="float" office:value="21.7796" calcext:value-type="float">
            <text:p>21.78</text:p>
          </table:table-cell>
          <table:table-cell table:style-name="ce37" table:formula="of:=AVERAGE([.T13:.T17])" office:value-type="float" office:value="2.177268" calcext:value-type="float">
            <text:p>2.18</text:p>
          </table:table-cell>
          <table:table-cell table:style-name="ce37" table:formula="of:=AVERAGE([.U13:.U17])" office:value-type="float" office:value="21.86442" calcext:value-type="float">
            <text:p>21.86</text:p>
          </table:table-cell>
          <table:table-cell table:style-name="ce37" table:formula="of:=AVERAGE([.V13:.V17])" office:value-type="float" office:value="9.90023" calcext:value-type="float">
            <text:p>9.90</text:p>
          </table:table-cell>
          <table:table-cell table:style-name="ce37" table:formula="of:=AVERAGE([.W13:.W17])" office:value-type="float" office:value="1.9897964" calcext:value-type="float">
            <text:p>1.99</text:p>
          </table:table-cell>
          <table:table-cell table:style-name="ce37" table:formula="of:=AVERAGE([.X13:.X17])" office:value-type="float" office:value="32.29924" calcext:value-type="float">
            <text:p>32.30</text:p>
          </table:table-cell>
          <table:table-cell table:style-name="ce37" table:formula="of:=AVERAGE([.Y13:.Y17])" office:value-type="float" office:value="31.769046" calcext:value-type="float">
            <text:p>31.77</text:p>
          </table:table-cell>
          <table:table-cell table:style-name="ce37" table:formula="of:=AVERAGE([.Z13:.Z17])" office:value-type="float" office:value="10.525182" calcext:value-type="float">
            <text:p>10.53</text:p>
          </table:table-cell>
          <table:table-cell table:style-name="ce37" table:formula="of:=AVERAGE([.AA13:.AA17])" office:value-type="float" office:value="9.63116" calcext:value-type="float">
            <text:p>9.63</text:p>
          </table:table-cell>
          <table:table-cell table:style-name="ce37" table:formula="of:=AVERAGE([.AB13:.AB17])" office:value-type="float" office:value="0" calcext:value-type="float">
            <text:p>0.00</text:p>
          </table:table-cell>
          <table:table-cell table:style-name="ce37" table:formula="of:=AVERAGE([.AC13:.AC17])" office:value-type="float" office:value="4.217202" calcext:value-type="float">
            <text:p>4.22</text:p>
          </table:table-cell>
          <table:table-cell table:style-name="ce37" table:formula="of:=AVERAGE([.AD13:.AD17])" office:value-type="float" office:value="66.609" calcext:value-type="float">
            <text:p>66.61</text:p>
          </table:table-cell>
          <table:table-cell table:style-name="ce37" table:formula="of:=AVERAGE([.AE13:.AE17])" office:value-type="float" office:value="9.01746000000003" calcext:value-type="float">
            <text:p>9.02</text:p>
          </table:table-cell>
        </table:table-row>
        <table:table-row table:style-name="ro2">
          <table:table-cell table:style-name="ce103" office:value-type="string" calcext:value-type="string">
            <text:p>15-5</text:p>
          </table:table-cell>
          <table:table-cell table:style-name="ce37" table:formula="of:=AVERAGE([.B18:.B22])" office:value-type="float" office:value="10.532892" calcext:value-type="float">
            <text:p>10.53</text:p>
          </table:table-cell>
          <table:table-cell table:style-name="ce37" table:formula="of:=AVERAGE([.C18:.C22])" office:value-type="float" office:value="4.3212" calcext:value-type="float">
            <text:p>4.32</text:p>
          </table:table-cell>
          <table:table-cell table:style-name="ce37" table:formula="of:=AVERAGE([.D18:.D22])" office:value-type="float" office:value="3.667982" calcext:value-type="float">
            <text:p>3.67</text:p>
          </table:table-cell>
          <table:table-cell table:style-name="ce37" table:formula="of:=AVERAGE([.E18:.E22])" office:value-type="float" office:value="4.0506" calcext:value-type="float">
            <text:p>4.05</text:p>
          </table:table-cell>
          <table:table-cell table:style-name="ce37" table:formula="of:=AVERAGE([.F18:.F22])" office:value-type="float" office:value="48.98384" calcext:value-type="float">
            <text:p>48.98</text:p>
          </table:table-cell>
          <table:table-cell table:style-name="ce37" table:formula="of:=AVERAGE([.G18:.G22])" office:value-type="float" office:value="28.4435" calcext:value-type="float">
            <text:p>28.44</text:p>
          </table:table-cell>
          <table:table-cell table:style-name="ce37" table:formula="of:=AVERAGE([.H18:.H22])" office:value-type="float" office:value="7.324648" calcext:value-type="float">
            <text:p>7.32</text:p>
          </table:table-cell>
          <table:table-cell table:style-name="ce37" table:formula="of:=AVERAGE([.I18:.I22])" office:value-type="float" office:value="5.196118" calcext:value-type="float">
            <text:p>5.20</text:p>
          </table:table-cell>
          <table:table-cell table:style-name="ce37" table:formula="of:=AVERAGE([.J18:.J22])" office:value-type="float" office:value="7.263544" calcext:value-type="float">
            <text:p>7.26</text:p>
          </table:table-cell>
          <table:table-cell table:style-name="ce37" table:formula="of:=AVERAGE([.K18:.K22])" office:value-type="float" office:value="3.131802" calcext:value-type="float">
            <text:p>3.13</text:p>
          </table:table-cell>
          <table:table-cell table:style-name="ce37" table:formula="of:=AVERAGE([.L18:.L22])" office:value-type="float" office:value="61.1385" calcext:value-type="float">
            <text:p>61.14</text:p>
          </table:table-cell>
          <table:table-cell table:style-name="ce37" table:formula="of:=AVERAGE([.M18:.M22])" office:value-type="float" office:value="15.945368" calcext:value-type="float">
            <text:p>15.95</text:p>
          </table:table-cell>
          <table:table-cell table:style-name="ce37" table:formula="of:=AVERAGE([.N18:.N22])" office:value-type="float" office:value="11.339484" calcext:value-type="float">
            <text:p>11.34</text:p>
          </table:table-cell>
          <table:table-cell table:style-name="ce37" table:formula="of:=AVERAGE([.O18:.O22])" office:value-type="float" office:value="4.89848" calcext:value-type="float">
            <text:p>4.90</text:p>
          </table:table-cell>
          <table:table-cell table:style-name="ce37" table:formula="of:=AVERAGE([.P18:.P22])" office:value-type="float" office:value="3.727976" calcext:value-type="float">
            <text:p>3.73</text:p>
          </table:table-cell>
          <table:table-cell table:style-name="ce37" table:formula="of:=AVERAGE([.Q18:.Q22])" office:value-type="float" office:value="3.652336" calcext:value-type="float">
            <text:p>3.65</text:p>
          </table:table-cell>
          <table:table-cell table:style-name="ce37" table:formula="of:=AVERAGE([.R18:.R22])" office:value-type="float" office:value="65.56386" calcext:value-type="float">
            <text:p>65.56</text:p>
          </table:table-cell>
          <table:table-cell table:style-name="ce37" table:formula="of:=AVERAGE([.S18:.S22])" office:value-type="float" office:value="10.81785" calcext:value-type="float">
            <text:p>10.82</text:p>
          </table:table-cell>
          <table:table-cell table:style-name="ce37" table:formula="of:=AVERAGE([.T18:.T22])" office:value-type="float" office:value="6.52231" calcext:value-type="float">
            <text:p>6.52</text:p>
          </table:table-cell>
          <table:table-cell table:style-name="ce37" table:formula="of:=AVERAGE([.U18:.U22])" office:value-type="float" office:value="5.161696" calcext:value-type="float">
            <text:p>5.16</text:p>
          </table:table-cell>
          <table:table-cell table:style-name="ce37" table:formula="of:=AVERAGE([.V18:.V22])" office:value-type="float" office:value="6.937138" calcext:value-type="float">
            <text:p>6.94</text:p>
          </table:table-cell>
          <table:table-cell table:style-name="ce37" table:formula="of:=AVERAGE([.W18:.W22])" office:value-type="float" office:value="2.71077" calcext:value-type="float">
            <text:p>2.71</text:p>
          </table:table-cell>
          <table:table-cell table:style-name="ce37" table:formula="of:=AVERAGE([.X18:.X22])" office:value-type="float" office:value="67.19524" calcext:value-type="float">
            <text:p>67.20</text:p>
          </table:table-cell>
          <table:table-cell table:style-name="ce37" table:formula="of:=AVERAGE([.Y18:.Y22])" office:value-type="float" office:value="11.472856" calcext:value-type="float">
            <text:p>11.47</text:p>
          </table:table-cell>
          <table:table-cell table:style-name="ce37" table:formula="of:=AVERAGE([.Z18:.Z22])" office:value-type="float" office:value="11.792902" calcext:value-type="float">
            <text:p>11.79</text:p>
          </table:table-cell>
          <table:table-cell table:style-name="ce37" table:formula="of:=AVERAGE([.AA18:.AA22])" office:value-type="float" office:value="1.443682" calcext:value-type="float">
            <text:p>1.44</text:p>
          </table:table-cell>
          <table:table-cell table:style-name="ce37" table:formula="of:=AVERAGE([.AB18:.AB22])" office:value-type="float" office:value="0" calcext:value-type="float">
            <text:p>0.00</text:p>
          </table:table-cell>
          <table:table-cell table:style-name="ce37" table:formula="of:=AVERAGE([.AC18:.AC22])" office:value-type="float" office:value="3.882434" calcext:value-type="float">
            <text:p>3.88</text:p>
          </table:table-cell>
          <table:table-cell table:style-name="ce37" table:formula="of:=AVERAGE([.AD18:.AD22])" office:value-type="float" office:value="76.59148" calcext:value-type="float">
            <text:p>76.59</text:p>
          </table:table-cell>
          <table:table-cell table:style-name="ce37" table:formula="of:=AVERAGE([.AE18:.AE22])" office:value-type="float" office:value="6.28950000000001" calcext:value-type="float">
            <text:p>6.29</text:p>
          </table:table-cell>
        </table:table-row>
        <table:table-row table:style-name="ro2">
          <table:table-cell table:style-name="ce103" office:value-type="string" calcext:value-type="string">
            <text:p>15-10</text:p>
          </table:table-cell>
          <table:table-cell table:style-name="ce37" table:formula="of:=AVERAGE([.B23:.B27])" office:value-type="float" office:value="8.041152" calcext:value-type="float">
            <text:p>8.04</text:p>
          </table:table-cell>
          <table:table-cell table:style-name="ce37" table:formula="of:=AVERAGE([.C23:.C27])" office:value-type="float" office:value="13.47952" calcext:value-type="float">
            <text:p>13.48</text:p>
          </table:table-cell>
          <table:table-cell table:style-name="ce37" table:formula="of:=AVERAGE([.D23:.D27])" office:value-type="float" office:value="9.697372" calcext:value-type="float">
            <text:p>9.70</text:p>
          </table:table-cell>
          <table:table-cell table:style-name="ce37" table:formula="of:=AVERAGE([.E23:.E27])" office:value-type="float" office:value="5.769662" calcext:value-type="float">
            <text:p>5.77</text:p>
          </table:table-cell>
          <table:table-cell table:style-name="ce37" table:formula="of:=AVERAGE([.F23:.F27])" office:value-type="float" office:value="24.27864" calcext:value-type="float">
            <text:p>24.28</text:p>
          </table:table-cell>
          <table:table-cell table:style-name="ce37" table:formula="of:=AVERAGE([.G23:.G27])" office:value-type="float" office:value="38.73366" calcext:value-type="float">
            <text:p>38.73</text:p>
          </table:table-cell>
          <table:table-cell table:style-name="ce37" table:formula="of:=AVERAGE([.H23:.H27])" office:value-type="float" office:value="4.456518" calcext:value-type="float">
            <text:p>4.46</text:p>
          </table:table-cell>
          <table:table-cell table:style-name="ce37" table:formula="of:=AVERAGE([.I23:.I27])" office:value-type="float" office:value="12.33702" calcext:value-type="float">
            <text:p>12.34</text:p>
          </table:table-cell>
          <table:table-cell table:style-name="ce37" table:formula="of:=AVERAGE([.J23:.J27])" office:value-type="float" office:value="11.833532" calcext:value-type="float">
            <text:p>11.83</text:p>
          </table:table-cell>
          <table:table-cell table:style-name="ce37" table:formula="of:=AVERAGE([.K23:.K27])" office:value-type="float" office:value="5.179776" calcext:value-type="float">
            <text:p>5.18</text:p>
          </table:table-cell>
          <table:table-cell table:style-name="ce37" table:formula="of:=AVERAGE([.L23:.L27])" office:value-type="float" office:value="27.74168" calcext:value-type="float">
            <text:p>27.74</text:p>
          </table:table-cell>
          <table:table-cell table:style-name="ce37" table:formula="of:=AVERAGE([.M23:.M27])" office:value-type="float" office:value="38.4515" calcext:value-type="float">
            <text:p>38.45</text:p>
          </table:table-cell>
          <table:table-cell table:style-name="ce37" table:formula="of:=AVERAGE([.N23:.N27])" office:value-type="float" office:value="8.758314" calcext:value-type="float">
            <text:p>8.76</text:p>
          </table:table-cell>
          <table:table-cell table:style-name="ce37" table:formula="of:=AVERAGE([.O23:.O27])" office:value-type="float" office:value="14.3559" calcext:value-type="float">
            <text:p>14.36</text:p>
          </table:table-cell>
          <table:table-cell table:style-name="ce37" table:formula="of:=AVERAGE([.P23:.P27])" office:value-type="float" office:value="9.048876" calcext:value-type="float">
            <text:p>9.05</text:p>
          </table:table-cell>
          <table:table-cell table:style-name="ce37" table:formula="of:=AVERAGE([.Q23:.Q27])" office:value-type="float" office:value="4.652752" calcext:value-type="float">
            <text:p>4.65</text:p>
          </table:table-cell>
          <table:table-cell table:style-name="ce37" table:formula="of:=AVERAGE([.R23:.R27])" office:value-type="float" office:value="45.52156" calcext:value-type="float">
            <text:p>45.52</text:p>
          </table:table-cell>
          <table:table-cell table:style-name="ce37" table:formula="of:=AVERAGE([.S23:.S27])" office:value-type="float" office:value="17.662622" calcext:value-type="float">
            <text:p>17.66</text:p>
          </table:table-cell>
          <table:table-cell table:style-name="ce37" table:formula="of:=AVERAGE([.T23:.T27])" office:value-type="float" office:value="4.59371" calcext:value-type="float">
            <text:p>4.59</text:p>
          </table:table-cell>
          <table:table-cell table:style-name="ce37" table:formula="of:=AVERAGE([.U23:.U27])" office:value-type="float" office:value="14.37508" calcext:value-type="float">
            <text:p>14.38</text:p>
          </table:table-cell>
          <table:table-cell table:style-name="ce37" table:formula="of:=AVERAGE([.V23:.V27])" office:value-type="float" office:value="12.634692" calcext:value-type="float">
            <text:p>12.63</text:p>
          </table:table-cell>
          <table:table-cell table:style-name="ce37" table:formula="of:=AVERAGE([.W23:.W27])" office:value-type="float" office:value="3.190848" calcext:value-type="float">
            <text:p>3.19</text:p>
          </table:table-cell>
          <table:table-cell table:style-name="ce37" table:formula="of:=AVERAGE([.X23:.X27])" office:value-type="float" office:value="48.19278" calcext:value-type="float">
            <text:p>48.19</text:p>
          </table:table-cell>
          <table:table-cell table:style-name="ce37" table:formula="of:=AVERAGE([.Y23:.Y27])" office:value-type="float" office:value="17.0129" calcext:value-type="float">
            <text:p>17.01</text:p>
          </table:table-cell>
          <table:table-cell table:style-name="ce37" table:formula="of:=AVERAGE([.Z23:.Z27])" office:value-type="float" office:value="15.31176" calcext:value-type="float">
            <text:p>15.31</text:p>
          </table:table-cell>
          <table:table-cell table:style-name="ce37" table:formula="of:=AVERAGE([.AA23:.AA27])" office:value-type="float" office:value="1.599702" calcext:value-type="float">
            <text:p>1.60</text:p>
          </table:table-cell>
          <table:table-cell table:style-name="ce37" table:formula="of:=AVERAGE([.AB23:.AB27])" office:value-type="float" office:value="0" calcext:value-type="float">
            <text:p>0.00</text:p>
          </table:table-cell>
          <table:table-cell table:style-name="ce37" table:formula="of:=AVERAGE([.AC23:.AC27])" office:value-type="float" office:value="6.863978" calcext:value-type="float">
            <text:p>6.86</text:p>
          </table:table-cell>
          <table:table-cell table:style-name="ce37" table:formula="of:=AVERAGE([.AD23:.AD27])" office:value-type="float" office:value="72.40614" calcext:value-type="float">
            <text:p>72.41</text:p>
          </table:table-cell>
          <table:table-cell table:style-name="ce37" table:formula="of:=AVERAGE([.AE23:.AE27])" office:value-type="float" office:value="3.8184" calcext:value-type="float">
            <text:p>3.82</text:p>
          </table:table-cell>
        </table:table-row>
        <table:table-row table:style-name="ro2">
          <table:table-cell table:style-name="ce104" office:value-type="string" calcext:value-type="string">
            <text:p>15-15</text:p>
          </table:table-cell>
          <table:table-cell table:style-name="ce37" table:formula="of:=AVERAGE([.B28:.B32])" office:value-type="float" office:value="3.5619" calcext:value-type="float">
            <text:p>3.56</text:p>
          </table:table-cell>
          <table:table-cell table:style-name="ce37" table:formula="of:=AVERAGE([.C28:.C32])" office:value-type="float" office:value="13.56402" calcext:value-type="float">
            <text:p>13.56</text:p>
          </table:table-cell>
          <table:table-cell table:style-name="ce37" table:formula="of:=AVERAGE([.D28:.D32])" office:value-type="float" office:value="11.222022" calcext:value-type="float">
            <text:p>11.22</text:p>
          </table:table-cell>
          <table:table-cell table:style-name="ce37" table:formula="of:=AVERAGE([.E28:.E32])" office:value-type="float" office:value="5.18862" calcext:value-type="float">
            <text:p>5.19</text:p>
          </table:table-cell>
          <table:table-cell table:style-name="ce37" table:formula="of:=AVERAGE([.F28:.F32])" office:value-type="float" office:value="15.4547494" calcext:value-type="float">
            <text:p>15.45</text:p>
          </table:table-cell>
          <table:table-cell table:style-name="ce37" table:formula="of:=AVERAGE([.G28:.G32])" office:value-type="float" office:value="51.00868" calcext:value-type="float">
            <text:p>51.01</text:p>
          </table:table-cell>
          <table:table-cell table:style-name="ce37" table:formula="of:=AVERAGE([.H28:.H32])" office:value-type="float" office:value="1.4964696" calcext:value-type="float">
            <text:p>1.50</text:p>
          </table:table-cell>
          <table:table-cell table:style-name="ce37" table:formula="of:=AVERAGE([.I28:.I32])" office:value-type="float" office:value="14.32888" calcext:value-type="float">
            <text:p>14.33</text:p>
          </table:table-cell>
          <table:table-cell table:style-name="ce37" table:formula="of:=AVERAGE([.J28:.J32])" office:value-type="float" office:value="13.089218" calcext:value-type="float">
            <text:p>13.09</text:p>
          </table:table-cell>
          <table:table-cell table:style-name="ce37" table:formula="of:=AVERAGE([.K28:.K32])" office:value-type="float" office:value="4.288674" calcext:value-type="float">
            <text:p>4.29</text:p>
          </table:table-cell>
          <table:table-cell table:style-name="ce37" table:formula="of:=AVERAGE([.L28:.L32])" office:value-type="float" office:value="15.406388" calcext:value-type="float">
            <text:p>15.41</text:p>
          </table:table-cell>
          <table:table-cell table:style-name="ce37" table:formula="of:=AVERAGE([.M28:.M32])" office:value-type="float" office:value="51.39038" calcext:value-type="float">
            <text:p>51.39</text:p>
          </table:table-cell>
          <table:table-cell table:style-name="ce37" table:formula="of:=AVERAGE([.N28:.N32])" office:value-type="float" office:value="8.624866" calcext:value-type="float">
            <text:p>8.62</text:p>
          </table:table-cell>
          <table:table-cell table:style-name="ce37" table:formula="of:=AVERAGE([.O28:.O32])" office:value-type="float" office:value="16.229822" calcext:value-type="float">
            <text:p>16.23</text:p>
          </table:table-cell>
          <table:table-cell table:style-name="ce37" table:formula="of:=AVERAGE([.P28:.P32])" office:value-type="float" office:value="6.819654" calcext:value-type="float">
            <text:p>6.82</text:p>
          </table:table-cell>
          <table:table-cell table:style-name="ce37" table:formula="of:=AVERAGE([.Q28:.Q32])" office:value-type="float" office:value="3.751706" calcext:value-type="float">
            <text:p>3.75</text:p>
          </table:table-cell>
          <table:table-cell table:style-name="ce37" table:formula="of:=AVERAGE([.R28:.R32])" office:value-type="float" office:value="46.78896" calcext:value-type="float">
            <text:p>46.79</text:p>
          </table:table-cell>
          <table:table-cell table:style-name="ce37" table:formula="of:=AVERAGE([.S28:.S32])" office:value-type="float" office:value="17.785" calcext:value-type="float">
            <text:p>17.79</text:p>
          </table:table-cell>
          <table:table-cell table:style-name="ce37" table:formula="of:=AVERAGE([.T28:.T32])" office:value-type="float" office:value="3.674592" calcext:value-type="float">
            <text:p>3.67</text:p>
          </table:table-cell>
          <table:table-cell table:style-name="ce37" table:formula="of:=AVERAGE([.U28:.U32])" office:value-type="float" office:value="15.55294" calcext:value-type="float">
            <text:p>15.55</text:p>
          </table:table-cell>
          <table:table-cell table:style-name="ce37" table:formula="of:=AVERAGE([.V28:.V32])" office:value-type="float" office:value="10.750822" calcext:value-type="float">
            <text:p>10.75</text:p>
          </table:table-cell>
          <table:table-cell table:style-name="ce37" table:formula="of:=AVERAGE([.W28:.W32])" office:value-type="float" office:value="2.378398" calcext:value-type="float">
            <text:p>2.38</text:p>
          </table:table-cell>
          <table:table-cell table:style-name="ce37" table:formula="of:=AVERAGE([.X28:.X32])" office:value-type="float" office:value="39.97376" calcext:value-type="float">
            <text:p>39.97</text:p>
          </table:table-cell>
          <table:table-cell table:style-name="ce37" table:formula="of:=AVERAGE([.Y28:.Y32])" office:value-type="float" office:value="27.66946" calcext:value-type="float">
            <text:p>27.67</text:p>
          </table:table-cell>
          <table:table-cell table:style-name="ce37" table:formula="of:=AVERAGE([.Z28:.Z32])" office:value-type="float" office:value="12.77654" calcext:value-type="float">
            <text:p>12.78</text:p>
          </table:table-cell>
          <table:table-cell table:style-name="ce37" table:formula="of:=AVERAGE([.AA28:.AA32])" office:value-type="float" office:value="3.136636" calcext:value-type="float">
            <text:p>3.14</text:p>
          </table:table-cell>
          <table:table-cell table:style-name="ce37" table:formula="of:=AVERAGE([.AB28:.AB32])" office:value-type="float" office:value="0" calcext:value-type="float">
            <text:p>0.00</text:p>
          </table:table-cell>
          <table:table-cell table:style-name="ce37" table:formula="of:=AVERAGE([.AC28:.AC32])" office:value-type="float" office:value="4.42044" calcext:value-type="float">
            <text:p>4.42</text:p>
          </table:table-cell>
          <table:table-cell table:style-name="ce37" table:formula="of:=AVERAGE([.AD28:.AD32])" office:value-type="float" office:value="74.015" calcext:value-type="float">
            <text:p>74.02</text:p>
          </table:table-cell>
          <table:table-cell table:style-name="ce37" table:formula="of:=AVERAGE([.AE28:.AE32])" office:value-type="float" office:value="5.65138" calcext:value-type="float">
            <text:p>5.65</text:p>
          </table:table-cell>
        </table:table-row>
        <table:table-row table:style-name="ro2">
          <table:table-cell table:style-name="ce88" office:value-type="string" calcext:value-type="string">
            <text:p>20-5</text:p>
          </table:table-cell>
          <table:table-cell table:style-name="ce37" table:formula="of:=AVERAGE([.B33:.B37])" office:value-type="float" office:value="13.01102" calcext:value-type="float">
            <text:p>13.01</text:p>
          </table:table-cell>
          <table:table-cell table:style-name="ce37" table:formula="of:=AVERAGE([.C33:.C37])" office:value-type="float" office:value="4.360172" calcext:value-type="float">
            <text:p>4.36</text:p>
          </table:table-cell>
          <table:table-cell table:style-name="ce37" table:formula="of:=AVERAGE([.D33:.D37])" office:value-type="float" office:value="3.876292" calcext:value-type="float">
            <text:p>3.88</text:p>
          </table:table-cell>
          <table:table-cell table:style-name="ce37" table:formula="of:=AVERAGE([.E33:.E37])" office:value-type="float" office:value="5.46863" calcext:value-type="float">
            <text:p>5.47</text:p>
          </table:table-cell>
          <table:table-cell table:style-name="ce37" table:formula="of:=AVERAGE([.F33:.F37])" office:value-type="float" office:value="59.26796" calcext:value-type="float">
            <text:p>59.27</text:p>
          </table:table-cell>
          <table:table-cell table:style-name="ce37" table:formula="of:=AVERAGE([.G33:.G37])" office:value-type="float" office:value="14.0159" calcext:value-type="float">
            <text:p>14.02</text:p>
          </table:table-cell>
          <table:table-cell table:style-name="ce37" table:formula="of:=AVERAGE([.H33:.H37])" office:value-type="float" office:value="9.684558" calcext:value-type="float">
            <text:p>9.68</text:p>
          </table:table-cell>
          <table:table-cell table:style-name="ce37" table:formula="of:=AVERAGE([.I33:.I37])" office:value-type="float" office:value="4.313084" calcext:value-type="float">
            <text:p>4.31</text:p>
          </table:table-cell>
          <table:table-cell table:style-name="ce37" table:formula="of:=AVERAGE([.J33:.J37])" office:value-type="float" office:value="6.025638" calcext:value-type="float">
            <text:p>6.03</text:p>
          </table:table-cell>
          <table:table-cell table:style-name="ce37" table:formula="of:=AVERAGE([.K33:.K37])" office:value-type="float" office:value="4.79333" calcext:value-type="float">
            <text:p>4.79</text:p>
          </table:table-cell>
          <table:table-cell table:style-name="ce37" table:formula="of:=AVERAGE([.L33:.L37])" office:value-type="float" office:value="57.65718" calcext:value-type="float">
            <text:p>57.66</text:p>
          </table:table-cell>
          <table:table-cell table:style-name="ce37" table:formula="of:=AVERAGE([.M33:.M37])" office:value-type="float" office:value="17.5262" calcext:value-type="float">
            <text:p>17.53</text:p>
          </table:table-cell>
          <table:table-cell table:style-name="ce37" table:formula="of:=AVERAGE([.N33:.N37])" office:value-type="float" office:value="11.890828" calcext:value-type="float">
            <text:p>11.89</text:p>
          </table:table-cell>
          <table:table-cell table:style-name="ce37" table:formula="of:=AVERAGE([.O33:.O37])" office:value-type="float" office:value="4.111472" calcext:value-type="float">
            <text:p>4.11</text:p>
          </table:table-cell>
          <table:table-cell table:style-name="ce37" table:formula="of:=AVERAGE([.P33:.P37])" office:value-type="float" office:value="3.412384" calcext:value-type="float">
            <text:p>3.41</text:p>
          </table:table-cell>
          <table:table-cell table:style-name="ce37" table:formula="of:=AVERAGE([.Q33:.Q37])" office:value-type="float" office:value="4.869566" calcext:value-type="float">
            <text:p>4.87</text:p>
          </table:table-cell>
          <table:table-cell table:style-name="ce37" table:formula="of:=AVERAGE([.R33:.R37])" office:value-type="float" office:value="61.13996" calcext:value-type="float">
            <text:p>61.14</text:p>
          </table:table-cell>
          <table:table-cell table:style-name="ce37" table:formula="of:=AVERAGE([.S33:.S37])" office:value-type="float" office:value="14.575822" calcext:value-type="float">
            <text:p>14.58</text:p>
          </table:table-cell>
          <table:table-cell table:style-name="ce37" table:formula="of:=AVERAGE([.T33:.T37])" office:value-type="float" office:value="9.632284" calcext:value-type="float">
            <text:p>9.63</text:p>
          </table:table-cell>
          <table:table-cell table:style-name="ce37" table:formula="of:=AVERAGE([.U33:.U37])" office:value-type="float" office:value="4.746824" calcext:value-type="float">
            <text:p>4.75</text:p>
          </table:table-cell>
          <table:table-cell table:style-name="ce37" table:formula="of:=AVERAGE([.V33:.V37])" office:value-type="float" office:value="6.762758" calcext:value-type="float">
            <text:p>6.76</text:p>
          </table:table-cell>
          <table:table-cell table:style-name="ce37" table:formula="of:=AVERAGE([.W33:.W37])" office:value-type="float" office:value="4.734576" calcext:value-type="float">
            <text:p>4.73</text:p>
          </table:table-cell>
          <table:table-cell table:style-name="ce37" table:formula="of:=AVERAGE([.X33:.X37])" office:value-type="float" office:value="59.90128" calcext:value-type="float">
            <text:p>59.90</text:p>
          </table:table-cell>
          <table:table-cell table:style-name="ce37" table:formula="of:=AVERAGE([.Y33:.Y37])" office:value-type="float" office:value="14.222278" calcext:value-type="float">
            <text:p>14.22</text:p>
          </table:table-cell>
          <table:table-cell table:style-name="ce37" table:formula="of:=AVERAGE([.Z33:.Z37])" office:value-type="float" office:value="14.13558" calcext:value-type="float">
            <text:p>14.14</text:p>
          </table:table-cell>
          <table:table-cell table:style-name="ce37" table:formula="of:=AVERAGE([.AA33:.AA37])" office:value-type="float" office:value="1.222564" calcext:value-type="float">
            <text:p>1.22</text:p>
          </table:table-cell>
          <table:table-cell table:style-name="ce37" table:formula="of:=AVERAGE([.AB33:.AB37])" office:value-type="float" office:value="0" calcext:value-type="float">
            <text:p>0.00</text:p>
          </table:table-cell>
          <table:table-cell table:style-name="ce37" table:formula="of:=AVERAGE([.AC33:.AC37])" office:value-type="float" office:value="5.69819" calcext:value-type="float">
            <text:p>5.70</text:p>
          </table:table-cell>
          <table:table-cell table:style-name="ce37" table:formula="of:=AVERAGE([.AD33:.AD37])" office:value-type="float" office:value="72.62494" calcext:value-type="float">
            <text:p>72.62</text:p>
          </table:table-cell>
          <table:table-cell table:style-name="ce37" table:formula="of:=AVERAGE([.AE33:.AE37])" office:value-type="float" office:value="6.31873999999999" calcext:value-type="float">
            <text:p>6.32</text:p>
          </table:table-cell>
        </table:table-row>
        <table:table-row table:style-name="ro2">
          <table:table-cell table:style-name="ce88" office:value-type="string" calcext:value-type="string">
            <text:p>20-10</text:p>
          </table:table-cell>
          <table:table-cell table:style-name="ce37" table:formula="of:=AVERAGE([.B38:.B42])" office:value-type="float" office:value="9.67377" calcext:value-type="float">
            <text:p>9.67</text:p>
          </table:table-cell>
          <table:table-cell table:style-name="ce37" table:formula="of:=AVERAGE([.C38:.C42])" office:value-type="float" office:value="9.386916" calcext:value-type="float">
            <text:p>9.39</text:p>
          </table:table-cell>
          <table:table-cell table:style-name="ce37" table:formula="of:=AVERAGE([.D38:.D42])" office:value-type="float" office:value="7.671442" calcext:value-type="float">
            <text:p>7.67</text:p>
          </table:table-cell>
          <table:table-cell table:style-name="ce37" table:formula="of:=AVERAGE([.E38:.E42])" office:value-type="float" office:value="5.09434" calcext:value-type="float">
            <text:p>5.09</text:p>
          </table:table-cell>
          <table:table-cell table:style-name="ce37" table:formula="of:=AVERAGE([.F38:.F42])" office:value-type="float" office:value="46.47252" calcext:value-type="float">
            <text:p>46.47</text:p>
          </table:table-cell>
          <table:table-cell table:style-name="ce37" table:formula="of:=AVERAGE([.G38:.G42])" office:value-type="float" office:value="21.70102" calcext:value-type="float">
            <text:p>21.70</text:p>
          </table:table-cell>
          <table:table-cell table:style-name="ce37" table:formula="of:=AVERAGE([.H38:.H42])" office:value-type="float" office:value="6.055036" calcext:value-type="float">
            <text:p>6.06</text:p>
          </table:table-cell>
          <table:table-cell table:style-name="ce37" table:formula="of:=AVERAGE([.I38:.I42])" office:value-type="float" office:value="10.033816" calcext:value-type="float">
            <text:p>10.03</text:p>
          </table:table-cell>
          <table:table-cell table:style-name="ce37" table:formula="of:=AVERAGE([.J38:.J42])" office:value-type="float" office:value="12.29385" calcext:value-type="float">
            <text:p>12.29</text:p>
          </table:table-cell>
          <table:table-cell table:style-name="ce37" table:formula="of:=AVERAGE([.K38:.K42])" office:value-type="float" office:value="4.487774" calcext:value-type="float">
            <text:p>4.49</text:p>
          </table:table-cell>
          <table:table-cell table:style-name="ce37" table:formula="of:=AVERAGE([.L38:.L42])" office:value-type="float" office:value="47.97226" calcext:value-type="float">
            <text:p>47.97</text:p>
          </table:table-cell>
          <table:table-cell table:style-name="ce37" table:formula="of:=AVERAGE([.M38:.M42])" office:value-type="float" office:value="19.157266" calcext:value-type="float">
            <text:p>19.16</text:p>
          </table:table-cell>
          <table:table-cell table:style-name="ce37" table:formula="of:=AVERAGE([.N38:.N42])" office:value-type="float" office:value="12.300514" calcext:value-type="float">
            <text:p>12.30</text:p>
          </table:table-cell>
          <table:table-cell table:style-name="ce37" table:formula="of:=AVERAGE([.O38:.O42])" office:value-type="float" office:value="11.33849" calcext:value-type="float">
            <text:p>11.34</text:p>
          </table:table-cell>
          <table:table-cell table:style-name="ce37" table:formula="of:=AVERAGE([.P38:.P42])" office:value-type="float" office:value="7.502782" calcext:value-type="float">
            <text:p>7.50</text:p>
          </table:table-cell>
          <table:table-cell table:style-name="ce37" table:formula="of:=AVERAGE([.Q38:.Q42])" office:value-type="float" office:value="5.171764" calcext:value-type="float">
            <text:p>5.17</text:p>
          </table:table-cell>
          <table:table-cell table:style-name="ce37" table:formula="of:=AVERAGE([.R38:.R42])" office:value-type="float" office:value="52.06252" calcext:value-type="float">
            <text:p>52.06</text:p>
          </table:table-cell>
          <table:table-cell table:style-name="ce37" table:formula="of:=AVERAGE([.S38:.S42])" office:value-type="float" office:value="11.623892" calcext:value-type="float">
            <text:p>11.62</text:p>
          </table:table-cell>
          <table:table-cell table:style-name="ce37" table:formula="of:=AVERAGE([.T38:.T42])" office:value-type="float" office:value="7.70838" calcext:value-type="float">
            <text:p>7.71</text:p>
          </table:table-cell>
          <table:table-cell table:style-name="ce37" table:formula="of:=AVERAGE([.U38:.U42])" office:value-type="float" office:value="11.590392" calcext:value-type="float">
            <text:p>11.59</text:p>
          </table:table-cell>
          <table:table-cell table:style-name="ce37" table:formula="of:=AVERAGE([.V38:.V42])" office:value-type="float" office:value="10.867334" calcext:value-type="float">
            <text:p>10.87</text:p>
          </table:table-cell>
          <table:table-cell table:style-name="ce37" table:formula="of:=AVERAGE([.W38:.W42])" office:value-type="float" office:value="3.538776" calcext:value-type="float">
            <text:p>3.54</text:p>
          </table:table-cell>
          <table:table-cell table:style-name="ce37" table:formula="of:=AVERAGE([.X38:.X42])" office:value-type="float" office:value="44.12936" calcext:value-type="float">
            <text:p>44.13</text:p>
          </table:table-cell>
          <table:table-cell table:style-name="ce37" table:formula="of:=AVERAGE([.Y38:.Y42])" office:value-type="float" office:value="22.165758" calcext:value-type="float">
            <text:p>22.17</text:p>
          </table:table-cell>
          <table:table-cell table:style-name="ce37" table:formula="of:=AVERAGE([.Z38:.Z42])" office:value-type="float" office:value="15.86658" calcext:value-type="float">
            <text:p>15.87</text:p>
          </table:table-cell>
          <table:table-cell table:style-name="ce37" table:formula="of:=AVERAGE([.AA38:.AA42])" office:value-type="float" office:value="3.982664" calcext:value-type="float">
            <text:p>3.98</text:p>
          </table:table-cell>
          <table:table-cell table:style-name="ce37" table:formula="of:=AVERAGE([.AB38:.AB42])" office:value-type="float" office:value="0" calcext:value-type="float">
            <text:p>0.00</text:p>
          </table:table-cell>
          <table:table-cell table:style-name="ce37" table:formula="of:=AVERAGE([.AC38:.AC42])" office:value-type="float" office:value="6.136078" calcext:value-type="float">
            <text:p>6.14</text:p>
          </table:table-cell>
          <table:table-cell table:style-name="ce37" table:formula="of:=AVERAGE([.AD38:.AD42])" office:value-type="float" office:value="65.45854" calcext:value-type="float">
            <text:p>65.46</text:p>
          </table:table-cell>
          <table:table-cell table:style-name="ce37" table:formula="of:=AVERAGE([.AE38:.AE42])" office:value-type="float" office:value="8.55614" calcext:value-type="float">
            <text:p>8.56</text:p>
          </table:table-cell>
        </table:table-row>
      </table:table>
      <table:table table:name="Compare Dist" table:style-name="ta6">
        <office:forms form:automatic-focus="false" form:apply-design-mode="false"/>
        <table:table-column table:style-name="co23" table:default-cell-style-name="Default"/>
        <table:table-column table:style-name="co24" table:default-cell-style-name="ce91"/>
        <table:table-column table:style-name="co29" table:default-cell-style-name="ce91"/>
        <table:table-column table:style-name="co27" table:default-cell-style-name="ce91"/>
        <table:table-column table:style-name="co24" table:number-columns-repeated="6" table:default-cell-style-name="ce91"/>
        <table:table-column table:style-name="co29" table:default-cell-style-name="ce91"/>
        <table:table-column table:style-name="co27" table:default-cell-style-name="ce91"/>
        <table:table-column table:style-name="co24" table:number-columns-repeated="5" table:default-cell-style-name="ce91"/>
        <table:table-row table:style-name="ro2">
          <table:table-cell table:style-name="ce15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4" table:number-rows-spanned="1">
            <text:p>ScSp</text:p>
          </table:table-cell>
          <table:covered-table-cell table:number-columns-repeated="3" table:style-name="ce15"/>
          <table:table-cell table:style-name="ce21" office:value-type="string" calcext:value-type="string" table:number-columns-spanned="4" table:number-rows-spanned="1">
            <text:p>McSp</text:p>
          </table:table-cell>
          <table:covered-table-cell table:number-columns-repeated="3" table:style-name="ce21"/>
          <table:table-cell table:style-name="ce15" office:value-type="string" calcext:value-type="string" table:number-columns-spanned="4" table:number-rows-spanned="1">
            <text:p>ScMp</text:p>
          </table:table-cell>
          <table:covered-table-cell table:number-columns-repeated="3" table:style-name="ce15"/>
          <table:table-cell table:style-name="ce15" office:value-type="string" calcext:value-type="string" table:number-columns-spanned="4" table:number-rows-spanned="1">
            <text:p>McMp</text:p>
          </table:table-cell>
          <table:covered-table-cell table:number-columns-repeated="3" table:style-name="ce15"/>
        </table:table-row>
        <table:table-row table:style-name="ro1">
          <table:covered-table-cell table:style-name="ce15"/>
          <table:table-cell table:style-name="ce85" office:value-type="string" calcext:value-type="string">
            <text:p>c(%)</text:p>
          </table:table-cell>
          <table:table-cell table:style-name="ce85" office:value-type="string" calcext:value-type="string">
            <text:p>p(%)</text:p>
          </table:table-cell>
          <table:table-cell table:style-name="ce85" office:value-type="string" calcext:value-type="string">
            <text:p>b(%)</text:p>
          </table:table-cell>
          <table:table-cell table:style-name="ce85"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Dist'.G2]" office:value-type="float" office:value="0" calcext:value-type="float">
            <text:p>0.00</text:p>
          </table:table-cell>
          <table:table-cell table:formula="of:=[$'ScSp Dist'.H2]" office:value-type="float" office:value="0" calcext:value-type="float">
            <text:p>0.00</text:p>
          </table:table-cell>
          <table:table-cell table:formula="of:=[$'ScSp Dist'.I2]" office:value-type="float" office:value="0" calcext:value-type="float">
            <text:p>0.00</text:p>
          </table:table-cell>
          <table:table-cell table:formula="of:=[$'ScSp Dist'.J2]" office:value-type="float" office:value="0" calcext:value-type="float">
            <text:p>0.00</text:p>
          </table:table-cell>
          <table:table-cell table:formula="of:=[$'McSp Dist'.G2]" office:value-type="float" office:value="0" calcext:value-type="float">
            <text:p>0.00</text:p>
          </table:table-cell>
          <table:table-cell table:formula="of:=[$'McSp Dist'.H2]" office:value-type="float" office:value="0" calcext:value-type="float">
            <text:p>0.00</text:p>
          </table:table-cell>
          <table:table-cell table:formula="of:=[$'McSp Dist'.I2]" office:value-type="float" office:value="0" calcext:value-type="float">
            <text:p>0.00</text:p>
          </table:table-cell>
          <table:table-cell table:formula="of:=[$'McSp Dist'.J2]" office:value-type="float" office:value="0" calcext:value-type="float">
            <text:p>0.00</text:p>
          </table:table-cell>
          <table:table-cell table:formula="of:=[$'ScMp Dist'.G2]" office:value-type="float" office:value="0" calcext:value-type="float">
            <text:p>0.00</text:p>
          </table:table-cell>
          <table:table-cell table:formula="of:=[$'ScMp Dist'.H2]" office:value-type="float" office:value="0" calcext:value-type="float">
            <text:p>0.00</text:p>
          </table:table-cell>
          <table:table-cell table:formula="of:=[$'ScMp Dist'.I2]" office:value-type="float" office:value="0" calcext:value-type="float">
            <text:p>0.00</text:p>
          </table:table-cell>
          <table:table-cell table:formula="of:=[$'ScMp Dist'.J2]" office:value-type="float" office:value="0" calcext:value-type="float">
            <text:p>0.00</text:p>
          </table:table-cell>
          <table:table-cell table:formula="of:=[$'McMp Dist'.G2]" office:value-type="float" office:value="0" calcext:value-type="float">
            <text:p>0.00</text:p>
          </table:table-cell>
          <table:table-cell table:formula="of:=[$'McMp Dist'.H2]" office:value-type="float" office:value="0" calcext:value-type="float">
            <text:p>0.00</text:p>
          </table:table-cell>
          <table:table-cell table:formula="of:=[$'McMp Dist'.I2]" office:value-type="float" office:value="0" calcext:value-type="float">
            <text:p>0.00</text:p>
          </table:table-cell>
          <table:table-cell table:formula="of:=[$'McMp Dist'.J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Dist'.G3]" office:value-type="float" office:value="0" calcext:value-type="float">
            <text:p>0.00</text:p>
          </table:table-cell>
          <table:table-cell table:formula="of:=[$'ScSp Dist'.H3]" office:value-type="float" office:value="0" calcext:value-type="float">
            <text:p>0.00</text:p>
          </table:table-cell>
          <table:table-cell table:formula="of:=[$'ScSp Dist'.I3]" office:value-type="float" office:value="0" calcext:value-type="float">
            <text:p>0.00</text:p>
          </table:table-cell>
          <table:table-cell table:formula="of:=[$'ScSp Dist'.J3]" office:value-type="float" office:value="0" calcext:value-type="float">
            <text:p>0.00</text:p>
          </table:table-cell>
          <table:table-cell table:formula="of:=[$'McSp Dist'.G3]" office:value-type="float" office:value="0" calcext:value-type="float">
            <text:p>0.00</text:p>
          </table:table-cell>
          <table:table-cell table:formula="of:=[$'McSp Dist'.H3]" office:value-type="float" office:value="0" calcext:value-type="float">
            <text:p>0.00</text:p>
          </table:table-cell>
          <table:table-cell table:formula="of:=[$'McSp Dist'.I3]" office:value-type="float" office:value="0" calcext:value-type="float">
            <text:p>0.00</text:p>
          </table:table-cell>
          <table:table-cell table:formula="of:=[$'McSp Dist'.J3]" office:value-type="float" office:value="0" calcext:value-type="float">
            <text:p>0.00</text:p>
          </table:table-cell>
          <table:table-cell table:formula="of:=[$'ScMp Dist'.G3]" office:value-type="float" office:value="0" calcext:value-type="float">
            <text:p>0.00</text:p>
          </table:table-cell>
          <table:table-cell table:formula="of:=[$'ScMp Dist'.H3]" office:value-type="float" office:value="0" calcext:value-type="float">
            <text:p>0.00</text:p>
          </table:table-cell>
          <table:table-cell table:formula="of:=[$'ScMp Dist'.I3]" office:value-type="float" office:value="0" calcext:value-type="float">
            <text:p>0.00</text:p>
          </table:table-cell>
          <table:table-cell table:formula="of:=[$'ScMp Dist'.J3]" office:value-type="float" office:value="0" calcext:value-type="float">
            <text:p>0.00</text:p>
          </table:table-cell>
          <table:table-cell table:formula="of:=[$'McMp Dist'.G3]" office:value-type="float" office:value="0" calcext:value-type="float">
            <text:p>0.00</text:p>
          </table:table-cell>
          <table:table-cell table:formula="of:=[$'McMp Dist'.H3]" office:value-type="float" office:value="0" calcext:value-type="float">
            <text:p>0.00</text:p>
          </table:table-cell>
          <table:table-cell table:formula="of:=[$'McMp Dist'.I3]" office:value-type="float" office:value="0" calcext:value-type="float">
            <text:p>0.00</text:p>
          </table:table-cell>
          <table:table-cell table:formula="of:=[$'McMp Dist'.J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Dist'.G4]" office:value-type="float" office:value="0" calcext:value-type="float">
            <text:p>0.00</text:p>
          </table:table-cell>
          <table:table-cell table:formula="of:=[$'ScSp Dist'.H4]" office:value-type="float" office:value="0" calcext:value-type="float">
            <text:p>0.00</text:p>
          </table:table-cell>
          <table:table-cell table:formula="of:=[$'ScSp Dist'.I4]" office:value-type="float" office:value="0" calcext:value-type="float">
            <text:p>0.00</text:p>
          </table:table-cell>
          <table:table-cell table:formula="of:=[$'ScSp Dist'.J4]" office:value-type="float" office:value="0" calcext:value-type="float">
            <text:p>0.00</text:p>
          </table:table-cell>
          <table:table-cell table:formula="of:=[$'McSp Dist'.G4]" office:value-type="float" office:value="0" calcext:value-type="float">
            <text:p>0.00</text:p>
          </table:table-cell>
          <table:table-cell table:formula="of:=[$'McSp Dist'.H4]" office:value-type="float" office:value="0" calcext:value-type="float">
            <text:p>0.00</text:p>
          </table:table-cell>
          <table:table-cell table:formula="of:=[$'McSp Dist'.I4]" office:value-type="float" office:value="0" calcext:value-type="float">
            <text:p>0.00</text:p>
          </table:table-cell>
          <table:table-cell table:formula="of:=[$'McSp Dist'.J4]" office:value-type="float" office:value="0" calcext:value-type="float">
            <text:p>0.00</text:p>
          </table:table-cell>
          <table:table-cell table:formula="of:=[$'ScMp Dist'.G4]" office:value-type="float" office:value="0" calcext:value-type="float">
            <text:p>0.00</text:p>
          </table:table-cell>
          <table:table-cell table:formula="of:=[$'ScMp Dist'.H4]" office:value-type="float" office:value="0" calcext:value-type="float">
            <text:p>0.00</text:p>
          </table:table-cell>
          <table:table-cell table:formula="of:=[$'ScMp Dist'.I4]" office:value-type="float" office:value="0" calcext:value-type="float">
            <text:p>0.00</text:p>
          </table:table-cell>
          <table:table-cell table:formula="of:=[$'ScMp Dist'.J4]" office:value-type="float" office:value="0" calcext:value-type="float">
            <text:p>0.00</text:p>
          </table:table-cell>
          <table:table-cell table:formula="of:=[$'McMp Dist'.G4]" office:value-type="float" office:value="0" calcext:value-type="float">
            <text:p>0.00</text:p>
          </table:table-cell>
          <table:table-cell table:formula="of:=[$'McMp Dist'.H4]" office:value-type="float" office:value="0" calcext:value-type="float">
            <text:p>0.00</text:p>
          </table:table-cell>
          <table:table-cell table:formula="of:=[$'McMp Dist'.I4]" office:value-type="float" office:value="0" calcext:value-type="float">
            <text:p>0.00</text:p>
          </table:table-cell>
          <table:table-cell table:formula="of:=[$'McMp Dist'.J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Dist'.G5]" office:value-type="float" office:value="0" calcext:value-type="float">
            <text:p>0.00</text:p>
          </table:table-cell>
          <table:table-cell table:formula="of:=[$'ScSp Dist'.H5]" office:value-type="float" office:value="0" calcext:value-type="float">
            <text:p>0.00</text:p>
          </table:table-cell>
          <table:table-cell table:formula="of:=[$'ScSp Dist'.I5]" office:value-type="float" office:value="0" calcext:value-type="float">
            <text:p>0.00</text:p>
          </table:table-cell>
          <table:table-cell table:formula="of:=[$'ScSp Dist'.J5]" office:value-type="float" office:value="0" calcext:value-type="float">
            <text:p>0.00</text:p>
          </table:table-cell>
          <table:table-cell table:formula="of:=[$'McSp Dist'.G5]" office:value-type="float" office:value="0" calcext:value-type="float">
            <text:p>0.00</text:p>
          </table:table-cell>
          <table:table-cell table:formula="of:=[$'McSp Dist'.H5]" office:value-type="float" office:value="0" calcext:value-type="float">
            <text:p>0.00</text:p>
          </table:table-cell>
          <table:table-cell table:formula="of:=[$'McSp Dist'.I5]" office:value-type="float" office:value="0" calcext:value-type="float">
            <text:p>0.00</text:p>
          </table:table-cell>
          <table:table-cell table:formula="of:=[$'McSp Dist'.J5]" office:value-type="float" office:value="0" calcext:value-type="float">
            <text:p>0.00</text:p>
          </table:table-cell>
          <table:table-cell table:formula="of:=[$'ScMp Dist'.G5]" office:value-type="float" office:value="0" calcext:value-type="float">
            <text:p>0.00</text:p>
          </table:table-cell>
          <table:table-cell table:formula="of:=[$'ScMp Dist'.H5]" office:value-type="float" office:value="0" calcext:value-type="float">
            <text:p>0.00</text:p>
          </table:table-cell>
          <table:table-cell table:formula="of:=[$'ScMp Dist'.I5]" office:value-type="float" office:value="0" calcext:value-type="float">
            <text:p>0.00</text:p>
          </table:table-cell>
          <table:table-cell table:formula="of:=[$'ScMp Dist'.J5]" office:value-type="float" office:value="0" calcext:value-type="float">
            <text:p>0.00</text:p>
          </table:table-cell>
          <table:table-cell table:formula="of:=[$'McMp Dist'.G5]" office:value-type="float" office:value="0" calcext:value-type="float">
            <text:p>0.00</text:p>
          </table:table-cell>
          <table:table-cell table:formula="of:=[$'McMp Dist'.H5]" office:value-type="float" office:value="0" calcext:value-type="float">
            <text:p>0.00</text:p>
          </table:table-cell>
          <table:table-cell table:formula="of:=[$'McMp Dist'.I5]" office:value-type="float" office:value="0" calcext:value-type="float">
            <text:p>0.00</text:p>
          </table:table-cell>
          <table:table-cell table:formula="of:=[$'McMp Dist'.J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Dist'.G6]" office:value-type="float" office:value="0" calcext:value-type="float">
            <text:p>0.00</text:p>
          </table:table-cell>
          <table:table-cell table:formula="of:=[$'ScSp Dist'.H6]" office:value-type="float" office:value="0" calcext:value-type="float">
            <text:p>0.00</text:p>
          </table:table-cell>
          <table:table-cell table:formula="of:=[$'ScSp Dist'.I6]" office:value-type="float" office:value="0" calcext:value-type="float">
            <text:p>0.00</text:p>
          </table:table-cell>
          <table:table-cell table:formula="of:=[$'ScSp Dist'.J6]" office:value-type="float" office:value="0" calcext:value-type="float">
            <text:p>0.00</text:p>
          </table:table-cell>
          <table:table-cell table:formula="of:=[$'McSp Dist'.G6]" office:value-type="float" office:value="0" calcext:value-type="float">
            <text:p>0.00</text:p>
          </table:table-cell>
          <table:table-cell table:formula="of:=[$'McSp Dist'.H6]" office:value-type="float" office:value="0" calcext:value-type="float">
            <text:p>0.00</text:p>
          </table:table-cell>
          <table:table-cell table:formula="of:=[$'McSp Dist'.I6]" office:value-type="float" office:value="0" calcext:value-type="float">
            <text:p>0.00</text:p>
          </table:table-cell>
          <table:table-cell table:formula="of:=[$'McSp Dist'.J6]" office:value-type="float" office:value="0" calcext:value-type="float">
            <text:p>0.00</text:p>
          </table:table-cell>
          <table:table-cell table:formula="of:=[$'ScMp Dist'.G6]" office:value-type="float" office:value="0" calcext:value-type="float">
            <text:p>0.00</text:p>
          </table:table-cell>
          <table:table-cell table:formula="of:=[$'ScMp Dist'.H6]" office:value-type="float" office:value="0" calcext:value-type="float">
            <text:p>0.00</text:p>
          </table:table-cell>
          <table:table-cell table:formula="of:=[$'ScMp Dist'.I6]" office:value-type="float" office:value="0" calcext:value-type="float">
            <text:p>0.00</text:p>
          </table:table-cell>
          <table:table-cell table:formula="of:=[$'ScMp Dist'.J6]" office:value-type="float" office:value="0" calcext:value-type="float">
            <text:p>0.00</text:p>
          </table:table-cell>
          <table:table-cell table:formula="of:=[$'McMp Dist'.G6]" office:value-type="float" office:value="0" calcext:value-type="float">
            <text:p>0.00</text:p>
          </table:table-cell>
          <table:table-cell table:formula="of:=[$'McMp Dist'.H6]" office:value-type="float" office:value="0" calcext:value-type="float">
            <text:p>0.00</text:p>
          </table:table-cell>
          <table:table-cell table:formula="of:=[$'McMp Dist'.I6]" office:value-type="float" office:value="0" calcext:value-type="float">
            <text:p>0.00</text:p>
          </table:table-cell>
          <table:table-cell table:formula="of:=[$'McMp Dist'.J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Dist'.G7]" office:value-type="float" office:value="0" calcext:value-type="float">
            <text:p>0.00</text:p>
          </table:table-cell>
          <table:table-cell table:formula="of:=[$'ScSp Dist'.H7]" office:value-type="float" office:value="0" calcext:value-type="float">
            <text:p>0.00</text:p>
          </table:table-cell>
          <table:table-cell table:formula="of:=[$'ScSp Dist'.I7]" office:value-type="float" office:value="0" calcext:value-type="float">
            <text:p>0.00</text:p>
          </table:table-cell>
          <table:table-cell table:formula="of:=[$'ScSp Dist'.J7]" office:value-type="float" office:value="0" calcext:value-type="float">
            <text:p>0.00</text:p>
          </table:table-cell>
          <table:table-cell table:formula="of:=[$'McSp Dist'.G7]" office:value-type="float" office:value="0" calcext:value-type="float">
            <text:p>0.00</text:p>
          </table:table-cell>
          <table:table-cell table:formula="of:=[$'McSp Dist'.H7]" office:value-type="float" office:value="0" calcext:value-type="float">
            <text:p>0.00</text:p>
          </table:table-cell>
          <table:table-cell table:formula="of:=[$'McSp Dist'.I7]" office:value-type="float" office:value="0" calcext:value-type="float">
            <text:p>0.00</text:p>
          </table:table-cell>
          <table:table-cell table:formula="of:=[$'McSp Dist'.J7]" office:value-type="float" office:value="0" calcext:value-type="float">
            <text:p>0.00</text:p>
          </table:table-cell>
          <table:table-cell table:formula="of:=[$'ScMp Dist'.G7]" office:value-type="float" office:value="0" calcext:value-type="float">
            <text:p>0.00</text:p>
          </table:table-cell>
          <table:table-cell table:formula="of:=[$'ScMp Dist'.H7]" office:value-type="float" office:value="0" calcext:value-type="float">
            <text:p>0.00</text:p>
          </table:table-cell>
          <table:table-cell table:formula="of:=[$'ScMp Dist'.I7]" office:value-type="float" office:value="0" calcext:value-type="float">
            <text:p>0.00</text:p>
          </table:table-cell>
          <table:table-cell table:formula="of:=[$'ScMp Dist'.J7]" office:value-type="float" office:value="0" calcext:value-type="float">
            <text:p>0.00</text:p>
          </table:table-cell>
          <table:table-cell table:formula="of:=[$'McMp Dist'.G7]" office:value-type="float" office:value="0" calcext:value-type="float">
            <text:p>0.00</text:p>
          </table:table-cell>
          <table:table-cell table:formula="of:=[$'McMp Dist'.H7]" office:value-type="float" office:value="0" calcext:value-type="float">
            <text:p>0.00</text:p>
          </table:table-cell>
          <table:table-cell table:formula="of:=[$'McMp Dist'.I7]" office:value-type="float" office:value="0" calcext:value-type="float">
            <text:p>0.00</text:p>
          </table:table-cell>
          <table:table-cell table:formula="of:=[$'McMp Dist'.J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Dist'.G8]" office:value-type="float" office:value="0" calcext:value-type="float">
            <text:p>0.00</text:p>
          </table:table-cell>
          <table:table-cell table:formula="of:=[$'ScSp Dist'.H8]" office:value-type="float" office:value="0" calcext:value-type="float">
            <text:p>0.00</text:p>
          </table:table-cell>
          <table:table-cell table:formula="of:=[$'ScSp Dist'.I8]" office:value-type="float" office:value="0" calcext:value-type="float">
            <text:p>0.00</text:p>
          </table:table-cell>
          <table:table-cell table:formula="of:=[$'ScSp Dist'.J8]" office:value-type="float" office:value="0" calcext:value-type="float">
            <text:p>0.00</text:p>
          </table:table-cell>
          <table:table-cell table:formula="of:=[$'McSp Dist'.G8]" office:value-type="float" office:value="0" calcext:value-type="float">
            <text:p>0.00</text:p>
          </table:table-cell>
          <table:table-cell table:formula="of:=[$'McSp Dist'.H8]" office:value-type="float" office:value="0" calcext:value-type="float">
            <text:p>0.00</text:p>
          </table:table-cell>
          <table:table-cell table:formula="of:=[$'McSp Dist'.I8]" office:value-type="float" office:value="0" calcext:value-type="float">
            <text:p>0.00</text:p>
          </table:table-cell>
          <table:table-cell table:formula="of:=[$'McSp Dist'.J8]" office:value-type="float" office:value="0" calcext:value-type="float">
            <text:p>0.00</text:p>
          </table:table-cell>
          <table:table-cell table:formula="of:=[$'ScMp Dist'.G8]" office:value-type="float" office:value="0" calcext:value-type="float">
            <text:p>0.00</text:p>
          </table:table-cell>
          <table:table-cell table:formula="of:=[$'ScMp Dist'.H8]" office:value-type="float" office:value="0" calcext:value-type="float">
            <text:p>0.00</text:p>
          </table:table-cell>
          <table:table-cell table:formula="of:=[$'ScMp Dist'.I8]" office:value-type="float" office:value="0" calcext:value-type="float">
            <text:p>0.00</text:p>
          </table:table-cell>
          <table:table-cell table:formula="of:=[$'ScMp Dist'.J8]" office:value-type="float" office:value="0" calcext:value-type="float">
            <text:p>0.00</text:p>
          </table:table-cell>
          <table:table-cell table:formula="of:=[$'McMp Dist'.G8]" office:value-type="float" office:value="0" calcext:value-type="float">
            <text:p>0.00</text:p>
          </table:table-cell>
          <table:table-cell table:formula="of:=[$'McMp Dist'.H8]" office:value-type="float" office:value="0" calcext:value-type="float">
            <text:p>0.00</text:p>
          </table:table-cell>
          <table:table-cell table:formula="of:=[$'McMp Dist'.I8]" office:value-type="float" office:value="0" calcext:value-type="float">
            <text:p>0.00</text:p>
          </table:table-cell>
          <table:table-cell table:formula="of:=[$'McMp Dist'.J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Dist'.G9]" office:value-type="float" office:value="0" calcext:value-type="float">
            <text:p>0.00</text:p>
          </table:table-cell>
          <table:table-cell table:formula="of:=[$'ScSp Dist'.H9]" office:value-type="float" office:value="0" calcext:value-type="float">
            <text:p>0.00</text:p>
          </table:table-cell>
          <table:table-cell table:formula="of:=[$'ScSp Dist'.I9]" office:value-type="float" office:value="0" calcext:value-type="float">
            <text:p>0.00</text:p>
          </table:table-cell>
          <table:table-cell table:formula="of:=[$'ScSp Dist'.J9]" office:value-type="float" office:value="0" calcext:value-type="float">
            <text:p>0.00</text:p>
          </table:table-cell>
          <table:table-cell table:formula="of:=[$'McSp Dist'.G9]" office:value-type="float" office:value="0" calcext:value-type="float">
            <text:p>0.00</text:p>
          </table:table-cell>
          <table:table-cell table:formula="of:=[$'McSp Dist'.H9]" office:value-type="float" office:value="0" calcext:value-type="float">
            <text:p>0.00</text:p>
          </table:table-cell>
          <table:table-cell table:formula="of:=[$'McSp Dist'.I9]" office:value-type="float" office:value="0" calcext:value-type="float">
            <text:p>0.00</text:p>
          </table:table-cell>
          <table:table-cell table:formula="of:=[$'McSp Dist'.J9]" office:value-type="float" office:value="0" calcext:value-type="float">
            <text:p>0.00</text:p>
          </table:table-cell>
          <table:table-cell table:formula="of:=[$'ScMp Dist'.G9]" office:value-type="float" office:value="0" calcext:value-type="float">
            <text:p>0.00</text:p>
          </table:table-cell>
          <table:table-cell table:formula="of:=[$'ScMp Dist'.H9]" office:value-type="float" office:value="0" calcext:value-type="float">
            <text:p>0.00</text:p>
          </table:table-cell>
          <table:table-cell table:formula="of:=[$'ScMp Dist'.I9]" office:value-type="float" office:value="0" calcext:value-type="float">
            <text:p>0.00</text:p>
          </table:table-cell>
          <table:table-cell table:formula="of:=[$'ScMp Dist'.J9]" office:value-type="float" office:value="0" calcext:value-type="float">
            <text:p>0.00</text:p>
          </table:table-cell>
          <table:table-cell table:formula="of:=[$'McMp Dist'.G9]" office:value-type="float" office:value="0" calcext:value-type="float">
            <text:p>0.00</text:p>
          </table:table-cell>
          <table:table-cell table:formula="of:=[$'McMp Dist'.H9]" office:value-type="float" office:value="0" calcext:value-type="float">
            <text:p>0.00</text:p>
          </table:table-cell>
          <table:table-cell table:formula="of:=[$'McMp Dist'.I9]" office:value-type="float" office:value="0" calcext:value-type="float">
            <text:p>0.00</text:p>
          </table:table-cell>
          <table:table-cell table:formula="of:=[$'McMp Dist'.J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Dist'.G10]" office:value-type="float" office:value="0" calcext:value-type="float">
            <text:p>0.00</text:p>
          </table:table-cell>
          <table:table-cell table:formula="of:=[$'ScSp Dist'.H10]" office:value-type="float" office:value="0" calcext:value-type="float">
            <text:p>0.00</text:p>
          </table:table-cell>
          <table:table-cell table:formula="of:=[$'ScSp Dist'.I10]" office:value-type="float" office:value="0" calcext:value-type="float">
            <text:p>0.00</text:p>
          </table:table-cell>
          <table:table-cell table:formula="of:=[$'ScSp Dist'.J10]" office:value-type="float" office:value="0" calcext:value-type="float">
            <text:p>0.00</text:p>
          </table:table-cell>
          <table:table-cell table:formula="of:=[$'McSp Dist'.G10]" office:value-type="float" office:value="0" calcext:value-type="float">
            <text:p>0.00</text:p>
          </table:table-cell>
          <table:table-cell table:formula="of:=[$'McSp Dist'.H10]" office:value-type="float" office:value="0" calcext:value-type="float">
            <text:p>0.00</text:p>
          </table:table-cell>
          <table:table-cell table:formula="of:=[$'McSp Dist'.I10]" office:value-type="float" office:value="0" calcext:value-type="float">
            <text:p>0.00</text:p>
          </table:table-cell>
          <table:table-cell table:formula="of:=[$'McSp Dist'.J10]" office:value-type="float" office:value="0" calcext:value-type="float">
            <text:p>0.00</text:p>
          </table:table-cell>
          <table:table-cell table:formula="of:=[$'ScMp Dist'.G10]" office:value-type="float" office:value="0" calcext:value-type="float">
            <text:p>0.00</text:p>
          </table:table-cell>
          <table:table-cell table:formula="of:=[$'ScMp Dist'.H10]" office:value-type="float" office:value="0" calcext:value-type="float">
            <text:p>0.00</text:p>
          </table:table-cell>
          <table:table-cell table:formula="of:=[$'ScMp Dist'.I10]" office:value-type="float" office:value="0" calcext:value-type="float">
            <text:p>0.00</text:p>
          </table:table-cell>
          <table:table-cell table:formula="of:=[$'ScMp Dist'.J10]" office:value-type="float" office:value="0" calcext:value-type="float">
            <text:p>0.00</text:p>
          </table:table-cell>
          <table:table-cell table:formula="of:=[$'McMp Dist'.G10]" office:value-type="float" office:value="0" calcext:value-type="float">
            <text:p>0.00</text:p>
          </table:table-cell>
          <table:table-cell table:formula="of:=[$'McMp Dist'.H10]" office:value-type="float" office:value="0" calcext:value-type="float">
            <text:p>0.00</text:p>
          </table:table-cell>
          <table:table-cell table:formula="of:=[$'McMp Dist'.I10]" office:value-type="float" office:value="0" calcext:value-type="float">
            <text:p>0.00</text:p>
          </table:table-cell>
          <table:table-cell table:formula="of:=[$'McMp Dist'.J1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Dist'.G11]" office:value-type="float" office:value="0" calcext:value-type="float">
            <text:p>0.00</text:p>
          </table:table-cell>
          <table:table-cell table:formula="of:=[$'ScSp Dist'.H11]" office:value-type="float" office:value="0" calcext:value-type="float">
            <text:p>0.00</text:p>
          </table:table-cell>
          <table:table-cell table:formula="of:=[$'ScSp Dist'.I11]" office:value-type="float" office:value="0" calcext:value-type="float">
            <text:p>0.00</text:p>
          </table:table-cell>
          <table:table-cell table:formula="of:=[$'ScSp Dist'.J11]" office:value-type="float" office:value="0" calcext:value-type="float">
            <text:p>0.00</text:p>
          </table:table-cell>
          <table:table-cell table:formula="of:=[$'McSp Dist'.G11]" office:value-type="float" office:value="0" calcext:value-type="float">
            <text:p>0.00</text:p>
          </table:table-cell>
          <table:table-cell table:formula="of:=[$'McSp Dist'.H11]" office:value-type="float" office:value="0" calcext:value-type="float">
            <text:p>0.00</text:p>
          </table:table-cell>
          <table:table-cell table:formula="of:=[$'McSp Dist'.I11]" office:value-type="float" office:value="0" calcext:value-type="float">
            <text:p>0.00</text:p>
          </table:table-cell>
          <table:table-cell table:formula="of:=[$'McSp Dist'.J11]" office:value-type="float" office:value="0" calcext:value-type="float">
            <text:p>0.00</text:p>
          </table:table-cell>
          <table:table-cell table:formula="of:=[$'ScMp Dist'.G11]" office:value-type="float" office:value="0" calcext:value-type="float">
            <text:p>0.00</text:p>
          </table:table-cell>
          <table:table-cell table:formula="of:=[$'ScMp Dist'.H11]" office:value-type="float" office:value="0" calcext:value-type="float">
            <text:p>0.00</text:p>
          </table:table-cell>
          <table:table-cell table:formula="of:=[$'ScMp Dist'.I11]" office:value-type="float" office:value="0" calcext:value-type="float">
            <text:p>0.00</text:p>
          </table:table-cell>
          <table:table-cell table:formula="of:=[$'ScMp Dist'.J11]" office:value-type="float" office:value="0" calcext:value-type="float">
            <text:p>0.00</text:p>
          </table:table-cell>
          <table:table-cell table:formula="of:=[$'McMp Dist'.G11]" office:value-type="float" office:value="0" calcext:value-type="float">
            <text:p>0.00</text:p>
          </table:table-cell>
          <table:table-cell table:formula="of:=[$'McMp Dist'.H11]" office:value-type="float" office:value="0" calcext:value-type="float">
            <text:p>0.00</text:p>
          </table:table-cell>
          <table:table-cell table:formula="of:=[$'McMp Dist'.I11]" office:value-type="float" office:value="0" calcext:value-type="float">
            <text:p>0.00</text:p>
          </table:table-cell>
          <table:table-cell table:formula="of:=[$'McMp Dist'.J1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Dist'.G12]" office:value-type="float" office:value="0" calcext:value-type="float">
            <text:p>0.00</text:p>
          </table:table-cell>
          <table:table-cell table:formula="of:=[$'ScSp Dist'.H12]" office:value-type="float" office:value="0" calcext:value-type="float">
            <text:p>0.00</text:p>
          </table:table-cell>
          <table:table-cell table:formula="of:=[$'ScSp Dist'.I12]" office:value-type="float" office:value="0" calcext:value-type="float">
            <text:p>0.00</text:p>
          </table:table-cell>
          <table:table-cell table:formula="of:=[$'ScSp Dist'.J12]" office:value-type="float" office:value="0" calcext:value-type="float">
            <text:p>0.00</text:p>
          </table:table-cell>
          <table:table-cell table:formula="of:=[$'McSp Dist'.G12]" office:value-type="float" office:value="0" calcext:value-type="float">
            <text:p>0.00</text:p>
          </table:table-cell>
          <table:table-cell table:formula="of:=[$'McSp Dist'.H12]" office:value-type="float" office:value="0" calcext:value-type="float">
            <text:p>0.00</text:p>
          </table:table-cell>
          <table:table-cell table:formula="of:=[$'McSp Dist'.I12]" office:value-type="float" office:value="0" calcext:value-type="float">
            <text:p>0.00</text:p>
          </table:table-cell>
          <table:table-cell table:formula="of:=[$'McSp Dist'.J12]" office:value-type="float" office:value="0" calcext:value-type="float">
            <text:p>0.00</text:p>
          </table:table-cell>
          <table:table-cell table:formula="of:=[$'ScMp Dist'.G12]" office:value-type="float" office:value="0" calcext:value-type="float">
            <text:p>0.00</text:p>
          </table:table-cell>
          <table:table-cell table:formula="of:=[$'ScMp Dist'.H12]" office:value-type="float" office:value="0" calcext:value-type="float">
            <text:p>0.00</text:p>
          </table:table-cell>
          <table:table-cell table:formula="of:=[$'ScMp Dist'.I12]" office:value-type="float" office:value="0" calcext:value-type="float">
            <text:p>0.00</text:p>
          </table:table-cell>
          <table:table-cell table:formula="of:=[$'ScMp Dist'.J12]" office:value-type="float" office:value="0" calcext:value-type="float">
            <text:p>0.00</text:p>
          </table:table-cell>
          <table:table-cell table:formula="of:=[$'McMp Dist'.G12]" office:value-type="float" office:value="0" calcext:value-type="float">
            <text:p>0.00</text:p>
          </table:table-cell>
          <table:table-cell table:formula="of:=[$'McMp Dist'.H12]" office:value-type="float" office:value="0" calcext:value-type="float">
            <text:p>0.00</text:p>
          </table:table-cell>
          <table:table-cell table:formula="of:=[$'McMp Dist'.I12]" office:value-type="float" office:value="0" calcext:value-type="float">
            <text:p>0.00</text:p>
          </table:table-cell>
          <table:table-cell table:formula="of:=[$'McMp Dist'.J1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Dist'.G13]" office:value-type="float" office:value="0" calcext:value-type="float">
            <text:p>0.00</text:p>
          </table:table-cell>
          <table:table-cell table:formula="of:=[$'ScSp Dist'.H13]" office:value-type="float" office:value="0" calcext:value-type="float">
            <text:p>0.00</text:p>
          </table:table-cell>
          <table:table-cell table:formula="of:=[$'ScSp Dist'.I13]" office:value-type="float" office:value="0" calcext:value-type="float">
            <text:p>0.00</text:p>
          </table:table-cell>
          <table:table-cell table:formula="of:=[$'ScSp Dist'.J13]" office:value-type="float" office:value="0" calcext:value-type="float">
            <text:p>0.00</text:p>
          </table:table-cell>
          <table:table-cell table:formula="of:=[$'McSp Dist'.G13]" office:value-type="float" office:value="0" calcext:value-type="float">
            <text:p>0.00</text:p>
          </table:table-cell>
          <table:table-cell table:formula="of:=[$'McSp Dist'.H13]" office:value-type="float" office:value="0" calcext:value-type="float">
            <text:p>0.00</text:p>
          </table:table-cell>
          <table:table-cell table:formula="of:=[$'McSp Dist'.I13]" office:value-type="float" office:value="0" calcext:value-type="float">
            <text:p>0.00</text:p>
          </table:table-cell>
          <table:table-cell table:formula="of:=[$'McSp Dist'.J13]" office:value-type="float" office:value="0" calcext:value-type="float">
            <text:p>0.00</text:p>
          </table:table-cell>
          <table:table-cell table:formula="of:=[$'ScMp Dist'.G13]" office:value-type="float" office:value="0" calcext:value-type="float">
            <text:p>0.00</text:p>
          </table:table-cell>
          <table:table-cell table:formula="of:=[$'ScMp Dist'.H13]" office:value-type="float" office:value="0" calcext:value-type="float">
            <text:p>0.00</text:p>
          </table:table-cell>
          <table:table-cell table:formula="of:=[$'ScMp Dist'.I13]" office:value-type="float" office:value="0" calcext:value-type="float">
            <text:p>0.00</text:p>
          </table:table-cell>
          <table:table-cell table:formula="of:=[$'ScMp Dist'.J13]" office:value-type="float" office:value="0" calcext:value-type="float">
            <text:p>0.00</text:p>
          </table:table-cell>
          <table:table-cell table:formula="of:=[$'McMp Dist'.G13]" office:value-type="float" office:value="0" calcext:value-type="float">
            <text:p>0.00</text:p>
          </table:table-cell>
          <table:table-cell table:formula="of:=[$'McMp Dist'.H13]" office:value-type="float" office:value="0" calcext:value-type="float">
            <text:p>0.00</text:p>
          </table:table-cell>
          <table:table-cell table:formula="of:=[$'McMp Dist'.I13]" office:value-type="float" office:value="0" calcext:value-type="float">
            <text:p>0.00</text:p>
          </table:table-cell>
          <table:table-cell table:formula="of:=[$'McMp Dist'.J1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Dist'.G14]" office:value-type="float" office:value="0" calcext:value-type="float">
            <text:p>0.00</text:p>
          </table:table-cell>
          <table:table-cell table:formula="of:=[$'ScSp Dist'.H14]" office:value-type="float" office:value="0" calcext:value-type="float">
            <text:p>0.00</text:p>
          </table:table-cell>
          <table:table-cell table:formula="of:=[$'ScSp Dist'.I14]" office:value-type="float" office:value="0" calcext:value-type="float">
            <text:p>0.00</text:p>
          </table:table-cell>
          <table:table-cell table:formula="of:=[$'ScSp Dist'.J14]" office:value-type="float" office:value="0" calcext:value-type="float">
            <text:p>0.00</text:p>
          </table:table-cell>
          <table:table-cell table:formula="of:=[$'McSp Dist'.G14]" office:value-type="float" office:value="0" calcext:value-type="float">
            <text:p>0.00</text:p>
          </table:table-cell>
          <table:table-cell table:formula="of:=[$'McSp Dist'.H14]" office:value-type="float" office:value="0" calcext:value-type="float">
            <text:p>0.00</text:p>
          </table:table-cell>
          <table:table-cell table:formula="of:=[$'McSp Dist'.I14]" office:value-type="float" office:value="0" calcext:value-type="float">
            <text:p>0.00</text:p>
          </table:table-cell>
          <table:table-cell table:formula="of:=[$'McSp Dist'.J14]" office:value-type="float" office:value="0" calcext:value-type="float">
            <text:p>0.00</text:p>
          </table:table-cell>
          <table:table-cell table:formula="of:=[$'ScMp Dist'.G14]" office:value-type="float" office:value="0" calcext:value-type="float">
            <text:p>0.00</text:p>
          </table:table-cell>
          <table:table-cell table:formula="of:=[$'ScMp Dist'.H14]" office:value-type="float" office:value="0" calcext:value-type="float">
            <text:p>0.00</text:p>
          </table:table-cell>
          <table:table-cell table:formula="of:=[$'ScMp Dist'.I14]" office:value-type="float" office:value="0" calcext:value-type="float">
            <text:p>0.00</text:p>
          </table:table-cell>
          <table:table-cell table:formula="of:=[$'ScMp Dist'.J14]" office:value-type="float" office:value="0" calcext:value-type="float">
            <text:p>0.00</text:p>
          </table:table-cell>
          <table:table-cell table:formula="of:=[$'McMp Dist'.G14]" office:value-type="float" office:value="0" calcext:value-type="float">
            <text:p>0.00</text:p>
          </table:table-cell>
          <table:table-cell table:formula="of:=[$'McMp Dist'.H14]" office:value-type="float" office:value="0" calcext:value-type="float">
            <text:p>0.00</text:p>
          </table:table-cell>
          <table:table-cell table:formula="of:=[$'McMp Dist'.I14]" office:value-type="float" office:value="0" calcext:value-type="float">
            <text:p>0.00</text:p>
          </table:table-cell>
          <table:table-cell table:formula="of:=[$'McMp Dist'.J1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Dist'.G15]" office:value-type="float" office:value="0" calcext:value-type="float">
            <text:p>0.00</text:p>
          </table:table-cell>
          <table:table-cell table:formula="of:=[$'ScSp Dist'.H15]" office:value-type="float" office:value="0" calcext:value-type="float">
            <text:p>0.00</text:p>
          </table:table-cell>
          <table:table-cell table:formula="of:=[$'ScSp Dist'.I15]" office:value-type="float" office:value="0" calcext:value-type="float">
            <text:p>0.00</text:p>
          </table:table-cell>
          <table:table-cell table:formula="of:=[$'ScSp Dist'.J15]" office:value-type="float" office:value="0" calcext:value-type="float">
            <text:p>0.00</text:p>
          </table:table-cell>
          <table:table-cell table:formula="of:=[$'McSp Dist'.G15]" office:value-type="float" office:value="0" calcext:value-type="float">
            <text:p>0.00</text:p>
          </table:table-cell>
          <table:table-cell table:formula="of:=[$'McSp Dist'.H15]" office:value-type="float" office:value="0" calcext:value-type="float">
            <text:p>0.00</text:p>
          </table:table-cell>
          <table:table-cell table:formula="of:=[$'McSp Dist'.I15]" office:value-type="float" office:value="0" calcext:value-type="float">
            <text:p>0.00</text:p>
          </table:table-cell>
          <table:table-cell table:formula="of:=[$'McSp Dist'.J15]" office:value-type="float" office:value="0" calcext:value-type="float">
            <text:p>0.00</text:p>
          </table:table-cell>
          <table:table-cell table:formula="of:=[$'ScMp Dist'.G15]" office:value-type="float" office:value="0" calcext:value-type="float">
            <text:p>0.00</text:p>
          </table:table-cell>
          <table:table-cell table:formula="of:=[$'ScMp Dist'.H15]" office:value-type="float" office:value="0" calcext:value-type="float">
            <text:p>0.00</text:p>
          </table:table-cell>
          <table:table-cell table:formula="of:=[$'ScMp Dist'.I15]" office:value-type="float" office:value="0" calcext:value-type="float">
            <text:p>0.00</text:p>
          </table:table-cell>
          <table:table-cell table:formula="of:=[$'ScMp Dist'.J15]" office:value-type="float" office:value="0" calcext:value-type="float">
            <text:p>0.00</text:p>
          </table:table-cell>
          <table:table-cell table:formula="of:=[$'McMp Dist'.G15]" office:value-type="float" office:value="0" calcext:value-type="float">
            <text:p>0.00</text:p>
          </table:table-cell>
          <table:table-cell table:formula="of:=[$'McMp Dist'.H15]" office:value-type="float" office:value="0" calcext:value-type="float">
            <text:p>0.00</text:p>
          </table:table-cell>
          <table:table-cell table:formula="of:=[$'McMp Dist'.I15]" office:value-type="float" office:value="0" calcext:value-type="float">
            <text:p>0.00</text:p>
          </table:table-cell>
          <table:table-cell table:formula="of:=[$'McMp Dist'.J1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Dist'.G16]" office:value-type="float" office:value="0" calcext:value-type="float">
            <text:p>0.00</text:p>
          </table:table-cell>
          <table:table-cell table:formula="of:=[$'ScSp Dist'.H16]" office:value-type="float" office:value="0" calcext:value-type="float">
            <text:p>0.00</text:p>
          </table:table-cell>
          <table:table-cell table:formula="of:=[$'ScSp Dist'.I16]" office:value-type="float" office:value="0" calcext:value-type="float">
            <text:p>0.00</text:p>
          </table:table-cell>
          <table:table-cell table:formula="of:=[$'ScSp Dist'.J16]" office:value-type="float" office:value="0" calcext:value-type="float">
            <text:p>0.00</text:p>
          </table:table-cell>
          <table:table-cell table:formula="of:=[$'McSp Dist'.G16]" office:value-type="float" office:value="0" calcext:value-type="float">
            <text:p>0.00</text:p>
          </table:table-cell>
          <table:table-cell table:formula="of:=[$'McSp Dist'.H16]" office:value-type="float" office:value="0" calcext:value-type="float">
            <text:p>0.00</text:p>
          </table:table-cell>
          <table:table-cell table:formula="of:=[$'McSp Dist'.I16]" office:value-type="float" office:value="0" calcext:value-type="float">
            <text:p>0.00</text:p>
          </table:table-cell>
          <table:table-cell table:formula="of:=[$'McSp Dist'.J16]" office:value-type="float" office:value="0" calcext:value-type="float">
            <text:p>0.00</text:p>
          </table:table-cell>
          <table:table-cell table:formula="of:=[$'ScMp Dist'.G16]" office:value-type="float" office:value="0" calcext:value-type="float">
            <text:p>0.00</text:p>
          </table:table-cell>
          <table:table-cell table:formula="of:=[$'ScMp Dist'.H16]" office:value-type="float" office:value="0" calcext:value-type="float">
            <text:p>0.00</text:p>
          </table:table-cell>
          <table:table-cell table:formula="of:=[$'ScMp Dist'.I16]" office:value-type="float" office:value="0" calcext:value-type="float">
            <text:p>0.00</text:p>
          </table:table-cell>
          <table:table-cell table:formula="of:=[$'ScMp Dist'.J16]" office:value-type="float" office:value="0" calcext:value-type="float">
            <text:p>0.00</text:p>
          </table:table-cell>
          <table:table-cell table:formula="of:=[$'McMp Dist'.G16]" office:value-type="float" office:value="0" calcext:value-type="float">
            <text:p>0.00</text:p>
          </table:table-cell>
          <table:table-cell table:formula="of:=[$'McMp Dist'.H16]" office:value-type="float" office:value="0" calcext:value-type="float">
            <text:p>0.00</text:p>
          </table:table-cell>
          <table:table-cell table:formula="of:=[$'McMp Dist'.I16]" office:value-type="float" office:value="0" calcext:value-type="float">
            <text:p>0.00</text:p>
          </table:table-cell>
          <table:table-cell table:formula="of:=[$'McMp Dist'.J1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Dist'.G17]" office:value-type="float" office:value="0" calcext:value-type="float">
            <text:p>0.00</text:p>
          </table:table-cell>
          <table:table-cell table:formula="of:=[$'ScSp Dist'.H17]" office:value-type="float" office:value="0" calcext:value-type="float">
            <text:p>0.00</text:p>
          </table:table-cell>
          <table:table-cell table:formula="of:=[$'ScSp Dist'.I17]" office:value-type="float" office:value="0" calcext:value-type="float">
            <text:p>0.00</text:p>
          </table:table-cell>
          <table:table-cell table:formula="of:=[$'ScSp Dist'.J17]" office:value-type="float" office:value="0" calcext:value-type="float">
            <text:p>0.00</text:p>
          </table:table-cell>
          <table:table-cell table:formula="of:=[$'McSp Dist'.G17]" office:value-type="float" office:value="0" calcext:value-type="float">
            <text:p>0.00</text:p>
          </table:table-cell>
          <table:table-cell table:formula="of:=[$'McSp Dist'.H17]" office:value-type="float" office:value="0" calcext:value-type="float">
            <text:p>0.00</text:p>
          </table:table-cell>
          <table:table-cell table:formula="of:=[$'McSp Dist'.I17]" office:value-type="float" office:value="0" calcext:value-type="float">
            <text:p>0.00</text:p>
          </table:table-cell>
          <table:table-cell table:formula="of:=[$'McSp Dist'.J17]" office:value-type="float" office:value="0" calcext:value-type="float">
            <text:p>0.00</text:p>
          </table:table-cell>
          <table:table-cell table:formula="of:=[$'ScMp Dist'.G17]" office:value-type="float" office:value="0" calcext:value-type="float">
            <text:p>0.00</text:p>
          </table:table-cell>
          <table:table-cell table:formula="of:=[$'ScMp Dist'.H17]" office:value-type="float" office:value="0" calcext:value-type="float">
            <text:p>0.00</text:p>
          </table:table-cell>
          <table:table-cell table:formula="of:=[$'ScMp Dist'.I17]" office:value-type="float" office:value="0" calcext:value-type="float">
            <text:p>0.00</text:p>
          </table:table-cell>
          <table:table-cell table:formula="of:=[$'ScMp Dist'.J17]" office:value-type="float" office:value="0" calcext:value-type="float">
            <text:p>0.00</text:p>
          </table:table-cell>
          <table:table-cell table:formula="of:=[$'McMp Dist'.G17]" office:value-type="float" office:value="0" calcext:value-type="float">
            <text:p>0.00</text:p>
          </table:table-cell>
          <table:table-cell table:formula="of:=[$'McMp Dist'.H17]" office:value-type="float" office:value="0" calcext:value-type="float">
            <text:p>0.00</text:p>
          </table:table-cell>
          <table:table-cell table:formula="of:=[$'McMp Dist'.I17]" office:value-type="float" office:value="0" calcext:value-type="float">
            <text:p>0.00</text:p>
          </table:table-cell>
          <table:table-cell table:formula="of:=[$'McMp Dist'.J1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Dist'.G18]" office:value-type="float" office:value="0" calcext:value-type="float">
            <text:p>0.00</text:p>
          </table:table-cell>
          <table:table-cell table:formula="of:=[$'ScSp Dist'.H18]" office:value-type="float" office:value="0" calcext:value-type="float">
            <text:p>0.00</text:p>
          </table:table-cell>
          <table:table-cell table:formula="of:=[$'ScSp Dist'.I18]" office:value-type="float" office:value="0" calcext:value-type="float">
            <text:p>0.00</text:p>
          </table:table-cell>
          <table:table-cell table:formula="of:=[$'ScSp Dist'.J18]" office:value-type="float" office:value="0" calcext:value-type="float">
            <text:p>0.00</text:p>
          </table:table-cell>
          <table:table-cell table:formula="of:=[$'McSp Dist'.G18]" office:value-type="float" office:value="0" calcext:value-type="float">
            <text:p>0.00</text:p>
          </table:table-cell>
          <table:table-cell table:formula="of:=[$'McSp Dist'.H18]" office:value-type="float" office:value="0" calcext:value-type="float">
            <text:p>0.00</text:p>
          </table:table-cell>
          <table:table-cell table:formula="of:=[$'McSp Dist'.I18]" office:value-type="float" office:value="0" calcext:value-type="float">
            <text:p>0.00</text:p>
          </table:table-cell>
          <table:table-cell table:formula="of:=[$'McSp Dist'.J18]" office:value-type="float" office:value="0" calcext:value-type="float">
            <text:p>0.00</text:p>
          </table:table-cell>
          <table:table-cell table:formula="of:=[$'ScMp Dist'.G18]" office:value-type="float" office:value="0" calcext:value-type="float">
            <text:p>0.00</text:p>
          </table:table-cell>
          <table:table-cell table:formula="of:=[$'ScMp Dist'.H18]" office:value-type="float" office:value="0" calcext:value-type="float">
            <text:p>0.00</text:p>
          </table:table-cell>
          <table:table-cell table:formula="of:=[$'ScMp Dist'.I18]" office:value-type="float" office:value="0" calcext:value-type="float">
            <text:p>0.00</text:p>
          </table:table-cell>
          <table:table-cell table:formula="of:=[$'ScMp Dist'.J18]" office:value-type="float" office:value="0" calcext:value-type="float">
            <text:p>0.00</text:p>
          </table:table-cell>
          <table:table-cell table:formula="of:=[$'McMp Dist'.G18]" office:value-type="float" office:value="0" calcext:value-type="float">
            <text:p>0.00</text:p>
          </table:table-cell>
          <table:table-cell table:formula="of:=[$'McMp Dist'.H18]" office:value-type="float" office:value="0" calcext:value-type="float">
            <text:p>0.00</text:p>
          </table:table-cell>
          <table:table-cell table:formula="of:=[$'McMp Dist'.I18]" office:value-type="float" office:value="0" calcext:value-type="float">
            <text:p>0.00</text:p>
          </table:table-cell>
          <table:table-cell table:formula="of:=[$'McMp Dist'.J1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Dist'.G19]" office:value-type="float" office:value="0" calcext:value-type="float">
            <text:p>0.00</text:p>
          </table:table-cell>
          <table:table-cell table:formula="of:=[$'ScSp Dist'.H19]" office:value-type="float" office:value="0" calcext:value-type="float">
            <text:p>0.00</text:p>
          </table:table-cell>
          <table:table-cell table:formula="of:=[$'ScSp Dist'.I19]" office:value-type="float" office:value="0" calcext:value-type="float">
            <text:p>0.00</text:p>
          </table:table-cell>
          <table:table-cell table:formula="of:=[$'ScSp Dist'.J19]" office:value-type="float" office:value="0" calcext:value-type="float">
            <text:p>0.00</text:p>
          </table:table-cell>
          <table:table-cell table:formula="of:=[$'McSp Dist'.G19]" office:value-type="float" office:value="0" calcext:value-type="float">
            <text:p>0.00</text:p>
          </table:table-cell>
          <table:table-cell table:formula="of:=[$'McSp Dist'.H19]" office:value-type="float" office:value="0" calcext:value-type="float">
            <text:p>0.00</text:p>
          </table:table-cell>
          <table:table-cell table:formula="of:=[$'McSp Dist'.I19]" office:value-type="float" office:value="0" calcext:value-type="float">
            <text:p>0.00</text:p>
          </table:table-cell>
          <table:table-cell table:formula="of:=[$'McSp Dist'.J19]" office:value-type="float" office:value="0" calcext:value-type="float">
            <text:p>0.00</text:p>
          </table:table-cell>
          <table:table-cell table:formula="of:=[$'ScMp Dist'.G19]" office:value-type="float" office:value="0" calcext:value-type="float">
            <text:p>0.00</text:p>
          </table:table-cell>
          <table:table-cell table:formula="of:=[$'ScMp Dist'.H19]" office:value-type="float" office:value="0" calcext:value-type="float">
            <text:p>0.00</text:p>
          </table:table-cell>
          <table:table-cell table:formula="of:=[$'ScMp Dist'.I19]" office:value-type="float" office:value="0" calcext:value-type="float">
            <text:p>0.00</text:p>
          </table:table-cell>
          <table:table-cell table:formula="of:=[$'ScMp Dist'.J19]" office:value-type="float" office:value="0" calcext:value-type="float">
            <text:p>0.00</text:p>
          </table:table-cell>
          <table:table-cell table:formula="of:=[$'McMp Dist'.G19]" office:value-type="float" office:value="0" calcext:value-type="float">
            <text:p>0.00</text:p>
          </table:table-cell>
          <table:table-cell table:formula="of:=[$'McMp Dist'.H19]" office:value-type="float" office:value="0" calcext:value-type="float">
            <text:p>0.00</text:p>
          </table:table-cell>
          <table:table-cell table:formula="of:=[$'McMp Dist'.I19]" office:value-type="float" office:value="0" calcext:value-type="float">
            <text:p>0.00</text:p>
          </table:table-cell>
          <table:table-cell table:formula="of:=[$'McMp Dist'.J1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Dist'.G20]" office:value-type="float" office:value="0" calcext:value-type="float">
            <text:p>0.00</text:p>
          </table:table-cell>
          <table:table-cell table:formula="of:=[$'ScSp Dist'.H20]" office:value-type="float" office:value="0" calcext:value-type="float">
            <text:p>0.00</text:p>
          </table:table-cell>
          <table:table-cell table:formula="of:=[$'ScSp Dist'.I20]" office:value-type="float" office:value="0" calcext:value-type="float">
            <text:p>0.00</text:p>
          </table:table-cell>
          <table:table-cell table:formula="of:=[$'ScSp Dist'.J20]" office:value-type="float" office:value="0" calcext:value-type="float">
            <text:p>0.00</text:p>
          </table:table-cell>
          <table:table-cell table:formula="of:=[$'McSp Dist'.G20]" office:value-type="float" office:value="0" calcext:value-type="float">
            <text:p>0.00</text:p>
          </table:table-cell>
          <table:table-cell table:formula="of:=[$'McSp Dist'.H20]" office:value-type="float" office:value="0" calcext:value-type="float">
            <text:p>0.00</text:p>
          </table:table-cell>
          <table:table-cell table:formula="of:=[$'McSp Dist'.I20]" office:value-type="float" office:value="0" calcext:value-type="float">
            <text:p>0.00</text:p>
          </table:table-cell>
          <table:table-cell table:formula="of:=[$'McSp Dist'.J20]" office:value-type="float" office:value="0" calcext:value-type="float">
            <text:p>0.00</text:p>
          </table:table-cell>
          <table:table-cell table:formula="of:=[$'ScMp Dist'.G20]" office:value-type="float" office:value="0" calcext:value-type="float">
            <text:p>0.00</text:p>
          </table:table-cell>
          <table:table-cell table:formula="of:=[$'ScMp Dist'.H20]" office:value-type="float" office:value="0" calcext:value-type="float">
            <text:p>0.00</text:p>
          </table:table-cell>
          <table:table-cell table:formula="of:=[$'ScMp Dist'.I20]" office:value-type="float" office:value="0" calcext:value-type="float">
            <text:p>0.00</text:p>
          </table:table-cell>
          <table:table-cell table:formula="of:=[$'ScMp Dist'.J20]" office:value-type="float" office:value="0" calcext:value-type="float">
            <text:p>0.00</text:p>
          </table:table-cell>
          <table:table-cell table:formula="of:=[$'McMp Dist'.G20]" office:value-type="float" office:value="0" calcext:value-type="float">
            <text:p>0.00</text:p>
          </table:table-cell>
          <table:table-cell table:formula="of:=[$'McMp Dist'.H20]" office:value-type="float" office:value="0" calcext:value-type="float">
            <text:p>0.00</text:p>
          </table:table-cell>
          <table:table-cell table:formula="of:=[$'McMp Dist'.I20]" office:value-type="float" office:value="0" calcext:value-type="float">
            <text:p>0.00</text:p>
          </table:table-cell>
          <table:table-cell table:formula="of:=[$'McMp Dist'.J2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Dist'.G21]" office:value-type="float" office:value="0" calcext:value-type="float">
            <text:p>0.00</text:p>
          </table:table-cell>
          <table:table-cell table:formula="of:=[$'ScSp Dist'.H21]" office:value-type="float" office:value="0" calcext:value-type="float">
            <text:p>0.00</text:p>
          </table:table-cell>
          <table:table-cell table:formula="of:=[$'ScSp Dist'.I21]" office:value-type="float" office:value="0" calcext:value-type="float">
            <text:p>0.00</text:p>
          </table:table-cell>
          <table:table-cell table:formula="of:=[$'ScSp Dist'.J21]" office:value-type="float" office:value="0" calcext:value-type="float">
            <text:p>0.00</text:p>
          </table:table-cell>
          <table:table-cell table:formula="of:=[$'McSp Dist'.G21]" office:value-type="float" office:value="0" calcext:value-type="float">
            <text:p>0.00</text:p>
          </table:table-cell>
          <table:table-cell table:formula="of:=[$'McSp Dist'.H21]" office:value-type="float" office:value="0" calcext:value-type="float">
            <text:p>0.00</text:p>
          </table:table-cell>
          <table:table-cell table:formula="of:=[$'McSp Dist'.I21]" office:value-type="float" office:value="0" calcext:value-type="float">
            <text:p>0.00</text:p>
          </table:table-cell>
          <table:table-cell table:formula="of:=[$'McSp Dist'.J21]" office:value-type="float" office:value="0" calcext:value-type="float">
            <text:p>0.00</text:p>
          </table:table-cell>
          <table:table-cell table:formula="of:=[$'ScMp Dist'.G21]" office:value-type="float" office:value="0" calcext:value-type="float">
            <text:p>0.00</text:p>
          </table:table-cell>
          <table:table-cell table:formula="of:=[$'ScMp Dist'.H21]" office:value-type="float" office:value="0" calcext:value-type="float">
            <text:p>0.00</text:p>
          </table:table-cell>
          <table:table-cell table:formula="of:=[$'ScMp Dist'.I21]" office:value-type="float" office:value="0" calcext:value-type="float">
            <text:p>0.00</text:p>
          </table:table-cell>
          <table:table-cell table:formula="of:=[$'ScMp Dist'.J21]" office:value-type="float" office:value="0" calcext:value-type="float">
            <text:p>0.00</text:p>
          </table:table-cell>
          <table:table-cell table:formula="of:=[$'McMp Dist'.G21]" office:value-type="float" office:value="0" calcext:value-type="float">
            <text:p>0.00</text:p>
          </table:table-cell>
          <table:table-cell table:formula="of:=[$'McMp Dist'.H21]" office:value-type="float" office:value="0" calcext:value-type="float">
            <text:p>0.00</text:p>
          </table:table-cell>
          <table:table-cell table:formula="of:=[$'McMp Dist'.I21]" office:value-type="float" office:value="0" calcext:value-type="float">
            <text:p>0.00</text:p>
          </table:table-cell>
          <table:table-cell table:formula="of:=[$'McMp Dist'.J2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Dist'.G22]" office:value-type="float" office:value="0" calcext:value-type="float">
            <text:p>0.00</text:p>
          </table:table-cell>
          <table:table-cell table:formula="of:=[$'ScSp Dist'.H22]" office:value-type="float" office:value="0" calcext:value-type="float">
            <text:p>0.00</text:p>
          </table:table-cell>
          <table:table-cell table:formula="of:=[$'ScSp Dist'.I22]" office:value-type="float" office:value="0" calcext:value-type="float">
            <text:p>0.00</text:p>
          </table:table-cell>
          <table:table-cell table:formula="of:=[$'ScSp Dist'.J22]" office:value-type="float" office:value="0" calcext:value-type="float">
            <text:p>0.00</text:p>
          </table:table-cell>
          <table:table-cell table:formula="of:=[$'McSp Dist'.G22]" office:value-type="float" office:value="0" calcext:value-type="float">
            <text:p>0.00</text:p>
          </table:table-cell>
          <table:table-cell table:formula="of:=[$'McSp Dist'.H22]" office:value-type="float" office:value="0" calcext:value-type="float">
            <text:p>0.00</text:p>
          </table:table-cell>
          <table:table-cell table:formula="of:=[$'McSp Dist'.I22]" office:value-type="float" office:value="0" calcext:value-type="float">
            <text:p>0.00</text:p>
          </table:table-cell>
          <table:table-cell table:formula="of:=[$'McSp Dist'.J22]" office:value-type="float" office:value="0" calcext:value-type="float">
            <text:p>0.00</text:p>
          </table:table-cell>
          <table:table-cell table:formula="of:=[$'ScMp Dist'.G22]" office:value-type="float" office:value="0" calcext:value-type="float">
            <text:p>0.00</text:p>
          </table:table-cell>
          <table:table-cell table:formula="of:=[$'ScMp Dist'.H22]" office:value-type="float" office:value="0" calcext:value-type="float">
            <text:p>0.00</text:p>
          </table:table-cell>
          <table:table-cell table:formula="of:=[$'ScMp Dist'.I22]" office:value-type="float" office:value="0" calcext:value-type="float">
            <text:p>0.00</text:p>
          </table:table-cell>
          <table:table-cell table:formula="of:=[$'ScMp Dist'.J22]" office:value-type="float" office:value="0" calcext:value-type="float">
            <text:p>0.00</text:p>
          </table:table-cell>
          <table:table-cell table:formula="of:=[$'McMp Dist'.G22]" office:value-type="float" office:value="0" calcext:value-type="float">
            <text:p>0.00</text:p>
          </table:table-cell>
          <table:table-cell table:formula="of:=[$'McMp Dist'.H22]" office:value-type="float" office:value="0" calcext:value-type="float">
            <text:p>0.00</text:p>
          </table:table-cell>
          <table:table-cell table:formula="of:=[$'McMp Dist'.I22]" office:value-type="float" office:value="0" calcext:value-type="float">
            <text:p>0.00</text:p>
          </table:table-cell>
          <table:table-cell table:formula="of:=[$'McMp Dist'.J2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Dist'.G23]" office:value-type="float" office:value="0" calcext:value-type="float">
            <text:p>0.00</text:p>
          </table:table-cell>
          <table:table-cell table:formula="of:=[$'ScSp Dist'.H23]" office:value-type="float" office:value="0" calcext:value-type="float">
            <text:p>0.00</text:p>
          </table:table-cell>
          <table:table-cell table:formula="of:=[$'ScSp Dist'.I23]" office:value-type="float" office:value="0" calcext:value-type="float">
            <text:p>0.00</text:p>
          </table:table-cell>
          <table:table-cell table:formula="of:=[$'ScSp Dist'.J23]" office:value-type="float" office:value="0" calcext:value-type="float">
            <text:p>0.00</text:p>
          </table:table-cell>
          <table:table-cell table:formula="of:=[$'McSp Dist'.G23]" office:value-type="float" office:value="0" calcext:value-type="float">
            <text:p>0.00</text:p>
          </table:table-cell>
          <table:table-cell table:formula="of:=[$'McSp Dist'.H23]" office:value-type="float" office:value="0" calcext:value-type="float">
            <text:p>0.00</text:p>
          </table:table-cell>
          <table:table-cell table:formula="of:=[$'McSp Dist'.I23]" office:value-type="float" office:value="0" calcext:value-type="float">
            <text:p>0.00</text:p>
          </table:table-cell>
          <table:table-cell table:formula="of:=[$'McSp Dist'.J23]" office:value-type="float" office:value="0" calcext:value-type="float">
            <text:p>0.00</text:p>
          </table:table-cell>
          <table:table-cell table:formula="of:=[$'ScMp Dist'.G23]" office:value-type="float" office:value="0" calcext:value-type="float">
            <text:p>0.00</text:p>
          </table:table-cell>
          <table:table-cell table:formula="of:=[$'ScMp Dist'.H23]" office:value-type="float" office:value="0" calcext:value-type="float">
            <text:p>0.00</text:p>
          </table:table-cell>
          <table:table-cell table:formula="of:=[$'ScMp Dist'.I23]" office:value-type="float" office:value="0" calcext:value-type="float">
            <text:p>0.00</text:p>
          </table:table-cell>
          <table:table-cell table:formula="of:=[$'ScMp Dist'.J23]" office:value-type="float" office:value="0" calcext:value-type="float">
            <text:p>0.00</text:p>
          </table:table-cell>
          <table:table-cell table:formula="of:=[$'McMp Dist'.G23]" office:value-type="float" office:value="0" calcext:value-type="float">
            <text:p>0.00</text:p>
          </table:table-cell>
          <table:table-cell table:formula="of:=[$'McMp Dist'.H23]" office:value-type="float" office:value="0" calcext:value-type="float">
            <text:p>0.00</text:p>
          </table:table-cell>
          <table:table-cell table:formula="of:=[$'McMp Dist'.I23]" office:value-type="float" office:value="0" calcext:value-type="float">
            <text:p>0.00</text:p>
          </table:table-cell>
          <table:table-cell table:formula="of:=[$'McMp Dist'.J2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Dist'.G24]" office:value-type="float" office:value="0" calcext:value-type="float">
            <text:p>0.00</text:p>
          </table:table-cell>
          <table:table-cell table:formula="of:=[$'ScSp Dist'.H24]" office:value-type="float" office:value="0" calcext:value-type="float">
            <text:p>0.00</text:p>
          </table:table-cell>
          <table:table-cell table:formula="of:=[$'ScSp Dist'.I24]" office:value-type="float" office:value="0" calcext:value-type="float">
            <text:p>0.00</text:p>
          </table:table-cell>
          <table:table-cell table:formula="of:=[$'ScSp Dist'.J24]" office:value-type="float" office:value="0" calcext:value-type="float">
            <text:p>0.00</text:p>
          </table:table-cell>
          <table:table-cell table:formula="of:=[$'McSp Dist'.G24]" office:value-type="float" office:value="0" calcext:value-type="float">
            <text:p>0.00</text:p>
          </table:table-cell>
          <table:table-cell table:formula="of:=[$'McSp Dist'.H24]" office:value-type="float" office:value="0" calcext:value-type="float">
            <text:p>0.00</text:p>
          </table:table-cell>
          <table:table-cell table:formula="of:=[$'McSp Dist'.I24]" office:value-type="float" office:value="0" calcext:value-type="float">
            <text:p>0.00</text:p>
          </table:table-cell>
          <table:table-cell table:formula="of:=[$'McSp Dist'.J24]" office:value-type="float" office:value="0" calcext:value-type="float">
            <text:p>0.00</text:p>
          </table:table-cell>
          <table:table-cell table:formula="of:=[$'ScMp Dist'.G24]" office:value-type="float" office:value="0" calcext:value-type="float">
            <text:p>0.00</text:p>
          </table:table-cell>
          <table:table-cell table:formula="of:=[$'ScMp Dist'.H24]" office:value-type="float" office:value="0" calcext:value-type="float">
            <text:p>0.00</text:p>
          </table:table-cell>
          <table:table-cell table:formula="of:=[$'ScMp Dist'.I24]" office:value-type="float" office:value="0" calcext:value-type="float">
            <text:p>0.00</text:p>
          </table:table-cell>
          <table:table-cell table:formula="of:=[$'ScMp Dist'.J24]" office:value-type="float" office:value="0" calcext:value-type="float">
            <text:p>0.00</text:p>
          </table:table-cell>
          <table:table-cell table:formula="of:=[$'McMp Dist'.G24]" office:value-type="float" office:value="0" calcext:value-type="float">
            <text:p>0.00</text:p>
          </table:table-cell>
          <table:table-cell table:formula="of:=[$'McMp Dist'.H24]" office:value-type="float" office:value="0" calcext:value-type="float">
            <text:p>0.00</text:p>
          </table:table-cell>
          <table:table-cell table:formula="of:=[$'McMp Dist'.I24]" office:value-type="float" office:value="0" calcext:value-type="float">
            <text:p>0.00</text:p>
          </table:table-cell>
          <table:table-cell table:formula="of:=[$'McMp Dist'.J2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Dist'.G25]" office:value-type="float" office:value="0" calcext:value-type="float">
            <text:p>0.00</text:p>
          </table:table-cell>
          <table:table-cell table:formula="of:=[$'ScSp Dist'.H25]" office:value-type="float" office:value="0" calcext:value-type="float">
            <text:p>0.00</text:p>
          </table:table-cell>
          <table:table-cell table:formula="of:=[$'ScSp Dist'.I25]" office:value-type="float" office:value="0" calcext:value-type="float">
            <text:p>0.00</text:p>
          </table:table-cell>
          <table:table-cell table:formula="of:=[$'ScSp Dist'.J25]" office:value-type="float" office:value="0" calcext:value-type="float">
            <text:p>0.00</text:p>
          </table:table-cell>
          <table:table-cell table:formula="of:=[$'McSp Dist'.G25]" office:value-type="float" office:value="0" calcext:value-type="float">
            <text:p>0.00</text:p>
          </table:table-cell>
          <table:table-cell table:formula="of:=[$'McSp Dist'.H25]" office:value-type="float" office:value="0" calcext:value-type="float">
            <text:p>0.00</text:p>
          </table:table-cell>
          <table:table-cell table:formula="of:=[$'McSp Dist'.I25]" office:value-type="float" office:value="0" calcext:value-type="float">
            <text:p>0.00</text:p>
          </table:table-cell>
          <table:table-cell table:formula="of:=[$'McSp Dist'.J25]" office:value-type="float" office:value="0" calcext:value-type="float">
            <text:p>0.00</text:p>
          </table:table-cell>
          <table:table-cell table:formula="of:=[$'ScMp Dist'.G25]" office:value-type="float" office:value="0" calcext:value-type="float">
            <text:p>0.00</text:p>
          </table:table-cell>
          <table:table-cell table:formula="of:=[$'ScMp Dist'.H25]" office:value-type="float" office:value="0" calcext:value-type="float">
            <text:p>0.00</text:p>
          </table:table-cell>
          <table:table-cell table:formula="of:=[$'ScMp Dist'.I25]" office:value-type="float" office:value="0" calcext:value-type="float">
            <text:p>0.00</text:p>
          </table:table-cell>
          <table:table-cell table:formula="of:=[$'ScMp Dist'.J25]" office:value-type="float" office:value="0" calcext:value-type="float">
            <text:p>0.00</text:p>
          </table:table-cell>
          <table:table-cell table:formula="of:=[$'McMp Dist'.G25]" office:value-type="float" office:value="0" calcext:value-type="float">
            <text:p>0.00</text:p>
          </table:table-cell>
          <table:table-cell table:formula="of:=[$'McMp Dist'.H25]" office:value-type="float" office:value="0" calcext:value-type="float">
            <text:p>0.00</text:p>
          </table:table-cell>
          <table:table-cell table:formula="of:=[$'McMp Dist'.I25]" office:value-type="float" office:value="0" calcext:value-type="float">
            <text:p>0.00</text:p>
          </table:table-cell>
          <table:table-cell table:formula="of:=[$'McMp Dist'.J2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Dist'.G26]" office:value-type="float" office:value="0" calcext:value-type="float">
            <text:p>0.00</text:p>
          </table:table-cell>
          <table:table-cell table:formula="of:=[$'ScSp Dist'.H26]" office:value-type="float" office:value="0" calcext:value-type="float">
            <text:p>0.00</text:p>
          </table:table-cell>
          <table:table-cell table:formula="of:=[$'ScSp Dist'.I26]" office:value-type="float" office:value="0" calcext:value-type="float">
            <text:p>0.00</text:p>
          </table:table-cell>
          <table:table-cell table:formula="of:=[$'ScSp Dist'.J26]" office:value-type="float" office:value="0" calcext:value-type="float">
            <text:p>0.00</text:p>
          </table:table-cell>
          <table:table-cell table:formula="of:=[$'McSp Dist'.G26]" office:value-type="float" office:value="0" calcext:value-type="float">
            <text:p>0.00</text:p>
          </table:table-cell>
          <table:table-cell table:formula="of:=[$'McSp Dist'.H26]" office:value-type="float" office:value="0" calcext:value-type="float">
            <text:p>0.00</text:p>
          </table:table-cell>
          <table:table-cell table:formula="of:=[$'McSp Dist'.I26]" office:value-type="float" office:value="0" calcext:value-type="float">
            <text:p>0.00</text:p>
          </table:table-cell>
          <table:table-cell table:formula="of:=[$'McSp Dist'.J26]" office:value-type="float" office:value="0" calcext:value-type="float">
            <text:p>0.00</text:p>
          </table:table-cell>
          <table:table-cell table:formula="of:=[$'ScMp Dist'.G26]" office:value-type="float" office:value="0" calcext:value-type="float">
            <text:p>0.00</text:p>
          </table:table-cell>
          <table:table-cell table:formula="of:=[$'ScMp Dist'.H26]" office:value-type="float" office:value="0" calcext:value-type="float">
            <text:p>0.00</text:p>
          </table:table-cell>
          <table:table-cell table:formula="of:=[$'ScMp Dist'.I26]" office:value-type="float" office:value="0" calcext:value-type="float">
            <text:p>0.00</text:p>
          </table:table-cell>
          <table:table-cell table:formula="of:=[$'ScMp Dist'.J26]" office:value-type="float" office:value="0" calcext:value-type="float">
            <text:p>0.00</text:p>
          </table:table-cell>
          <table:table-cell table:formula="of:=[$'McMp Dist'.G26]" office:value-type="float" office:value="0" calcext:value-type="float">
            <text:p>0.00</text:p>
          </table:table-cell>
          <table:table-cell table:formula="of:=[$'McMp Dist'.H26]" office:value-type="float" office:value="0" calcext:value-type="float">
            <text:p>0.00</text:p>
          </table:table-cell>
          <table:table-cell table:formula="of:=[$'McMp Dist'.I26]" office:value-type="float" office:value="0" calcext:value-type="float">
            <text:p>0.00</text:p>
          </table:table-cell>
          <table:table-cell table:formula="of:=[$'McMp Dist'.J2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Dist'.G27]" office:value-type="float" office:value="0" calcext:value-type="float">
            <text:p>0.00</text:p>
          </table:table-cell>
          <table:table-cell table:formula="of:=[$'ScSp Dist'.H27]" office:value-type="float" office:value="0" calcext:value-type="float">
            <text:p>0.00</text:p>
          </table:table-cell>
          <table:table-cell table:formula="of:=[$'ScSp Dist'.I27]" office:value-type="float" office:value="0" calcext:value-type="float">
            <text:p>0.00</text:p>
          </table:table-cell>
          <table:table-cell table:formula="of:=[$'ScSp Dist'.J27]" office:value-type="float" office:value="0" calcext:value-type="float">
            <text:p>0.00</text:p>
          </table:table-cell>
          <table:table-cell table:formula="of:=[$'McSp Dist'.G27]" office:value-type="float" office:value="0" calcext:value-type="float">
            <text:p>0.00</text:p>
          </table:table-cell>
          <table:table-cell table:formula="of:=[$'McSp Dist'.H27]" office:value-type="float" office:value="0" calcext:value-type="float">
            <text:p>0.00</text:p>
          </table:table-cell>
          <table:table-cell table:formula="of:=[$'McSp Dist'.I27]" office:value-type="float" office:value="0" calcext:value-type="float">
            <text:p>0.00</text:p>
          </table:table-cell>
          <table:table-cell table:formula="of:=[$'McSp Dist'.J27]" office:value-type="float" office:value="0" calcext:value-type="float">
            <text:p>0.00</text:p>
          </table:table-cell>
          <table:table-cell table:formula="of:=[$'ScMp Dist'.G27]" office:value-type="float" office:value="0" calcext:value-type="float">
            <text:p>0.00</text:p>
          </table:table-cell>
          <table:table-cell table:formula="of:=[$'ScMp Dist'.H27]" office:value-type="float" office:value="0" calcext:value-type="float">
            <text:p>0.00</text:p>
          </table:table-cell>
          <table:table-cell table:formula="of:=[$'ScMp Dist'.I27]" office:value-type="float" office:value="0" calcext:value-type="float">
            <text:p>0.00</text:p>
          </table:table-cell>
          <table:table-cell table:formula="of:=[$'ScMp Dist'.J27]" office:value-type="float" office:value="0" calcext:value-type="float">
            <text:p>0.00</text:p>
          </table:table-cell>
          <table:table-cell table:formula="of:=[$'McMp Dist'.G27]" office:value-type="float" office:value="0" calcext:value-type="float">
            <text:p>0.00</text:p>
          </table:table-cell>
          <table:table-cell table:formula="of:=[$'McMp Dist'.H27]" office:value-type="float" office:value="0" calcext:value-type="float">
            <text:p>0.00</text:p>
          </table:table-cell>
          <table:table-cell table:formula="of:=[$'McMp Dist'.I27]" office:value-type="float" office:value="0" calcext:value-type="float">
            <text:p>0.00</text:p>
          </table:table-cell>
          <table:table-cell table:formula="of:=[$'McMp Dist'.J2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Dist'.G28]" office:value-type="float" office:value="0" calcext:value-type="float">
            <text:p>0.00</text:p>
          </table:table-cell>
          <table:table-cell table:formula="of:=[$'ScSp Dist'.H28]" office:value-type="float" office:value="0" calcext:value-type="float">
            <text:p>0.00</text:p>
          </table:table-cell>
          <table:table-cell table:formula="of:=[$'ScSp Dist'.I28]" office:value-type="float" office:value="0" calcext:value-type="float">
            <text:p>0.00</text:p>
          </table:table-cell>
          <table:table-cell table:formula="of:=[$'ScSp Dist'.J28]" office:value-type="float" office:value="0" calcext:value-type="float">
            <text:p>0.00</text:p>
          </table:table-cell>
          <table:table-cell table:formula="of:=[$'McSp Dist'.G28]" office:value-type="float" office:value="0" calcext:value-type="float">
            <text:p>0.00</text:p>
          </table:table-cell>
          <table:table-cell table:formula="of:=[$'McSp Dist'.H28]" office:value-type="float" office:value="0" calcext:value-type="float">
            <text:p>0.00</text:p>
          </table:table-cell>
          <table:table-cell table:formula="of:=[$'McSp Dist'.I28]" office:value-type="float" office:value="0" calcext:value-type="float">
            <text:p>0.00</text:p>
          </table:table-cell>
          <table:table-cell table:formula="of:=[$'McSp Dist'.J28]" office:value-type="float" office:value="0" calcext:value-type="float">
            <text:p>0.00</text:p>
          </table:table-cell>
          <table:table-cell table:formula="of:=[$'ScMp Dist'.G28]" office:value-type="float" office:value="0" calcext:value-type="float">
            <text:p>0.00</text:p>
          </table:table-cell>
          <table:table-cell table:formula="of:=[$'ScMp Dist'.H28]" office:value-type="float" office:value="0" calcext:value-type="float">
            <text:p>0.00</text:p>
          </table:table-cell>
          <table:table-cell table:formula="of:=[$'ScMp Dist'.I28]" office:value-type="float" office:value="0" calcext:value-type="float">
            <text:p>0.00</text:p>
          </table:table-cell>
          <table:table-cell table:formula="of:=[$'ScMp Dist'.J28]" office:value-type="float" office:value="0" calcext:value-type="float">
            <text:p>0.00</text:p>
          </table:table-cell>
          <table:table-cell table:formula="of:=[$'McMp Dist'.G28]" office:value-type="float" office:value="0" calcext:value-type="float">
            <text:p>0.00</text:p>
          </table:table-cell>
          <table:table-cell table:formula="of:=[$'McMp Dist'.H28]" office:value-type="float" office:value="0" calcext:value-type="float">
            <text:p>0.00</text:p>
          </table:table-cell>
          <table:table-cell table:formula="of:=[$'McMp Dist'.I28]" office:value-type="float" office:value="0" calcext:value-type="float">
            <text:p>0.00</text:p>
          </table:table-cell>
          <table:table-cell table:formula="of:=[$'McMp Dist'.J2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Dist'.G29]" office:value-type="float" office:value="0" calcext:value-type="float">
            <text:p>0.00</text:p>
          </table:table-cell>
          <table:table-cell table:formula="of:=[$'ScSp Dist'.H29]" office:value-type="float" office:value="0" calcext:value-type="float">
            <text:p>0.00</text:p>
          </table:table-cell>
          <table:table-cell table:formula="of:=[$'ScSp Dist'.I29]" office:value-type="float" office:value="0" calcext:value-type="float">
            <text:p>0.00</text:p>
          </table:table-cell>
          <table:table-cell table:formula="of:=[$'ScSp Dist'.J29]" office:value-type="float" office:value="0" calcext:value-type="float">
            <text:p>0.00</text:p>
          </table:table-cell>
          <table:table-cell table:formula="of:=[$'McSp Dist'.G29]" office:value-type="float" office:value="0" calcext:value-type="float">
            <text:p>0.00</text:p>
          </table:table-cell>
          <table:table-cell table:formula="of:=[$'McSp Dist'.H29]" office:value-type="float" office:value="0" calcext:value-type="float">
            <text:p>0.00</text:p>
          </table:table-cell>
          <table:table-cell table:formula="of:=[$'McSp Dist'.I29]" office:value-type="float" office:value="0" calcext:value-type="float">
            <text:p>0.00</text:p>
          </table:table-cell>
          <table:table-cell table:formula="of:=[$'McSp Dist'.J29]" office:value-type="float" office:value="0" calcext:value-type="float">
            <text:p>0.00</text:p>
          </table:table-cell>
          <table:table-cell table:formula="of:=[$'ScMp Dist'.G29]" office:value-type="float" office:value="0" calcext:value-type="float">
            <text:p>0.00</text:p>
          </table:table-cell>
          <table:table-cell table:formula="of:=[$'ScMp Dist'.H29]" office:value-type="float" office:value="0" calcext:value-type="float">
            <text:p>0.00</text:p>
          </table:table-cell>
          <table:table-cell table:formula="of:=[$'ScMp Dist'.I29]" office:value-type="float" office:value="0" calcext:value-type="float">
            <text:p>0.00</text:p>
          </table:table-cell>
          <table:table-cell table:formula="of:=[$'ScMp Dist'.J29]" office:value-type="float" office:value="0" calcext:value-type="float">
            <text:p>0.00</text:p>
          </table:table-cell>
          <table:table-cell table:formula="of:=[$'McMp Dist'.G29]" office:value-type="float" office:value="0" calcext:value-type="float">
            <text:p>0.00</text:p>
          </table:table-cell>
          <table:table-cell table:formula="of:=[$'McMp Dist'.H29]" office:value-type="float" office:value="0" calcext:value-type="float">
            <text:p>0.00</text:p>
          </table:table-cell>
          <table:table-cell table:formula="of:=[$'McMp Dist'.I29]" office:value-type="float" office:value="0" calcext:value-type="float">
            <text:p>0.00</text:p>
          </table:table-cell>
          <table:table-cell table:formula="of:=[$'McMp Dist'.J2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Dist'.G30]" office:value-type="float" office:value="0" calcext:value-type="float">
            <text:p>0.00</text:p>
          </table:table-cell>
          <table:table-cell table:formula="of:=[$'ScSp Dist'.H30]" office:value-type="float" office:value="0" calcext:value-type="float">
            <text:p>0.00</text:p>
          </table:table-cell>
          <table:table-cell table:formula="of:=[$'ScSp Dist'.I30]" office:value-type="float" office:value="0" calcext:value-type="float">
            <text:p>0.00</text:p>
          </table:table-cell>
          <table:table-cell table:formula="of:=[$'ScSp Dist'.J30]" office:value-type="float" office:value="0" calcext:value-type="float">
            <text:p>0.00</text:p>
          </table:table-cell>
          <table:table-cell table:formula="of:=[$'McSp Dist'.G30]" office:value-type="float" office:value="0" calcext:value-type="float">
            <text:p>0.00</text:p>
          </table:table-cell>
          <table:table-cell table:formula="of:=[$'McSp Dist'.H30]" office:value-type="float" office:value="0" calcext:value-type="float">
            <text:p>0.00</text:p>
          </table:table-cell>
          <table:table-cell table:formula="of:=[$'McSp Dist'.I30]" office:value-type="float" office:value="0" calcext:value-type="float">
            <text:p>0.00</text:p>
          </table:table-cell>
          <table:table-cell table:formula="of:=[$'McSp Dist'.J30]" office:value-type="float" office:value="0" calcext:value-type="float">
            <text:p>0.00</text:p>
          </table:table-cell>
          <table:table-cell table:formula="of:=[$'ScMp Dist'.G30]" office:value-type="float" office:value="0" calcext:value-type="float">
            <text:p>0.00</text:p>
          </table:table-cell>
          <table:table-cell table:formula="of:=[$'ScMp Dist'.H30]" office:value-type="float" office:value="0" calcext:value-type="float">
            <text:p>0.00</text:p>
          </table:table-cell>
          <table:table-cell table:formula="of:=[$'ScMp Dist'.I30]" office:value-type="float" office:value="0" calcext:value-type="float">
            <text:p>0.00</text:p>
          </table:table-cell>
          <table:table-cell table:formula="of:=[$'ScMp Dist'.J30]" office:value-type="float" office:value="0" calcext:value-type="float">
            <text:p>0.00</text:p>
          </table:table-cell>
          <table:table-cell table:formula="of:=[$'McMp Dist'.G30]" office:value-type="float" office:value="0" calcext:value-type="float">
            <text:p>0.00</text:p>
          </table:table-cell>
          <table:table-cell table:formula="of:=[$'McMp Dist'.H30]" office:value-type="float" office:value="0" calcext:value-type="float">
            <text:p>0.00</text:p>
          </table:table-cell>
          <table:table-cell table:formula="of:=[$'McMp Dist'.I30]" office:value-type="float" office:value="0" calcext:value-type="float">
            <text:p>0.00</text:p>
          </table:table-cell>
          <table:table-cell table:formula="of:=[$'McMp Dist'.J3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Dist'.G31]" office:value-type="float" office:value="0" calcext:value-type="float">
            <text:p>0.00</text:p>
          </table:table-cell>
          <table:table-cell table:formula="of:=[$'ScSp Dist'.H31]" office:value-type="float" office:value="0" calcext:value-type="float">
            <text:p>0.00</text:p>
          </table:table-cell>
          <table:table-cell table:formula="of:=[$'ScSp Dist'.I31]" office:value-type="float" office:value="0" calcext:value-type="float">
            <text:p>0.00</text:p>
          </table:table-cell>
          <table:table-cell table:formula="of:=[$'ScSp Dist'.J31]" office:value-type="float" office:value="0" calcext:value-type="float">
            <text:p>0.00</text:p>
          </table:table-cell>
          <table:table-cell table:formula="of:=[$'McSp Dist'.G31]" office:value-type="float" office:value="0" calcext:value-type="float">
            <text:p>0.00</text:p>
          </table:table-cell>
          <table:table-cell table:formula="of:=[$'McSp Dist'.H31]" office:value-type="float" office:value="0" calcext:value-type="float">
            <text:p>0.00</text:p>
          </table:table-cell>
          <table:table-cell table:formula="of:=[$'McSp Dist'.I31]" office:value-type="float" office:value="0" calcext:value-type="float">
            <text:p>0.00</text:p>
          </table:table-cell>
          <table:table-cell table:formula="of:=[$'McSp Dist'.J31]" office:value-type="float" office:value="0" calcext:value-type="float">
            <text:p>0.00</text:p>
          </table:table-cell>
          <table:table-cell table:formula="of:=[$'ScMp Dist'.G31]" office:value-type="float" office:value="0" calcext:value-type="float">
            <text:p>0.00</text:p>
          </table:table-cell>
          <table:table-cell table:formula="of:=[$'ScMp Dist'.H31]" office:value-type="float" office:value="0" calcext:value-type="float">
            <text:p>0.00</text:p>
          </table:table-cell>
          <table:table-cell table:formula="of:=[$'ScMp Dist'.I31]" office:value-type="float" office:value="0" calcext:value-type="float">
            <text:p>0.00</text:p>
          </table:table-cell>
          <table:table-cell table:formula="of:=[$'ScMp Dist'.J31]" office:value-type="float" office:value="0" calcext:value-type="float">
            <text:p>0.00</text:p>
          </table:table-cell>
          <table:table-cell table:formula="of:=[$'McMp Dist'.G31]" office:value-type="float" office:value="0" calcext:value-type="float">
            <text:p>0.00</text:p>
          </table:table-cell>
          <table:table-cell table:formula="of:=[$'McMp Dist'.H31]" office:value-type="float" office:value="0" calcext:value-type="float">
            <text:p>0.00</text:p>
          </table:table-cell>
          <table:table-cell table:formula="of:=[$'McMp Dist'.I31]" office:value-type="float" office:value="0" calcext:value-type="float">
            <text:p>0.00</text:p>
          </table:table-cell>
          <table:table-cell table:formula="of:=[$'McMp Dist'.J3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Dist'.G32]" office:value-type="float" office:value="0" calcext:value-type="float">
            <text:p>0.00</text:p>
          </table:table-cell>
          <table:table-cell table:formula="of:=[$'ScSp Dist'.H32]" office:value-type="float" office:value="0" calcext:value-type="float">
            <text:p>0.00</text:p>
          </table:table-cell>
          <table:table-cell table:formula="of:=[$'ScSp Dist'.I32]" office:value-type="float" office:value="0" calcext:value-type="float">
            <text:p>0.00</text:p>
          </table:table-cell>
          <table:table-cell table:formula="of:=[$'ScSp Dist'.J32]" office:value-type="float" office:value="0" calcext:value-type="float">
            <text:p>0.00</text:p>
          </table:table-cell>
          <table:table-cell table:formula="of:=[$'McSp Dist'.G32]" office:value-type="float" office:value="0" calcext:value-type="float">
            <text:p>0.00</text:p>
          </table:table-cell>
          <table:table-cell table:formula="of:=[$'McSp Dist'.H32]" office:value-type="float" office:value="0" calcext:value-type="float">
            <text:p>0.00</text:p>
          </table:table-cell>
          <table:table-cell table:formula="of:=[$'McSp Dist'.I32]" office:value-type="float" office:value="0" calcext:value-type="float">
            <text:p>0.00</text:p>
          </table:table-cell>
          <table:table-cell table:formula="of:=[$'McSp Dist'.J32]" office:value-type="float" office:value="0" calcext:value-type="float">
            <text:p>0.00</text:p>
          </table:table-cell>
          <table:table-cell table:formula="of:=[$'ScMp Dist'.G32]" office:value-type="float" office:value="0" calcext:value-type="float">
            <text:p>0.00</text:p>
          </table:table-cell>
          <table:table-cell table:formula="of:=[$'ScMp Dist'.H32]" office:value-type="float" office:value="0" calcext:value-type="float">
            <text:p>0.00</text:p>
          </table:table-cell>
          <table:table-cell table:formula="of:=[$'ScMp Dist'.I32]" office:value-type="float" office:value="0" calcext:value-type="float">
            <text:p>0.00</text:p>
          </table:table-cell>
          <table:table-cell table:formula="of:=[$'ScMp Dist'.J32]" office:value-type="float" office:value="0" calcext:value-type="float">
            <text:p>0.00</text:p>
          </table:table-cell>
          <table:table-cell table:formula="of:=[$'McMp Dist'.G32]" office:value-type="float" office:value="0" calcext:value-type="float">
            <text:p>0.00</text:p>
          </table:table-cell>
          <table:table-cell table:formula="of:=[$'McMp Dist'.H32]" office:value-type="float" office:value="0" calcext:value-type="float">
            <text:p>0.00</text:p>
          </table:table-cell>
          <table:table-cell table:formula="of:=[$'McMp Dist'.I32]" office:value-type="float" office:value="0" calcext:value-type="float">
            <text:p>0.00</text:p>
          </table:table-cell>
          <table:table-cell table:formula="of:=[$'McMp Dist'.J3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Dist'.G33]" office:value-type="float" office:value="0" calcext:value-type="float">
            <text:p>0.00</text:p>
          </table:table-cell>
          <table:table-cell table:formula="of:=[$'ScSp Dist'.H33]" office:value-type="float" office:value="0" calcext:value-type="float">
            <text:p>0.00</text:p>
          </table:table-cell>
          <table:table-cell table:formula="of:=[$'ScSp Dist'.I33]" office:value-type="float" office:value="0" calcext:value-type="float">
            <text:p>0.00</text:p>
          </table:table-cell>
          <table:table-cell table:formula="of:=[$'ScSp Dist'.J33]" office:value-type="float" office:value="0" calcext:value-type="float">
            <text:p>0.00</text:p>
          </table:table-cell>
          <table:table-cell table:formula="of:=[$'McSp Dist'.G33]" office:value-type="float" office:value="0" calcext:value-type="float">
            <text:p>0.00</text:p>
          </table:table-cell>
          <table:table-cell table:formula="of:=[$'McSp Dist'.H33]" office:value-type="float" office:value="0" calcext:value-type="float">
            <text:p>0.00</text:p>
          </table:table-cell>
          <table:table-cell table:formula="of:=[$'McSp Dist'.I33]" office:value-type="float" office:value="0" calcext:value-type="float">
            <text:p>0.00</text:p>
          </table:table-cell>
          <table:table-cell table:formula="of:=[$'McSp Dist'.J33]" office:value-type="float" office:value="0" calcext:value-type="float">
            <text:p>0.00</text:p>
          </table:table-cell>
          <table:table-cell table:formula="of:=[$'ScMp Dist'.G33]" office:value-type="float" office:value="0" calcext:value-type="float">
            <text:p>0.00</text:p>
          </table:table-cell>
          <table:table-cell table:formula="of:=[$'ScMp Dist'.H33]" office:value-type="float" office:value="0" calcext:value-type="float">
            <text:p>0.00</text:p>
          </table:table-cell>
          <table:table-cell table:formula="of:=[$'ScMp Dist'.I33]" office:value-type="float" office:value="0" calcext:value-type="float">
            <text:p>0.00</text:p>
          </table:table-cell>
          <table:table-cell table:formula="of:=[$'ScMp Dist'.J33]" office:value-type="float" office:value="0" calcext:value-type="float">
            <text:p>0.00</text:p>
          </table:table-cell>
          <table:table-cell table:formula="of:=[$'McMp Dist'.G33]" office:value-type="float" office:value="0" calcext:value-type="float">
            <text:p>0.00</text:p>
          </table:table-cell>
          <table:table-cell table:formula="of:=[$'McMp Dist'.H33]" office:value-type="float" office:value="0" calcext:value-type="float">
            <text:p>0.00</text:p>
          </table:table-cell>
          <table:table-cell table:formula="of:=[$'McMp Dist'.I33]" office:value-type="float" office:value="0" calcext:value-type="float">
            <text:p>0.00</text:p>
          </table:table-cell>
          <table:table-cell table:formula="of:=[$'McMp Dist'.J3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Dist'.G34]" office:value-type="float" office:value="0" calcext:value-type="float">
            <text:p>0.00</text:p>
          </table:table-cell>
          <table:table-cell table:formula="of:=[$'ScSp Dist'.H34]" office:value-type="float" office:value="0" calcext:value-type="float">
            <text:p>0.00</text:p>
          </table:table-cell>
          <table:table-cell table:formula="of:=[$'ScSp Dist'.I34]" office:value-type="float" office:value="0" calcext:value-type="float">
            <text:p>0.00</text:p>
          </table:table-cell>
          <table:table-cell table:formula="of:=[$'ScSp Dist'.J34]" office:value-type="float" office:value="0" calcext:value-type="float">
            <text:p>0.00</text:p>
          </table:table-cell>
          <table:table-cell table:formula="of:=[$'McSp Dist'.G34]" office:value-type="float" office:value="0" calcext:value-type="float">
            <text:p>0.00</text:p>
          </table:table-cell>
          <table:table-cell table:formula="of:=[$'McSp Dist'.H34]" office:value-type="float" office:value="0" calcext:value-type="float">
            <text:p>0.00</text:p>
          </table:table-cell>
          <table:table-cell table:formula="of:=[$'McSp Dist'.I34]" office:value-type="float" office:value="0" calcext:value-type="float">
            <text:p>0.00</text:p>
          </table:table-cell>
          <table:table-cell table:formula="of:=[$'McSp Dist'.J34]" office:value-type="float" office:value="0" calcext:value-type="float">
            <text:p>0.00</text:p>
          </table:table-cell>
          <table:table-cell table:formula="of:=[$'ScMp Dist'.G34]" office:value-type="float" office:value="0" calcext:value-type="float">
            <text:p>0.00</text:p>
          </table:table-cell>
          <table:table-cell table:formula="of:=[$'ScMp Dist'.H34]" office:value-type="float" office:value="0" calcext:value-type="float">
            <text:p>0.00</text:p>
          </table:table-cell>
          <table:table-cell table:formula="of:=[$'ScMp Dist'.I34]" office:value-type="float" office:value="0" calcext:value-type="float">
            <text:p>0.00</text:p>
          </table:table-cell>
          <table:table-cell table:formula="of:=[$'ScMp Dist'.J34]" office:value-type="float" office:value="0" calcext:value-type="float">
            <text:p>0.00</text:p>
          </table:table-cell>
          <table:table-cell table:formula="of:=[$'McMp Dist'.G34]" office:value-type="float" office:value="0" calcext:value-type="float">
            <text:p>0.00</text:p>
          </table:table-cell>
          <table:table-cell table:formula="of:=[$'McMp Dist'.H34]" office:value-type="float" office:value="0" calcext:value-type="float">
            <text:p>0.00</text:p>
          </table:table-cell>
          <table:table-cell table:formula="of:=[$'McMp Dist'.I34]" office:value-type="float" office:value="0" calcext:value-type="float">
            <text:p>0.00</text:p>
          </table:table-cell>
          <table:table-cell table:formula="of:=[$'McMp Dist'.J3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Dist'.G35]" office:value-type="float" office:value="0" calcext:value-type="float">
            <text:p>0.00</text:p>
          </table:table-cell>
          <table:table-cell table:formula="of:=[$'ScSp Dist'.H35]" office:value-type="float" office:value="0" calcext:value-type="float">
            <text:p>0.00</text:p>
          </table:table-cell>
          <table:table-cell table:formula="of:=[$'ScSp Dist'.I35]" office:value-type="float" office:value="0" calcext:value-type="float">
            <text:p>0.00</text:p>
          </table:table-cell>
          <table:table-cell table:formula="of:=[$'ScSp Dist'.J35]" office:value-type="float" office:value="0" calcext:value-type="float">
            <text:p>0.00</text:p>
          </table:table-cell>
          <table:table-cell table:formula="of:=[$'McSp Dist'.G35]" office:value-type="float" office:value="0" calcext:value-type="float">
            <text:p>0.00</text:p>
          </table:table-cell>
          <table:table-cell table:formula="of:=[$'McSp Dist'.H35]" office:value-type="float" office:value="0" calcext:value-type="float">
            <text:p>0.00</text:p>
          </table:table-cell>
          <table:table-cell table:formula="of:=[$'McSp Dist'.I35]" office:value-type="float" office:value="0" calcext:value-type="float">
            <text:p>0.00</text:p>
          </table:table-cell>
          <table:table-cell table:formula="of:=[$'McSp Dist'.J35]" office:value-type="float" office:value="0" calcext:value-type="float">
            <text:p>0.00</text:p>
          </table:table-cell>
          <table:table-cell table:formula="of:=[$'ScMp Dist'.G35]" office:value-type="float" office:value="0" calcext:value-type="float">
            <text:p>0.00</text:p>
          </table:table-cell>
          <table:table-cell table:formula="of:=[$'ScMp Dist'.H35]" office:value-type="float" office:value="0" calcext:value-type="float">
            <text:p>0.00</text:p>
          </table:table-cell>
          <table:table-cell table:formula="of:=[$'ScMp Dist'.I35]" office:value-type="float" office:value="0" calcext:value-type="float">
            <text:p>0.00</text:p>
          </table:table-cell>
          <table:table-cell table:formula="of:=[$'ScMp Dist'.J35]" office:value-type="float" office:value="0" calcext:value-type="float">
            <text:p>0.00</text:p>
          </table:table-cell>
          <table:table-cell table:formula="of:=[$'McMp Dist'.G35]" office:value-type="float" office:value="0" calcext:value-type="float">
            <text:p>0.00</text:p>
          </table:table-cell>
          <table:table-cell table:formula="of:=[$'McMp Dist'.H35]" office:value-type="float" office:value="0" calcext:value-type="float">
            <text:p>0.00</text:p>
          </table:table-cell>
          <table:table-cell table:formula="of:=[$'McMp Dist'.I35]" office:value-type="float" office:value="0" calcext:value-type="float">
            <text:p>0.00</text:p>
          </table:table-cell>
          <table:table-cell table:formula="of:=[$'McMp Dist'.J3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Dist'.G36]" office:value-type="float" office:value="0" calcext:value-type="float">
            <text:p>0.00</text:p>
          </table:table-cell>
          <table:table-cell table:formula="of:=[$'ScSp Dist'.H36]" office:value-type="float" office:value="0" calcext:value-type="float">
            <text:p>0.00</text:p>
          </table:table-cell>
          <table:table-cell table:formula="of:=[$'ScSp Dist'.I36]" office:value-type="float" office:value="0" calcext:value-type="float">
            <text:p>0.00</text:p>
          </table:table-cell>
          <table:table-cell table:formula="of:=[$'ScSp Dist'.J36]" office:value-type="float" office:value="0" calcext:value-type="float">
            <text:p>0.00</text:p>
          </table:table-cell>
          <table:table-cell table:formula="of:=[$'McSp Dist'.G36]" office:value-type="float" office:value="0" calcext:value-type="float">
            <text:p>0.00</text:p>
          </table:table-cell>
          <table:table-cell table:formula="of:=[$'McSp Dist'.H36]" office:value-type="float" office:value="0" calcext:value-type="float">
            <text:p>0.00</text:p>
          </table:table-cell>
          <table:table-cell table:formula="of:=[$'McSp Dist'.I36]" office:value-type="float" office:value="0" calcext:value-type="float">
            <text:p>0.00</text:p>
          </table:table-cell>
          <table:table-cell table:formula="of:=[$'McSp Dist'.J36]" office:value-type="float" office:value="0" calcext:value-type="float">
            <text:p>0.00</text:p>
          </table:table-cell>
          <table:table-cell table:formula="of:=[$'ScMp Dist'.G36]" office:value-type="float" office:value="0" calcext:value-type="float">
            <text:p>0.00</text:p>
          </table:table-cell>
          <table:table-cell table:formula="of:=[$'ScMp Dist'.H36]" office:value-type="float" office:value="0" calcext:value-type="float">
            <text:p>0.00</text:p>
          </table:table-cell>
          <table:table-cell table:formula="of:=[$'ScMp Dist'.I36]" office:value-type="float" office:value="0" calcext:value-type="float">
            <text:p>0.00</text:p>
          </table:table-cell>
          <table:table-cell table:formula="of:=[$'ScMp Dist'.J36]" office:value-type="float" office:value="0" calcext:value-type="float">
            <text:p>0.00</text:p>
          </table:table-cell>
          <table:table-cell table:formula="of:=[$'McMp Dist'.G36]" office:value-type="float" office:value="0" calcext:value-type="float">
            <text:p>0.00</text:p>
          </table:table-cell>
          <table:table-cell table:formula="of:=[$'McMp Dist'.H36]" office:value-type="float" office:value="0" calcext:value-type="float">
            <text:p>0.00</text:p>
          </table:table-cell>
          <table:table-cell table:formula="of:=[$'McMp Dist'.I36]" office:value-type="float" office:value="0" calcext:value-type="float">
            <text:p>0.00</text:p>
          </table:table-cell>
          <table:table-cell table:formula="of:=[$'McMp Dist'.J3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Dist'.G37]" office:value-type="float" office:value="0" calcext:value-type="float">
            <text:p>0.00</text:p>
          </table:table-cell>
          <table:table-cell table:formula="of:=[$'ScSp Dist'.H37]" office:value-type="float" office:value="0" calcext:value-type="float">
            <text:p>0.00</text:p>
          </table:table-cell>
          <table:table-cell table:formula="of:=[$'ScSp Dist'.I37]" office:value-type="float" office:value="0" calcext:value-type="float">
            <text:p>0.00</text:p>
          </table:table-cell>
          <table:table-cell table:formula="of:=[$'ScSp Dist'.J37]" office:value-type="float" office:value="0" calcext:value-type="float">
            <text:p>0.00</text:p>
          </table:table-cell>
          <table:table-cell table:formula="of:=[$'McSp Dist'.G37]" office:value-type="float" office:value="0" calcext:value-type="float">
            <text:p>0.00</text:p>
          </table:table-cell>
          <table:table-cell table:formula="of:=[$'McSp Dist'.H37]" office:value-type="float" office:value="0" calcext:value-type="float">
            <text:p>0.00</text:p>
          </table:table-cell>
          <table:table-cell table:formula="of:=[$'McSp Dist'.I37]" office:value-type="float" office:value="0" calcext:value-type="float">
            <text:p>0.00</text:p>
          </table:table-cell>
          <table:table-cell table:formula="of:=[$'McSp Dist'.J37]" office:value-type="float" office:value="0" calcext:value-type="float">
            <text:p>0.00</text:p>
          </table:table-cell>
          <table:table-cell table:formula="of:=[$'ScMp Dist'.G37]" office:value-type="float" office:value="0" calcext:value-type="float">
            <text:p>0.00</text:p>
          </table:table-cell>
          <table:table-cell table:formula="of:=[$'ScMp Dist'.H37]" office:value-type="float" office:value="0" calcext:value-type="float">
            <text:p>0.00</text:p>
          </table:table-cell>
          <table:table-cell table:formula="of:=[$'ScMp Dist'.I37]" office:value-type="float" office:value="0" calcext:value-type="float">
            <text:p>0.00</text:p>
          </table:table-cell>
          <table:table-cell table:formula="of:=[$'ScMp Dist'.J37]" office:value-type="float" office:value="0" calcext:value-type="float">
            <text:p>0.00</text:p>
          </table:table-cell>
          <table:table-cell table:formula="of:=[$'McMp Dist'.G37]" office:value-type="float" office:value="0" calcext:value-type="float">
            <text:p>0.00</text:p>
          </table:table-cell>
          <table:table-cell table:formula="of:=[$'McMp Dist'.H37]" office:value-type="float" office:value="0" calcext:value-type="float">
            <text:p>0.00</text:p>
          </table:table-cell>
          <table:table-cell table:formula="of:=[$'McMp Dist'.I37]" office:value-type="float" office:value="0" calcext:value-type="float">
            <text:p>0.00</text:p>
          </table:table-cell>
          <table:table-cell table:formula="of:=[$'McMp Dist'.J3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Dist'.G38]" office:value-type="float" office:value="0" calcext:value-type="float">
            <text:p>0.00</text:p>
          </table:table-cell>
          <table:table-cell table:formula="of:=[$'ScSp Dist'.H38]" office:value-type="float" office:value="0" calcext:value-type="float">
            <text:p>0.00</text:p>
          </table:table-cell>
          <table:table-cell table:formula="of:=[$'ScSp Dist'.I38]" office:value-type="float" office:value="0" calcext:value-type="float">
            <text:p>0.00</text:p>
          </table:table-cell>
          <table:table-cell table:formula="of:=[$'ScSp Dist'.J38]" office:value-type="float" office:value="0" calcext:value-type="float">
            <text:p>0.00</text:p>
          </table:table-cell>
          <table:table-cell table:formula="of:=[$'McSp Dist'.G38]" office:value-type="float" office:value="0" calcext:value-type="float">
            <text:p>0.00</text:p>
          </table:table-cell>
          <table:table-cell table:formula="of:=[$'McSp Dist'.H38]" office:value-type="float" office:value="0" calcext:value-type="float">
            <text:p>0.00</text:p>
          </table:table-cell>
          <table:table-cell table:formula="of:=[$'McSp Dist'.I38]" office:value-type="float" office:value="0" calcext:value-type="float">
            <text:p>0.00</text:p>
          </table:table-cell>
          <table:table-cell table:formula="of:=[$'McSp Dist'.J38]" office:value-type="float" office:value="0" calcext:value-type="float">
            <text:p>0.00</text:p>
          </table:table-cell>
          <table:table-cell table:formula="of:=[$'ScMp Dist'.G38]" office:value-type="float" office:value="0" calcext:value-type="float">
            <text:p>0.00</text:p>
          </table:table-cell>
          <table:table-cell table:formula="of:=[$'ScMp Dist'.H38]" office:value-type="float" office:value="0" calcext:value-type="float">
            <text:p>0.00</text:p>
          </table:table-cell>
          <table:table-cell table:formula="of:=[$'ScMp Dist'.I38]" office:value-type="float" office:value="0" calcext:value-type="float">
            <text:p>0.00</text:p>
          </table:table-cell>
          <table:table-cell table:formula="of:=[$'ScMp Dist'.J38]" office:value-type="float" office:value="0" calcext:value-type="float">
            <text:p>0.00</text:p>
          </table:table-cell>
          <table:table-cell table:formula="of:=[$'McMp Dist'.G38]" office:value-type="float" office:value="0" calcext:value-type="float">
            <text:p>0.00</text:p>
          </table:table-cell>
          <table:table-cell table:formula="of:=[$'McMp Dist'.H38]" office:value-type="float" office:value="0" calcext:value-type="float">
            <text:p>0.00</text:p>
          </table:table-cell>
          <table:table-cell table:formula="of:=[$'McMp Dist'.I38]" office:value-type="float" office:value="0" calcext:value-type="float">
            <text:p>0.00</text:p>
          </table:table-cell>
          <table:table-cell table:formula="of:=[$'McMp Dist'.J3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Dist'.G39]" office:value-type="float" office:value="0" calcext:value-type="float">
            <text:p>0.00</text:p>
          </table:table-cell>
          <table:table-cell table:formula="of:=[$'ScSp Dist'.H39]" office:value-type="float" office:value="0" calcext:value-type="float">
            <text:p>0.00</text:p>
          </table:table-cell>
          <table:table-cell table:formula="of:=[$'ScSp Dist'.I39]" office:value-type="float" office:value="0" calcext:value-type="float">
            <text:p>0.00</text:p>
          </table:table-cell>
          <table:table-cell table:formula="of:=[$'ScSp Dist'.J39]" office:value-type="float" office:value="0" calcext:value-type="float">
            <text:p>0.00</text:p>
          </table:table-cell>
          <table:table-cell table:formula="of:=[$'McSp Dist'.G39]" office:value-type="float" office:value="0" calcext:value-type="float">
            <text:p>0.00</text:p>
          </table:table-cell>
          <table:table-cell table:formula="of:=[$'McSp Dist'.H39]" office:value-type="float" office:value="0" calcext:value-type="float">
            <text:p>0.00</text:p>
          </table:table-cell>
          <table:table-cell table:formula="of:=[$'McSp Dist'.I39]" office:value-type="float" office:value="0" calcext:value-type="float">
            <text:p>0.00</text:p>
          </table:table-cell>
          <table:table-cell table:formula="of:=[$'McSp Dist'.J39]" office:value-type="float" office:value="0" calcext:value-type="float">
            <text:p>0.00</text:p>
          </table:table-cell>
          <table:table-cell table:formula="of:=[$'ScMp Dist'.G39]" office:value-type="float" office:value="0" calcext:value-type="float">
            <text:p>0.00</text:p>
          </table:table-cell>
          <table:table-cell table:formula="of:=[$'ScMp Dist'.H39]" office:value-type="float" office:value="0" calcext:value-type="float">
            <text:p>0.00</text:p>
          </table:table-cell>
          <table:table-cell table:formula="of:=[$'ScMp Dist'.I39]" office:value-type="float" office:value="0" calcext:value-type="float">
            <text:p>0.00</text:p>
          </table:table-cell>
          <table:table-cell table:formula="of:=[$'ScMp Dist'.J39]" office:value-type="float" office:value="0" calcext:value-type="float">
            <text:p>0.00</text:p>
          </table:table-cell>
          <table:table-cell table:formula="of:=[$'McMp Dist'.G39]" office:value-type="float" office:value="0" calcext:value-type="float">
            <text:p>0.00</text:p>
          </table:table-cell>
          <table:table-cell table:formula="of:=[$'McMp Dist'.H39]" office:value-type="float" office:value="0" calcext:value-type="float">
            <text:p>0.00</text:p>
          </table:table-cell>
          <table:table-cell table:formula="of:=[$'McMp Dist'.I39]" office:value-type="float" office:value="0" calcext:value-type="float">
            <text:p>0.00</text:p>
          </table:table-cell>
          <table:table-cell table:formula="of:=[$'McMp Dist'.J3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Dist'.G40]" office:value-type="float" office:value="0" calcext:value-type="float">
            <text:p>0.00</text:p>
          </table:table-cell>
          <table:table-cell table:formula="of:=[$'ScSp Dist'.H40]" office:value-type="float" office:value="0" calcext:value-type="float">
            <text:p>0.00</text:p>
          </table:table-cell>
          <table:table-cell table:formula="of:=[$'ScSp Dist'.I40]" office:value-type="float" office:value="0" calcext:value-type="float">
            <text:p>0.00</text:p>
          </table:table-cell>
          <table:table-cell table:formula="of:=[$'ScSp Dist'.J40]" office:value-type="float" office:value="0" calcext:value-type="float">
            <text:p>0.00</text:p>
          </table:table-cell>
          <table:table-cell table:formula="of:=[$'McSp Dist'.G40]" office:value-type="float" office:value="0" calcext:value-type="float">
            <text:p>0.00</text:p>
          </table:table-cell>
          <table:table-cell table:formula="of:=[$'McSp Dist'.H40]" office:value-type="float" office:value="0" calcext:value-type="float">
            <text:p>0.00</text:p>
          </table:table-cell>
          <table:table-cell table:formula="of:=[$'McSp Dist'.I40]" office:value-type="float" office:value="0" calcext:value-type="float">
            <text:p>0.00</text:p>
          </table:table-cell>
          <table:table-cell table:formula="of:=[$'McSp Dist'.J40]" office:value-type="float" office:value="0" calcext:value-type="float">
            <text:p>0.00</text:p>
          </table:table-cell>
          <table:table-cell table:formula="of:=[$'ScMp Dist'.G40]" office:value-type="float" office:value="0" calcext:value-type="float">
            <text:p>0.00</text:p>
          </table:table-cell>
          <table:table-cell table:formula="of:=[$'ScMp Dist'.H40]" office:value-type="float" office:value="0" calcext:value-type="float">
            <text:p>0.00</text:p>
          </table:table-cell>
          <table:table-cell table:formula="of:=[$'ScMp Dist'.I40]" office:value-type="float" office:value="0" calcext:value-type="float">
            <text:p>0.00</text:p>
          </table:table-cell>
          <table:table-cell table:formula="of:=[$'ScMp Dist'.J40]" office:value-type="float" office:value="0" calcext:value-type="float">
            <text:p>0.00</text:p>
          </table:table-cell>
          <table:table-cell table:formula="of:=[$'McMp Dist'.G40]" office:value-type="float" office:value="0" calcext:value-type="float">
            <text:p>0.00</text:p>
          </table:table-cell>
          <table:table-cell table:formula="of:=[$'McMp Dist'.H40]" office:value-type="float" office:value="0" calcext:value-type="float">
            <text:p>0.00</text:p>
          </table:table-cell>
          <table:table-cell table:formula="of:=[$'McMp Dist'.I40]" office:value-type="float" office:value="0" calcext:value-type="float">
            <text:p>0.00</text:p>
          </table:table-cell>
          <table:table-cell table:formula="of:=[$'McMp Dist'.J4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Dist'.G41]" office:value-type="float" office:value="0" calcext:value-type="float">
            <text:p>0.00</text:p>
          </table:table-cell>
          <table:table-cell table:formula="of:=[$'ScSp Dist'.H41]" office:value-type="float" office:value="0" calcext:value-type="float">
            <text:p>0.00</text:p>
          </table:table-cell>
          <table:table-cell table:formula="of:=[$'ScSp Dist'.I41]" office:value-type="float" office:value="0" calcext:value-type="float">
            <text:p>0.00</text:p>
          </table:table-cell>
          <table:table-cell table:formula="of:=[$'ScSp Dist'.J41]" office:value-type="float" office:value="0" calcext:value-type="float">
            <text:p>0.00</text:p>
          </table:table-cell>
          <table:table-cell table:formula="of:=[$'McSp Dist'.G41]" office:value-type="float" office:value="0" calcext:value-type="float">
            <text:p>0.00</text:p>
          </table:table-cell>
          <table:table-cell table:formula="of:=[$'McSp Dist'.H41]" office:value-type="float" office:value="0" calcext:value-type="float">
            <text:p>0.00</text:p>
          </table:table-cell>
          <table:table-cell table:formula="of:=[$'McSp Dist'.I41]" office:value-type="float" office:value="0" calcext:value-type="float">
            <text:p>0.00</text:p>
          </table:table-cell>
          <table:table-cell table:formula="of:=[$'McSp Dist'.J41]" office:value-type="float" office:value="0" calcext:value-type="float">
            <text:p>0.00</text:p>
          </table:table-cell>
          <table:table-cell table:formula="of:=[$'ScMp Dist'.G41]" office:value-type="float" office:value="0" calcext:value-type="float">
            <text:p>0.00</text:p>
          </table:table-cell>
          <table:table-cell table:formula="of:=[$'ScMp Dist'.H41]" office:value-type="float" office:value="0" calcext:value-type="float">
            <text:p>0.00</text:p>
          </table:table-cell>
          <table:table-cell table:formula="of:=[$'ScMp Dist'.I41]" office:value-type="float" office:value="0" calcext:value-type="float">
            <text:p>0.00</text:p>
          </table:table-cell>
          <table:table-cell table:formula="of:=[$'ScMp Dist'.J41]" office:value-type="float" office:value="0" calcext:value-type="float">
            <text:p>0.00</text:p>
          </table:table-cell>
          <table:table-cell table:formula="of:=[$'McMp Dist'.G41]" office:value-type="float" office:value="0" calcext:value-type="float">
            <text:p>0.00</text:p>
          </table:table-cell>
          <table:table-cell table:formula="of:=[$'McMp Dist'.H41]" office:value-type="float" office:value="0" calcext:value-type="float">
            <text:p>0.00</text:p>
          </table:table-cell>
          <table:table-cell table:formula="of:=[$'McMp Dist'.I41]" office:value-type="float" office:value="0" calcext:value-type="float">
            <text:p>0.00</text:p>
          </table:table-cell>
          <table:table-cell table:formula="of:=[$'McMp Dist'.J41]" office:value-type="float" office:value="0" calcext:value-type="float">
            <text:p>0.00</text:p>
          </table:table-cell>
        </table:table-row>
        <table:table-row table:style-name="ro2">
          <table:table-cell table:style-name="ce15"/>
          <table:table-cell table:style-name="ce115" office:value-type="string" calcext:value-type="string" table:number-columns-spanned="4" table:number-rows-spanned="1">
            <text:p>ScSp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McSp</text:p>
          </table:table-cell>
          <table:covered-table-cell table:number-columns-repeated="3" table:style-name="ce130"/>
          <table:table-cell table:style-name="ce28" office:value-type="string" calcext:value-type="string" table:number-columns-spanned="4" table:number-rows-spanned="1">
            <text:p>ScMp</text:p>
          </table:table-cell>
          <table:covered-table-cell table:number-columns-repeated="3" table:style-name="ce130"/>
          <table:table-cell table:style-name="ce131" office:value-type="string" calcext:value-type="string" table:number-columns-spanned="4" table:number-rows-spanned="1">
            <text:p>McMp</text:p>
          </table:table-cell>
          <table:covered-table-cell table:number-columns-repeated="2" table:style-name="ce130"/>
          <table:covered-table-cell table:style-name="ce132"/>
        </table:table-row>
        <table:table-row table:style-name="ro2">
          <table:table-cell table:style-name="ce102" office:value-type="string" calcext:value-type="string">
            <text:p>Size</text:p>
          </table:table-cell>
          <table:table-cell table:style-name="ce126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33" office:value-type="string" calcext:value-type="string">
            <text:p>e(%)</text:p>
          </table:table-cell>
        </table:table-row>
        <table:table-row table:style-name="ro2">
          <table:table-cell table:style-name="ce103" office:value-type="string" calcext:value-type="string">
            <text:p>5-10</text:p>
          </table:table-cell>
          <table:table-cell table:style-name="ce128" table:formula="of:=AVERAGE([.B3:.B7])" office:value-type="float" office:value="0" calcext:value-type="float">
            <text:p>0.00</text:p>
          </table:table-cell>
          <table:table-cell table:style-name="ce128" table:formula="of:=AVERAGE([.C3:.C7])" office:value-type="float" office:value="0" calcext:value-type="float">
            <text:p>0.00</text:p>
          </table:table-cell>
          <table:table-cell table:style-name="ce128" table:formula="of:=AVERAGE([.D3:.D7])" office:value-type="float" office:value="0" calcext:value-type="float">
            <text:p>0.00</text:p>
          </table:table-cell>
          <table:table-cell table:style-name="ce128" table:formula="of:=AVERAGE([.E3:.E7])" office:value-type="float" office:value="0" calcext:value-type="float">
            <text:p>0.00</text:p>
          </table:table-cell>
          <table:table-cell table:style-name="ce128" table:formula="of:=AVERAGE([.F3:.F7])" office:value-type="float" office:value="0" calcext:value-type="float">
            <text:p>0.00</text:p>
          </table:table-cell>
          <table:table-cell table:style-name="ce128" table:formula="of:=AVERAGE([.G3:.G7])" office:value-type="float" office:value="0" calcext:value-type="float">
            <text:p>0.00</text:p>
          </table:table-cell>
          <table:table-cell table:style-name="ce128" table:formula="of:=AVERAGE([.H3:.H7])" office:value-type="float" office:value="0" calcext:value-type="float">
            <text:p>0.00</text:p>
          </table:table-cell>
          <table:table-cell table:style-name="ce128" table:formula="of:=AVERAGE([.I3:.I7])" office:value-type="float" office:value="0" calcext:value-type="float">
            <text:p>0.00</text:p>
          </table:table-cell>
          <table:table-cell table:style-name="ce128" table:formula="of:=AVERAGE([.J3:.J7])" office:value-type="float" office:value="0" calcext:value-type="float">
            <text:p>0.00</text:p>
          </table:table-cell>
          <table:table-cell table:style-name="ce128" table:formula="of:=AVERAGE([.K3:.K7])" office:value-type="float" office:value="0" calcext:value-type="float">
            <text:p>0.00</text:p>
          </table:table-cell>
          <table:table-cell table:style-name="ce128" table:formula="of:=AVERAGE([.L3:.L7])" office:value-type="float" office:value="0" calcext:value-type="float">
            <text:p>0.00</text:p>
          </table:table-cell>
          <table:table-cell table:style-name="ce128" table:formula="of:=AVERAGE([.M3:.M7])" office:value-type="float" office:value="0" calcext:value-type="float">
            <text:p>0.00</text:p>
          </table:table-cell>
          <table:table-cell table:style-name="ce128" table:formula="of:=AVERAGE([.N3:.N7])" office:value-type="float" office:value="0" calcext:value-type="float">
            <text:p>0.00</text:p>
          </table:table-cell>
          <table:table-cell table:style-name="ce128" table:formula="of:=AVERAGE([.O3:.O7])" office:value-type="float" office:value="0" calcext:value-type="float">
            <text:p>0.00</text:p>
          </table:table-cell>
          <table:table-cell table:style-name="ce128" table:formula="of:=AVERAGE([.P3:.P7])" office:value-type="float" office:value="0" calcext:value-type="float">
            <text:p>0.00</text:p>
          </table:table-cell>
          <table:table-cell table:style-name="ce128" table:formula="of:=AVERAGE([.Q3:.Q7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0-10</text:p>
          </table:table-cell>
          <table:table-cell table:style-name="ce128" table:formula="of:=AVERAGE([.B8:.B12])" office:value-type="float" office:value="0" calcext:value-type="float">
            <text:p>0.00</text:p>
          </table:table-cell>
          <table:table-cell table:style-name="ce128" table:formula="of:=AVERAGE([.C8:.C12])" office:value-type="float" office:value="0" calcext:value-type="float">
            <text:p>0.00</text:p>
          </table:table-cell>
          <table:table-cell table:style-name="ce128" table:formula="of:=AVERAGE([.D8:.D12])" office:value-type="float" office:value="0" calcext:value-type="float">
            <text:p>0.00</text:p>
          </table:table-cell>
          <table:table-cell table:style-name="ce128" table:formula="of:=AVERAGE([.E8:.E12])" office:value-type="float" office:value="0" calcext:value-type="float">
            <text:p>0.00</text:p>
          </table:table-cell>
          <table:table-cell table:style-name="ce128" table:formula="of:=AVERAGE([.F8:.F12])" office:value-type="float" office:value="0" calcext:value-type="float">
            <text:p>0.00</text:p>
          </table:table-cell>
          <table:table-cell table:style-name="ce128" table:formula="of:=AVERAGE([.G8:.G12])" office:value-type="float" office:value="0" calcext:value-type="float">
            <text:p>0.00</text:p>
          </table:table-cell>
          <table:table-cell table:style-name="ce128" table:formula="of:=AVERAGE([.H8:.H12])" office:value-type="float" office:value="0" calcext:value-type="float">
            <text:p>0.00</text:p>
          </table:table-cell>
          <table:table-cell table:style-name="ce128" table:formula="of:=AVERAGE([.I8:.I12])" office:value-type="float" office:value="0" calcext:value-type="float">
            <text:p>0.00</text:p>
          </table:table-cell>
          <table:table-cell table:style-name="ce128" table:formula="of:=AVERAGE([.J8:.J12])" office:value-type="float" office:value="0" calcext:value-type="float">
            <text:p>0.00</text:p>
          </table:table-cell>
          <table:table-cell table:style-name="ce128" table:formula="of:=AVERAGE([.K8:.K12])" office:value-type="float" office:value="0" calcext:value-type="float">
            <text:p>0.00</text:p>
          </table:table-cell>
          <table:table-cell table:style-name="ce128" table:formula="of:=AVERAGE([.L8:.L12])" office:value-type="float" office:value="0" calcext:value-type="float">
            <text:p>0.00</text:p>
          </table:table-cell>
          <table:table-cell table:style-name="ce128" table:formula="of:=AVERAGE([.M8:.M12])" office:value-type="float" office:value="0" calcext:value-type="float">
            <text:p>0.00</text:p>
          </table:table-cell>
          <table:table-cell table:style-name="ce128" table:formula="of:=AVERAGE([.N8:.N12])" office:value-type="float" office:value="0" calcext:value-type="float">
            <text:p>0.00</text:p>
          </table:table-cell>
          <table:table-cell table:style-name="ce128" table:formula="of:=AVERAGE([.O8:.O12])" office:value-type="float" office:value="0" calcext:value-type="float">
            <text:p>0.00</text:p>
          </table:table-cell>
          <table:table-cell table:style-name="ce128" table:formula="of:=AVERAGE([.P8:.P12])" office:value-type="float" office:value="0" calcext:value-type="float">
            <text:p>0.00</text:p>
          </table:table-cell>
          <table:table-cell table:style-name="ce128" table:formula="of:=AVERAGE([.Q8:.Q12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0-15</text:p>
          </table:table-cell>
          <table:table-cell table:style-name="ce128" table:formula="of:=AVERAGE([.B13:.B17])" office:value-type="float" office:value="0" calcext:value-type="float">
            <text:p>0.00</text:p>
          </table:table-cell>
          <table:table-cell table:style-name="ce128" table:formula="of:=AVERAGE([.C13:.C17])" office:value-type="float" office:value="0" calcext:value-type="float">
            <text:p>0.00</text:p>
          </table:table-cell>
          <table:table-cell table:style-name="ce128" table:formula="of:=AVERAGE([.D13:.D17])" office:value-type="float" office:value="0" calcext:value-type="float">
            <text:p>0.00</text:p>
          </table:table-cell>
          <table:table-cell table:style-name="ce128" table:formula="of:=AVERAGE([.E13:.E17])" office:value-type="float" office:value="0" calcext:value-type="float">
            <text:p>0.00</text:p>
          </table:table-cell>
          <table:table-cell table:style-name="ce128" table:formula="of:=AVERAGE([.F13:.F17])" office:value-type="float" office:value="0" calcext:value-type="float">
            <text:p>0.00</text:p>
          </table:table-cell>
          <table:table-cell table:style-name="ce128" table:formula="of:=AVERAGE([.G13:.G17])" office:value-type="float" office:value="0" calcext:value-type="float">
            <text:p>0.00</text:p>
          </table:table-cell>
          <table:table-cell table:style-name="ce128" table:formula="of:=AVERAGE([.H13:.H17])" office:value-type="float" office:value="0" calcext:value-type="float">
            <text:p>0.00</text:p>
          </table:table-cell>
          <table:table-cell table:style-name="ce128" table:formula="of:=AVERAGE([.I13:.I17])" office:value-type="float" office:value="0" calcext:value-type="float">
            <text:p>0.00</text:p>
          </table:table-cell>
          <table:table-cell table:style-name="ce128" table:formula="of:=AVERAGE([.J13:.J17])" office:value-type="float" office:value="0" calcext:value-type="float">
            <text:p>0.00</text:p>
          </table:table-cell>
          <table:table-cell table:style-name="ce128" table:formula="of:=AVERAGE([.K13:.K17])" office:value-type="float" office:value="0" calcext:value-type="float">
            <text:p>0.00</text:p>
          </table:table-cell>
          <table:table-cell table:style-name="ce128" table:formula="of:=AVERAGE([.L13:.L17])" office:value-type="float" office:value="0" calcext:value-type="float">
            <text:p>0.00</text:p>
          </table:table-cell>
          <table:table-cell table:style-name="ce128" table:formula="of:=AVERAGE([.M13:.M17])" office:value-type="float" office:value="0" calcext:value-type="float">
            <text:p>0.00</text:p>
          </table:table-cell>
          <table:table-cell table:style-name="ce128" table:formula="of:=AVERAGE([.N13:.N17])" office:value-type="float" office:value="0" calcext:value-type="float">
            <text:p>0.00</text:p>
          </table:table-cell>
          <table:table-cell table:style-name="ce128" table:formula="of:=AVERAGE([.O13:.O17])" office:value-type="float" office:value="0" calcext:value-type="float">
            <text:p>0.00</text:p>
          </table:table-cell>
          <table:table-cell table:style-name="ce128" table:formula="of:=AVERAGE([.P13:.P17])" office:value-type="float" office:value="0" calcext:value-type="float">
            <text:p>0.00</text:p>
          </table:table-cell>
          <table:table-cell table:style-name="ce128" table:formula="of:=AVERAGE([.Q13:.Q17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5-5</text:p>
          </table:table-cell>
          <table:table-cell table:style-name="ce128" table:formula="of:=AVERAGE([.B18:.B22])" office:value-type="float" office:value="0" calcext:value-type="float">
            <text:p>0.00</text:p>
          </table:table-cell>
          <table:table-cell table:style-name="ce128" table:formula="of:=AVERAGE([.C18:.C22])" office:value-type="float" office:value="0" calcext:value-type="float">
            <text:p>0.00</text:p>
          </table:table-cell>
          <table:table-cell table:style-name="ce128" table:formula="of:=AVERAGE([.D18:.D22])" office:value-type="float" office:value="0" calcext:value-type="float">
            <text:p>0.00</text:p>
          </table:table-cell>
          <table:table-cell table:style-name="ce128" table:formula="of:=AVERAGE([.E18:.E22])" office:value-type="float" office:value="0" calcext:value-type="float">
            <text:p>0.00</text:p>
          </table:table-cell>
          <table:table-cell table:style-name="ce128" table:formula="of:=AVERAGE([.F18:.F22])" office:value-type="float" office:value="0" calcext:value-type="float">
            <text:p>0.00</text:p>
          </table:table-cell>
          <table:table-cell table:style-name="ce128" table:formula="of:=AVERAGE([.G18:.G22])" office:value-type="float" office:value="0" calcext:value-type="float">
            <text:p>0.00</text:p>
          </table:table-cell>
          <table:table-cell table:style-name="ce128" table:formula="of:=AVERAGE([.H18:.H22])" office:value-type="float" office:value="0" calcext:value-type="float">
            <text:p>0.00</text:p>
          </table:table-cell>
          <table:table-cell table:style-name="ce128" table:formula="of:=AVERAGE([.I18:.I22])" office:value-type="float" office:value="0" calcext:value-type="float">
            <text:p>0.00</text:p>
          </table:table-cell>
          <table:table-cell table:style-name="ce128" table:formula="of:=AVERAGE([.J18:.J22])" office:value-type="float" office:value="0" calcext:value-type="float">
            <text:p>0.00</text:p>
          </table:table-cell>
          <table:table-cell table:style-name="ce128" table:formula="of:=AVERAGE([.K18:.K22])" office:value-type="float" office:value="0" calcext:value-type="float">
            <text:p>0.00</text:p>
          </table:table-cell>
          <table:table-cell table:style-name="ce128" table:formula="of:=AVERAGE([.L18:.L22])" office:value-type="float" office:value="0" calcext:value-type="float">
            <text:p>0.00</text:p>
          </table:table-cell>
          <table:table-cell table:style-name="ce128" table:formula="of:=AVERAGE([.M18:.M22])" office:value-type="float" office:value="0" calcext:value-type="float">
            <text:p>0.00</text:p>
          </table:table-cell>
          <table:table-cell table:style-name="ce128" table:formula="of:=AVERAGE([.N18:.N22])" office:value-type="float" office:value="0" calcext:value-type="float">
            <text:p>0.00</text:p>
          </table:table-cell>
          <table:table-cell table:style-name="ce128" table:formula="of:=AVERAGE([.O18:.O22])" office:value-type="float" office:value="0" calcext:value-type="float">
            <text:p>0.00</text:p>
          </table:table-cell>
          <table:table-cell table:style-name="ce128" table:formula="of:=AVERAGE([.P18:.P22])" office:value-type="float" office:value="0" calcext:value-type="float">
            <text:p>0.00</text:p>
          </table:table-cell>
          <table:table-cell table:style-name="ce128" table:formula="of:=AVERAGE([.Q18:.Q22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5-10</text:p>
          </table:table-cell>
          <table:table-cell table:style-name="ce128" table:formula="of:=AVERAGE([.B23:.B27])" office:value-type="float" office:value="0" calcext:value-type="float">
            <text:p>0.00</text:p>
          </table:table-cell>
          <table:table-cell table:style-name="ce128" table:formula="of:=AVERAGE([.C23:.C27])" office:value-type="float" office:value="0" calcext:value-type="float">
            <text:p>0.00</text:p>
          </table:table-cell>
          <table:table-cell table:style-name="ce128" table:formula="of:=AVERAGE([.D23:.D27])" office:value-type="float" office:value="0" calcext:value-type="float">
            <text:p>0.00</text:p>
          </table:table-cell>
          <table:table-cell table:style-name="ce128" table:formula="of:=AVERAGE([.E23:.E27])" office:value-type="float" office:value="0" calcext:value-type="float">
            <text:p>0.00</text:p>
          </table:table-cell>
          <table:table-cell table:style-name="ce128" table:formula="of:=AVERAGE([.F23:.F27])" office:value-type="float" office:value="0" calcext:value-type="float">
            <text:p>0.00</text:p>
          </table:table-cell>
          <table:table-cell table:style-name="ce128" table:formula="of:=AVERAGE([.G23:.G27])" office:value-type="float" office:value="0" calcext:value-type="float">
            <text:p>0.00</text:p>
          </table:table-cell>
          <table:table-cell table:style-name="ce128" table:formula="of:=AVERAGE([.H23:.H27])" office:value-type="float" office:value="0" calcext:value-type="float">
            <text:p>0.00</text:p>
          </table:table-cell>
          <table:table-cell table:style-name="ce128" table:formula="of:=AVERAGE([.I23:.I27])" office:value-type="float" office:value="0" calcext:value-type="float">
            <text:p>0.00</text:p>
          </table:table-cell>
          <table:table-cell table:style-name="ce128" table:formula="of:=AVERAGE([.J23:.J27])" office:value-type="float" office:value="0" calcext:value-type="float">
            <text:p>0.00</text:p>
          </table:table-cell>
          <table:table-cell table:style-name="ce128" table:formula="of:=AVERAGE([.K23:.K27])" office:value-type="float" office:value="0" calcext:value-type="float">
            <text:p>0.00</text:p>
          </table:table-cell>
          <table:table-cell table:style-name="ce128" table:formula="of:=AVERAGE([.L23:.L27])" office:value-type="float" office:value="0" calcext:value-type="float">
            <text:p>0.00</text:p>
          </table:table-cell>
          <table:table-cell table:style-name="ce128" table:formula="of:=AVERAGE([.M23:.M27])" office:value-type="float" office:value="0" calcext:value-type="float">
            <text:p>0.00</text:p>
          </table:table-cell>
          <table:table-cell table:style-name="ce128" table:formula="of:=AVERAGE([.N23:.N27])" office:value-type="float" office:value="0" calcext:value-type="float">
            <text:p>0.00</text:p>
          </table:table-cell>
          <table:table-cell table:style-name="ce128" table:formula="of:=AVERAGE([.O23:.O27])" office:value-type="float" office:value="0" calcext:value-type="float">
            <text:p>0.00</text:p>
          </table:table-cell>
          <table:table-cell table:style-name="ce128" table:formula="of:=AVERAGE([.P23:.P27])" office:value-type="float" office:value="0" calcext:value-type="float">
            <text:p>0.00</text:p>
          </table:table-cell>
          <table:table-cell table:style-name="ce128" table:formula="of:=AVERAGE([.Q23:.Q27])" office:value-type="float" office:value="0" calcext:value-type="float">
            <text:p>0.00</text:p>
          </table:table-cell>
        </table:table-row>
        <table:table-row table:style-name="ro2">
          <table:table-cell table:style-name="ce104" office:value-type="string" calcext:value-type="string">
            <text:p>15-15</text:p>
          </table:table-cell>
          <table:table-cell table:style-name="ce128" table:formula="of:=AVERAGE([.B28:.B32])" office:value-type="float" office:value="0" calcext:value-type="float">
            <text:p>0.00</text:p>
          </table:table-cell>
          <table:table-cell table:style-name="ce128" table:formula="of:=AVERAGE([.C28:.C32])" office:value-type="float" office:value="0" calcext:value-type="float">
            <text:p>0.00</text:p>
          </table:table-cell>
          <table:table-cell table:style-name="ce128" table:formula="of:=AVERAGE([.D28:.D32])" office:value-type="float" office:value="0" calcext:value-type="float">
            <text:p>0.00</text:p>
          </table:table-cell>
          <table:table-cell table:style-name="ce128" table:formula="of:=AVERAGE([.E28:.E32])" office:value-type="float" office:value="0" calcext:value-type="float">
            <text:p>0.00</text:p>
          </table:table-cell>
          <table:table-cell table:style-name="ce128" table:formula="of:=AVERAGE([.F28:.F32])" office:value-type="float" office:value="0" calcext:value-type="float">
            <text:p>0.00</text:p>
          </table:table-cell>
          <table:table-cell table:style-name="ce128" table:formula="of:=AVERAGE([.G28:.G32])" office:value-type="float" office:value="0" calcext:value-type="float">
            <text:p>0.00</text:p>
          </table:table-cell>
          <table:table-cell table:style-name="ce128" table:formula="of:=AVERAGE([.H28:.H32])" office:value-type="float" office:value="0" calcext:value-type="float">
            <text:p>0.00</text:p>
          </table:table-cell>
          <table:table-cell table:style-name="ce128" table:formula="of:=AVERAGE([.I28:.I32])" office:value-type="float" office:value="0" calcext:value-type="float">
            <text:p>0.00</text:p>
          </table:table-cell>
          <table:table-cell table:style-name="ce128" table:formula="of:=AVERAGE([.J28:.J32])" office:value-type="float" office:value="0" calcext:value-type="float">
            <text:p>0.00</text:p>
          </table:table-cell>
          <table:table-cell table:style-name="ce128" table:formula="of:=AVERAGE([.K28:.K32])" office:value-type="float" office:value="0" calcext:value-type="float">
            <text:p>0.00</text:p>
          </table:table-cell>
          <table:table-cell table:style-name="ce128" table:formula="of:=AVERAGE([.L28:.L32])" office:value-type="float" office:value="0" calcext:value-type="float">
            <text:p>0.00</text:p>
          </table:table-cell>
          <table:table-cell table:style-name="ce128" table:formula="of:=AVERAGE([.M28:.M32])" office:value-type="float" office:value="0" calcext:value-type="float">
            <text:p>0.00</text:p>
          </table:table-cell>
          <table:table-cell table:style-name="ce128" table:formula="of:=AVERAGE([.N28:.N32])" office:value-type="float" office:value="0" calcext:value-type="float">
            <text:p>0.00</text:p>
          </table:table-cell>
          <table:table-cell table:style-name="ce128" table:formula="of:=AVERAGE([.O28:.O32])" office:value-type="float" office:value="0" calcext:value-type="float">
            <text:p>0.00</text:p>
          </table:table-cell>
          <table:table-cell table:style-name="ce128" table:formula="of:=AVERAGE([.P28:.P32])" office:value-type="float" office:value="0" calcext:value-type="float">
            <text:p>0.00</text:p>
          </table:table-cell>
          <table:table-cell table:style-name="ce128" table:formula="of:=AVERAGE([.Q28:.Q32])" office:value-type="float" office:value="0" calcext:value-type="float">
            <text:p>0.00</text:p>
          </table:table-cell>
        </table:table-row>
        <table:table-row table:style-name="ro2">
          <table:table-cell table:style-name="ce88" office:value-type="string" calcext:value-type="string">
            <text:p>20-5</text:p>
          </table:table-cell>
          <table:table-cell table:style-name="ce128" table:formula="of:=AVERAGE([.B33:.B37])" office:value-type="float" office:value="0" calcext:value-type="float">
            <text:p>0.00</text:p>
          </table:table-cell>
          <table:table-cell table:style-name="ce128" table:formula="of:=AVERAGE([.C33:.C37])" office:value-type="float" office:value="0" calcext:value-type="float">
            <text:p>0.00</text:p>
          </table:table-cell>
          <table:table-cell table:style-name="ce128" table:formula="of:=AVERAGE([.D33:.D37])" office:value-type="float" office:value="0" calcext:value-type="float">
            <text:p>0.00</text:p>
          </table:table-cell>
          <table:table-cell table:style-name="ce128" table:formula="of:=AVERAGE([.E33:.E37])" office:value-type="float" office:value="0" calcext:value-type="float">
            <text:p>0.00</text:p>
          </table:table-cell>
          <table:table-cell table:style-name="ce128" table:formula="of:=AVERAGE([.F33:.F37])" office:value-type="float" office:value="0" calcext:value-type="float">
            <text:p>0.00</text:p>
          </table:table-cell>
          <table:table-cell table:style-name="ce128" table:formula="of:=AVERAGE([.G33:.G37])" office:value-type="float" office:value="0" calcext:value-type="float">
            <text:p>0.00</text:p>
          </table:table-cell>
          <table:table-cell table:style-name="ce128" table:formula="of:=AVERAGE([.H33:.H37])" office:value-type="float" office:value="0" calcext:value-type="float">
            <text:p>0.00</text:p>
          </table:table-cell>
          <table:table-cell table:style-name="ce128" table:formula="of:=AVERAGE([.I33:.I37])" office:value-type="float" office:value="0" calcext:value-type="float">
            <text:p>0.00</text:p>
          </table:table-cell>
          <table:table-cell table:style-name="ce128" table:formula="of:=AVERAGE([.J33:.J37])" office:value-type="float" office:value="0" calcext:value-type="float">
            <text:p>0.00</text:p>
          </table:table-cell>
          <table:table-cell table:style-name="ce128" table:formula="of:=AVERAGE([.K33:.K37])" office:value-type="float" office:value="0" calcext:value-type="float">
            <text:p>0.00</text:p>
          </table:table-cell>
          <table:table-cell table:style-name="ce128" table:formula="of:=AVERAGE([.L33:.L37])" office:value-type="float" office:value="0" calcext:value-type="float">
            <text:p>0.00</text:p>
          </table:table-cell>
          <table:table-cell table:style-name="ce128" table:formula="of:=AVERAGE([.M33:.M37])" office:value-type="float" office:value="0" calcext:value-type="float">
            <text:p>0.00</text:p>
          </table:table-cell>
          <table:table-cell table:style-name="ce128" table:formula="of:=AVERAGE([.N33:.N37])" office:value-type="float" office:value="0" calcext:value-type="float">
            <text:p>0.00</text:p>
          </table:table-cell>
          <table:table-cell table:style-name="ce128" table:formula="of:=AVERAGE([.O33:.O37])" office:value-type="float" office:value="0" calcext:value-type="float">
            <text:p>0.00</text:p>
          </table:table-cell>
          <table:table-cell table:style-name="ce128" table:formula="of:=AVERAGE([.P33:.P37])" office:value-type="float" office:value="0" calcext:value-type="float">
            <text:p>0.00</text:p>
          </table:table-cell>
          <table:table-cell table:style-name="ce128" table:formula="of:=AVERAGE([.Q33:.Q37])" office:value-type="float" office:value="0" calcext:value-type="float">
            <text:p>0.00</text:p>
          </table:table-cell>
        </table:table-row>
        <table:table-row table:style-name="ro2">
          <table:table-cell table:style-name="ce88" office:value-type="string" calcext:value-type="string">
            <text:p>20-10</text:p>
          </table:table-cell>
          <table:table-cell table:style-name="ce128" table:formula="of:=AVERAGE([.B38:.B42])" office:value-type="float" office:value="0" calcext:value-type="float">
            <text:p>0.00</text:p>
          </table:table-cell>
          <table:table-cell table:style-name="ce128" table:formula="of:=AVERAGE([.C38:.C42])" office:value-type="float" office:value="0" calcext:value-type="float">
            <text:p>0.00</text:p>
          </table:table-cell>
          <table:table-cell table:style-name="ce128" table:formula="of:=AVERAGE([.D38:.D42])" office:value-type="float" office:value="0" calcext:value-type="float">
            <text:p>0.00</text:p>
          </table:table-cell>
          <table:table-cell table:style-name="ce128" table:formula="of:=AVERAGE([.E38:.E42])" office:value-type="float" office:value="0" calcext:value-type="float">
            <text:p>0.00</text:p>
          </table:table-cell>
          <table:table-cell table:style-name="ce128" table:formula="of:=AVERAGE([.F38:.F42])" office:value-type="float" office:value="0" calcext:value-type="float">
            <text:p>0.00</text:p>
          </table:table-cell>
          <table:table-cell table:style-name="ce128" table:formula="of:=AVERAGE([.G38:.G42])" office:value-type="float" office:value="0" calcext:value-type="float">
            <text:p>0.00</text:p>
          </table:table-cell>
          <table:table-cell table:style-name="ce128" table:formula="of:=AVERAGE([.H38:.H42])" office:value-type="float" office:value="0" calcext:value-type="float">
            <text:p>0.00</text:p>
          </table:table-cell>
          <table:table-cell table:style-name="ce128" table:formula="of:=AVERAGE([.I38:.I42])" office:value-type="float" office:value="0" calcext:value-type="float">
            <text:p>0.00</text:p>
          </table:table-cell>
          <table:table-cell table:style-name="ce128" table:formula="of:=AVERAGE([.J38:.J42])" office:value-type="float" office:value="0" calcext:value-type="float">
            <text:p>0.00</text:p>
          </table:table-cell>
          <table:table-cell table:style-name="ce128" table:formula="of:=AVERAGE([.K38:.K42])" office:value-type="float" office:value="0" calcext:value-type="float">
            <text:p>0.00</text:p>
          </table:table-cell>
          <table:table-cell table:style-name="ce128" table:formula="of:=AVERAGE([.L38:.L42])" office:value-type="float" office:value="0" calcext:value-type="float">
            <text:p>0.00</text:p>
          </table:table-cell>
          <table:table-cell table:style-name="ce128" table:formula="of:=AVERAGE([.M38:.M42])" office:value-type="float" office:value="0" calcext:value-type="float">
            <text:p>0.00</text:p>
          </table:table-cell>
          <table:table-cell table:style-name="ce128" table:formula="of:=AVERAGE([.N38:.N42])" office:value-type="float" office:value="0" calcext:value-type="float">
            <text:p>0.00</text:p>
          </table:table-cell>
          <table:table-cell table:style-name="ce128" table:formula="of:=AVERAGE([.O38:.O42])" office:value-type="float" office:value="0" calcext:value-type="float">
            <text:p>0.00</text:p>
          </table:table-cell>
          <table:table-cell table:style-name="ce128" table:formula="of:=AVERAGE([.P38:.P42])" office:value-type="float" office:value="0" calcext:value-type="float">
            <text:p>0.00</text:p>
          </table:table-cell>
          <table:table-cell table:style-name="ce128" table:formula="of:=AVERAGE([.Q38:.Q42])" office:value-type="float" office:value="0" calcext:value-type="float">
            <text:p>0.00</text:p>
          </table:table-cell>
        </table:table-row>
      </table:table>
      <table:table table:name="ResumedStats" table:style-name="ta5">
        <office:forms form:automatic-focus="false" form:apply-design-mode="false"/>
        <table:table-column table:style-name="co30" table:default-cell-style-name="ce85"/>
        <table:table-column table:style-name="co31" table:default-cell-style-name="ce85"/>
        <table:table-column table:style-name="co32" table:default-cell-style-name="ce126"/>
        <table:table-column table:style-name="co33" table:default-cell-style-name="ce126"/>
        <table:table-column table:style-name="co14" table:default-cell-style-name="ce126"/>
        <table:table-column table:style-name="co7" table:default-cell-style-name="ce126"/>
        <table:table-column table:style-name="co7" table:visibility="collapse" table:default-cell-style-name="ce126"/>
        <table:table-column table:style-name="co14" table:visibility="collapse" table:default-cell-style-name="ce126"/>
        <table:table-column table:style-name="co34" table:visibility="collapse" table:default-cell-style-name="ce126"/>
        <table:table-column table:style-name="co35" table:visibility="collapse" table:default-cell-style-name="ce126"/>
        <table:table-column table:style-name="co32" table:default-cell-style-name="ce126"/>
        <table:table-column table:style-name="co36" table:default-cell-style-name="ce126"/>
        <table:table-column table:style-name="co14" table:default-cell-style-name="ce126"/>
        <table:table-column table:style-name="co7" table:number-columns-repeated="2" table:default-cell-style-name="ce126"/>
        <table:table-column table:style-name="co14" table:default-cell-style-name="ce126"/>
        <table:table-column table:style-name="co34" table:default-cell-style-name="ce126"/>
        <table:table-column table:style-name="co14" table:default-cell-style-name="ce126"/>
        <table:table-column table:style-name="co32" table:default-cell-style-name="ce126"/>
        <table:table-column table:style-name="co33" table:default-cell-style-name="ce126"/>
        <table:table-column table:style-name="co14" table:default-cell-style-name="ce126"/>
        <table:table-column table:style-name="co7" table:default-cell-style-name="ce126"/>
        <table:table-column table:style-name="co7" table:visibility="collapse" table:default-cell-style-name="ce126"/>
        <table:table-column table:style-name="co14" table:visibility="collapse" table:default-cell-style-name="ce126"/>
        <table:table-column table:style-name="co4" table:visibility="collapse" table:default-cell-style-name="ce126"/>
        <table:table-column table:style-name="co14" table:visibility="collapse" table:default-cell-style-name="ce126"/>
        <table:table-column table:style-name="co32" table:default-cell-style-name="ce126"/>
        <table:table-column table:style-name="co33" table:default-cell-style-name="ce126"/>
        <table:table-column table:style-name="co14" table:default-cell-style-name="ce126"/>
        <table:table-column table:style-name="co7" table:default-cell-style-name="ce126"/>
        <table:table-column table:style-name="co7" table:visibility="collapse" table:default-cell-style-name="ce126"/>
        <table:table-column table:style-name="co4" table:visibility="collapse" table:number-columns-repeated="2" table:default-cell-style-name="ce126"/>
        <table:table-column table:style-name="co14" table:visibility="collapse" table:default-cell-style-name="ce126"/>
        <table:table-column table:style-name="co10" table:number-columns-repeated="8" table:default-cell-style-name="ce126"/>
        <table:table-column table:style-name="co10" table:number-columns-repeated="982" table:default-cell-style-name="Default"/>
        <table:table-row table:style-name="ro1">
          <table:table-cell table:style-name="Default" table:number-columns-repeated="42"/>
          <table:table-cell table:number-columns-repeated="982"/>
        </table:table-row>
        <table:table-row table:style-name="ro2">
          <table:table-cell table:style-name="Default" table:number-columns-repeated="2"/>
          <table:table-cell table:style-name="ce15" office:value-type="string" calcext:value-type="string" table:number-columns-spanned="8" table:number-rows-spanned="1">
            <text:p>ScSp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ce21" office:value-type="string" calcext:value-type="string" table:number-columns-spanned="8" table:number-rows-spanned="1">
            <text:p>McSp</text:p>
          </table:table-cell>
          <table:covered-table-cell table:number-columns-repeated="4" table:style-name="ce21"/>
          <table:covered-table-cell table:number-columns-repeated="3" table:style-name="Default"/>
          <table:table-cell table:style-name="ce15" office:value-type="string" calcext:value-type="string" table:number-columns-spanned="8" table:number-rows-spanned="1">
            <text:p>ScMp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ce15" office:value-type="string" calcext:value-type="string" table:number-columns-spanned="8" table:number-rows-spanned="1">
            <text:p>McMp</text:p>
          </table:table-cell>
          <table:covered-table-cell table:number-columns-repeated="4" table:style-name="ce15"/>
          <table:covered-table-cell table:number-columns-repeated="3" table:style-name="ce88"/>
          <table:table-cell table:style-name="ce15" office:value-type="string" calcext:value-type="string" table:number-columns-spanned="8" table:number-rows-spanned="1">
            <text:p>PC</text:p>
          </table:table-cell>
          <table:covered-table-cell table:number-columns-repeated="4" table:style-name="ce15"/>
          <table:covered-table-cell table:number-columns-repeated="3" table:style-name="ce88"/>
          <table:table-cell table:number-columns-repeated="982"/>
        </table:table-row>
        <table:table-row table:style-name="ro3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34" table:number-columns-repeated="980"/>
          <table:table-cell table:style-name="ce35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stats'.B45]" office:value-type="float" office:value="23.98676" calcext:value-type="float">
            <text:p>23.99</text:p>
          </table:table-cell>
          <table:table-cell table:formula="of:=[$'Compare stats'.C45]" office:value-type="float" office:value="32.66054" calcext:value-type="float">
            <text:p>32.66</text:p>
          </table:table-cell>
          <table:table-cell table:formula="of:=[$'Compare stats'.D45]" office:value-type="float" office:value="23.59564" calcext:value-type="float">
            <text:p>23.60</text:p>
          </table:table-cell>
          <table:table-cell table:formula="of:=[$'Compare stats'.F45]" office:value-type="float" office:value="33.05166" calcext:value-type="float">
            <text:p>33.05</text:p>
          </table:table-cell>
          <table:table-cell table:formula="of:=[$'Compare stats'.E45]" office:value-type="float" office:value="1.988" calcext:value-type="float">
            <text:p>1.99</text:p>
          </table:table-cell>
          <table:table-cell table:formula="of:=[$'Compare stats'.G45]" office:value-type="float" office:value="33.05166" calcext:value-type="float">
            <text:p>33.05</text:p>
          </table:table-cell>
          <table:table-cell table:formula="of:=[$'Compare stats'.H45]" office:value-type="float" office:value="33.05166" calcext:value-type="float">
            <text:p>33.05</text:p>
          </table:table-cell>
          <table:table-cell table:formula="of:=[$'Compare stats'.I45]" office:value-type="float" office:value="0" calcext:value-type="float">
            <text:p>0.00</text:p>
          </table:table-cell>
          <table:table-cell table:formula="of:=[$'Compare stats'.J45]" office:value-type="float" office:value="23.98676" calcext:value-type="float">
            <text:p>23.99</text:p>
          </table:table-cell>
          <table:table-cell table:formula="of:=[$'Compare stats'.K45]" office:value-type="float" office:value="32.66054" calcext:value-type="float">
            <text:p>32.66</text:p>
          </table:table-cell>
          <table:table-cell table:formula="of:=[$'Compare stats'.L45]" office:value-type="float" office:value="23.59564" calcext:value-type="float">
            <text:p>23.60</text:p>
          </table:table-cell>
          <table:table-cell table:formula="of:=[$'Compare stats'.N45]" office:value-type="float" office:value="33.05166" calcext:value-type="float">
            <text:p>33.05</text:p>
          </table:table-cell>
          <table:table-cell table:formula="of:=[$'Compare stats'.M45]" office:value-type="float" office:value="2.312" calcext:value-type="float">
            <text:p>2.31</text:p>
          </table:table-cell>
          <table:table-cell table:formula="of:=[$'Compare stats'.O45]" office:value-type="float" office:value="33.05166" calcext:value-type="float">
            <text:p>33.05</text:p>
          </table:table-cell>
          <table:table-cell table:formula="of:=[$'Compare stats'.P45]" office:value-type="float" office:value="33.05166" calcext:value-type="float">
            <text:p>33.05</text:p>
          </table:table-cell>
          <table:table-cell table:formula="of:=[$'Compare stats'.Q45]" office:value-type="float" office:value="0" calcext:value-type="float">
            <text:p>0.00</text:p>
          </table:table-cell>
          <table:table-cell table:formula="of:=[$'Compare stats'.R45]" office:value-type="float" office:value="23.98676" calcext:value-type="float">
            <text:p>23.99</text:p>
          </table:table-cell>
          <table:table-cell table:formula="of:=[$'Compare stats'.S45]" office:value-type="float" office:value="48.65612" calcext:value-type="float">
            <text:p>48.66</text:p>
          </table:table-cell>
          <table:table-cell table:formula="of:=[$'Compare stats'.T45]" office:value-type="float" office:value="22.82996" calcext:value-type="float">
            <text:p>22.83</text:p>
          </table:table-cell>
          <table:table-cell table:formula="of:=[$'Compare stats'.V45]" office:value-type="float" office:value="49.8129" calcext:value-type="float">
            <text:p>49.81</text:p>
          </table:table-cell>
          <table:table-cell table:formula="of:=[$'Compare stats'.U45]" office:value-type="float" office:value="408.662" calcext:value-type="float">
            <text:p>408.66</text:p>
          </table:table-cell>
          <table:table-cell table:formula="of:=[$'Compare stats'.W45]" office:value-type="float" office:value="49.8129" calcext:value-type="float">
            <text:p>49.81</text:p>
          </table:table-cell>
          <table:table-cell table:formula="of:=[$'Compare stats'.X45]" office:value-type="float" office:value="49.81766" calcext:value-type="float">
            <text:p>49.82</text:p>
          </table:table-cell>
          <table:table-cell table:formula="of:=[$'Compare stats'.Y45]" office:value-type="float" office:value="0.009516786" calcext:value-type="float">
            <text:p>0.01</text:p>
          </table:table-cell>
          <table:table-cell table:formula="of:=[$'Compare stats'.Z45]" office:value-type="float" office:value="23.98676" calcext:value-type="float">
            <text:p>23.99</text:p>
          </table:table-cell>
          <table:table-cell table:formula="of:=[$'Compare stats'.AA45]" office:value-type="float" office:value="48.65612" calcext:value-type="float">
            <text:p>48.66</text:p>
          </table:table-cell>
          <table:table-cell table:formula="of:=[$'Compare stats'.AB45]" office:value-type="float" office:value="22.82622" calcext:value-type="float">
            <text:p>22.83</text:p>
          </table:table-cell>
          <table:table-cell table:formula="of:=[$'Compare stats'.AD45]" office:value-type="float" office:value="49.81664" calcext:value-type="float">
            <text:p>49.82</text:p>
          </table:table-cell>
          <table:table-cell table:formula="of:=[$'Compare stats'.AC45]" office:value-type="float" office:value="236.548" calcext:value-type="float">
            <text:p>236.55</text:p>
          </table:table-cell>
          <table:table-cell table:formula="of:=[$'Compare stats'.AE45]" office:value-type="float" office:value="49.81664" calcext:value-type="float">
            <text:p>49.82</text:p>
          </table:table-cell>
          <table:table-cell table:formula="of:=[$'Compare stats'.AF45]" office:value-type="float" office:value="49.82122" calcext:value-type="float">
            <text:p>49.82</text:p>
          </table:table-cell>
          <table:table-cell table:formula="of:=[$'Compare stats'.AG45]" office:value-type="float" office:value="0.009205594" calcext:value-type="float">
            <text:p>0.01</text:p>
          </table:table-cell>
          <table:table-cell table:formula="of:=[$'Compare stats'.AH45]" office:value-type="float" office:value="23.98676" calcext:value-type="float">
            <text:p>23.99</text:p>
          </table:table-cell>
          <table:table-cell table:formula="of:=[$'Compare stats'.AI45]" office:value-type="float" office:value="41.68728" calcext:value-type="float">
            <text:p>41.69</text:p>
          </table:table-cell>
          <table:table-cell table:formula="of:=[$'Compare stats'.AJ45]" office:value-type="float" office:value="26.026992" calcext:value-type="float">
            <text:p>26.03</text:p>
          </table:table-cell>
          <table:table-cell table:formula="of:=[$'Compare stats'.AL45]" office:value-type="float" office:value="39.64702" calcext:value-type="float">
            <text:p>39.65</text:p>
          </table:table-cell>
          <table:table-cell table:formula="of:=[$'Compare stats'.AK45]" office:value-type="float" office:value="4532.112" calcext:value-type="float">
            <text:p>4532.11</text:p>
          </table:table-cell>
          <table:table-cell table:formula="of:=[$'Compare stats'.AM45]" office:value-type="float" office:value="39.64702" calcext:value-type="float">
            <text:p>39.65</text:p>
          </table:table-cell>
          <table:table-cell table:formula="of:=[$'Compare stats'.AN45]" office:value-type="float" office:value="45.79166" calcext:value-type="float">
            <text:p>45.79</text:p>
          </table:table-cell>
          <table:table-cell table:formula="of:=[$'Compare stats'.AO45]" office:value-type="float" office:value="14.691686632" calcext:value-type="float">
            <text:p>14.69</text:p>
          </table:table-cell>
          <table:table-cell table:number-columns-repeated="98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stats'.B46]" office:value-type="float" office:value="53.70862" calcext:value-type="float">
            <text:p>53.71</text:p>
          </table:table-cell>
          <table:table-cell table:formula="of:=[$'Compare stats'.C46]" office:value-type="float" office:value="50.50092" calcext:value-type="float">
            <text:p>50.50</text:p>
          </table:table-cell>
          <table:table-cell table:formula="of:=[$'Compare stats'.D46]" office:value-type="float" office:value="42.10656" calcext:value-type="float">
            <text:p>42.11</text:p>
          </table:table-cell>
          <table:table-cell table:formula="of:=[$'Compare stats'.F46]" office:value-type="float" office:value="62.10296" calcext:value-type="float">
            <text:p>62.10</text:p>
          </table:table-cell>
          <table:table-cell table:formula="of:=[$'Compare stats'.E46]" office:value-type="float" office:value="7197.598" calcext:value-type="float">
            <text:p>7197.60</text:p>
          </table:table-cell>
          <table:table-cell table:formula="of:=[$'Compare stats'.G46]" office:value-type="float" office:value="62.10296" calcext:value-type="float">
            <text:p>62.10</text:p>
          </table:table-cell>
          <table:table-cell table:formula="of:=[$'Compare stats'.H46]" office:value-type="float" office:value="66.43056" calcext:value-type="float">
            <text:p>66.43</text:p>
          </table:table-cell>
          <table:table-cell table:formula="of:=[$'Compare stats'.I46]" office:value-type="float" office:value="6.589152" calcext:value-type="float">
            <text:p>6.59</text:p>
          </table:table-cell>
          <table:table-cell table:formula="of:=[$'Compare stats'.J46]" office:value-type="float" office:value="53.70862" calcext:value-type="float">
            <text:p>53.71</text:p>
          </table:table-cell>
          <table:table-cell table:formula="of:=[$'Compare stats'.K46]" office:value-type="float" office:value="51.36986" calcext:value-type="float">
            <text:p>51.37</text:p>
          </table:table-cell>
          <table:table-cell table:formula="of:=[$'Compare stats'.L46]" office:value-type="float" office:value="42.85836" calcext:value-type="float">
            <text:p>42.86</text:p>
          </table:table-cell>
          <table:table-cell table:formula="of:=[$'Compare stats'.N46]" office:value-type="float" office:value="62.22008" calcext:value-type="float">
            <text:p>62.22</text:p>
          </table:table-cell>
          <table:table-cell table:formula="of:=[$'Compare stats'.M46]" office:value-type="float" office:value="7197.102" calcext:value-type="float">
            <text:p>7197.10</text:p>
          </table:table-cell>
          <table:table-cell table:formula="of:=[$'Compare stats'.O46]" office:value-type="float" office:value="62.22008" calcext:value-type="float">
            <text:p>62.22</text:p>
          </table:table-cell>
          <table:table-cell table:formula="of:=[$'Compare stats'.P46]" office:value-type="float" office:value="66.41618" calcext:value-type="float">
            <text:p>66.42</text:p>
          </table:table-cell>
          <table:table-cell table:formula="of:=[$'Compare stats'.Q46]" office:value-type="float" office:value="6.409772" calcext:value-type="float">
            <text:p>6.41</text:p>
          </table:table-cell>
          <table:table-cell table:formula="of:=[$'Compare stats'.R46]" office:value-type="float" office:value="53.70862" calcext:value-type="float">
            <text:p>53.71</text:p>
          </table:table-cell>
          <table:table-cell table:formula="of:=[$'Compare stats'.S46]" office:value-type="float" office:value="57.22578" calcext:value-type="float">
            <text:p>57.23</text:p>
          </table:table-cell>
          <table:table-cell table:formula="of:=[$'Compare stats'.T46]" office:value-type="float" office:value="37.8433" calcext:value-type="float">
            <text:p>37.84</text:p>
          </table:table-cell>
          <table:table-cell table:formula="of:=[$'Compare stats'.V46]" office:value-type="float" office:value="73.0911" calcext:value-type="float">
            <text:p>73.09</text:p>
          </table:table-cell>
          <table:table-cell table:formula="of:=[$'Compare stats'.U46]" office:value-type="float" office:value="7193.734" calcext:value-type="float">
            <text:p>7193.73</text:p>
          </table:table-cell>
          <table:table-cell table:formula="of:=[$'Compare stats'.W46]" office:value-type="float" office:value="73.0911" calcext:value-type="float">
            <text:p>73.09</text:p>
          </table:table-cell>
          <table:table-cell table:formula="of:=[$'Compare stats'.X46]" office:value-type="float" office:value="78.34064" calcext:value-type="float">
            <text:p>78.34</text:p>
          </table:table-cell>
          <table:table-cell table:formula="of:=[$'Compare stats'.Y46]" office:value-type="float" office:value="7.088232" calcext:value-type="float">
            <text:p>7.09</text:p>
          </table:table-cell>
          <table:table-cell table:formula="of:=[$'Compare stats'.Z46]" office:value-type="float" office:value="53.70862" calcext:value-type="float">
            <text:p>53.71</text:p>
          </table:table-cell>
          <table:table-cell table:formula="of:=[$'Compare stats'.AA46]" office:value-type="float" office:value="57.22578" calcext:value-type="float">
            <text:p>57.23</text:p>
          </table:table-cell>
          <table:table-cell table:formula="of:=[$'Compare stats'.AB46]" office:value-type="float" office:value="36.93424" calcext:value-type="float">
            <text:p>36.93</text:p>
          </table:table-cell>
          <table:table-cell table:formula="of:=[$'Compare stats'.AD46]" office:value-type="float" office:value="74.00016" calcext:value-type="float">
            <text:p>74.00</text:p>
          </table:table-cell>
          <table:table-cell table:formula="of:=[$'Compare stats'.AC46]" office:value-type="float" office:value="7193.512" calcext:value-type="float">
            <text:p>7193.51</text:p>
          </table:table-cell>
          <table:table-cell table:formula="of:=[$'Compare stats'.AE46]" office:value-type="float" office:value="74.00016" calcext:value-type="float">
            <text:p>74.00</text:p>
          </table:table-cell>
          <table:table-cell table:formula="of:=[$'Compare stats'.AF46]" office:value-type="float" office:value="78.4413" calcext:value-type="float">
            <text:p>78.44</text:p>
          </table:table-cell>
          <table:table-cell table:formula="of:=[$'Compare stats'.AG46]" office:value-type="float" office:value="6.033562" calcext:value-type="float">
            <text:p>6.03</text:p>
          </table:table-cell>
          <table:table-cell table:formula="of:=[$'Compare stats'.AH46]" office:value-type="float" office:value="53.70862" calcext:value-type="float">
            <text:p>53.71</text:p>
          </table:table-cell>
          <table:table-cell table:formula="of:=[$'Compare stats'.AI46]" office:value-type="float" office:value="33.99216" calcext:value-type="float">
            <text:p>33.99</text:p>
          </table:table-cell>
          <table:table-cell table:formula="of:=[$'Compare stats'.AJ46]" office:value-type="float" office:value="33.94206" calcext:value-type="float">
            <text:p>33.94</text:p>
          </table:table-cell>
          <table:table-cell table:formula="of:=[$'Compare stats'.AL46]" office:value-type="float" office:value="53.75872" calcext:value-type="float">
            <text:p>53.76</text:p>
          </table:table-cell>
          <table:table-cell table:formula="of:=[$'Compare stats'.AK46]" office:value-type="float" office:value="7198.38" calcext:value-type="float">
            <text:p>7198.38</text:p>
          </table:table-cell>
          <table:table-cell table:formula="of:=[$'Compare stats'.AM46]" office:value-type="float" office:value="53.75872" calcext:value-type="float">
            <text:p>53.76</text:p>
          </table:table-cell>
          <table:table-cell table:formula="of:=[$'Compare stats'.AN46]" office:value-type="float" office:value="68.264" calcext:value-type="float">
            <text:p>68.26</text:p>
          </table:table-cell>
          <table:table-cell table:formula="of:=[$'Compare stats'.AO46]" office:value-type="float" office:value="19.950136" calcext:value-type="float">
            <text:p>19.95</text:p>
          </table:table-cell>
          <table:table-cell table:number-columns-repeated="9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stats'.B47]" office:value-type="float" office:value="45.09494" calcext:value-type="float">
            <text:p>45.09</text:p>
          </table:table-cell>
          <table:table-cell table:formula="of:=[$'Compare stats'.C47]" office:value-type="float" office:value="49.21368" calcext:value-type="float">
            <text:p>49.21</text:p>
          </table:table-cell>
          <table:table-cell table:formula="of:=[$'Compare stats'.D47]" office:value-type="float" office:value="34.82506" calcext:value-type="float">
            <text:p>34.83</text:p>
          </table:table-cell>
          <table:table-cell table:formula="of:=[$'Compare stats'.F47]" office:value-type="float" office:value="59.48358" calcext:value-type="float">
            <text:p>59.48</text:p>
          </table:table-cell>
          <table:table-cell table:formula="of:=[$'Compare stats'.E47]" office:value-type="float" office:value="5846.94" calcext:value-type="float">
            <text:p>5846.94</text:p>
          </table:table-cell>
          <table:table-cell table:formula="of:=[$'Compare stats'.G47]" office:value-type="float" office:value="59.48358" calcext:value-type="float">
            <text:p>59.48</text:p>
          </table:table-cell>
          <table:table-cell table:formula="of:=[$'Compare stats'.H47]" office:value-type="float" office:value="62.7961" calcext:value-type="float">
            <text:p>62.80</text:p>
          </table:table-cell>
          <table:table-cell table:formula="of:=[$'Compare stats'.I47]" office:value-type="float" office:value="5.587551886" calcext:value-type="float">
            <text:p>5.59</text:p>
          </table:table-cell>
          <table:table-cell table:formula="of:=[$'Compare stats'.J47]" office:value-type="float" office:value="45.09494" calcext:value-type="float">
            <text:p>45.09</text:p>
          </table:table-cell>
          <table:table-cell table:formula="of:=[$'Compare stats'.K47]" office:value-type="float" office:value="50.09836" calcext:value-type="float">
            <text:p>50.10</text:p>
          </table:table-cell>
          <table:table-cell table:formula="of:=[$'Compare stats'.L47]" office:value-type="float" office:value="35.09674" calcext:value-type="float">
            <text:p>35.10</text:p>
          </table:table-cell>
          <table:table-cell table:formula="of:=[$'Compare stats'.N47]" office:value-type="float" office:value="60.0966" calcext:value-type="float">
            <text:p>60.10</text:p>
          </table:table-cell>
          <table:table-cell table:formula="of:=[$'Compare stats'.M47]" office:value-type="float" office:value="5977.04" calcext:value-type="float">
            <text:p>5977.04</text:p>
          </table:table-cell>
          <table:table-cell table:formula="of:=[$'Compare stats'.O47]" office:value-type="float" office:value="60.0966" calcext:value-type="float">
            <text:p>60.10</text:p>
          </table:table-cell>
          <table:table-cell table:formula="of:=[$'Compare stats'.P47]" office:value-type="float" office:value="62.9517" calcext:value-type="float">
            <text:p>62.95</text:p>
          </table:table-cell>
          <table:table-cell table:formula="of:=[$'Compare stats'.Q47]" office:value-type="float" office:value="4.7439438" calcext:value-type="float">
            <text:p>4.74</text:p>
          </table:table-cell>
          <table:table-cell table:formula="of:=[$'Compare stats'.R47]" office:value-type="float" office:value="45.09494" calcext:value-type="float">
            <text:p>45.09</text:p>
          </table:table-cell>
          <table:table-cell table:formula="of:=[$'Compare stats'.S47]" office:value-type="float" office:value="65.36968" calcext:value-type="float">
            <text:p>65.37</text:p>
          </table:table-cell>
          <table:table-cell table:formula="of:=[$'Compare stats'.T47]" office:value-type="float" office:value="36.91232" calcext:value-type="float">
            <text:p>36.91</text:p>
          </table:table-cell>
          <table:table-cell table:formula="of:=[$'Compare stats'.V47]" office:value-type="float" office:value="73.5523" calcext:value-type="float">
            <text:p>73.55</text:p>
          </table:table-cell>
          <table:table-cell table:formula="of:=[$'Compare stats'.U47]" office:value-type="float" office:value="7194.17" calcext:value-type="float">
            <text:p>7194.17</text:p>
          </table:table-cell>
          <table:table-cell table:formula="of:=[$'Compare stats'.W47]" office:value-type="float" office:value="73.5523" calcext:value-type="float">
            <text:p>73.55</text:p>
          </table:table-cell>
          <table:table-cell table:formula="of:=[$'Compare stats'.X47]" office:value-type="float" office:value="81.02746" calcext:value-type="float">
            <text:p>81.03</text:p>
          </table:table-cell>
          <table:table-cell table:formula="of:=[$'Compare stats'.Y47]" office:value-type="float" office:value="9.048848" calcext:value-type="float">
            <text:p>9.05</text:p>
          </table:table-cell>
          <table:table-cell table:formula="of:=[$'Compare stats'.Z47]" office:value-type="float" office:value="45.09494" calcext:value-type="float">
            <text:p>45.09</text:p>
          </table:table-cell>
          <table:table-cell table:formula="of:=[$'Compare stats'.AA47]" office:value-type="float" office:value="66.51498" calcext:value-type="float">
            <text:p>66.51</text:p>
          </table:table-cell>
          <table:table-cell table:formula="of:=[$'Compare stats'.AB47]" office:value-type="float" office:value="36.41996" calcext:value-type="float">
            <text:p>36.42</text:p>
          </table:table-cell>
          <table:table-cell table:formula="of:=[$'Compare stats'.AD47]" office:value-type="float" office:value="75.18998" calcext:value-type="float">
            <text:p>75.19</text:p>
          </table:table-cell>
          <table:table-cell table:formula="of:=[$'Compare stats'.AC47]" office:value-type="float" office:value="7194.574" calcext:value-type="float">
            <text:p>7194.57</text:p>
          </table:table-cell>
          <table:table-cell table:formula="of:=[$'Compare stats'.AE47]" office:value-type="float" office:value="75.18998" calcext:value-type="float">
            <text:p>75.19</text:p>
          </table:table-cell>
          <table:table-cell table:formula="of:=[$'Compare stats'.AF47]" office:value-type="float" office:value="80.9418" calcext:value-type="float">
            <text:p>80.94</text:p>
          </table:table-cell>
          <table:table-cell table:formula="of:=[$'Compare stats'.AG47]" office:value-type="float" office:value="7.123006" calcext:value-type="float">
            <text:p>7.12</text:p>
          </table:table-cell>
          <table:table-cell table:formula="of:=[$'Compare stats'.AH47]" office:value-type="float" office:value="45.09494" calcext:value-type="float">
            <text:p>45.09</text:p>
          </table:table-cell>
          <table:table-cell table:formula="of:=[$'Compare stats'.AI47]" office:value-type="float" office:value="35.09568" calcext:value-type="float">
            <text:p>35.10</text:p>
          </table:table-cell>
          <table:table-cell table:formula="of:=[$'Compare stats'.AJ47]" office:value-type="float" office:value="25.31322" calcext:value-type="float">
            <text:p>25.31</text:p>
          </table:table-cell>
          <table:table-cell table:formula="of:=[$'Compare stats'.AL47]" office:value-type="float" office:value="54.87742" calcext:value-type="float">
            <text:p>54.88</text:p>
          </table:table-cell>
          <table:table-cell table:formula="of:=[$'Compare stats'.AK47]" office:value-type="float" office:value="6016.624" calcext:value-type="float">
            <text:p>6016.62</text:p>
          </table:table-cell>
          <table:table-cell table:formula="of:=[$'Compare stats'.AM47]" office:value-type="float" office:value="54.87742" calcext:value-type="float">
            <text:p>54.88</text:p>
          </table:table-cell>
          <table:table-cell table:formula="of:=[$'Compare stats'.AN47]" office:value-type="float" office:value="72.7633" calcext:value-type="float">
            <text:p>72.76</text:p>
          </table:table-cell>
          <table:table-cell table:formula="of:=[$'Compare stats'.AO47]" office:value-type="float" office:value="24.724926428" calcext:value-type="float">
            <text:p>24.72</text:p>
          </table:table-cell>
          <table:table-cell table:number-columns-repeated="9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stats'.B48]" office:value-type="float" office:value="77.1855" calcext:value-type="float">
            <text:p>77.19</text:p>
          </table:table-cell>
          <table:table-cell table:formula="of:=[$'Compare stats'.C48]" office:value-type="float" office:value="19.4411" calcext:value-type="float">
            <text:p>19.44</text:p>
          </table:table-cell>
          <table:table-cell table:formula="of:=[$'Compare stats'.D48]" office:value-type="float" office:value="26.05022" calcext:value-type="float">
            <text:p>26.05</text:p>
          </table:table-cell>
          <table:table-cell table:formula="of:=[$'Compare stats'.F48]" office:value-type="float" office:value="70.57634" calcext:value-type="float">
            <text:p>70.58</text:p>
          </table:table-cell>
          <table:table-cell table:formula="of:=[$'Compare stats'.E48]" office:value-type="float" office:value="5076.882" calcext:value-type="float">
            <text:p>5076.88</text:p>
          </table:table-cell>
          <table:table-cell table:formula="of:=[$'Compare stats'.G48]" office:value-type="float" office:value="70.57634" calcext:value-type="float">
            <text:p>70.58</text:p>
          </table:table-cell>
          <table:table-cell table:formula="of:=[$'Compare stats'.H48]" office:value-type="float" office:value="75.11138" calcext:value-type="float">
            <text:p>75.11</text:p>
          </table:table-cell>
          <table:table-cell table:formula="of:=[$'Compare stats'.I48]" office:value-type="float" office:value="5.53178737" calcext:value-type="float">
            <text:p>5.53</text:p>
          </table:table-cell>
          <table:table-cell table:formula="of:=[$'Compare stats'.J48]" office:value-type="float" office:value="77.1855" calcext:value-type="float">
            <text:p>77.19</text:p>
          </table:table-cell>
          <table:table-cell table:formula="of:=[$'Compare stats'.K48]" office:value-type="float" office:value="19.4411" calcext:value-type="float">
            <text:p>19.44</text:p>
          </table:table-cell>
          <table:table-cell table:formula="of:=[$'Compare stats'.L48]" office:value-type="float" office:value="24.90742" calcext:value-type="float">
            <text:p>24.91</text:p>
          </table:table-cell>
          <table:table-cell table:formula="of:=[$'Compare stats'.N48]" office:value-type="float" office:value="71.71916" calcext:value-type="float">
            <text:p>71.72</text:p>
          </table:table-cell>
          <table:table-cell table:formula="of:=[$'Compare stats'.M48]" office:value-type="float" office:value="5777.986" calcext:value-type="float">
            <text:p>5777.99</text:p>
          </table:table-cell>
          <table:table-cell table:formula="of:=[$'Compare stats'.O48]" office:value-type="float" office:value="71.71916" calcext:value-type="float">
            <text:p>71.72</text:p>
          </table:table-cell>
          <table:table-cell table:formula="of:=[$'Compare stats'.P48]" office:value-type="float" office:value="75.92798" calcext:value-type="float">
            <text:p>75.93</text:p>
          </table:table-cell>
          <table:table-cell table:formula="of:=[$'Compare stats'.Q48]" office:value-type="float" office:value="5.346631352" calcext:value-type="float">
            <text:p>5.35</text:p>
          </table:table-cell>
          <table:table-cell table:formula="of:=[$'Compare stats'.R48]" office:value-type="float" office:value="77.1855" calcext:value-type="float">
            <text:p>77.19</text:p>
          </table:table-cell>
          <table:table-cell table:formula="of:=[$'Compare stats'.S48]" office:value-type="float" office:value="19.4411" calcext:value-type="float">
            <text:p>19.44</text:p>
          </table:table-cell>
          <table:table-cell table:formula="of:=[$'Compare stats'.T48]" office:value-type="float" office:value="24.39536" calcext:value-type="float">
            <text:p>24.40</text:p>
          </table:table-cell>
          <table:table-cell table:formula="of:=[$'Compare stats'.V48]" office:value-type="float" office:value="72.23122" calcext:value-type="float">
            <text:p>72.23</text:p>
          </table:table-cell>
          <table:table-cell table:formula="of:=[$'Compare stats'.U48]" office:value-type="float" office:value="6072.932" calcext:value-type="float">
            <text:p>6072.93</text:p>
          </table:table-cell>
          <table:table-cell table:formula="of:=[$'Compare stats'.W48]" office:value-type="float" office:value="72.23122" calcext:value-type="float">
            <text:p>72.23</text:p>
          </table:table-cell>
          <table:table-cell table:formula="of:=[$'Compare stats'.X48]" office:value-type="float" office:value="77.607" calcext:value-type="float">
            <text:p>77.61</text:p>
          </table:table-cell>
          <table:table-cell table:formula="of:=[$'Compare stats'.Y48]" office:value-type="float" office:value="6.667413604" calcext:value-type="float">
            <text:p>6.67</text:p>
          </table:table-cell>
          <table:table-cell table:formula="of:=[$'Compare stats'.Z48]" office:value-type="float" office:value="77.1855" calcext:value-type="float">
            <text:p>77.19</text:p>
          </table:table-cell>
          <table:table-cell table:formula="of:=[$'Compare stats'.AA48]" office:value-type="float" office:value="20.20192" calcext:value-type="float">
            <text:p>20.20</text:p>
          </table:table-cell>
          <table:table-cell table:formula="of:=[$'Compare stats'.AB48]" office:value-type="float" office:value="24.9667" calcext:value-type="float">
            <text:p>24.97</text:p>
          </table:table-cell>
          <table:table-cell table:formula="of:=[$'Compare stats'.AD48]" office:value-type="float" office:value="72.42066" calcext:value-type="float">
            <text:p>72.42</text:p>
          </table:table-cell>
          <table:table-cell table:formula="of:=[$'Compare stats'.AC48]" office:value-type="float" office:value="5868.478" calcext:value-type="float">
            <text:p>5868.48</text:p>
          </table:table-cell>
          <table:table-cell table:formula="of:=[$'Compare stats'.AE48]" office:value-type="float" office:value="72.42066" calcext:value-type="float">
            <text:p>72.42</text:p>
          </table:table-cell>
          <table:table-cell table:formula="of:=[$'Compare stats'.AF48]" office:value-type="float" office:value="77.7595" calcext:value-type="float">
            <text:p>77.76</text:p>
          </table:table-cell>
          <table:table-cell table:formula="of:=[$'Compare stats'.AG48]" office:value-type="float" office:value="6.59652706" calcext:value-type="float">
            <text:p>6.60</text:p>
          </table:table-cell>
          <table:table-cell table:formula="of:=[$'Compare stats'.AH48]" office:value-type="float" office:value="77.1855" calcext:value-type="float">
            <text:p>77.19</text:p>
          </table:table-cell>
          <table:table-cell table:formula="of:=[$'Compare stats'.AI48]" office:value-type="float" office:value="9.83822" calcext:value-type="float">
            <text:p>9.84</text:p>
          </table:table-cell>
          <table:table-cell table:formula="of:=[$'Compare stats'.AJ48]" office:value-type="float" office:value="24.15734" calcext:value-type="float">
            <text:p>24.16</text:p>
          </table:table-cell>
          <table:table-cell table:formula="of:=[$'Compare stats'.AL48]" office:value-type="float" office:value="62.8664" calcext:value-type="float">
            <text:p>62.87</text:p>
          </table:table-cell>
          <table:table-cell table:formula="of:=[$'Compare stats'.AK48]" office:value-type="float" office:value="182.15" calcext:value-type="float">
            <text:p>182.15</text:p>
          </table:table-cell>
          <table:table-cell table:formula="of:=[$'Compare stats'.AM48]" office:value-type="float" office:value="62.8664" calcext:value-type="float">
            <text:p>62.87</text:p>
          </table:table-cell>
          <table:table-cell table:formula="of:=[$'Compare stats'.AN48]" office:value-type="float" office:value="62.86908" calcext:value-type="float">
            <text:p>62.87</text:p>
          </table:table-cell>
          <table:table-cell table:formula="of:=[$'Compare stats'.AO48]" office:value-type="float" office:value="0.003563032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stats'.B49]" office:value-type="float" office:value="78.10898" calcext:value-type="float">
            <text:p>78.11</text:p>
          </table:table-cell>
          <table:table-cell table:formula="of:=[$'Compare stats'.C49]" office:value-type="float" office:value="45.8443" calcext:value-type="float">
            <text:p>45.84</text:p>
          </table:table-cell>
          <table:table-cell table:formula="of:=[$'Compare stats'.D49]" office:value-type="float" office:value="48.0122" calcext:value-type="float">
            <text:p>48.01</text:p>
          </table:table-cell>
          <table:table-cell table:formula="of:=[$'Compare stats'.F49]" office:value-type="float" office:value="75.94108" calcext:value-type="float">
            <text:p>75.94</text:p>
          </table:table-cell>
          <table:table-cell table:formula="of:=[$'Compare stats'.E49]" office:value-type="float" office:value="7197.422" calcext:value-type="float">
            <text:p>7197.42</text:p>
          </table:table-cell>
          <table:table-cell table:formula="of:=[$'Compare stats'.G49]" office:value-type="float" office:value="75.94108" calcext:value-type="float">
            <text:p>75.94</text:p>
          </table:table-cell>
          <table:table-cell table:formula="of:=[$'Compare stats'.H49]" office:value-type="float" office:value="86.0623" calcext:value-type="float">
            <text:p>86.06</text:p>
          </table:table-cell>
          <table:table-cell table:formula="of:=[$'Compare stats'.I49]" office:value-type="float" office:value="11.962968" calcext:value-type="float">
            <text:p>11.96</text:p>
          </table:table-cell>
          <table:table-cell table:formula="of:=[$'Compare stats'.J49]" office:value-type="float" office:value="78.10898" calcext:value-type="float">
            <text:p>78.11</text:p>
          </table:table-cell>
          <table:table-cell table:formula="of:=[$'Compare stats'.K49]" office:value-type="float" office:value="46.45406" calcext:value-type="float">
            <text:p>46.45</text:p>
          </table:table-cell>
          <table:table-cell table:formula="of:=[$'Compare stats'.L49]" office:value-type="float" office:value="48.32038" calcext:value-type="float">
            <text:p>48.32</text:p>
          </table:table-cell>
          <table:table-cell table:formula="of:=[$'Compare stats'.N49]" office:value-type="float" office:value="76.24262" calcext:value-type="float">
            <text:p>76.24</text:p>
          </table:table-cell>
          <table:table-cell table:formula="of:=[$'Compare stats'.M49]" office:value-type="float" office:value="7196.732" calcext:value-type="float">
            <text:p>7196.73</text:p>
          </table:table-cell>
          <table:table-cell table:formula="of:=[$'Compare stats'.O49]" office:value-type="float" office:value="76.24262" calcext:value-type="float">
            <text:p>76.24</text:p>
          </table:table-cell>
          <table:table-cell table:formula="of:=[$'Compare stats'.P49]" office:value-type="float" office:value="86.28056" calcext:value-type="float">
            <text:p>86.28</text:p>
          </table:table-cell>
          <table:table-cell table:formula="of:=[$'Compare stats'.Q49]" office:value-type="float" office:value="11.820366" calcext:value-type="float">
            <text:p>11.82</text:p>
          </table:table-cell>
          <table:table-cell table:formula="of:=[$'Compare stats'.R49]" office:value-type="float" office:value="78.10898" calcext:value-type="float">
            <text:p>78.11</text:p>
          </table:table-cell>
          <table:table-cell table:formula="of:=[$'Compare stats'.S49]" office:value-type="float" office:value="48.11672" calcext:value-type="float">
            <text:p>48.12</text:p>
          </table:table-cell>
          <table:table-cell table:formula="of:=[$'Compare stats'.T49]" office:value-type="float" office:value="45.13164" calcext:value-type="float">
            <text:p>45.13</text:p>
          </table:table-cell>
          <table:table-cell table:formula="of:=[$'Compare stats'.V49]" office:value-type="float" office:value="81.09406" calcext:value-type="float">
            <text:p>81.09</text:p>
          </table:table-cell>
          <table:table-cell table:formula="of:=[$'Compare stats'.U49]" office:value-type="float" office:value="7193.844" calcext:value-type="float">
            <text:p>7193.84</text:p>
          </table:table-cell>
          <table:table-cell table:formula="of:=[$'Compare stats'.W49]" office:value-type="float" office:value="81.09406" calcext:value-type="float">
            <text:p>81.09</text:p>
          </table:table-cell>
          <table:table-cell table:formula="of:=[$'Compare stats'.X49]" office:value-type="float" office:value="92.65146" calcext:value-type="float">
            <text:p>92.65</text:p>
          </table:table-cell>
          <table:table-cell table:formula="of:=[$'Compare stats'.Y49]" office:value-type="float" office:value="12.624966" calcext:value-type="float">
            <text:p>12.62</text:p>
          </table:table-cell>
          <table:table-cell table:formula="of:=[$'Compare stats'.Z49]" office:value-type="float" office:value="78.10898" calcext:value-type="float">
            <text:p>78.11</text:p>
          </table:table-cell>
          <table:table-cell table:formula="of:=[$'Compare stats'.AA49]" office:value-type="float" office:value="48.11672" calcext:value-type="float">
            <text:p>48.12</text:p>
          </table:table-cell>
          <table:table-cell table:formula="of:=[$'Compare stats'.AB49]" office:value-type="float" office:value="42.63784" calcext:value-type="float">
            <text:p>42.64</text:p>
          </table:table-cell>
          <table:table-cell table:formula="of:=[$'Compare stats'.AD49]" office:value-type="float" office:value="83.58786" calcext:value-type="float">
            <text:p>83.59</text:p>
          </table:table-cell>
          <table:table-cell table:formula="of:=[$'Compare stats'.AC49]" office:value-type="float" office:value="7193.226" calcext:value-type="float">
            <text:p>7193.23</text:p>
          </table:table-cell>
          <table:table-cell table:formula="of:=[$'Compare stats'.AE49]" office:value-type="float" office:value="83.58786" calcext:value-type="float">
            <text:p>83.59</text:p>
          </table:table-cell>
          <table:table-cell table:formula="of:=[$'Compare stats'.AF49]" office:value-type="float" office:value="93.51966" calcext:value-type="float">
            <text:p>93.52</text:p>
          </table:table-cell>
          <table:table-cell table:formula="of:=[$'Compare stats'.AG49]" office:value-type="float" office:value="10.60798" calcext:value-type="float">
            <text:p>10.61</text:p>
          </table:table-cell>
          <table:table-cell table:formula="of:=[$'Compare stats'.AH49]" office:value-type="float" office:value="78.10898" calcext:value-type="float">
            <text:p>78.11</text:p>
          </table:table-cell>
          <table:table-cell table:formula="of:=[$'Compare stats'.AI49]" office:value-type="float" office:value="9.11502" calcext:value-type="float">
            <text:p>9.12</text:p>
          </table:table-cell>
          <table:table-cell table:formula="of:=[$'Compare stats'.AJ49]" office:value-type="float" office:value="33.85064" calcext:value-type="float">
            <text:p>33.85</text:p>
          </table:table-cell>
          <table:table-cell table:formula="of:=[$'Compare stats'.AL49]" office:value-type="float" office:value="53.37336" calcext:value-type="float">
            <text:p>53.37</text:p>
          </table:table-cell>
          <table:table-cell table:formula="of:=[$'Compare stats'.AK49]" office:value-type="float" office:value="5986.012" calcext:value-type="float">
            <text:p>5986.01</text:p>
          </table:table-cell>
          <table:table-cell table:formula="of:=[$'Compare stats'.AM49]" office:value-type="float" office:value="53.37336" calcext:value-type="float">
            <text:p>53.37</text:p>
          </table:table-cell>
          <table:table-cell table:formula="of:=[$'Compare stats'.AN49]" office:value-type="float" office:value="74.5689" calcext:value-type="float">
            <text:p>74.57</text:p>
          </table:table-cell>
          <table:table-cell table:formula="of:=[$'Compare stats'.AO49]" office:value-type="float" office:value="28.573158668" calcext:value-type="float">
            <text:p>28.57</text:p>
          </table:table-cell>
          <table:table-cell table:number-columns-repeated="982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stats'.B50]" office:value-type="float" office:value="73.83304" calcext:value-type="float">
            <text:p>73.83</text:p>
          </table:table-cell>
          <table:table-cell table:formula="of:=[$'Compare stats'.C50]" office:value-type="float" office:value="55.76472" calcext:value-type="float">
            <text:p>55.76</text:p>
          </table:table-cell>
          <table:table-cell table:formula="of:=[$'Compare stats'.D50]" office:value-type="float" office:value="45.24636" calcext:value-type="float">
            <text:p>45.25</text:p>
          </table:table-cell>
          <table:table-cell table:formula="of:=[$'Compare stats'.F50]" office:value-type="float" office:value="84.35136" calcext:value-type="float">
            <text:p>84.35</text:p>
          </table:table-cell>
          <table:table-cell table:formula="of:=[$'Compare stats'.E50]" office:value-type="float" office:value="7195.576" calcext:value-type="float">
            <text:p>7195.58</text:p>
          </table:table-cell>
          <table:table-cell table:formula="of:=[$'Compare stats'.G50]" office:value-type="float" office:value="84.35136" calcext:value-type="float">
            <text:p>84.35</text:p>
          </table:table-cell>
          <table:table-cell table:formula="of:=[$'Compare stats'.H50]" office:value-type="float" office:value="95.94378" calcext:value-type="float">
            <text:p>95.94</text:p>
          </table:table-cell>
          <table:table-cell table:formula="of:=[$'Compare stats'.I50]" office:value-type="float" office:value="11.901228" calcext:value-type="float">
            <text:p>11.90</text:p>
          </table:table-cell>
          <table:table-cell table:formula="of:=[$'Compare stats'.J50]" office:value-type="float" office:value="73.83304" calcext:value-type="float">
            <text:p>73.83</text:p>
          </table:table-cell>
          <table:table-cell table:formula="of:=[$'Compare stats'.K50]" office:value-type="float" office:value="56.54776" calcext:value-type="float">
            <text:p>56.55</text:p>
          </table:table-cell>
          <table:table-cell table:formula="of:=[$'Compare stats'.L50]" office:value-type="float" office:value="45.07124" calcext:value-type="float">
            <text:p>45.07</text:p>
          </table:table-cell>
          <table:table-cell table:formula="of:=[$'Compare stats'.N50]" office:value-type="float" office:value="85.30958" calcext:value-type="float">
            <text:p>85.31</text:p>
          </table:table-cell>
          <table:table-cell table:formula="of:=[$'Compare stats'.M50]" office:value-type="float" office:value="7196.384" calcext:value-type="float">
            <text:p>7196.38</text:p>
          </table:table-cell>
          <table:table-cell table:formula="of:=[$'Compare stats'.O50]" office:value-type="float" office:value="85.30958" calcext:value-type="float">
            <text:p>85.31</text:p>
          </table:table-cell>
          <table:table-cell table:formula="of:=[$'Compare stats'.P50]" office:value-type="float" office:value="95.81578" calcext:value-type="float">
            <text:p>95.82</text:p>
          </table:table-cell>
          <table:table-cell table:formula="of:=[$'Compare stats'.Q50]" office:value-type="float" office:value="10.802896" calcext:value-type="float">
            <text:p>10.80</text:p>
          </table:table-cell>
          <table:table-cell table:formula="of:=[$'Compare stats'.R50]" office:value-type="float" office:value="73.83304" calcext:value-type="float">
            <text:p>73.83</text:p>
          </table:table-cell>
          <table:table-cell table:formula="of:=[$'Compare stats'.S50]" office:value-type="float" office:value="60.0679" calcext:value-type="float">
            <text:p>60.07</text:p>
          </table:table-cell>
          <table:table-cell table:formula="of:=[$'Compare stats'.T50]" office:value-type="float" office:value="41.43396" calcext:value-type="float">
            <text:p>41.43</text:p>
          </table:table-cell>
          <table:table-cell table:formula="of:=[$'Compare stats'.V50]" office:value-type="float" office:value="92.46694" calcext:value-type="float">
            <text:p>92.47</text:p>
          </table:table-cell>
          <table:table-cell table:formula="of:=[$'Compare stats'.U50]" office:value-type="float" office:value="7196.054" calcext:value-type="float">
            <text:p>7196.05</text:p>
          </table:table-cell>
          <table:table-cell table:formula="of:=[$'Compare stats'.W50]" office:value-type="float" office:value="92.46694" calcext:value-type="float">
            <text:p>92.47</text:p>
          </table:table-cell>
          <table:table-cell table:formula="of:=[$'Compare stats'.X50]" office:value-type="float" office:value="104.371" calcext:value-type="float">
            <text:p>104.37</text:p>
          </table:table-cell>
          <table:table-cell table:formula="of:=[$'Compare stats'.Y50]" office:value-type="float" office:value="11.258716" calcext:value-type="float">
            <text:p>11.26</text:p>
          </table:table-cell>
          <table:table-cell table:formula="of:=[$'Compare stats'.Z50]" office:value-type="float" office:value="73.83304" calcext:value-type="float">
            <text:p>73.83</text:p>
          </table:table-cell>
          <table:table-cell table:formula="of:=[$'Compare stats'.AA50]" office:value-type="float" office:value="61.05526" calcext:value-type="float">
            <text:p>61.06</text:p>
          </table:table-cell>
          <table:table-cell table:formula="of:=[$'Compare stats'.AB50]" office:value-type="float" office:value="38.05442" calcext:value-type="float">
            <text:p>38.05</text:p>
          </table:table-cell>
          <table:table-cell table:formula="of:=[$'Compare stats'.AD50]" office:value-type="float" office:value="96.8339" calcext:value-type="float">
            <text:p>96.83</text:p>
          </table:table-cell>
          <table:table-cell table:formula="of:=[$'Compare stats'.AC50]" office:value-type="float" office:value="7195.208" calcext:value-type="float">
            <text:p>7195.21</text:p>
          </table:table-cell>
          <table:table-cell table:formula="of:=[$'Compare stats'.AE50]" office:value-type="float" office:value="96.8339" calcext:value-type="float">
            <text:p>96.83</text:p>
          </table:table-cell>
          <table:table-cell table:formula="of:=[$'Compare stats'.AF50]" office:value-type="float" office:value="104.3946" calcext:value-type="float">
            <text:p>104.39</text:p>
          </table:table-cell>
          <table:table-cell table:formula="of:=[$'Compare stats'.AG50]" office:value-type="float" office:value="7.243238" calcext:value-type="float">
            <text:p>7.24</text:p>
          </table:table-cell>
          <table:table-cell table:formula="of:=[$'Compare stats'.AH50]" office:value-type="float" office:value="68.75094" calcext:value-type="float">
            <text:p>68.75</text:p>
          </table:table-cell>
          <table:table-cell table:formula="of:=[$'Compare stats'.AI50]" office:value-type="float" office:value="10.14044" calcext:value-type="float">
            <text:p>10.14</text:p>
          </table:table-cell>
          <table:table-cell table:formula="of:=[$'Compare stats'.AJ50]" office:value-type="float" office:value="21.19976" calcext:value-type="float">
            <text:p>21.20</text:p>
          </table:table-cell>
          <table:table-cell table:formula="of:=[$'Compare stats'.AL50]" office:value-type="float" office:value="57.6916" calcext:value-type="float">
            <text:p>57.69</text:p>
          </table:table-cell>
          <table:table-cell table:formula="of:=[$'Compare stats'.AK50]" office:value-type="float" office:value="7192.176" calcext:value-type="float">
            <text:p>7192.18</text:p>
          </table:table-cell>
          <table:table-cell table:formula="of:=[$'Compare stats'.AM50]" office:value-type="float" office:value="57.6916" calcext:value-type="float">
            <text:p>57.69</text:p>
          </table:table-cell>
          <table:table-cell table:formula="of:=[$'Compare stats'.AN50]" office:value-type="float" office:value="91.40408" calcext:value-type="float">
            <text:p>91.40</text:p>
          </table:table-cell>
          <table:table-cell table:formula="of:=[$'Compare stats'.AO50]" office:value-type="float" office:value="36.8436882" calcext:value-type="float">
            <text:p>36.84</text:p>
          </table:table-cell>
          <table:table-cell table:number-columns-repeated="9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stats'.B51]" office:value-type="float" office:value="103.52232" calcext:value-type="float">
            <text:p>103.52</text:p>
          </table:table-cell>
          <table:table-cell table:formula="of:=[$'Compare stats'.C51]" office:value-type="float" office:value="18.6222" calcext:value-type="float">
            <text:p>18.62</text:p>
          </table:table-cell>
          <table:table-cell table:formula="of:=[$'Compare stats'.D51]" office:value-type="float" office:value="37.03784" calcext:value-type="float">
            <text:p>37.04</text:p>
          </table:table-cell>
          <table:table-cell table:formula="of:=[$'Compare stats'.F51]" office:value-type="float" office:value="85.1067" calcext:value-type="float">
            <text:p>85.11</text:p>
          </table:table-cell>
          <table:table-cell table:formula="of:=[$'Compare stats'.E51]" office:value-type="float" office:value="4432.436" calcext:value-type="float">
            <text:p>4432.44</text:p>
          </table:table-cell>
          <table:table-cell table:formula="of:=[$'Compare stats'.G51]" office:value-type="float" office:value="85.1067" calcext:value-type="float">
            <text:p>85.11</text:p>
          </table:table-cell>
          <table:table-cell table:formula="of:=[$'Compare stats'.H51]" office:value-type="float" office:value="88.76154" calcext:value-type="float">
            <text:p>88.76</text:p>
          </table:table-cell>
          <table:table-cell table:formula="of:=[$'Compare stats'.I51]" office:value-type="float" office:value="4.993206414" calcext:value-type="float">
            <text:p>4.99</text:p>
          </table:table-cell>
          <table:table-cell table:formula="of:=[$'Compare stats'.J51]" office:value-type="float" office:value="103.52232" calcext:value-type="float">
            <text:p>103.52</text:p>
          </table:table-cell>
          <table:table-cell table:formula="of:=[$'Compare stats'.K51]" office:value-type="float" office:value="18.6222" calcext:value-type="float">
            <text:p>18.62</text:p>
          </table:table-cell>
          <table:table-cell table:formula="of:=[$'Compare stats'.L51]" office:value-type="float" office:value="36.359" calcext:value-type="float">
            <text:p>36.36</text:p>
          </table:table-cell>
          <table:table-cell table:formula="of:=[$'Compare stats'.N51]" office:value-type="float" office:value="85.78562" calcext:value-type="float">
            <text:p>85.79</text:p>
          </table:table-cell>
          <table:table-cell table:formula="of:=[$'Compare stats'.M51]" office:value-type="float" office:value="4668.022" calcext:value-type="float">
            <text:p>4668.02</text:p>
          </table:table-cell>
          <table:table-cell table:formula="of:=[$'Compare stats'.O51]" office:value-type="float" office:value="85.78562" calcext:value-type="float">
            <text:p>85.79</text:p>
          </table:table-cell>
          <table:table-cell table:formula="of:=[$'Compare stats'.P51]" office:value-type="float" office:value="89.49884" calcext:value-type="float">
            <text:p>89.50</text:p>
          </table:table-cell>
          <table:table-cell table:formula="of:=[$'Compare stats'.Q51]" office:value-type="float" office:value="5.036410236" calcext:value-type="float">
            <text:p>5.04</text:p>
          </table:table-cell>
          <table:table-cell table:formula="of:=[$'Compare stats'.R51]" office:value-type="float" office:value="103.52232" calcext:value-type="float">
            <text:p>103.52</text:p>
          </table:table-cell>
          <table:table-cell table:formula="of:=[$'Compare stats'.S51]" office:value-type="float" office:value="18.6222" calcext:value-type="float">
            <text:p>18.62</text:p>
          </table:table-cell>
          <table:table-cell table:formula="of:=[$'Compare stats'.T51]" office:value-type="float" office:value="36.70128" calcext:value-type="float">
            <text:p>36.70</text:p>
          </table:table-cell>
          <table:table-cell table:formula="of:=[$'Compare stats'.V51]" office:value-type="float" office:value="85.44312" calcext:value-type="float">
            <text:p>85.44</text:p>
          </table:table-cell>
          <table:table-cell table:formula="of:=[$'Compare stats'.U51]" office:value-type="float" office:value="6018.814" calcext:value-type="float">
            <text:p>6018.81</text:p>
          </table:table-cell>
          <table:table-cell table:formula="of:=[$'Compare stats'.W51]" office:value-type="float" office:value="85.44312" calcext:value-type="float">
            <text:p>85.44</text:p>
          </table:table-cell>
          <table:table-cell table:formula="of:=[$'Compare stats'.X51]" office:value-type="float" office:value="90.27846" calcext:value-type="float">
            <text:p>90.28</text:p>
          </table:table-cell>
          <table:table-cell table:formula="of:=[$'Compare stats'.Y51]" office:value-type="float" office:value="6.398990452" calcext:value-type="float">
            <text:p>6.40</text:p>
          </table:table-cell>
          <table:table-cell table:formula="of:=[$'Compare stats'.Z51]" office:value-type="float" office:value="103.52232" calcext:value-type="float">
            <text:p>103.52</text:p>
          </table:table-cell>
          <table:table-cell table:formula="of:=[$'Compare stats'.AA51]" office:value-type="float" office:value="18.6222" calcext:value-type="float">
            <text:p>18.62</text:p>
          </table:table-cell>
          <table:table-cell table:formula="of:=[$'Compare stats'.AB51]" office:value-type="float" office:value="36.15376" calcext:value-type="float">
            <text:p>36.15</text:p>
          </table:table-cell>
          <table:table-cell table:formula="of:=[$'Compare stats'.AD51]" office:value-type="float" office:value="85.9907" calcext:value-type="float">
            <text:p>85.99</text:p>
          </table:table-cell>
          <table:table-cell table:formula="of:=[$'Compare stats'.AC51]" office:value-type="float" office:value="5477.586" calcext:value-type="float">
            <text:p>5477.59</text:p>
          </table:table-cell>
          <table:table-cell table:formula="of:=[$'Compare stats'.AE51]" office:value-type="float" office:value="85.9907" calcext:value-type="float">
            <text:p>85.99</text:p>
          </table:table-cell>
          <table:table-cell table:formula="of:=[$'Compare stats'.AF51]" office:value-type="float" office:value="90.47744" calcext:value-type="float">
            <text:p>90.48</text:p>
          </table:table-cell>
          <table:table-cell table:formula="of:=[$'Compare stats'.AG51]" office:value-type="float" office:value="5.932233614" calcext:value-type="float">
            <text:p>5.93</text:p>
          </table:table-cell>
          <table:table-cell table:formula="of:=[$'Compare stats'.AH51]" office:value-type="float" office:value="103.52232" calcext:value-type="float">
            <text:p>103.52</text:p>
          </table:table-cell>
          <table:table-cell table:formula="of:=[$'Compare stats'.AI51]" office:value-type="float" office:value="10.79292" calcext:value-type="float">
            <text:p>10.79</text:p>
          </table:table-cell>
          <table:table-cell table:formula="of:=[$'Compare stats'.AJ51]" office:value-type="float" office:value="37.74414" calcext:value-type="float">
            <text:p>37.74</text:p>
          </table:table-cell>
          <table:table-cell table:formula="of:=[$'Compare stats'.AL51]" office:value-type="float" office:value="76.57098" calcext:value-type="float">
            <text:p>76.57</text:p>
          </table:table-cell>
          <table:table-cell table:formula="of:=[$'Compare stats'.AK51]" office:value-type="float" office:value="96.402" calcext:value-type="float">
            <text:p>96.40</text:p>
          </table:table-cell>
          <table:table-cell table:formula="of:=[$'Compare stats'.AM51]" office:value-type="float" office:value="76.57098" calcext:value-type="float">
            <text:p>76.57</text:p>
          </table:table-cell>
          <table:table-cell table:formula="of:=[$'Compare stats'.AN51]" office:value-type="float" office:value="76.5762" calcext:value-type="float">
            <text:p>76.58</text:p>
          </table:table-cell>
          <table:table-cell table:formula="of:=[$'Compare stats'.AO51]" office:value-type="float" office:value="0.005458776" calcext:value-type="float">
            <text:p>0.01</text:p>
          </table:table-cell>
          <table:table-cell table:number-columns-repeated="9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stats'.B52]" office:value-type="float" office:value="99.81246" calcext:value-type="float">
            <text:p>99.81</text:p>
          </table:table-cell>
          <table:table-cell table:formula="of:=[$'Compare stats'.C52]" office:value-type="float" office:value="46.05874" calcext:value-type="float">
            <text:p>46.06</text:p>
          </table:table-cell>
          <table:table-cell table:formula="of:=[$'Compare stats'.D52]" office:value-type="float" office:value="47.3447" calcext:value-type="float">
            <text:p>47.34</text:p>
          </table:table-cell>
          <table:table-cell table:formula="of:=[$'Compare stats'.F52]" office:value-type="float" office:value="98.52652" calcext:value-type="float">
            <text:p>98.53</text:p>
          </table:table-cell>
          <table:table-cell table:formula="of:=[$'Compare stats'.E52]" office:value-type="float" office:value="7197.634" calcext:value-type="float">
            <text:p>7197.63</text:p>
          </table:table-cell>
          <table:table-cell table:formula="of:=[$'Compare stats'.G52]" office:value-type="float" office:value="98.52652" calcext:value-type="float">
            <text:p>98.53</text:p>
          </table:table-cell>
          <table:table-cell table:formula="of:=[$'Compare stats'.H52]" office:value-type="float" office:value="111.2862" calcext:value-type="float">
            <text:p>111.29</text:p>
          </table:table-cell>
          <table:table-cell table:formula="of:=[$'Compare stats'.I52]" office:value-type="float" office:value="11.578704" calcext:value-type="float">
            <text:p>11.58</text:p>
          </table:table-cell>
          <table:table-cell table:formula="of:=[$'Compare stats'.J52]" office:value-type="float" office:value="99.81246" calcext:value-type="float">
            <text:p>99.81</text:p>
          </table:table-cell>
          <table:table-cell table:formula="of:=[$'Compare stats'.K52]" office:value-type="float" office:value="45.1898" calcext:value-type="float">
            <text:p>45.19</text:p>
          </table:table-cell>
          <table:table-cell table:formula="of:=[$'Compare stats'.L52]" office:value-type="float" office:value="45.1795" calcext:value-type="float">
            <text:p>45.18</text:p>
          </table:table-cell>
          <table:table-cell table:formula="of:=[$'Compare stats'.N52]" office:value-type="float" office:value="99.82274" calcext:value-type="float">
            <text:p>99.82</text:p>
          </table:table-cell>
          <table:table-cell table:formula="of:=[$'Compare stats'.M52]" office:value-type="float" office:value="7197.466" calcext:value-type="float">
            <text:p>7197.47</text:p>
          </table:table-cell>
          <table:table-cell table:formula="of:=[$'Compare stats'.O52]" office:value-type="float" office:value="99.82274" calcext:value-type="float">
            <text:p>99.82</text:p>
          </table:table-cell>
          <table:table-cell table:formula="of:=[$'Compare stats'.P52]" office:value-type="float" office:value="111.6622" calcext:value-type="float">
            <text:p>111.66</text:p>
          </table:table-cell>
          <table:table-cell table:formula="of:=[$'Compare stats'.Q52]" office:value-type="float" office:value="10.634284" calcext:value-type="float">
            <text:p>10.63</text:p>
          </table:table-cell>
          <table:table-cell table:formula="of:=[$'Compare stats'.R52]" office:value-type="float" office:value="99.81246" calcext:value-type="float">
            <text:p>99.81</text:p>
          </table:table-cell>
          <table:table-cell table:formula="of:=[$'Compare stats'.S52]" office:value-type="float" office:value="46.58278" calcext:value-type="float">
            <text:p>46.58</text:p>
          </table:table-cell>
          <table:table-cell table:formula="of:=[$'Compare stats'.T52]" office:value-type="float" office:value="46.9583" calcext:value-type="float">
            <text:p>46.96</text:p>
          </table:table-cell>
          <table:table-cell table:formula="of:=[$'Compare stats'.V52]" office:value-type="float" office:value="99.43702" calcext:value-type="float">
            <text:p>99.44</text:p>
          </table:table-cell>
          <table:table-cell table:formula="of:=[$'Compare stats'.U52]" office:value-type="float" office:value="7196.974" calcext:value-type="float">
            <text:p>7196.97</text:p>
          </table:table-cell>
          <table:table-cell table:formula="of:=[$'Compare stats'.W52]" office:value-type="float" office:value="99.43702" calcext:value-type="float">
            <text:p>99.44</text:p>
          </table:table-cell>
          <table:table-cell table:formula="of:=[$'Compare stats'.X52]" office:value-type="float" office:value="115.0378" calcext:value-type="float">
            <text:p>115.04</text:p>
          </table:table-cell>
          <table:table-cell table:formula="of:=[$'Compare stats'.Y52]" office:value-type="float" office:value="13.639172" calcext:value-type="float">
            <text:p>13.64</text:p>
          </table:table-cell>
          <table:table-cell table:formula="of:=[$'Compare stats'.Z52]" office:value-type="float" office:value="99.81246" calcext:value-type="float">
            <text:p>99.81</text:p>
          </table:table-cell>
          <table:table-cell table:formula="of:=[$'Compare stats'.AA52]" office:value-type="float" office:value="46.81956" calcext:value-type="float">
            <text:p>46.82</text:p>
          </table:table-cell>
          <table:table-cell table:formula="of:=[$'Compare stats'.AB52]" office:value-type="float" office:value="45.46832" calcext:value-type="float">
            <text:p>45.47</text:p>
          </table:table-cell>
          <table:table-cell table:formula="of:=[$'Compare stats'.AD52]" office:value-type="float" office:value="101.1638" calcext:value-type="float">
            <text:p>101.16</text:p>
          </table:table-cell>
          <table:table-cell table:formula="of:=[$'Compare stats'.AC52]" office:value-type="float" office:value="7196.174" calcext:value-type="float">
            <text:p>7196.17</text:p>
          </table:table-cell>
          <table:table-cell table:formula="of:=[$'Compare stats'.AE52]" office:value-type="float" office:value="101.1638" calcext:value-type="float">
            <text:p>101.16</text:p>
          </table:table-cell>
          <table:table-cell table:formula="of:=[$'Compare stats'.AF52]" office:value-type="float" office:value="115.0606" calcext:value-type="float">
            <text:p>115.06</text:p>
          </table:table-cell>
          <table:table-cell table:formula="of:=[$'Compare stats'.AG52]" office:value-type="float" office:value="12.019328" calcext:value-type="float">
            <text:p>12.02</text:p>
          </table:table-cell>
          <table:table-cell table:formula="of:=[$'Compare stats'.AH52]" office:value-type="float" office:value="99.81246" calcext:value-type="float">
            <text:p>99.81</text:p>
          </table:table-cell>
          <table:table-cell table:formula="of:=[$'Compare stats'.AI52]" office:value-type="float" office:value="31.02822" calcext:value-type="float">
            <text:p>31.03</text:p>
          </table:table-cell>
          <table:table-cell table:formula="of:=[$'Compare stats'.AJ52]" office:value-type="float" office:value="43.73674" calcext:value-type="float">
            <text:p>43.74</text:p>
          </table:table-cell>
          <table:table-cell table:formula="of:=[$'Compare stats'.AL52]" office:value-type="float" office:value="87.10384" calcext:value-type="float">
            <text:p>87.10</text:p>
          </table:table-cell>
          <table:table-cell table:formula="of:=[$'Compare stats'.AK52]" office:value-type="float" office:value="5887.71" calcext:value-type="float">
            <text:p>5887.71</text:p>
          </table:table-cell>
          <table:table-cell table:formula="of:=[$'Compare stats'.AM52]" office:value-type="float" office:value="87.10384" calcext:value-type="float">
            <text:p>87.10</text:p>
          </table:table-cell>
          <table:table-cell table:formula="of:=[$'Compare stats'.AN52]" office:value-type="float" office:value="101.05404" calcext:value-type="float">
            <text:p>101.05</text:p>
          </table:table-cell>
          <table:table-cell table:formula="of:=[$'Compare stats'.AO52]" office:value-type="float" office:value="14.668853378" calcext:value-type="float">
            <text:p>14.67</text:p>
          </table:table-cell>
          <table:table-cell table:number-columns-repeated="982"/>
        </table:table-row>
        <table:table-row table:style-name="ro1">
          <table:table-cell table:style-name="Default" table:number-columns-repeated="14"/>
          <table:table-cell table:style-name="Default" table:formula="of:=AVERAGE([.O4:.O11])" office:value-type="float" office:value="5651.6305" calcext:value-type="float">
            <text:p>5651.6305</text:p>
          </table:table-cell>
          <table:table-cell table:style-name="Default" table:number-columns-repeated="27"/>
          <table:table-cell table:number-columns-repeated="982"/>
        </table:table-row>
        <table:table-row table:style-name="ro1">
          <table:table-cell table:style-name="Default" table:number-columns-repeated="14"/>
          <table:table-cell table:style-name="Default" table:formula="of:=[.O12]/3600" office:value-type="float" office:value="1.56989736111111" calcext:value-type="float">
            <text:p>1.56989736111111</text:p>
          </table:table-cell>
          <table:table-cell table:style-name="Default" table:number-columns-repeated="27"/>
          <table:table-cell table:number-columns-repeated="982"/>
        </table:table-row>
        <table:table-row table:style-name="ro1">
          <table:table-cell table:style-name="Default" table:number-columns-repeated="16"/>
          <table:table-cell table:style-name="Default" table:formula="of:=[.O12]-3600" office:value-type="float" office:value="2051.6305" calcext:value-type="float">
            <text:p>2051.6305</text:p>
          </table:table-cell>
          <table:table-cell table:style-name="Default" table:number-columns-repeated="25"/>
          <table:table-cell table:number-columns-repeated="982"/>
        </table:table-row>
        <table:table-row table:style-name="ro1">
          <table:table-cell table:style-name="Default" table:number-columns-repeated="16"/>
          <table:table-cell table:style-name="Default" table:formula="of:=[.Q14]/60" office:value-type="float" office:value="34.1938416666667" calcext:value-type="float">
            <text:p>34.1938416666667</text:p>
          </table:table-cell>
          <table:table-cell table:style-name="Default" table:number-columns-repeated="25"/>
          <table:table-cell table:number-columns-repeated="982"/>
        </table:table-row>
      </table:table>
      <table:table table:name="ResumedTime" table:style-name="ta5">
        <table:table-column table:style-name="co37" table:default-cell-style-name="ce85"/>
        <table:table-column table:style-name="co38" table:default-cell-style-name="ce85"/>
        <table:table-column table:style-name="co39" table:number-columns-repeated="3" table:default-cell-style-name="ce36"/>
        <table:table-column table:style-name="co40" table:default-cell-style-name="ce36"/>
        <table:table-column table:style-name="co41" table:number-columns-repeated="2" table:default-cell-style-name="ce36"/>
        <table:table-column table:style-name="co39" table:number-columns-repeated="3" table:default-cell-style-name="ce36"/>
        <table:table-column table:style-name="co40" table:default-cell-style-name="ce36"/>
        <table:table-column table:style-name="co41" table:number-columns-repeated="2" table:default-cell-style-name="ce36"/>
        <table:table-column table:style-name="co39" table:number-columns-repeated="3" table:default-cell-style-name="ce36"/>
        <table:table-column table:style-name="co40" table:default-cell-style-name="ce36"/>
        <table:table-column table:style-name="co41" table:number-columns-repeated="2" table:default-cell-style-name="ce36"/>
        <table:table-column table:style-name="co39" table:number-columns-repeated="3" table:default-cell-style-name="ce36"/>
        <table:table-column table:style-name="co40" table:default-cell-style-name="ce36"/>
        <table:table-column table:style-name="co41" table:number-columns-repeated="2" table:default-cell-style-name="ce36"/>
        <table:table-column table:style-name="co42" table:number-columns-repeated="4" table:default-cell-style-name="ce36"/>
        <table:table-column table:style-name="co9" table:number-columns-repeated="2" table:default-cell-style-name="ce36"/>
        <table:table-column table:style-name="co40" table:default-cell-style-name="ce36"/>
        <table:table-column table:style-name="co39" table:default-cell-style-name="ce91"/>
        <table:table-column table:style-name="co40" table:default-cell-style-name="ce85"/>
        <table:table-column table:style-name="co39" table:default-cell-style-name="ce91"/>
        <table:table-column table:style-name="co41" table:default-cell-style-name="ce91"/>
        <table:table-column table:style-name="co41" table:default-cell-style-name="ce36"/>
        <table:table-row table:style-name="ro1">
          <table:table-cell table:style-name="Default" table:number-columns-repeated="38"/>
        </table:table-row>
        <table:table-row table:style-name="ro2">
          <table:table-cell table:style-name="Default" table:number-columns-repeated="2"/>
          <table:table-cell table:style-name="ce115" office:value-type="string" calcext:value-type="string" table:number-columns-spanned="6" table:number-rows-spanned="1">
            <text:p>ScSp</text:p>
          </table:table-cell>
          <table:covered-table-cell table:number-columns-repeated="4" table:style-name="ce28"/>
          <table:covered-table-cell table:style-name="ce130"/>
          <table:table-cell table:style-name="ce43" office:value-type="string" calcext:value-type="string" table:number-columns-spanned="6" table:number-rows-spanned="1">
            <text:p>McSp</text:p>
          </table:table-cell>
          <table:covered-table-cell table:number-columns-repeated="4" table:style-name="ce130"/>
          <table:covered-table-cell table:style-name="ce132"/>
          <table:table-cell table:style-name="ce28" office:value-type="string" calcext:value-type="string" table:number-columns-spanned="6" table:number-rows-spanned="1">
            <text:p>ScMp</text:p>
          </table:table-cell>
          <table:covered-table-cell table:number-columns-repeated="5" table:style-name="ce130"/>
          <table:table-cell table:style-name="ce43" office:value-type="string" calcext:value-type="string" table:number-columns-spanned="6" table:number-rows-spanned="1">
            <text:p>McMp</text:p>
          </table:table-cell>
          <table:covered-table-cell table:number-columns-repeated="4" table:style-name="ce130"/>
          <table:covered-table-cell table:style-name="ce132"/>
          <table:table-cell table:style-name="ce28" office:value-type="string" calcext:value-type="string" table:number-columns-spanned="6" table:number-rows-spanned="1">
            <text:p>PC</text:p>
          </table:table-cell>
          <table:covered-table-cell table:number-columns-repeated="4" table:style-name="ce28"/>
          <table:covered-table-cell table:style-name="ce142"/>
          <table:table-cell table:style-name="ce43"/>
          <table:table-cell table:style-name="ce28" table:number-columns-repeated="4"/>
          <table:table-cell table:style-name="ce132"/>
        </table:table-row>
        <table:table-row table:style-name="ro1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133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133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126"/>
          <table:table-cell/>
          <table:table-cell table:style-name="ce91"/>
          <table:table-cell table:number-columns-repeated="2"/>
          <table:table-cell table:style-name="ce1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Time'.B45]" office:value-type="float" office:value="0.767312" calcext:value-type="float">
            <text:p>0.77</text:p>
          </table:table-cell>
          <table:table-cell table:formula="of:=[$'Compare Time'.C45]" office:value-type="float" office:value="6.885194" calcext:value-type="float">
            <text:p>6.89</text:p>
          </table:table-cell>
          <table:table-cell table:formula="of:=[$'Compare Time'.D45]" office:value-type="float" office:value="4.88281" calcext:value-type="float">
            <text:p>4.88</text:p>
          </table:table-cell>
          <table:table-cell table:formula="of:=[$'Compare Time'.E45]" office:value-type="float" office:value="3.02997" calcext:value-type="float">
            <text:p>3.03</text:p>
          </table:table-cell>
          <table:table-cell table:formula="of:=[$'Compare Time'.F45]" office:value-type="float" office:value="33.5667662" calcext:value-type="float">
            <text:p>33.57</text:p>
          </table:table-cell>
          <table:table-cell table:formula="of:=[$'Compare Time'.G45]" office:value-type="float" office:value="50.86794" calcext:value-type="float">
            <text:p>50.87</text:p>
          </table:table-cell>
          <table:table-cell table:formula="of:=[$'Compare Time'.H45]" office:value-type="float" office:value="0.8500366" calcext:value-type="float">
            <text:p>0.85</text:p>
          </table:table-cell>
          <table:table-cell table:formula="of:=[$'Compare Time'.I45]" office:value-type="float" office:value="7.660716" calcext:value-type="float">
            <text:p>7.66</text:p>
          </table:table-cell>
          <table:table-cell table:formula="of:=[$'Compare Time'.J45]" office:value-type="float" office:value="5.887828" calcext:value-type="float">
            <text:p>5.89</text:p>
          </table:table-cell>
          <table:table-cell table:formula="of:=[$'Compare Time'.K45]" office:value-type="float" office:value="3.44031" calcext:value-type="float">
            <text:p>3.44</text:p>
          </table:table-cell>
          <table:table-cell table:formula="of:=[$'Compare Time'.L45]" office:value-type="float" office:value="39.90702" calcext:value-type="float">
            <text:p>39.91</text:p>
          </table:table-cell>
          <table:table-cell table:formula="of:=[$'Compare Time'.M45]" office:value-type="float" office:value="42.25406" calcext:value-type="float">
            <text:p>42.25</text:p>
          </table:table-cell>
          <table:table-cell table:formula="of:=[$'Compare Time'.N45]" office:value-type="float" office:value="1.3064546" calcext:value-type="float">
            <text:p>1.31</text:p>
          </table:table-cell>
          <table:table-cell table:formula="of:=[$'Compare Time'.O45]" office:value-type="float" office:value="11.29364" calcext:value-type="float">
            <text:p>11.29</text:p>
          </table:table-cell>
          <table:table-cell table:formula="of:=[$'Compare Time'.P45]" office:value-type="float" office:value="4.475924" calcext:value-type="float">
            <text:p>4.48</text:p>
          </table:table-cell>
          <table:table-cell table:formula="of:=[$'Compare Time'.Q45]" office:value-type="float" office:value="2.383472" calcext:value-type="float">
            <text:p>2.38</text:p>
          </table:table-cell>
          <table:table-cell table:formula="of:=[$'Compare Time'.R45]" office:value-type="float" office:value="30.446114" calcext:value-type="float">
            <text:p>30.45</text:p>
          </table:table-cell>
          <table:table-cell table:formula="of:=[$'Compare Time'.S45]" office:value-type="float" office:value="50.09436" calcext:value-type="float">
            <text:p>50.09</text:p>
          </table:table-cell>
          <table:table-cell table:formula="of:=[$'Compare Time'.T45]" office:value-type="float" office:value="1.063166" calcext:value-type="float">
            <text:p>1.06</text:p>
          </table:table-cell>
          <table:table-cell table:formula="of:=[$'Compare Time'.U45]" office:value-type="float" office:value="12.66474" calcext:value-type="float">
            <text:p>12.66</text:p>
          </table:table-cell>
          <table:table-cell table:formula="of:=[$'Compare Time'.V45]" office:value-type="float" office:value="5.238012" calcext:value-type="float">
            <text:p>5.24</text:p>
          </table:table-cell>
          <table:table-cell table:formula="of:=[$'Compare Time'.W45]" office:value-type="float" office:value="2.63469" calcext:value-type="float">
            <text:p>2.63</text:p>
          </table:table-cell>
          <table:table-cell table:formula="of:=[$'Compare Time'.X45]" office:value-type="float" office:value="30.19962" calcext:value-type="float">
            <text:p>30.20</text:p>
          </table:table-cell>
          <table:table-cell table:formula="of:=[$'Compare Time'.Y45]" office:value-type="float" office:value="48.19976" calcext:value-type="float">
            <text:p>48.20</text:p>
          </table:table-cell>
          <table:table-cell table:formula="of:=[$'Compare Time'.Z45]" office:value-type="float" office:value="6.198436" calcext:value-type="float">
            <text:p>6.20</text:p>
          </table:table-cell>
          <table:table-cell table:formula="of:=[$'Compare Time'.AA45]" office:value-type="float" office:value="10.881036" calcext:value-type="float">
            <text:p>10.88</text:p>
          </table:table-cell>
          <table:table-cell table:formula="of:=[$'Compare Time'.AB45]" office:value-type="float" office:value="0" calcext:value-type="float">
            <text:p>0.00</text:p>
          </table:table-cell>
          <table:table-cell table:formula="of:=[$'Compare Time'.AC45]" office:value-type="float" office:value="4.56645" calcext:value-type="float">
            <text:p>4.57</text:p>
          </table:table-cell>
          <table:table-cell table:formula="of:=[$'Compare Time'.AD45]" office:value-type="float" office:value="63.52428" calcext:value-type="float">
            <text:p>63.52</text:p>
          </table:table-cell>
          <table:table-cell table:formula="of:=[$'Compare Time'.AE45]" office:value-type="float" office:value="14.8298199998044" calcext:value-type="float">
            <text:p>14.8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Time'.B46]" office:value-type="float" office:value="2.205576" calcext:value-type="float">
            <text:p>2.21</text:p>
          </table:table-cell>
          <table:table-cell table:formula="of:=[$'Compare Time'.C46]" office:value-type="float" office:value="13.60738" calcext:value-type="float">
            <text:p>13.61</text:p>
          </table:table-cell>
          <table:table-cell table:formula="of:=[$'Compare Time'.D46]" office:value-type="float" office:value="10.15912" calcext:value-type="float">
            <text:p>10.16</text:p>
          </table:table-cell>
          <table:table-cell table:formula="of:=[$'Compare Time'.E46]" office:value-type="float" office:value="4.22619" calcext:value-type="float">
            <text:p>4.23</text:p>
          </table:table-cell>
          <table:table-cell table:formula="of:=[$'Compare Time'.F46]" office:value-type="float" office:value="16.904825" calcext:value-type="float">
            <text:p>16.90</text:p>
          </table:table-cell>
          <table:table-cell table:formula="of:=[$'Compare Time'.G46]" office:value-type="float" office:value="52.89692" calcext:value-type="float">
            <text:p>52.90</text:p>
          </table:table-cell>
          <table:table-cell table:formula="of:=[$'Compare Time'.H46]" office:value-type="float" office:value="0.8389388" calcext:value-type="float">
            <text:p>0.84</text:p>
          </table:table-cell>
          <table:table-cell table:formula="of:=[$'Compare Time'.I46]" office:value-type="float" office:value="12.087414" calcext:value-type="float">
            <text:p>12.09</text:p>
          </table:table-cell>
          <table:table-cell table:formula="of:=[$'Compare Time'.J46]" office:value-type="float" office:value="9.938916" calcext:value-type="float">
            <text:p>9.94</text:p>
          </table:table-cell>
          <table:table-cell table:formula="of:=[$'Compare Time'.K46]" office:value-type="float" office:value="3.64518" calcext:value-type="float">
            <text:p>3.65</text:p>
          </table:table-cell>
          <table:table-cell table:formula="of:=[$'Compare Time'.L46]" office:value-type="float" office:value="20.489416" calcext:value-type="float">
            <text:p>20.49</text:p>
          </table:table-cell>
          <table:table-cell table:formula="of:=[$'Compare Time'.M46]" office:value-type="float" office:value="53.00016" calcext:value-type="float">
            <text:p>53.00</text:p>
          </table:table-cell>
          <table:table-cell table:formula="of:=[$'Compare Time'.N46]" office:value-type="float" office:value="4.454782" calcext:value-type="float">
            <text:p>4.45</text:p>
          </table:table-cell>
          <table:table-cell table:formula="of:=[$'Compare Time'.O46]" office:value-type="float" office:value="15.84028" calcext:value-type="float">
            <text:p>15.84</text:p>
          </table:table-cell>
          <table:table-cell table:formula="of:=[$'Compare Time'.P46]" office:value-type="float" office:value="8.943684" calcext:value-type="float">
            <text:p>8.94</text:p>
          </table:table-cell>
          <table:table-cell table:formula="of:=[$'Compare Time'.Q46]" office:value-type="float" office:value="3.34947" calcext:value-type="float">
            <text:p>3.35</text:p>
          </table:table-cell>
          <table:table-cell table:formula="of:=[$'Compare Time'.R46]" office:value-type="float" office:value="38.89908" calcext:value-type="float">
            <text:p>38.90</text:p>
          </table:table-cell>
          <table:table-cell table:formula="of:=[$'Compare Time'.S46]" office:value-type="float" office:value="28.51268" calcext:value-type="float">
            <text:p>28.51</text:p>
          </table:table-cell>
          <table:table-cell table:formula="of:=[$'Compare Time'.T46]" office:value-type="float" office:value="1.709288" calcext:value-type="float">
            <text:p>1.71</text:p>
          </table:table-cell>
          <table:table-cell table:formula="of:=[$'Compare Time'.U46]" office:value-type="float" office:value="13.50876" calcext:value-type="float">
            <text:p>13.51</text:p>
          </table:table-cell>
          <table:table-cell table:formula="of:=[$'Compare Time'.V46]" office:value-type="float" office:value="9.573052" calcext:value-type="float">
            <text:p>9.57</text:p>
          </table:table-cell>
          <table:table-cell table:formula="of:=[$'Compare Time'.W46]" office:value-type="float" office:value="2.262724" calcext:value-type="float">
            <text:p>2.26</text:p>
          </table:table-cell>
          <table:table-cell table:formula="of:=[$'Compare Time'.X46]" office:value-type="float" office:value="38.96818" calcext:value-type="float">
            <text:p>38.97</text:p>
          </table:table-cell>
          <table:table-cell table:formula="of:=[$'Compare Time'.Y46]" office:value-type="float" office:value="33.97796" calcext:value-type="float">
            <text:p>33.98</text:p>
          </table:table-cell>
          <table:table-cell table:formula="of:=[$'Compare Time'.Z46]" office:value-type="float" office:value="10.27387" calcext:value-type="float">
            <text:p>10.27</text:p>
          </table:table-cell>
          <table:table-cell table:formula="of:=[$'Compare Time'.AA46]" office:value-type="float" office:value="5.677416" calcext:value-type="float">
            <text:p>5.68</text:p>
          </table:table-cell>
          <table:table-cell table:formula="of:=[$'Compare Time'.AB46]" office:value-type="float" office:value="0" calcext:value-type="float">
            <text:p>0.00</text:p>
          </table:table-cell>
          <table:table-cell table:formula="of:=[$'Compare Time'.AC46]" office:value-type="float" office:value="5.013308" calcext:value-type="float">
            <text:p>5.01</text:p>
          </table:table-cell>
          <table:table-cell table:formula="of:=[$'Compare Time'.AD46]" office:value-type="float" office:value="70.881" calcext:value-type="float">
            <text:p>70.88</text:p>
          </table:table-cell>
          <table:table-cell table:formula="of:=[$'Compare Time'.AE46]" office:value-type="float" office:value="8.15444" calcext:value-type="float">
            <text:p>8.1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Time'.B47]" office:value-type="float" office:value="0.990753" calcext:value-type="float">
            <text:p>0.99</text:p>
          </table:table-cell>
          <table:table-cell table:formula="of:=[$'Compare Time'.C47]" office:value-type="float" office:value="13.236502" calcext:value-type="float">
            <text:p>13.24</text:p>
          </table:table-cell>
          <table:table-cell table:formula="of:=[$'Compare Time'.D47]" office:value-type="float" office:value="10.138068" calcext:value-type="float">
            <text:p>10.14</text:p>
          </table:table-cell>
          <table:table-cell table:formula="of:=[$'Compare Time'.E47]" office:value-type="float" office:value="3.45976" calcext:value-type="float">
            <text:p>3.46</text:p>
          </table:table-cell>
          <table:table-cell table:formula="of:=[$'Compare Time'.F47]" office:value-type="float" office:value="24.35882" calcext:value-type="float">
            <text:p>24.36</text:p>
          </table:table-cell>
          <table:table-cell table:formula="of:=[$'Compare Time'.G47]" office:value-type="float" office:value="47.8161" calcext:value-type="float">
            <text:p>47.82</text:p>
          </table:table-cell>
          <table:table-cell table:formula="of:=[$'Compare Time'.H47]" office:value-type="float" office:value="0.593814" calcext:value-type="float">
            <text:p>0.59</text:p>
          </table:table-cell>
          <table:table-cell table:formula="of:=[$'Compare Time'.I47]" office:value-type="float" office:value="14.18282" calcext:value-type="float">
            <text:p>14.18</text:p>
          </table:table-cell>
          <table:table-cell table:formula="of:=[$'Compare Time'.J47]" office:value-type="float" office:value="10.84085" calcext:value-type="float">
            <text:p>10.84</text:p>
          </table:table-cell>
          <table:table-cell table:formula="of:=[$'Compare Time'.K47]" office:value-type="float" office:value="3.815972" calcext:value-type="float">
            <text:p>3.82</text:p>
          </table:table-cell>
          <table:table-cell table:formula="of:=[$'Compare Time'.L47]" office:value-type="float" office:value="13.255874" calcext:value-type="float">
            <text:p>13.26</text:p>
          </table:table-cell>
          <table:table-cell table:formula="of:=[$'Compare Time'.M47]" office:value-type="float" office:value="57.31066" calcext:value-type="float">
            <text:p>57.31</text:p>
          </table:table-cell>
          <table:table-cell table:formula="of:=[$'Compare Time'.N47]" office:value-type="float" office:value="6.34458" calcext:value-type="float">
            <text:p>6.34</text:p>
          </table:table-cell>
          <table:table-cell table:formula="of:=[$'Compare Time'.O47]" office:value-type="float" office:value="22.75904" calcext:value-type="float">
            <text:p>22.76</text:p>
          </table:table-cell>
          <table:table-cell table:formula="of:=[$'Compare Time'.P47]" office:value-type="float" office:value="7.054998" calcext:value-type="float">
            <text:p>7.05</text:p>
          </table:table-cell>
          <table:table-cell table:formula="of:=[$'Compare Time'.Q47]" office:value-type="float" office:value="4.155472" calcext:value-type="float">
            <text:p>4.16</text:p>
          </table:table-cell>
          <table:table-cell table:formula="of:=[$'Compare Time'.R47]" office:value-type="float" office:value="37.90632" calcext:value-type="float">
            <text:p>37.91</text:p>
          </table:table-cell>
          <table:table-cell table:formula="of:=[$'Compare Time'.S47]" office:value-type="float" office:value="21.7796" calcext:value-type="float">
            <text:p>21.78</text:p>
          </table:table-cell>
          <table:table-cell table:formula="of:=[$'Compare Time'.T47]" office:value-type="float" office:value="2.177268" calcext:value-type="float">
            <text:p>2.18</text:p>
          </table:table-cell>
          <table:table-cell table:formula="of:=[$'Compare Time'.U47]" office:value-type="float" office:value="21.86442" calcext:value-type="float">
            <text:p>21.86</text:p>
          </table:table-cell>
          <table:table-cell table:formula="of:=[$'Compare Time'.V47]" office:value-type="float" office:value="9.90023" calcext:value-type="float">
            <text:p>9.90</text:p>
          </table:table-cell>
          <table:table-cell table:formula="of:=[$'Compare Time'.W47]" office:value-type="float" office:value="1.9897964" calcext:value-type="float">
            <text:p>1.99</text:p>
          </table:table-cell>
          <table:table-cell table:formula="of:=[$'Compare Time'.X47]" office:value-type="float" office:value="32.29924" calcext:value-type="float">
            <text:p>32.30</text:p>
          </table:table-cell>
          <table:table-cell table:formula="of:=[$'Compare Time'.Y47]" office:value-type="float" office:value="31.769046" calcext:value-type="float">
            <text:p>31.77</text:p>
          </table:table-cell>
          <table:table-cell table:formula="of:=[$'Compare Time'.Z47]" office:value-type="float" office:value="10.525182" calcext:value-type="float">
            <text:p>10.53</text:p>
          </table:table-cell>
          <table:table-cell table:formula="of:=[$'Compare Time'.AA47]" office:value-type="float" office:value="9.63116" calcext:value-type="float">
            <text:p>9.63</text:p>
          </table:table-cell>
          <table:table-cell table:formula="of:=[$'Compare Time'.AB47]" office:value-type="float" office:value="0" calcext:value-type="float">
            <text:p>0.00</text:p>
          </table:table-cell>
          <table:table-cell table:formula="of:=[$'Compare Time'.AC47]" office:value-type="float" office:value="4.217202" calcext:value-type="float">
            <text:p>4.22</text:p>
          </table:table-cell>
          <table:table-cell table:formula="of:=[$'Compare Time'.AD47]" office:value-type="float" office:value="66.609" calcext:value-type="float">
            <text:p>66.61</text:p>
          </table:table-cell>
          <table:table-cell table:formula="of:=[$'Compare Time'.AE47]" office:value-type="float" office:value="9.01746000000003" calcext:value-type="float">
            <text:p>9.0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Time'.B48]" office:value-type="float" office:value="10.532892" calcext:value-type="float">
            <text:p>10.53</text:p>
          </table:table-cell>
          <table:table-cell table:formula="of:=[$'Compare Time'.C48]" office:value-type="float" office:value="4.3212" calcext:value-type="float">
            <text:p>4.32</text:p>
          </table:table-cell>
          <table:table-cell table:formula="of:=[$'Compare Time'.D48]" office:value-type="float" office:value="3.667982" calcext:value-type="float">
            <text:p>3.67</text:p>
          </table:table-cell>
          <table:table-cell table:formula="of:=[$'Compare Time'.E48]" office:value-type="float" office:value="4.0506" calcext:value-type="float">
            <text:p>4.05</text:p>
          </table:table-cell>
          <table:table-cell table:formula="of:=[$'Compare Time'.F48]" office:value-type="float" office:value="48.98384" calcext:value-type="float">
            <text:p>48.98</text:p>
          </table:table-cell>
          <table:table-cell table:formula="of:=[$'Compare Time'.G48]" office:value-type="float" office:value="28.4435" calcext:value-type="float">
            <text:p>28.44</text:p>
          </table:table-cell>
          <table:table-cell table:formula="of:=[$'Compare Time'.H48]" office:value-type="float" office:value="7.324648" calcext:value-type="float">
            <text:p>7.32</text:p>
          </table:table-cell>
          <table:table-cell table:formula="of:=[$'Compare Time'.I48]" office:value-type="float" office:value="5.196118" calcext:value-type="float">
            <text:p>5.20</text:p>
          </table:table-cell>
          <table:table-cell table:formula="of:=[$'Compare Time'.J48]" office:value-type="float" office:value="7.263544" calcext:value-type="float">
            <text:p>7.26</text:p>
          </table:table-cell>
          <table:table-cell table:formula="of:=[$'Compare Time'.K48]" office:value-type="float" office:value="3.131802" calcext:value-type="float">
            <text:p>3.13</text:p>
          </table:table-cell>
          <table:table-cell table:formula="of:=[$'Compare Time'.L48]" office:value-type="float" office:value="61.1385" calcext:value-type="float">
            <text:p>61.14</text:p>
          </table:table-cell>
          <table:table-cell table:formula="of:=[$'Compare Time'.M48]" office:value-type="float" office:value="15.945368" calcext:value-type="float">
            <text:p>15.95</text:p>
          </table:table-cell>
          <table:table-cell table:formula="of:=[$'Compare Time'.N48]" office:value-type="float" office:value="11.339484" calcext:value-type="float">
            <text:p>11.34</text:p>
          </table:table-cell>
          <table:table-cell table:formula="of:=[$'Compare Time'.O48]" office:value-type="float" office:value="4.89848" calcext:value-type="float">
            <text:p>4.90</text:p>
          </table:table-cell>
          <table:table-cell table:formula="of:=[$'Compare Time'.P48]" office:value-type="float" office:value="3.727976" calcext:value-type="float">
            <text:p>3.73</text:p>
          </table:table-cell>
          <table:table-cell table:formula="of:=[$'Compare Time'.Q48]" office:value-type="float" office:value="3.652336" calcext:value-type="float">
            <text:p>3.65</text:p>
          </table:table-cell>
          <table:table-cell table:formula="of:=[$'Compare Time'.R48]" office:value-type="float" office:value="65.56386" calcext:value-type="float">
            <text:p>65.56</text:p>
          </table:table-cell>
          <table:table-cell table:formula="of:=[$'Compare Time'.S48]" office:value-type="float" office:value="10.81785" calcext:value-type="float">
            <text:p>10.82</text:p>
          </table:table-cell>
          <table:table-cell table:formula="of:=[$'Compare Time'.T48]" office:value-type="float" office:value="6.52231" calcext:value-type="float">
            <text:p>6.52</text:p>
          </table:table-cell>
          <table:table-cell table:formula="of:=[$'Compare Time'.U48]" office:value-type="float" office:value="5.161696" calcext:value-type="float">
            <text:p>5.16</text:p>
          </table:table-cell>
          <table:table-cell table:formula="of:=[$'Compare Time'.V48]" office:value-type="float" office:value="6.937138" calcext:value-type="float">
            <text:p>6.94</text:p>
          </table:table-cell>
          <table:table-cell table:formula="of:=[$'Compare Time'.W48]" office:value-type="float" office:value="2.71077" calcext:value-type="float">
            <text:p>2.71</text:p>
          </table:table-cell>
          <table:table-cell table:formula="of:=[$'Compare Time'.X48]" office:value-type="float" office:value="67.19524" calcext:value-type="float">
            <text:p>67.20</text:p>
          </table:table-cell>
          <table:table-cell table:formula="of:=[$'Compare Time'.Y48]" office:value-type="float" office:value="11.472856" calcext:value-type="float">
            <text:p>11.47</text:p>
          </table:table-cell>
          <table:table-cell table:formula="of:=[$'Compare Time'.Z48]" office:value-type="float" office:value="11.792902" calcext:value-type="float">
            <text:p>11.79</text:p>
          </table:table-cell>
          <table:table-cell table:formula="of:=[$'Compare Time'.AA48]" office:value-type="float" office:value="1.443682" calcext:value-type="float">
            <text:p>1.44</text:p>
          </table:table-cell>
          <table:table-cell table:formula="of:=[$'Compare Time'.AB48]" office:value-type="float" office:value="0" calcext:value-type="float">
            <text:p>0.00</text:p>
          </table:table-cell>
          <table:table-cell table:formula="of:=[$'Compare Time'.AC48]" office:value-type="float" office:value="3.882434" calcext:value-type="float">
            <text:p>3.88</text:p>
          </table:table-cell>
          <table:table-cell table:formula="of:=[$'Compare Time'.AD48]" office:value-type="float" office:value="76.59148" calcext:value-type="float">
            <text:p>76.59</text:p>
          </table:table-cell>
          <table:table-cell table:formula="of:=[$'Compare Time'.AE48]" office:value-type="float" office:value="6.28950000000001" calcext:value-type="float">
            <text:p>6.2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Time'.B49]" office:value-type="float" office:value="8.041152" calcext:value-type="float">
            <text:p>8.04</text:p>
          </table:table-cell>
          <table:table-cell table:formula="of:=[$'Compare Time'.C49]" office:value-type="float" office:value="13.47952" calcext:value-type="float">
            <text:p>13.48</text:p>
          </table:table-cell>
          <table:table-cell table:formula="of:=[$'Compare Time'.D49]" office:value-type="float" office:value="9.697372" calcext:value-type="float">
            <text:p>9.70</text:p>
          </table:table-cell>
          <table:table-cell table:formula="of:=[$'Compare Time'.E49]" office:value-type="float" office:value="5.769662" calcext:value-type="float">
            <text:p>5.77</text:p>
          </table:table-cell>
          <table:table-cell table:formula="of:=[$'Compare Time'.F49]" office:value-type="float" office:value="24.27864" calcext:value-type="float">
            <text:p>24.28</text:p>
          </table:table-cell>
          <table:table-cell table:formula="of:=[$'Compare Time'.G49]" office:value-type="float" office:value="38.73366" calcext:value-type="float">
            <text:p>38.73</text:p>
          </table:table-cell>
          <table:table-cell table:formula="of:=[$'Compare Time'.H49]" office:value-type="float" office:value="4.456518" calcext:value-type="float">
            <text:p>4.46</text:p>
          </table:table-cell>
          <table:table-cell table:formula="of:=[$'Compare Time'.I49]" office:value-type="float" office:value="12.33702" calcext:value-type="float">
            <text:p>12.34</text:p>
          </table:table-cell>
          <table:table-cell table:formula="of:=[$'Compare Time'.J49]" office:value-type="float" office:value="11.833532" calcext:value-type="float">
            <text:p>11.83</text:p>
          </table:table-cell>
          <table:table-cell table:formula="of:=[$'Compare Time'.K49]" office:value-type="float" office:value="5.179776" calcext:value-type="float">
            <text:p>5.18</text:p>
          </table:table-cell>
          <table:table-cell table:formula="of:=[$'Compare Time'.L49]" office:value-type="float" office:value="27.74168" calcext:value-type="float">
            <text:p>27.74</text:p>
          </table:table-cell>
          <table:table-cell table:formula="of:=[$'Compare Time'.M49]" office:value-type="float" office:value="38.4515" calcext:value-type="float">
            <text:p>38.45</text:p>
          </table:table-cell>
          <table:table-cell table:formula="of:=[$'Compare Time'.N49]" office:value-type="float" office:value="8.758314" calcext:value-type="float">
            <text:p>8.76</text:p>
          </table:table-cell>
          <table:table-cell table:formula="of:=[$'Compare Time'.O49]" office:value-type="float" office:value="14.3559" calcext:value-type="float">
            <text:p>14.36</text:p>
          </table:table-cell>
          <table:table-cell table:formula="of:=[$'Compare Time'.P49]" office:value-type="float" office:value="9.048876" calcext:value-type="float">
            <text:p>9.05</text:p>
          </table:table-cell>
          <table:table-cell table:formula="of:=[$'Compare Time'.Q49]" office:value-type="float" office:value="4.652752" calcext:value-type="float">
            <text:p>4.65</text:p>
          </table:table-cell>
          <table:table-cell table:formula="of:=[$'Compare Time'.R49]" office:value-type="float" office:value="45.52156" calcext:value-type="float">
            <text:p>45.52</text:p>
          </table:table-cell>
          <table:table-cell table:formula="of:=[$'Compare Time'.S49]" office:value-type="float" office:value="17.662622" calcext:value-type="float">
            <text:p>17.66</text:p>
          </table:table-cell>
          <table:table-cell table:formula="of:=[$'Compare Time'.T49]" office:value-type="float" office:value="4.59371" calcext:value-type="float">
            <text:p>4.59</text:p>
          </table:table-cell>
          <table:table-cell table:formula="of:=[$'Compare Time'.U49]" office:value-type="float" office:value="14.37508" calcext:value-type="float">
            <text:p>14.38</text:p>
          </table:table-cell>
          <table:table-cell table:formula="of:=[$'Compare Time'.V49]" office:value-type="float" office:value="12.634692" calcext:value-type="float">
            <text:p>12.63</text:p>
          </table:table-cell>
          <table:table-cell table:formula="of:=[$'Compare Time'.W49]" office:value-type="float" office:value="3.190848" calcext:value-type="float">
            <text:p>3.19</text:p>
          </table:table-cell>
          <table:table-cell table:formula="of:=[$'Compare Time'.X49]" office:value-type="float" office:value="48.19278" calcext:value-type="float">
            <text:p>48.19</text:p>
          </table:table-cell>
          <table:table-cell table:formula="of:=[$'Compare Time'.Y49]" office:value-type="float" office:value="17.0129" calcext:value-type="float">
            <text:p>17.01</text:p>
          </table:table-cell>
          <table:table-cell table:formula="of:=[$'Compare Time'.Z49]" office:value-type="float" office:value="15.31176" calcext:value-type="float">
            <text:p>15.31</text:p>
          </table:table-cell>
          <table:table-cell table:formula="of:=[$'Compare Time'.AA49]" office:value-type="float" office:value="1.599702" calcext:value-type="float">
            <text:p>1.60</text:p>
          </table:table-cell>
          <table:table-cell table:formula="of:=[$'Compare Time'.AB49]" office:value-type="float" office:value="0" calcext:value-type="float">
            <text:p>0.00</text:p>
          </table:table-cell>
          <table:table-cell table:formula="of:=[$'Compare Time'.AC49]" office:value-type="float" office:value="6.863978" calcext:value-type="float">
            <text:p>6.86</text:p>
          </table:table-cell>
          <table:table-cell table:formula="of:=[$'Compare Time'.AD49]" office:value-type="float" office:value="72.40614" calcext:value-type="float">
            <text:p>72.41</text:p>
          </table:table-cell>
          <table:table-cell table:formula="of:=[$'Compare Time'.AE49]" office:value-type="float" office:value="3.8184" calcext:value-type="float">
            <text:p>3.8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Time'.B50]" office:value-type="float" office:value="3.5619" calcext:value-type="float">
            <text:p>3.56</text:p>
          </table:table-cell>
          <table:table-cell table:formula="of:=[$'Compare Time'.C50]" office:value-type="float" office:value="13.56402" calcext:value-type="float">
            <text:p>13.56</text:p>
          </table:table-cell>
          <table:table-cell table:formula="of:=[$'Compare Time'.D50]" office:value-type="float" office:value="11.222022" calcext:value-type="float">
            <text:p>11.22</text:p>
          </table:table-cell>
          <table:table-cell table:formula="of:=[$'Compare Time'.E50]" office:value-type="float" office:value="5.18862" calcext:value-type="float">
            <text:p>5.19</text:p>
          </table:table-cell>
          <table:table-cell table:formula="of:=[$'Compare Time'.F50]" office:value-type="float" office:value="15.4547494" calcext:value-type="float">
            <text:p>15.45</text:p>
          </table:table-cell>
          <table:table-cell table:formula="of:=[$'Compare Time'.G50]" office:value-type="float" office:value="51.00868" calcext:value-type="float">
            <text:p>51.01</text:p>
          </table:table-cell>
          <table:table-cell table:formula="of:=[$'Compare Time'.H50]" office:value-type="float" office:value="1.4964696" calcext:value-type="float">
            <text:p>1.50</text:p>
          </table:table-cell>
          <table:table-cell table:formula="of:=[$'Compare Time'.I50]" office:value-type="float" office:value="14.32888" calcext:value-type="float">
            <text:p>14.33</text:p>
          </table:table-cell>
          <table:table-cell table:formula="of:=[$'Compare Time'.J50]" office:value-type="float" office:value="13.089218" calcext:value-type="float">
            <text:p>13.09</text:p>
          </table:table-cell>
          <table:table-cell table:formula="of:=[$'Compare Time'.K50]" office:value-type="float" office:value="4.288674" calcext:value-type="float">
            <text:p>4.29</text:p>
          </table:table-cell>
          <table:table-cell table:formula="of:=[$'Compare Time'.L50]" office:value-type="float" office:value="15.406388" calcext:value-type="float">
            <text:p>15.41</text:p>
          </table:table-cell>
          <table:table-cell table:formula="of:=[$'Compare Time'.M50]" office:value-type="float" office:value="51.39038" calcext:value-type="float">
            <text:p>51.39</text:p>
          </table:table-cell>
          <table:table-cell table:formula="of:=[$'Compare Time'.N50]" office:value-type="float" office:value="8.624866" calcext:value-type="float">
            <text:p>8.62</text:p>
          </table:table-cell>
          <table:table-cell table:formula="of:=[$'Compare Time'.O50]" office:value-type="float" office:value="16.229822" calcext:value-type="float">
            <text:p>16.23</text:p>
          </table:table-cell>
          <table:table-cell table:formula="of:=[$'Compare Time'.P50]" office:value-type="float" office:value="6.819654" calcext:value-type="float">
            <text:p>6.82</text:p>
          </table:table-cell>
          <table:table-cell table:formula="of:=[$'Compare Time'.Q50]" office:value-type="float" office:value="3.751706" calcext:value-type="float">
            <text:p>3.75</text:p>
          </table:table-cell>
          <table:table-cell table:formula="of:=[$'Compare Time'.R50]" office:value-type="float" office:value="46.78896" calcext:value-type="float">
            <text:p>46.79</text:p>
          </table:table-cell>
          <table:table-cell table:formula="of:=[$'Compare Time'.S50]" office:value-type="float" office:value="17.785" calcext:value-type="float">
            <text:p>17.79</text:p>
          </table:table-cell>
          <table:table-cell table:formula="of:=[$'Compare Time'.T50]" office:value-type="float" office:value="3.674592" calcext:value-type="float">
            <text:p>3.67</text:p>
          </table:table-cell>
          <table:table-cell table:formula="of:=[$'Compare Time'.U50]" office:value-type="float" office:value="15.55294" calcext:value-type="float">
            <text:p>15.55</text:p>
          </table:table-cell>
          <table:table-cell table:formula="of:=[$'Compare Time'.V50]" office:value-type="float" office:value="10.750822" calcext:value-type="float">
            <text:p>10.75</text:p>
          </table:table-cell>
          <table:table-cell table:formula="of:=[$'Compare Time'.W50]" office:value-type="float" office:value="2.378398" calcext:value-type="float">
            <text:p>2.38</text:p>
          </table:table-cell>
          <table:table-cell table:formula="of:=[$'Compare Time'.X50]" office:value-type="float" office:value="39.97376" calcext:value-type="float">
            <text:p>39.97</text:p>
          </table:table-cell>
          <table:table-cell table:formula="of:=[$'Compare Time'.Y50]" office:value-type="float" office:value="27.66946" calcext:value-type="float">
            <text:p>27.67</text:p>
          </table:table-cell>
          <table:table-cell table:formula="of:=[$'Compare Time'.Z50]" office:value-type="float" office:value="12.77654" calcext:value-type="float">
            <text:p>12.78</text:p>
          </table:table-cell>
          <table:table-cell table:formula="of:=[$'Compare Time'.AA50]" office:value-type="float" office:value="3.136636" calcext:value-type="float">
            <text:p>3.14</text:p>
          </table:table-cell>
          <table:table-cell table:formula="of:=[$'Compare Time'.AB50]" office:value-type="float" office:value="0" calcext:value-type="float">
            <text:p>0.00</text:p>
          </table:table-cell>
          <table:table-cell table:formula="of:=[$'Compare Time'.AC50]" office:value-type="float" office:value="4.42044" calcext:value-type="float">
            <text:p>4.42</text:p>
          </table:table-cell>
          <table:table-cell table:formula="of:=[$'Compare Time'.AD50]" office:value-type="float" office:value="74.015" calcext:value-type="float">
            <text:p>74.02</text:p>
          </table:table-cell>
          <table:table-cell table:formula="of:=[$'Compare Time'.AE50]" office:value-type="float" office:value="5.65138" calcext:value-type="float">
            <text:p>5.6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Time'.B51]" office:value-type="float" office:value="13.01102" calcext:value-type="float">
            <text:p>13.01</text:p>
          </table:table-cell>
          <table:table-cell table:formula="of:=[$'Compare Time'.C51]" office:value-type="float" office:value="4.360172" calcext:value-type="float">
            <text:p>4.36</text:p>
          </table:table-cell>
          <table:table-cell table:formula="of:=[$'Compare Time'.D51]" office:value-type="float" office:value="3.876292" calcext:value-type="float">
            <text:p>3.88</text:p>
          </table:table-cell>
          <table:table-cell table:formula="of:=[$'Compare Time'.E51]" office:value-type="float" office:value="5.46863" calcext:value-type="float">
            <text:p>5.47</text:p>
          </table:table-cell>
          <table:table-cell table:formula="of:=[$'Compare Time'.F51]" office:value-type="float" office:value="59.26796" calcext:value-type="float">
            <text:p>59.27</text:p>
          </table:table-cell>
          <table:table-cell table:formula="of:=[$'Compare Time'.G51]" office:value-type="float" office:value="14.0159" calcext:value-type="float">
            <text:p>14.02</text:p>
          </table:table-cell>
          <table:table-cell table:formula="of:=[$'Compare Time'.H51]" office:value-type="float" office:value="9.684558" calcext:value-type="float">
            <text:p>9.68</text:p>
          </table:table-cell>
          <table:table-cell table:formula="of:=[$'Compare Time'.I51]" office:value-type="float" office:value="4.313084" calcext:value-type="float">
            <text:p>4.31</text:p>
          </table:table-cell>
          <table:table-cell table:formula="of:=[$'Compare Time'.J51]" office:value-type="float" office:value="6.025638" calcext:value-type="float">
            <text:p>6.03</text:p>
          </table:table-cell>
          <table:table-cell table:formula="of:=[$'Compare Time'.K51]" office:value-type="float" office:value="4.79333" calcext:value-type="float">
            <text:p>4.79</text:p>
          </table:table-cell>
          <table:table-cell table:formula="of:=[$'Compare Time'.L51]" office:value-type="float" office:value="57.65718" calcext:value-type="float">
            <text:p>57.66</text:p>
          </table:table-cell>
          <table:table-cell table:formula="of:=[$'Compare Time'.M51]" office:value-type="float" office:value="17.5262" calcext:value-type="float">
            <text:p>17.53</text:p>
          </table:table-cell>
          <table:table-cell table:formula="of:=[$'Compare Time'.N51]" office:value-type="float" office:value="11.890828" calcext:value-type="float">
            <text:p>11.89</text:p>
          </table:table-cell>
          <table:table-cell table:formula="of:=[$'Compare Time'.O51]" office:value-type="float" office:value="4.111472" calcext:value-type="float">
            <text:p>4.11</text:p>
          </table:table-cell>
          <table:table-cell table:formula="of:=[$'Compare Time'.P51]" office:value-type="float" office:value="3.412384" calcext:value-type="float">
            <text:p>3.41</text:p>
          </table:table-cell>
          <table:table-cell table:formula="of:=[$'Compare Time'.Q51]" office:value-type="float" office:value="4.869566" calcext:value-type="float">
            <text:p>4.87</text:p>
          </table:table-cell>
          <table:table-cell table:formula="of:=[$'Compare Time'.R51]" office:value-type="float" office:value="61.13996" calcext:value-type="float">
            <text:p>61.14</text:p>
          </table:table-cell>
          <table:table-cell table:formula="of:=[$'Compare Time'.S51]" office:value-type="float" office:value="14.575822" calcext:value-type="float">
            <text:p>14.58</text:p>
          </table:table-cell>
          <table:table-cell table:formula="of:=[$'Compare Time'.T51]" office:value-type="float" office:value="9.632284" calcext:value-type="float">
            <text:p>9.63</text:p>
          </table:table-cell>
          <table:table-cell table:formula="of:=[$'Compare Time'.U51]" office:value-type="float" office:value="4.746824" calcext:value-type="float">
            <text:p>4.75</text:p>
          </table:table-cell>
          <table:table-cell table:formula="of:=[$'Compare Time'.V51]" office:value-type="float" office:value="6.762758" calcext:value-type="float">
            <text:p>6.76</text:p>
          </table:table-cell>
          <table:table-cell table:formula="of:=[$'Compare Time'.W51]" office:value-type="float" office:value="4.734576" calcext:value-type="float">
            <text:p>4.73</text:p>
          </table:table-cell>
          <table:table-cell table:formula="of:=[$'Compare Time'.X51]" office:value-type="float" office:value="59.90128" calcext:value-type="float">
            <text:p>59.90</text:p>
          </table:table-cell>
          <table:table-cell table:formula="of:=[$'Compare Time'.Y51]" office:value-type="float" office:value="14.222278" calcext:value-type="float">
            <text:p>14.22</text:p>
          </table:table-cell>
          <table:table-cell table:formula="of:=[$'Compare Time'.Z51]" office:value-type="float" office:value="14.13558" calcext:value-type="float">
            <text:p>14.14</text:p>
          </table:table-cell>
          <table:table-cell table:formula="of:=[$'Compare Time'.AA51]" office:value-type="float" office:value="1.222564" calcext:value-type="float">
            <text:p>1.22</text:p>
          </table:table-cell>
          <table:table-cell table:formula="of:=[$'Compare Time'.AB51]" office:value-type="float" office:value="0" calcext:value-type="float">
            <text:p>0.00</text:p>
          </table:table-cell>
          <table:table-cell table:formula="of:=[$'Compare Time'.AC51]" office:value-type="float" office:value="5.69819" calcext:value-type="float">
            <text:p>5.70</text:p>
          </table:table-cell>
          <table:table-cell table:formula="of:=[$'Compare Time'.AD51]" office:value-type="float" office:value="72.62494" calcext:value-type="float">
            <text:p>72.62</text:p>
          </table:table-cell>
          <table:table-cell table:formula="of:=[$'Compare Time'.AE51]" office:value-type="float" office:value="6.31873999999999" calcext:value-type="float">
            <text:p>6.3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Time'.B52]" office:value-type="float" office:value="9.67377" calcext:value-type="float">
            <text:p>9.67</text:p>
          </table:table-cell>
          <table:table-cell table:formula="of:=[$'Compare Time'.C52]" office:value-type="float" office:value="9.386916" calcext:value-type="float">
            <text:p>9.39</text:p>
          </table:table-cell>
          <table:table-cell table:formula="of:=[$'Compare Time'.D52]" office:value-type="float" office:value="7.671442" calcext:value-type="float">
            <text:p>7.67</text:p>
          </table:table-cell>
          <table:table-cell table:formula="of:=[$'Compare Time'.E52]" office:value-type="float" office:value="5.09434" calcext:value-type="float">
            <text:p>5.09</text:p>
          </table:table-cell>
          <table:table-cell table:formula="of:=[$'Compare Time'.F52]" office:value-type="float" office:value="46.47252" calcext:value-type="float">
            <text:p>46.47</text:p>
          </table:table-cell>
          <table:table-cell table:formula="of:=[$'Compare Time'.G52]" office:value-type="float" office:value="21.70102" calcext:value-type="float">
            <text:p>21.70</text:p>
          </table:table-cell>
          <table:table-cell table:formula="of:=[$'Compare Time'.H52]" office:value-type="float" office:value="6.055036" calcext:value-type="float">
            <text:p>6.06</text:p>
          </table:table-cell>
          <table:table-cell table:formula="of:=[$'Compare Time'.I52]" office:value-type="float" office:value="10.033816" calcext:value-type="float">
            <text:p>10.03</text:p>
          </table:table-cell>
          <table:table-cell table:formula="of:=[$'Compare Time'.J52]" office:value-type="float" office:value="12.29385" calcext:value-type="float">
            <text:p>12.29</text:p>
          </table:table-cell>
          <table:table-cell table:formula="of:=[$'Compare Time'.K52]" office:value-type="float" office:value="4.487774" calcext:value-type="float">
            <text:p>4.49</text:p>
          </table:table-cell>
          <table:table-cell table:formula="of:=[$'Compare Time'.L52]" office:value-type="float" office:value="47.97226" calcext:value-type="float">
            <text:p>47.97</text:p>
          </table:table-cell>
          <table:table-cell table:formula="of:=[$'Compare Time'.M52]" office:value-type="float" office:value="19.157266" calcext:value-type="float">
            <text:p>19.16</text:p>
          </table:table-cell>
          <table:table-cell table:formula="of:=[$'Compare Time'.N52]" office:value-type="float" office:value="12.300514" calcext:value-type="float">
            <text:p>12.30</text:p>
          </table:table-cell>
          <table:table-cell table:formula="of:=[$'Compare Time'.O52]" office:value-type="float" office:value="11.33849" calcext:value-type="float">
            <text:p>11.34</text:p>
          </table:table-cell>
          <table:table-cell table:formula="of:=[$'Compare Time'.P52]" office:value-type="float" office:value="7.502782" calcext:value-type="float">
            <text:p>7.50</text:p>
          </table:table-cell>
          <table:table-cell table:formula="of:=[$'Compare Time'.Q52]" office:value-type="float" office:value="5.171764" calcext:value-type="float">
            <text:p>5.17</text:p>
          </table:table-cell>
          <table:table-cell table:formula="of:=[$'Compare Time'.R52]" office:value-type="float" office:value="52.06252" calcext:value-type="float">
            <text:p>52.06</text:p>
          </table:table-cell>
          <table:table-cell table:formula="of:=[$'Compare Time'.S52]" office:value-type="float" office:value="11.623892" calcext:value-type="float">
            <text:p>11.62</text:p>
          </table:table-cell>
          <table:table-cell table:formula="of:=[$'Compare Time'.T52]" office:value-type="float" office:value="7.70838" calcext:value-type="float">
            <text:p>7.71</text:p>
          </table:table-cell>
          <table:table-cell table:formula="of:=[$'Compare Time'.U52]" office:value-type="float" office:value="11.590392" calcext:value-type="float">
            <text:p>11.59</text:p>
          </table:table-cell>
          <table:table-cell table:formula="of:=[$'Compare Time'.V52]" office:value-type="float" office:value="10.867334" calcext:value-type="float">
            <text:p>10.87</text:p>
          </table:table-cell>
          <table:table-cell table:formula="of:=[$'Compare Time'.W52]" office:value-type="float" office:value="3.538776" calcext:value-type="float">
            <text:p>3.54</text:p>
          </table:table-cell>
          <table:table-cell table:formula="of:=[$'Compare Time'.X52]" office:value-type="float" office:value="44.12936" calcext:value-type="float">
            <text:p>44.13</text:p>
          </table:table-cell>
          <table:table-cell table:formula="of:=[$'Compare Time'.Y52]" office:value-type="float" office:value="22.165758" calcext:value-type="float">
            <text:p>22.17</text:p>
          </table:table-cell>
          <table:table-cell table:formula="of:=[$'Compare Time'.Z52]" office:value-type="float" office:value="15.86658" calcext:value-type="float">
            <text:p>15.87</text:p>
          </table:table-cell>
          <table:table-cell table:formula="of:=[$'Compare Time'.AA52]" office:value-type="float" office:value="3.982664" calcext:value-type="float">
            <text:p>3.98</text:p>
          </table:table-cell>
          <table:table-cell table:formula="of:=[$'Compare Time'.AB52]" office:value-type="float" office:value="0" calcext:value-type="float">
            <text:p>0.00</text:p>
          </table:table-cell>
          <table:table-cell table:formula="of:=[$'Compare Time'.AC52]" office:value-type="float" office:value="6.136078" calcext:value-type="float">
            <text:p>6.14</text:p>
          </table:table-cell>
          <table:table-cell table:formula="of:=[$'Compare Time'.AD52]" office:value-type="float" office:value="65.45854" calcext:value-type="float">
            <text:p>65.46</text:p>
          </table:table-cell>
          <table:table-cell table:formula="of:=[$'Compare Time'.AE52]" office:value-type="float" office:value="8.55614" calcext:value-type="float">
            <text:p>8.56</text:p>
          </table:table-cell>
          <table:table-cell table:number-columns-repeated="6"/>
        </table:table-row>
      </table:table>
      <table:table table:name="ResumedDist" table:style-name="ta5">
        <table:table-column table:style-name="co10" table:number-columns-repeated="2" table:default-cell-style-name="Default"/>
        <table:table-column table:style-name="co37" table:default-cell-style-name="ce85"/>
        <table:table-column table:style-name="co38" table:default-cell-style-name="ce85"/>
        <table:table-column table:style-name="co39" table:default-cell-style-name="ce126"/>
        <table:table-column table:style-name="co39" table:number-columns-repeated="3" table:default-cell-style-name="ce91"/>
        <table:table-column table:style-name="co39" table:default-cell-style-name="ce126"/>
        <table:table-column table:style-name="co39" table:number-columns-repeated="2" table:default-cell-style-name="ce91"/>
        <table:table-column table:style-name="co39" table:default-cell-style-name="ce133"/>
        <table:table-column table:style-name="co39" table:number-columns-repeated="4" table:default-cell-style-name="ce91"/>
        <table:table-column table:style-name="co39" table:default-cell-style-name="ce126"/>
        <table:table-column table:style-name="co39" table:number-columns-repeated="2" table:default-cell-style-name="ce91"/>
        <table:table-column table:style-name="co39" table:default-cell-style-name="ce133"/>
        <table:table-column table:style-name="co39" table:default-cell-style-name="ce126"/>
        <table:table-column table:style-name="co40" table:number-columns-repeated="2" table:default-cell-style-name="ce91"/>
        <table:table-column table:style-name="co39" table:default-cell-style-name="ce133"/>
        <table:table-column table:style-name="co40" table:default-cell-style-name="ce126"/>
        <table:table-column table:style-name="co39" table:default-cell-style-name="ce91"/>
        <table:table-column table:style-name="co40" table:default-cell-style-name="ce91"/>
        <table:table-column table:style-name="co39" table:default-cell-style-name="ce133"/>
        <table:table-row table:style-name="ro1">
          <table:table-cell table:number-columns-repeated="2"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15" office:value-type="string" calcext:value-type="string" table:number-columns-spanned="4" table:number-rows-spanned="1">
            <text:p>ScSp</text:p>
          </table:table-cell>
          <table:covered-table-cell table:number-columns-repeated="3" table:style-name="ce28"/>
          <table:table-cell table:style-name="ce140" office:value-type="string" calcext:value-type="string" table:number-columns-spanned="4" table:number-rows-spanned="1">
            <text:p>McSp</text:p>
          </table:table-cell>
          <table:covered-table-cell table:number-columns-repeated="2" table:style-name="ce130"/>
          <table:covered-table-cell table:style-name="ce132"/>
          <table:table-cell table:style-name="ce28" office:value-type="string" calcext:value-type="string" table:number-columns-spanned="4" table:number-rows-spanned="1">
            <text:p>ScMp</text:p>
          </table:table-cell>
          <table:covered-table-cell table:number-columns-repeated="3" table:style-name="ce130"/>
          <table:table-cell table:style-name="ce140" office:value-type="string" calcext:value-type="string" table:number-columns-spanned="4" table:number-rows-spanned="1">
            <text:p>McMp</text:p>
          </table:table-cell>
          <table:covered-table-cell table:number-columns-repeated="2" table:style-name="ce130"/>
          <table:covered-table-cell table:style-name="ce132"/>
          <table:table-cell table:style-name="ce140" office:value-type="string" calcext:value-type="string" table:number-columns-spanned="4" table:number-rows-spanned="1">
            <text:p>Customer</text:p>
          </table:table-cell>
          <table:covered-table-cell table:number-columns-repeated="2" table:style-name="ce28"/>
          <table:covered-table-cell table:style-name="ce131"/>
          <table:table-cell table:style-name="ce140" office:value-type="string" calcext:value-type="string" table:number-columns-spanned="4" table:number-rows-spanned="1">
            <text:p>Parcel</text:p>
          </table:table-cell>
          <table:covered-table-cell table:number-columns-repeated="2" table:style-name="ce28"/>
          <table:covered-table-cell table:style-name="ce13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8.79701" calcext:value-type="float">
            <text:p>38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20299" calcext:value-type="float">
            <text:p>61.20</text:p>
          </table:table-cell>
          <table:table-cell office:value-type="float" office:value="0" calcext:value-type="float">
            <text:p>0.00</text:p>
          </table:table-cell>
          <table:table-cell office:value-type="float" office:value="64.36135" calcext:value-type="float">
            <text:p>64.36</text:p>
          </table:table-cell>
          <table:table-cell office:value-type="float" office:value="0" calcext:value-type="float">
            <text:p>0.00</text:p>
          </table:table-cell>
          <table:table-cell office:value-type="float" office:value="35.63865" calcext:value-type="float">
            <text:p>3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581" calcext:value-type="float">
            <text:p>4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419" calcext:value-type="float">
            <text:p>59.84</text:p>
          </table:table-cell>
          <table:table-cell office:value-type="float" office:value="0" calcext:value-type="float">
            <text:p>0.00</text:p>
          </table:table-cell>
          <table:table-cell office:value-type="float" office:value="48.89647" calcext:value-type="float">
            <text:p>48.90</text:p>
          </table:table-cell>
          <table:table-cell office:value-type="float" office:value="0" calcext:value-type="float">
            <text:p>0.00</text:p>
          </table:table-cell>
          <table:table-cell office:value-type="float" office:value="31.10353" calcext:value-type="float">
            <text:p>31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1944" calcext:value-type="float">
            <text:p>4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056" calcext:value-type="float">
            <text:p>55.81</text:p>
          </table:table-cell>
          <table:table-cell office:value-type="float" office:value="0" calcext:value-type="float">
            <text:p>0.00</text:p>
          </table:table-cell>
          <table:table-cell office:value-type="float" office:value="64.30503" calcext:value-type="float">
            <text:p>64.31</text:p>
          </table:table-cell>
          <table:table-cell office:value-type="float" office:value="0" calcext:value-type="float">
            <text:p>0.00</text:p>
          </table:table-cell>
          <table:table-cell office:value-type="float" office:value="35.69497" calcext:value-type="float">
            <text:p>3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08321" calcext:value-type="float">
            <text:p>4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91679" calcext:value-type="float">
            <text:p>59.92</text:p>
          </table:table-cell>
          <table:table-cell office:value-type="float" office:value="0" calcext:value-type="float">
            <text:p>0.00</text:p>
          </table:table-cell>
          <table:table-cell office:value-type="float" office:value="69.6876" calcext:value-type="float">
            <text:p>69.69</text:p>
          </table:table-cell>
          <table:table-cell office:value-type="float" office:value="0" calcext:value-type="float">
            <text:p>0.00</text:p>
          </table:table-cell>
          <table:table-cell office:value-type="float" office:value="30.3124" calcext:value-type="float">
            <text:p>3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7179" calcext:value-type="float">
            <text:p>3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2821" calcext:value-type="float">
            <text:p>60.13</text:p>
          </table:table-cell>
          <table:table-cell office:value-type="float" office:value="0" calcext:value-type="float">
            <text:p>0.00</text:p>
          </table:table-cell>
          <table:table-cell office:value-type="float" office:value="34.12119" calcext:value-type="float">
            <text:p>34.12</text:p>
          </table:table-cell>
          <table:table-cell office:value-type="float" office:value="0" calcext:value-type="float">
            <text:p>0.00</text:p>
          </table:table-cell>
          <table:table-cell office:value-type="float" office:value="35.87881" calcext:value-type="float">
            <text:p>35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6779" calcext:value-type="float">
            <text:p>44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3221" calcext:value-type="float">
            <text:p>55.53</text:p>
          </table:table-cell>
          <table:table-cell office:value-type="float" office:value="0" calcext:value-type="float">
            <text:p>0.00</text:p>
          </table:table-cell>
          <table:table-cell office:value-type="float" office:value="55.44728" calcext:value-type="float">
            <text:p>55.45</text:p>
          </table:table-cell>
          <table:table-cell office:value-type="float" office:value="0" calcext:value-type="float">
            <text:p>0.00</text:p>
          </table:table-cell>
          <table:table-cell office:value-type="float" office:value="44.55272" calcext:value-type="float">
            <text:p>44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47367" calcext:value-type="float">
            <text:p>3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52633" calcext:value-type="float">
            <text:p>60.53</text:p>
          </table:table-cell>
          <table:table-cell office:value-type="float" office:value="0" calcext:value-type="float">
            <text:p>0.00</text:p>
          </table:table-cell>
          <table:table-cell office:value-type="float" office:value="65.30494" calcext:value-type="float">
            <text:p>65.30</text:p>
          </table:table-cell>
          <table:table-cell office:value-type="float" office:value="0" calcext:value-type="float">
            <text:p>0.00</text:p>
          </table:table-cell>
          <table:table-cell office:value-type="float" office:value="34.69506" calcext:value-type="float">
            <text:p>34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51273" calcext:value-type="float">
            <text:p>41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48727" calcext:value-type="float">
            <text:p>58.49</text:p>
          </table:table-cell>
          <table:table-cell office:value-type="float" office:value="0" calcext:value-type="float">
            <text:p>0.00</text:p>
          </table:table-cell>
          <table:table-cell office:value-type="float" office:value="68.95857" calcext:value-type="float">
            <text:p>68.96</text:p>
          </table:table-cell>
          <table:table-cell office:value-type="float" office:value="0" calcext:value-type="float">
            <text:p>0.00</text:p>
          </table:table-cell>
          <table:table-cell office:value-type="float" office:value="31.04143" calcext:value-type="float">
            <text:p>31.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45]" office:value-type="float" office:value="0" calcext:value-type="float">
            <text:p>0.00</text:p>
          </table:table-cell>
          <table:table-cell table:formula="of:=[$'Compare Dist'.C45]" office:value-type="float" office:value="0" calcext:value-type="float">
            <text:p>0.00</text:p>
          </table:table-cell>
          <table:table-cell table:formula="of:=[$'Compare Dist'.D45]" office:value-type="float" office:value="0" calcext:value-type="float">
            <text:p>0.00</text:p>
          </table:table-cell>
          <table:table-cell table:formula="of:=[$'Compare Dist'.E45]" office:value-type="float" office:value="0" calcext:value-type="float">
            <text:p>0.00</text:p>
          </table:table-cell>
          <table:table-cell table:formula="of:=[$'Compare Dist'.F45]" office:value-type="float" office:value="0" calcext:value-type="float">
            <text:p>0.00</text:p>
          </table:table-cell>
          <table:table-cell table:formula="of:=[$'Compare Dist'.G45]" office:value-type="float" office:value="0" calcext:value-type="float">
            <text:p>0.00</text:p>
          </table:table-cell>
          <table:table-cell table:formula="of:=[$'Compare Dist'.H45]" office:value-type="float" office:value="0" calcext:value-type="float">
            <text:p>0.00</text:p>
          </table:table-cell>
          <table:table-cell table:formula="of:=[$'Compare Dist'.I45]" office:value-type="float" office:value="0" calcext:value-type="float">
            <text:p>0.00</text:p>
          </table:table-cell>
          <table:table-cell table:formula="of:=[$'Compare Dist'.J45]" office:value-type="float" office:value="0" calcext:value-type="float">
            <text:p>0.00</text:p>
          </table:table-cell>
          <table:table-cell table:formula="of:=[$'Compare Dist'.K45]" office:value-type="float" office:value="0" calcext:value-type="float">
            <text:p>0.00</text:p>
          </table:table-cell>
          <table:table-cell table:formula="of:=[$'Compare Dist'.L45]" office:value-type="float" office:value="0" calcext:value-type="float">
            <text:p>0.00</text:p>
          </table:table-cell>
          <table:table-cell table:formula="of:=[$'Compare Dist'.M45]" office:value-type="float" office:value="0" calcext:value-type="float">
            <text:p>0.00</text:p>
          </table:table-cell>
          <table:table-cell table:formula="of:=[$'Compare Dist'.N45]" office:value-type="float" office:value="0" calcext:value-type="float">
            <text:p>0.00</text:p>
          </table:table-cell>
          <table:table-cell table:formula="of:=[$'Compare Dist'.O45]" office:value-type="float" office:value="0" calcext:value-type="float">
            <text:p>0.00</text:p>
          </table:table-cell>
          <table:table-cell table:formula="of:=[$'Compare Dist'.P45]" office:value-type="float" office:value="0" calcext:value-type="float">
            <text:p>0.00</text:p>
          </table:table-cell>
          <table:table-cell table:formula="of:=[$'Compare Dist'.Q45]" office:value-type="float" office:value="0" calcext:value-type="float">
            <text:p>0.00</text:p>
          </table:table-cell>
          <table:table-cell office:value-type="float" office:value="39.66388" calcext:value-type="float">
            <text:p>39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33612" calcext:value-type="float">
            <text:p>60.34</text:p>
          </table:table-cell>
          <table:table-cell office:value-type="float" office:value="0" calcext:value-type="float">
            <text:p>0.00</text:p>
          </table:table-cell>
          <table:table-cell office:value-type="float" office:value="20.21756" calcext:value-type="float">
            <text:p>20.22</text:p>
          </table:table-cell>
          <table:table-cell office:value-type="float" office:value="0" calcext:value-type="float">
            <text:p>0.00</text:p>
          </table:table-cell>
          <table:table-cell office:value-type="float" office:value="19.78244" calcext:value-type="float">
            <text:p>19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27479" calcext:value-type="float">
            <text:p>4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72521" calcext:value-type="float">
            <text:p>55.73</text:p>
          </table:table-cell>
          <table:table-cell office:value-type="float" office:value="0" calcext:value-type="float">
            <text:p>0.00</text:p>
          </table:table-cell>
          <table:table-cell office:value-type="float" office:value="40.60551" calcext:value-type="float">
            <text:p>40.61</text:p>
          </table:table-cell>
          <table:table-cell office:value-type="float" office:value="0" calcext:value-type="float">
            <text:p>0.00</text:p>
          </table:table-cell>
          <table:table-cell office:value-type="float" office:value="39.39449" calcext:value-type="float">
            <text:p>39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72981" calcext:value-type="float">
            <text:p>40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27019" calcext:value-type="float">
            <text:p>59.27</text:p>
          </table:table-cell>
          <table:table-cell office:value-type="float" office:value="0" calcext:value-type="float">
            <text:p>0.00</text:p>
          </table:table-cell>
          <table:table-cell office:value-type="float" office:value="56.24384" calcext:value-type="float">
            <text:p>56.24</text:p>
          </table:table-cell>
          <table:table-cell office:value-type="float" office:value="0" calcext:value-type="float">
            <text:p>0.00</text:p>
          </table:table-cell>
          <table:table-cell office:value-type="float" office:value="33.75616" calcext:value-type="float">
            <text:p>3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71801" calcext:value-type="float">
            <text:p>39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28199" calcext:value-type="float">
            <text:p>60.28</text:p>
          </table:table-cell>
          <table:table-cell office:value-type="float" office:value="0" calcext:value-type="float">
            <text:p>0.00</text:p>
          </table:table-cell>
          <table:table-cell office:value-type="float" office:value="62.23359" calcext:value-type="float">
            <text:p>62.23</text:p>
          </table:table-cell>
          <table:table-cell office:value-type="float" office:value="0" calcext:value-type="float">
            <text:p>0.00</text:p>
          </table:table-cell>
          <table:table-cell office:value-type="float" office:value="37.76641" calcext:value-type="float">
            <text:p>37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0208" calcext:value-type="float">
            <text:p>4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9792" calcext:value-type="float">
            <text:p>59.40</text:p>
          </table:table-cell>
          <table:table-cell office:value-type="float" office:value="0" calcext:value-type="float">
            <text:p>0.00</text:p>
          </table:table-cell>
          <table:table-cell office:value-type="float" office:value="74.61527" calcext:value-type="float">
            <text:p>74.62</text:p>
          </table:table-cell>
          <table:table-cell office:value-type="float" office:value="0" calcext:value-type="float">
            <text:p>0.00</text:p>
          </table:table-cell>
          <table:table-cell office:value-type="float" office:value="25.384725" calcext:value-type="float">
            <text:p>25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46]" office:value-type="float" office:value="0" calcext:value-type="float">
            <text:p>0.00</text:p>
          </table:table-cell>
          <table:table-cell table:formula="of:=[$'Compare Dist'.C46]" office:value-type="float" office:value="0" calcext:value-type="float">
            <text:p>0.00</text:p>
          </table:table-cell>
          <table:table-cell table:formula="of:=[$'Compare Dist'.D46]" office:value-type="float" office:value="0" calcext:value-type="float">
            <text:p>0.00</text:p>
          </table:table-cell>
          <table:table-cell table:formula="of:=[$'Compare Dist'.E46]" office:value-type="float" office:value="0" calcext:value-type="float">
            <text:p>0.00</text:p>
          </table:table-cell>
          <table:table-cell table:formula="of:=[$'Compare Dist'.F46]" office:value-type="float" office:value="0" calcext:value-type="float">
            <text:p>0.00</text:p>
          </table:table-cell>
          <table:table-cell table:formula="of:=[$'Compare Dist'.G46]" office:value-type="float" office:value="0" calcext:value-type="float">
            <text:p>0.00</text:p>
          </table:table-cell>
          <table:table-cell table:formula="of:=[$'Compare Dist'.H46]" office:value-type="float" office:value="0" calcext:value-type="float">
            <text:p>0.00</text:p>
          </table:table-cell>
          <table:table-cell table:formula="of:=[$'Compare Dist'.I46]" office:value-type="float" office:value="0" calcext:value-type="float">
            <text:p>0.00</text:p>
          </table:table-cell>
          <table:table-cell table:formula="of:=[$'Compare Dist'.J46]" office:value-type="float" office:value="0" calcext:value-type="float">
            <text:p>0.00</text:p>
          </table:table-cell>
          <table:table-cell table:formula="of:=[$'Compare Dist'.K46]" office:value-type="float" office:value="0" calcext:value-type="float">
            <text:p>0.00</text:p>
          </table:table-cell>
          <table:table-cell table:formula="of:=[$'Compare Dist'.L46]" office:value-type="float" office:value="0" calcext:value-type="float">
            <text:p>0.00</text:p>
          </table:table-cell>
          <table:table-cell table:formula="of:=[$'Compare Dist'.M46]" office:value-type="float" office:value="0" calcext:value-type="float">
            <text:p>0.00</text:p>
          </table:table-cell>
          <table:table-cell table:formula="of:=[$'Compare Dist'.N46]" office:value-type="float" office:value="0" calcext:value-type="float">
            <text:p>0.00</text:p>
          </table:table-cell>
          <table:table-cell table:formula="of:=[$'Compare Dist'.O46]" office:value-type="float" office:value="0" calcext:value-type="float">
            <text:p>0.00</text:p>
          </table:table-cell>
          <table:table-cell table:formula="of:=[$'Compare Dist'.P46]" office:value-type="float" office:value="0" calcext:value-type="float">
            <text:p>0.00</text:p>
          </table:table-cell>
          <table:table-cell table:formula="of:=[$'Compare Dist'.Q46]" office:value-type="float" office:value="0" calcext:value-type="float">
            <text:p>0.00</text:p>
          </table:table-cell>
          <table:table-cell office:value-type="float" office:value="44.48042" calcext:value-type="float">
            <text:p>44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1958" calcext:value-type="float">
            <text:p>55.52</text:p>
          </table:table-cell>
          <table:table-cell office:value-type="float" office:value="0" calcext:value-type="float">
            <text:p>0.00</text:p>
          </table:table-cell>
          <table:table-cell office:value-type="float" office:value="20.75679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office:value-type="float" office:value="19.24321" calcext:value-type="float">
            <text:p>1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2473" calcext:value-type="float">
            <text:p>42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7527" calcext:value-type="float">
            <text:p>57.75</text:p>
          </table:table-cell>
          <table:table-cell office:value-type="float" office:value="0" calcext:value-type="float">
            <text:p>0.00</text:p>
          </table:table-cell>
          <table:table-cell office:value-type="float" office:value="37.68172" calcext:value-type="float">
            <text:p>37.68</text:p>
          </table:table-cell>
          <table:table-cell office:value-type="float" office:value="0" calcext:value-type="float">
            <text:p>0.00</text:p>
          </table:table-cell>
          <table:table-cell office:value-type="float" office:value="22.31828" calcext:value-type="float">
            <text:p>2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7008" calcext:value-type="float">
            <text:p>4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2992" calcext:value-type="float">
            <text:p>58.30</text:p>
          </table:table-cell>
          <table:table-cell office:value-type="float" office:value="0" calcext:value-type="float">
            <text:p>0.00</text:p>
          </table:table-cell>
          <table:table-cell office:value-type="float" office:value="62.08679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office:value-type="float" office:value="37.91321" calcext:value-type="float">
            <text:p>37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47]" office:value-type="float" office:value="0" calcext:value-type="float">
            <text:p>0.00</text:p>
          </table:table-cell>
          <table:table-cell table:formula="of:=[$'Compare Dist'.C47]" office:value-type="float" office:value="0" calcext:value-type="float">
            <text:p>0.00</text:p>
          </table:table-cell>
          <table:table-cell table:formula="of:=[$'Compare Dist'.D47]" office:value-type="float" office:value="0" calcext:value-type="float">
            <text:p>0.00</text:p>
          </table:table-cell>
          <table:table-cell table:formula="of:=[$'Compare Dist'.E47]" office:value-type="float" office:value="0" calcext:value-type="float">
            <text:p>0.00</text:p>
          </table:table-cell>
          <table:table-cell table:formula="of:=[$'Compare Dist'.F47]" office:value-type="float" office:value="0" calcext:value-type="float">
            <text:p>0.00</text:p>
          </table:table-cell>
          <table:table-cell table:formula="of:=[$'Compare Dist'.G47]" office:value-type="float" office:value="0" calcext:value-type="float">
            <text:p>0.00</text:p>
          </table:table-cell>
          <table:table-cell table:formula="of:=[$'Compare Dist'.H47]" office:value-type="float" office:value="0" calcext:value-type="float">
            <text:p>0.00</text:p>
          </table:table-cell>
          <table:table-cell table:formula="of:=[$'Compare Dist'.I47]" office:value-type="float" office:value="0" calcext:value-type="float">
            <text:p>0.00</text:p>
          </table:table-cell>
          <table:table-cell table:formula="of:=[$'Compare Dist'.J47]" office:value-type="float" office:value="0" calcext:value-type="float">
            <text:p>0.00</text:p>
          </table:table-cell>
          <table:table-cell table:formula="of:=[$'Compare Dist'.K47]" office:value-type="float" office:value="0" calcext:value-type="float">
            <text:p>0.00</text:p>
          </table:table-cell>
          <table:table-cell table:formula="of:=[$'Compare Dist'.L47]" office:value-type="float" office:value="0" calcext:value-type="float">
            <text:p>0.00</text:p>
          </table:table-cell>
          <table:table-cell table:formula="of:=[$'Compare Dist'.M47]" office:value-type="float" office:value="0" calcext:value-type="float">
            <text:p>0.00</text:p>
          </table:table-cell>
          <table:table-cell table:formula="of:=[$'Compare Dist'.N47]" office:value-type="float" office:value="0" calcext:value-type="float">
            <text:p>0.00</text:p>
          </table:table-cell>
          <table:table-cell table:formula="of:=[$'Compare Dist'.O47]" office:value-type="float" office:value="0" calcext:value-type="float">
            <text:p>0.00</text:p>
          </table:table-cell>
          <table:table-cell table:formula="of:=[$'Compare Dist'.P47]" office:value-type="float" office:value="0" calcext:value-type="float">
            <text:p>0.00</text:p>
          </table:table-cell>
          <table:table-cell table:formula="of:=[$'Compare Dist'.Q47]" office:value-type="float" office:value="0" calcext:value-type="float">
            <text:p>0.00</text:p>
          </table:table-cell>
          <table:table-cell office:value-type="float" office:value="43.28136" calcext:value-type="float">
            <text:p>43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6.71864" calcext:value-type="float">
            <text:p>56.7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9767" calcext:value-type="float">
            <text:p>39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0233" calcext:value-type="float">
            <text:p>60.10</text:p>
          </table:table-cell>
          <table:table-cell office:value-type="float" office:value="0" calcext:value-type="float">
            <text:p>0.00</text:p>
          </table:table-cell>
          <table:table-cell office:value-type="float" office:value="41.52853" calcext:value-type="float">
            <text:p>41.53</text:p>
          </table:table-cell>
          <table:table-cell office:value-type="float" office:value="0" calcext:value-type="float">
            <text:p>0.00</text:p>
          </table:table-cell>
          <table:table-cell office:value-type="float" office:value="28.47147" calcext:value-type="float">
            <text:p>28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9054" calcext:value-type="float">
            <text:p>40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0946" calcext:value-type="float">
            <text:p>59.09</text:p>
          </table:table-cell>
          <table:table-cell office:value-type="float" office:value="0" calcext:value-type="float">
            <text:p>0.00</text:p>
          </table:table-cell>
          <table:table-cell office:value-type="float" office:value="63.29357" calcext:value-type="float">
            <text:p>63.29</text:p>
          </table:table-cell>
          <table:table-cell office:value-type="float" office:value="0" calcext:value-type="float">
            <text:p>0.00</text:p>
          </table:table-cell>
          <table:table-cell office:value-type="float" office:value="36.70643" calcext:value-type="float">
            <text:p>36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8934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1066" calcext:value-type="float">
            <text:p>59.11</text:p>
          </table:table-cell>
          <table:table-cell office:value-type="float" office:value="0" calcext:value-type="float">
            <text:p>0.00</text:p>
          </table:table-cell>
          <table:table-cell office:value-type="float" office:value="67.67105" calcext:value-type="float">
            <text:p>67.67</text:p>
          </table:table-cell>
          <table:table-cell office:value-type="float" office:value="0" calcext:value-type="float">
            <text:p>0.00</text:p>
          </table:table-cell>
          <table:table-cell office:value-type="float" office:value="32.32895" calcext:value-type="float">
            <text:p>32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48]" office:value-type="float" office:value="0" calcext:value-type="float">
            <text:p>0.00</text:p>
          </table:table-cell>
          <table:table-cell table:formula="of:=[$'Compare Dist'.C48]" office:value-type="float" office:value="0" calcext:value-type="float">
            <text:p>0.00</text:p>
          </table:table-cell>
          <table:table-cell table:formula="of:=[$'Compare Dist'.D48]" office:value-type="float" office:value="0" calcext:value-type="float">
            <text:p>0.00</text:p>
          </table:table-cell>
          <table:table-cell table:formula="of:=[$'Compare Dist'.E48]" office:value-type="float" office:value="0" calcext:value-type="float">
            <text:p>0.00</text:p>
          </table:table-cell>
          <table:table-cell table:formula="of:=[$'Compare Dist'.F48]" office:value-type="float" office:value="0" calcext:value-type="float">
            <text:p>0.00</text:p>
          </table:table-cell>
          <table:table-cell table:formula="of:=[$'Compare Dist'.G48]" office:value-type="float" office:value="0" calcext:value-type="float">
            <text:p>0.00</text:p>
          </table:table-cell>
          <table:table-cell table:formula="of:=[$'Compare Dist'.H48]" office:value-type="float" office:value="0" calcext:value-type="float">
            <text:p>0.00</text:p>
          </table:table-cell>
          <table:table-cell table:formula="of:=[$'Compare Dist'.I48]" office:value-type="float" office:value="0" calcext:value-type="float">
            <text:p>0.00</text:p>
          </table:table-cell>
          <table:table-cell table:formula="of:=[$'Compare Dist'.J48]" office:value-type="float" office:value="0" calcext:value-type="float">
            <text:p>0.00</text:p>
          </table:table-cell>
          <table:table-cell table:formula="of:=[$'Compare Dist'.K48]" office:value-type="float" office:value="0" calcext:value-type="float">
            <text:p>0.00</text:p>
          </table:table-cell>
          <table:table-cell table:formula="of:=[$'Compare Dist'.L48]" office:value-type="float" office:value="0" calcext:value-type="float">
            <text:p>0.00</text:p>
          </table:table-cell>
          <table:table-cell table:formula="of:=[$'Compare Dist'.M48]" office:value-type="float" office:value="0" calcext:value-type="float">
            <text:p>0.00</text:p>
          </table:table-cell>
          <table:table-cell table:formula="of:=[$'Compare Dist'.N48]" office:value-type="float" office:value="0" calcext:value-type="float">
            <text:p>0.00</text:p>
          </table:table-cell>
          <table:table-cell table:formula="of:=[$'Compare Dist'.O48]" office:value-type="float" office:value="0" calcext:value-type="float">
            <text:p>0.00</text:p>
          </table:table-cell>
          <table:table-cell table:formula="of:=[$'Compare Dist'.P48]" office:value-type="float" office:value="0" calcext:value-type="float">
            <text:p>0.00</text:p>
          </table:table-cell>
          <table:table-cell table:formula="of:=[$'Compare Dist'.Q48]" office:value-type="float" office:value="0" calcext:value-type="float">
            <text:p>0.00</text:p>
          </table:table-cell>
          <table:table-cell office:value-type="float" office:value="40.11841" calcext:value-type="float">
            <text:p>4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8159" calcext:value-type="float">
            <text:p>59.88</text:p>
          </table:table-cell>
          <table:table-cell office:value-type="float" office:value="0" calcext:value-type="float">
            <text:p>0.00</text:p>
          </table:table-cell>
          <table:table-cell office:value-type="float" office:value="18.49073" calcext:value-type="float">
            <text:p>18.49</text:p>
          </table:table-cell>
          <table:table-cell office:value-type="float" office:value="0" calcext:value-type="float">
            <text:p>0.00</text:p>
          </table:table-cell>
          <table:table-cell office:value-type="float" office:value="21.50927" calcext:value-type="float">
            <text:p>21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592" calcext:value-type="float">
            <text:p>4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408" calcext:value-type="float">
            <text:p>59.34</text:p>
          </table:table-cell>
          <table:table-cell office:value-type="float" office:value="0" calcext:value-type="float">
            <text:p>0.00</text:p>
          </table:table-cell>
          <table:table-cell office:value-type="float" office:value="57.12764" calcext:value-type="float">
            <text:p>57.13</text:p>
          </table:table-cell>
          <table:table-cell office:value-type="float" office:value="0" calcext:value-type="float">
            <text:p>0.00</text:p>
          </table:table-cell>
          <table:table-cell office:value-type="float" office:value="32.87236" calcext:value-type="float">
            <text:p>32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49]" office:value-type="float" office:value="0" calcext:value-type="float">
            <text:p>0.00</text:p>
          </table:table-cell>
          <table:table-cell table:formula="of:=[$'Compare Dist'.C49]" office:value-type="float" office:value="0" calcext:value-type="float">
            <text:p>0.00</text:p>
          </table:table-cell>
          <table:table-cell table:formula="of:=[$'Compare Dist'.D49]" office:value-type="float" office:value="0" calcext:value-type="float">
            <text:p>0.00</text:p>
          </table:table-cell>
          <table:table-cell table:formula="of:=[$'Compare Dist'.E49]" office:value-type="float" office:value="0" calcext:value-type="float">
            <text:p>0.00</text:p>
          </table:table-cell>
          <table:table-cell table:formula="of:=[$'Compare Dist'.F49]" office:value-type="float" office:value="0" calcext:value-type="float">
            <text:p>0.00</text:p>
          </table:table-cell>
          <table:table-cell table:formula="of:=[$'Compare Dist'.G49]" office:value-type="float" office:value="0" calcext:value-type="float">
            <text:p>0.00</text:p>
          </table:table-cell>
          <table:table-cell table:formula="of:=[$'Compare Dist'.H49]" office:value-type="float" office:value="0" calcext:value-type="float">
            <text:p>0.00</text:p>
          </table:table-cell>
          <table:table-cell table:formula="of:=[$'Compare Dist'.I49]" office:value-type="float" office:value="0" calcext:value-type="float">
            <text:p>0.00</text:p>
          </table:table-cell>
          <table:table-cell table:formula="of:=[$'Compare Dist'.J49]" office:value-type="float" office:value="0" calcext:value-type="float">
            <text:p>0.00</text:p>
          </table:table-cell>
          <table:table-cell table:formula="of:=[$'Compare Dist'.K49]" office:value-type="float" office:value="0" calcext:value-type="float">
            <text:p>0.00</text:p>
          </table:table-cell>
          <table:table-cell table:formula="of:=[$'Compare Dist'.L49]" office:value-type="float" office:value="0" calcext:value-type="float">
            <text:p>0.00</text:p>
          </table:table-cell>
          <table:table-cell table:formula="of:=[$'Compare Dist'.M49]" office:value-type="float" office:value="0" calcext:value-type="float">
            <text:p>0.00</text:p>
          </table:table-cell>
          <table:table-cell table:formula="of:=[$'Compare Dist'.N49]" office:value-type="float" office:value="0" calcext:value-type="float">
            <text:p>0.00</text:p>
          </table:table-cell>
          <table:table-cell table:formula="of:=[$'Compare Dist'.O49]" office:value-type="float" office:value="0" calcext:value-type="float">
            <text:p>0.00</text:p>
          </table:table-cell>
          <table:table-cell table:formula="of:=[$'Compare Dist'.P49]" office:value-type="float" office:value="0" calcext:value-type="float">
            <text:p>0.00</text:p>
          </table:table-cell>
          <table:table-cell table:formula="of:=[$'Compare Dist'.Q49]" office:value-type="float" office:value="0" calcext:value-type="float">
            <text:p>0.00</text:p>
          </table:table-cell>
          <table:table-cell office:value-type="float" office:value="42.49524" calcext:value-type="float">
            <text:p>42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50476" calcext:value-type="float">
            <text:p>57.50</text:p>
          </table:table-cell>
          <table:table-cell office:value-type="float" office:value="0" calcext:value-type="float">
            <text:p>0.00</text:p>
          </table:table-cell>
          <table:table-cell office:value-type="float" office:value="18.64374" calcext:value-type="float">
            <text:p>18.64</text:p>
          </table:table-cell>
          <table:table-cell office:value-type="float" office:value="0" calcext:value-type="float">
            <text:p>0.00</text:p>
          </table:table-cell>
          <table:table-cell office:value-type="float" office:value="21.35626" calcext:value-type="float">
            <text:p>2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9" table:formula="of:=[$'Compare Dist'.B50]" office:value-type="float" office:value="0" calcext:value-type="float">
            <text:p>0.00</text:p>
          </table:table-cell>
          <table:table-cell table:style-name="ce150" table:formula="of:=[$'Compare Dist'.C50]" office:value-type="float" office:value="0" calcext:value-type="float">
            <text:p>0.00</text:p>
          </table:table-cell>
          <table:table-cell table:style-name="ce150" table:formula="of:=[$'Compare Dist'.D50]" office:value-type="float" office:value="0" calcext:value-type="float">
            <text:p>0.00</text:p>
          </table:table-cell>
          <table:table-cell table:style-name="ce150" table:formula="of:=[$'Compare Dist'.E50]" office:value-type="float" office:value="0" calcext:value-type="float">
            <text:p>0.00</text:p>
          </table:table-cell>
          <table:table-cell table:style-name="ce149" table:formula="of:=[$'Compare Dist'.F50]" office:value-type="float" office:value="0" calcext:value-type="float">
            <text:p>0.00</text:p>
          </table:table-cell>
          <table:table-cell table:style-name="ce150" table:formula="of:=[$'Compare Dist'.G50]" office:value-type="float" office:value="0" calcext:value-type="float">
            <text:p>0.00</text:p>
          </table:table-cell>
          <table:table-cell table:style-name="ce150" table:formula="of:=[$'Compare Dist'.H50]" office:value-type="float" office:value="0" calcext:value-type="float">
            <text:p>0.00</text:p>
          </table:table-cell>
          <table:table-cell table:style-name="ce151" table:formula="of:=[$'Compare Dist'.I50]" office:value-type="float" office:value="0" calcext:value-type="float">
            <text:p>0.00</text:p>
          </table:table-cell>
          <table:table-cell table:style-name="ce150" table:formula="of:=[$'Compare Dist'.J50]" office:value-type="float" office:value="0" calcext:value-type="float">
            <text:p>0.00</text:p>
          </table:table-cell>
          <table:table-cell table:style-name="ce150" table:formula="of:=[$'Compare Dist'.K50]" office:value-type="float" office:value="0" calcext:value-type="float">
            <text:p>0.00</text:p>
          </table:table-cell>
          <table:table-cell table:style-name="ce150" table:formula="of:=[$'Compare Dist'.L50]" office:value-type="float" office:value="0" calcext:value-type="float">
            <text:p>0.00</text:p>
          </table:table-cell>
          <table:table-cell table:style-name="ce150" table:formula="of:=[$'Compare Dist'.M50]" office:value-type="float" office:value="0" calcext:value-type="float">
            <text:p>0.00</text:p>
          </table:table-cell>
          <table:table-cell table:style-name="ce149" table:formula="of:=[$'Compare Dist'.N50]" office:value-type="float" office:value="0" calcext:value-type="float">
            <text:p>0.00</text:p>
          </table:table-cell>
          <table:table-cell table:style-name="ce150" table:formula="of:=[$'Compare Dist'.O50]" office:value-type="float" office:value="0" calcext:value-type="float">
            <text:p>0.00</text:p>
          </table:table-cell>
          <table:table-cell table:style-name="ce150" table:formula="of:=[$'Compare Dist'.P50]" office:value-type="float" office:value="0" calcext:value-type="float">
            <text:p>0.00</text:p>
          </table:table-cell>
          <table:table-cell table:style-name="ce151" table:formula="of:=[$'Compare Dist'.Q50]" office:value-type="float" office:value="0" calcext:value-type="float">
            <text:p>0.00</text:p>
          </table:table-cell>
          <table:table-cell table:style-name="ce149" office:value-type="float" office:value="41.71283" calcext:value-type="float">
            <text:p>41.71</text:p>
          </table:table-cell>
          <table:table-cell table:number-columns-repeated="2" table:style-name="ce150" office:value-type="float" office:value="0" calcext:value-type="float">
            <text:p>0.00</text:p>
          </table:table-cell>
          <table:table-cell table:style-name="ce151" office:value-type="float" office:value="58.28717" calcext:value-type="float">
            <text:p>58.29</text:p>
          </table:table-cell>
          <table:table-cell table:style-name="ce149" office:value-type="float" office:value="0" calcext:value-type="float">
            <text:p>0.00</text:p>
          </table:table-cell>
          <table:table-cell table:style-name="ce150" office:value-type="float" office:value="26.90789" calcext:value-type="float">
            <text:p>26.91</text:p>
          </table:table-cell>
          <table:table-cell table:style-name="ce150" office:value-type="float" office:value="0" calcext:value-type="float">
            <text:p>0.00</text:p>
          </table:table-cell>
          <table:table-cell table:style-name="ce151" office:value-type="float" office:value="23.09211" calcext:value-type="float">
            <text:p>23.09</text:p>
          </table:table-cell>
        </table:table-row>
      </table:table>
      <table:named-expressions/>
      <table:database-ranges>
        <table:database-range table:name="__Anonymous_Sheet_DB__13" table:target-range-address="'PC Time'.O36:'PC Time'.O3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7:18:55.260698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1-11T17:44:20.400674759</dc:date>
    <meta:editing-duration>P10DT15H37M46S</meta:editing-duration>
    <meta:editing-cycles>209</meta:editing-cycles>
    <meta:generator>LibreOffice/6.4.6.2$Linux_X86_64 LibreOffice_project/40$Build-2</meta:generator>
    <meta:document-statistic meta:table-count="20" meta:cell-count="11787" meta:object-count="0"/>
  </office:meta>
</office:document-meta>
</file>